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75"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8.24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21.84mm" fo:break-before="auto" style:use-optimal-row-height="true"/>
    </style:style>
    <style:style style:name="ro9" style:family="table-row">
      <style:table-row-properties style:row-height="26.32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13.95mm" fo:break-before="auto" style:use-optimal-row-height="true"/>
    </style:style>
    <style:style style:name="ro12" style:family="table-row">
      <style:table-row-properties style:row-height="9.4mm" fo:break-before="auto" style:use-optimal-row-height="false"/>
    </style:style>
    <style:style style:name="ro13" style:family="table-row">
      <style:table-row-properties style:row-height="11.94mm" fo:break-before="auto" style:use-optimal-row-height="false"/>
    </style:style>
    <style:style style:name="ro14" style:family="table-row">
      <style:table-row-properties style:row-height="85.55mm" fo:break-before="auto" style:use-optimal-row-height="true"/>
    </style:style>
    <style:style style:name="ro15" style:family="table-row">
      <style:table-row-properties style:row-height="89.5mm" fo:break-before="auto" style:use-optimal-row-height="true"/>
    </style:style>
    <style:style style:name="ro16" style:family="table-row">
      <style:table-row-properties style:row-height="145.84mm" fo:break-before="auto" style:use-optimal-row-height="true"/>
    </style:style>
    <style:style style:name="ro17" style:family="table-row">
      <style:table-row-properties style:row-height="22.9mm" fo:break-before="auto" style:use-optimal-row-height="true"/>
    </style:style>
    <style:style style:name="ro18" style:family="table-row">
      <style:table-row-properties style:row-height="99.5mm" fo:break-before="auto" style:use-optimal-row-height="true"/>
    </style:style>
    <style:style style:name="ro19" style:family="table-row">
      <style:table-row-properties style:row-height="14.46mm" fo:break-before="auto" style:use-optimal-row-height="true"/>
    </style:style>
    <style:style style:name="ro20" style:family="table-row">
      <style:table-row-properties style:row-height="18.94mm" fo:break-before="auto" style:use-optimal-row-height="true"/>
    </style:style>
    <style:style style:name="ro21" style:family="table-row">
      <style:table-row-properties style:row-height="34.4mm" fo:break-before="auto" style:use-optimal-row-height="false"/>
    </style:style>
    <style:style style:name="ro22" style:family="table-row">
      <style:table-row-properties style:row-height="45.86mm" fo:break-before="auto" style:use-optimal-row-height="false"/>
    </style:style>
    <style:style style:name="ro23" style:family="table-row">
      <style:table-row-properties style:row-height="16.85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23.55mm" fo:break-before="auto" style:use-optimal-row-height="false"/>
    </style:style>
    <style:style style:name="ro27" style:family="table-row">
      <style:table-row-properties style:row-height="186.13mm" fo:break-before="auto" style:use-optimal-row-height="true"/>
    </style:style>
    <style:style style:name="ro28" style:family="table-row">
      <style:table-row-properties style:row-height="17.29mm" fo:break-before="auto" style:use-optimal-row-height="true"/>
    </style:style>
    <style:style style:name="ro29" style:family="table-row">
      <style:table-row-properties style:row-height="7.36mm" fo:break-before="auto" style:use-optimal-row-height="true"/>
    </style:style>
    <style:style style:name="ro30" style:family="table-row">
      <style:table-row-properties style:row-height="12.63mm" fo:break-before="auto" style:use-optimal-row-height="true"/>
    </style:style>
    <style:style style:name="ro31" style:family="table-row">
      <style:table-row-properties style:row-height="10.53mm" fo:break-before="auto" style:use-optimal-row-height="true"/>
    </style:style>
    <style:style style:name="ro32" style:family="table-row">
      <style:table-row-properties style:row-height="37.91mm" fo:break-before="auto" style:use-optimal-row-height="true"/>
    </style:style>
    <style:style style:name="ro33" style:family="table-row">
      <style:table-row-properties style:row-height="53.2mm" fo:break-before="auto" style:use-optimal-row-height="false"/>
    </style:style>
    <style:style style:name="ro34" style:family="table-row">
      <style:table-row-properties style:row-height="41.06mm" fo:break-before="auto" style:use-optimal-row-height="true"/>
    </style:style>
    <style:style style:name="ro35" style:family="table-row">
      <style:table-row-properties style:row-height="13.69mm" fo:break-before="auto" style:use-optimal-row-height="true"/>
    </style:style>
    <style:style style:name="ro36" style:family="table-row">
      <style:table-row-properties style:row-height="10.92mm" fo:break-before="auto" style:use-optimal-row-height="true"/>
    </style:style>
    <style:style style:name="ro37" style:family="table-row">
      <style:table-row-properties style:row-height="25.26mm" fo:break-before="auto" style:use-optimal-row-height="true"/>
    </style:style>
    <style:style style:name="ro38" style:family="table-row">
      <style:table-row-properties style:row-height="57.5mm" fo:break-before="auto" style:use-optimal-row-height="true"/>
    </style:style>
    <style:style style:name="ro39" style:family="table-row">
      <style:table-row-properties style:row-height="212.37mm" fo:break-before="auto" style:use-optimal-row-height="true"/>
    </style:style>
    <style:style style:name="ro40" style:family="table-row">
      <style:table-row-properties style:row-height="59.09mm" fo:break-before="auto" style:use-optimal-row-height="false"/>
    </style:style>
    <style:style style:name="ro41" style:family="table-row">
      <style:table-row-properties style:row-height="90.56mm" fo:break-before="auto" style:use-optimal-row-height="true"/>
    </style:style>
    <style:style style:name="ro42" style:family="table-row">
      <style:table-row-properties style:row-height="22.1mm" fo:break-before="auto" style:use-optimal-row-height="true"/>
    </style:style>
    <style:style style:name="ro43" style:family="table-row">
      <style:table-row-properties style:row-height="5.26mm" fo:break-before="auto" style:use-optimal-row-height="true"/>
    </style:style>
    <style:style style:name="ro44" style:family="table-row">
      <style:table-row-properties style:row-height="100.29mm" fo:break-before="auto" style:use-optimal-row-height="true"/>
    </style:style>
    <style:style style:name="ro45" style:family="table-row">
      <style:table-row-properties style:row-height="52.92mm" fo:break-before="auto" style:use-optimal-row-height="true"/>
    </style:style>
    <style:style style:name="ro46" style:family="table-row">
      <style:table-row-properties style:row-height="13.41mm" fo:break-before="auto" style:use-optimal-row-height="true"/>
    </style:style>
    <style:style style:name="ro47" style:family="table-row">
      <style:table-row-properties style:row-height="49.14mm" fo:break-before="auto" style:use-optimal-row-height="true"/>
    </style:style>
    <style:style style:name="ro48" style:family="table-row">
      <style:table-row-properties style:row-height="84.67mm" fo:break-before="auto" style:use-optimal-row-height="true"/>
    </style:style>
    <style:style style:name="ro49" style:family="table-row">
      <style:table-row-properties style:row-height="37.02mm" fo:break-before="auto" style:use-optimal-row-height="false"/>
    </style:style>
    <style:style style:name="ro50" style:family="table-row">
      <style:table-row-properties style:row-height="18.42mm" fo:break-before="auto" style:use-optimal-row-height="true"/>
    </style:style>
    <style:style style:name="ro51" style:family="table-row">
      <style:table-row-properties style:row-height="35.28mm" fo:break-before="auto" style:use-optimal-row-height="true"/>
    </style:style>
    <style:style style:name="ro52" style:family="table-row">
      <style:table-row-properties style:row-height="223.31mm" fo:break-before="auto" style:use-optimal-row-height="true"/>
    </style:style>
    <style:style style:name="ro53" style:family="table-row">
      <style:table-row-properties style:row-height="53.62mm" fo:break-before="auto" style:use-optimal-row-height="true"/>
    </style:style>
    <style:style style:name="ro54" style:family="table-row">
      <style:table-row-properties style:row-height="57.38mm" fo:break-before="auto" style:use-optimal-row-height="true"/>
    </style:style>
    <style:style style:name="ro55" style:family="table-row">
      <style:table-row-properties style:row-height="61.38mm" fo:break-before="auto" style:use-optimal-row-height="true"/>
    </style:style>
    <style:style style:name="ro56" style:family="table-row">
      <style:table-row-properties style:row-height="60.8mm" fo:break-before="auto" style:use-optimal-row-height="true"/>
    </style:style>
    <style:style style:name="ro57" style:family="table-row">
      <style:table-row-properties style:row-height="18.96mm" fo:break-before="auto" style:use-optimal-row-height="false"/>
    </style:style>
    <style:style style:name="ro58" style:family="table-row">
      <style:table-row-properties style:row-height="6mm" fo:break-before="auto" style:use-optimal-row-height="true"/>
    </style:style>
    <style:style style:name="ro59" style:family="table-row">
      <style:table-row-properties style:row-height="61.33mm" fo:break-before="auto" style:use-optimal-row-height="true"/>
    </style:style>
    <style:style style:name="ro60" style:family="table-row">
      <style:table-row-properties style:row-height="112.15mm" fo:break-before="auto" style:use-optimal-row-height="true"/>
    </style:style>
    <style:style style:name="ro61" style:family="table-row">
      <style:table-row-properties style:row-height="68.07mm" fo:break-before="auto" style:use-optimal-row-height="true"/>
    </style:style>
    <style:style style:name="ro62" style:family="table-row">
      <style:table-row-properties style:row-height="73.01mm" fo:break-before="auto" style:use-optimal-row-height="false"/>
    </style:style>
    <style:style style:name="ro63" style:family="table-row">
      <style:table-row-properties style:row-height="30.8mm" fo:break-before="auto" style:use-optimal-row-height="true"/>
    </style:style>
    <style:style style:name="ro64" style:family="table-row">
      <style:table-row-properties style:row-height="32.19mm" fo:break-before="auto" style:use-optimal-row-height="false"/>
    </style:style>
    <style:style style:name="ro65" style:family="table-row">
      <style:table-row-properties style:row-height="88.53mm" fo:break-before="auto" style:use-optimal-row-height="false"/>
    </style:style>
    <style:style style:name="ro66" style:family="table-row">
      <style:table-row-properties style:row-height="338.67mm" fo:break-before="auto" style:use-optimal-row-height="true"/>
    </style:style>
    <style:style style:name="ro67" style:family="table-row">
      <style:table-row-properties style:row-height="52.39mm" fo:break-before="auto" style:use-optimal-row-height="true"/>
    </style:style>
    <style:style style:name="ro68" style:family="table-row">
      <style:table-row-properties style:row-height="131.36mm" fo:break-before="auto" style:use-optimal-row-height="true"/>
    </style:style>
    <style:style style:name="ro69" style:family="table-row">
      <style:table-row-properties style:row-height="17.89mm" fo:break-before="auto" style:use-optimal-row-height="true"/>
    </style:style>
    <style:style style:name="ro70" style:family="table-row">
      <style:table-row-properties style:row-height="34.22mm" fo:break-before="auto" style:use-optimal-row-height="true"/>
    </style:style>
    <style:style style:name="ro71" style:family="table-row">
      <style:table-row-properties style:row-height="163.6mm" fo:break-before="auto" style:use-optimal-row-height="false"/>
    </style:style>
    <style:style style:name="ro72" style:family="table-row">
      <style:table-row-properties style:row-height="42.12mm" fo:break-before="auto" style:use-optimal-row-height="true"/>
    </style:style>
    <style:style style:name="ro73" style:family="table-row">
      <style:table-row-properties style:row-height="15.17mm" fo:break-before="auto" style:use-optimal-row-height="true"/>
    </style:style>
    <style:style style:name="ro74" style:family="table-row">
      <style:table-row-properties style:row-height="49.48mm" fo:break-before="auto" style:use-optimal-row-height="true"/>
    </style:style>
    <style:style style:name="ro75" style:family="table-row">
      <style:table-row-properties style:row-height="136.88mm" fo:break-before="auto" style:use-optimal-row-height="true"/>
    </style:style>
    <style:style style:name="ro76" style:family="table-row">
      <style:table-row-properties style:row-height="200.38mm" fo:break-before="auto" style:use-optimal-row-height="true"/>
    </style:style>
    <style:style style:name="ro77" style:family="table-row">
      <style:table-row-properties style:row-height="32.63mm" fo:break-before="auto" style:use-optimal-row-height="true"/>
    </style:style>
    <style:style style:name="ro78" style:family="table-row">
      <style:table-row-properties style:row-height="96.34mm" fo:break-before="auto" style:use-optimal-row-height="true"/>
    </style:style>
    <style:style style:name="ro79" style:family="table-row">
      <style:table-row-properties style:row-height="83.61mm" fo:break-before="auto" style:use-optimal-row-height="true"/>
    </style:style>
    <style:style style:name="ro80" style:family="table-row">
      <style:table-row-properties style:row-height="328.44mm" fo:break-before="auto" style:use-optimal-row-height="true"/>
    </style:style>
    <style:style style:name="ro81" style:family="table-row">
      <style:table-row-properties style:row-height="108.2mm" fo:break-before="auto" style:use-optimal-row-height="true"/>
    </style:style>
    <style:style style:name="ro82" style:family="table-row">
      <style:table-row-properties style:row-height="76.91mm" fo:break-before="auto" style:use-optimal-row-height="true"/>
    </style:style>
    <style:style style:name="ro83" style:family="table-row">
      <style:table-row-properties style:row-height="16.77mm" fo:break-before="auto" style:use-optimal-row-height="false"/>
    </style:style>
    <style:style style:name="ro84" style:family="table-row">
      <style:table-row-properties style:row-height="45.16mm" fo:break-before="auto" style:use-optimal-row-height="true"/>
    </style:style>
    <style:style style:name="ro85" style:family="table-row">
      <style:table-row-properties style:row-height="135.84mm" fo:break-before="auto" style:use-optimal-row-height="true"/>
    </style:style>
    <style:style style:name="ro86" style:family="table-row">
      <style:table-row-properties style:row-height="133mm" fo:break-before="auto" style:use-optimal-row-height="false"/>
    </style:style>
    <style:style style:name="ro87" style:family="table-row">
      <style:table-row-properties style:row-height="38.17mm" fo:break-before="auto" style:use-optimal-row-height="true"/>
    </style:style>
    <style:style style:name="ro88" style:family="table-row">
      <style:table-row-properties style:row-height="23.42mm" fo:break-before="auto" style:use-optimal-row-height="true"/>
    </style:style>
    <style:style style:name="ro89" style:family="table-row">
      <style:table-row-properties style:row-height="65.81mm" fo:break-before="auto" style:use-optimal-row-height="true"/>
    </style:style>
    <style:style style:name="ro90" style:family="table-row">
      <style:table-row-properties style:row-height="188.38mm" fo:break-before="auto" style:use-optimal-row-height="true"/>
    </style:style>
    <style:style style:name="ro91" style:family="table-row">
      <style:table-row-properties style:row-height="12.93mm" fo:break-before="auto" style:use-optimal-row-height="false"/>
    </style:style>
    <style:style style:name="ro92" style:family="table-row">
      <style:table-row-properties style:row-height="26.44mm" fo:break-before="auto" style:use-optimal-row-height="true"/>
    </style:style>
    <style:style style:name="ro93" style:family="table-row">
      <style:table-row-properties style:row-height="21.15mm" fo:break-before="auto" style:use-optimal-row-height="true"/>
    </style:style>
    <style:style style:name="ro94" style:family="table-row">
      <style:table-row-properties style:row-height="17.99mm" fo:break-before="auto" style:use-optimal-row-height="true"/>
    </style:style>
    <style:style style:name="ro95" style:family="table-row">
      <style:table-row-properties style:row-height="97.37mm" fo:break-before="auto" style:use-optimal-row-height="true"/>
    </style:style>
    <style:style style:name="ro96" style:family="table-row">
      <style:table-row-properties style:row-height="10mm" fo:break-before="auto" style:use-optimal-row-height="false"/>
    </style:style>
    <style:style style:name="ro97" style:family="table-row">
      <style:table-row-properties style:row-height="36.16mm" fo:break-before="auto" style:use-optimal-row-height="false"/>
    </style:style>
    <style:style style:name="ro98" style:family="table-row">
      <style:table-row-properties style:row-height="101.25mm" fo:break-before="auto" style:use-optimal-row-height="true"/>
    </style:style>
    <style:style style:name="ro99" style:family="table-row">
      <style:table-row-properties style:row-height="133mm" fo:break-before="auto" style:use-optimal-row-height="true"/>
    </style:style>
    <style:style style:name="ro100" style:family="table-row">
      <style:table-row-properties style:row-height="128.99mm" fo:break-before="auto" style:use-optimal-row-height="true"/>
    </style:style>
    <style:style style:name="ro101" style:family="table-row">
      <style:table-row-properties style:row-height="60.27mm" fo:break-before="auto" style:use-optimal-row-height="true"/>
    </style:style>
    <style:style style:name="ro102" style:family="table-row">
      <style:table-row-properties style:row-height="36.58mm" fo:break-before="auto" style:use-optimal-row-height="true"/>
    </style:style>
    <style:style style:name="ro103" style:family="table-row">
      <style:table-row-properties style:row-height="29.44mm" fo:break-before="auto" style:use-optimal-row-height="false"/>
    </style:style>
    <style:style style:name="ro104" style:family="table-row">
      <style:table-row-properties style:row-height="188.03mm" fo:break-before="auto" style:use-optimal-row-height="true"/>
    </style:style>
    <style:style style:name="ro105" style:family="table-row">
      <style:table-row-properties style:row-height="31.33mm" fo:break-before="auto" style:use-optimal-row-height="true"/>
    </style:style>
    <style:style style:name="ro106" style:family="table-row">
      <style:table-row-properties style:row-height="7.5mm" fo:break-before="auto" style:use-optimal-row-height="false"/>
    </style:style>
    <style:style style:name="ro107" style:family="table-row">
      <style:table-row-properties style:row-height="109.8mm" fo:break-before="auto" style:use-optimal-row-height="false"/>
    </style:style>
    <style:style style:name="ro108" style:family="table-row">
      <style:table-row-properties style:row-height="13.23mm" fo:break-before="auto" style:use-optimal-row-height="false"/>
    </style:style>
    <style:style style:name="ro109" style:family="table-row">
      <style:table-row-properties style:row-height="24.73mm" fo:break-before="auto" style:use-optimal-row-height="true"/>
    </style:style>
    <style:style style:name="ro110" style:family="table-row">
      <style:table-row-properties style:row-height="7.18mm" fo:break-before="auto" style:use-optimal-row-height="false"/>
    </style:style>
    <style:style style:name="ro111" style:family="table-row">
      <style:table-row-properties style:row-height="6.95mm" fo:break-before="auto" style:use-optimal-row-height="false"/>
    </style:style>
    <style:style style:name="ro112" style:family="table-row">
      <style:table-row-properties style:row-height="6.03mm" fo:break-before="auto" style:use-optimal-row-height="false"/>
    </style:style>
    <style:style style:name="ro113" style:family="table-row">
      <style:table-row-properties style:row-height="40.53mm" fo:break-before="auto" style:use-optimal-row-height="true"/>
    </style:style>
    <style:style style:name="ro114" style:family="table-row">
      <style:table-row-properties style:row-height="6.72mm" fo:break-before="auto" style:use-optimal-row-height="false"/>
    </style:style>
    <style:style style:name="ro115" style:family="table-row">
      <style:table-row-properties style:row-height="55.02mm" fo:break-before="auto" style:use-optimal-row-height="true"/>
    </style:style>
    <style:style style:name="ro116" style:family="table-row">
      <style:table-row-properties style:row-height="26.46mm" fo:break-before="auto" style:use-optimal-row-height="true"/>
    </style:style>
    <style:style style:name="ro117" style:family="table-row">
      <style:table-row-properties style:row-height="20.8mm" fo:break-before="auto" style:use-optimal-row-height="true"/>
    </style:style>
    <style:style style:name="ro118" style:family="table-row">
      <style:table-row-properties style:row-height="7.88mm" fo:break-before="auto" style:use-optimal-row-height="true"/>
    </style:style>
    <style:style style:name="ro119" style:family="table-row">
      <style:table-row-properties style:row-height="116.4mm" fo:break-before="auto" style:use-optimal-row-height="true"/>
    </style:style>
    <style:style style:name="ro120" style:family="table-row">
      <style:table-row-properties style:row-height="92.76mm" fo:break-before="auto" style:use-optimal-row-height="true"/>
    </style:style>
    <style:style style:name="ro121" style:family="table-row">
      <style:table-row-properties style:row-height="5.17mm" fo:break-before="auto" style:use-optimal-row-height="true"/>
    </style:style>
    <style:style style:name="ro122" style:family="table-row">
      <style:table-row-properties style:row-height="28.68mm" fo:break-before="auto" style:use-optimal-row-height="true"/>
    </style:style>
    <style:style style:name="ro123" style:family="table-row">
      <style:table-row-properties style:row-height="131.41mm" fo:break-before="auto" style:use-optimal-row-height="false"/>
    </style:style>
    <style:style style:name="ro124" style:family="table-row">
      <style:table-row-properties style:row-height="11.84mm" fo:break-before="auto" style:use-optimal-row-height="true"/>
    </style:style>
    <style:style style:name="ro125" style:family="table-row">
      <style:table-row-properties style:row-height="55.81mm" fo:break-before="auto" style:use-optimal-row-height="true"/>
    </style:style>
    <style:style style:name="ro126" style:family="table-row">
      <style:table-row-properties style:row-height="47.91mm" fo:break-before="auto" style:use-optimal-row-height="true"/>
    </style:style>
    <style:style style:name="ro127" style:family="table-row">
      <style:table-row-properties style:row-height="14.55mm" fo:break-before="auto" style:use-optimal-row-height="false"/>
    </style:style>
    <style:style style:name="ro128" style:family="table-row">
      <style:table-row-properties style:row-height="9.61mm" fo:break-before="auto" style:use-optimal-row-height="false"/>
    </style:style>
    <style:style style:name="ro129" style:family="table-row">
      <style:table-row-properties style:row-height="14.73mm" fo:break-before="auto" style:use-optimal-row-height="true"/>
    </style:style>
    <style:style style:name="ro130" style:family="table-row">
      <style:table-row-properties style:row-height="18.68mm" fo:break-before="auto" style:use-optimal-row-height="true"/>
    </style:style>
    <style:style style:name="ro131" style:family="table-row">
      <style:table-row-properties style:row-height="16.32mm" fo:break-before="auto" style:use-optimal-row-height="true"/>
    </style:style>
    <style:style style:name="ro132" style:family="table-row">
      <style:table-row-properties style:row-height="16.32mm" fo:break-before="auto" style:use-optimal-row-height="false"/>
    </style:style>
    <style:style style:name="ro133" style:family="table-row">
      <style:table-row-properties style:row-height="15.26mm" fo:break-before="auto" style:use-optimal-row-height="true"/>
    </style:style>
    <style:style style:name="ro134" style:family="table-row">
      <style:table-row-properties style:row-height="56.34mm" fo:break-before="auto" style:use-optimal-row-height="true"/>
    </style:style>
    <style:style style:name="ro135" style:family="table-row">
      <style:table-row-properties style:row-height="48.44mm" fo:break-before="auto" style:use-optimal-row-height="true"/>
    </style:style>
    <style:style style:name="ro136" style:family="table-row">
      <style:table-row-properties style:row-height="14.46mm" fo:break-before="auto" style:use-optimal-row-height="false"/>
    </style:style>
    <style:style style:name="ro137" style:family="table-row">
      <style:table-row-properties style:row-height="53.98mm" fo:break-before="auto" style:use-optimal-row-height="true"/>
    </style:style>
    <style:style style:name="ro138" style:family="table-row">
      <style:table-row-properties style:row-height="72.13mm" fo:break-before="auto" style:use-optimal-row-height="true"/>
    </style:style>
    <style:style style:name="ro139" style:family="table-row">
      <style:table-row-properties style:row-height="8.41mm" fo:break-before="auto" style:use-optimal-row-height="true"/>
    </style:style>
    <style:style style:name="ro140" style:family="table-row">
      <style:table-row-properties style:row-height="48.84mm" fo:break-before="auto" style:use-optimal-row-height="false"/>
    </style:style>
    <style:style style:name="ro141" style:family="table-row">
      <style:table-row-properties style:row-height="103.72mm" fo:break-before="auto" style:use-optimal-row-height="true"/>
    </style:style>
    <style:style style:name="ro142" style:family="table-row">
      <style:table-row-properties style:row-height="95.81mm" fo:break-before="auto" style:use-optimal-row-height="true"/>
    </style:style>
    <style:style style:name="ro143" style:family="table-row">
      <style:table-row-properties style:row-height="44.49mm" fo:break-before="auto" style:use-optimal-row-height="true"/>
    </style:style>
    <style:style style:name="ro144" style:family="table-row">
      <style:table-row-properties style:row-height="107.67mm" fo:break-before="auto" style:use-optimal-row-height="true"/>
    </style:style>
    <style:style style:name="ro145" style:family="table-row">
      <style:table-row-properties style:row-height="45.21mm" fo:break-before="auto" style:use-optimal-row-height="false"/>
    </style:style>
    <style:style style:name="ro146" style:family="table-row">
      <style:table-row-properties style:row-height="15.79mm" fo:break-before="auto" style:use-optimal-row-height="true"/>
    </style:style>
    <style:style style:name="ro147" style:family="table-row">
      <style:table-row-properties style:row-height="18.15mm" fo:break-before="auto" style:use-optimal-row-height="true"/>
    </style:style>
    <style:style style:name="ro148" style:family="table-row">
      <style:table-row-properties style:row-height="11.31mm" fo:break-before="auto" style:use-optimal-row-height="true"/>
    </style:style>
    <style:style style:name="ro149" style:family="table-row">
      <style:table-row-properties style:row-height="135.31mm" fo:break-before="auto" style:use-optimal-row-height="true"/>
    </style:style>
    <style:style style:name="ro150" style:family="table-row">
      <style:table-row-properties style:row-height="12.36mm" fo:break-before="auto" style:use-optimal-row-height="true"/>
    </style:style>
    <style:style style:name="ro151" style:family="table-row">
      <style:table-row-properties style:row-height="133.09mm" fo:break-before="auto" style:use-optimal-row-height="true"/>
    </style:style>
    <style:style style:name="ro152" style:family="table-row">
      <style:table-row-properties style:row-height="32.37mm" fo:break-before="auto" style:use-optimal-row-height="true"/>
    </style:style>
    <style:style style:name="ro153" style:family="table-row">
      <style:table-row-properties style:row-height="48.68mm" fo:break-before="auto" style:use-optimal-row-height="true"/>
    </style:style>
    <style:style style:name="ro154" style:family="table-row">
      <style:table-row-properties style:row-height="24.87mm" fo:break-before="auto" style:use-optimal-row-height="true"/>
    </style:style>
    <style:style style:name="ro155" style:family="table-row">
      <style:table-row-properties style:row-height="53.96mm" fo:break-before="auto" style:use-optimal-row-height="true"/>
    </style:style>
    <style:style style:name="ro156" style:family="table-row">
      <style:table-row-properties style:row-height="33.69mm" fo:break-before="auto" style:use-optimal-row-height="true"/>
    </style:style>
    <style:style style:name="ro157" style:family="table-row">
      <style:table-row-properties style:row-height="64.22mm" fo:break-before="auto" style:use-optimal-row-height="true"/>
    </style:style>
    <style:style style:name="ro158" style:family="table-row">
      <style:table-row-properties style:row-height="49.04mm" fo:break-before="auto" style:use-optimal-row-height="true"/>
    </style:style>
    <style:style style:name="ro159" style:family="table-row">
      <style:table-row-properties style:row-height="33.16mm" fo:break-before="auto" style:use-optimal-row-height="true"/>
    </style:style>
    <style:style style:name="ro160" style:family="table-row">
      <style:table-row-properties style:row-height="13.42mm" fo:break-before="auto" style:use-optimal-row-height="true"/>
    </style:style>
    <style:style style:name="ro161" style:family="table-row">
      <style:table-row-properties style:row-height="13.76mm" fo:break-before="auto" style:use-optimal-row-height="true"/>
    </style:style>
    <style:style style:name="ro162" style:family="table-row">
      <style:table-row-properties style:row-height="15.54mm" fo:break-before="auto" style:use-optimal-row-height="false"/>
    </style:style>
    <style:style style:name="ro163" style:family="table-row">
      <style:table-row-properties style:row-height="21.31mm" fo:break-before="auto" style:use-optimal-row-height="true"/>
    </style:style>
    <style:style style:name="ro164" style:family="table-row">
      <style:table-row-properties style:row-height="16.07mm" fo:break-before="auto" style:use-optimal-row-height="false"/>
    </style:style>
    <style:style style:name="ro165" style:family="table-row">
      <style:table-row-properties style:row-height="153.19mm" fo:break-before="auto" style:use-optimal-row-height="true"/>
    </style:style>
    <style:style style:name="ro166" style:family="table-row">
      <style:table-row-properties style:row-height="89.25mm" fo:break-before="auto" style:use-optimal-row-height="true"/>
    </style:style>
    <style:style style:name="ro167" style:family="table-row">
      <style:table-row-properties style:row-height="64.73mm" fo:break-before="auto" style:use-optimal-row-height="false"/>
    </style:style>
    <style:style style:name="ro168" style:family="table-row">
      <style:table-row-properties style:row-height="80.79mm" fo:break-before="auto" style:use-optimal-row-height="true"/>
    </style:style>
    <style:style style:name="ro169" style:family="table-row">
      <style:table-row-properties style:row-height="61.03mm" fo:break-before="auto" style:use-optimal-row-height="true"/>
    </style:style>
    <style:style style:name="ro170" style:family="table-row">
      <style:table-row-properties style:row-height="73.38mm" fo:break-before="auto" style:use-optimal-row-height="true"/>
    </style:style>
    <style:style style:name="ro171" style:family="table-row">
      <style:table-row-properties style:row-height="57.15mm" fo:break-before="auto" style:use-optimal-row-height="true"/>
    </style:style>
    <style:style style:name="ro172" style:family="table-row">
      <style:table-row-properties style:row-height="33.07mm" fo:break-before="auto" style:use-optimal-row-height="true"/>
    </style:style>
    <style:style style:name="ro173" style:family="table-row">
      <style:table-row-properties style:row-height="64.82mm" fo:break-before="auto" style:use-optimal-row-height="true"/>
    </style:style>
    <style:style style:name="ro174" style:family="table-row">
      <style:table-row-properties style:row-height="47.27mm" fo:break-before="auto" style:use-optimal-row-height="true"/>
    </style:style>
    <style:style style:name="ro176" style:family="table-row">
      <style:table-row-properties style:row-height="33.5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8]));ISNUMBER(FIND(&quot;廃止&quot;;[.$E298]))))" style:apply-style-name="廃止された選択肢" style:base-cell-address="'customization-items'.D298"/>
      <style:map style:condition="is-true-formula([.$A298]=&quot;?&quot;)" style:apply-style-name="未確定の選択肢" style:base-cell-address="'customization-items'.D298"/>
      <style:map style:condition="is-true-formula(AND([.$A298]&lt;&gt;&quot;&quot;;[.$M298]=&quot;新規&quot;))" style:apply-style-name="新規作成され_3001_選択された選択肢" style:base-cell-address="'customization-items'.D298"/>
      <style:map style:condition="is-true-formula([.$A298]&lt;&gt;&quot;&quot;)" style:apply-style-name="選択された選択肢" style:base-cell-address="'customization-items'.D298"/>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9]));ISNUMBER(FIND(&quot;廃止&quot;;[.$E299]))))" style:apply-style-name="廃止された選択肢" style:base-cell-address="'customization-items'.D299"/>
      <style:map style:condition="is-true-formula([.$A299]=&quot;?&quot;)" style:apply-style-name="未確定の選択肢" style:base-cell-address="'customization-items'.D299"/>
      <style:map style:condition="is-true-formula(AND([.$A299]&lt;&gt;&quot;&quot;;[.$M299]=&quot;新規&quot;))" style:apply-style-name="新規作成され_3001_選択された選択肢" style:base-cell-address="'customization-items'.D299"/>
      <style:map style:condition="is-true-formula([.$A299]&lt;&gt;&quot;&quot;)" style:apply-style-name="選択された選択肢" style:base-cell-address="'customization-items'.D299"/>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0]));ISNUMBER(FIND(&quot;廃止&quot;;[.$E300]))))" style:apply-style-name="廃止された選択肢" style:base-cell-address="'customization-items'.D300"/>
      <style:map style:condition="is-true-formula([.$A300]=&quot;?&quot;)" style:apply-style-name="未確定の選択肢" style:base-cell-address="'customization-items'.D300"/>
      <style:map style:condition="is-true-formula(AND([.$A300]&lt;&gt;&quot;&quot;;[.$M300]=&quot;新規&quot;))" style:apply-style-name="新規作成され_3001_選択された選択肢" style:base-cell-address="'customization-items'.D300"/>
      <style:map style:condition="is-true-formula([.$A300]&lt;&gt;&quot;&quot;)" style:apply-style-name="選択された選択肢" style:base-cell-address="'customization-items'.D300"/>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1]));ISNUMBER(FIND(&quot;廃止&quot;;[.$E301]))))" style:apply-style-name="廃止された選択肢" style:base-cell-address="'customization-items'.D301"/>
      <style:map style:condition="is-true-formula([.$A301]=&quot;?&quot;)" style:apply-style-name="未確定の選択肢" style:base-cell-address="'customization-items'.D301"/>
      <style:map style:condition="is-true-formula(AND([.$A301]&lt;&gt;&quot;&quot;;[.$M301]=&quot;新規&quot;))" style:apply-style-name="新規作成され_3001_選択された選択肢" style:base-cell-address="'customization-items'.D301"/>
      <style:map style:condition="is-true-formula([.$A301]&lt;&gt;&quot;&quot;)" style:apply-style-name="選択された選択肢" style:base-cell-address="'customization-items'.D301"/>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9" style:family="table-cell" style:parent-style-name="Default">
      <style:table-cell-properties style:text-align-source="fix" style:repeat-content="false" fo:background-color="transparent" fo:wrap-option="wrap" style:vertical-align="top"/>
      <style:paragraph-properties fo:text-align="start"/>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4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9"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2"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60"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2"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5"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1"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7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2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6]));ISNUMBER(FIND(&quot;廃止&quot;;[.$E386]))))" style:apply-style-name="廃止された選択肢" style:base-cell-address="'customization-items'.N386"/>
      <style:map style:condition="is-true-formula([.$A386]=&quot;?&quot;)" style:apply-style-name="未確定の選択肢" style:base-cell-address="'customization-items'.N386"/>
      <style:map style:condition="is-true-formula(AND([.$A386]&lt;&gt;&quot;&quot;;[.$M386]=&quot;新規&quot;))" style:apply-style-name="新規作成され_3001_選択された選択肢" style:base-cell-address="'customization-items'.N386"/>
      <style:map style:condition="is-true-formula([.$A386]&lt;&gt;&quot;&quot;)" style:apply-style-name="選択された選択肢" style:base-cell-address="'customization-items'.N386"/>
    </style:style>
    <style:style style:name="ce15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5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59"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6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61"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62"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63"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6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6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66"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6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6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72" style:family="table-cell" style:parent-style-name="Default">
      <style:table-cell-properties style:text-align-source="fix" style:repeat-content="false" fo:wrap-option="wrap" fo:border="0.06pt solid #000000" style:vertical-align="top"/>
      <style:paragraph-properties fo:text-align="start"/>
      <style:map style:condition="is-true-formula([.U306]=&quot;省略&quot;)" style:apply-style-name="廃止された選択肢" style:base-cell-address="'customization-items'.U306"/>
      <style:map style:condition="is-true-formula(AND([.U306]&lt;&gt;&quot;&quot;; [.M306]=&quot;新規&quot;))" style:apply-style-name="新規作成され_3001_選択された選択肢" style:base-cell-address="'customization-items'.U306"/>
      <style:map style:condition="is-true-formula([.U306]&lt;&gt;&quot;&quot;)" style:apply-style-name="選択された選択肢" style:base-cell-address="'customization-items'.U306"/>
    </style:style>
    <style:style style:name="ce173" style:family="table-cell" style:parent-style-name="Default">
      <style:table-cell-properties style:text-align-source="fix" style:repeat-content="false" fo:wrap-option="wrap" fo:border="0.06pt solid #000000" style:vertical-align="top"/>
      <style:paragraph-properties fo:text-align="start"/>
      <style:map style:condition="is-true-formula([.U307]=&quot;省略&quot;)" style:apply-style-name="廃止された選択肢" style:base-cell-address="'customization-items'.U307"/>
      <style:map style:condition="is-true-formula(AND([.U307]&lt;&gt;&quot;&quot;; [.M307]=&quot;新規&quot;))" style:apply-style-name="新規作成され_3001_選択された選択肢" style:base-cell-address="'customization-items'.U307"/>
      <style:map style:condition="is-true-formula([.U307]&lt;&gt;&quot;&quot;)" style:apply-style-name="選択された選択肢" style:base-cell-address="'customization-items'.U307"/>
    </style:style>
    <style:style style:name="ce174" style:family="table-cell" style:parent-style-name="Default">
      <style:table-cell-properties style:text-align-source="fix" style:repeat-content="false" fo:wrap-option="wrap" fo:border="0.06pt solid #000000" style:vertical-align="top"/>
      <style:paragraph-properties fo:text-align="start"/>
      <style:map style:condition="is-true-formula([.U309]=&quot;省略&quot;)" style:apply-style-name="廃止された選択肢" style:base-cell-address="'customization-items'.U309"/>
      <style:map style:condition="is-true-formula(AND([.U309]&lt;&gt;&quot;&quot;; [.M309]=&quot;新規&quot;))" style:apply-style-name="新規作成され_3001_選択された選択肢" style:base-cell-address="'customization-items'.U309"/>
      <style:map style:condition="is-true-formula([.U309]&lt;&gt;&quot;&quot;)" style:apply-style-name="選択された選択肢" style:base-cell-address="'customization-items'.U309"/>
    </style:style>
    <style:style style:name="ce175" style:family="table-cell" style:parent-style-name="Default">
      <style:table-cell-properties style:text-align-source="fix" style:repeat-content="false" fo:wrap-option="wrap" fo:border="0.06pt solid #000000" style:vertical-align="top"/>
      <style:paragraph-properties fo:text-align="start"/>
      <style:map style:condition="is-true-formula([.U311]=&quot;省略&quot;)" style:apply-style-name="廃止された選択肢" style:base-cell-address="'customization-items'.U311"/>
      <style:map style:condition="is-true-formula(AND([.U311]&lt;&gt;&quot;&quot;; [.M311]=&quot;新規&quot;))" style:apply-style-name="新規作成され_3001_選択された選択肢" style:base-cell-address="'customization-items'.U311"/>
      <style:map style:condition="is-true-formula([.U311]&lt;&gt;&quot;&quot;)" style:apply-style-name="選択された選択肢" style:base-cell-address="'customization-items'.U311"/>
    </style:style>
    <style:style style:name="ce176" style:family="table-cell" style:parent-style-name="Default">
      <style:table-cell-properties style:text-align-source="fix" style:repeat-content="false" fo:wrap-option="wrap" fo:border="0.06pt solid #000000" style:vertical-align="top"/>
      <style:paragraph-properties fo:text-align="start"/>
      <style:map style:condition="is-true-formula([.U313]=&quot;省略&quot;)" style:apply-style-name="廃止された選択肢" style:base-cell-address="'customization-items'.U313"/>
      <style:map style:condition="is-true-formula(AND([.U313]&lt;&gt;&quot;&quot;; [.M313]=&quot;新規&quot;))" style:apply-style-name="新規作成され_3001_選択された選択肢" style:base-cell-address="'customization-items'.U313"/>
      <style:map style:condition="is-true-formula([.U313]&lt;&gt;&quot;&quot;)" style:apply-style-name="選択された選択肢" style:base-cell-address="'customization-items'.U313"/>
    </style:style>
    <style:style style:name="ce177" style:family="table-cell" style:parent-style-name="Default">
      <style:table-cell-properties style:text-align-source="fix" style:repeat-content="false" fo:wrap-option="wrap" fo:border="0.06pt solid #000000" style:vertical-align="top"/>
      <style:paragraph-properties fo:text-align="start"/>
      <style:map style:condition="is-true-formula([.U315]=&quot;省略&quot;)" style:apply-style-name="廃止された選択肢" style:base-cell-address="'customization-items'.U315"/>
      <style:map style:condition="is-true-formula(AND([.U315]&lt;&gt;&quot;&quot;; [.M315]=&quot;新規&quot;))" style:apply-style-name="新規作成され_3001_選択された選択肢" style:base-cell-address="'customization-items'.U315"/>
      <style:map style:condition="is-true-formula([.U315]&lt;&gt;&quot;&quot;)" style:apply-style-name="選択された選択肢" style:base-cell-address="'customization-items'.U315"/>
    </style:style>
    <style:style style:name="ce178" style:family="table-cell" style:parent-style-name="Default">
      <style:table-cell-properties style:text-align-source="fix" style:repeat-content="false" fo:wrap-option="wrap" fo:border="0.06pt solid #000000" style:vertical-align="top"/>
      <style:paragraph-properties fo:text-align="start"/>
      <style:map style:condition="is-true-formula([.U317]=&quot;省略&quot;)" style:apply-style-name="廃止された選択肢" style:base-cell-address="'customization-items'.U317"/>
      <style:map style:condition="is-true-formula(AND([.U317]&lt;&gt;&quot;&quot;; [.M317]=&quot;新規&quot;))" style:apply-style-name="新規作成され_3001_選択された選択肢" style:base-cell-address="'customization-items'.U317"/>
      <style:map style:condition="is-true-formula([.U317]&lt;&gt;&quot;&quot;)" style:apply-style-name="選択された選択肢" style:base-cell-address="'customization-items'.U317"/>
    </style:style>
    <style:style style:name="ce179" style:family="table-cell" style:parent-style-name="Default">
      <style:table-cell-properties style:text-align-source="fix" style:repeat-content="false" fo:wrap-option="wrap" fo:border="0.06pt solid #000000" style:vertical-align="top"/>
      <style:paragraph-properties fo:text-align="start"/>
      <style:map style:condition="is-true-formula([.U319]=&quot;省略&quot;)" style:apply-style-name="廃止された選択肢" style:base-cell-address="'customization-items'.U319"/>
      <style:map style:condition="is-true-formula(AND([.U319]&lt;&gt;&quot;&quot;; [.M319]=&quot;新規&quot;))" style:apply-style-name="新規作成され_3001_選択された選択肢" style:base-cell-address="'customization-items'.U319"/>
      <style:map style:condition="is-true-formula([.U319]&lt;&gt;&quot;&quot;)" style:apply-style-name="選択された選択肢" style:base-cell-address="'customization-items'.U319"/>
    </style:style>
    <style:style style:name="ce180" style:family="table-cell" style:parent-style-name="Default">
      <style:table-cell-properties style:text-align-source="fix" style:repeat-content="false" fo:wrap-option="wrap" fo:border="0.06pt solid #000000" style:vertical-align="top"/>
      <style:paragraph-properties fo:text-align="start"/>
      <style:map style:condition="is-true-formula([.U321]=&quot;省略&quot;)" style:apply-style-name="廃止された選択肢" style:base-cell-address="'customization-items'.U321"/>
      <style:map style:condition="is-true-formula(AND([.U321]&lt;&gt;&quot;&quot;; [.M321]=&quot;新規&quot;))" style:apply-style-name="新規作成され_3001_選択された選択肢" style:base-cell-address="'customization-items'.U321"/>
      <style:map style:condition="is-true-formula([.U321]&lt;&gt;&quot;&quot;)" style:apply-style-name="選択された選択肢" style:base-cell-address="'customization-items'.U321"/>
    </style:style>
    <style:style style:name="ce181" style:family="table-cell" style:parent-style-name="Default">
      <style:table-cell-properties style:text-align-source="fix" style:repeat-content="false" fo:wrap-option="wrap" fo:border="0.06pt solid #000000" style:vertical-align="top"/>
      <style:paragraph-properties fo:text-align="start"/>
      <style:map style:condition="is-true-formula([.U385]=&quot;省略&quot;)" style:apply-style-name="廃止された選択肢" style:base-cell-address="'customization-items'.U385"/>
      <style:map style:condition="is-true-formula(AND([.U385]&lt;&gt;&quot;&quot;; [.M385]=&quot;新規&quot;))" style:apply-style-name="新規作成され_3001_選択された選択肢" style:base-cell-address="'customization-items'.U385"/>
      <style:map style:condition="is-true-formula([.U385]&lt;&gt;&quot;&quot;)" style:apply-style-name="選択された選択肢" style:base-cell-address="'customization-items'.U385"/>
    </style:style>
    <style:style style:name="ce1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1"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93"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40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403"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98" style:family="table-cell" style:parent-style-name="Default">
      <style:table-cell-properties fo:background-color="transparent" fo:border="0.06pt solid #000000"/>
    </style:style>
    <style:style style:name="ce199" style:family="table-cell" style:parent-style-name="Default">
      <style:table-cell-properties fo:background-color="transparent"/>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201"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3"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41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8" style:family="table-cell" style:parent-style-name="Default">
      <style:table-cell-properties fo:background-color="transparent" fo:wrap-option="wrap"/>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210" style:family="table-cell" style:parent-style-name="Default">
      <style:table-cell-properties fo:background-color="transparent" fo:wrap-option="wrap" fo:border="0.06pt solid #000000"/>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21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asian="ＭＳ Ｐゴシック" style:font-name-complex="Hiragino Kaku Gothic ProN" style:font-name="ＭＳ Ｐゴシック"/>
    </style:style>
    <style:style style:name="T15" style:family="text">
      <style:text-properties style:font-name-asian="ＭＳ Ｐゴシック" style:font-name-complex="Hiragino Kaku Gothic ProN" style:font-name="Hiragino Kaku Gothic ProN"/>
    </style:style>
    <style:style style:name="T16" style:family="text">
      <style:text-properties style:font-name="ＭＳ Ｐゴシック" style:font-name-asian="ＭＳ Ｐゴシック" style:font-name-complex="TakaoPGothic"/>
    </style:style>
    <style:style style:name="T1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rial" style:font-name-asian="ＭＳ Ｐゴシック" style:font-name-complex="Arial"/>
    </style:style>
    <style:style style:name="T21" style:family="text">
      <style:text-properties style:font-name="Hiragino Kaku Gothic ProN" style:font-name-asian="Hiragino Kaku Gothic ProN" style:font-name-complex="TakaoPGothic"/>
    </style:style>
    <style:style style:name="T22" style:family="text">
      <style:text-properties style:font-name="Arial" style:font-name-asian="ＭＳ Ｐゴシック"/>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beration Sans" style:font-name-asian="TakaoPGothic"/>
    </style:style>
    <style:style style:name="T2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800000"/>
    </style:style>
    <style:style style:name="T28" style:family="text">
      <style:text-properties style:font-name="Arial" style:font-name-asian="ＭＳ Ｐゴシック" style:font-name-complex="Arial" fo:color="#800000"/>
    </style:style>
    <style:style style:name="T29" style:family="text">
      <style:text-properties fo:color="#800000" style:font-name="Arial" style:font-name-asian="ＭＳ Ｐゴシック" style:font-name-complex="Arial"/>
    </style:style>
    <style:style style:name="T30" style:family="text">
      <style:text-properties style:font-name-asian="ＭＳ Ｐゴシック" style:font-name-complex="TakaoPGothic"/>
    </style:style>
    <style:style style:name="T31" style:family="text">
      <style:text-properties style:font-name-complex="FreeSans"/>
    </style:style>
    <style:style style:name="T3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style:font-name="IPA Pゴシック" style:font-name-complex="FreeSans"/>
    </style:style>
    <style:style style:name="T3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29"/>
        <table:table-column table:style-name="co6" table:default-cell-style-name="ce29"/>
        <table:table-column table:style-name="co7" table:default-cell-style-name="ce29"/>
        <table:table-column table:style-name="co8" table:default-cell-style-name="ce29"/>
        <table:table-column table:style-name="co6" table:default-cell-style-name="ce29"/>
        <table:table-column table:style-name="co9" table:default-cell-style-name="ce29"/>
        <table:table-column table:style-name="co10" table:default-cell-style-name="ce29"/>
        <table:table-column table:style-name="co11" table:default-cell-style-name="ce127"/>
        <table:table-column table:style-name="co12" table:default-cell-style-name="ce127"/>
        <table:table-column table:style-name="co13" table:default-cell-style-name="ce127"/>
        <table:table-column table:style-name="co11" table:default-cell-style-name="ce127"/>
        <table:table-column table:style-name="co13" table:visibility="collapse" table:default-cell-style-name="ce127"/>
        <table:table-column table:style-name="co14" table:visibility="collapse" table:default-cell-style-name="ce29"/>
        <table:table-column table:style-name="co15" table:visibility="collapse" table:default-cell-style-name="ce29"/>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109" office:value-type="string" calcext:value-type="string">
            <text:p>設定内容（Firefox 60）</text:p>
          </table:table-cell>
          <table:table-cell table:style-name="ce109" office:value-type="string" calcext:value-type="string">
            <text:p>備考(Firefox 60)</text:p>
          </table:table-cell>
          <table:table-cell table:style-name="ce109" office:value-type="string" calcext:value-type="string">
            <text:p>Firefox 52→60での変更</text:p>
          </table:table-cell>
          <table:table-cell table:style-name="ce109" office:value-type="string" calcext:value-type="string">
            <text:p>設定内容（Firefox 52）</text:p>
          </table:table-cell>
          <table:table-cell table:style-name="ce109" office:value-type="string" calcext:value-type="string">
            <text:p>Firefox 45→52での変更</text:p>
          </table:table-cell>
          <table:table-cell table:style-name="ce7" office:value-type="string" calcext:value-type="string">
            <text:p>設定内容（Firefox 45）</text:p>
          </table:table-cell>
          <table:table-cell table:style-name="ce167"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表示名</text:p>
          </table:table-cell>
          <table:table-cell table:style-name="ce30"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55" office:value-type="string" calcext:value-type="string">
            <text:p>-</text:p>
          </table:table-cell>
          <table:table-cell table:style-name="ce8" table:formula="of:=IF([.P2]=&quot;&quot;;&quot;?&quot;;IF([.R2]=&quot;&quot;;&quot;新規&quot;;IF([.P2]=[.R2];&quot;&quot;;&quot;○&quot;)))">
            <text:p/>
          </table:table-cell>
          <table:table-cell table:style-name="ce155" office:value-type="string" calcext:value-type="string">
            <text:p>-</text:p>
          </table:table-cell>
          <table:table-cell table:style-name="ce155" table:number-columns-repeated="2"/>
          <table:table-cell table:style-name="ce17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55" office:value-type="string" calcext:value-type="string">
            <text:p>!define PRODUCT_FULL_NAME <text:s/>"（名前）"</text:p>
          </table:table-cell>
          <table:table-cell table:style-name="ce8" table:formula="of:=IF([.P3]=&quot;&quot;;&quot;?&quot;;IF([.R3]=&quot;&quot;;&quot;新規&quot;;IF([.P3]=[.R3];&quot;&quot;;&quot;○&quot;)))">
            <text:p/>
          </table:table-cell>
          <table:table-cell table:style-name="ce155" office:value-type="string" calcext:value-type="string">
            <text:p>!define PRODUCT_FULL_NAME <text:s/>"（名前）"</text:p>
          </table:table-cell>
          <table:table-cell table:style-name="ce155" table:number-columns-repeated="2"/>
          <table:table-cell table:style-name="ce17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ファイル名</text:p>
          </table:table-cell>
          <table:table-cell table:style-name="ce30"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55" office:value-type="string" calcext:value-type="string">
            <text:p>-</text:p>
          </table:table-cell>
          <table:table-cell table:style-name="ce8" table:formula="of:=IF([.P4]=&quot;&quot;;&quot;?&quot;;IF([.R4]=&quot;&quot;;&quot;新規&quot;;IF([.P4]=[.R4];&quot;&quot;;&quot;○&quot;)))">
            <text:p/>
          </table:table-cell>
          <table:table-cell table:style-name="ce155" office:value-type="string" calcext:value-type="string">
            <text:p>-</text:p>
          </table:table-cell>
          <table:table-cell table:style-name="ce155" table:number-columns-repeated="2"/>
          <table:table-cell table:style-name="ce17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55" office:value-type="string" calcext:value-type="string">
            <text:p>!define PRODUCT_NAME <text:s/>"（名前）"</text:p>
          </table:table-cell>
          <table:table-cell table:style-name="ce8" table:formula="of:=IF([.P5]=&quot;&quot;;&quot;?&quot;;IF([.R5]=&quot;&quot;;&quot;新規&quot;;IF([.P5]=[.R5];&quot;&quot;;&quot;○&quot;)))">
            <text:p/>
          </table:table-cell>
          <table:table-cell table:style-name="ce155" office:value-type="string" calcext:value-type="string">
            <text:p>!define PRODUCT_NAME <text:s/>"（名前）"</text:p>
          </table:table-cell>
          <table:table-cell table:style-name="ce155" table:number-columns-repeated="2"/>
          <table:table-cell table:style-name="ce17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インストーラのウィザード</text:p>
          </table:table-cell>
          <table:table-cell table:style-name="ce32"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55" office:value-type="string" calcext:value-type="string">
            <text:p>!define PRODUCT_INSTALL_MODE "NORMAL"</text:p>
          </table:table-cell>
          <table:table-cell table:style-name="ce155" table:number-columns-repeated="2"/>
          <table:table-cell table:style-name="ce17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55" office:value-type="string" calcext:value-type="string">
            <text:p>!define PRODUCT_INSTALL_MODE "PASSIVE"</text:p>
          </table:table-cell>
          <table:table-cell table:style-name="ce155" table:number-columns-repeated="2"/>
          <table:table-cell table:style-name="ce17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55" office:value-type="string" calcext:value-type="string">
            <text:p>!define PRODUCT_INSTALL_MODE "QUIET"</text:p>
          </table:table-cell>
          <table:table-cell table:style-name="ce155" table:number-columns-repeated="2"/>
          <table:table-cell table:style-name="ce17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メッセージ</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55" office:value-type="string" calcext:value-type="string">
            <text:p>-</text:p>
          </table:table-cell>
          <table:table-cell table:style-name="ce8" table:formula="of:=IF([.P9]=&quot;&quot;;&quot;?&quot;;IF([.R9]=&quot;&quot;;&quot;新規&quot;;IF([.P9]=[.R9];&quot;&quot;;&quot;○&quot;)))">
            <text:p/>
          </table:table-cell>
          <table:table-cell table:style-name="ce155" office:value-type="string" calcext:value-type="string">
            <text:p>-</text:p>
          </table:table-cell>
          <table:table-cell table:style-name="ce155" table:number-columns-repeated="2"/>
          <table:table-cell table:style-name="ce17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55"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55" office:value-type="string" calcext:value-type="string">
            <text:p>[fainstall]</text:p>
            <text:p>FinishTitle=Fx Meta Installer</text:p>
            <text:p>FinishMessage=インストールが完了しました</text:p>
          </table:table-cell>
          <table:table-cell table:style-name="ce155" table:number-columns-repeated="2"/>
          <table:table-cell table:style-name="ce17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再起動要求</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55" office:value-type="string" calcext:value-type="string">
            <text:p>-</text:p>
          </table:table-cell>
          <table:table-cell table:style-name="ce8" table:formula="of:=IF([.P11]=&quot;&quot;;&quot;?&quot;;IF([.R11]=&quot;&quot;;&quot;新規&quot;;IF([.P11]=[.R11];&quot;&quot;;&quot;○&quot;)))">
            <text:p/>
          </table:table-cell>
          <table:table-cell table:style-name="ce155" office:value-type="string" calcext:value-type="string">
            <text:p>-</text:p>
          </table:table-cell>
          <table:table-cell table:style-name="ce155" table:number-columns-repeated="2"/>
          <table:table-cell table:style-name="ce17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155" table:number-columns-repeated="2"/>
          <table:table-cell table:style-name="ce17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ウィザードの表示言語</text:p>
          </table:table-cell>
          <table:table-cell table:style-name="ce30"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55" office:value-type="string" calcext:value-type="string">
            <text:p>!define PRODUCT_LANGUAGE "Japanese"</text:p>
          </table:table-cell>
          <table:table-cell table:style-name="ce8" table:formula="of:=IF([.P13]=&quot;&quot;;&quot;?&quot;;IF([.R13]=&quot;&quot;;&quot;新規&quot;;IF([.P13]=[.R13];&quot;&quot;;&quot;○&quot;)))">
            <text:p/>
          </table:table-cell>
          <table:table-cell table:style-name="ce155" office:value-type="string" calcext:value-type="string">
            <text:p>!define PRODUCT_LANGUAGE "Japanese"</text:p>
          </table:table-cell>
          <table:table-cell table:style-name="ce155" table:number-columns-repeated="2"/>
          <table:table-cell table:style-name="ce17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55" office:value-type="string" calcext:value-type="string">
            <text:p>!define PRODUCT_LANGUAGE "English"</text:p>
          </table:table-cell>
          <table:table-cell table:style-name="ce8" table:formula="of:=IF([.P14]=&quot;&quot;;&quot;?&quot;;IF([.R14]=&quot;&quot;;&quot;新規&quot;;IF([.P14]=[.R14];&quot;&quot;;&quot;○&quot;)))">
            <text:p/>
          </table:table-cell>
          <table:table-cell table:style-name="ce155" office:value-type="string" calcext:value-type="string">
            <text:p>!define PRODUCT_LANGUAGE "English"</text:p>
          </table:table-cell>
          <table:table-cell table:style-name="ce155" table:number-columns-repeated="2"/>
          <table:table-cell table:style-name="ce17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同梱</text:p>
          </table:table-cell>
          <table:table-cell table:style-name="ce30"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55" office:value-type="string" calcext:value-type="string">
            <text:p>-</text:p>
          </table:table-cell>
          <table:table-cell table:style-name="ce155" table:number-columns-repeated="2"/>
          <table:table-cell table:style-name="ce17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55" office:value-type="string" calcext:value-type="string">
            <text:p>-</text:p>
          </table:table-cell>
          <table:table-cell table:style-name="ce155" table:number-columns-repeated="2"/>
          <table:table-cell table:style-name="ce17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インストール先</text:p>
          </table:table-cell>
          <table:table-cell table:style-name="ce30"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55" office:value-type="string" calcext:value-type="string">
            <text:p>-</text:p>
          </table:table-cell>
          <table:table-cell table:style-name="ce8" table:formula="of:=IF([.P17]=&quot;&quot;;&quot;?&quot;;IF([.R17]=&quot;&quot;;&quot;新規&quot;;IF([.P17]=[.R17];&quot;&quot;;&quot;○&quot;)))">
            <text:p/>
          </table:table-cell>
          <table:table-cell table:style-name="ce155" office:value-type="string" calcext:value-type="string">
            <text:p>-</text:p>
          </table:table-cell>
          <table:table-cell table:style-name="ce155" table:number-columns-repeated="2"/>
          <table:table-cell table:style-name="ce17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55"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55" office:value-type="string" calcext:value-type="string">
            <text:p>[Install]</text:p>
            <text:p>InstallDirectoryName=</text:p>
            <text:p>InstallDirectoryPath=</text:p>
          </table:table-cell>
          <table:table-cell table:style-name="ce155" table:number-columns-repeated="2"/>
          <table:table-cell table:style-name="ce17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メタインストーラの表示バージョン</text:p>
          </table:table-cell>
          <table:table-cell table:style-name="ce30"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55" office:value-type="string" calcext:value-type="string">
            <text:p>-</text:p>
          </table:table-cell>
          <table:table-cell table:style-name="ce8" table:formula="of:=IF([.P19]=&quot;&quot;;&quot;?&quot;;IF([.R19]=&quot;&quot;;&quot;新規&quot;;IF([.P19]=[.R19];&quot;&quot;;&quot;○&quot;)))">
            <text:p/>
          </table:table-cell>
          <table:table-cell table:style-name="ce155" office:value-type="string" calcext:value-type="string">
            <text:p>-</text:p>
          </table:table-cell>
          <table:table-cell table:style-name="ce155" table:number-columns-repeated="2"/>
          <table:table-cell table:style-name="ce17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55"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55" office:value-type="string" calcext:value-type="string">
            <text:p>[fainstall]</text:p>
            <text:p>DisplayVersion=バージョン番号</text:p>
          </table:table-cell>
          <table:table-cell table:style-name="ce155" table:number-columns-repeated="2"/>
          <table:table-cell table:style-name="ce17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スタートメニュー、タスクバー上のショートカットの更新</text:p>
          </table:table-cell>
          <table:table-cell table:style-name="ce32"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55"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55" table:number-columns-repeated="3"/>
          <table:table-cell table:style-name="ce17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55"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55" table:number-columns-repeated="3"/>
          <table:table-cell table:style-name="ce17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55"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55" table:number-columns-repeated="3"/>
          <table:table-cell table:style-name="ce17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タスクバー上へのピン留め用ショートカットの作成</text:p>
          </table:table-cell>
          <table:table-cell table:style-name="ce30"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デスクトップ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55" office:value-type="string" calcext:value-type="string">
            <text:p>-</text:p>
          </table:table-cell>
          <table:table-cell table:style-name="ce155" table:number-columns-repeated="2"/>
          <table:table-cell table:style-name="ce17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55" table:number-columns-repeated="2"/>
          <table:table-cell table:style-name="ce17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0"/>
          <table:table-cell table:style-name="ce10" table:formula="of:=IF([.K28]=&quot;&quot;;&quot;?&quot;;IF([.N28]=&quot;&quot;;&quot;新規&quot;;IF([.K28]=[.N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11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155" table:number-columns-repeated="2"/>
          <table:table-cell table:style-name="ce17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スタートメニュー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55" office:value-type="string" calcext:value-type="string">
            <text:p>-</text:p>
          </table:table-cell>
          <table:table-cell table:style-name="ce155" table:number-columns-repeated="2"/>
          <table:table-cell table:style-name="ce17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55" office:value-type="string" calcext:value-type="string">
            <text:p>[Install]</text:p>
            <text:p>StartMenuShortcuts=false</text:p>
          </table:table-cell>
          <table:table-cell table:style-name="ce155" table:number-columns-repeated="2"/>
          <table:table-cell table:style-name="ce17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0"/>
          <table:table-cell table:style-name="ce10" table:formula="of:=IF([.K31]=&quot;&quot;;&quot;?&quot;;IF([.N31]=&quot;&quot;;&quot;新規&quot;;IF([.K31]=[.N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55" table:number-columns-repeated="2"/>
          <table:table-cell table:style-name="ce17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クイック起動のショートカット</text:p>
          </table:table-cell>
          <table:table-cell table:style-name="ce30"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55" office:value-type="string" calcext:value-type="string">
            <text:p>-</text:p>
          </table:table-cell>
          <table:table-cell table:style-name="ce155" table:number-columns-repeated="2"/>
          <table:table-cell table:style-name="ce17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55" office:value-type="string" calcext:value-type="string">
            <text:p>[Install]</text:p>
            <text:p>QuickLaunchShortcut=false</text:p>
          </table:table-cell>
          <table:table-cell table:style-name="ce155" table:number-columns-repeated="2"/>
          <table:table-cell table:style-name="ce17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タイトル</text:p>
          </table:table-cell>
          <table:table-cell table:style-name="ce30"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55" office:value-type="string" calcext:value-type="string">
            <text:p>-</text:p>
          </table:table-cell>
          <table:table-cell table:style-name="ce8" table:formula="of:=IF([.P34]=&quot;&quot;;&quot;?&quot;;IF([.R34]=&quot;&quot;;&quot;新規&quot;;IF([.P34]=[.R34];&quot;&quot;;&quot;○&quot;)))">
            <text:p/>
          </table:table-cell>
          <table:table-cell table:style-name="ce155" office:value-type="string" calcext:value-type="string">
            <text:p>-</text:p>
          </table:table-cell>
          <table:table-cell table:style-name="ce155" table:number-columns-repeated="2"/>
          <table:table-cell table:style-name="ce17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55" table:number-columns-repeated="2"/>
          <table:table-cell table:style-name="ce17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アイコン</text:p>
          </table:table-cell>
          <table:table-cell table:style-name="ce30"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55" office:value-type="string" calcext:value-type="string">
            <text:p>-</text:p>
          </table:table-cell>
          <table:table-cell table:style-name="ce8" table:formula="of:=IF([.P36]=&quot;&quot;;&quot;?&quot;;IF([.R36]=&quot;&quot;;&quot;新規&quot;;IF([.P36]=[.R36];&quot;&quot;;&quot;○&quot;)))">
            <text:p/>
          </table:table-cell>
          <table:table-cell table:style-name="ce155" office:value-type="string" calcext:value-type="string">
            <text:p>-</text:p>
          </table:table-cell>
          <table:table-cell table:style-name="ce155" table:number-columns-repeated="2"/>
          <table:table-cell table:style-name="ce17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55" office:value-type="string" calcext:value-type="string">
            <text:p>-</text:p>
          </table:table-cell>
          <table:table-cell table:style-name="ce8" table:formula="of:=IF([.P37]=&quot;&quot;;&quot;?&quot;;IF([.R37]=&quot;&quot;;&quot;新規&quot;;IF([.P37]=[.R37];&quot;&quot;;&quot;○&quot;)))">
            <text:p/>
          </table:table-cell>
          <table:table-cell table:style-name="ce155" office:value-type="string" calcext:value-type="string">
            <text:p>-</text:p>
          </table:table-cell>
          <table:table-cell table:style-name="ce155" table:number-columns-repeated="2"/>
          <table:table-cell table:style-name="ce17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プロファイルの位置</text:p>
          </table:table-cell>
          <table:table-cell table:style-name="ce30"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55" office:value-type="string" calcext:value-type="string">
            <text:p>-</text:p>
          </table:table-cell>
          <table:table-cell table:style-name="ce8" table:formula="of:=IF([.P38]=&quot;&quot;;&quot;?&quot;;IF([.R38]=&quot;&quot;;&quot;新規&quot;;IF([.P38]=[.R38];&quot;&quot;;&quot;○&quot;)))">
            <text:p/>
          </table:table-cell>
          <table:table-cell table:style-name="ce155" office:value-type="string" calcext:value-type="string">
            <text:p>-</text:p>
          </table:table-cell>
          <table:table-cell table:style-name="ce155" table:number-columns-repeated="2"/>
          <table:table-cell table:style-name="ce17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55" table:number-columns-repeated="2"/>
          <table:table-cell table:style-name="ce17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32" office:value-type="string" calcext:value-type="string" table:number-columns-spanned="1" table:number-rows-spanned="3">
            <text:p>ブランディング</text:p>
          </table:table-cell>
          <table:table-cell table:style-name="ce32" office:value-type="string" calcext:value-type="string" table:number-columns-spanned="1" table:number-rows-spanned="3">
            <text:p>ノーブランド化</text:p>
          </table:table-cell>
          <table:table-cell table:style-name="ce32"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55" office:value-type="string" calcext:value-type="string">
            <text:p>-</text:p>
          </table:table-cell>
          <table:table-cell table:style-name="ce8" table:formula="of:=IF([.P40]=&quot;&quot;;&quot;?&quot;;IF([.R40]=&quot;&quot;;&quot;新規&quot;;IF([.P40]=[.R40];&quot;&quot;;&quot;○&quot;)))">
            <text:p/>
          </table:table-cell>
          <table:table-cell table:style-name="ce155" office:value-type="string" calcext:value-type="string">
            <text:p>-</text:p>
          </table:table-cell>
          <table:table-cell table:style-name="ce155" table:number-columns-repeated="2"/>
          <table:table-cell table:style-name="ce17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55"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55"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32" office:value-type="string" calcext:value-type="string" table:number-columns-spanned="1" table:number-rows-spanned="3">
            <text:p>管理者による設定</text:p>
          </table:table-cell>
          <table:table-cell table:style-name="ce32" office:value-type="string" calcext:value-type="string" table:number-columns-spanned="1" table:number-rows-spanned="3">
            <text:p>管理者による設定の制御</text:p>
          </table:table-cell>
          <table:table-cell table:style-name="ce32"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7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7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初回起動時のアドオン導入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55" office:value-type="string" calcext:value-type="string">
            <text:p>lockPref("extensions.autoDisableScopes", 15);</text:p>
          </table:table-cell>
          <table:table-cell table:style-name="ce155" office:value-type="string" calcext:value-type="string">
            <text:p>変更無し</text:p>
          </table:table-cell>
          <table:table-cell table:style-name="ce155" office:value-type="string" calcext:value-type="string">
            <text:p>lockPref("extensions.autoDisableScopes", 15);</text:p>
          </table:table-cell>
          <table:table-cell table:style-name="ce17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55" office:value-type="string" calcext:value-type="string">
            <text:p>lockPref("extensions.autoDisableScopes", 11);</text:p>
          </table:table-cell>
          <table:table-cell table:style-name="ce155" office:value-type="string" calcext:value-type="string">
            <text:p>変更無し</text:p>
          </table:table-cell>
          <table:table-cell table:style-name="ce155" office:value-type="string" calcext:value-type="string">
            <text:p>lockPref("extensions.autoDisableScopes", 11);</text:p>
          </table:table-cell>
          <table:table-cell table:style-name="ce17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Firefoxバージョンアップ時のアドオン更新確認の可否</text:p>
          </table:table-cell>
          <table:table-cell table:style-name="ce30"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55" office:value-type="string" calcext:value-type="string">
            <text:p>lockPref("extensions.shownSelectionUI", false);</text:p>
          </table:table-cell>
          <table:table-cell table:style-name="ce155" office:value-type="string" calcext:value-type="string">
            <text:p>変更無し</text:p>
          </table:table-cell>
          <table:table-cell table:style-name="ce155" office:value-type="string" calcext:value-type="string">
            <text:p>lockPref("extensions.shownSelectionUI", false);</text:p>
          </table:table-cell>
          <table:table-cell table:style-name="ce17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55" office:value-type="string" calcext:value-type="string">
            <text:p>lockPref("extensions.shownSelectionUI", true);</text:p>
          </table:table-cell>
          <table:table-cell table:style-name="ce155" office:value-type="string" calcext:value-type="string">
            <text:p>変更無し</text:p>
          </table:table-cell>
          <table:table-cell table:style-name="ce155" office:value-type="string" calcext:value-type="string">
            <text:p>lockPref("extensions.shownSelectionUI", true);</text:p>
          </table:table-cell>
          <table:table-cell table:style-name="ce17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アドオン導入</text:p>
          </table:table-cell>
          <table:table-cell table:style-name="ce33" office:value-type="string" calcext:value-type="string" table:number-columns-spanned="1" table:number-rows-spanned="2">
            <text:p>Mozillaにより署名されていないアドオンのインストールパッケージ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55" table:number-columns-repeated="3"/>
          <table:table-cell table:style-name="ce17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55" table:number-columns-repeated="3"/>
          <table:table-cell table:style-name="ce17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ポリシー設定</text:p>
          </table:table-cell>
          <table:table-cell table:style-name="ce33" office:value-type="string" calcext:value-type="string" table:number-columns-spanned="1" table:number-rows-spanned="2">
            <text:p>ポリシー設定の使用の可否</text:p>
          </table:table-cell>
          <table:table-cell table:style-name="ce33"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独自のルート証明書をあらかじめ導入しておく</text:p>
          </table:table-cell>
          <table:table-cell table:style-name="ce32" office:value-type="string" calcext:value-type="string" table:number-columns-spanned="1" table:number-rows-spanned="3">
            <text:p>-</text:p>
          </table:table-cell>
          <table:table-cell table:style-name="ce8" office:value-type="string" calcext:value-type="string">
            <text:p>導入する</text:p>
          </table:table-cell>
          <table:table-cell table:style-name="ce27" office:value-type="string" calcext:value-type="string">
            <text:p>1. アドオン「Cert Importer」を導入する</text:p>
            <text:p>2. アドオン「Auto Confirm」を導入する</text:p>
            <text:p>3. MCDで設定を反映する</text:p>
          </table:table-cell>
          <table:table-cell table:style-name="ce2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27" office:value-type="string" calcext:value-type="string">
            <text:p>Firefox 57以降アドオンが使用できなくなっため項目を廃止。</text:p>
          </table:table-cell>
          <table:table-cell table:style-name="ce10" table:formula="of:=IF([.K54]=&quot;&quot;;&quot;?&quot;;IF([.N54]=&quot;&quot;;&quot;新規&quot;;IF([.K54]=[.N54];&quot;&quot;;&quot;変更あり&quot;)))">
            <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55" office:value-type="string" calcext:value-type="string">
            <text:p>lockPref("extensions.certimporter.importAs.*", 0);</text:p>
            <text:p>lockPref("extensions.certimporter.importAs.（ファイル名）", 1);</text:p>
          </table:table-cell>
          <table:table-cell table:style-name="ce155" office:value-type="string" calcext:value-type="string">
            <text:p>変更無し</text:p>
          </table:table-cell>
          <table:table-cell table:style-name="ce155" office:value-type="string" calcext:value-type="string">
            <text:p>lockPref("extensions.certimporter.importAs.*", 0);</text:p>
            <text:p>lockPref("extensions.certimporter.importAs.（ファイル名）", 1);</text:p>
          </table:table-cell>
          <table:table-cell table:style-name="ce17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55" office:value-type="string" calcext:value-type="string">
            <text:p>-</text:p>
          </table:table-cell>
          <table:table-cell table:style-name="ce155" table:number-columns-repeated="2"/>
          <table:table-cell table:style-name="ce17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Windowsの証明書データベースから自動的にインポートする</text:p>
          </table:table-cell>
          <table:table-cell table:style-name="ce102"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独自のルート証明書の自動再登録の可否</text:p>
          </table:table-cell>
          <table:table-cell table:style-name="ce30"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true);</text:p>
          </table:table-cell>
          <table:table-cell table:style-name="ce27" office:value-type="string" calcext:value-type="string">
            <text:p>Firefox 57以降アドオンが使用できなくなっため項目を廃止。</text:p>
          </table:table-cell>
          <table:table-cell table:style-name="ce10"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55" office:value-type="string" calcext:value-type="string">
            <text:p>lockPref("extensions.certimporter.allowRegisterAgain", true);</text:p>
          </table:table-cell>
          <table:table-cell table:style-name="ce155" office:value-type="string" calcext:value-type="string">
            <text:p>変更無し</text:p>
          </table:table-cell>
          <table:table-cell table:style-name="ce155" office:value-type="string" calcext:value-type="string">
            <text:p>lockPref("extensions.certimporter.allowRegisterAgain", true);</text:p>
          </table:table-cell>
          <table:table-cell table:style-name="ce17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的に再登録しない（既定）</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false);</text:p>
          </table:table-cell>
          <table:table-cell table:style-name="ce27" office:value-type="string" calcext:value-type="string">
            <text:p>Firefox 57以降アドオンが使用できなくなっため項目を廃止。</text:p>
          </table:table-cell>
          <table:table-cell table:style-name="ce10"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55" office:value-type="string" calcext:value-type="string">
            <text:p>lockPref("extensions.certimporter.allowRegisterAgain", false);</text:p>
          </table:table-cell>
          <table:table-cell table:style-name="ce155" office:value-type="string" calcext:value-type="string">
            <text:p>変更無し</text:p>
          </table:table-cell>
          <table:table-cell table:style-name="ce155" office:value-type="string" calcext:value-type="string">
            <text:p>lockPref("extensions.certimporter.allowRegisterAgain", false);</text:p>
          </table:table-cell>
          <table:table-cell table:style-name="ce17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アドオンのインストール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55" office:value-type="string" calcext:value-type="string">
            <text:p>-</text:p>
          </table:table-cell>
          <table:table-cell table:style-name="ce155" table:number-columns-repeated="2"/>
          <table:table-cell table:style-name="ce17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8" office:value-type="string" calcext:value-type="string">
            <text:p><text:span text:style-name="T12">lockPref("extensions.autopermission.sites.example.com", "install=1");</text:span></text:p>
            <text:p><text:span text:style-name="T3">clearPref("extensions.autopermission.sites.example.com.lastValue");</text:span></text:p>
          </table:table-cell>
          <table:table-cell table:style-name="ce100"/>
          <table:table-cell table:style-name="ce10" table:formula="of:=IF([.K60]=&quot;&quot;;&quot;?&quot;;IF([.N60]=&quot;&quot;;&quot;新規&quot;;IF([.K60]=[.N60];&quot;&quot;;&quot;変更あり&quot;)))">
            <text:p/>
          </table:table-cell>
          <table:table-cell table:style-name="ce100" office:value-type="string" calcext:value-type="string">
            <text:p>lockPref("extensions.autopermission.sites.example.com", "install=1");</text:p>
            <text:p><text:span text:style-name="T3">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10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98" office:value-type="string" calcext:value-type="string">
            <text:p>"InstallAddons": { "Allow": ["(origin1)", "(origin2)", …] }</text:p>
          </table:table-cell>
          <table:table-cell table:style-name="ce100"/>
          <table:table-cell table:style-name="ce10" table:formula="of:=IF([.K61]=&quot;&quot;;&quot;?&quot;;IF([.N61]=&quot;&quot;;&quot;新規&quot;;IF([.K61]=[.N61];&quot;&quot;;&quot;変更あり&quot;)))" office:value-type="string" office:string-value="新規" calcext:value-type="string">
            <text:p>新規</text:p>
          </table:table-cell>
          <table:table-cell table:style-name="ce100"/>
          <table:table-cell table:style-name="ce10"/>
          <table:table-cell table:style-name="ce100"/>
          <table:table-cell table:style-name="ce8"/>
          <table:table-cell table:style-name="ce155" table:number-columns-repeated="3"/>
          <table:table-cell table:style-name="ce17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28"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55" table:number-columns-repeated="3"/>
          <table:table-cell table:style-name="ce17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3">lockPref("extensions.update.enabled", false);</text:span></text:p>
            <text:p><text:span text:style-name="T3">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5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55" table:number-columns-repeated="2"/>
          <table:table-cell table:style-name="ce17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1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2"/>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55" office:value-type="string" calcext:value-type="string">
            <text:p>lockPref("extensions.disableaddons@clear-code.com.disable.manager", false);</text:p>
          </table:table-cell>
          <table:table-cell table:style-name="ce155" table:number-columns-repeated="2"/>
          <table:table-cell table:style-name="ce17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広告などのポップアップの表示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55" office:value-type="string" calcext:value-type="string">
            <text:p>-</text:p>
          </table:table-cell>
          <table:table-cell table:style-name="ce155" table:number-columns-repeated="2"/>
          <table:table-cell table:style-name="ce17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55" office:value-type="string" calcext:value-type="string">
            <text:p>lockPref("extensions.autopermission.sites.(site)", "popup=1");</text:p>
          </table:table-cell>
          <table:table-cell table:style-name="ce155" table:number-columns-repeated="2"/>
          <table:table-cell table:style-name="ce17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100"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55" table:number-columns-repeated="3"/>
          <table:table-cell table:style-name="ce17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55" office:value-type="string" calcext:value-type="string">
            <text:p>lockPref("dom.disable_open_during_load", false);</text:p>
          </table:table-cell>
          <table:table-cell table:style-name="ce155" office:value-type="string" calcext:value-type="string">
            <text:p>変更無し</text:p>
          </table:table-cell>
          <table:table-cell table:style-name="ce155" office:value-type="string" calcext:value-type="string">
            <text:p>lockPref("dom.disable_open_during_load", false);</text:p>
          </table:table-cell>
          <table:table-cell table:style-name="ce17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55" office:value-type="string" calcext:value-type="string">
            <text:p>MCDで</text:p>
            <text:p>lockPref("dom.disable_open_during_load", true);</text:p>
            <text:p>と設定した上で、「UI・キーボードショートカット無効化項目一覧」に従いUIを無効化</text:p>
          </table:table-cell>
          <table:table-cell table:style-name="ce155" office:value-type="string" calcext:value-type="string">
            <text:p>変更無し</text:p>
          </table:table-cell>
          <table:table-cell table:style-name="ce155" office:value-type="string" calcext:value-type="string">
            <text:p>lockPref("dom.disable_open_during_load", true);</text:p>
          </table:table-cell>
          <table:table-cell table:style-name="ce17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攻撃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9"/>
          <table:table-cell table:style-name="ce10" table:formula="of:=IF([.K71]=&quot;&quot;;&quot;?&quot;;IF([.N71]=&quot;&quot;;&quot;新規&quot;;IF([.K71]=[.N71];&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55" office:value-type="string" calcext:value-type="string">
            <text:p>lockPref("browser.safebrowsing.malware.enabled", true);</text:p>
          </table:table-cell>
          <table:table-cell table:style-name="ce155" office:value-type="string" calcext:value-type="string">
            <text:p>変更無し</text:p>
          </table:table-cell>
          <table:table-cell table:style-name="ce155" office:value-type="string" calcext:value-type="string">
            <text:p>lockPref("browser.safebrowsing.malware.enabled", true);</text:p>
          </table:table-cell>
          <table:table-cell table:style-name="ce17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10">lockPref("browser.safebrowsing.provider.google.advisoryURL","");</text:span></text:p>
            <text:p>lockPref("browser.safebrowsing.provider.google.gethashURL", "");</text:p>
            <text:p><text:span text:style-name="T10">lockPref("browser.safebrowsing.provider.google.reportMalwareMistakeURL","");</text:span></text:p>
            <text:p><text:span text:style-name="T10">lockPref("browser.safebrowsing.provider.google.reportPhishMistakeURL","");</text:span></text:p>
            <text:p>lockPref("browser.safebrowsing.provider.google.reportURL", "");</text:p>
            <text:p>lockPref("browser.safebrowsing.provider.google.updateURL", "");</text:p>
            <text:p><text:span text:style-name="T10">lockPref("browser.safebrowsing.provider.google4.advisoryURL","");</text:span></text:p>
            <text:p>lockPref("browser.safebrowsing.provider.google4.gethashURL", "");</text:p>
            <text:p><text:span text:style-name="T10">lockPref("browser.safebrowsing.provider.google4.reportMalwareMistakeURL","");</text:span></text:p>
            <text:p><text:span text:style-name="T10">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0"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偽装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55" office:value-type="string" calcext:value-type="string">
            <text:p>lockPref("browser.safebrowsing.enabled", true);</text:p>
          </table:table-cell>
          <table:table-cell table:style-name="ce155" office:value-type="string" calcext:value-type="string">
            <text:p>変更無し</text:p>
          </table:table-cell>
          <table:table-cell table:style-name="ce155" office:value-type="string" calcext:value-type="string">
            <text:p>lockPref("browser.safebrowsing.enabled", true);</text:p>
          </table:table-cell>
          <table:table-cell table:style-name="ce17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0"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プラグイン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55" office:value-type="string" calcext:value-type="string">
            <text:p>-</text:p>
          </table:table-cell>
          <table:table-cell table:style-name="ce155" table:number-columns-repeated="2"/>
          <table:table-cell table:style-name="ce17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一切禁止する</text:p>
          </table:table-cell>
          <table:table-cell table:style-name="ce10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27"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5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55" office:value-type="string" calcext:value-type="string">
            <text:p>変更無し</text:p>
          </table:table-cell>
          <table:table-cell table:style-name="ce155" office:value-type="string" calcext:value-type="string">
            <text:p>lockPref("plugins.hide_infobar_for_missing_plugin", true);</text:p>
            <text:p>lockPref("plugins.hide_infobar_for_outdated_plugin", true);</text:p>
          </table:table-cell>
          <table:table-cell table:style-name="ce17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55" office:value-type="string" calcext:value-type="string">
            <text:p>-</text:p>
          </table:table-cell>
          <table:table-cell table:style-name="ce155" table:number-columns-repeated="2"/>
          <table:table-cell table:style-name="ce17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0" table:formula="of:=IF([.K78]=&quot;&quot;;&quot;?&quot;;IF([.N78]=&quot;&quot;;&quot;新規&quot;;IF([.K78]=[.N78];&quot;&quot;;&quot;変更あり&quot;)))">
            <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55" office:value-type="string" calcext:value-type="string">
            <text:p>lockPref("extensions.disable-about-something@clear-code.com.about.（サフィックス）", <text:s/>false);</text:p>
          </table:table-cell>
          <table:table-cell table:style-name="ce155" office:value-type="string" calcext:value-type="string">
            <text:p>変更無し</text:p>
          </table:table-cell>
          <table:table-cell table:style-name="ce155" office:value-type="string" calcext:value-type="string">
            <text:p>lockPref("extensions.disable-about-something@clear-code.com.about.（サフィックス）", <text:s/>false);</text:p>
          </table:table-cell>
          <table:table-cell table:style-name="ce17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about:config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55" office:value-type="string" calcext:value-type="string">
            <text:p>-</text:p>
          </table:table-cell>
          <table:table-cell table:style-name="ce155" table:number-columns-repeated="2"/>
          <table:table-cell table:style-name="ce17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55" table:number-columns-repeated="3"/>
          <table:table-cell table:style-name="ce17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エラーコンソール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55" office:value-type="string" calcext:value-type="string">
            <text:p>lockPref("devtools.errorconsole.enabled", true);</text:p>
          </table:table-cell>
          <table:table-cell table:style-name="ce155" office:value-type="string" calcext:value-type="string">
            <text:p>変更無し</text:p>
          </table:table-cell>
          <table:table-cell table:style-name="ce155" office:value-type="string" calcext:value-type="string">
            <text:p>lockPref("devtools.errorconsole.enabled", true);</text:p>
          </table:table-cell>
          <table:table-cell table:style-name="ce17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55" office:value-type="string" calcext:value-type="string">
            <text:p>lockPref("devtools.errorconsole.enabled", false);</text:p>
          </table:table-cell>
          <table:table-cell table:style-name="ce155" office:value-type="string" calcext:value-type="string">
            <text:p>変更無し</text:p>
          </table:table-cell>
          <table:table-cell table:style-name="ce155" office:value-type="string" calcext:value-type="string">
            <text:p>lockPref("devtools.errorconsole.enabled", false);</text:p>
          </table:table-cell>
          <table:table-cell table:style-name="ce17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SNS連携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55" office:value-type="string" calcext:value-type="string">
            <text:p>-</text:p>
          </table:table-cell>
          <table:table-cell table:style-name="ce155" table:number-columns-repeated="2"/>
          <table:table-cell table:style-name="ce17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5]=&quot;&quot;;&quot;?&quot;;IF([.R85]=&quot;&quot;;&quot;新規&quot;;IF([.P85]=[.R85];&quot;&quot;;&quot;○&quot;)))" office:value-type="string" office:string-value="○" calcext:value-type="string">
            <text:p>○</text:p>
          </table:table-cell>
          <table:table-cell table:style-name="ce155" office:value-type="string" calcext:value-type="string">
            <text:p>lockPref("social.activeProviders", "");</text:p>
            <text:p>lockPref("social.directories", "");</text:p>
            <text:p><text:span text:style-name="T11">lockPref("social.shareDirectory", "");</text:span></text:p>
            <text:p>lockPref("social.whitelist", "");</text:p>
          </table:table-cell>
          <table:table-cell table:style-name="ce155" table:number-columns-repeated="2"/>
          <table:table-cell table:style-name="ce17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Scriptの実行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55" office:value-type="string" calcext:value-type="string">
            <text:p>lockPref("javascript.enabled", true);</text:p>
          </table:table-cell>
          <table:table-cell table:style-name="ce8" table:formula="of:=IF([.P86]=&quot;&quot;;&quot;?&quot;;IF([.R86]=&quot;&quot;;&quot;新規&quot;;IF([.P86]=[.R86];&quot;&quot;;&quot;○&quot;)))">
            <text:p/>
          </table:table-cell>
          <table:table-cell table:style-name="ce155" office:value-type="string" calcext:value-type="string">
            <text:p>lockPref("javascript.enabled", true);</text:p>
          </table:table-cell>
          <table:table-cell table:style-name="ce155" table:number-columns-repeated="2"/>
          <table:table-cell table:style-name="ce17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55" table:number-columns-repeated="2"/>
          <table:table-cell table:style-name="ce17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55" office:value-type="string" calcext:value-type="string">
            <text:p>lockPref("javascript.enabled", false);</text:p>
          </table:table-cell>
          <table:table-cell table:style-name="ce8" table:formula="of:=IF([.P88]=&quot;&quot;;&quot;?&quot;;IF([.R88]=&quot;&quot;;&quot;新規&quot;;IF([.P88]=[.R88];&quot;&quot;;&quot;○&quot;)))">
            <text:p/>
          </table:table-cell>
          <table:table-cell table:style-name="ce155" office:value-type="string" calcext:value-type="string">
            <text:p>lockPref("javascript.enabled", false);</text:p>
          </table:table-cell>
          <table:table-cell table:style-name="ce155" table:number-columns-repeated="2"/>
          <table:table-cell table:style-name="ce17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の読み込みの可否</text:p>
          </table:table-cell>
          <table:table-cell table:style-name="ce30"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5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5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55" table:number-columns-repeated="2"/>
          <table:table-cell table:style-name="ce17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55" office:value-type="string" calcext:value-type="string">
            <text:p>-</text:p>
          </table:table-cell>
          <table:table-cell table:style-name="ce8" table:formula="of:=IF([.P90]=&quot;&quot;;&quot;?&quot;;IF([.R90]=&quot;&quot;;&quot;新規&quot;;IF([.P90]=[.R90];&quot;&quot;;&quot;○&quot;)))">
            <text:p/>
          </table:table-cell>
          <table:table-cell table:style-name="ce155" office:value-type="string" calcext:value-type="string">
            <text:p>-</text:p>
          </table:table-cell>
          <table:table-cell table:style-name="ce155" table:number-columns-repeated="2"/>
          <table:table-cell table:style-name="ce17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からの他ディレクトリの参照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130"/>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55"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55" office:value-type="string" calcext:value-type="string">
            <text:p>lockPref("security.fileuri.strict_origin_policy", false);</text:p>
          </table:table-cell>
          <table:table-cell table:style-name="ce155" table:number-columns-repeated="2"/>
          <table:table-cell table:style-name="ce17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55"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55" office:value-type="string" calcext:value-type="string">
            <text:p>lockPref("security.fileuri.strict_origin_policy", true);</text:p>
          </table:table-cell>
          <table:table-cell table:style-name="ce155" table:number-columns-repeated="2"/>
          <table:table-cell table:style-name="ce17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その他、バックグラウンドで行われる外部への通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55" office:value-type="string" calcext:value-type="string">
            <text:p>-</text:p>
          </table:table-cell>
          <table:table-cell table:style-name="ce8" table:formula="of:=IF([.P93]=&quot;&quot;;&quot;?&quot;;IF([.R93]=&quot;&quot;;&quot;新規&quot;;IF([.P93]=[.R93];&quot;&quot;;&quot;○&quot;)))">
            <text:p/>
          </table:table-cell>
          <table:table-cell table:style-name="ce155" office:value-type="string" calcext:value-type="string">
            <text:p>-</text:p>
          </table:table-cell>
          <table:table-cell table:style-name="ce155" table:number-columns-repeated="2"/>
          <table:table-cell table:style-name="ce17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10">* リンク先の先読みの可否 (Privacy-7)</text:span></text:p>
            <text:p>* 検索結果のローカライズ用地域コードの位置情報に基づく推定の可否 (Privacy-15)</text:p>
            <text:p><text:span text:style-name="T10">*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5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55" table:number-columns-repeated="2"/>
          <table:table-cell table:style-name="ce17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フルスクリーン表示の可否</text:p>
          </table:table-cell>
          <table:table-cell table:style-name="ce32"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55" office:value-type="string" calcext:value-type="string">
            <text:p>lockPref("full-screen-api.enabled", true);</text:p>
          </table:table-cell>
          <table:table-cell table:style-name="ce8" table:formula="of:=IF([.P95]=&quot;&quot;;&quot;?&quot;;IF([.R95]=&quot;&quot;;&quot;新規&quot;;IF([.P95]=[.R95];&quot;&quot;;&quot;○&quot;)))">
            <text:p/>
          </table:table-cell>
          <table:table-cell table:style-name="ce155" office:value-type="string" calcext:value-type="string">
            <text:p>lockPref("full-screen-api.enabled", true);</text:p>
          </table:table-cell>
          <table:table-cell table:style-name="ce155" table:number-columns-repeated="2"/>
          <table:table-cell table:style-name="ce17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11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55" office:value-type="string" calcext:value-type="string">
            <text:p>lockPref("extensions.autopermission.sites.(site)", "fullscreen=1");</text:p>
          </table:table-cell>
          <table:table-cell table:style-name="ce155" table:number-columns-repeated="2"/>
          <table:table-cell table:style-name="ce17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55" office:value-type="string" calcext:value-type="string">
            <text:p>lockPref("full-screen-api.enabled", false);</text:p>
          </table:table-cell>
          <table:table-cell table:style-name="ce8" table:formula="of:=IF([.P97]=&quot;&quot;;&quot;?&quot;;IF([.R97]=&quot;&quot;;&quot;新規&quot;;IF([.P97]=[.R97];&quot;&quot;;&quot;○&quot;)))">
            <text:p/>
          </table:table-cell>
          <table:table-cell table:style-name="ce155" office:value-type="string" calcext:value-type="string">
            <text:p>lockPref("full-screen-api.enabled", false);</text:p>
          </table:table-cell>
          <table:table-cell table:style-name="ce155" table:number-columns-repeated="2"/>
          <table:table-cell table:style-name="ce17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homeからマーケットプレイスへ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11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11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55" office:value-type="string" calcext:value-type="string">
            <text:p>lockPref("browser.apps.URL", "");</text:p>
          </table:table-cell>
          <table:table-cell table:style-name="ce155" table:number-columns-repeated="2"/>
          <table:table-cell table:style-name="ce17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その他のテーマを入手」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55" office:value-type="string" calcext:value-type="string">
            <text:p>-</text:p>
          </table:table-cell>
          <table:table-cell table:style-name="ce155" table:number-columns-repeated="2"/>
          <table:table-cell table:style-name="ce17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55" office:value-type="string" calcext:value-type="string">
            <text:p>lockPref("lightweightThemes.getMoreURL", "");</text:p>
          </table:table-cell>
          <table:table-cell table:style-name="ce155" table:number-columns-repeated="2"/>
          <table:table-cell table:style-name="ce17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テーマの「おすすめ」の取得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55" office:value-type="string" calcext:value-type="string">
            <text:p>-</text:p>
          </table:table-cell>
          <table:table-cell table:style-name="ce155" table:number-columns-repeated="2"/>
          <table:table-cell table:style-name="ce17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55" office:value-type="string" calcext:value-type="string">
            <text:p>lockPref("lightweightThemes.recommendedThemes", "");</text:p>
          </table:table-cell>
          <table:table-cell table:style-name="ce155" table:number-columns-repeated="2"/>
          <table:table-cell table:style-name="ce17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パーミッション設定変更の可否</text:p>
          </table:table-cell>
          <table:table-cell table:style-name="ce33"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10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55" table:number-columns-repeated="3"/>
          <table:table-cell table:style-name="ce17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変更を禁止する</text:p>
          </table:table-cell>
          <table:table-cell table:style-name="ce104"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55" table:number-columns-repeated="3"/>
          <table:table-cell table:style-name="ce17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危険なアドオンのとプラグインのブロックの可否</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55" table:number-columns-repeated="3"/>
          <table:table-cell table:style-name="ce17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1"/>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55" table:number-columns-repeated="3"/>
          <table:table-cell table:style-name="ce17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Webアプリケーションのインストールの可否</text:p>
          </table:table-cell>
          <table:table-cell table:style-name="ce33"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55" table:number-columns-repeated="3"/>
          <table:table-cell table:style-name="ce17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55" table:number-columns-repeated="3"/>
          <table:table-cell table:style-name="ce17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36" office:value-type="string" calcext:value-type="string" table:number-columns-spanned="1" table:number-rows-spanned="3">
            <text:p>セキュリティ</text:p>
          </table:table-cell>
          <table:table-cell table:style-name="ce36" office:value-type="string" calcext:value-type="string" table:number-columns-spanned="1" table:number-rows-spanned="3">
            <text:p>プラグインのサンドボックス内実行</text:p>
          </table:table-cell>
          <table:table-cell table:style-name="ce36" office:value-type="string" calcext:value-type="string" table:number-columns-spanned="1" table:number-rows-spanned="3">
            <text:p>-</text:p>
          </table:table-cell>
          <table:table-cell table:style-name="ce88"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55" table:number-columns-repeated="3"/>
          <table:table-cell table:style-name="ce17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55" table:number-columns-repeated="3"/>
          <table:table-cell table:style-name="ce17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55" table:number-columns-repeated="3"/>
          <table:table-cell table:style-name="ce17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Flashプラグインの保護モード</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55" table:number-columns-repeated="3"/>
          <table:table-cell table:style-name="ce17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55" table:number-columns-repeated="3"/>
          <table:table-cell table:style-name="ce17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プロトコルごとの外部Webアプリケーションへの連携</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55" table:number-columns-repeated="3"/>
          <table:table-cell table:style-name="ce17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0"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55" table:number-columns-repeated="3"/>
          <table:table-cell table:style-name="ce17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危険なソフトウェアのインストールをブロックする</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7]=&quot;&quot;;&quot;?&quot;;IF([.N117]=&quot;&quot;;&quot;新規&quot;;IF([.K117]=[.N117];&quot;&quot;;&quot;変更あり&quot;)))">
            <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9]=&quot;&quot;;&quot;?&quot;;IF([.N119]=&quot;&quot;;&quot;新規&quot;;IF([.K119]=[.N119];&quot;&quot;;&quot;変更あり&quot;)))">
            <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0]=&quot;&quot;;&quot;?&quot;;IF([.N120]=&quot;&quot;;&quot;新規&quot;;IF([.K120]=[.N120];&quot;&quot;;&quot;変更あり&quot;)))">
            <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認証が必要なWiFiアクセスポイントを検出した時に、認証用のタブを自動的に開く</text:p>
          </table:table-cell>
          <table:table-cell table:style-name="ce33"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誤ったMIME Typeが指定されたスクリプトファイルの実行</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なFlashコンテンツの読み込み</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アドオンのインストール時の警告</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9]=&quot;&quot;;&quot;?&quot;;IF([.N129]=&quot;&quot;;&quot;新規&quot;;IF([.K129]=[.N129];&quot;&quot;;&quot;変更あり&quot;)))">
            <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 office:value-type="string" calcext:value-type="string">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ででしゃばりなFlashコンテンツをブロック</text:p>
          </table:table-cell>
          <table:table-cell table:style-name="ce30"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37" office:value-type="string" calcext:value-type="string" table:number-columns-spanned="1" table:number-rows-spanned="5">
            <text:p>プライバシー</text:p>
          </table:table-cell>
          <table:table-cell table:style-name="ce37" office:value-type="string" calcext:value-type="string" table:number-columns-spanned="1" table:number-rows-spanned="5">
            <text:p>履歴の保存の可否</text:p>
          </table:table-cell>
          <table:table-cell table:style-name="ce37"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text:p/>
          </table:table-cell>
          <table:table-cell table:style-name="ce9" office:value-type="string" calcext:value-type="string">
            <text:p>-</text:p>
          </table:table-cell>
          <table:table-cell table:style-name="ce10" table:formula="of:=IF([.N133]=&quot;&quot;;&quot;?&quot;;IF([.P133]=&quot;&quot;;&quot;新規&quot;;IF([.N133]=[.P133];&quot;&quot;;&quot;変更あり&quot;)))">
            <text:p/>
          </table:table-cell>
          <table:table-cell table:style-name="ce9" office:value-type="string" calcext:value-type="string">
            <text:p>-</text:p>
          </table:table-cell>
          <table:table-cell table:style-name="ce8" table:formula="of:=IF([.P133]=&quot;&quot;;&quot;?&quot;;IF([.R133]=&quot;&quot;;&quot;新規&quot;;IF([.P133]=[.R133];&quot;&quot;;&quot;○&quot;)))">
            <text:p/>
          </table:table-cell>
          <table:table-cell table:style-name="ce155" office:value-type="string" calcext:value-type="string">
            <text:p>-</text:p>
          </table:table-cell>
          <table:table-cell table:style-name="ce155" table:number-columns-repeated="2"/>
          <table:table-cell table:style-name="ce17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履歴を基本的には保存し、ただし（一部項目は）終了時の消去を許可する　起動時からのプライベートブラウジングの開始を無効</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33"/>
          <table:table-cell table:style-name="ce10" table:formula="of:=IF([.K134]=&quot;&quot;;&quot;?&quot;;IF([.N134]=&quot;&quot;;&quot;新規&quot;;IF([.K134]=[.N134];&quot;&quot;;&quot;変更あり&quot;)))">
            <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4]=&quot;&quot;;&quot;?&quot;;IF([.P134]=&quot;&quot;;&quot;新規&quot;;IF([.N134]=[.P13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34" office:value-type="string" calcext:value-type="string">
            <text:p>「表示したページとファイルのダウンロードの履歴を残す」を非表示化が追加された</text:p>
          </table:table-cell>
          <table:table-cell table:style-name="ce10" table:formula="of:=IF([.K135]=&quot;&quot;;&quot;?&quot;;IF([.N135]=&quot;&quot;;&quot;新規&quot;;IF([.K135]=[.N135];&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5]=&quot;&quot;;&quot;?&quot;;IF([.P135]=&quot;&quot;;&quot;新規&quot;;IF([.N135]=[.P135];&quot;&quot;;&quot;変更あり&quot;)))" office:value-type="string" office:string-value="変更あり" calcext:value-type="string">
            <text:p>変更あり</text:p>
          </table:table-cell>
          <table:table-cell table:style-name="ce155"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5]=&quot;&quot;;&quot;?&quot;;IF([.R135]=&quot;&quot;;&quot;新規&quot;;IF([.P135]=[.R135];&quot;&quot;;&quot;○&quot;)))" office:value-type="string" office:string-value="○" calcext:value-type="string">
            <text:p>○</text:p>
          </table:table-cell>
          <table:table-cell table:style-name="ce15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7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36]=&quot;&quot;;&quot;?&quot;;IF([.N136]=&quot;&quot;;&quot;新規&quot;;IF([.K136]=[.N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36]=&quot;&quot;;&quot;?&quot;;IF([.P136]=&quot;&quot;;&quot;新規&quot;;IF([.N136]=[.P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36]=&quot;&quot;;&quot;?&quot;;IF([.R136]=&quot;&quot;;&quot;新規&quot;;IF([.P136]=[.R136];&quot;&quot;;&quot;○&quot;)))" office:value-type="string" office:string-value="○" calcext:value-type="string">
            <text:p>○</text:p>
          </table:table-cell>
          <table:table-cell table:style-name="ce155" office:value-type="string" calcext:value-type="string">
            <text:p>lockPref("browser.privatebrowsing.autostart", true);</text:p>
          </table:table-cell>
          <table:table-cell table:style-name="ce155" office:value-type="string" calcext:value-type="string">
            <text:p>変更無し</text:p>
          </table:table-cell>
          <table:table-cell table:style-name="ce155" office:value-type="string" calcext:value-type="string">
            <text:p>lockPref("browser.privatebrowsing.autostart", true);</text:p>
          </table:table-cell>
          <table:table-cell table:style-name="ce17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s", true); // ウェブサイトのオフライン作業用データ</text:span></text:p>
          </table:table-cell>
          <table:table-cell table:style-name="ce9"/>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3">lockPref("privacy.clearOnShutdown.offlineApps", true); // ウェブサイトのオフライン</text:span><text:span text:style-name="T12">作業用データ</text:span></text:p>
            <text:p/>
            <text:p><text:span text:style-name="T13">[20180213:藤本]</text:span></text:p>
            <text:p><text:span text:style-name="T13">赤字部にタイポがあったので修正済み (OfflineAps → offlineApps)</text:span></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7]=&quot;&quot;;&quot;?&quot;;IF([.R137]=&quot;&quot;;&quot;新規&quot;;IF([.P137]=[.R137];&quot;&quot;;&quot;○&quot;)))" office:value-type="string" office:string-value="新規" calcext:value-type="string">
            <text:p>新規</text:p>
          </table:table-cell>
          <table:table-cell table:style-name="ce155" table:number-columns-repeated="3"/>
          <table:table-cell table:style-name="ce17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32"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8]=&quot;&quot;;&quot;?&quot;;IF([.N138]=&quot;&quot;;&quot;新規&quot;;IF([.K138]=[.N138];&quot;&quot;;&quot;変更あり&quot;)))">
            <text:p/>
          </table:table-cell>
          <table:table-cell table:style-name="ce9" office:value-type="string" calcext:value-type="string">
            <text:p>-</text:p>
          </table:table-cell>
          <table:table-cell table:style-name="ce10" table:formula="of:=IF([.N138]=&quot;&quot;;&quot;?&quot;;IF([.P138]=&quot;&quot;;&quot;新規&quot;;IF([.N138]=[.P138];&quot;&quot;;&quot;変更あり&quot;)))">
            <text:p/>
          </table:table-cell>
          <table:table-cell table:style-name="ce9" office:value-type="string" calcext:value-type="string">
            <text:p>-</text:p>
          </table:table-cell>
          <table:table-cell table:style-name="ce8" table:formula="of:=IF([.P138]=&quot;&quot;;&quot;?&quot;;IF([.R138]=&quot;&quot;;&quot;新規&quot;;IF([.P138]=[.R138];&quot;&quot;;&quot;○&quot;)))" office:value-type="string" office:string-value="○" calcext:value-type="string">
            <text:p>○</text:p>
          </table:table-cell>
          <table:table-cell table:style-name="ce155" office:value-type="string" calcext:value-type="string">
            <text:p>lockPref("browser.formfill.enable", true);</text:p>
          </table:table-cell>
          <table:table-cell table:style-name="ce155" office:value-type="string" calcext:value-type="string">
            <text:p>変更無し</text:p>
          </table:table-cell>
          <table:table-cell table:style-name="ce155" office:value-type="string" calcext:value-type="string">
            <text:p>lockPref("browser.formfill.enable", true);</text:p>
          </table:table-cell>
          <table:table-cell table:style-name="ce17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
          <table:table-cell table:style-name="ce10" table:formula="of:=IF([.K139]=&quot;&quot;;&quot;?&quot;;IF([.N139]=&quot;&quot;;&quot;新規&quot;;IF([.K139]=[.N139];&quot;&quot;;&quot;変更あり&quot;)))">
            <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5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5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7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0]=&quot;&quot;;&quot;?&quot;;IF([.N140]=&quot;&quot;;&quot;新規&quot;;IF([.K140]=[.N14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ダウンロード履歴の保存の可否</text:p>
          </table:table-cell>
          <table:table-cell table:style-name="ce32"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text:p>
          </table:table-cell>
          <table:table-cell table:style-name="ce10" table:formula="of:=IF([.N141]=&quot;&quot;;&quot;?&quot;;IF([.P141]=&quot;&quot;;&quot;新規&quot;;IF([.N141]=[.P141];&quot;&quot;;&quot;変更あり&quot;)))">
            <text:p/>
          </table:table-cell>
          <table:table-cell table:style-name="ce9" office:value-type="string" calcext:value-type="string">
            <text:p>-</text:p>
          </table:table-cell>
          <table:table-cell table:style-name="ce8" table:formula="of:=IF([.P141]=&quot;&quot;;&quot;?&quot;;IF([.R141]=&quot;&quot;;&quot;新規&quot;;IF([.P141]=[.R141];&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download.manager.retention", 2);</text:p>
          </table:table-cell>
          <table:table-cell table:style-name="ce17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2]=&quot;&quot;;&quot;?&quot;;IF([.P142]=&quot;&quot;;&quot;新規&quot;;IF([.N142]=[.P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2]=&quot;&quot;;&quot;?&quot;;IF([.R142]=&quot;&quot;;&quot;新規&quot;;IF([.P142]=[.R142];&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55" office:value-type="string" calcext:value-type="string">
            <text:p>廃止</text:p>
          </table:table-cell>
          <table:table-cell table:style-name="ce155" office:value-type="string" calcext:value-type="string">
            <text:p>lockPref("browser.download.manager.retention", 1);</text:p>
          </table:table-cell>
          <table:table-cell table:style-name="ce17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3]=&quot;&quot;;&quot;?&quot;;IF([.N143]=&quot;&quot;;&quot;新規&quot;;IF([.K143]=[.N143];&quot;&quot;;&quot;変更あり&quot;)))">
            <text:p/>
          </table:table-cell>
          <table:table-cell table:style-name="ce8" office:value-type="string" calcext:value-type="string">
            <text:p>Firefox 31の時点で廃止</text:p>
          </table:table-cell>
          <table:table-cell table:style-name="ce10" table:formula="of:=IF([.N143]=&quot;&quot;;&quot;?&quot;;IF([.P143]=&quot;&quot;;&quot;新規&quot;;IF([.N143]=[.P143];&quot;&quot;;&quot;変更あり&quot;)))">
            <text:p/>
          </table:table-cell>
          <table:table-cell table:style-name="ce27" office:value-type="string" calcext:value-type="string">
            <text:p>Firefox 31の時点で廃止</text:p>
          </table:table-cell>
          <table:table-cell table:style-name="ce8" table:formula="of:=IF([.P143]=&quot;&quot;;&quot;?&quot;;IF([.R143]=&quot;&quot;;&quot;新規&quot;;IF([.P143]=[.R143];&quot;&quot;;&quot;○&quot;)))">
            <text:p/>
          </table:table-cell>
          <table:table-cell table:style-name="ce27" office:value-type="string" calcext:value-type="string">
            <text:p>Firefox 31の時点で廃止</text:p>
          </table:table-cell>
          <table:table-cell table:style-name="ce155" office:value-type="string" calcext:value-type="string">
            <text:p>廃止（通常の閲覧履歴と併せて保存しないようにする設定で代替）</text:p>
            <text:p/>
            <text:p>MCD:</text:p>
            <text:p>lockPref("places.history.enabled", false);</text:p>
          </table:table-cell>
          <table:table-cell table:style-name="ce15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7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ロケーションバーの入力履歴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4]=&quot;&quot;;&quot;?&quot;;IF([.N144]=&quot;&quot;;&quot;新規&quot;;IF([.K144]=[.N144];&quot;&quot;;&quot;変更あり&quot;)))">
            <text:p/>
          </table:table-cell>
          <table:table-cell table:style-name="ce9" office:value-type="string" calcext:value-type="string">
            <text:p>-</text:p>
          </table:table-cell>
          <table:table-cell table:style-name="ce10" table:formula="of:=IF([.N144]=&quot;&quot;;&quot;?&quot;;IF([.P144]=&quot;&quot;;&quot;新規&quot;;IF([.N144]=[.P144];&quot;&quot;;&quot;変更あり&quot;)))">
            <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155" office:value-type="string" calcext:value-type="string">
            <text:p>lockPref("browser.urlbar.autocomplete.enabled", true);</text:p>
          </table:table-cell>
          <table:table-cell table:style-name="ce155" office:value-type="string" calcext:value-type="string">
            <text:p>変更無し</text:p>
          </table:table-cell>
          <table:table-cell table:style-name="ce155" office:value-type="string" calcext:value-type="string">
            <text:p>lockPref("browser.urlbar.autocomplete.enabled", true);</text:p>
          </table:table-cell>
          <table:table-cell table:style-name="ce17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0" table:formula="of:=IF([.K145]=&quot;&quot;;&quot;?&quot;;IF([.N145]=&quot;&quot;;&quot;新規&quot;;IF([.K145]=[.N145];&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5]=&quot;&quot;;&quot;?&quot;;IF([.P145]=&quot;&quot;;&quot;新規&quot;;IF([.N145]=[.P145];&quot;&quot;;&quot;変更あり&quot;)))" office:value-type="string" office:string-value="変更あり" calcext:value-type="string">
            <text:p>変更あり</text:p>
          </table:table-cell>
          <table:table-cell table:style-name="ce15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5]=&quot;&quot;;&quot;?&quot;;IF([.R145]=&quot;&quot;;&quot;新規&quot;;IF([.P145]=[.R145];&quot;&quot;;&quot;○&quot;)))" office:value-type="string" office:string-value="○" calcext:value-type="string">
            <text:p>○</text:p>
          </table:table-cell>
          <table:table-cell table:style-name="ce15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7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パスワードの保存の可否</text:p>
          </table:table-cell>
          <table:table-cell table:style-name="ce30"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6]=&quot;&quot;;&quot;?&quot;;IF([.N146]=&quot;&quot;;&quot;新規&quot;;IF([.K146]=[.N146];&quot;&quot;;&quot;変更あり&quot;)))">
            <text:p/>
          </table:table-cell>
          <table:table-cell table:style-name="ce9" office:value-type="string" calcext:value-type="string">
            <text:p>-</text:p>
          </table:table-cell>
          <table:table-cell table:style-name="ce10" table:formula="of:=IF([.N146]=&quot;&quot;;&quot;?&quot;;IF([.P146]=&quot;&quot;;&quot;新規&quot;;IF([.N146]=[.P146];&quot;&quot;;&quot;変更あり&quot;)))">
            <text:p/>
          </table:table-cell>
          <table:table-cell table:style-name="ce9" office:value-type="string" calcext:value-type="string">
            <text:p>-</text:p>
          </table:table-cell>
          <table:table-cell table:style-name="ce8" table:formula="of:=IF([.P146]=&quot;&quot;;&quot;?&quot;;IF([.R146]=&quot;&quot;;&quot;新規&quot;;IF([.P146]=[.R146];&quot;&quot;;&quot;○&quot;)))" office:value-type="string" office:string-value="○" calcext:value-type="string">
            <text:p>○</text:p>
          </table:table-cell>
          <table:table-cell table:style-name="ce155" office:value-type="string" calcext:value-type="string">
            <text:p>lockPref("signon.rememberSignons", true);</text:p>
          </table:table-cell>
          <table:table-cell table:style-name="ce155" office:value-type="string" calcext:value-type="string">
            <text:p>変更無し</text:p>
          </table:table-cell>
          <table:table-cell table:style-name="ce155" office:value-type="string" calcext:value-type="string">
            <text:p>lockPref("signon.rememberSignons", true);</text:p>
          </table:table-cell>
          <table:table-cell table:style-name="ce17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0"/>
          <table:table-cell table:style-name="ce10" table:formula="of:=IF([.K147]=&quot;&quot;;&quot;?&quot;;IF([.N147]=&quot;&quot;;&quot;新規&quot;;IF([.K147]=[.N147];&quot;&quot;;&quot;変更あり&quot;)))">
            <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7]=&quot;&quot;;&quot;?&quot;;IF([.R147]=&quot;&quot;;&quot;新規&quot;;IF([.P147]=[.R147];&quot;&quot;;&quot;○&quot;)))" office:value-type="string" office:string-value="○" calcext:value-type="string">
            <text:p>○</text:p>
          </table:table-cell>
          <table:table-cell table:style-name="ce15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7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Webアプリのオフラインキャッシュ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7">lockPref("offline-apps.allow_by_default", false);</text:span></text:p>
            <text:p/>
          </table:table-cell>
          <table:table-cell table:style-name="ce131"/>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48]=&quot;&quot;;&quot;?&quot;;IF([.P148]=&quot;&quot;;&quot;新規&quot;;IF([.N148]=[.P14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55" office:value-type="string" calcext:value-type="string">
            <text:p>lockPref("browser.offline-apps.notify", true);</text:p>
          </table:table-cell>
          <table:table-cell table:style-name="ce155" office:value-type="string" calcext:value-type="string">
            <text:p>変更無し</text:p>
          </table:table-cell>
          <table:table-cell table:style-name="ce155" office:value-type="string" calcext:value-type="string">
            <text:p>lockPref("browser.offline-apps.notify", true);</text:p>
          </table:table-cell>
          <table:table-cell table:style-name="ce17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9]=&quot;&quot;;&quot;?&quot;;IF([.R149]=&quot;&quot;;&quot;新規&quot;;IF([.P149]=[.R149];&quot;&quot;;&quot;○&quot;)))">
            <text:p/>
          </table:table-cell>
          <table:table-cell table:style-name="ce155" office:value-type="string" calcext:value-type="string">
            <text:p>lockPref("extensions.autopermission.sites.(site)", "offline-app=1");</text:p>
          </table:table-cell>
          <table:table-cell table:style-name="ce155" table:number-columns-repeated="2"/>
          <table:table-cell table:style-name="ce17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0]=&quot;&quot;;&quot;?&quot;;IF([.N150]=&quot;&quot;;&quot;新規&quot;;IF([.K150]=[.N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0]=&quot;&quot;;&quot;?&quot;;IF([.P150]=&quot;&quot;;&quot;新規&quot;;IF([.N150]=[.P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0]=&quot;&quot;;&quot;?&quot;;IF([.R150]=&quot;&quot;;&quot;新規&quot;;IF([.P150]=[.R150];&quot;&quot;;&quot;○&quot;)))" office:value-type="string" office:string-value="新規" calcext:value-type="string">
            <text:p>新規</text:p>
          </table:table-cell>
          <table:table-cell table:style-name="ce155" table:number-columns-repeated="3"/>
          <table:table-cell table:style-name="ce17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offline-apps.notify", false);</text:span></text:p>
            <text:p><text:span text:style-name="T18">lockPref(“offline-apps.allow_by_default”, false);</text:span></text:p>
            <text:p><text:span text:style-name="T18">lockPref(“browser.cache.offline.enable”, false);</text:span></text:p>
            <text:p><text:span text:style-name="T18">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1]=&quot;&quot;;&quot;?&quot;;IF([.R151]=&quot;&quot;;&quot;新規&quot;;IF([.P151]=[.R151];&quot;&quot;;&quot;○&quot;)))">
            <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7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2]=&quot;&quot;;&quot;?&quot;;IF([.N152]=&quot;&quot;;&quot;新規&quot;;IF([.K152]=[.N152];&quot;&quot;;&quot;変更あり&quot;)))">
            <text:p/>
          </table:table-cell>
          <table:table-cell table:style-name="ce9" office:value-type="string" calcext:value-type="string">
            <text:p>lockPref("network.prefetch-next", true);</text:p>
          </table:table-cell>
          <table:table-cell table:style-name="ce10" table:formula="of:=IF([.N152]=&quot;&quot;;&quot;?&quot;;IF([.P152]=&quot;&quot;;&quot;新規&quot;;IF([.N152]=[.P152];&quot;&quot;;&quot;変更あり&quot;)))">
            <text:p/>
          </table:table-cell>
          <table:table-cell table:style-name="ce9" office:value-type="string" calcext:value-type="string">
            <text:p>lockPref("network.prefetch-next", true);</text:p>
          </table:table-cell>
          <table:table-cell table:style-name="ce8" table:formula="of:=IF([.P152]=&quot;&quot;;&quot;?&quot;;IF([.R152]=&quot;&quot;;&quot;新規&quot;;IF([.P152]=[.R152];&quot;&quot;;&quot;○&quot;)))">
            <text:p/>
          </table:table-cell>
          <table:table-cell table:style-name="ce155" office:value-type="string" calcext:value-type="string">
            <text:p>lockPref("network.prefetch-next", true);</text:p>
          </table:table-cell>
          <table:table-cell table:style-name="ce155" office:value-type="string" calcext:value-type="string">
            <text:p>変更無し</text:p>
          </table:table-cell>
          <table:table-cell table:style-name="ce155" office:value-type="string" calcext:value-type="string">
            <text:p>lockPref("network.prefetch-next", true);</text:p>
          </table:table-cell>
          <table:table-cell table:style-name="ce17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3]=&quot;&quot;;&quot;?&quot;;IF([.N153]=&quot;&quot;;&quot;新規&quot;;IF([.K153]=[.N153];&quot;&quot;;&quot;変更あり&quot;)))">
            <text:p/>
          </table:table-cell>
          <table:table-cell table:style-name="ce9" office:value-type="string" calcext:value-type="string">
            <text:p>lockPref("network.prefetch-next", false);</text:p>
          </table:table-cell>
          <table:table-cell table:style-name="ce10" table:formula="of:=IF([.N153]=&quot;&quot;;&quot;?&quot;;IF([.P153]=&quot;&quot;;&quot;新規&quot;;IF([.N153]=[.P153];&quot;&quot;;&quot;変更あり&quot;)))">
            <text:p/>
          </table:table-cell>
          <table:table-cell table:style-name="ce9" office:value-type="string" calcext:value-type="string">
            <text:p>lockPref("network.prefetch-next", false);</text:p>
          </table:table-cell>
          <table:table-cell table:style-name="ce8" table:formula="of:=IF([.P153]=&quot;&quot;;&quot;?&quot;;IF([.R153]=&quot;&quot;;&quot;新規&quot;;IF([.P153]=[.R153];&quot;&quot;;&quot;○&quot;)))">
            <text:p/>
          </table:table-cell>
          <table:table-cell table:style-name="ce155" office:value-type="string" calcext:value-type="string">
            <text:p>lockPref("network.prefetch-next", false);</text:p>
          </table:table-cell>
          <table:table-cell table:style-name="ce155" office:value-type="string" calcext:value-type="string">
            <text:p>変更無し</text:p>
          </table:table-cell>
          <table:table-cell table:style-name="ce155" office:value-type="string" calcext:value-type="string">
            <text:p>lockPref("network.prefetch-next", false);</text:p>
          </table:table-cell>
          <table:table-cell table:style-name="ce17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の最低保証保持件数（lazyな最大保持件数）</text:p>
          </table:table-cell>
          <table:table-cell table:style-name="ce30"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4]=&quot;&quot;;&quot;?&quot;;IF([.N154]=&quot;&quot;;&quot;新規&quot;;IF([.K154]=[.N154];&quot;&quot;;&quot;変更あり&quot;)))">
            <text:p/>
          </table:table-cell>
          <table:table-cell table:style-name="ce9" office:value-type="string" calcext:value-type="string">
            <text:p>-</text:p>
          </table:table-cell>
          <table:table-cell table:style-name="ce10" table:formula="of:=IF([.N154]=&quot;&quot;;&quot;?&quot;;IF([.P154]=&quot;&quot;;&quot;新規&quot;;IF([.N154]=[.P154];&quot;&quot;;&quot;変更あり&quot;)))">
            <text:p/>
          </table:table-cell>
          <table:table-cell table:style-name="ce9" office:value-type="string" calcext:value-type="string">
            <text:p>-</text:p>
          </table:table-cell>
          <table:table-cell table:style-name="ce8" table:formula="of:=IF([.P154]=&quot;&quot;;&quot;?&quot;;IF([.R154]=&quot;&quot;;&quot;新規&quot;;IF([.P154]=[.R154];&quot;&quot;;&quot;○&quot;)))">
            <text:p/>
          </table:table-cell>
          <table:table-cell table:style-name="ce155" office:value-type="string" calcext:value-type="string">
            <text:p>-</text:p>
          </table:table-cell>
          <table:table-cell table:style-name="ce155" table:number-columns-repeated="2"/>
          <table:table-cell table:style-name="ce17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55]=&quot;&quot;;&quot;?&quot;;IF([.N155]=&quot;&quot;;&quot;新規&quot;;IF([.K155]=[.N155];&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55]=&quot;&quot;;&quot;?&quot;;IF([.P155]=&quot;&quot;;&quot;新規&quot;;IF([.N155]=[.P155];&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5]=&quot;&quot;;&quot;?&quot;;IF([.R155]=&quot;&quot;;&quot;新規&quot;;IF([.P155]=[.R155];&quot;&quot;;&quot;○&quot;)))">
            <text:p/>
          </table:table-cell>
          <table:table-cell table:style-name="ce155" office:value-type="string" calcext:value-type="string">
            <text:p>lockPref("places.history.expiration.max_pages", （保持する件数）);</text:p>
          </table:table-cell>
          <table:table-cell table:style-name="ce155" office:value-type="string" calcext:value-type="string">
            <text:p>変更無し</text:p>
          </table:table-cell>
          <table:table-cell table:style-name="ce155" office:value-type="string" calcext:value-type="string">
            <text:p>lockPref("places.history.expiration.max_pages", （保持する件数）);</text:p>
          </table:table-cell>
          <table:table-cell table:style-name="ce17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39" office:value-type="string" calcext:value-type="string">
            <text:p>プライバシー</text:p>
          </table:table-cell>
          <table:table-cell table:style-name="ce39" office:value-type="string" calcext:value-type="string">
            <text:p>日数ベースでの履歴の自動削除</text:p>
          </table:table-cell>
          <table:table-cell table:style-name="ce39"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56]=&quot;&quot;;&quot;?&quot;;IF([.N156]=&quot;&quot;;&quot;新規&quot;;IF([.K156]=[.N156];&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56]=&quot;&quot;;&quot;?&quot;;IF([.P156]=&quot;&quot;;&quot;新規&quot;;IF([.N156]=[.P156];&quot;&quot;;&quot;変更あり&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6]=&quot;&quot;;&quot;?&quot;;IF([.R156]=&quot;&quot;;&quot;新規&quot;;IF([.P156]=[.R156];&quot;&quot;;&quot;○&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55" table:number-columns-repeated="2"/>
          <table:table-cell table:style-name="ce17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ッション情報の保存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text:p>
          </table:table-cell>
          <table:table-cell table:style-name="ce10" table:formula="of:=IF([.N157]=&quot;&quot;;&quot;?&quot;;IF([.P157]=&quot;&quot;;&quot;新規&quot;;IF([.N157]=[.P157];&quot;&quot;;&quot;変更あり&quot;)))">
            <text:p/>
          </table:table-cell>
          <table:table-cell table:style-name="ce9" office:value-type="string" calcext:value-type="string">
            <text:p>-</text:p>
          </table:table-cell>
          <table:table-cell table:style-name="ce8" table:formula="of:=IF([.P157]=&quot;&quot;;&quot;?&quot;;IF([.R157]=&quot;&quot;;&quot;新規&quot;;IF([.P157]=[.R157];&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sessionstore.enabled", true);</text:p>
          </table:table-cell>
          <table:table-cell table:style-name="ce17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0" table:formula="of:=IF([.K158]=&quot;&quot;;&quot;?&quot;;IF([.N158]=&quot;&quot;;&quot;新規&quot;;IF([.K158]=[.N158];&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8]=&quot;&quot;;&quot;?&quot;;IF([.P158]=&quot;&quot;;&quot;新規&quot;;IF([.N158]=[.P158];&quot;&quot;;&quot;変更あり&quot;)))" office:value-type="string" office:string-value="変更あり" calcext:value-type="string">
            <text:p>変更あり</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8]=&quot;&quot;;&quot;?&quot;;IF([.R158]=&quot;&quot;;&quot;新規&quot;;IF([.P158]=[.R158];&quot;&quot;;&quot;○&quot;)))" office:value-type="string" office:string-value="○" calcext:value-type="string">
            <text:p>○</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lockPref("browser.sessionstore.enabled", false);</text:p>
          </table:table-cell>
          <table:table-cell table:style-name="ce17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40" office:value-type="string" calcext:value-type="string" table:number-columns-spanned="1" table:number-rows-spanned="7">
            <text:p>プライバシー</text:p>
          </table:table-cell>
          <table:table-cell table:style-name="ce40" office:value-type="string" calcext:value-type="string" table:number-columns-spanned="1" table:number-rows-spanned="7">
            <text:p>Cookie、IndexedDB、Web Storage、およびService Worker用Cacheの保存の可否</text:p>
          </table:table-cell>
          <table:table-cell table:style-name="ce40"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59]=&quot;&quot;;&quot;?&quot;;IF([.N159]=&quot;&quot;;&quot;新規&quot;;IF([.K159]=[.N159];&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59]=&quot;&quot;;&quot;?&quot;;IF([.P159]=&quot;&quot;;&quot;新規&quot;;IF([.N159]=[.P159];&quot;&quot;;&quot;変更あり&quot;)))">
            <text:p/>
          </table:table-cell>
          <table:table-cell table:style-name="ce155" office:value-type="string" calcext:value-type="string">
            <text:p>lockPref("network.cookie.cookieBehavior", 0);</text:p>
            <text:p>lockPref("network.cookie.lifetimePolicy", 0);</text:p>
          </table:table-cell>
          <table:table-cell table:style-name="ce8" table:formula="of:=IF([.P159]=&quot;&quot;;&quot;?&quot;;IF([.R159]=&quot;&quot;;&quot;新規&quot;;IF([.P159]=[.R159];&quot;&quot;;&quot;○&quot;)))">
            <text:p/>
          </table:table-cell>
          <table:table-cell table:style-name="ce155" office:value-type="string" calcext:value-type="string">
            <text:p>lockPref("network.cookie.cookieBehavior", 0);</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8"/>
          <table:table-cell table:style-name="ce10" table:formula="of:=IF([.K160]=&quot;&quot;;&quot;?&quot;;IF([.N160]=&quot;&quot;;&quot;新規&quot;;IF([.K160]=[.N160];&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155" office:value-type="string" calcext:value-type="string">
            <text:p>lockPref("extensions.autopermission.sites.(site)", "cookie=1");</text:p>
          </table:table-cell>
          <table:table-cell table:style-name="ce8" table:formula="of:=IF([.P160]=&quot;&quot;;&quot;?&quot;;IF([.R160]=&quot;&quot;;&quot;新規&quot;;IF([.P160]=[.R160];&quot;&quot;;&quot;○&quot;)))">
            <text:p/>
          </table:table-cell>
          <table:table-cell table:style-name="ce155" office:value-type="string" calcext:value-type="string">
            <text:p>lockPref("extensions.autopermission.sites.(site)", "cookie=1");</text:p>
          </table:table-cell>
          <table:table-cell table:style-name="ce155" table:number-columns-repeated="2"/>
          <table:table-cell table:style-name="ce17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1]=&quot;&quot;;&quot;?&quot;;IF([.N161]=&quot;&quot;;&quot;新規&quot;;IF([.K161]=[.N1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table-cell table:style-name="ce10" table:formula="of:=IF([.K162]=&quot;&quot;;&quot;?&quot;;IF([.N162]=&quot;&quot;;&quot;新規&quot;;IF([.K162]=[.N162];&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formula="of:=IF([.N162]=&quot;&quot;;&quot;?&quot;;IF([.P162]=&quot;&quot;;&quot;新規&quot;;IF([.N162]=[.P162];&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2]=&quot;&quot;;&quot;?&quot;;IF([.R162]=&quot;&quot;;&quot;新規&quot;;IF([.P162]=[.R162];&quot;&quot;;&quot;○&quot;)))" office:value-type="string" office:string-value="新規" calcext:value-type="string">
            <text:p>新規</text:p>
          </table:table-cell>
          <table:table-cell table:style-name="ce155" table:number-columns-repeated="3"/>
          <table:table-cell table:style-name="ce17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3]=&quot;&quot;;&quot;?&quot;;IF([.N163]=&quot;&quot;;&quot;新規&quot;;IF([.K163]=[.N163];&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3]=&quot;&quot;;&quot;?&quot;;IF([.P163]=&quot;&quot;;&quot;新規&quot;;IF([.N163]=[.P163];&quot;&quot;;&quot;変更あり&quot;)))">
            <text:p/>
          </table:table-cell>
          <table:table-cell table:style-name="ce155" office:value-type="string" calcext:value-type="string">
            <text:p>lockPref("network.cookie.cookieBehavior", 0);</text:p>
            <text:p>lockPref("network.cookie.lifetimePolicy", 2);</text:p>
          </table:table-cell>
          <table:table-cell table:style-name="ce8" table:formula="of:=IF([.P163]=&quot;&quot;;&quot;?&quot;;IF([.R163]=&quot;&quot;;&quot;新規&quot;;IF([.P163]=[.R163];&quot;&quot;;&quot;○&quot;)))">
            <text:p/>
          </table:table-cell>
          <table:table-cell table:style-name="ce155" office:value-type="string" calcext:value-type="string">
            <text:p>lockPref("network.cookie.cookieBehavior", 0);</text:p>
            <text:p>lockPref("network.cookie.lifetimePolicy", 2);</text:p>
          </table:table-cell>
          <table:table-cell table:style-name="ce155" table:number-columns-repeated="2"/>
          <table:table-cell table:style-name="ce17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4]=&quot;&quot;;&quot;?&quot;;IF([.P164]=&quot;&quot;;&quot;新規&quot;;IF([.N164]=[.P164];&quot;&quot;;&quot;変更あり&quot;)))">
            <text:p/>
          </table:table-cell>
          <table:table-cell table:style-name="ce155" office:value-type="string" calcext:value-type="string">
            <text:p>lockPref("network.cookie.cookieBehavior", 2);</text:p>
            <text:p>lockPref("network.cookie.lifetimePolicy", 0);</text:p>
          </table:table-cell>
          <table:table-cell table:style-name="ce8" table:formula="of:=IF([.P164]=&quot;&quot;;&quot;?&quot;;IF([.R164]=&quot;&quot;;&quot;新規&quot;;IF([.P164]=[.R164];&quot;&quot;;&quot;○&quot;)))">
            <text:p/>
          </table:table-cell>
          <table:table-cell table:style-name="ce155" office:value-type="string" calcext:value-type="string">
            <text:p>lockPref("network.cookie.cookieBehavior", 2);</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65]=&quot;&quot;;&quot;?&quot;;IF([.N165]=&quot;&quot;;&quot;新規&quot;;IF([.K165]=[.N165];&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OMストレージの利用の可否</text:p>
          </table:table-cell>
          <table:table-cell table:style-name="ce30"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6]=&quot;&quot;;&quot;?&quot;;IF([.N166]=&quot;&quot;;&quot;新規&quot;;IF([.K166]=[.N166];&quot;&quot;;&quot;変更あり&quot;)))">
            <text:p/>
          </table:table-cell>
          <table:table-cell table:style-name="ce9" office:value-type="string" calcext:value-type="string">
            <text:p>-</text:p>
          </table:table-cell>
          <table:table-cell table:style-name="ce10"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155" office:value-type="string" calcext:value-type="string">
            <text:p>lockPref("dom.storage.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67]=&quot;&quot;;&quot;?&quot;;IF([.N167]=&quot;&quot;;&quot;新規&quot;;IF([.K167]=[.N167];&quot;&quot;;&quot;変更あり&quot;)))">
            <text:p/>
          </table:table-cell>
          <table:table-cell table:style-name="ce9" office:value-type="string" calcext:value-type="string">
            <text:p>lockPref("dom.storage.enabled", false);</text:p>
          </table:table-cell>
          <table:table-cell table:style-name="ce10" table:formula="of:=IF([.N167]=&quot;&quot;;&quot;?&quot;;IF([.P167]=&quot;&quot;;&quot;新規&quot;;IF([.N167]=[.P167];&quot;&quot;;&quot;変更あり&quot;)))">
            <text:p/>
          </table:table-cell>
          <table:table-cell table:style-name="ce9" office:value-type="string" calcext:value-type="string">
            <text:p>lockPref("dom.storage.enabled", false);</text:p>
          </table:table-cell>
          <table:table-cell table:style-name="ce8" table:formula="of:=IF([.P167]=&quot;&quot;;&quot;?&quot;;IF([.R167]=&quot;&quot;;&quot;新規&quot;;IF([.P167]=[.R167];&quot;&quot;;&quot;○&quot;)))">
            <text:p/>
          </table:table-cell>
          <table:table-cell table:style-name="ce155" office:value-type="string" calcext:value-type="string">
            <text:p>lockPref("dom.storage.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Indexed DBの利用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dom.indexedDB.enabled", true);</text:p>
          </table:table-cell>
          <table:table-cell table:style-name="ce10" table:formula="of:=IF([.N168]=&quot;&quot;;&quot;?&quot;;IF([.P168]=&quot;&quot;;&quot;新規&quot;;IF([.N168]=[.P168];&quot;&quot;;&quot;変更あり&quot;)))">
            <text:p/>
          </table:table-cell>
          <table:table-cell table:style-name="ce155" office:value-type="string" calcext:value-type="string">
            <text:p>lockPref("dom.indexedDB.enabled", true);</text:p>
          </table:table-cell>
          <table:table-cell table:style-name="ce8" table:formula="of:=IF([.P168]=&quot;&quot;;&quot;?&quot;;IF([.R168]=&quot;&quot;;&quot;新規&quot;;IF([.P168]=[.R168];&quot;&quot;;&quot;○&quot;)))">
            <text:p/>
          </table:table-cell>
          <table:table-cell table:style-name="ce155" office:value-type="string" calcext:value-type="string">
            <text:p>lockPref("dom.indexedDB.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Firefox 43以降ではCookieの保存ポリシーに連動</text:p>
          </table:table-cell>
          <table:table-cell table:style-name="ce10" table:formula="of:=IF([.N169]=&quot;&quot;;&quot;?&quot;;IF([.P169]=&quot;&quot;;&quot;新規&quot;;IF([.N169]=[.P169];&quot;&quot;;&quot;変更あり&quot;)))">
            <text:p/>
          </table:table-cell>
          <table:table-cell table:style-name="ce27" office:value-type="string" calcext:value-type="string">
            <text:p>Firefox 43以降ではCookieの保存ポリシーに連動</text:p>
          </table:table-cell>
          <table:table-cell table:style-name="ce8" table:formula="of:=IF([.P169]=&quot;&quot;;&quot;?&quot;;IF([.R169]=&quot;&quot;;&quot;新規&quot;;IF([.P169]=[.R169];&quot;&quot;;&quot;○&quot;)))" office:value-type="string" office:string-value="○" calcext:value-type="string">
            <text:p>○</text:p>
          </table:table-cell>
          <table:table-cell table:style-name="ce155" office:value-type="string" calcext:value-type="string">
            <text:p>lockPref("extensions.autopermission.sites.(site)", "indexedDB=1");</text:p>
          </table:table-cell>
          <table:table-cell table:style-name="ce155" table:number-columns-repeated="2"/>
          <table:table-cell table:style-name="ce17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0]=&quot;&quot;;&quot;?&quot;;IF([.N170]=&quot;&quot;;&quot;新規&quot;;IF([.K170]=[.N170];&quot;&quot;;&quot;変更あり&quot;)))">
            <text:p/>
          </table:table-cell>
          <table:table-cell table:style-name="ce8" office:value-type="string" calcext:value-type="string">
            <text:p>Firefox 43以降ではCookieの保存ポリシーに連動</text:p>
          </table:table-cell>
          <table:table-cell table:style-name="ce10" table:formula="of:=IF([.N170]=&quot;&quot;;&quot;?&quot;;IF([.P170]=&quot;&quot;;&quot;新規&quot;;IF([.N170]=[.P170];&quot;&quot;;&quot;変更あり&quot;)))">
            <text:p/>
          </table:table-cell>
          <table:table-cell table:style-name="ce27" office:value-type="string" calcext:value-type="string">
            <text:p>Firefox 43以降ではCookieの保存ポリシーに連動</text:p>
          </table:table-cell>
          <table:table-cell table:style-name="ce8" table:formula="of:=IF([.P170]=&quot;&quot;;&quot;?&quot;;IF([.R170]=&quot;&quot;;&quot;新規&quot;;IF([.P170]=[.R170];&quot;&quot;;&quot;○&quot;)))" office:value-type="string" office:string-value="新規" calcext:value-type="string">
            <text:p>新規</text:p>
          </table:table-cell>
          <table:table-cell table:style-name="ce155" table:number-columns-repeated="3"/>
          <table:table-cell table:style-name="ce17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1]=&quot;&quot;;&quot;?&quot;;IF([.N171]=&quot;&quot;;&quot;新規&quot;;IF([.K171]=[.N171];&quot;&quot;;&quot;変更あり&quot;)))">
            <text:p/>
          </table:table-cell>
          <table:table-cell table:style-name="ce8" office:value-type="string" calcext:value-type="string">
            <text:p>lockPref("dom.indexedDB.enabled", false);</text:p>
          </table:table-cell>
          <table:table-cell table:style-name="ce10" table:formula="of:=IF([.N171]=&quot;&quot;;&quot;?&quot;;IF([.P171]=&quot;&quot;;&quot;新規&quot;;IF([.N171]=[.P171];&quot;&quot;;&quot;変更あり&quot;)))">
            <text:p/>
          </table:table-cell>
          <table:table-cell table:style-name="ce155" office:value-type="string" calcext:value-type="string">
            <text:p>lockPref("dom.indexedDB.enabled", false);</text:p>
          </table:table-cell>
          <table:table-cell table:style-name="ce8" table:formula="of:=IF([.P171]=&quot;&quot;;&quot;?&quot;;IF([.R171]=&quot;&quot;;&quot;新規&quot;;IF([.P171]=[.R171];&quot;&quot;;&quot;○&quot;)))">
            <text:p/>
          </table:table-cell>
          <table:table-cell table:style-name="ce155" office:value-type="string" calcext:value-type="string">
            <text:p>lockPref("dom.indexedDB.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位置情報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text:p>
          </table:table-cell>
          <table:table-cell table:style-name="ce10" table:formula="of:=IF([.N172]=&quot;&quot;;&quot;?&quot;;IF([.P172]=&quot;&quot;;&quot;新規&quot;;IF([.N172]=[.P172];&quot;&quot;;&quot;変更あり&quot;)))">
            <text:p/>
          </table:table-cell>
          <table:table-cell table:style-name="ce9" office:value-type="string" calcext:value-type="string">
            <text:p>-</text:p>
          </table:table-cell>
          <table:table-cell table:style-name="ce8" table:formula="of:=IF([.P172]=&quot;&quot;;&quot;?&quot;;IF([.R172]=&quot;&quot;;&quot;新規&quot;;IF([.P172]=[.R172];&quot;&quot;;&quot;○&quot;)))" office:value-type="string" office:string-value="○" calcext:value-type="string">
            <text:p>○</text:p>
          </table:table-cell>
          <table:table-cell table:style-name="ce155" office:value-type="string" calcext:value-type="string">
            <text:p>lockPref("geo.enabled", true);</text:p>
          </table:table-cell>
          <table:table-cell table:style-name="ce155" office:value-type="string" calcext:value-type="string">
            <text:p>変更無し</text:p>
          </table:table-cell>
          <table:table-cell table:style-name="ce155" office:value-type="string" calcext:value-type="string">
            <text:p>lockPref("geo.enabled", true);</text:p>
          </table:table-cell>
          <table:table-cell table:style-name="ce17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0" table:formula="of:=IF([.K173]=&quot;&quot;;&quot;?&quot;;IF([.N173]=&quot;&quot;;&quot;新規&quot;;IF([.K173]=[.N173];&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3]=&quot;&quot;;&quot;?&quot;;IF([.R173]=&quot;&quot;;&quot;新規&quot;;IF([.P173]=[.R173];&quot;&quot;;&quot;○&quot;)))">
            <text:p/>
          </table:table-cell>
          <table:table-cell table:style-name="ce155" office:value-type="string" calcext:value-type="string">
            <text:p>lockPref("extensions.autopermission.sites.(site)", "geo=1");</text:p>
          </table:table-cell>
          <table:table-cell table:style-name="ce155" table:number-columns-repeated="2"/>
          <table:table-cell table:style-name="ce17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4]=&quot;&quot;;&quot;?&quot;;IF([.N174]=&quot;&quot;;&quot;新規&quot;;IF([.K174]=[.N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4]=&quot;&quot;;&quot;?&quot;;IF([.P174]=&quot;&quot;;&quot;新規&quot;;IF([.N174]=[.P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4]=&quot;&quot;;&quot;?&quot;;IF([.R174]=&quot;&quot;;&quot;新規&quot;;IF([.P174]=[.R174];&quot;&quot;;&quot;○&quot;)))" office:value-type="string" office:string-value="新規" calcext:value-type="string">
            <text:p>新規</text:p>
          </table:table-cell>
          <table:table-cell table:style-name="ce155" table:number-columns-repeated="3"/>
          <table:table-cell table:style-name="ce17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75]=&quot;&quot;;&quot;?&quot;;IF([.N175]=&quot;&quot;;&quot;新規&quot;;IF([.K175]=[.N175];&quot;&quot;;&quot;変更あり&quot;)))">
            <text:p/>
          </table:table-cell>
          <table:table-cell table:style-name="ce9" office:value-type="string" calcext:value-type="string">
            <text:p>lockPref("geo.enabled", false);</text:p>
          </table:table-cell>
          <table:table-cell table:style-name="ce10" table:formula="of:=IF([.N175]=&quot;&quot;;&quot;?&quot;;IF([.P175]=&quot;&quot;;&quot;新規&quot;;IF([.N175]=[.P175];&quot;&quot;;&quot;変更あり&quot;)))">
            <text:p/>
          </table:table-cell>
          <table:table-cell table:style-name="ce9" office:value-type="string" calcext:value-type="string">
            <text:p>lockPref("geo.enabled", false);</text:p>
          </table:table-cell>
          <table:table-cell table:style-name="ce8" table:formula="of:=IF([.P175]=&quot;&quot;;&quot;?&quot;;IF([.R175]=&quot;&quot;;&quot;新規&quot;;IF([.P175]=[.R175];&quot;&quot;;&quot;○&quot;)))">
            <text:p/>
          </table:table-cell>
          <table:table-cell table:style-name="ce155" office:value-type="string" calcext:value-type="string">
            <text:p>lockPref("geo.enabled", false);</text:p>
          </table:table-cell>
          <table:table-cell table:style-name="ce155" office:value-type="string" calcext:value-type="string">
            <text:p>変更無し</text:p>
          </table:table-cell>
          <table:table-cell table:style-name="ce155" office:value-type="string" calcext:value-type="string">
            <text:p>lockPref("geo.enabled", false);</text:p>
          </table:table-cell>
          <table:table-cell table:style-name="ce17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結果のローカライズ用地域コードの位置情報に基づく推定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text:p>
          </table:table-cell>
          <table:table-cell table:style-name="ce10" table:formula="of:=IF([.N176]=&quot;&quot;;&quot;?&quot;;IF([.P176]=&quot;&quot;;&quot;新規&quot;;IF([.N176]=[.P176];&quot;&quot;;&quot;変更あり&quot;)))">
            <text:p/>
          </table:table-cell>
          <table:table-cell table:style-name="ce155" office:value-type="string" calcext:value-type="string">
            <text:p>-</text:p>
          </table:table-cell>
          <table:table-cell table:style-name="ce8" table:formula="of:=IF([.P176]=&quot;&quot;;&quot;?&quot;;IF([.R176]=&quot;&quot;;&quot;新規&quot;;IF([.P176]=[.R176];&quot;&quot;;&quot;○&quot;)))">
            <text:p/>
          </table:table-cell>
          <table:table-cell table:style-name="ce155" office:value-type="string" calcext:value-type="string">
            <text:p>-</text:p>
          </table:table-cell>
          <table:table-cell table:style-name="ce155" table:number-columns-repeated="2"/>
          <table:table-cell table:style-name="ce17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77]=&quot;&quot;;&quot;?&quot;;IF([.N177]=&quot;&quot;;&quot;新規&quot;;IF([.K177]=[.N177];&quot;&quot;;&quot;変更あり&quot;)))">
            <text:p/>
          </table:table-cell>
          <table:table-cell table:style-name="ce8" office:value-type="string" calcext:value-type="string">
            <text:p>lockPref("browser.search.geoip.url", "");</text:p>
          </table:table-cell>
          <table:table-cell table:style-name="ce10" table:formula="of:=IF([.N177]=&quot;&quot;;&quot;?&quot;;IF([.P177]=&quot;&quot;;&quot;新規&quot;;IF([.N177]=[.P177];&quot;&quot;;&quot;変更あり&quot;)))">
            <text:p/>
          </table:table-cell>
          <table:table-cell table:style-name="ce155" office:value-type="string" calcext:value-type="string">
            <text:p>lockPref("browser.search.geoip.url", "");</text:p>
          </table:table-cell>
          <table:table-cell table:style-name="ce8" table:formula="of:=IF([.P177]=&quot;&quot;;&quot;?&quot;;IF([.R177]=&quot;&quot;;&quot;新規&quot;;IF([.P177]=[.R177];&quot;&quot;;&quot;○&quot;)))">
            <text:p/>
          </table:table-cell>
          <table:table-cell table:style-name="ce155" office:value-type="string" calcext:value-type="string">
            <text:p>lockPref("browser.search.geoip.url", "");</text:p>
          </table:table-cell>
          <table:table-cell table:style-name="ce155" table:number-columns-repeated="2"/>
          <table:table-cell table:style-name="ce17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NS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78]=&quot;&quot;;&quot;?&quot;;IF([.N178]=&quot;&quot;;&quot;新規&quot;;IF([.K178]=[.N178];&quot;&quot;;&quot;変更あり&quot;)))">
            <text:p/>
          </table:table-cell>
          <table:table-cell table:style-name="ce9" office:value-type="string" calcext:value-type="string">
            <text:p>lockPref("network.dns.disablePrefetch", false);</text:p>
          </table:table-cell>
          <table:table-cell table:style-name="ce10" table:formula="of:=IF([.N178]=&quot;&quot;;&quot;?&quot;;IF([.P178]=&quot;&quot;;&quot;新規&quot;;IF([.N178]=[.P178];&quot;&quot;;&quot;変更あり&quot;)))">
            <text:p/>
          </table:table-cell>
          <table:table-cell table:style-name="ce9" office:value-type="string" calcext:value-type="string">
            <text:p>lockPref("network.dns.disablePrefetch", false);</text:p>
          </table:table-cell>
          <table:table-cell table:style-name="ce8" table:formula="of:=IF([.P178]=&quot;&quot;;&quot;?&quot;;IF([.R178]=&quot;&quot;;&quot;新規&quot;;IF([.P178]=[.R178];&quot;&quot;;&quot;○&quot;)))">
            <text:p/>
          </table:table-cell>
          <table:table-cell table:style-name="ce155" office:value-type="string" calcext:value-type="string">
            <text:p>lockPref("network.dns.disablePrefetch", false);</text:p>
          </table:table-cell>
          <table:table-cell table:style-name="ce155" office:value-type="string" calcext:value-type="string">
            <text:p>変更無し</text:p>
          </table:table-cell>
          <table:table-cell table:style-name="ce155" office:value-type="string" calcext:value-type="string">
            <text:p>lockPref("network.dns.disablePrefetch", false);</text:p>
          </table:table-cell>
          <table:table-cell table:style-name="ce17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79]=&quot;&quot;;&quot;?&quot;;IF([.N179]=&quot;&quot;;&quot;新規&quot;;IF([.K179]=[.N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79]=&quot;&quot;;&quot;?&quot;;IF([.P179]=&quot;&quot;;&quot;新規&quot;;IF([.N179]=[.P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9]=&quot;&quot;;&quot;?&quot;;IF([.R179]=&quot;&quot;;&quot;新規&quot;;IF([.P179]=[.R179];&quot;&quot;;&quot;○&quot;)))" office:value-type="string" office:string-value="○" calcext:value-type="string">
            <text:p>○</text:p>
          </table:table-cell>
          <table:table-cell table:style-name="ce155" office:value-type="string" calcext:value-type="string">
            <text:p>lockPref("network.dns.disablePrefetch", true);</text:p>
          </table:table-cell>
          <table:table-cell table:style-name="ce155" office:value-type="string" calcext:value-type="string">
            <text:p>変更無し</text:p>
          </table:table-cell>
          <table:table-cell table:style-name="ce155" office:value-type="string" calcext:value-type="string">
            <text:p>lockPref("network.dns.disablePrefetch", true);</text:p>
          </table:table-cell>
          <table:table-cell table:style-name="ce17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エンジンの候補表示（Sugges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browser.search.suggest.enabled", true);</text:p>
          </table:table-cell>
          <table:table-cell table:style-name="ce10" table:formula="of:=IF([.N180]=&quot;&quot;;&quot;?&quot;;IF([.P180]=&quot;&quot;;&quot;新規&quot;;IF([.N180]=[.P180];&quot;&quot;;&quot;変更あり&quot;)))">
            <text:p/>
          </table:table-cell>
          <table:table-cell table:style-name="ce9" office:value-type="string" calcext:value-type="string">
            <text:p>lockPref("browser.search.suggest.enabled", true);</text:p>
          </table:table-cell>
          <table:table-cell table:style-name="ce8" table:formula="of:=IF([.P180]=&quot;&quot;;&quot;?&quot;;IF([.R180]=&quot;&quot;;&quot;新規&quot;;IF([.P180]=[.R180];&quot;&quot;;&quot;○&quot;)))">
            <text:p/>
          </table:table-cell>
          <table:table-cell table:style-name="ce155" office:value-type="string" calcext:value-type="string">
            <text:p>lockPref("browser.search.suggest.enabled", true);</text:p>
          </table:table-cell>
          <table:table-cell table:style-name="ce155" office:value-type="string" calcext:value-type="string">
            <text:p>変更無し</text:p>
          </table:table-cell>
          <table:table-cell table:style-name="ce155" office:value-type="string" calcext:value-type="string">
            <text:p>lockPref("browser.search.suggest.enabled", true);</text:p>
          </table:table-cell>
          <table:table-cell table:style-name="ce17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text:span text:style-name="T3">lockPref("browser.urlbar.searchSuggestionsChoise,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1]=&quot;&quot;;&quot;?&quot;;IF([.R181]=&quot;&quot;;&quot;新規&quot;;IF([.P181]=[.R181];&quot;&quot;;&quot;○&quot;)))" office:value-type="string" office:string-value="○" calcext:value-type="string">
            <text:p>○</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7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利用状況の統計の保存および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2]=&quot;&quot;;&quot;?&quot;;IF([.N182]=&quot;&quot;;&quot;新規&quot;;IF([.K182]=[.N182];&quot;&quot;;&quot;変更あり&quot;)))">
            <text:p/>
          </table:table-cell>
          <table:table-cell table:style-name="ce9" office:value-type="string" calcext:value-type="string">
            <text:p>-</text:p>
          </table:table-cell>
          <table:table-cell table:style-name="ce10"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table:table-cell table:style-name="ce17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3]=&quot;&quot;;&quot;?&quot;;IF([.P183]=&quot;&quot;;&quot;新規&quot;;IF([.N183]=[.P183];&quot;&quot;;&quot;変更あり&quot;)))" office:value-type="string" office:string-value="変更あり" calcext:value-type="string">
            <text:p>変更あり</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3]=&quot;&quot;;&quot;?&quot;;IF([.R183]=&quot;&quot;;&quot;新規&quot;;IF([.P183]=[.R183];&quot;&quot;;&quot;○&quot;)))" office:value-type="string" office:string-value="○" calcext:value-type="string">
            <text:p>○</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7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キュリティエラー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4]=&quot;&quot;;&quot;?&quot;;IF([.N184]=&quot;&quot;;&quot;新規&quot;;IF([.K184]=[.N184];&quot;&quot;;&quot;変更あり&quot;)))">
            <text:p/>
          </table:table-cell>
          <table:table-cell table:style-name="ce8" office:value-type="string" calcext:value-type="string">
            <text:p>-</text:p>
          </table:table-cell>
          <table:table-cell table:style-name="ce10" table:formula="of:=IF([.N184]=&quot;&quot;;&quot;?&quot;;IF([.P184]=&quot;&quot;;&quot;新規&quot;;IF([.N184]=[.P184];&quot;&quot;;&quot;変更あり&quot;)))">
            <text:p/>
          </table:table-cell>
          <table:table-cell table:style-name="ce155" office:value-type="string" calcext:value-type="string">
            <text:p>-</text:p>
          </table:table-cell>
          <table:table-cell table:style-name="ce8" table:formula="of:=IF([.P184]=&quot;&quot;;&quot;?&quot;;IF([.R184]=&quot;&quot;;&quot;新規&quot;;IF([.P184]=[.R184];&quot;&quot;;&quot;○&quot;)))">
            <text:p/>
          </table:table-cell>
          <table:table-cell table:style-name="ce155" office:value-type="string" calcext:value-type="string">
            <text:p>-</text:p>
          </table:table-cell>
          <table:table-cell table:style-name="ce155" table:number-columns-repeated="2"/>
          <table:table-cell table:style-name="ce17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34" office:value-type="string" calcext:value-type="string">
            <text:p>検証が困難なため設定値のみの確認とする</text:p>
          </table:table-cell>
          <table:table-cell table:style-name="ce10"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85]=&quot;&quot;;&quot;?&quot;;IF([.P185]=&quot;&quot;;&quot;新規&quot;;IF([.N185]=[.P185];&quot;&quot;;&quot;変更あり&quot;)))" office:value-type="string" office:string-value="変更あり" calcext:value-type="string">
            <text:p>変更あり</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8" table:formula="of:=IF([.P185]=&quot;&quot;;&quot;?&quot;;IF([.R185]=&quot;&quot;;&quot;新規&quot;;IF([.P185]=[.R185];&quot;&quot;;&quot;○&quot;)))">
            <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155" table:number-columns-repeated="2"/>
          <table:table-cell table:style-name="ce17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38"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86]=&quot;&quot;;&quot;?&quot;;IF([.N186]=&quot;&quot;;&quot;新規&quot;;IF([.K186]=[.N186];&quot;&quot;;&quot;変更あり&quot;)))">
            <text:p/>
          </table:table-cell>
          <table:table-cell table:style-name="ce9" office:value-type="string" calcext:value-type="string">
            <text:p>Bug 1042135により廃止</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6]=&quot;&quot;;&quot;?&quot;;IF([.R186]=&quot;&quot;;&quot;新規&quot;;IF([.P186]=[.R186];&quot;&quot;;&quot;○&quot;)))">
            <text:p/>
          </table:table-cell>
          <table:table-cell table:style-name="ce155" office:value-type="string" calcext:value-type="string">
            <text:p>pref("privacy.donottrackheader.enabled", false);</text:p>
          </table:table-cell>
          <table:table-cell table:style-name="ce155" office:value-type="string" calcext:value-type="string">
            <text:p>変更無し</text:p>
          </table:table-cell>
          <table:table-cell table:style-name="ce155" office:value-type="string" calcext:value-type="string">
            <text:p>pref("privacy.donottrackheader.enabled", false);</text:p>
          </table:table-cell>
          <table:table-cell table:style-name="ce17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87]=&quot;&quot;;&quot;?&quot;;IF([.N187]=&quot;&quot;;&quot;新規&quot;;IF([.K187]=[.N187];&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87]=&quot;&quot;;&quot;?&quot;;IF([.P187]=&quot;&quot;;&quot;新規&quot;;IF([.N187]=[.P187];&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7]=&quot;&quot;;&quot;?&quot;;IF([.R187]=&quot;&quot;;&quot;新規&quot;;IF([.P187]=[.R187];&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43へ移行</text:p>
          </table:table-cell>
          <table:table-cell table:style-name="ce10" table:formula="of:=IF([.K188]=&quot;&quot;;&quot;?&quot;;IF([.N188]=&quot;&quot;;&quot;新規&quot;;IF([.K188]=[.N188];&quot;&quot;;&quot;変更あり&quot;)))">
            <text:p/>
          </table:table-cell>
          <table:table-cell table:style-name="ce9" office:value-type="string" calcext:value-type="string">
            <text:p>-</text:p>
          </table:table-cell>
          <table:table-cell table:style-name="ce10" table:formula="of:=IF([.N188]=&quot;&quot;;&quot;?&quot;;IF([.P188]=&quot;&quot;;&quot;新規&quot;;IF([.N188]=[.P188];&quot;&quot;;&quot;変更あり&quot;)))">
            <text:p/>
          </table:table-cell>
          <table:table-cell table:style-name="ce9" office:value-type="string" calcext:value-type="string">
            <text:p>-</text:p>
          </table:table-cell>
          <table:table-cell table:style-name="ce8" table:formula="of:=IF([.P188]=&quot;&quot;;&quot;?&quot;;IF([.R188]=&quot;&quot;;&quot;新規&quot;;IF([.P188]=[.R188];&quot;&quot;;&quot;○&quot;)))">
            <text:p/>
          </table:table-cell>
          <table:table-cell table:style-name="ce155" office:value-type="string" calcext:value-type="string">
            <text:p>-</text:p>
          </table:table-cell>
          <table:table-cell table:style-name="ce155" table:number-columns-repeated="2"/>
          <table:table-cell table:style-name="ce17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Privacy-43へ移行</text:p>
          </table:table-cell>
          <table:table-cell table:style-name="ce10" table:formula="of:=IF([.K189]=&quot;&quot;;&quot;?&quot;;IF([.N189]=&quot;&quot;;&quot;新規&quot;;IF([.K189]=[.N189];&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9]=&quot;&quot;;&quot;?&quot;;IF([.R189]=&quot;&quot;;&quot;新規&quot;;IF([.P189]=[.R189];&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クラッシュ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0]=&quot;&quot;;&quot;?&quot;;IF([.N190]=&quot;&quot;;&quot;新規&quot;;IF([.K190]=[.N190];&quot;&quot;;&quot;変更あり&quot;)))">
            <text:p/>
          </table:table-cell>
          <table:table-cell table:style-name="ce9" office:value-type="string" calcext:value-type="string">
            <text:p>-</text:p>
          </table:table-cell>
          <table:table-cell table:style-name="ce10" table:formula="of:=IF([.N190]=&quot;&quot;;&quot;?&quot;;IF([.P190]=&quot;&quot;;&quot;新規&quot;;IF([.N190]=[.P190];&quot;&quot;;&quot;変更あり&quot;)))">
            <text:p/>
          </table:table-cell>
          <table:table-cell table:style-name="ce9" office:value-type="string" calcext:value-type="string">
            <text:p>-</text:p>
          </table:table-cell>
          <table:table-cell table:style-name="ce8" table:formula="of:=IF([.P190]=&quot;&quot;;&quot;?&quot;;IF([.R190]=&quot;&quot;;&quot;新規&quot;;IF([.P190]=[.R190];&quot;&quot;;&quot;○&quot;)))">
            <text:p/>
          </table:table-cell>
          <table:table-cell table:style-name="ce155" office:value-type="string" calcext:value-type="string">
            <text:p>-</text:p>
          </table:table-cell>
          <table:table-cell table:style-name="ce155" table:number-columns-repeated="2"/>
          <table:table-cell table:style-name="ce17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9">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27">[20180213:藤本]</text:span></text:p>
            <text:p><text:span text:style-name="T27">fainstall.iniの部分は未検証です。</text:span></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1]=&quot;&quot;;&quot;?&quot;;IF([.R191]=&quot;&quot;;&quot;新規&quot;;IF([.P191]=[.R191];&quot;&quot;;&quot;○&quot;)))">
            <text:p/>
          </table:table-cell>
          <table:table-cell table:style-name="ce155" office:value-type="string" calcext:value-type="string">
            <text:p>[fainstall]</text:p>
            <text:p>AppEnableCrashReport=false</text:p>
          </table:table-cell>
          <table:table-cell table:style-name="ce155" office:value-type="string" calcext:value-type="string">
            <text:p>変更無し</text:p>
          </table:table-cell>
          <table:table-cell table:style-name="ce155" office:value-type="string" calcext:value-type="string">
            <text:p>[fainstall]</text:p>
            <text:p>AppEnableCrashReport=false</text:p>
          </table:table-cell>
          <table:table-cell table:style-name="ce17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Firefox Sync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2]=&quot;&quot;;&quot;?&quot;;IF([.N192]=&quot;&quot;;&quot;新規&quot;;IF([.K192]=[.N192];&quot;&quot;;&quot;変更あり&quot;)))">
            <text:p/>
          </table:table-cell>
          <table:table-cell table:style-name="ce10" office:value-type="string" calcext:value-type="string">
            <text:p>-</text:p>
          </table:table-cell>
          <table:table-cell table:style-name="ce10" table:formula="of:=IF([.N192]=&quot;&quot;;&quot;?&quot;;IF([.P192]=&quot;&quot;;&quot;新規&quot;;IF([.N192]=[.P192];&quot;&quot;;&quot;変更あり&quot;)))">
            <text:p/>
          </table:table-cell>
          <table:table-cell table:style-name="ce9" office:value-type="string" calcext:value-type="string">
            <text:p>-</text:p>
          </table:table-cell>
          <table:table-cell table:style-name="ce8" table:formula="of:=IF([.P192]=&quot;&quot;;&quot;?&quot;;IF([.R192]=&quot;&quot;;&quot;新規&quot;;IF([.P192]=[.R192];&quot;&quot;;&quot;○&quot;)))">
            <text:p/>
          </table:table-cell>
          <table:table-cell table:style-name="ce155" office:value-type="string" calcext:value-type="string">
            <text:p>-</text:p>
          </table:table-cell>
          <table:table-cell table:style-name="ce155" table:number-columns-repeated="2"/>
          <table:table-cell table:style-name="ce17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0"/>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4]=&quot;&quot;;&quot;?&quot;;IF([.N194]=&quot;&quot;;&quot;新規&quot;;IF([.K194]=[.N19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4]=&quot;&quot;;&quot;?&quot;;IF([.P194]=&quot;&quot;;&quot;新規&quot;;IF([.N194]=[.P19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ソーシャル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111" office:value-type="string" calcext:value-type="string">
            <text:p>-</text:p>
          </table:table-cell>
          <table:table-cell table:style-name="ce8" table:formula="of:=IF([.P195]=&quot;&quot;;&quot;?&quot;;IF([.R195]=&quot;&quot;;&quot;新規&quot;;IF([.P195]=[.R195];&quot;&quot;;&quot;○&quot;)))">
            <text:p/>
          </table:table-cell>
          <table:table-cell table:style-name="ce9" office:value-type="string" calcext:value-type="string">
            <text:p>-</text:p>
          </table:table-cell>
          <table:table-cell table:style-name="ce155" office:value-type="string" calcext:value-type="string">
            <text:p>lockPref("social.remote-install.enabled", true);</text:p>
            <text:p>lockPref("social.toast-notifications.enabled", true);</text:p>
          </table:table-cell>
          <table:table-cell table:style-name="ce155" office:value-type="string" calcext:value-type="string">
            <text:p>-</text:p>
          </table:table-cell>
          <table:table-cell table:style-name="ce17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Security-11に統合</text:p>
          </table:table-cell>
          <table:table-cell table:style-name="ce110"/>
          <table:table-cell table:style-name="ce10" table:formula="of:=IF([.K196]=&quot;&quot;;&quot;?&quot;;IF([.N196]=&quot;&quot;;&quot;新規&quot;;IF([.K196]=[.N196];&quot;&quot;;&quot;変更あり&quot;)))">
            <text:p/>
          </table:table-cell>
          <table:table-cell table:style-name="ce110" office:value-type="string" calcext:value-type="string">
            <text:p>Security-11に統合</text:p>
          </table:table-cell>
          <table:table-cell table:style-name="ce10" table:formula="of:=IF([.N196]=&quot;&quot;;&quot;?&quot;;IF([.P196]=&quot;&quot;;&quot;新規&quot;;IF([.N196]=[.P196];&quot;&quot;;&quot;変更あり&quot;)))">
            <text:p/>
          </table:table-cell>
          <table:table-cell table:style-name="ce156" office:value-type="string" calcext:value-type="string">
            <text:p>Security-11に統合</text:p>
          </table:table-cell>
          <table:table-cell table:style-name="ce8" table:formula="of:=IF([.P196]=&quot;&quot;;&quot;?&quot;;IF([.R196]=&quot;&quot;;&quot;新規&quot;;IF([.P196]=[.R196];&quot;&quot;;&quot;○&quot;)))" office:value-type="string" office:string-value="○" calcext:value-type="string">
            <text:p>○</text:p>
          </table:table-cell>
          <table:table-cell table:style-name="ce11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55" office:value-type="string" calcext:value-type="string">
            <text:p>lockPref("social.remote-install.enabled", false);</text:p>
            <text:p>lockPref("social.toast-notifications.enabled", false);</text:p>
          </table:table-cell>
          <table:table-cell table:style-name="ce155" office:value-type="string" calcext:value-type="string">
            <text:p>-</text:p>
          </table:table-cell>
          <table:table-cell table:style-name="ce17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アカウント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7]=&quot;&quot;;&quot;?&quot;;IF([.N197]=&quot;&quot;;&quot;新規&quot;;IF([.K197]=[.N197];&quot;&quot;;&quot;変更あり&quot;)))">
            <text:p/>
          </table:table-cell>
          <table:table-cell table:style-name="ce9"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55" office:value-type="string" calcext:value-type="string">
            <text:p>-</text:p>
          </table:table-cell>
          <table:table-cell table:style-name="ce155"/>
          <table:table-cell table:style-name="ce155" office:value-type="string" calcext:value-type="string">
            <text:p>-</text:p>
          </table:table-cell>
          <table:table-cell table:style-name="ce17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8">lockPref("identity.fxaccounts.remote.root","");</text:span></text:p>
            <text:p><text:span text:style-name="T18">lockPref("identity.fxaccounts.remote.connectdevice.uri","");</text:span></text:p>
            <text:p><text:span text:style-name="T18">lockPref("identity.fxaccounts.remote.email.uri","");</text:span></text:p>
            <text:p><text:span text:style-name="T1">lockPref("identity.fxaccounts.settings.devices.uri", "");</text:span></text:p>
            <text:p><text:span text:style-name="T18">lockPref("identity.fxaccounts.settings.uri","");</text:span></text:p>
            <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198]=&quot;&quot;;&quot;?&quot;;IF([.P198]=&quot;&quot;;&quot;新規&quot;;IF([.N198]=[.P198];&quot;&quot;;&quot;変更あり&quot;)))" office:value-type="string" office:string-value="変更あり" calcext:value-type="string">
            <text:p>変更あり</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8]=&quot;&quot;;&quot;?&quot;;IF([.R198]=&quot;&quot;;&quot;新規&quot;;IF([.P198]=[.R198];&quot;&quot;;&quot;○&quot;)))" office:value-type="string" office:string-value="○" calcext:value-type="string">
            <text:p>○</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55" office:value-type="string" calcext:value-type="string">
            <text:p>-</text:p>
          </table:table-cell>
          <table:table-cell table:style-name="ce17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 Hello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199]=&quot;&quot;;&quot;?&quot;;IF([.N199]=&quot;&quot;;&quot;新規&quot;;IF([.K199]=[.N199];&quot;&quot;;&quot;変更あり&quot;)))">
            <text:p/>
          </table:table-cell>
          <table:table-cell table:style-name="ce10" office:value-type="string" calcext:value-type="string">
            <text:p>-（Firefox 52で廃止）</text:p>
          </table:table-cell>
          <table:table-cell table:style-name="ce10" table:formula="of:=IF([.N199]=&quot;&quot;;&quot;?&quot;;IF([.P199]=&quot;&quot;;&quot;新規&quot;;IF([.N199]=[.P199];&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9]=&quot;&quot;;&quot;?&quot;;IF([.R199]=&quot;&quot;;&quot;新規&quot;;IF([.P199]=[.R199];&quot;&quot;;&quot;○&quot;)))">
            <text:p/>
          </table:table-cell>
          <table:table-cell table:number-columns-repeated="2" table:style-name="ce155" office:value-type="string" calcext:value-type="string">
            <text:p>lockPref("loop.enabled",true);</text:p>
          </table:table-cell>
          <table:table-cell table:style-name="ce155" office:value-type="string" calcext:value-type="string">
            <text:p>-</text:p>
          </table:table-cell>
          <table:table-cell table:style-name="ce17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0]=&quot;&quot;;&quot;?&quot;;IF([.N200]=&quot;&quot;;&quot;新規&quot;;IF([.K200]=[.N200];&quot;&quot;;&quot;変更あり&quot;)))">
            <text:p/>
          </table:table-cell>
          <table:table-cell table:style-name="ce10" office:value-type="string" calcext:value-type="string">
            <text:p>-（Firefox 52で廃止）</text:p>
          </table:table-cell>
          <table:table-cell table:style-name="ce10" table:formula="of:=IF([.N200]=&quot;&quot;;&quot;?&quot;;IF([.P200]=&quot;&quot;;&quot;新規&quot;;IF([.N200]=[.P200];&quot;&quot;;&quot;変更あり&quot;)))" office:value-type="string" office:string-value="変更あり" calcext:value-type="string">
            <text:p>変更あり</text:p>
          </table:table-cell>
          <table:table-cell table:style-name="ce155"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0]=&quot;&quot;;&quot;?&quot;;IF([.R200]=&quot;&quot;;&quot;新規&quot;;IF([.P200]=[.R200];&quot;&quot;;&quot;○&quot;)))" office:value-type="string" office:string-value="○" calcext:value-type="string">
            <text:p>○</text:p>
          </table:table-cell>
          <table:table-cell table:style-name="ce15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55" office:value-type="string" calcext:value-type="string">
            <text:p>lockPref("loop.enabled",false);</text:p>
          </table:table-cell>
          <table:table-cell table:style-name="ce155" office:value-type="string" calcext:value-type="string">
            <text:p>-</text:p>
          </table:table-cell>
          <table:table-cell table:style-name="ce17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66" office:value-type="string" calcext:value-type="string" table:number-columns-spanned="1" table:number-rows-spanned="2">
            <text:p>「忘れる」ボタン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1]=&quot;&quot;;&quot;?&quot;;IF([.N201]=&quot;&quot;;&quot;新規&quot;;IF([.K201]=[.N201];&quot;&quot;;&quot;変更あり&quot;)))">
            <text:p/>
          </table:table-cell>
          <table:table-cell table:style-name="ce9" office:value-type="string" calcext:value-type="string">
            <text:p>-</text:p>
          </table:table-cell>
          <table:table-cell table:style-name="ce10" table:formula="of:=IF([.N201]=&quot;&quot;;&quot;?&quot;;IF([.P201]=&quot;&quot;;&quot;新規&quot;;IF([.N201]=[.P201];&quot;&quot;;&quot;変更あり&quot;)))">
            <text:p/>
          </table:table-cell>
          <table:table-cell table:style-name="ce9" office:value-type="string" calcext:value-type="string">
            <text:p>-</text:p>
          </table:table-cell>
          <table:table-cell table:style-name="ce8" table:formula="of:=IF([.P201]=&quot;&quot;;&quot;?&quot;;IF([.R201]=&quot;&quot;;&quot;新規&quot;;IF([.P201]=[.R201];&quot;&quot;;&quot;○&quot;)))">
            <text:p/>
          </table:table-cell>
          <table:table-cell table:style-name="ce155" office:value-type="string" calcext:value-type="string">
            <text:p>-</text:p>
          </table:table-cell>
          <table:table-cell table:style-name="ce155" table:number-columns-repeated="2"/>
          <table:table-cell table:style-name="ce17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2]=&quot;&quot;;&quot;?&quot;;IF([.P202]=&quot;&quot;;&quot;新規&quot;;IF([.N202]=[.P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2]=&quot;&quot;;&quot;?&quot;;IF([.R202]=&quot;&quot;;&quot;新規&quot;;IF([.P202]=[.R202];&quot;&quot;;&quot;○&quot;)))">
            <text:p/>
          </table:table-cell>
          <table:table-cell table:style-name="ce15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55" table:number-columns-repeated="2"/>
          <table:table-cell table:style-name="ce17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Pocket（リーディングリスト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3]=&quot;&quot;;&quot;?&quot;;IF([.N203]=&quot;&quot;;&quot;新規&quot;;IF([.K203]=[.N203];&quot;&quot;;&quot;変更あり&quot;)))">
            <text:p/>
          </table:table-cell>
          <table:table-cell table:style-name="ce9" office:value-type="string" calcext:value-type="string">
            <text:p>-</text:p>
          </table:table-cell>
          <table:table-cell table:style-name="ce10" table:formula="of:=IF([.N203]=&quot;&quot;;&quot;?&quot;;IF([.P203]=&quot;&quot;;&quot;新規&quot;;IF([.N203]=[.P203];&quot;&quot;;&quot;変更あり&quot;)))">
            <text:p/>
          </table:table-cell>
          <table:table-cell table:style-name="ce9" office:value-type="string" calcext:value-type="string">
            <text:p>-</text:p>
          </table:table-cell>
          <table:table-cell table:style-name="ce8" table:formula="of:=IF([.P203]=&quot;&quot;;&quot;?&quot;;IF([.R203]=&quot;&quot;;&quot;新規&quot;;IF([.P203]=[.R203];&quot;&quot;;&quot;○&quot;)))">
            <text:p/>
          </table:table-cell>
          <table:table-cell table:style-name="ce155" office:value-type="string" calcext:value-type="string">
            <text:p>-</text:p>
          </table:table-cell>
          <table:table-cell table:style-name="ce155" table:number-columns-repeated="2"/>
          <table:table-cell table:style-name="ce17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16">lockPref("extensions.pocket.enabled", false);</text:span></text:p>
            <text:p><text:span text:style-name="T16">lockPref("extensions.pocket.api", "");</text:span></text:p>
            <text:p><text:span text:style-name="T16">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0"/>
          <table:table-cell table:style-name="ce10" table:formula="of:=IF([.K204]=&quot;&quot;;&quot;?&quot;;IF([.N204]=&quot;&quot;;&quot;新規&quot;;IF([.K204]=[.N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er.detectedFirstArticle", true);</text:span></text:p>
            <text:p><text:span text:style-name="T16">lockPref("extensions.pocket.enabled", false);</text:span></text:p>
            <text:p><text:span text:style-name="T16">lockPref("extensions.pocket.api", "");</text:span></text:p>
            <text:p><text:span text:style-name="T16">lockPref("extensions.pocket.site", "");</text:span></text:p>
            <text:p><text:span text:style-name="T16">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0" table:formula="of:=IF([.N204]=&quot;&quot;;&quot;?&quot;;IF([.P204]=&quot;&quot;;&quot;新規&quot;;IF([.N204]=[.P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6">lockPref("browser.pocket.enabled", false);</text:span></text:p>
            <text:p><text:span text:style-name="T16">lockPref("browser.pocket.api", "");</text:span></text:p>
            <text:p><text:span text:style-name="T16">lockPref("browser.pocket.site", "");</text:span></text:p>
            <text:p><text:span text:style-name="T16">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204]=&quot;&quot;;&quot;?&quot;;IF([.R204]=&quot;&quot;;&quot;新規&quot;;IF([.P204]=[.R204];&quot;&quot;;&quot;○&quot;)))" office:value-type="string" office:string-value="○" calcext:value-type="string">
            <text:p>○</text:p>
          </table:table-cell>
          <table:table-cell table:style-name="ce15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55" table:number-columns-repeated="2"/>
          <table:table-cell table:style-name="ce17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その他、プライバシー情報に関わる一切の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Security-15に統合</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05]=&quot;&quot;;&quot;?&quot;;IF([.R205]=&quot;&quot;;&quot;新規&quot;;IF([.P205]=[.R205];&quot;&quot;;&quot;○&quot;)))">
            <text:p/>
          </table:table-cell>
          <table:table-cell table:style-name="ce155" office:value-type="string" calcext:value-type="string">
            <text:p>-</text:p>
          </table:table-cell>
          <table:table-cell table:style-name="ce155" table:number-columns-repeated="2"/>
          <table:table-cell table:style-name="ce17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Security-15に統合</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6]=&quot;&quot;;&quot;?&quot;;IF([.R206]=&quot;&quot;;&quot;新規&quot;;IF([.P206]=[.R206];&quot;&quot;;&quot;○&quot;)))" office:value-type="string" office:string-value="○" calcext:value-type="string">
            <text:p>○</text:p>
          </table:table-cell>
          <table:table-cell table:style-name="ce155"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55" table:number-columns-repeated="2"/>
          <table:table-cell table:style-name="ce17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ブックマーク用データベースの自動最適化</text:p>
          </table:table-cell>
          <table:table-cell table:style-name="ce30"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07]=&quot;&quot;;&quot;?&quot;;IF([.N207]=&quot;&quot;;&quot;新規&quot;;IF([.K207]=[.N207];&quot;&quot;;&quot;変更あり&quot;)))">
            <text:p/>
          </table:table-cell>
          <table:table-cell table:style-name="ce8" office:value-type="string" calcext:value-type="string">
            <text:p>-</text:p>
          </table:table-cell>
          <table:table-cell table:style-name="ce10" table:formula="of:=IF([.N207]=&quot;&quot;;&quot;?&quot;;IF([.P207]=&quot;&quot;;&quot;新規&quot;;IF([.N207]=[.P207];&quot;&quot;;&quot;変更あり&quot;)))">
            <text:p/>
          </table:table-cell>
          <table:table-cell table:style-name="ce155" office:value-type="string" calcext:value-type="string">
            <text:p>-</text:p>
          </table:table-cell>
          <table:table-cell table:style-name="ce8" table:formula="of:=IF([.P207]=&quot;&quot;;&quot;?&quot;;IF([.R207]=&quot;&quot;;&quot;新規&quot;;IF([.P207]=[.R207];&quot;&quot;;&quot;○&quot;)))">
            <text:p/>
          </table:table-cell>
          <table:table-cell table:style-name="ce155" office:value-type="string" calcext:value-type="string">
            <text:p>-</text:p>
          </table:table-cell>
          <table:table-cell table:style-name="ce155" table:number-columns-repeated="2"/>
          <table:table-cell table:style-name="ce17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08]=&quot;&quot;;&quot;?&quot;;IF([.P208]=&quot;&quot;;&quot;新規&quot;;IF([.N208]=[.P208];&quot;&quot;;&quot;変更あり&quot;)))">
            <text:p/>
          </table:table-cell>
          <table:table-cell table:style-name="ce155" office:value-type="string" calcext:value-type="string">
            <text:p>-</text:p>
          </table:table-cell>
          <table:table-cell table:style-name="ce8" table:formula="of:=IF([.P208]=&quot;&quot;;&quot;?&quot;;IF([.R208]=&quot;&quot;;&quot;新規&quot;;IF([.P208]=[.R208];&quot;&quot;;&quot;○&quot;)))">
            <text:p/>
          </table:table-cell>
          <table:table-cell table:style-name="ce155" office:value-type="string" calcext:value-type="string">
            <text:p>-</text:p>
          </table:table-cell>
          <table:table-cell table:style-name="ce155" table:number-columns-repeated="2"/>
          <table:table-cell table:style-name="ce17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ディスクキャッシュの最大サイズ制限</text:p>
          </table:table-cell>
          <table:table-cell table:style-name="ce32"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09]=&quot;&quot;;&quot;?&quot;;IF([.N209]=&quot;&quot;;&quot;新規&quot;;IF([.K209]=[.N209];&quot;&quot;;&quot;変更あり&quot;)))">
            <text:p/>
          </table:table-cell>
          <table:table-cell table:style-name="ce8" office:value-type="string" calcext:value-type="string">
            <text:p>lockPref("browser.cache.disk.smart_size.enabled", true);</text:p>
          </table:table-cell>
          <table:table-cell table:style-name="ce10" table:formula="of:=IF([.N209]=&quot;&quot;;&quot;?&quot;;IF([.P209]=&quot;&quot;;&quot;新規&quot;;IF([.N209]=[.P209];&quot;&quot;;&quot;変更あり&quot;)))">
            <text:p/>
          </table:table-cell>
          <table:table-cell table:style-name="ce155" office:value-type="string" calcext:value-type="string">
            <text:p>lockPref("browser.cache.disk.smart_size.enabled", true);</text:p>
          </table:table-cell>
          <table:table-cell table:style-name="ce8" table:formula="of:=IF([.P209]=&quot;&quot;;&quot;?&quot;;IF([.R209]=&quot;&quot;;&quot;新規&quot;;IF([.P209]=[.R209];&quot;&quot;;&quot;○&quot;)))">
            <text:p/>
          </table:table-cell>
          <table:table-cell table:style-name="ce155" office:value-type="string" calcext:value-type="string">
            <text:p>lockPref("browser.cache.disk.smart_size.enabled", true);</text:p>
          </table:table-cell>
          <table:table-cell table:style-name="ce155" table:number-columns-repeated="2"/>
          <table:table-cell table:style-name="ce17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0]=&quot;&quot;;&quot;?&quot;;IF([.N210]=&quot;&quot;;&quot;新規&quot;;IF([.K210]=[.N210];&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0]=&quot;&quot;;&quot;?&quot;;IF([.P210]=&quot;&quot;;&quot;新規&quot;;IF([.N210]=[.P210];&quot;&quot;;&quot;変更あり&quot;)))">
            <text:p/>
          </table:table-cell>
          <table:table-cell table:style-name="ce155" office:value-type="string" calcext:value-type="string">
            <text:p>lockPref("browser.cache.disk.smart_size.enabled", false);</text:p>
            <text:p>lockPref("browser.cache.disk.capacity", サイズ（KB）);</text:p>
          </table:table-cell>
          <table:table-cell table:style-name="ce8" table:formula="of:=IF([.P210]=&quot;&quot;;&quot;?&quot;;IF([.R210]=&quot;&quot;;&quot;新規&quot;;IF([.P210]=[.R210];&quot;&quot;;&quot;○&quot;)))">
            <text:p/>
          </table:table-cell>
          <table:table-cell table:style-name="ce155" office:value-type="string" calcext:value-type="string">
            <text:p>lockPref("browser.cache.disk.smart_size.enabled", false);</text:p>
            <text:p>lockPref("browser.cache.disk.capacity", サイズ（KB）);</text:p>
          </table:table-cell>
          <table:table-cell table:style-name="ce155" table:number-columns-repeated="2"/>
          <table:table-cell table:style-name="ce17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12"/>
          <table:table-cell table:style-name="ce10" table:formula="of:=IF([.K211]=&quot;&quot;;&quot;?&quot;;IF([.N211]=&quot;&quot;;&quot;新規&quot;;IF([.K211]=[.N211];&quot;&quot;;&quot;変更あり&quot;)))">
            <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1]=&quot;&quot;;&quot;?&quot;;IF([.P211]=&quot;&quot;;&quot;新規&quot;;IF([.N211]=[.P211];&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のユーザー評価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12]=&quot;&quot;;&quot;?&quot;;IF([.N212]=&quot;&quot;;&quot;新規&quot;;IF([.K212]=[.N212];&quot;&quot;;&quot;変更あり&quot;)))">
            <text:p/>
          </table:table-cell>
          <table:table-cell table:style-name="ce104" office:value-type="string" calcext:value-type="string">
            <text:p>-</text:p>
          </table:table-cell>
          <table:table-cell table:style-name="ce10" table:formula="of:=IF([.N212]=&quot;&quot;;&quot;?&quot;;IF([.P212]=&quot;&quot;;&quot;新規&quot;;IF([.N212]=[.P212];&quot;&quot;;&quot;変更あり&quot;)))">
            <text:p/>
          </table:table-cell>
          <table:table-cell table:style-name="ce104" office:value-type="string" calcext:value-type="string">
            <text:p>-</text:p>
          </table:table-cell>
          <table:table-cell table:style-name="ce8" table:formula="of:=IF([.P212]=&quot;&quot;;&quot;?&quot;;IF([.R212]=&quot;&quot;;&quot;新規&quot;;IF([.P212]=[.R212];&quot;&quot;;&quot;○&quot;)))">
            <text:p/>
          </table:table-cell>
          <table:table-cell table:number-columns-repeated="2" table:style-name="ce155" office:value-type="string" calcext:value-type="string">
            <text:p>-</text:p>
          </table:table-cell>
          <table:table-cell table:style-name="ce155"/>
          <table:table-cell table:style-name="ce17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selfsupport.enabled", false);</text:p>
            <text:p><text:span text:style-name="T20">lockPref("browser.selfsupport.url", "");</text:span></text:p>
          </table:table-cell>
          <table:table-cell table:style-name="ce104"/>
          <table:table-cell table:style-name="ce10" table:formula="of:=IF([.K213]=&quot;&quot;;&quot;?&quot;;IF([.N213]=&quot;&quot;;&quot;新規&quot;;IF([.K213]=[.N213];&quot;&quot;;&quot;変更あり&quot;)))" office:value-type="string" office:string-value="変更あり" calcext:value-type="string">
            <text:p>変更あり</text:p>
          </table:table-cell>
          <table:table-cell table:style-name="ce104" office:value-type="string" calcext:value-type="string">
            <text:p>lockPref("browser.selfsupport.enabled", false);</text:p>
            <text:p><text:span text:style-name="T20">lockPref("browser.selfsupport.url", "");</text:span></text:p>
            <text:p/>
            <text:p><text:span text:style-name="T20">[</text:span><text:span text:style-name="T28">20180214:藤本]</text:span></text:p>
            <text:p><text:span text:style-name="T29">旧selfsupport機能はFirefox 55でShieldに移行済みなので、</text:span></text:p>
            <text:p><text:span text:style-name="T29">この設定は不要のはずです。</text:span></text:p>
            <text:p/>
            <text:p><text:span text:style-name="T29">https://bugzilla.mozilla.org/show_bug.cgi?id=1361578</text:span></text:p>
            <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4" office:value-type="string" calcext:value-type="string">
            <text:p>lockPref("browser.selfsupport.url", "");</text:p>
          </table:table-cell>
          <table:table-cell table:style-name="ce8" table:formula="of:=IF([.P213]=&quot;&quot;;&quot;?&quot;;IF([.R213]=&quot;&quot;;&quot;新規&quot;;IF([.P213]=[.R213];&quot;&quot;;&quot;○&quot;)))">
            <text:p/>
          </table:table-cell>
          <table:table-cell table:number-columns-repeated="2" table:style-name="ce155" office:value-type="string" calcext:value-type="string">
            <text:p>lockPref("browser.selfsupport.url", "");</text:p>
          </table:table-cell>
          <table:table-cell table:style-name="ce155"/>
          <table:table-cell table:style-name="ce17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のhoverによる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defaultPref("network.http.speculative-parallel-limit", 6);</text:p>
          </table:table-cell>
          <table:table-cell table:style-name="ce10" table:formula="of:=IF([.N214]=&quot;&quot;;&quot;?&quot;;IF([.P214]=&quot;&quot;;&quot;新規&quot;;IF([.N214]=[.P214];&quot;&quot;;&quot;変更あり&quot;)))">
            <text:p/>
          </table:table-cell>
          <table:table-cell table:style-name="ce155" office:value-type="string" calcext:value-type="string">
            <text:p>defaultPref("network.http.speculative-parallel-limit", 6);</text:p>
          </table:table-cell>
          <table:table-cell table:style-name="ce8" table:formula="of:=IF([.P214]=&quot;&quot;;&quot;?&quot;;IF([.R214]=&quot;&quot;;&quot;新規&quot;;IF([.P214]=[.R214];&quot;&quot;;&quot;○&quot;)))">
            <text:p/>
          </table:table-cell>
          <table:table-cell table:style-name="ce155" office:value-type="string" calcext:value-type="string">
            <text:p>defaultPref("network.http.speculative-parallel-limit", 6);</text:p>
          </table:table-cell>
          <table:table-cell table:style-name="ce155" table:number-columns-repeated="2"/>
          <table:table-cell table:style-name="ce17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15]=&quot;&quot;;&quot;?&quot;;IF([.N215]=&quot;&quot;;&quot;新規&quot;;IF([.K215]=[.N215];&quot;&quot;;&quot;変更あり&quot;)))">
            <text:p/>
          </table:table-cell>
          <table:table-cell table:style-name="ce8" office:value-type="string" calcext:value-type="string">
            <text:p>lockPref("network.http.speculative-parallel-limit", 0);</text:p>
          </table:table-cell>
          <table:table-cell table:style-name="ce10" table:formula="of:=IF([.N215]=&quot;&quot;;&quot;?&quot;;IF([.P215]=&quot;&quot;;&quot;新規&quot;;IF([.N215]=[.P215];&quot;&quot;;&quot;変更あり&quot;)))">
            <text:p/>
          </table:table-cell>
          <table:table-cell table:style-name="ce155" office:value-type="string" calcext:value-type="string">
            <text:p>lockPref("network.http.speculative-parallel-limit", 0);</text:p>
          </table:table-cell>
          <table:table-cell table:style-name="ce8" table:formula="of:=IF([.P215]=&quot;&quot;;&quot;?&quot;;IF([.R215]=&quot;&quot;;&quot;新規&quot;;IF([.P215]=[.R215];&quot;&quot;;&quot;○&quot;)))">
            <text:p/>
          </table:table-cell>
          <table:table-cell table:style-name="ce155" office:value-type="string" calcext:value-type="string">
            <text:p>lockPref("network.http.speculative-parallel-limit", 0);</text:p>
          </table:table-cell>
          <table:table-cell table:style-name="ce155" table:number-columns-repeated="2"/>
          <table:table-cell table:style-name="ce17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36" office:value-type="string" calcext:value-type="string" table:number-columns-spanned="1" table:number-rows-spanned="3">
            <text:p>プライバシー</text:p>
          </table:table-cell>
          <table:table-cell table:style-name="ce67" office:value-type="string" calcext:value-type="string" table:number-columns-spanned="1" table:number-rows-spanned="3">
            <text:p>Webサービスによる行動履歴の収集（トラッキング）の遮断の可否</text:p>
          </table:table-cell>
          <table:table-cell table:style-name="ce36"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104" office:value-type="string" calcext:value-type="string">
            <text:p>-</text:p>
          </table:table-cell>
          <table:table-cell table:style-name="ce104"/>
          <table:table-cell table:style-name="ce10" table:formula="of:=IF([.K216]=&quot;&quot;;&quot;?&quot;;IF([.N216]=&quot;&quot;;&quot;新規&quot;;IF([.K216]=[.N216];&quot;&quot;;&quot;変更あり&quot;)))">
            <text:p/>
          </table:table-cell>
          <table:table-cell table:style-name="ce104" office:value-type="string" calcext:value-type="string">
            <text:p>-</text:p>
          </table:table-cell>
          <table:table-cell table:style-name="ce10" table:formula="of:=IF([.N216]=&quot;&quot;;&quot;?&quot;;IF([.P216]=&quot;&quot;;&quot;新規&quot;;IF([.N216]=[.P216];&quot;&quot;;&quot;変更あり&quot;)))">
            <text:p/>
          </table:table-cell>
          <table:table-cell table:style-name="ce104" office:value-type="string" calcext:value-type="string">
            <text:p>-</text:p>
          </table:table-cell>
          <table:table-cell table:style-name="ce8" table:formula="of:=IF([.P216]=&quot;&quot;;&quot;?&quot;;IF([.R216]=&quot;&quot;;&quot;新規&quot;;IF([.P216]=[.R216];&quot;&quot;;&quot;○&quot;)))" office:value-type="string" office:string-value="新規" calcext:value-type="string">
            <text:p>新規</text:p>
          </table:table-cell>
          <table:table-cell table:style-name="ce155" table:number-columns-repeated="3"/>
          <table:table-cell table:style-name="ce17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ブロックリストを取得して、トラッキングを常に遮断する</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Group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35"/>
          <table:table-cell table:style-name="ce10" table:formula="of:=IF([.K217]=&quot;&quot;;&quot;?&quot;;IF([.N217]=&quot;&quot;;&quot;新規&quot;;IF([.K217]=[.N217];&quot;&quot;;&quot;変更あり&quot;)))" office:value-type="string" office:string-value="変更あり" calcext:value-type="string">
            <text:p>変更あり</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ext:p/>
          </table:table-cell>
          <table:table-cell table:style-name="ce10" table:formula="of:=IF([.N217]=&quot;&quot;;&quot;?&quot;;IF([.P217]=&quot;&quot;;&quot;新規&quot;;IF([.N217]=[.P217];&quot;&quot;;&quot;変更あり&quot;)))" office:value-type="string" office:string-value="変更あり" calcext:value-type="string">
            <text:p>変更あり</text:p>
          </table:table-cell>
          <table:table-cell table:style-name="ce104" office:value-type="string" calcext:value-type="string">
            <text:p>lockPref("privacy.trackingprotection.enabled", true);</text:p>
            <text:p>lockPref("privacy.trackingprotection.pbmode.enabled", true);</text:p>
          </table:table-cell>
          <table:table-cell table:style-name="ce8" table:formula="of:=IF([.P217]=&quot;&quot;;&quot;?&quot;;IF([.R217]=&quot;&quot;;&quot;新規&quot;;IF([.P217]=[.R217];&quot;&quot;;&quot;○&quot;)))" office:value-type="string" office:string-value="新規" calcext:value-type="string">
            <text:p>新規</text:p>
          </table:table-cell>
          <table:table-cell table:style-name="ce155" table:number-columns-repeated="3"/>
          <table:table-cell table:style-name="ce17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ブロックリストを取得せず、トラッキングを遮断しない</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5"/>
          <table:table-cell table:style-name="ce10" table:formula="of:=IF([.K218]=&quot;&quot;;&quot;?&quot;;IF([.N218]=&quot;&quot;;&quot;新規&quot;;IF([.K218]=[.N218];&quot;&quot;;&quot;変更あり&quot;)))">
            <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 table:formula="of:=IF([.N218]=&quot;&quot;;&quot;?&quot;;IF([.P218]=&quot;&quot;;&quot;新規&quot;;IF([.N218]=[.P218];&quot;&quot;;&quot;変更あり&quot;)))" office:value-type="string" office:string-value="変更あり" calcext:value-type="string">
            <text:p>変更あり</text:p>
          </table:table-cell>
          <table:table-cell table:style-name="ce105" office:value-type="string" calcext:value-type="string">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text:span text:style-name="T21">lockPref("browser.safebrowsing.provider.google.gethashURL", "");</text:span></text:p>
            <text:p><text:span text:style-name="T21">lockPref("browser.safebrowsing.provider.google.lists", "");</text:span></text:p>
            <text:p><text:span text:style-name="T21">lockPref("browser.safebrowsing.provider.google.updateURL", "");</text:span></text:p>
            <text:p><text:span text:style-name="T21">lockPref("browser.safebrowsing.provider.google.reportURL", "");</text:span></text:p>
            <text:p><text:span text:style-name="T21">lockPref("browser.safebrowsing.provider.mozilla.gethashURL", "");</text:span></text:p>
            <text:p><text:span text:style-name="T21">lockPref("browser.safebrowsing.provider.mozilla.lists", "");</text:span></text:p>
            <text:p><text:span text:style-name="T21">lockPref("browser.safebrowsing.provider.mozilla.updateURL", "");</text:span></text:p>
            <text:p><text:span text:style-name="T21">lockPref("browser.safebrowsing.provider.mozilla.reportURL", "");</text:span></text:p>
            <text:p><text:span text:style-name="T21">lockPref("browser.safebrowsing.reportMalwareMistakeURL", "");</text:span></text:p>
            <text:p><text:span text:style-name="T21">lockPref("browser.safebrowsing.reportPhishMistakeURL", "");</text:span></text:p>
            <text:p/>
            <text:p><text:span text:style-name="T21">globalChrome.css:</text:span></text:p>
            <text:p><text:span text:style-name="T21">@-moz-document</text:span></text:p>
            <text:p><text:span text:style-name="T21">  url-prefix("chrome://browser/content/preferences/preferences.xul"),</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8" table:formula="of:=IF([.P218]=&quot;&quot;;&quot;?&quot;;IF([.R218]=&quot;&quot;;&quot;新規&quot;;IF([.P218]=[.R218];&quot;&quot;;&quot;○&quot;)))" office:value-type="string" office:string-value="新規" calcext:value-type="string">
            <text:p>新規</text:p>
          </table:table-cell>
          <table:table-cell table:style-name="ce155" table:number-columns-repeated="3"/>
          <table:table-cell table:style-name="ce17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フォームへのユーザー入力値のセッション情報への保存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104" office:value-type="string" calcext:value-type="string">
            <text:p>lockPref("browser.sessionstore.privacy_level", 0);</text:p>
          </table:table-cell>
          <table:table-cell table:style-name="ce104"/>
          <table:table-cell table:style-name="ce10" table:formula="of:=IF([.K219]=&quot;&quot;;&quot;?&quot;;IF([.N219]=&quot;&quot;;&quot;新規&quot;;IF([.K219]=[.N219];&quot;&quot;;&quot;変更あり&quot;)))">
            <text:p/>
          </table:table-cell>
          <table:table-cell table:style-name="ce104" office:value-type="string" calcext:value-type="string">
            <text:p>lockPref("browser.sessionstore.privacy_level", 0);</text:p>
          </table:table-cell>
          <table:table-cell table:style-name="ce10" table:formula="of:=IF([.N219]=&quot;&quot;;&quot;?&quot;;IF([.P219]=&quot;&quot;;&quot;新規&quot;;IF([.N219]=[.P219];&quot;&quot;;&quot;変更あり&quot;)))">
            <text:p/>
          </table:table-cell>
          <table:table-cell table:style-name="ce104" office:value-type="string" calcext:value-type="string">
            <text:p>lockPref("browser.sessionstore.privacy_level", 0);</text:p>
          </table:table-cell>
          <table:table-cell table:style-name="ce8" table:formula="of:=IF([.P219]=&quot;&quot;;&quot;?&quot;;IF([.R219]=&quot;&quot;;&quot;新規&quot;;IF([.P219]=[.R219];&quot;&quot;;&quot;○&quot;)))" office:value-type="string" office:string-value="新規" calcext:value-type="string">
            <text:p>新規</text:p>
          </table:table-cell>
          <table:table-cell table:style-name="ce155" table:number-columns-repeated="3"/>
          <table:table-cell table:style-name="ce17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一切禁止する</text:p>
          </table:table-cell>
          <table:table-cell table:style-name="ce9"/>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4"/>
          <table:table-cell table:style-name="ce10" table:formula="of:=IF([.K220]=&quot;&quot;;&quot;?&quot;;IF([.N220]=&quot;&quot;;&quot;新規&quot;;IF([.K220]=[.N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 table:formula="of:=IF([.N220]=&quot;&quot;;&quot;?&quot;;IF([.P220]=&quot;&quot;;&quot;新規&quot;;IF([.N220]=[.P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8" table:formula="of:=IF([.P220]=&quot;&quot;;&quot;?&quot;;IF([.R220]=&quot;&quot;;&quot;新規&quot;;IF([.P220]=[.R220];&quot;&quot;;&quot;○&quot;)))" office:value-type="string" office:string-value="新規" calcext:value-type="string">
            <text:p>新規</text:p>
          </table:table-cell>
          <table:table-cell table:style-name="ce155" table:number-columns-repeated="3"/>
          <table:table-cell table:style-name="ce17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41" office:value-type="string" calcext:value-type="string" table:number-columns-spanned="1" table:number-rows-spanned="4">
            <text:p>プライバシー</text:p>
          </table:table-cell>
          <table:table-cell table:style-name="ce70" office:value-type="string" calcext:value-type="string" table:number-columns-spanned="1" table:number-rows-spanned="4">
            <text:p>トラッキングの遮断に使用するブロックリストの指定</text:p>
          </table:table-cell>
          <table:table-cell table:style-name="ce41"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std-track-digest256");</text:p>
          </table:table-cell>
          <table:table-cell table:style-name="ce104"/>
          <table:table-cell table:style-name="ce10" table:formula="of:=IF([.K221]=&quot;&quot;;&quot;?&quot;;IF([.N221]=&quot;&quot;;&quot;新規&quot;;IF([.K221]=[.N221];&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1]=&quot;&quot;;&quot;?&quot;;IF([.P221]=&quot;&quot;;&quot;新規&quot;;IF([.N221]=[.P221];&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std-track-digest256");</text:p>
          </table:table-cell>
          <table:table-cell table:style-name="ce8" table:formula="of:=IF([.P221]=&quot;&quot;;&quot;?&quot;;IF([.R221]=&quot;&quot;;&quot;新規&quot;;IF([.P221]=[.R221];&quot;&quot;;&quot;○&quot;)))" office:value-type="string" office:string-value="新規" calcext:value-type="string">
            <text:p>新規</text:p>
          </table:table-cell>
          <table:table-cell table:style-name="ce155" table:number-columns-repeated="3"/>
          <table:table-cell table:style-name="ce17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full-track-digest256");</text:p>
          </table:table-cell>
          <table:table-cell table:style-name="ce104"/>
          <table:table-cell table:style-name="ce10" table:formula="of:=IF([.K222]=&quot;&quot;;&quot;?&quot;;IF([.N222]=&quot;&quot;;&quot;新規&quot;;IF([.K222]=[.N222];&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content-track-digest256");</text:p>
          </table:table-cell>
          <table:table-cell table:style-name="ce10" table:formula="of:=IF([.N222]=&quot;&quot;;&quot;?&quot;;IF([.P222]=&quot;&quot;;&quot;新規&quot;;IF([.N222]=[.P222];&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full-track-digest256");</text:p>
          </table:table-cell>
          <table:table-cell table:style-name="ce8" table:formula="of:=IF([.P222]=&quot;&quot;;&quot;?&quot;;IF([.R222]=&quot;&quot;;&quot;新規&quot;;IF([.P222]=[.R222];&quot;&quot;;&quot;○&quot;)))" office:value-type="string" office:string-value="新規" calcext:value-type="string">
            <text:p>新規</text:p>
          </table:table-cell>
          <table:table-cell table:style-name="ce155" table:number-columns-repeated="3"/>
          <table:table-cell table:style-name="ce17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104"/>
          <table:table-cell table:style-name="ce10" table:formula="of:=IF([.K223]=&quot;&quot;;&quot;?&quot;;IF([.N223]=&quot;&quot;;&quot;新規&quot;;IF([.K223]=[.N223];&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text:p>
            <text:p><text:span text:style-name="T2">lockPref("pref.privacy.disable_button.change_blocklist", true);</text:span></text:p>
          </table:table-cell>
          <table:table-cell table:style-name="ce10" table:formula="of:=IF([.N223]=&quot;&quot;;&quot;?&quot;;IF([.P223]=&quot;&quot;;&quot;新規&quot;;IF([.N223]=[.P223];&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8" table:formula="of:=IF([.P223]=&quot;&quot;;&quot;?&quot;;IF([.R223]=&quot;&quot;;&quot;新規&quot;;IF([.P223]=[.R223];&quot;&quot;;&quot;○&quot;)))" office:value-type="string" office:string-value="新規" calcext:value-type="string">
            <text:p>新規</text:p>
          </table:table-cell>
          <table:table-cell table:style-name="ce155" table:number-columns-repeated="3"/>
          <table:table-cell table:style-name="ce17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34"/>
          <table:covered-table-cell table:style-name="ce68"/>
          <table:covered-table-cell table:style-name="ce34"/>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104"/>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content-track-digest256");</text:p>
            <text:p>lockPref("pref.privacy.disable_button.change_blocklist", true);</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55" table:number-columns-repeated="3"/>
          <table:table-cell table:style-name="ce17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TLS/SSLで保護された通信のコンテンツのディスク上へのキャッシュ</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5]=&quot;&quot;;&quot;?&quot;;IF([.N225]=&quot;&quot;;&quot;新規&quot;;IF([.K225]=[.N225];&quot;&quot;;&quot;変更あり&quot;)))">
            <text:p/>
          </table:table-cell>
          <table:table-cell table:style-name="ce104" office:value-type="string" calcext:value-type="string">
            <text:p>-</text:p>
          </table:table-cell>
          <table:table-cell table:style-name="ce10" table:formula="of:=IF([.N225]=&quot;&quot;;&quot;?&quot;;IF([.P225]=&quot;&quot;;&quot;新規&quot;;IF([.N225]=[.P225];&quot;&quot;;&quot;変更あり&quot;)))">
            <text:p/>
          </table:table-cell>
          <table:table-cell table:style-name="ce104" office:value-type="string" calcext:value-type="string">
            <text:p>-</text:p>
          </table:table-cell>
          <table:table-cell table:style-name="ce8" table:formula="of:=IF([.P225]=&quot;&quot;;&quot;?&quot;;IF([.R225]=&quot;&quot;;&quot;新規&quot;;IF([.P225]=[.R225];&quot;&quot;;&quot;○&quot;)))" office:value-type="string" office:string-value="新規" calcext:value-type="string">
            <text:p>新規</text:p>
          </table:table-cell>
          <table:table-cell table:style-name="ce155" table:number-columns-repeated="3"/>
          <table:table-cell table:style-name="ce17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cache.disk_cache_ssl", false)</text:p>
          </table:table-cell>
          <table:table-cell table:style-name="ce104"/>
          <table:table-cell table:style-name="ce10" table:formula="of:=IF([.K226]=&quot;&quot;;&quot;?&quot;;IF([.N226]=&quot;&quot;;&quot;新規&quot;;IF([.K226]=[.N226];&quot;&quot;;&quot;変更あり&quot;)))">
            <text:p/>
          </table:table-cell>
          <table:table-cell table:style-name="ce104" office:value-type="string" calcext:value-type="string">
            <text:p>lockPref("browser.cache.disk_cache_ssl", false)</text:p>
          </table:table-cell>
          <table:table-cell table:style-name="ce10" table:formula="of:=IF([.N226]=&quot;&quot;;&quot;?&quot;;IF([.P226]=&quot;&quot;;&quot;新規&quot;;IF([.N226]=[.P226];&quot;&quot;;&quot;変更あり&quot;)))">
            <text:p/>
          </table:table-cell>
          <table:table-cell table:style-name="ce104" office:value-type="string" calcext:value-type="string">
            <text:p>lockPref("browser.cache.disk_cache_ssl", false)</text:p>
          </table:table-cell>
          <table:table-cell table:style-name="ce8" table:formula="of:=IF([.P226]=&quot;&quot;;&quot;?&quot;;IF([.R226]=&quot;&quot;;&quot;新規&quot;;IF([.P226]=[.R226];&quot;&quot;;&quot;○&quot;)))" office:value-type="string" office:string-value="新規" calcext:value-type="string">
            <text:p>新規</text:p>
          </table:table-cell>
          <table:table-cell table:style-name="ce155" table:number-columns-repeated="3"/>
          <table:table-cell table:style-name="ce17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ネットワーク経由での先読み機能の全般的な制御</text:p>
          </table:table-cell>
          <table:table-cell table:style-name="ce33"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7]=&quot;&quot;;&quot;?&quot;;IF([.N227]=&quot;&quot;;&quot;新規&quot;;IF([.K227]=[.N227];&quot;&quot;;&quot;変更あり&quot;)))">
            <text:p/>
          </table:table-cell>
          <table:table-cell table:style-name="ce104" office:value-type="string" calcext:value-type="string">
            <text:p>-</text:p>
          </table:table-cell>
          <table:table-cell table:style-name="ce10" table:formula="of:=IF([.N227]=&quot;&quot;;&quot;?&quot;;IF([.P227]=&quot;&quot;;&quot;新規&quot;;IF([.N227]=[.P227];&quot;&quot;;&quot;変更あり&quot;)))">
            <text:p/>
          </table:table-cell>
          <table:table-cell table:style-name="ce104" office:value-type="string" calcext:value-type="string">
            <text:p>-</text:p>
          </table:table-cell>
          <table:table-cell table:style-name="ce8" table:formula="of:=IF([.P227]=&quot;&quot;;&quot;?&quot;;IF([.R227]=&quot;&quot;;&quot;新規&quot;;IF([.P227]=[.R227];&quot;&quot;;&quot;○&quot;)))" office:value-type="string" office:string-value="新規" calcext:value-type="string">
            <text:p>新規</text:p>
          </table:table-cell>
          <table:table-cell table:style-name="ce155" table:number-columns-repeated="3"/>
          <table:table-cell table:style-name="ce17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104" office:value-type="string" calcext:value-type="string">
            <text:p>lockPref("network.predictor.enabled", false);</text:p>
          </table:table-cell>
          <table:table-cell table:style-name="ce104"/>
          <table:table-cell table:style-name="ce10" table:formula="of:=IF([.K228]=&quot;&quot;;&quot;?&quot;;IF([.N228]=&quot;&quot;;&quot;新規&quot;;IF([.K228]=[.N228];&quot;&quot;;&quot;変更あり&quot;)))">
            <text:p/>
          </table:table-cell>
          <table:table-cell table:style-name="ce104" office:value-type="string" calcext:value-type="string">
            <text:p>lockPref("network.predictor.enabled", false);</text:p>
          </table:table-cell>
          <table:table-cell table:style-name="ce10" table:formula="of:=IF([.N228]=&quot;&quot;;&quot;?&quot;;IF([.P228]=&quot;&quot;;&quot;新規&quot;;IF([.N228]=[.P228];&quot;&quot;;&quot;変更あり&quot;)))">
            <text:p/>
          </table:table-cell>
          <table:table-cell table:style-name="ce104" office:value-type="string" calcext:value-type="string">
            <text:p>lockPref("network.predictor.enabled", false);</text:p>
          </table:table-cell>
          <table:table-cell table:style-name="ce8" table:formula="of:=IF([.P228]=&quot;&quot;;&quot;?&quot;;IF([.R228]=&quot;&quot;;&quot;新規&quot;;IF([.P228]=[.R228];&quot;&quot;;&quot;○&quot;)))" office:value-type="string" office:string-value="新規" calcext:value-type="string">
            <text:p>新規</text:p>
          </table:table-cell>
          <table:table-cell table:style-name="ce155" table:number-columns-repeated="3"/>
          <table:table-cell table:style-name="ce17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Webビーコンの送信</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9]=&quot;&quot;;&quot;?&quot;;IF([.N229]=&quot;&quot;;&quot;新規&quot;;IF([.K229]=[.N229];&quot;&quot;;&quot;変更あり&quot;)))">
            <text:p/>
          </table:table-cell>
          <table:table-cell table:style-name="ce104" office:value-type="string" calcext:value-type="string">
            <text:p>-</text:p>
          </table:table-cell>
          <table:table-cell table:style-name="ce10" table:formula="of:=IF([.N229]=&quot;&quot;;&quot;?&quot;;IF([.P229]=&quot;&quot;;&quot;新規&quot;;IF([.N229]=[.P229];&quot;&quot;;&quot;変更あり&quot;)))">
            <text:p/>
          </table:table-cell>
          <table:table-cell table:style-name="ce104" office:value-type="string" calcext:value-type="string">
            <text:p>-</text:p>
          </table:table-cell>
          <table:table-cell table:style-name="ce8" table:formula="of:=IF([.P229]=&quot;&quot;;&quot;?&quot;;IF([.R229]=&quot;&quot;;&quot;新規&quot;;IF([.P229]=[.R229];&quot;&quot;;&quot;○&quot;)))" office:value-type="string" office:string-value="新規" calcext:value-type="string">
            <text:p>新規</text:p>
          </table:table-cell>
          <table:table-cell table:style-name="ce155" table:number-columns-repeated="3"/>
          <table:table-cell table:style-name="ce17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eacon.enabled", false); </text:p>
          </table:table-cell>
          <table:table-cell table:style-name="ce104"/>
          <table:table-cell table:style-name="ce10" table:formula="of:=IF([.K230]=&quot;&quot;;&quot;?&quot;;IF([.N230]=&quot;&quot;;&quot;新規&quot;;IF([.K230]=[.N230];&quot;&quot;;&quot;変更あり&quot;)))">
            <text:p/>
          </table:table-cell>
          <table:table-cell table:style-name="ce104" office:value-type="string" calcext:value-type="string">
            <text:p>lockPref("beacon.enabled", false); </text:p>
          </table:table-cell>
          <table:table-cell table:style-name="ce10" table:formula="of:=IF([.N230]=&quot;&quot;;&quot;?&quot;;IF([.P230]=&quot;&quot;;&quot;新規&quot;;IF([.N230]=[.P230];&quot;&quot;;&quot;変更あり&quot;)))">
            <text:p/>
          </table:table-cell>
          <table:table-cell table:style-name="ce104" office:value-type="string" calcext:value-type="string">
            <text:p>lockPref("beacon.enabled", false); </text:p>
          </table:table-cell>
          <table:table-cell table:style-name="ce8" table:formula="of:=IF([.P230]=&quot;&quot;;&quot;?&quot;;IF([.R230]=&quot;&quot;;&quot;新規&quot;;IF([.P230]=[.R230];&quot;&quot;;&quot;○&quot;)))" office:value-type="string" office:string-value="新規" calcext:value-type="string">
            <text:p>新規</text:p>
          </table:table-cell>
          <table:table-cell table:style-name="ce155" table:number-columns-repeated="3"/>
          <table:table-cell table:style-name="ce17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SSL/TLSでないページへのパスワード入力時の警告</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1]=&quot;&quot;;&quot;?&quot;;IF([.N231]=&quot;&quot;;&quot;新規&quot;;IF([.K231]=[.N231];&quot;&quot;;&quot;変更あり&quot;)))">
            <text:p/>
          </table:table-cell>
          <table:table-cell table:style-name="ce104" office:value-type="string" calcext:value-type="string">
            <text:p>-</text:p>
          </table:table-cell>
          <table:table-cell table:style-name="ce10" table:formula="of:=IF([.N231]=&quot;&quot;;&quot;?&quot;;IF([.P231]=&quot;&quot;;&quot;新規&quot;;IF([.N231]=[.P231];&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104" office:value-type="string" calcext:value-type="string">
            <text:p>lockPref("security.insecure_field_warning.contextual.enabled", false); </text:p>
          </table:table-cell>
          <table:table-cell table:style-name="ce104"/>
          <table:table-cell table:style-name="ce10" table:formula="of:=IF([.K232]=&quot;&quot;;&quot;?&quot;;IF([.N232]=&quot;&quot;;&quot;新規&quot;;IF([.K232]=[.N232];&quot;&quot;;&quot;変更あり&quot;)))">
            <text:p/>
          </table:table-cell>
          <table:table-cell table:style-name="ce104" office:value-type="string" calcext:value-type="string">
            <text:p>lockPref("security.insecure_field_warning.contextual.enabled", false); </text:p>
          </table:table-cell>
          <table:table-cell table:style-name="ce10" table:formula="of:=IF([.N232]=&quot;&quot;;&quot;?&quot;;IF([.P232]=&quot;&quot;;&quot;新規&quot;;IF([.N232]=[.P232];&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33"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3]=&quot;&quot;;&quot;?&quot;;IF([.N233]=&quot;&quot;;&quot;新規&quot;;IF([.K233]=[.N233];&quot;&quot;;&quot;変更あり&quot;)))">
            <text:p/>
          </table:table-cell>
          <table:table-cell table:style-name="ce104" office:value-type="string" calcext:value-type="string">
            <text:p>-</text:p>
          </table:table-cell>
          <table:table-cell table:style-name="ce10" table:formula="of:=IF([.N233]=&quot;&quot;;&quot;?&quot;;IF([.P233]=&quot;&quot;;&quot;新規&quot;;IF([.N233]=[.P233];&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lockPref("signon.rememberSignons.visibilityToggle", false); </text:p>
          </table:table-cell>
          <table:table-cell table:style-name="ce104"/>
          <table:table-cell table:style-name="ce10" table:formula="of:=IF([.K234]=&quot;&quot;;&quot;?&quot;;IF([.N234]=&quot;&quot;;&quot;新規&quot;;IF([.K234]=[.N234];&quot;&quot;;&quot;変更あり&quot;)))">
            <text:p/>
          </table:table-cell>
          <table:table-cell table:style-name="ce104" office:value-type="string" calcext:value-type="string">
            <text:p>lockPref("signon.rememberSignons.visibilityToggle", false); </text:p>
          </table:table-cell>
          <table:table-cell table:style-name="ce10" table:formula="of:=IF([.N234]=&quot;&quot;;&quot;?&quot;;IF([.P234]=&quot;&quot;;&quot;新規&quot;;IF([.N234]=[.P234];&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トラッキング保護機能の通知メッセージの表示</text:p>
          </table:table-cell>
          <table:table-cell table:style-name="ce33"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5]=&quot;&quot;;&quot;?&quot;;IF([.N235]=&quot;&quot;;&quot;新規&quot;;IF([.K235]=[.N235];&quot;&quot;;&quot;変更あり&quot;)))">
            <text:p/>
          </table:table-cell>
          <table:table-cell table:style-name="ce104" office:value-type="string" calcext:value-type="string">
            <text:p>-</text:p>
          </table:table-cell>
          <table:table-cell table:style-name="ce10" table:formula="of:=IF([.N235]=&quot;&quot;;&quot;?&quot;;IF([.P235]=&quot;&quot;;&quot;新規&quot;;IF([.N235]=[.P235];&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 Privacy-33-2選択時にのみ影響。</text:p>
            <text:p>lockPref("privacy.trackingprotection.introCount", 999);</text:p>
          </table:table-cell>
          <table:table-cell table:style-name="ce104"/>
          <table:table-cell table:style-name="ce10" table:formula="of:=IF([.K236]=&quot;&quot;;&quot;?&quot;;IF([.N236]=&quot;&quot;;&quot;新規&quot;;IF([.K236]=[.N236];&quot;&quot;;&quot;変更あり&quot;)))">
            <text:p/>
          </table:table-cell>
          <table:table-cell table:style-name="ce104" office:value-type="string" calcext:value-type="string">
            <text:p>// Privacy-33-2選択時にのみ影響。</text:p>
            <text:p>lockPref("privacy.trackingprotection.introCount", 999);</text:p>
          </table:table-cell>
          <table:table-cell table:style-name="ce10" table:formula="of:=IF([.N236]=&quot;&quot;;&quot;?&quot;;IF([.P236]=&quot;&quot;;&quot;新規&quot;;IF([.N236]=[.P236];&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Firefoxの新機能のテストへの参加の可否</text:p>
          </table:table-cell>
          <table:table-cell table:style-name="ce33"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104" office:value-type="string" calcext:value-type="string">
            <text:p>-</text:p>
          </table:table-cell>
          <table:table-cell table:style-name="ce104" office:value-type="string" calcext:value-type="string">
            <text:p>Firefox 60で追加</text:p>
          </table:table-cell>
          <table:table-cell table:style-name="ce10" table:formula="of:=IF([.K237]=&quot;&quot;;&quot;?&quot;;IF([.N237]=&quot;&quot;;&quot;新規&quot;;IF([.K237]=[.N237];&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参加しない</text:p>
          </table:table-cell>
          <table:table-cell table:style-name="ce106" office:value-type="string" calcext:value-type="string">
            <text:p>Policy Engineのポリシーを設定する</text:p>
          </table:table-cell>
          <table:table-cell table:style-name="ce113" office:value-type="string" calcext:value-type="string">
            <text:p>"DisableFirefoxStudies": false</text:p>
          </table:table-cell>
          <table:table-cell table:style-name="ce104"/>
          <table:table-cell table:style-name="ce10" table:formula="of:=IF([.K238]=&quot;&quot;;&quot;?&quot;;IF([.N238]=&quot;&quot;;&quot;新規&quot;;IF([.K238]=[.N238];&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78" office:value-type="string" calcext:value-type="string">
            <text:p>-</text:p>
          </table:table-cell>
          <table:table-cell table:style-name="ce9" office:value-type="string" calcext:value-type="string">
            <text:p>トラッキング防止の使用時のみ(既定)</text:p>
          </table:table-cell>
          <table:table-cell table:style-name="ce107" office:value-type="string" calcext:value-type="string">
            <text:p>MCDで設定を反映する</text:p>
          </table:table-cell>
          <table:table-cell table:style-name="ce113" office:value-type="string" calcext:value-type="string">
            <text:p>-</text:p>
          </table:table-cell>
          <table:table-cell table:style-name="ce104" office:value-type="string" calcext:value-type="string">
            <text:p>Privacy-20より移行</text:p>
          </table:table-cell>
          <table:table-cell table:style-name="ce10" table:formula="of:=IF([.K239]=&quot;&quot;;&quot;?&quot;;IF([.N239]=&quot;&quot;;&quot;新規&quot;;IF([.K239]=[.N239];&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table-cell table:number-columns-repeated="1003"/>
        </table:table-row>
        <table:table-row table:style-name="ro53">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34" office:value-type="string" calcext:value-type="string">
            <text:p>プライバシー</text:p>
          </table:covered-table-cell>
          <table:covered-table-cell table:style-name="ce31"/>
          <table:table-cell table:style-name="ce39" office:value-type="string" calcext:value-type="string">
            <text:p>-</text:p>
          </table:table-cell>
          <table:table-cell table:style-name="ce8" office:value-type="string" calcext:value-type="string">
            <text:p>常に送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36" office:value-type="string" calcext:value-type="string">
            <text:p>Privacy-20より移行</text:p>
          </table:table-cell>
          <table:table-cell table:style-name="ce10" table:formula="of:=IF([.K240]=&quot;&quot;;&quot;?&quot;;IF([.N240]=&quot;&quot;;&quot;新規&quot;;IF([.K240]=[.N240];&quot;&quot;;&quot;変更あり&quot;)))" office:value-type="string" office:string-value="新規" calcext:value-type="string">
            <text:p>新規</text:p>
          </table:table-cell>
          <table:table-cell table:style-name="ce9"/>
          <table:table-cell table:style-name="ce10" table:formula="of:=IF([.N240]=&quot;&quot;;&quot;?&quot;;IF([.P240]=&quot;&quot;;&quot;新規&quot;;IF([.N240]=[.P240];&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0]=&quot;&quot;;&quot;?&quot;;IF([.R240]=&quot;&quot;;&quot;新規&quot;;IF([.P240]=[.R240];&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31"/>
          <table:table-cell table:style-name="ce39" office:value-type="string" calcext:value-type="string">
            <text:p>-</text:p>
          </table:table-cell>
          <table:table-cell table:style-name="ce8" office:value-type="string" calcext:value-type="string">
            <text:p>プライベートウィンドウのみ送出</text:p>
          </table:table-cell>
          <table:table-cell table:style-name="ce8" office:value-type="string" calcext:value-type="string">
            <text:p>-</text:p>
          </table:table-cell>
          <table:table-cell table:style-name="ce9" office:value-type="string" calcext:value-type="string">
            <text:p><text:span text:style-name="T17">MCD:</text:span></text:p>
            <text:p><text:span text:style-name="T10">lockPref("privacy.trackingprotection.pbmode.enabled", true);</text:span></text:p>
            <text:p><text:span text:style-name="T17">lockPref("privacy.donottrackheader.enabled", false);</text:span></text:p>
            <text:p/>
          </table:table-cell>
          <table:table-cell table:style-name="ce136" office:value-type="string" calcext:value-type="string">
            <text:p>Privacy-20より移行</text:p>
          </table:table-cell>
          <table:table-cell table:style-name="ce10" table:formula="of:=IF([.K241]=&quot;&quot;;&quot;?&quot;;IF([.N241]=&quot;&quot;;&quot;新規&quot;;IF([.K241]=[.N241];&quot;&quot;;&quot;変更あり&quot;)))" office:value-type="string" office:string-value="新規" calcext:value-type="string">
            <text:p>新規</text:p>
          </table:table-cell>
          <table:table-cell table:style-name="ce9"/>
          <table:table-cell table:style-name="ce10" table:formula="of:=IF([.N241]=&quot;&quot;;&quot;?&quot;;IF([.P241]=&quot;&quot;;&quot;新規&quot;;IF([.N241]=[.P241];&quot;&quot;;&quot;変更あり&quot;)))" office:value-type="string" office:string-value="?" calcext:value-type="string">
            <text:p>?</text:p>
          </table:table-cell>
          <table:table-cell table:style-name="ce9" office:value-type="string" calcext:value-type="string">
            <text:p>-</text:p>
          </table:table-cell>
          <table:table-cell table:style-name="ce8" table:formula="of:=IF([.P241]=&quot;&quot;;&quot;?&quot;;IF([.R241]=&quot;&quot;;&quot;新規&quot;;IF([.P241]=[.R241];&quot;&quot;;&quot;○&quot;)))">
            <text:p/>
          </table:table-cell>
          <table:table-cell table:style-name="ce155" office:value-type="string" calcext:value-type="string">
            <text:p>-</text:p>
          </table:table-cell>
          <table:table-cell table:style-name="ce155" table:number-columns-repeated="2"/>
          <table:table-cell table:style-name="ce17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31"/>
          <table:table-cell table:style-name="ce39" office:value-type="string" calcext:value-type="string">
            <text:p>-</text:p>
          </table:table-cell>
          <table:table-cell table:style-name="ce8" office:value-type="string" calcext:value-type="string">
            <text:p>送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Privacy-33-3も併せて設定する。</text:p>
            <text:p/>
            <text:p>MCD:</text:p>
            <text:p>lockPref("privacy.donottrackheader.enabled", false);</text:p>
            <text:p><text:span text:style-name="T10">lockPref("privacy.trackingprotection.enabled", false);</text:span></text:p>
            <text:p><text:span text:style-name="T10">lockPref("privacy.trackingprotection.pbmode.enabled", false);</text:span></text:p>
            <text:p/>
          </table:table-cell>
          <table:table-cell table:style-name="ce8" office:value-type="string" calcext:value-type="string">
            <text:p><text:span text:style-name="T26">Privacy-20より移行</text:span></text:p>
            <text:p/>
            <text:p><text:span text:style-name="T18">トラッキング防止を「ブロックしない」設定にしたときのみ、DNTを送出しないことができる。</text:span></text:p>
            <text:p/>
            <text:p><text:span text:style-name="T18">したがって、UIのトラッキング防止「常に」「プライベートウィンドウのみ」は選択できない。</text:span></text:p>
            <text:p/>
          </table:table-cell>
          <table:table-cell table:style-name="ce10" table:formula="of:=IF([.K242]=&quot;&quot;;&quot;?&quot;;IF([.N242]=&quot;&quot;;&quot;新規&quot;;IF([.K242]=[.N242];&quot;&quot;;&quot;変更あり&quot;)))" office:value-type="string" office:string-value="新規" calcext:value-type="string">
            <text:p>新規</text:p>
          </table:table-cell>
          <table:table-cell table:style-name="ce8"/>
          <table:table-cell table:style-name="ce10" table:formula="of:=IF([.N242]=&quot;&quot;;&quot;?&quot;;IF([.P242]=&quot;&quot;;&quot;新規&quot;;IF([.N242]=[.P242];&quot;&quot;;&quot;変更あり&quot;)))" office:value-type="string" office:string-value="?" calcext:value-type="string">
            <text:p>?</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2]=&quot;&quot;;&quot;?&quot;;IF([.R242]=&quot;&quot;;&quot;新規&quot;;IF([.P242]=[.R242];&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回起動時の設定移行ウィザード</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43]=&quot;&quot;;&quot;?&quot;;IF([.N243]=&quot;&quot;;&quot;新規&quot;;IF([.K243]=[.N243];&quot;&quot;;&quot;変更あり&quot;)))">
            <text:p/>
          </table:table-cell>
          <table:table-cell table:style-name="ce8" office:value-type="string" calcext:value-type="string">
            <text:p>-</text:p>
          </table:table-cell>
          <table:table-cell table:style-name="ce10" table:formula="of:=IF([.N243]=&quot;&quot;;&quot;?&quot;;IF([.P243]=&quot;&quot;;&quot;新規&quot;;IF([.N243]=[.P243];&quot;&quot;;&quot;変更あり&quot;)))">
            <text:p/>
          </table:table-cell>
          <table:table-cell table:style-name="ce155" office:value-type="string" calcext:value-type="string">
            <text:p>-</text:p>
          </table:table-cell>
          <table:table-cell table:style-name="ce8" table:formula="of:=IF([.P243]=&quot;&quot;;&quot;?&quot;;IF([.R243]=&quot;&quot;;&quot;新規&quot;;IF([.P243]=[.R243];&quot;&quot;;&quot;○&quot;)))">
            <text:p/>
          </table:table-cell>
          <table:table-cell table:style-name="ce155" office:value-type="string" calcext:value-type="string">
            <text:p>-</text:p>
          </table:table-cell>
          <table:table-cell table:style-name="ce155" table:number-columns-repeated="2"/>
          <table:table-cell table:style-name="ce17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44]=&quot;&quot;;&quot;?&quot;;IF([.N244]=&quot;&quot;;&quot;新規&quot;;IF([.K244]=[.N244];&quot;&quot;;&quot;変更あり&quot;)))">
            <text:p/>
          </table:table-cell>
          <table:table-cell table:style-name="ce8" office:value-type="string" calcext:value-type="string">
            <text:p>[XRE]</text:p>
            <text:p>EnableProfileMigrator=0</text:p>
          </table:table-cell>
          <table:table-cell table:style-name="ce10" table:formula="of:=IF([.N244]=&quot;&quot;;&quot;?&quot;;IF([.P244]=&quot;&quot;;&quot;新規&quot;;IF([.N244]=[.P244];&quot;&quot;;&quot;変更あり&quot;)))">
            <text:p/>
          </table:table-cell>
          <table:table-cell table:style-name="ce155" office:value-type="string" calcext:value-type="string">
            <text:p>[XRE]</text:p>
            <text:p>EnableProfileMigrator=0</text:p>
          </table:table-cell>
          <table:table-cell table:style-name="ce8" table:formula="of:=IF([.P244]=&quot;&quot;;&quot;?&quot;;IF([.R244]=&quot;&quot;;&quot;新規&quot;;IF([.P244]=[.R244];&quot;&quot;;&quot;○&quot;)))">
            <text:p/>
          </table:table-cell>
          <table:table-cell table:style-name="ce155" office:value-type="string" calcext:value-type="string">
            <text:p>[XRE]</text:p>
            <text:p>EnableProfileMigrator=0</text:p>
          </table:table-cell>
          <table:table-cell table:style-name="ce155" table:number-columns-repeated="2"/>
          <table:table-cell table:style-name="ce17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起動時のホームページの指定</text:p>
          </table:table-cell>
          <table:table-cell table:style-name="ce32"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45]=&quot;&quot;;&quot;?&quot;;IF([.N245]=&quot;&quot;;&quot;新規&quot;;IF([.K245]=[.N245];&quot;&quot;;&quot;変更あり&quot;)))">
            <text:p/>
          </table:table-cell>
          <table:table-cell table:style-name="ce9" office:value-type="string" calcext:value-type="string">
            <text:p>-</text:p>
          </table:table-cell>
          <table:table-cell table:style-name="ce10" table:formula="of:=IF([.N245]=&quot;&quot;;&quot;?&quot;;IF([.P245]=&quot;&quot;;&quot;新規&quot;;IF([.N245]=[.P245];&quot;&quot;;&quot;変更あり&quot;)))">
            <text:p/>
          </table:table-cell>
          <table:table-cell table:style-name="ce9" office:value-type="string" calcext:value-type="string">
            <text:p>-</text:p>
          </table:table-cell>
          <table:table-cell table:style-name="ce8" table:formula="of:=IF([.P245]=&quot;&quot;;&quot;?&quot;;IF([.R245]=&quot;&quot;;&quot;新規&quot;;IF([.P245]=[.R245];&quot;&quot;;&quot;○&quot;)))">
            <text:p/>
          </table:table-cell>
          <table:table-cell table:style-name="ce155" office:value-type="string" calcext:value-type="string">
            <text:p>-</text:p>
          </table:table-cell>
          <table:table-cell table:style-name="ce155" table:number-columns-repeated="2"/>
          <table:table-cell table:style-name="ce17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7" office:value-type="string" calcext:value-type="string">
            <text:p>homepage_resetに関して設定が反映されない。</text:p>
          </table:table-cell>
          <table:table-cell table:style-name="ce10" table:formula="of:=IF([.K246]=&quot;&quot;;&quot;?&quot;;IF([.N246]=&quot;&quot;;&quot;新規&quot;;IF([.K246]=[.N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46]=&quot;&quot;;&quot;?&quot;;IF([.P246]=&quot;&quot;;&quot;新規&quot;;IF([.N246]=[.P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46]=&quot;&quot;;&quot;?&quot;;IF([.R246]=&quot;&quot;;&quot;新規&quot;;IF([.P246]=[.R246];&quot;&quot;;&quot;○&quot;)))">
            <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able:table-cell>
          <table:table-cell table:style-name="ce171"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0" table:formula="of:=IF([.K247]=&quot;&quot;;&quot;?&quot;;IF([.N247]=&quot;&quot;;&quot;新規&quot;;IF([.K247]=[.N247];&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47]=&quot;&quot;;&quot;?&quot;;IF([.P247]=&quot;&quot;;&quot;新規&quot;;IF([.N247]=[.P247];&quot;&quot;;&quot;変更あり&quot;)))" office:value-type="string" office:string-value="変更あり" calcext:value-type="string">
            <text:p>変更あり</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47]=&quot;&quot;;&quot;?&quot;;IF([.R247]=&quot;&quot;;&quot;新規&quot;;IF([.P247]=[.R247];&quot;&quot;;&quot;○&quot;)))" office:value-type="string" office:string-value="○" calcext:value-type="string">
            <text:p>○</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55" table:number-columns-repeated="2"/>
          <table:table-cell table:style-name="ce171"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32"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48]=&quot;&quot;;&quot;?&quot;;IF([.N248]=&quot;&quot;;&quot;新規&quot;;IF([.K248]=[.N248];&quot;&quot;;&quot;変更あり&quot;)))">
            <text:p/>
          </table:table-cell>
          <table:table-cell table:style-name="ce9" office:value-type="string" calcext:value-type="string">
            <text:p>lockPref("browser.shell.checkDefaultBrowser", true);</text:p>
          </table:table-cell>
          <table:table-cell table:style-name="ce10" table:formula="of:=IF([.N248]=&quot;&quot;;&quot;?&quot;;IF([.P248]=&quot;&quot;;&quot;新規&quot;;IF([.N248]=[.P248];&quot;&quot;;&quot;変更あり&quot;)))">
            <text:p/>
          </table:table-cell>
          <table:table-cell table:style-name="ce9" office:value-type="string" calcext:value-type="string">
            <text:p>lockPref("browser.shell.checkDefaultBrowser", true);</text:p>
          </table:table-cell>
          <table:table-cell table:style-name="ce8" table:formula="of:=IF([.P248]=&quot;&quot;;&quot;?&quot;;IF([.R248]=&quot;&quot;;&quot;新規&quot;;IF([.P248]=[.R248];&quot;&quot;;&quot;○&quot;)))">
            <text:p/>
          </table:table-cell>
          <table:table-cell table:style-name="ce155" office:value-type="string" calcext:value-type="string">
            <text:p>lockPref("browser.shell.checkDefaultBrowser", true);</text:p>
          </table:table-cell>
          <table:table-cell table:style-name="ce155" office:value-type="string" calcext:value-type="string">
            <text:p>変更無し</text:p>
          </table:table-cell>
          <table:table-cell table:style-name="ce155" office:value-type="string" calcext:value-type="string">
            <text:p>lockPref("browser.shell.checkDefaultBrowser", true);</text:p>
          </table:table-cell>
          <table:table-cell table:style-name="ce17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4" office:value-type="string" calcext:value-type="string">
            <text:p>#systemDefaultsGroupはESR52にも存在しないため削除。</text:p>
            <text:p/>
            <text:p>globalChrome.cssを併用しない場合、設定画面の既定のブラウザーにするボタンは有効なまま。</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49]=&quot;&quot;;&quot;?&quot;;IF([.P249]=&quot;&quot;;&quot;新規&quot;;IF([.N249]=[.P249];&quot;&quot;;&quot;変更あり&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7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3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バージョンアップ後の初回起動時における、バージョンアップ完了案内のタブ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1]=&quot;&quot;;&quot;?&quot;;IF([.N251]=&quot;&quot;;&quot;新規&quot;;IF([.K251]=[.N251];&quot;&quot;;&quot;変更あり&quot;)))">
            <text:p/>
          </table:table-cell>
          <table:table-cell table:style-name="ce9" office:value-type="string" calcext:value-type="string">
            <text:p>-</text:p>
          </table:table-cell>
          <table:table-cell table:style-name="ce10" table:formula="of:=IF([.N251]=&quot;&quot;;&quot;?&quot;;IF([.P251]=&quot;&quot;;&quot;新規&quot;;IF([.N251]=[.P251];&quot;&quot;;&quot;変更あり&quot;)))">
            <text:p/>
          </table:table-cell>
          <table:table-cell table:style-name="ce9" office:value-type="string" calcext:value-type="string">
            <text:p>-</text:p>
          </table:table-cell>
          <table:table-cell table:style-name="ce8" table:formula="of:=IF([.P251]=&quot;&quot;;&quot;?&quot;;IF([.R251]=&quot;&quot;;&quot;新規&quot;;IF([.P251]=[.R251];&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52]=&quot;&quot;;&quot;?&quot;;IF([.N252]=&quot;&quot;;&quot;新規&quot;;IF([.K252]=[.N252];&quot;&quot;;&quot;変更あり&quot;)))">
            <text:p/>
          </table:table-cell>
          <table:table-cell table:style-name="ce9" office:value-type="string" calcext:value-type="string">
            <text:p>lockPref("browser.startup.homepage_override.mstone", "ignore");</text:p>
          </table:table-cell>
          <table:table-cell table:style-name="ce10" table:formula="of:=IF([.N252]=&quot;&quot;;&quot;?&quot;;IF([.P252]=&quot;&quot;;&quot;新規&quot;;IF([.N252]=[.P252];&quot;&quot;;&quot;変更あり&quot;)))">
            <text:p/>
          </table:table-cell>
          <table:table-cell table:style-name="ce9" office:value-type="string" calcext:value-type="string">
            <text:p>lockPref("browser.startup.homepage_override.mstone", "ignore");</text:p>
          </table:table-cell>
          <table:table-cell table:style-name="ce8" table:formula="of:=IF([.P252]=&quot;&quot;;&quot;?&quot;;IF([.R252]=&quot;&quot;;&quot;新規&quot;;IF([.P252]=[.R252];&quot;&quot;;&quot;○&quot;)))">
            <text:p/>
          </table:table-cell>
          <table:table-cell table:style-name="ce155" office:value-type="string" calcext:value-type="string">
            <text:p>lockPref("browser.startup.homepage_override.mstone", "ignore");</text:p>
          </table:table-cell>
          <table:table-cell table:style-name="ce155" office:value-type="string" calcext:value-type="string">
            <text:p>変更無し</text:p>
          </table:table-cell>
          <table:table-cell table:style-name="ce155" office:value-type="string" calcext:value-type="string">
            <text:p>lockPref("browser.startup.homepage_override.mstone", "ignore");</text:p>
          </table:table-cell>
          <table:table-cell table:style-name="ce17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期状態のブックマーク</text:p>
          </table:table-cell>
          <table:table-cell table:style-name="ce30"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3]=&quot;&quot;;&quot;?&quot;;IF([.N253]=&quot;&quot;;&quot;新規&quot;;IF([.K253]=[.N253];&quot;&quot;;&quot;変更あり&quot;)))">
            <text:p/>
          </table:table-cell>
          <table:table-cell table:style-name="ce9" office:value-type="string" calcext:value-type="string">
            <text:p>-</text:p>
          </table:table-cell>
          <table:table-cell table:style-name="ce10" table:formula="of:=IF([.N253]=&quot;&quot;;&quot;?&quot;;IF([.P253]=&quot;&quot;;&quot;新規&quot;;IF([.N253]=[.P253];&quot;&quot;;&quot;変更あり&quot;)))">
            <text:p/>
          </table:table-cell>
          <table:table-cell table:style-name="ce9" office:value-type="string" calcext:value-type="string">
            <text:p>-</text:p>
          </table:table-cell>
          <table:table-cell table:style-name="ce8" table:formula="of:=IF([.P253]=&quot;&quot;;&quot;?&quot;;IF([.R253]=&quot;&quot;;&quot;新規&quot;;IF([.P253]=[.R253];&quot;&quot;;&quot;○&quot;)))">
            <text:p/>
          </table:table-cell>
          <table:table-cell table:style-name="ce155" office:value-type="string" calcext:value-type="string">
            <text:p>-</text:p>
          </table:table-cell>
          <table:table-cell table:style-name="ce155" table:number-columns-repeated="2"/>
          <table:table-cell table:style-name="ce17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54]=&quot;&quot;;&quot;?&quot;;IF([.N254]=&quot;&quot;;&quot;新規&quot;;IF([.K254]=[.N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54]=&quot;&quot;;&quot;?&quot;;IF([.P254]=&quot;&quot;;&quot;新規&quot;;IF([.N254]=[.P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54]=&quot;&quot;;&quot;?&quot;;IF([.R254]=&quot;&quot;;&quot;新規&quot;;IF([.P254]=[.R254];&quot;&quot;;&quot;○&quot;)))" office:value-type="string" office:string-value="○" calcext:value-type="string">
            <text:p>○</text:p>
          </table:table-cell>
          <table:table-cell table:style-name="ce15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55" office:value-type="string" calcext:value-type="string">
            <text:p>変更無し</text:p>
          </table:table-cell>
          <table:table-cell table:style-name="ce15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7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あなたの権利」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7">Firefox 57から旧来のabout:homeはActivityStreamで代替された。</text:span></text:p>
            <text:p><text:span text:style-name="T17">ActivityStreamがFirefox 60で無効化できなくなったため廃止。</text:span></text:p>
          </table:table-cell>
          <table:table-cell table:style-name="ce10" table:formula="of:=IF([.K255]=&quot;&quot;;&quot;?&quot;;IF([.N255]=&quot;&quot;;&quot;新規&quot;;IF([.K255]=[.N255];&quot;&quot;;&quot;変更あり&quot;)))">
            <text:p/>
          </table:table-cell>
          <table:table-cell table:style-name="ce9" office:value-type="string" calcext:value-type="string">
            <text:p>-</text:p>
          </table:table-cell>
          <table:table-cell table:style-name="ce10" table:formula="of:=IF([.N255]=&quot;&quot;;&quot;?&quot;;IF([.P255]=&quot;&quot;;&quot;新規&quot;;IF([.N255]=[.P255];&quot;&quot;;&quot;変更あり&quot;)))">
            <text:p/>
          </table:table-cell>
          <table:table-cell table:style-name="ce9" office:value-type="string" calcext:value-type="string">
            <text:p>-</text:p>
          </table:table-cell>
          <table:table-cell table:style-name="ce8" table:formula="of:=IF([.P255]=&quot;&quot;;&quot;?&quot;;IF([.R255]=&quot;&quot;;&quot;新規&quot;;IF([.P255]=[.R255];&quot;&quot;;&quot;○&quot;)))">
            <text:p/>
          </table:table-cell>
          <table:table-cell table:style-name="ce155" office:value-type="string" calcext:value-type="string">
            <text:p>-</text:p>
          </table:table-cell>
          <table:table-cell table:style-name="ce155" table:number-columns-repeated="2"/>
          <table:table-cell table:style-name="ce17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56]=&quot;&quot;;&quot;?&quot;;IF([.N256]=&quot;&quot;;&quot;新規&quot;;IF([.K256]=[.N256];&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56]=&quot;&quot;;&quot;?&quot;;IF([.P256]=&quot;&quot;;&quot;新規&quot;;IF([.N256]=[.P256];&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56]=&quot;&quot;;&quot;?&quot;;IF([.R256]=&quot;&quot;;&quot;新規&quot;;IF([.P256]=[.R256];&quot;&quot;;&quot;○&quot;)))">
            <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55" office:value-type="string" calcext:value-type="string">
            <text:p>変更無し</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7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60日以上Firefoxを使用しなかった場合の、次の起動時における設定のリセットの提案の可否</text:p>
          </table:table-cell>
          <table:table-cell table:style-name="ce30"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37" office:value-type="string" calcext:value-type="string">
            <text:p>既定でリセットが提案されない。</text:p>
          </table:table-cell>
          <table:table-cell table:style-name="ce10" table:formula="of:=IF([.K257]=&quot;&quot;;&quot;?&quot;;IF([.N257]=&quot;&quot;;&quot;新規&quot;;IF([.K257]=[.N257];&quot;&quot;;&quot;変更あり&quot;)))">
            <text:p/>
          </table:table-cell>
          <table:table-cell table:style-name="ce9" office:value-type="string" calcext:value-type="string">
            <text:p>lockPref("browser.disableResetPrompt", false);</text:p>
          </table:table-cell>
          <table:table-cell table:style-name="ce10" table:formula="of:=IF([.N257]=&quot;&quot;;&quot;?&quot;;IF([.P257]=&quot;&quot;;&quot;新規&quot;;IF([.N257]=[.P257];&quot;&quot;;&quot;変更あり&quot;)))">
            <text:p/>
          </table:table-cell>
          <table:table-cell table:style-name="ce9" office:value-type="string" calcext:value-type="string">
            <text:p>lockPref("browser.disableResetPrompt", false);</text:p>
          </table:table-cell>
          <table:table-cell table:style-name="ce8" table:formula="of:=IF([.P257]=&quot;&quot;;&quot;?&quot;;IF([.R257]=&quot;&quot;;&quot;新規&quot;;IF([.P257]=[.R257];&quot;&quot;;&quot;○&quot;)))">
            <text:p/>
          </table:table-cell>
          <table:table-cell table:number-columns-repeated="2" table:style-name="ce155" office:value-type="string" calcext:value-type="string">
            <text:p>lockPref("browser.disableResetPrompt", false);</text:p>
          </table:table-cell>
          <table:table-cell table:style-name="ce155" office:value-type="string" calcext:value-type="string">
            <text:p>-</text:p>
          </table:table-cell>
          <table:table-cell table:style-name="ce17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58]=&quot;&quot;;&quot;?&quot;;IF([.N258]=&quot;&quot;;&quot;新規&quot;;IF([.K258]=[.N258];&quot;&quot;;&quot;変更あり&quot;)))">
            <text:p/>
          </table:table-cell>
          <table:table-cell table:style-name="ce9" office:value-type="string" calcext:value-type="string">
            <text:p>lockPref("browser.disableResetPrompt", true);</text:p>
          </table:table-cell>
          <table:table-cell table:style-name="ce10" table:formula="of:=IF([.N258]=&quot;&quot;;&quot;?&quot;;IF([.P258]=&quot;&quot;;&quot;新規&quot;;IF([.N258]=[.P258];&quot;&quot;;&quot;変更あり&quot;)))">
            <text:p/>
          </table:table-cell>
          <table:table-cell table:style-name="ce9" office:value-type="string" calcext:value-type="string">
            <text:p>lockPref("browser.disableResetPrompt", true);</text:p>
          </table:table-cell>
          <table:table-cell table:style-name="ce8" table:formula="of:=IF([.P258]=&quot;&quot;;&quot;?&quot;;IF([.R258]=&quot;&quot;;&quot;新規&quot;;IF([.P258]=[.R258];&quot;&quot;;&quot;○&quot;)))">
            <text:p/>
          </table:table-cell>
          <table:table-cell table:number-columns-repeated="2" table:style-name="ce155" office:value-type="string" calcext:value-type="string">
            <text:p>lockPref("browser.disableResetPrompt", true);</text:p>
          </table:table-cell>
          <table:table-cell table:style-name="ce155" office:value-type="string" calcext:value-type="string">
            <text:p>-</text:p>
          </table:table-cell>
          <table:table-cell table:style-name="ce17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9]&lt;&gt;&quot;&quot;;NOT(ISNUMBER(FIND(&quot;廃止&quot;;[.$D259])));NOT(ISNUMBER(FIND(&quot;廃止&quot;;[.$E259]))));MAX([.$B$1:.$B258])+1;&quot;&quot;)">
            <text:p/>
          </table:table-cell>
          <table:table-cell table:style-name="ce5" table:formula="of:=CONCATENATE([.$D259];&quot;-&quot;;[.$E259])"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UIの変更点を解説するツア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59]=&quot;&quot;;&quot;?&quot;;IF([.N259]=&quot;&quot;;&quot;新規&quot;;IF([.K259]=[.N259];&quot;&quot;;&quot;変更あり&quot;)))">
            <text:p/>
          </table:table-cell>
          <table:table-cell table:style-name="ce9" office:value-type="string" calcext:value-type="string">
            <text:p>-</text:p>
          </table:table-cell>
          <table:table-cell table:style-name="ce10" table:formula="of:=IF([.N259]=&quot;&quot;;&quot;?&quot;;IF([.P259]=&quot;&quot;;&quot;新規&quot;;IF([.N259]=[.P259];&quot;&quot;;&quot;変更あり&quot;)))">
            <text:p/>
          </table:table-cell>
          <table:table-cell table:style-name="ce9" office:value-type="string" calcext:value-type="string">
            <text:p>-</text:p>
          </table:table-cell>
          <table:table-cell table:style-name="ce8" table:formula="of:=IF([.P259]=&quot;&quot;;&quot;?&quot;;IF([.R259]=&quot;&quot;;&quot;新規&quot;;IF([.P259]=[.R259];&quot;&quot;;&quot;○&quot;)))" office:value-type="string" office:string-value="○" calcext:value-type="string">
            <text:p>○</text:p>
          </table:table-cell>
          <table:table-cell table:number-columns-repeated="2" table:style-name="ce155" office:value-type="string" calcext:value-type="string">
            <text:p>lockPref("browser.uitour.enabled", true);</text:p>
          </table:table-cell>
          <table:table-cell table:style-name="ce155" office:value-type="string" calcext:value-type="string">
            <text:p>-</text:p>
          </table:table-cell>
          <table:table-cell table:style-name="ce17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60]&lt;&gt;&quot;&quot;;NOT(ISNUMBER(FIND(&quot;廃止&quot;;[.$D260])));NOT(ISNUMBER(FIND(&quot;廃止&quot;;[.$E260]))));MAX([.$B$1:.$B259])+1;&quot;&quot;)">
            <text:p/>
          </table:table-cell>
          <table:table-cell table:style-name="ce5" table:formula="of:=CONCATENATE([.$D260];&quot;-&quot;;[.$E260])"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60]=&quot;&quot;;&quot;?&quot;;IF([.N260]=&quot;&quot;;&quot;新規&quot;;IF([.K260]=[.N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60]=&quot;&quot;;&quot;?&quot;;IF([.P260]=&quot;&quot;;&quot;新規&quot;;IF([.N260]=[.P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60]=&quot;&quot;;&quot;?&quot;;IF([.R260]=&quot;&quot;;&quot;新規&quot;;IF([.P260]=[.R260];&quot;&quot;;&quot;○&quot;)))" office:value-type="string" office:string-value="○" calcext:value-type="string">
            <text:p>○</text:p>
          </table:table-cell>
          <table:table-cell table:style-name="ce155" office:value-type="string" calcext:value-type="string">
            <text:p>lockPref("browser.uitour.enabled", false);</text:p>
            <text:p>lockPref("browser.uitour.pinnedTabUrl", "");</text:p>
            <text:p>lockPref("browser.uitour.themeOrigin", "");</text:p>
            <text:p>lockPref("browser.uitour.url", "");</text:p>
          </table:table-cell>
          <table:table-cell table:style-name="ce155" office:value-type="string" calcext:value-type="string">
            <text:p>lockPref("browser.uitour.enabled", false);</text:p>
          </table:table-cell>
          <table:table-cell table:style-name="ce155" office:value-type="string" calcext:value-type="string">
            <text:p>-</text:p>
          </table:table-cell>
          <table:table-cell table:style-name="ce17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マルチプロセスモードのフィードバックを促すメッセージ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61]=&quot;&quot;;&quot;?&quot;;IF([.N261]=&quot;&quot;;&quot;新規&quot;;IF([.K261]=[.N261];&quot;&quot;;&quot;変更あり&quot;)))">
            <text:p/>
          </table:table-cell>
          <table:table-cell table:style-name="ce10" office:value-type="string" calcext:value-type="string">
            <text:p>Firefox 52で廃止</text:p>
          </table:table-cell>
          <table:table-cell table:style-name="ce10" table:formula="of:=IF([.N261]=&quot;&quot;;&quot;?&quot;;IF([.P261]=&quot;&quot;;&quot;新規&quot;;IF([.N261]=[.P261];&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61]=&quot;&quot;;&quot;?&quot;;IF([.R261]=&quot;&quot;;&quot;新規&quot;;IF([.P261]=[.R261];&quot;&quot;;&quot;○&quot;)))">
            <text:p/>
          </table:table-cell>
          <table:table-cell table:style-name="ce155" office:value-type="string" calcext:value-type="string">
            <text:p>-</text:p>
          </table:table-cell>
          <table:table-cell table:style-name="ce155" table:number-columns-repeated="2"/>
          <table:table-cell table:style-name="ce17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62]=&quot;&quot;;&quot;?&quot;;IF([.N262]=&quot;&quot;;&quot;新規&quot;;IF([.K262]=[.N262];&quot;&quot;;&quot;変更あり&quot;)))">
            <text:p/>
          </table:table-cell>
          <table:table-cell table:style-name="ce10" office:value-type="string" calcext:value-type="string">
            <text:p>Firefox 52で廃止</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155" office:value-type="string" calcext:value-type="string">
            <text:p>lockPref("browser.requestE10sFeedback", false);</text:p>
            <text:p>lockPref("app.feedback.baseURL", "");</text:p>
          </table:table-cell>
          <table:table-cell table:style-name="ce8" table:formula="of:=IF([.P262]=&quot;&quot;;&quot;?&quot;;IF([.R262]=&quot;&quot;;&quot;新規&quot;;IF([.P262]=[.R262];&quot;&quot;;&quot;○&quot;)))">
            <text:p/>
          </table:table-cell>
          <table:table-cell table:style-name="ce155" office:value-type="string" calcext:value-type="string">
            <text:p>lockPref("browser.requestE10sFeedback", false);</text:p>
            <text:p>lockPref("app.feedback.baseURL", "");</text:p>
          </table:table-cell>
          <table:table-cell table:style-name="ce155" table:number-columns-repeated="2"/>
          <table:table-cell table:style-name="ce17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6" calcext:value-type="float">
            <text:p>216</text:p>
          </table:table-cell>
          <table:table-cell table:style-name="ce5" table:formula="of:=CONCATENATE([.$D263];&quot;-&quot;;[.$E263])"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42" office:value-type="string" calcext:value-type="string" table:number-columns-spanned="1" table:number-rows-spanned="2">
            <text:p>起動時の挙動の制御</text:p>
          </table:table-cell>
          <table:table-cell table:style-name="ce42" office:value-type="string" calcext:value-type="string" table:number-columns-spanned="1" table:number-rows-spanned="2">
            <text:p>初回起動時などにダミーのウィンドウを使用してハードウェア性能をテストする</text:p>
          </table:table-cell>
          <table:table-cell table:style-name="ce30"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63]=&quot;&quot;;&quot;?&quot;;IF([.N263]=&quot;&quot;;&quot;新規&quot;;IF([.K263]=[.N263];&quot;&quot;;&quot;変更あり&quot;)))">
            <text:p/>
          </table:table-cell>
          <table:table-cell table:style-name="ce10" office:value-type="string" calcext:value-type="string">
            <text:p>-</text:p>
          </table:table-cell>
          <table:table-cell table:style-name="ce10" table:formula="of:=IF([.N263]=&quot;&quot;;&quot;?&quot;;IF([.P263]=&quot;&quot;;&quot;新規&quot;;IF([.N263]=[.P263];&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3">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7" calcext:value-type="float">
            <text:p>217</text:p>
          </table:table-cell>
          <table:table-cell table:style-name="ce5" table:formula="of:=CONCATENATE([.$D264];&quot;-&quot;;[.$E264])"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64]=&quot;&quot;;&quot;?&quot;;IF([.N264]=&quot;&quot;;&quot;新規&quot;;IF([.K264]=[.N264];&quot;&quot;;&quot;変更あり&quot;)))">
            <text:p/>
          </table:table-cell>
          <table:table-cell table:style-name="ce10" office:value-type="string" calcext:value-type="string">
            <text:p>lockPref("sanity-test.running", true);</text:p>
          </table:table-cell>
          <table:table-cell table:style-name="ce10" table:formula="of:=IF([.N264]=&quot;&quot;;&quot;?&quot;;IF([.P264]=&quot;&quot;;&quot;新規&quot;;IF([.N264]=[.P26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3">
          <table:table-cell table:style-name="ce1" office:value-type="string" calcext:value-type="string">
            <text:p>○</text:p>
          </table:table-cell>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39" office:value-type="string" calcext:value-type="string">
            <text:p>起動時の挙動の制御</text:p>
          </table:table-cell>
          <table:table-cell table:style-name="ce39" office:value-type="string" calcext:value-type="string">
            <text:p>起動時のActiviyStream(新規タブページの改良版)の表示の可否</text:p>
          </table:table-cell>
          <table:table-cell table:style-name="ce39"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常に有効になり変更できない項目となったので廃止。</text:p>
          </table:table-cell>
          <table:table-cell table:style-name="ce10" table:formula="of:=IF([.K265]=&quot;&quot;;&quot;?&quot;;IF([.N265]=&quot;&quot;;&quot;新規&quot;;IF([.K265]=[.N265];&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103">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39" office:value-type="string" calcext:value-type="string">
            <text:p>起動時の挙動の制御</text:p>
          </table:table-cell>
          <table:table-cell table:style-name="ce39"/>
          <table:table-cell table:style-name="ce39"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66]=&quot;&quot;;&quot;?&quot;;IF([.N266]=&quot;&quot;;&quot;新規&quot;;IF([.K266]=[.N266];&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5">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6" calcext:value-type="float">
            <text:p>216</text:p>
          </table:table-cell>
          <table:table-cell table:style-name="ce5" table:formula="of:=CONCATENATE([.$D267];&quot;-&quot;;[.$E267])"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検索エンジンの追加・削除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155" office:value-type="string" calcext:value-type="string">
            <text:p>-</text:p>
          </table:table-cell>
          <table:table-cell table:style-name="ce155" table:number-columns-repeated="2"/>
          <table:table-cell table:style-name="ce17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18" calcext:value-type="float">
            <text:p>218</text:p>
          </table:table-cell>
          <table:table-cell table:style-name="ce5" table:formula="of:=CONCATENATE([.$D268];&quot;-&quot;;[.$E268])"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0"/>
          <table:table-cell table:style-name="ce10" table:formula="of:=IF([.K268]=&quot;&quot;;&quot;?&quot;;IF([.N268]=&quot;&quot;;&quot;新規&quot;;IF([.K268]=[.N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68]=&quot;&quot;;&quot;?&quot;;IF([.P268]=&quot;&quot;;&quot;新規&quot;;IF([.N268]=[.P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68]=&quot;&quot;;&quot;?&quot;;IF([.R268]=&quot;&quot;;&quot;新規&quot;;IF([.P268]=[.R268];&quot;&quot;;&quot;○&quot;)))" office:value-type="string" office:string-value="○" calcext:value-type="string">
            <text:p>○</text:p>
          </table:table-cell>
          <table:table-cell table:style-name="ce15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7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19" calcext:value-type="float">
            <text:p>219</text:p>
          </table:table-cell>
          <table:table-cell table:style-name="ce5" table:formula="of:=CONCATENATE([.$D269];&quot;-&quot;;[.$E269])"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初期状態で利用する検索エンジン</text:p>
          </table:table-cell>
          <table:table-cell table:style-name="ce30"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155" office:value-type="string" calcext:value-type="string">
            <text:p>-</text:p>
          </table:table-cell>
          <table:table-cell table:style-name="ce155" table:number-columns-repeated="2"/>
          <table:table-cell table:style-name="ce17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0" calcext:value-type="float">
            <text:p>220</text:p>
          </table:table-cell>
          <table:table-cell table:style-name="ce5" table:formula="of:=CONCATENATE([.$D270];&quot;-&quot;;[.$E270])"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限定する</text:p>
          </table:table-cell>
          <table:table-cell table:style-name="ce11"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14"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9"/>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70]=&quot;&quot;;&quot;?&quot;;IF([.P270]=&quot;&quot;;&quot;新規&quot;;IF([.N270]=[.P270];&quot;&quot;;&quot;変更あり&quot;)))">
            <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70]=&quot;&quot;;&quot;?&quot;;IF([.R270]=&quot;&quot;;&quot;新規&quot;;IF([.P270]=[.R270];&quot;&quot;;&quot;○&quot;)))" office:value-type="string" office:string-value="○" calcext:value-type="string">
            <text:p>○</text:p>
          </table:table-cell>
          <table:table-cell table:style-name="ce155" office:value-type="string" calcext:value-type="string">
            <text:p>[fainstall]</text:p>
            <text:p>FxEnabledSearchPlugins=（ファイル名のスペース区切りのリスト）</text:p>
          </table:table-cell>
          <table:table-cell table:style-name="ce155" office:value-type="string" calcext:value-type="string">
            <text:p>変更無し</text:p>
          </table:table-cell>
          <table:table-cell table:style-name="ce155" office:value-type="string" calcext:value-type="string">
            <text:p>[fainstall]</text:p>
            <text:p>FxEnabledSearchPlugins=（ファイル名のスペース区切りのリスト）</text:p>
          </table:table-cell>
          <table:table-cell table:style-name="ce17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1" calcext:value-type="float">
            <text:p>221</text:p>
          </table:table-cell>
          <table:table-cell table:style-name="ce5" table:formula="of:=CONCATENATE([.$D271];&quot;-&quot;;[.$E271])"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30" office:value-type="string" calcext:value-type="string" table:number-columns-spanned="1" table:number-rows-spanned="2">
            <text:p>ロケーションバーの挙動</text:p>
          </table:table-cell>
          <table:table-cell table:style-name="ce30" office:value-type="string" calcext:value-type="string" table:number-columns-spanned="1" table:number-rows-spanned="2">
            <text:p>ロケーションバーにおけるURLの「http://」の省略表示の可否</text:p>
          </table:table-cell>
          <table:table-cell table:style-name="ce30"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office:value-type="string" office:string-value="○" calcext:value-type="string">
            <text:p>○</text:p>
          </table:table-cell>
          <table:table-cell table:style-name="ce155" office:value-type="string" calcext:value-type="string">
            <text:p>lockPref("browser.urlbar.trimURLs", true);</text:p>
          </table:table-cell>
          <table:table-cell table:style-name="ce155" office:value-type="string" calcext:value-type="string">
            <text:p>変更無し</text:p>
          </table:table-cell>
          <table:table-cell table:style-name="ce155" office:value-type="string" calcext:value-type="string">
            <text:p>lockPref("browser.urlbar.trimURLs", true);</text:p>
          </table:table-cell>
          <table:table-cell table:style-name="ce17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2" calcext:value-type="float">
            <text:p>222</text:p>
          </table:table-cell>
          <table:table-cell table:style-name="ce5" table:formula="of:=CONCATENATE([.$D272];&quot;-&quot;;[.$E272])"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urlbar.trimURLs", false);</text:p>
          </table:table-cell>
          <table:table-cell table:style-name="ce10" table:formula="of:=IF([.N272]=&quot;&quot;;&quot;?&quot;;IF([.P272]=&quot;&quot;;&quot;新規&quot;;IF([.N272]=[.P272];&quot;&quot;;&quot;変更あり&quot;)))">
            <text:p/>
          </table:table-cell>
          <table:table-cell table:style-name="ce9" office:value-type="string" calcext:value-type="string">
            <text:p>lockPref("browser.urlbar.trimURLs", false);</text:p>
          </table:table-cell>
          <table:table-cell table:style-name="ce8" table:formula="of:=IF([.P272]=&quot;&quot;;&quot;?&quot;;IF([.R272]=&quot;&quot;;&quot;新規&quot;;IF([.P272]=[.R272];&quot;&quot;;&quot;○&quot;)))">
            <text:p/>
          </table:table-cell>
          <table:table-cell table:style-name="ce155" office:value-type="string" calcext:value-type="string">
            <text:p>lockPref("browser.urlbar.trimURLs", false);</text:p>
          </table:table-cell>
          <table:table-cell table:style-name="ce155" office:value-type="string" calcext:value-type="string">
            <text:p>変更無し</text:p>
          </table:table-cell>
          <table:table-cell table:style-name="ce155" office:value-type="string" calcext:value-type="string">
            <text:p>lockPref("browser.urlbar.trimURLs", false);</text:p>
          </table:table-cell>
          <table:table-cell table:style-name="ce17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3" calcext:value-type="float">
            <text:p>223</text:p>
          </table:table-cell>
          <table:table-cell table:style-name="ce5" table:formula="of:=CONCATENATE([.$D273];&quot;-&quot;;[.$E273])"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30" office:value-type="string" calcext:value-type="string" table:number-columns-spanned="1" table:number-rows-spanned="2">
            <text:p>ファイルのダウンロード</text:p>
          </table:table-cell>
          <table:table-cell table:style-name="ce30" office:value-type="string" calcext:value-type="string" table:number-columns-spanned="1" table:number-rows-spanned="2">
            <text:p>ダウンロードマネージャの利用の可否</text:p>
          </table:table-cell>
          <table:table-cell table:style-name="ce30"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3]=&quot;&quot;;&quot;?&quot;;IF([.N273]=&quot;&quot;;&quot;新規&quot;;IF([.K273]=[.N273];&quot;&quot;;&quot;変更あり&quot;)))">
            <text:p/>
          </table:table-cell>
          <table:table-cell table:style-name="ce9" office:value-type="string" calcext:value-type="string">
            <text:p>-</text:p>
          </table:table-cell>
          <table:table-cell table:style-name="ce10" table:formula="of:=IF([.N273]=&quot;&quot;;&quot;?&quot;;IF([.P273]=&quot;&quot;;&quot;新規&quot;;IF([.N273]=[.P273];&quot;&quot;;&quot;変更あり&quot;)))">
            <text:p/>
          </table:table-cell>
          <table:table-cell table:style-name="ce9" office:value-type="string" calcext:value-type="string">
            <text:p>-</text:p>
          </table:table-cell>
          <table:table-cell table:style-name="ce8" table:formula="of:=IF([.P273]=&quot;&quot;;&quot;?&quot;;IF([.R273]=&quot;&quot;;&quot;新規&quot;;IF([.P273]=[.R273];&quot;&quot;;&quot;○&quot;)))">
            <text:p/>
          </table:table-cell>
          <table:table-cell table:style-name="ce155" office:value-type="string" calcext:value-type="string">
            <text:p>-</text:p>
          </table:table-cell>
          <table:table-cell table:style-name="ce155" office:value-type="string" calcext:value-type="string">
            <text:p>存在しない</text:p>
          </table:table-cell>
          <table:table-cell table:style-name="ce15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7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4" calcext:value-type="float">
            <text:p>224</text:p>
          </table:table-cell>
          <table:table-cell table:style-name="ce5" table:formula="of:=CONCATENATE([.$D274];&quot;-&quot;;[.$E274])"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0" table:formula="of:=IF([.K274]=&quot;&quot;;&quot;?&quot;;IF([.N274]=&quot;&quot;;&quot;新規&quot;;IF([.K274]=[.N274];&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74]=&quot;&quot;;&quot;?&quot;;IF([.P274]=&quot;&quot;;&quot;新規&quot;;IF([.N274]=[.P274];&quot;&quot;;&quot;変更あり&quot;)))">
            <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74]=&quot;&quot;;&quot;?&quot;;IF([.R274]=&quot;&quot;;&quot;新規&quot;;IF([.P274]=[.R274];&quot;&quot;;&quot;○&quot;)))" office:value-type="string" office:string-value="○" calcext:value-type="string">
            <text:p>○</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7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5" calcext:value-type="float">
            <text:p>225</text:p>
          </table:table-cell>
          <table:table-cell table:style-name="ce5" table:formula="of:=CONCATENATE([.$D275];&quot;-&quot;;[.$E275])"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既定のダウンロード先</text:p>
          </table:table-cell>
          <table:table-cell table:style-name="ce32"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37" office:value-type="string" calcext:value-type="string">
            <text:p>ESR60で指定に効果がない</text:p>
          </table:table-cell>
          <table:table-cell table:style-name="ce10" table:formula="of:=IF([.K275]=&quot;&quot;;&quot;?&quot;;IF([.N275]=&quot;&quot;;&quot;新規&quot;;IF([.K275]=[.N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75]=&quot;&quot;;&quot;?&quot;;IF([.P275]=&quot;&quot;;&quot;新規&quot;;IF([.N275]=[.P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75]=&quot;&quot;;&quot;?&quot;;IF([.R275]=&quot;&quot;;&quot;新規&quot;;IF([.P275]=[.R275];&quot;&quot;;&quot;○&quot;)))">
            <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55" office:value-type="string" calcext:value-type="string">
            <text:p>変更無し</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7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6" calcext:value-type="float">
            <text:p>226</text:p>
          </table:table-cell>
          <table:table-cell table:style-name="ce5" table:formula="of:=CONCATENATE([.$D276];&quot;-&quot;;[.$E276])"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76]=&quot;&quot;;&quot;?&quot;;IF([.P276]=&quot;&quot;;&quot;新規&quot;;IF([.N276]=[.P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76]=&quot;&quot;;&quot;?&quot;;IF([.R276]=&quot;&quot;;&quot;新規&quot;;IF([.P276]=[.R276];&quot;&quot;;&quot;○&quot;)))">
            <text:p/>
          </table:table-cell>
          <table:table-cell table:style-name="ce155" office:value-type="string" calcext:value-type="string">
            <text:p>pref("browser.open.lastDir", "");</text:p>
            <text:p>pref("browser.download.lastDir", "");</text:p>
            <text:p>pref("browser.download.folderList", 0);</text:p>
          </table:table-cell>
          <table:table-cell table:style-name="ce155" table:number-columns-repeated="2"/>
          <table:table-cell table:style-name="ce17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27" calcext:value-type="float">
            <text:p>227</text:p>
          </table:table-cell>
          <table:table-cell table:style-name="ce5" table:formula="of:=CONCATENATE([.$D277];&quot;-&quot;;[.$E277])"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55" office:value-type="string" calcext:value-type="string">
            <text:p>-</text:p>
          </table:table-cell>
          <table:table-cell table:style-name="ce155" table:number-columns-repeated="2"/>
          <table:table-cell table:style-name="ce17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28" calcext:value-type="float">
            <text:p>228</text:p>
          </table:table-cell>
          <table:table-cell table:style-name="ce5" table:formula="of:=CONCATENATE([.$D278];&quot;-&quot;;[.$E278])"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ダウンロード先ディレクトリの制御</text:p>
          </table:table-cell>
          <table:table-cell table:style-name="ce32"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download.lastDir.savePerSite",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download.lastDir.savePerSite", false);</text:p>
          </table:table-cell>
          <table:table-cell table:style-name="ce8" table:formula="of:=IF([.P278]=&quot;&quot;;&quot;?&quot;;IF([.R278]=&quot;&quot;;&quot;新規&quot;;IF([.P278]=[.R278];&quot;&quot;;&quot;○&quot;)))">
            <text:p/>
          </table:table-cell>
          <table:table-cell table:style-name="ce155" office:value-type="string" calcext:value-type="string">
            <text:p>lockPref("browser.download.lastDir.savePerSite", false);</text:p>
          </table:table-cell>
          <table:table-cell table:style-name="ce155" office:value-type="string" calcext:value-type="string">
            <text:p>変更無し</text:p>
          </table:table-cell>
          <table:table-cell table:style-name="ce155" office:value-type="string" calcext:value-type="string">
            <text:p>lockPref("browser.download.lastDir.savePerSite", false);</text:p>
          </table:table-cell>
          <table:table-cell table:style-name="ce17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29" calcext:value-type="float">
            <text:p>229</text:p>
          </table:table-cell>
          <table:table-cell table:style-name="ce5" table:formula="of:=CONCATENATE([.$D279];&quot;-&quot;;[.$E279])"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79]=&quot;&quot;;&quot;?&quot;;IF([.N279]=&quot;&quot;;&quot;新規&quot;;IF([.K279]=[.N279];&quot;&quot;;&quot;変更あり&quot;)))">
            <text:p/>
          </table:table-cell>
          <table:table-cell table:style-name="ce9" office:value-type="string" calcext:value-type="string">
            <text:p>lockPref("browser.download.lastDir.savePerSite", true);</text:p>
          </table:table-cell>
          <table:table-cell table:style-name="ce10" table:formula="of:=IF([.N279]=&quot;&quot;;&quot;?&quot;;IF([.P279]=&quot;&quot;;&quot;新規&quot;;IF([.N279]=[.P279];&quot;&quot;;&quot;変更あり&quot;)))">
            <text:p/>
          </table:table-cell>
          <table:table-cell table:style-name="ce9" office:value-type="string" calcext:value-type="string">
            <text:p>lockPref("browser.download.lastDir.savePerSite", true);</text:p>
          </table:table-cell>
          <table:table-cell table:style-name="ce8" table:formula="of:=IF([.P279]=&quot;&quot;;&quot;?&quot;;IF([.R279]=&quot;&quot;;&quot;新規&quot;;IF([.P279]=[.R279];&quot;&quot;;&quot;○&quot;)))">
            <text:p/>
          </table:table-cell>
          <table:table-cell table:style-name="ce155" office:value-type="string" calcext:value-type="string">
            <text:p>lockPref("browser.download.lastDir.savePerSite", true);</text:p>
          </table:table-cell>
          <table:table-cell table:style-name="ce155" office:value-type="string" calcext:value-type="string">
            <text:p>変更無し</text:p>
          </table:table-cell>
          <table:table-cell table:style-name="ce155" office:value-type="string" calcext:value-type="string">
            <text:p>lockPref("browser.download.lastDir.savePerSite", true);</text:p>
          </table:table-cell>
          <table:table-cell table:style-name="ce17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0" calcext:value-type="float">
            <text:p>230</text:p>
          </table:table-cell>
          <table:table-cell table:style-name="ce5" table:formula="of:=CONCATENATE([.$D280];&quot;-&quot;;[.$E280])"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98" office:value-type="string" calcext:value-type="string">
            <text:p>lockPref("browser.download.useDownloadDir", false);</text:p>
          </table:table-cell>
          <table:table-cell table:style-name="ce98"/>
          <table:table-cell table:style-name="ce10" table:formula="of:=IF([.K280]=&quot;&quot;;&quot;?&quot;;IF([.N280]=&quot;&quot;;&quot;新規&quot;;IF([.K280]=[.N280];&quot;&quot;;&quot;変更あり&quot;)))">
            <text:p/>
          </table:table-cell>
          <table:table-cell table:style-name="ce98" office:value-type="string" calcext:value-type="string">
            <text:p>lockPref("browser.download.useDownloadDir", fals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1" calcext:value-type="float">
            <text:p>231</text:p>
          </table:table-cell>
          <table:table-cell table:style-name="ce5" table:formula="of:=CONCATENATE([.$D281];&quot;-&quot;;[.$E281])"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閉じる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81]=&quot;&quot;;&quot;?&quot;;IF([.N281]=&quot;&quot;;&quot;新規&quot;;IF([.K281]=[.N281];&quot;&quot;;&quot;変更あり&quot;)))">
            <text:p/>
          </table:table-cell>
          <table:table-cell table:style-name="ce9" office:value-type="string" calcext:value-type="string">
            <text:p>lockPref("browser.tabs.warnOnClose", true);</text:p>
          </table:table-cell>
          <table:table-cell table:style-name="ce10" table:formula="of:=IF([.N281]=&quot;&quot;;&quot;?&quot;;IF([.P281]=&quot;&quot;;&quot;新規&quot;;IF([.N281]=[.P281];&quot;&quot;;&quot;変更あり&quot;)))">
            <text:p/>
          </table:table-cell>
          <table:table-cell table:style-name="ce9" office:value-type="string" calcext:value-type="string">
            <text:p>lockPref("browser.tabs.warnOnClose", true);</text:p>
          </table:table-cell>
          <table:table-cell table:style-name="ce8" table:formula="of:=IF([.P281]=&quot;&quot;;&quot;?&quot;;IF([.R281]=&quot;&quot;;&quot;新規&quot;;IF([.P281]=[.R281];&quot;&quot;;&quot;○&quot;)))">
            <text:p/>
          </table:table-cell>
          <table:table-cell table:number-columns-repeated="2" table:style-name="ce155" office:value-type="string" calcext:value-type="string">
            <text:p>lockPref("browser.tabs.warnOnClose", true);</text:p>
          </table:table-cell>
          <table:table-cell table:style-name="ce155" office:value-type="string" calcext:value-type="string">
            <text:p>defaultPref("browser.tabs.warnOnClose", true);</text:p>
          </table:table-cell>
          <table:table-cell table:style-name="ce17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2" calcext:value-type="float">
            <text:p>232</text:p>
          </table:table-cell>
          <table:table-cell table:style-name="ce5" table:formula="of:=CONCATENATE([.$D282];&quot;-&quot;;[.$E282])"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tabs.warnOnClose", false);</text:p>
          </table:table-cell>
          <table:table-cell table:style-name="ce10" table:formula="of:=IF([.N282]=&quot;&quot;;&quot;?&quot;;IF([.P282]=&quot;&quot;;&quot;新規&quot;;IF([.N282]=[.P282];&quot;&quot;;&quot;変更あり&quot;)))">
            <text:p/>
          </table:table-cell>
          <table:table-cell table:style-name="ce9" office:value-type="string" calcext:value-type="string">
            <text:p>lockPref("browser.tabs.warnOnClose", false);</text:p>
          </table:table-cell>
          <table:table-cell table:style-name="ce8" table:formula="of:=IF([.P282]=&quot;&quot;;&quot;?&quot;;IF([.R282]=&quot;&quot;;&quot;新規&quot;;IF([.P282]=[.R282];&quot;&quot;;&quot;○&quot;)))">
            <text:p/>
          </table:table-cell>
          <table:table-cell table:number-columns-repeated="2" table:style-name="ce155" office:value-type="string" calcext:value-type="string">
            <text:p>lockPref("browser.tabs.warnOnClose", false);</text:p>
          </table:table-cell>
          <table:table-cell table:style-name="ce155" office:value-type="string" calcext:value-type="string">
            <text:p>defaultPref("browser.tabs.warnOnClose", false);</text:p>
          </table:table-cell>
          <table:table-cell table:style-name="ce17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3" calcext:value-type="float">
            <text:p>233</text:p>
          </table:table-cell>
          <table:table-cell table:style-name="ce5" table:formula="of:=CONCATENATE([.$D283];&quot;-&quot;;[.$E283])"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83]=&quot;&quot;;&quot;?&quot;;IF([.P283]=&quot;&quot;;&quot;新規&quot;;IF([.N283]=[.P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83]=&quot;&quot;;&quot;?&quot;;IF([.R283]=&quot;&quot;;&quot;新規&quot;;IF([.P283]=[.R283];&quot;&quot;;&quot;○&quot;)))" office:value-type="string" office:string-value="新規" calcext:value-type="string">
            <text:p>新規</text:p>
          </table:table-cell>
          <table:table-cell table:style-name="ce155" table:number-columns-repeated="3"/>
          <table:table-cell table:style-name="ce17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4" calcext:value-type="float">
            <text:p>234</text:p>
          </table:table-cell>
          <table:table-cell table:style-name="ce5" table:formula="of:=CONCATENATE([.$D284];&quot;-&quot;;[.$E284])"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他のタブをすべて閉じる」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284]=&quot;&quot;;&quot;?&quot;;IF([.N284]=&quot;&quot;;&quot;新規&quot;;IF([.K284]=[.N284];&quot;&quot;;&quot;変更あり&quot;)))">
            <text:p/>
          </table:table-cell>
          <table:table-cell table:style-name="ce9" office:value-type="string" calcext:value-type="string">
            <text:p>lockPref("browser.tabs.warnOnCloseOtherTabs", true);</text:p>
          </table:table-cell>
          <table:table-cell table:style-name="ce10" table:formula="of:=IF([.N284]=&quot;&quot;;&quot;?&quot;;IF([.P284]=&quot;&quot;;&quot;新規&quot;;IF([.N284]=[.P284];&quot;&quot;;&quot;変更あり&quot;)))">
            <text:p/>
          </table:table-cell>
          <table:table-cell table:style-name="ce9" office:value-type="string" calcext:value-type="string">
            <text:p>lockPref("browser.tabs.warnOnCloseOtherTabs", true);</text:p>
          </table:table-cell>
          <table:table-cell table:style-name="ce8" table:formula="of:=IF([.P284]=&quot;&quot;;&quot;?&quot;;IF([.R284]=&quot;&quot;;&quot;新規&quot;;IF([.P284]=[.R284];&quot;&quot;;&quot;○&quot;)))">
            <text:p/>
          </table:table-cell>
          <table:table-cell table:number-columns-repeated="2" table:style-name="ce155" office:value-type="string" calcext:value-type="string">
            <text:p>lockPref("browser.tabs.warnOnCloseOtherTabs", true);</text:p>
          </table:table-cell>
          <table:table-cell table:style-name="ce155" office:value-type="string" calcext:value-type="string">
            <text:p>-</text:p>
          </table:table-cell>
          <table:table-cell table:style-name="ce17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5" calcext:value-type="float">
            <text:p>235</text:p>
          </table:table-cell>
          <table:table-cell table:style-name="ce5" table:formula="of:=CONCATENATE([.$D285];&quot;-&quot;;[.$E285])"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lockPref("browser.tabs.warnOnCloseOtherTabs", false);</text:p>
          </table:table-cell>
          <table:table-cell table:style-name="ce10" table:formula="of:=IF([.N285]=&quot;&quot;;&quot;?&quot;;IF([.P285]=&quot;&quot;;&quot;新規&quot;;IF([.N285]=[.P285];&quot;&quot;;&quot;変更あり&quot;)))">
            <text:p/>
          </table:table-cell>
          <table:table-cell table:style-name="ce9" office:value-type="string" calcext:value-type="string">
            <text:p>lockPref("browser.tabs.warnOnCloseOtherTabs", false);</text:p>
          </table:table-cell>
          <table:table-cell table:style-name="ce8" table:formula="of:=IF([.P285]=&quot;&quot;;&quot;?&quot;;IF([.R285]=&quot;&quot;;&quot;新規&quot;;IF([.P285]=[.R285];&quot;&quot;;&quot;○&quot;)))">
            <text:p/>
          </table:table-cell>
          <table:table-cell table:number-columns-repeated="2" table:style-name="ce155" office:value-type="string" calcext:value-type="string">
            <text:p>lockPref("browser.tabs.warnOnCloseOtherTabs", false);</text:p>
          </table:table-cell>
          <table:table-cell table:style-name="ce155" office:value-type="string" calcext:value-type="string">
            <text:p>-</text:p>
          </table:table-cell>
          <table:table-cell table:style-name="ce17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6" calcext:value-type="float">
            <text:p>236</text:p>
          </table:table-cell>
          <table:table-cell table:style-name="ce5" table:formula="of:=CONCATENATE([.$D286];&quot;-&quot;;[.$E286])"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286]=&quot;&quot;;&quot;?&quot;;IF([.N286]=&quot;&quot;;&quot;新規&quot;;IF([.K286]=[.N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86]=&quot;&quot;;&quot;?&quot;;IF([.P286]=&quot;&quot;;&quot;新規&quot;;IF([.N286]=[.P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86]=&quot;&quot;;&quot;?&quot;;IF([.R286]=&quot;&quot;;&quot;新規&quot;;IF([.P286]=[.R286];&quot;&quot;;&quot;○&quot;)))" office:value-type="string" office:string-value="新規" calcext:value-type="string">
            <text:p>新規</text:p>
          </table:table-cell>
          <table:table-cell table:style-name="ce155" table:number-columns-repeated="3"/>
          <table:table-cell table:style-name="ce17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37" calcext:value-type="float">
            <text:p>237</text:p>
          </table:table-cell>
          <table:table-cell table:style-name="ce5" table:formula="of:=CONCATENATE([.$D287];&quot;-&quot;;[.$E287])"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一度に開く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lockPref("browser.tabs.warnOnOpen", true);</text:p>
          </table:table-cell>
          <table:table-cell table:style-name="ce10" table:formula="of:=IF([.N287]=&quot;&quot;;&quot;?&quot;;IF([.P287]=&quot;&quot;;&quot;新規&quot;;IF([.N287]=[.P287];&quot;&quot;;&quot;変更あり&quot;)))">
            <text:p/>
          </table:table-cell>
          <table:table-cell table:style-name="ce9" office:value-type="string" calcext:value-type="string">
            <text:p>lockPref("browser.tabs.warnOnOpen", true);</text:p>
          </table:table-cell>
          <table:table-cell table:style-name="ce8" table:formula="of:=IF([.P287]=&quot;&quot;;&quot;?&quot;;IF([.R287]=&quot;&quot;;&quot;新規&quot;;IF([.P287]=[.R287];&quot;&quot;;&quot;○&quot;)))">
            <text:p/>
          </table:table-cell>
          <table:table-cell table:number-columns-repeated="2" table:style-name="ce155" office:value-type="string" calcext:value-type="string">
            <text:p>lockPref("browser.tabs.warnOnOpen", true);</text:p>
          </table:table-cell>
          <table:table-cell table:style-name="ce155" office:value-type="string" calcext:value-type="string">
            <text:p>defaultPref("browser.tabs.warnOnOpen", true);</text:p>
          </table:table-cell>
          <table:table-cell table:style-name="ce17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38" calcext:value-type="float">
            <text:p>238</text:p>
          </table:table-cell>
          <table:table-cell table:style-name="ce5" table:formula="of:=CONCATENATE([.$D288];&quot;-&quot;;[.$E288])"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tabs.warnOnOpen",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tabs.warnOnOpen", false);</text:p>
          </table:table-cell>
          <table:table-cell table:style-name="ce8" table:formula="of:=IF([.P288]=&quot;&quot;;&quot;?&quot;;IF([.R288]=&quot;&quot;;&quot;新規&quot;;IF([.P288]=[.R288];&quot;&quot;;&quot;○&quot;)))">
            <text:p/>
          </table:table-cell>
          <table:table-cell table:number-columns-repeated="2" table:style-name="ce155" office:value-type="string" calcext:value-type="string">
            <text:p>lockPref("browser.tabs.warnOnOpen", false);</text:p>
          </table:table-cell>
          <table:table-cell table:style-name="ce155" office:value-type="string" calcext:value-type="string">
            <text:p>defaultPref("browser.tabs.warnOnOpen", false);</text:p>
          </table:table-cell>
          <table:table-cell table:style-name="ce17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39" calcext:value-type="float">
            <text:p>239</text:p>
          </table:table-cell>
          <table:table-cell table:style-name="ce5" table:formula="of:=CONCATENATE([.$D289];&quot;-&quot;;[.$E289])"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289]=&quot;&quot;;&quot;?&quot;;IF([.P289]=&quot;&quot;;&quot;新規&quot;;IF([.N289]=[.P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155" table:number-columns-repeated="3"/>
          <table:table-cell table:style-name="ce17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タブバ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0]=&quot;&quot;;&quot;?&quot;;IF([.N290]=&quot;&quot;;&quot;新規&quot;;IF([.K290]=[.N290];&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0]=&quot;&quot;;&quot;?&quot;;IF([.P290]=&quot;&quot;;&quot;新規&quot;;IF([.N290]=[.P290];&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0]=&quot;&quot;;&quot;?&quot;;IF([.R290]=&quot;&quot;;&quot;新規&quot;;IF([.P290]=[.R290];&quot;&quot;;&quot;○&quot;)))" office:value-type="string" office:string-value="○" calcext:value-type="string">
            <text:p>○</text:p>
          </table:table-cell>
          <table:table-cell table:style-name="ce27" office:value-type="string" calcext:value-type="string">
            <text:p>-</text:p>
          </table:table-cell>
          <table:table-cell table:style-name="ce155" office:value-type="string" calcext:value-type="string">
            <text:p>廃止（Firefox 31）</text:p>
            <text:p>true時の挙動がなくなりfalse時の挙動強制となったため実質的には変更無し。</text:p>
          </table:table-cell>
          <table:table-cell table:style-name="ce155" office:value-type="string" calcext:value-type="string">
            <text:p>defaultPref("browser.tabs.autoHide", false);</text:p>
          </table:table-cell>
          <table:table-cell table:style-name="ce17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1]=&quot;&quot;;&quot;?&quot;;IF([.P291]=&quot;&quot;;&quot;新規&quot;;IF([.N291]=[.P291];&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1]=&quot;&quot;;&quot;?&quot;;IF([.R291]=&quot;&quot;;&quot;新規&quot;;IF([.P291]=[.R291];&quot;&quot;;&quot;○&quot;)))">
            <text:p/>
          </table:table-cell>
          <table:table-cell table:style-name="ce27" office:value-type="string" calcext:value-type="string">
            <text:p>Firefox 31時点で機能が廃止されたためカスタマイズ不可能</text:p>
          </table:table-cell>
          <table:table-cell table:style-name="ce155" office:value-type="string" calcext:value-type="string">
            <text:p>廃止</text:p>
          </table:table-cell>
          <table:table-cell table:style-name="ce155" office:value-type="string" calcext:value-type="string">
            <text:p>defaultPref("browser.tabs.autoHide", true);</text:p>
          </table:table-cell>
          <table:table-cell table:style-name="ce17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0" calcext:value-type="float">
            <text:p>240</text:p>
          </table:table-cell>
          <table:table-cell table:style-name="ce5" table:formula="of:=CONCATENATE([.$D292];&quot;-&quot;;[.$E292])"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新しいタブの内容</text:p>
          </table:table-cell>
          <table:table-cell table:style-name="ce32"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292]=&quot;&quot;;&quot;?&quot;;IF([.N292]=&quot;&quot;;&quot;新規&quot;;IF([.K292]=[.N292];&quot;&quot;;&quot;変更あり&quot;)))">
            <text:p/>
          </table:table-cell>
          <table:table-cell table:style-name="ce8" office:value-type="string" calcext:value-type="string">
            <text:p>-</text:p>
          </table:table-cell>
          <table:table-cell table:style-name="ce10" table:formula="of:=IF([.N292]=&quot;&quot;;&quot;?&quot;;IF([.P292]=&quot;&quot;;&quot;新規&quot;;IF([.N292]=[.P292];&quot;&quot;;&quot;変更あり&quot;)))">
            <text:p/>
          </table:table-cell>
          <table:table-cell table:style-name="ce8" office:value-type="string" calcext:value-type="string">
            <text:p>-</text:p>
          </table:table-cell>
          <table:table-cell table:style-name="ce8" table:formula="of:=IF([.P292]=&quot;&quot;;&quot;?&quot;;IF([.R292]=&quot;&quot;;&quot;新規&quot;;IF([.P292]=[.R292];&quot;&quot;;&quot;○&quot;)))">
            <text:p/>
          </table:table-cell>
          <table:table-cell table:style-name="ce155" office:value-type="string" calcext:value-type="string">
            <text:p>-</text:p>
          </table:table-cell>
          <table:table-cell table:style-name="ce155" table:number-columns-repeated="2"/>
          <table:table-cell table:style-name="ce17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1" calcext:value-type="float">
            <text:p>241</text:p>
          </table:table-cell>
          <table:table-cell table:style-name="ce5" table:formula="of:=CONCATENATE([.$D293];&quot;-&quot;;[.$E293])"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1"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3">lockPref("extensions.forcebrowserdata.@newtaburlex", “{\"ntu\":\"about:blank\",\"active\":true,\"sync\":true}”);</text:span></text:p>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able:table-cell>
          <table:table-cell table:style-name="ce11"/>
          <table:table-cell table:style-name="ce10" table:formula="of:=IF([.K293]=&quot;&quot;;&quot;?&quot;;IF([.N293]=&quot;&quot;;&quot;新規&quot;;IF([.K293]=[.N293];&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93]=&quot;&quot;;&quot;?&quot;;IF([.P293]=&quot;&quot;;&quot;新規&quot;;IF([.N293]=[.P293];&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93]=&quot;&quot;;&quot;?&quot;;IF([.R293]=&quot;&quot;;&quot;新規&quot;;IF([.P293]=[.R293];&quot;&quot;;&quot;○&quot;)))" office:value-type="string" office:string-value="○" calcext:value-type="string">
            <text:p>○</text:p>
          </table:table-cell>
          <table:table-cell table:style-name="ce15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55" table:number-columns-repeated="2"/>
          <table:table-cell table:style-name="ce17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2" calcext:value-type="float">
            <text:p>242</text:p>
          </table:table-cell>
          <table:table-cell table:style-name="ce5" table:formula="of:=CONCATENATE([.$D294];&quot;-&quot;;[.$E294])"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ext:p/>
            <text:p/>
          </table:table-cell>
          <table:table-cell table:style-name="ce140"/>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11" office:value-type="string" calcext:value-type="string">
            <text:p><text:span text:style-name="T30">lockPref("browser.newtabpage.enabled",false);</text:span></text:p>
            <text:p><text:span text:style-name="T30">lockPref("browser.newtabpage.enhanced",false);</text:span></text:p>
            <text:p><text:span text:style-name="T30">lockPref("browser.newtabpage.directory.ping","");</text:span></text:p>
            <text:p><text:span text:style-name="T30">lockPref("browser.newtabpage.directory.source","about:blank");</text:span></text:p>
          </table:table-cell>
          <table:table-cell table:style-name="ce10" table:formula="of:=IF([.N294]=&quot;&quot;;&quot;?&quot;;IF([.P294]=&quot;&quot;;&quot;新規&quot;;IF([.N294]=[.P294];&quot;&quot;;&quot;変更あり&quot;)))" office:value-type="string" office:string-value="新規" calcext:value-type="string">
            <text:p>新規</text:p>
          </table:table-cell>
          <table:table-cell table:style-name="ce11"/>
          <table:table-cell table:style-name="ce8"/>
          <table:table-cell table:style-name="ce155" table:number-columns-repeated="3"/>
          <table:table-cell table:style-name="ce17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3" calcext:value-type="float">
            <text:p>243</text:p>
          </table:table-cell>
          <table:table-cell table:style-name="ce5" table:formula="of:=CONCATENATE([.$D295];&quot;-&quot;;[.$E295])"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Webページによって開かれる新規ウィンドウを、代わりにタブで開く</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295]=&quot;&quot;;&quot;?&quot;;IF([.N295]=&quot;&quot;;&quot;新規&quot;;IF([.K295]=[.N295];&quot;&quot;;&quot;変更あり&quot;)))">
            <text:p/>
          </table:table-cell>
          <table:table-cell table:style-name="ce8" office:value-type="string" calcext:value-type="string">
            <text:p>-</text:p>
          </table:table-cell>
          <table:table-cell table:style-name="ce10" table:formula="of:=IF([.N295]=&quot;&quot;;&quot;?&quot;;IF([.P295]=&quot;&quot;;&quot;新規&quot;;IF([.N295]=[.P295];&quot;&quot;;&quot;変更あり&quot;)))">
            <text:p/>
          </table:table-cell>
          <table:table-cell table:style-name="ce155" office:value-type="string" calcext:value-type="string">
            <text:p>-</text:p>
          </table:table-cell>
          <table:table-cell table:style-name="ce8" table:formula="of:=IF([.P295]=&quot;&quot;;&quot;?&quot;;IF([.R295]=&quot;&quot;;&quot;新規&quot;;IF([.P295]=[.R295];&quot;&quot;;&quot;○&quot;)))">
            <text:p/>
          </table:table-cell>
          <table:table-cell table:style-name="ce155" office:value-type="string" calcext:value-type="string">
            <text:p>-</text:p>
          </table:table-cell>
          <table:table-cell table:style-name="ce155" table:number-columns-repeated="2"/>
          <table:table-cell table:style-name="ce17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4" calcext:value-type="float">
            <text:p>244</text:p>
          </table:table-cell>
          <table:table-cell table:style-name="ce5" table:formula="of:=CONCATENATE([.$D296];&quot;-&quot;;[.$E296])"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34" office:value-type="string" calcext:value-type="string">
            <text:p>ESR52の設定シートの内容が誤っていたため修正。</text:p>
          </table:table-cell>
          <table:table-cell table:style-name="ce10" table:formula="of:=IF([.K296]=&quot;&quot;;&quot;?&quot;;IF([.N296]=&quot;&quot;;&quot;新規&quot;;IF([.K296]=[.N296];&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296]=&quot;&quot;;&quot;?&quot;;IF([.P296]=&quot;&quot;;&quot;新規&quot;;IF([.N296]=[.P296];&quot;&quot;;&quot;変更あり&quot;)))">
            <text:p/>
          </table:table-cell>
          <table:table-cell table:style-name="ce155" office:value-type="string" calcext:value-type="string">
            <text:p>lockPref("browser.link.open_newwindow", 2);</text:p>
            <text:p>lockPref("browser.link.open_newwindow.restriction", 0);</text:p>
          </table:table-cell>
          <table:table-cell table:style-name="ce8" table:formula="of:=IF([.P296]=&quot;&quot;;&quot;?&quot;;IF([.R296]=&quot;&quot;;&quot;新規&quot;;IF([.P296]=[.R296];&quot;&quot;;&quot;○&quot;)))">
            <text:p/>
          </table:table-cell>
          <table:table-cell table:style-name="ce155" office:value-type="string" calcext:value-type="string">
            <text:p>lockPref("browser.link.open_newwindow", 2);</text:p>
            <text:p>lockPref("browser.link.open_newwindow.restriction", 0);</text:p>
          </table:table-cell>
          <table:table-cell table:style-name="ce155" table:number-columns-repeated="2"/>
          <table:table-cell table:style-name="ce17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37" office:value-type="string" calcext:value-type="string" table:number-columns-spanned="1" table:number-rows-spanned="5">
            <text:p>タブ</text:p>
          </table:table-cell>
          <table:table-cell table:style-name="ce37" office:value-type="string" calcext:value-type="string" table:number-columns-spanned="1" table:number-rows-spanned="5">
            <text:p>既定の新しいタブで表示する内容(Tab-5-1が指定されているときに設定可能な項目)</text:p>
          </table:table-cell>
          <table:table-cell table:style-name="ce37"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55" office:value-type="string" calcext:value-type="string">
            <text:p>-</text:p>
          </table:table-cell>
          <table:table-cell table:style-name="ce155" table:number-columns-repeated="2"/>
          <table:table-cell table:style-name="ce17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Tab-7(廃止)-2" calcext:value-type="string">
            <text:p>Tab-7(廃止)-2</text:p>
          </table:table-cell>
          <table:table-cell table:style-name="ce13" office:value-type="string" calcext:value-type="string">
            <text:p>Tab-7(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298]=&quot;&quot;;&quot;?&quot;;IF([.N298]=&quot;&quot;;&quot;新規&quot;;IF([.K298]=[.N298];&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8]=&quot;&quot;;&quot;?&quot;;IF([.P298]=&quot;&quot;;&quot;新規&quot;;IF([.N298]=[.P298];&quot;&quot;;&quot;変更あり&quot;)))" office:value-type="string" office:string-value="変更あり" calcext:value-type="string">
            <text:p>変更あり</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8]=&quot;&quot;;&quot;?&quot;;IF([.R298]=&quot;&quot;;&quot;新規&quot;;IF([.P298]=[.R298];&quot;&quot;;&quot;○&quot;)))">
            <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Tab-7(廃止)-3" calcext:value-type="string">
            <text:p>Tab-7(廃止)-3</text:p>
          </table:table-cell>
          <table:table-cell table:style-name="ce14" office:value-type="string" calcext:value-type="string">
            <text:p>Tab-7(廃止)</text:p>
          </table:table-cell>
          <table:table-cell table:style-name="ce8" office:value-type="float" office:value="3" calcext:value-type="float">
            <text:p>3</text:p>
          </table:table-cell>
          <table:covered-table-cell table:number-columns-repeated="3" table:style-name="ce31"/>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299]=&quot;&quot;;&quot;?&quot;;IF([.N299]=&quot;&quot;;&quot;新規&quot;;IF([.K299]=[.N299];&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9]=&quot;&quot;;&quot;?&quot;;IF([.P299]=&quot;&quot;;&quot;新規&quot;;IF([.N299]=[.P299];&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9]=&quot;&quot;;&quot;?&quot;;IF([.R299]=&quot;&quot;;&quot;新規&quot;;IF([.P299]=[.R299];&quot;&quot;;&quot;○&quot;)))">
            <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Tab-7(廃止)-4" calcext:value-type="string">
            <text:p>Tab-7(廃止)-4</text:p>
          </table:table-cell>
          <table:table-cell table:style-name="ce15" office:value-type="string" calcext:value-type="string">
            <text:p>Tab-7(廃止)</text:p>
          </table:table-cell>
          <table:table-cell table:style-name="ce8" office:value-type="float" office:value="4" calcext:value-type="float">
            <text:p>4</text:p>
          </table:table-cell>
          <table:covered-table-cell table:number-columns-repeated="3" table:style-name="ce31"/>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300]=&quot;&quot;;&quot;?&quot;;IF([.N300]=&quot;&quot;;&quot;新規&quot;;IF([.K300]=[.N300];&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00]=&quot;&quot;;&quot;?&quot;;IF([.P300]=&quot;&quot;;&quot;新規&quot;;IF([.N300]=[.P300];&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00]=&quot;&quot;;&quot;?&quot;;IF([.R300]=&quot;&quot;;&quot;新規&quot;;IF([.P300]=[.R300];&quot;&quot;;&quot;○&quot;)))">
            <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Tab-7(廃止)-5" calcext:value-type="string">
            <text:p>Tab-7(廃止)-5</text:p>
          </table:table-cell>
          <table:table-cell table:style-name="ce16" office:value-type="string" calcext:value-type="string">
            <text:p>Tab-7(廃止)</text:p>
          </table:table-cell>
          <table:table-cell table:style-name="ce8" office:value-type="float" office:value="5" calcext:value-type="float">
            <text:p>5</text:p>
          </table:table-cell>
          <table:covered-table-cell table:number-columns-repeated="3" table:style-name="ce31"/>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0" table:formula="of:=IF([.K301]=&quot;&quot;;&quot;?&quot;;IF([.N301]=&quot;&quot;;&quot;新規&quot;;IF([.K301]=[.N301];&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01]=&quot;&quot;;&quot;?&quot;;IF([.P301]=&quot;&quot;;&quot;新規&quot;;IF([.N301]=[.P301];&quot;&quot;;&quot;変更あり&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01]=&quot;&quot;;&quot;?&quot;;IF([.R301]=&quot;&quot;;&quot;新規&quot;;IF([.P301]=[.R301];&quot;&quot;;&quot;○&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55" table:number-columns-repeated="2"/>
          <table:table-cell table:style-name="ce17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初めて開いた時の案内の表示</text:p>
          </table:table-cell>
          <table:table-cell table:style-name="ce30"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02]=&quot;&quot;;&quot;?&quot;;IF([.N302]=&quot;&quot;;&quot;新規&quot;;IF([.K302]=[.N302];&quot;&quot;;&quot;変更あり&quot;)))">
            <text:p/>
          </table:table-cell>
          <table:table-cell table:style-name="ce8" office:value-type="string" calcext:value-type="string">
            <text:p>Bug 1229636によりFirefox 46で廃止</text:p>
          </table:table-cell>
          <table:table-cell table:style-name="ce10" table:formula="of:=IF([.N302]=&quot;&quot;;&quot;?&quot;;IF([.P302]=&quot;&quot;;&quot;新規&quot;;IF([.N302]=[.P302];&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155" table:number-columns-repeated="3"/>
          <table:table-cell table:style-name="ce17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03]=&quot;&quot;;&quot;?&quot;;IF([.N303]=&quot;&quot;;&quot;新規&quot;;IF([.K303]=[.N303];&quot;&quot;;&quot;変更あり&quot;)))">
            <text:p/>
          </table:table-cell>
          <table:table-cell table:style-name="ce8" office:value-type="string" calcext:value-type="string">
            <text:p>Bug 1229636によりFirefox 46で廃止</text:p>
          </table:table-cell>
          <table:table-cell table:style-name="ce10" table:formula="of:=IF([.N303]=&quot;&quot;;&quot;?&quot;;IF([.P303]=&quot;&quot;;&quot;新規&quot;;IF([.N303]=[.P303];&quot;&quot;;&quot;変更あり&quot;)))" office:value-type="string" office:string-value="変更あり" calcext:value-type="string">
            <text:p>変更あり</text:p>
          </table:table-cell>
          <table:table-cell table:style-name="ce155" office:value-type="string" calcext:value-type="string">
            <text:p>lockPref("browser.newtabpage.introShown", false)</text:p>
          </table:table-cell>
          <table:table-cell table:style-name="ce8" table:formula="of:=IF([.P303]=&quot;&quot;;&quot;?&quot;;IF([.R303]=&quot;&quot;;&quot;新規&quot;;IF([.P303]=[.R303];&quot;&quot;;&quot;○&quot;)))" office:value-type="string" office:string-value="新規" calcext:value-type="string">
            <text:p>新規</text:p>
          </table:table-cell>
          <table:table-cell table:style-name="ce155" table:number-columns-repeated="3"/>
          <table:table-cell table:style-name="ce17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45" calcext:value-type="float">
            <text:p>245</text:p>
          </table:table-cell>
          <table:table-cell table:style-name="ce5" table:formula="of:=CONCATENATE([.$D304];&quot;-&quot;;[.$E304])"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開く操作の高速化</text:p>
          </table:table-cell>
          <table:table-cell table:style-name="ce30"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10" table:formula="of:=IF([.N304]=&quot;&quot;;&quot;?&quot;;IF([.P304]=&quot;&quot;;&quot;新規&quot;;IF([.N304]=[.P304];&quot;&quot;;&quot;変更あり&quot;)))">
            <text:p/>
          </table:table-cell>
          <table:table-cell table:style-name="ce155" office:value-type="string" calcext:value-type="string">
            <text:p>-</text:p>
          </table:table-cell>
          <table:table-cell table:style-name="ce8" table:formula="of:=IF([.P304]=&quot;&quot;;&quot;?&quot;;IF([.R304]=&quot;&quot;;&quot;新規&quot;;IF([.P304]=[.R304];&quot;&quot;;&quot;○&quot;)))" office:value-type="string" office:string-value="新規" calcext:value-type="string">
            <text:p>新規</text:p>
          </table:table-cell>
          <table:table-cell table:style-name="ce155" table:number-columns-repeated="3"/>
          <table:table-cell table:style-name="ce17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46" calcext:value-type="float">
            <text:p>246</text:p>
          </table:table-cell>
          <table:table-cell table:style-name="ce5" table:formula="of:=CONCATENATE([.$D305];&quot;-&quot;;[.$E305])"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05]=&quot;&quot;;&quot;?&quot;;IF([.N305]=&quot;&quot;;&quot;新規&quot;;IF([.K305]=[.N305];&quot;&quot;;&quot;変更あり&quot;)))">
            <text:p/>
          </table:table-cell>
          <table:table-cell table:style-name="ce8" office:value-type="string" calcext:value-type="string">
            <text:p>lockPref("browser.newtab.preload", false);</text:p>
          </table:table-cell>
          <table:table-cell table:style-name="ce10" table:formula="of:=IF([.N305]=&quot;&quot;;&quot;?&quot;;IF([.P305]=&quot;&quot;;&quot;新規&quot;;IF([.N305]=[.P305];&quot;&quot;;&quot;変更あり&quot;)))">
            <text:p/>
          </table:table-cell>
          <table:table-cell table:style-name="ce155" office:value-type="string" calcext:value-type="string">
            <text:p>lockPref("browser.newtab.preload", false);</text:p>
          </table:table-cell>
          <table:table-cell table:style-name="ce8" table:formula="of:=IF([.P305]=&quot;&quot;;&quot;?&quot;;IF([.R305]=&quot;&quot;;&quot;新規&quot;;IF([.P305]=[.R305];&quot;&quot;;&quot;○&quot;)))" office:value-type="string" office:string-value="新規" calcext:value-type="string">
            <text:p>新規</text:p>
          </table:table-cell>
          <table:table-cell table:style-name="ce155" table:number-columns-repeated="3"/>
          <table:table-cell table:style-name="ce17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47" calcext:value-type="float">
            <text:p>247</text:p>
          </table:table-cell>
          <table:table-cell table:style-name="ce5" table:formula="of:=CONCATENATE([.$D306];&quot;-&quot;;[.$E306])" office:value-type="string" office:string-value="Tab-10-1" calcext:value-type="string">
            <text:p>Tab-10-1</text:p>
          </table:table-cell>
          <table:table-cell table:style-name="ce17" office:value-type="string" calcext:value-type="string">
            <text:p>Tab-10</text:p>
          </table:table-cell>
          <table:table-cell table:style-name="ce17" office:value-type="float" office:value="1" calcext:value-type="float">
            <text:p>1</text:p>
          </table:table-cell>
          <table:table-cell table:style-name="ce43" office:value-type="string" calcext:value-type="string" table:number-columns-spanned="1" table:number-rows-spanned="3">
            <text:p>about:newtabsの表示制御</text:p>
          </table:table-cell>
          <table:table-cell table:style-name="ce71" office:value-type="string" calcext:value-type="string" table:number-columns-spanned="1" table:number-rows-spanned="3">
            <text:p>検索バーの表示</text:p>
          </table:table-cell>
          <table:table-cell table:style-name="ce79" office:value-type="string" calcext:value-type="string">
            <text:p>-</text:p>
          </table:table-cell>
          <table:table-cell table:style-name="ce89" office:value-type="string" calcext:value-type="string">
            <text:p>表示する（既定）</text:p>
          </table:table-cell>
          <table:table-cell table:style-name="ce17" office:value-type="string" calcext:value-type="string">
            <text:p>-</text:p>
          </table:table-cell>
          <table:table-cell table:style-name="ce115" office:value-type="string" calcext:value-type="string">
            <text:p>-</text:p>
          </table:table-cell>
          <table:table-cell table:style-name="ce115"/>
          <table:table-cell table:style-name="ce143" table:formula="of:=IF([.K306]=&quot;&quot;;&quot;?&quot;;IF([.N306]=&quot;&quot;;&quot;新規&quot;;IF([.K306]=[.N306];&quot;&quot;;&quot;変更あり&quot;)))" office:value-type="string" office:string-value="新規" calcext:value-type="string">
            <text:p>新規</text:p>
          </table:table-cell>
          <table:table-cell table:style-name="ce115"/>
          <table:table-cell table:style-name="ce143" table:formula="of:=IF([.N306]=&quot;&quot;;&quot;?&quot;;IF([.P306]=&quot;&quot;;&quot;新規&quot;;IF([.N306]=[.P306];&quot;&quot;;&quot;変更あり&quot;)))" office:value-type="string" office:string-value="?" calcext:value-type="string">
            <text:p>?</text:p>
          </table:table-cell>
          <table:table-cell table:style-name="ce157" office:value-type="string" calcext:value-type="string">
            <text:p>-</text:p>
          </table:table-cell>
          <table:table-cell table:style-name="ce115" table:formula="of:=IF([.P306]=&quot;&quot;;&quot;?&quot;;IF([.R306]=&quot;&quot;;&quot;新規&quot;;IF([.P306]=[.R306];&quot;&quot;;&quot;○&quot;)))" office:value-type="string" office:string-value="新規" calcext:value-type="string">
            <text:p>新規</text:p>
          </table:table-cell>
          <table:table-cell table:style-name="ce157" table:number-columns-repeated="3"/>
          <table:table-cell table:style-name="ce17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7]&lt;&gt;&quot;&quot;;NOT(ISNUMBER(FIND(&quot;廃止&quot;;[.$D307])));NOT(ISNUMBER(FIND(&quot;廃止&quot;;[.$E307]))));MAX([.$B$1:.$B305])+1;&quot;&quot;)" office:value-type="float" office:value="247" calcext:value-type="float">
            <text:p>247</text:p>
          </table:table-cell>
          <table:table-cell table:style-name="ce5" table:formula="of:=CONCATENATE([.$D307];&quot;-&quot;;[.$E307])" office:value-type="string" office:string-value="Tab-10-2" calcext:value-type="string">
            <text:p>Tab-10-2</text:p>
          </table:table-cell>
          <table:table-cell table:style-name="ce18" office:value-type="string" calcext:value-type="string">
            <text:p>Tab-10</text:p>
          </table:table-cell>
          <table:table-cell table:style-name="ce18" office:value-type="float" office:value="2" calcext:value-type="float">
            <text:p>2</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表示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true);</text:p>
          </table:table-cell>
          <table:table-cell table:style-name="ce116"/>
          <table:table-cell table:style-name="ce144" table:formula="of:=IF([.K307]=&quot;&quot;;&quot;?&quot;;IF([.N307]=&quot;&quot;;&quot;新規&quot;;IF([.K307]=[.N307];&quot;&quot;;&quot;変更あり&quot;)))" office:value-type="string" office:string-value="新規" calcext:value-type="string">
            <text:p>新規</text:p>
          </table:table-cell>
          <table:table-cell table:style-name="ce116"/>
          <table:table-cell table:style-name="ce144" table:formula="of:=IF([.N307]=&quot;&quot;;&quot;?&quot;;IF([.P307]=&quot;&quot;;&quot;新規&quot;;IF([.N307]=[.P307];&quot;&quot;;&quot;変更あり&quot;)))" office:value-type="string" office:string-value="?" calcext:value-type="string">
            <text:p>?</text:p>
          </table:table-cell>
          <table:table-cell table:style-name="ce158" office:value-type="string" calcext:value-type="string">
            <text:p>-</text:p>
          </table:table-cell>
          <table:table-cell table:style-name="ce116" table:formula="of:=IF([.P307]=&quot;&quot;;&quot;?&quot;;IF([.R307]=&quot;&quot;;&quot;新規&quot;;IF([.P307]=[.R307];&quot;&quot;;&quot;○&quot;)))" office:value-type="string" office:string-value="新規" calcext:value-type="string">
            <text:p>新規</text:p>
          </table:table-cell>
          <table:table-cell table:style-name="ce158" table:number-columns-repeated="3"/>
          <table:table-cell table:style-name="ce1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48" calcext:value-type="float">
            <text:p>248</text:p>
          </table:table-cell>
          <table:table-cell table:style-name="ce5" table:formula="of:=CONCATENATE([.$D308];&quot;-&quot;;[.$E308])" office:value-type="string" office:string-value="Tab-10-3" calcext:value-type="string">
            <text:p>Tab-10-3</text:p>
          </table:table-cell>
          <table:table-cell table:style-name="ce18" office:value-type="string" calcext:value-type="string">
            <text:p>Tab-10</text:p>
          </table:table-cell>
          <table:table-cell table:style-name="ce18" office:value-type="float" office:value="3" calcext:value-type="float">
            <text:p>3</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非表示に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false);</text:p>
          </table:table-cell>
          <table:table-cell table:style-name="ce116"/>
          <table:table-cell table:style-name="ce144" table:formula="of:=IF([.K308]=&quot;&quot;;&quot;?&quot;;IF([.N308]=&quot;&quot;;&quot;新規&quot;;IF([.K308]=[.N308];&quot;&quot;;&quot;変更あり&quot;)))" office:value-type="string" office:string-value="新規" calcext:value-type="string">
            <text:p>新規</text:p>
          </table:table-cell>
          <table:table-cell table:style-name="ce116"/>
          <table:table-cell table:style-name="ce144" table:formula="of:=IF([.N308]=&quot;&quot;;&quot;?&quot;;IF([.P308]=&quot;&quot;;&quot;新規&quot;;IF([.N308]=[.P308];&quot;&quot;;&quot;変更あり&quot;)))" office:value-type="string" office:string-value="?" calcext:value-type="string">
            <text:p>?</text:p>
          </table:table-cell>
          <table:table-cell table:style-name="ce158" office:value-type="string" calcext:value-type="string">
            <text:p>lockPref("browser.newtab.preload", false);</text:p>
          </table:table-cell>
          <table:table-cell table:style-name="ce116" table:formula="of:=IF([.P308]=&quot;&quot;;&quot;?&quot;;IF([.R308]=&quot;&quot;;&quot;新規&quot;;IF([.P308]=[.R308];&quot;&quot;;&quot;○&quot;)))" office:value-type="string" office:string-value="新規" calcext:value-type="string">
            <text:p>新規</text:p>
          </table:table-cell>
          <table:table-cell table:style-name="ce158" table:number-columns-repeated="3"/>
          <table:table-cell table:style-name="ce1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9]&lt;&gt;&quot;&quot;;NOT(ISNUMBER(FIND(&quot;廃止&quot;;[.$D309])));NOT(ISNUMBER(FIND(&quot;廃止&quot;;[.$E309]))));MAX([.$B$1:.$B305])+1;&quot;&quot;)" office:value-type="float" office:value="247" calcext:value-type="float">
            <text:p>247</text:p>
          </table:table-cell>
          <table:table-cell table:style-name="ce5" table:formula="of:=CONCATENATE([.$D309];&quot;-&quot;;[.$E309])" office:value-type="string" office:string-value="Tab-11-1" calcext:value-type="string">
            <text:p>Tab-11-1</text:p>
          </table:table-cell>
          <table:table-cell table:style-name="ce19" office:value-type="string" calcext:value-type="string">
            <text:p>Tab-11</text:p>
          </table:table-cell>
          <table:table-cell table:style-name="ce19" office:value-type="float" office:value="1" calcext:value-type="float">
            <text:p>1</text:p>
          </table:table-cell>
          <table:table-cell table:style-name="ce45" office:value-type="string" calcext:value-type="string" table:number-columns-spanned="1" table:number-rows-spanned="4">
            <text:p>about:newtabsの表示制御</text:p>
          </table:table-cell>
          <table:table-cell table:style-name="ce73" office:value-type="string" calcext:value-type="string" table:number-columns-spanned="1" table:number-rows-spanned="4">
            <text:p>トップサイトの表示</text:p>
          </table:table-cell>
          <table:table-cell table:style-name="ce81" office:value-type="string" calcext:value-type="string">
            <text:p>-</text:p>
          </table:table-cell>
          <table:table-cell table:style-name="ce91" office:value-type="string" calcext:value-type="string">
            <text:p>表示する（既定）</text:p>
          </table:table-cell>
          <table:table-cell table:style-name="ce19" office:value-type="string" calcext:value-type="string">
            <text:p>-</text:p>
          </table:table-cell>
          <table:table-cell table:style-name="ce117" office:value-type="string" calcext:value-type="string">
            <text:p>-</text:p>
          </table:table-cell>
          <table:table-cell table:style-name="ce117"/>
          <table:table-cell table:style-name="ce145" table:formula="of:=IF([.K309]=&quot;&quot;;&quot;?&quot;;IF([.N309]=&quot;&quot;;&quot;新規&quot;;IF([.K309]=[.N309];&quot;&quot;;&quot;変更あり&quot;)))" office:value-type="string" office:string-value="新規" calcext:value-type="string">
            <text:p>新規</text:p>
          </table:table-cell>
          <table:table-cell table:style-name="ce117"/>
          <table:table-cell table:style-name="ce145" table:formula="of:=IF([.N309]=&quot;&quot;;&quot;?&quot;;IF([.P309]=&quot;&quot;;&quot;新規&quot;;IF([.N309]=[.P309];&quot;&quot;;&quot;変更あり&quot;)))" office:value-type="string" office:string-value="?" calcext:value-type="string">
            <text:p>?</text:p>
          </table:table-cell>
          <table:table-cell table:style-name="ce159" office:value-type="string" calcext:value-type="string">
            <text:p>-</text:p>
          </table:table-cell>
          <table:table-cell table:style-name="ce117" table:formula="of:=IF([.P309]=&quot;&quot;;&quot;?&quot;;IF([.R309]=&quot;&quot;;&quot;新規&quot;;IF([.P309]=[.R309];&quot;&quot;;&quot;○&quot;)))" office:value-type="string" office:string-value="新規" calcext:value-type="string">
            <text:p>新規</text:p>
          </table:table-cell>
          <table:table-cell table:style-name="ce159" table:number-columns-repeated="3"/>
          <table:table-cell table:style-name="ce174"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49" calcext:value-type="float">
            <text:p>249</text:p>
          </table:table-cell>
          <table:table-cell table:style-name="ce5" table:formula="of:=CONCATENATE([.$D310];&quot;-&quot;;[.$E310])" office:value-type="string" office:string-value="Tab-11-2" calcext:value-type="string">
            <text:p>Tab-11-2</text:p>
          </table:table-cell>
          <table:table-cell table:style-name="ce19" office:value-type="string" calcext:value-type="string">
            <text:p>Tab-11</text:p>
          </table:table-cell>
          <table:table-cell table:style-name="ce19" office:value-type="float" office:value="2" calcext:value-type="float">
            <text:p>2</text:p>
          </table:table-cell>
          <table:covered-table-cell table:style-name="ce46" office:value-type="string" calcext:value-type="string">
            <text:p>about:newtabsの表示制御</text:p>
          </table:covered-table-cell>
          <table:covered-table-cell table:style-name="ce74" office:value-type="string" calcext:value-type="string">
            <text:p>「トップサイト」欄の表示</text:p>
          </table:covered-table-cell>
          <table:table-cell table:style-name="ce81" office:value-type="string" calcext:value-type="string">
            <text:p>-</text:p>
          </table:table-cell>
          <table:table-cell table:style-name="ce91" office:value-type="string" calcext:value-type="string">
            <text:p>常に表示する</text:p>
          </table:table-cell>
          <table:table-cell table:style-name="ce19" office:value-type="string" calcext:value-type="string">
            <text:p>MCDで設定を反映する</text:p>
          </table:table-cell>
          <table:table-cell table:style-name="ce117" office:value-type="string" calcext:value-type="string">
            <text:p>lockpref("browser.newtabpage.activity-stream.prerender", false);</text:p>
            <text:p>lockPref("browser.newtabpage.activity-stream.showTopSites", true);</text:p>
          </table:table-cell>
          <table:table-cell table:style-name="ce117"/>
          <table:table-cell table:style-name="ce145" table:formula="of:=IF([.K310]=&quot;&quot;;&quot;?&quot;;IF([.N310]=&quot;&quot;;&quot;新規&quot;;IF([.K310]=[.N310];&quot;&quot;;&quot;変更あり&quot;)))" office:value-type="string" office:string-value="新規" calcext:value-type="string">
            <text:p>新規</text:p>
          </table:table-cell>
          <table:table-cell table:style-name="ce117"/>
          <table:table-cell table:style-name="ce145" table:formula="of:=IF([.N310]=&quot;&quot;;&quot;?&quot;;IF([.P310]=&quot;&quot;;&quot;新規&quot;;IF([.N310]=[.P310];&quot;&quot;;&quot;変更あり&quot;)))" office:value-type="string" office:string-value="?" calcext:value-type="string">
            <text:p>?</text:p>
          </table:table-cell>
          <table:table-cell table:style-name="ce159" office:value-type="string" calcext:value-type="string">
            <text:p>lockPref("browser.newtab.preload", false);</text:p>
          </table:table-cell>
          <table:table-cell table:style-name="ce117" table:formula="of:=IF([.P310]=&quot;&quot;;&quot;?&quot;;IF([.R310]=&quot;&quot;;&quot;新規&quot;;IF([.P310]=[.R310];&quot;&quot;;&quot;○&quot;)))" office:value-type="string" office:string-value="新規" calcext:value-type="string">
            <text:p>新規</text:p>
          </table:table-cell>
          <table:table-cell table:style-name="ce159" table:number-columns-repeated="3"/>
          <table:table-cell table:style-name="ce174"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11]&lt;&gt;&quot;&quot;;NOT(ISNUMBER(FIND(&quot;廃止&quot;;[.$D311])));NOT(ISNUMBER(FIND(&quot;廃止&quot;;[.$E311]))));MAX([.$B$1:.$B305])+1;&quot;&quot;)" office:value-type="float" office:value="247" calcext:value-type="float">
            <text:p>247</text:p>
          </table:table-cell>
          <table:table-cell table:style-name="ce5" table:formula="of:=CONCATENATE([.$D311];&quot;-&quot;;[.$E311])" office:value-type="string" office:string-value="Tab-11-3" calcext:value-type="string">
            <text:p>Tab-11-3</text:p>
          </table:table-cell>
          <table:table-cell table:style-name="ce20" office:value-type="string" calcext:value-type="string">
            <text:p>Tab-11</text:p>
          </table:table-cell>
          <table:table-cell table:style-name="ce20" office:value-type="float" office:value="3" calcext:value-type="float">
            <text:p>3</text:p>
          </table:table-cell>
          <table:covered-table-cell table:style-name="ce47"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表示する（2段組）</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118"/>
          <table:table-cell table:style-name="ce146" table:formula="of:=IF([.K311]=&quot;&quot;;&quot;?&quot;;IF([.N311]=&quot;&quot;;&quot;新規&quot;;IF([.K311]=[.N311];&quot;&quot;;&quot;変更あり&quot;)))" office:value-type="string" office:string-value="新規" calcext:value-type="string">
            <text:p>新規</text:p>
          </table:table-cell>
          <table:table-cell table:style-name="ce118"/>
          <table:table-cell table:style-name="ce146" table:formula="of:=IF([.N311]=&quot;&quot;;&quot;?&quot;;IF([.P311]=&quot;&quot;;&quot;新規&quot;;IF([.N311]=[.P311];&quot;&quot;;&quot;変更あり&quot;)))" office:value-type="string" office:string-value="?" calcext:value-type="string">
            <text:p>?</text:p>
          </table:table-cell>
          <table:table-cell table:style-name="ce160" office:value-type="string" calcext:value-type="string">
            <text:p>-</text:p>
          </table:table-cell>
          <table:table-cell table:style-name="ce118" table:formula="of:=IF([.P311]=&quot;&quot;;&quot;?&quot;;IF([.R311]=&quot;&quot;;&quot;新規&quot;;IF([.P311]=[.R311];&quot;&quot;;&quot;○&quot;)))" office:value-type="string" office:string-value="新規" calcext:value-type="string">
            <text:p>新規</text:p>
          </table:table-cell>
          <table:table-cell table:style-name="ce160" table:number-columns-repeated="3"/>
          <table:table-cell table:style-name="ce175"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50" calcext:value-type="float">
            <text:p>250</text:p>
          </table:table-cell>
          <table:table-cell table:style-name="ce5" table:formula="of:=CONCATENATE([.$D312];&quot;-&quot;;[.$E312])" office:value-type="string" office:string-value="Tab-11-4" calcext:value-type="string">
            <text:p>Tab-11-4</text:p>
          </table:table-cell>
          <table:table-cell table:style-name="ce20" office:value-type="string" calcext:value-type="string">
            <text:p>Tab-11</text:p>
          </table:table-cell>
          <table:table-cell table:style-name="ce20" office:value-type="float" office:value="4" calcext:value-type="float">
            <text:p>4</text:p>
          </table:table-cell>
          <table:covered-table-cell table:style-name="ce48"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非表示にする</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false);</text:p>
          </table:table-cell>
          <table:table-cell table:style-name="ce118"/>
          <table:table-cell table:style-name="ce146" table:formula="of:=IF([.K312]=&quot;&quot;;&quot;?&quot;;IF([.N312]=&quot;&quot;;&quot;新規&quot;;IF([.K312]=[.N312];&quot;&quot;;&quot;変更あり&quot;)))" office:value-type="string" office:string-value="新規" calcext:value-type="string">
            <text:p>新規</text:p>
          </table:table-cell>
          <table:table-cell table:style-name="ce118"/>
          <table:table-cell table:style-name="ce146" table:formula="of:=IF([.N312]=&quot;&quot;;&quot;?&quot;;IF([.P312]=&quot;&quot;;&quot;新規&quot;;IF([.N312]=[.P312];&quot;&quot;;&quot;変更あり&quot;)))" office:value-type="string" office:string-value="?" calcext:value-type="string">
            <text:p>?</text:p>
          </table:table-cell>
          <table:table-cell table:style-name="ce160" office:value-type="string" calcext:value-type="string">
            <text:p>lockPref("browser.newtab.preload", false);</text:p>
          </table:table-cell>
          <table:table-cell table:style-name="ce118" table:formula="of:=IF([.P312]=&quot;&quot;;&quot;?&quot;;IF([.R312]=&quot;&quot;;&quot;新規&quot;;IF([.P312]=[.R312];&quot;&quot;;&quot;○&quot;)))" office:value-type="string" office:string-value="新規" calcext:value-type="string">
            <text:p>新規</text:p>
          </table:table-cell>
          <table:table-cell table:style-name="ce160" table:number-columns-repeated="3"/>
          <table:table-cell table:style-name="ce175"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13]&lt;&gt;&quot;&quot;;NOT(ISNUMBER(FIND(&quot;廃止&quot;;[.$D313])));NOT(ISNUMBER(FIND(&quot;廃止&quot;;[.$E313]))));MAX([.$B$1:.$B305])+1;&quot;&quot;)" office:value-type="float" office:value="247" calcext:value-type="float">
            <text:p>247</text:p>
          </table:table-cell>
          <table:table-cell table:style-name="ce5" table:formula="of:=CONCATENATE([.$D313];&quot;-&quot;;[.$E313])" office:value-type="string" office:string-value="Tab-12-1" calcext:value-type="string">
            <text:p>Tab-12-1</text:p>
          </table:table-cell>
          <table:table-cell table:style-name="ce21" office:value-type="string" calcext:value-type="string">
            <text:p>Tab-12</text:p>
          </table:table-cell>
          <table:table-cell table:style-name="ce21" office:value-type="float" office:value="1" calcext:value-type="float">
            <text:p>1</text:p>
          </table:table-cell>
          <table:table-cell table:style-name="ce49" office:value-type="string" calcext:value-type="string" table:number-columns-spanned="1" table:number-rows-spanned="3">
            <text:p>about:newtabsの表示制御</text:p>
          </table:table-cell>
          <table:table-cell table:style-name="ce49" office:value-type="string" calcext:value-type="string" table:number-columns-spanned="1" table:number-rows-spanned="3">
            <text:p>ハイライトの表示</text:p>
          </table:table-cell>
          <table:table-cell table:style-name="ce83" office:value-type="string" calcext:value-type="string">
            <text:p>-</text:p>
          </table:table-cell>
          <table:table-cell table:style-name="ce93" office:value-type="string" calcext:value-type="string">
            <text:p>表示する（既定）</text:p>
          </table:table-cell>
          <table:table-cell table:style-name="ce21" office:value-type="string" calcext:value-type="string">
            <text:p>-</text:p>
          </table:table-cell>
          <table:table-cell table:style-name="ce119" office:value-type="string" calcext:value-type="string">
            <text:p>-</text:p>
          </table:table-cell>
          <table:table-cell table:style-name="ce119"/>
          <table:table-cell table:style-name="ce147" table:formula="of:=IF([.K313]=&quot;&quot;;&quot;?&quot;;IF([.N313]=&quot;&quot;;&quot;新規&quot;;IF([.K313]=[.N313];&quot;&quot;;&quot;変更あり&quot;)))" office:value-type="string" office:string-value="新規" calcext:value-type="string">
            <text:p>新規</text:p>
          </table:table-cell>
          <table:table-cell table:style-name="ce119"/>
          <table:table-cell table:style-name="ce147" table:formula="of:=IF([.N313]=&quot;&quot;;&quot;?&quot;;IF([.P313]=&quot;&quot;;&quot;新規&quot;;IF([.N313]=[.P313];&quot;&quot;;&quot;変更あり&quot;)))" office:value-type="string" office:string-value="?" calcext:value-type="string">
            <text:p>?</text:p>
          </table:table-cell>
          <table:table-cell table:style-name="ce161" office:value-type="string" calcext:value-type="string">
            <text:p>-</text:p>
          </table:table-cell>
          <table:table-cell table:style-name="ce119" table:formula="of:=IF([.P313]=&quot;&quot;;&quot;?&quot;;IF([.R313]=&quot;&quot;;&quot;新規&quot;;IF([.P313]=[.R313];&quot;&quot;;&quot;○&quot;)))" office:value-type="string" office:string-value="新規" calcext:value-type="string">
            <text:p>新規</text:p>
          </table:table-cell>
          <table:table-cell table:style-name="ce161" table:number-columns-repeated="3"/>
          <table:table-cell table:style-name="ce176"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51" calcext:value-type="float">
            <text:p>251</text:p>
          </table:table-cell>
          <table:table-cell table:style-name="ce5" table:formula="of:=CONCATENATE([.$D314];&quot;-&quot;;[.$E314])" office:value-type="string" office:string-value="Tab-12-2" calcext:value-type="string">
            <text:p>Tab-12-2</text:p>
          </table:table-cell>
          <table:table-cell table:style-name="ce21" office:value-type="string" calcext:value-type="string">
            <text:p>Tab-12</text:p>
          </table:table-cell>
          <table:table-cell table:style-name="ce21" office:value-type="float" office:value="2" calcext:value-type="float">
            <text:p>2</text:p>
          </table:table-cell>
          <table:covered-table-cell table:style-name="ce50" office:value-type="string" calcext:value-type="string">
            <text:p>about:newtabsの表示制御</text:p>
          </table:covered-table-cell>
          <table:covered-table-cell table:style-name="ce50" office:value-type="string" calcext:value-type="string">
            <text:p>「ハイライト」欄の表示</text:p>
          </table:covered-table-cell>
          <table:table-cell table:style-name="ce83" office:value-type="string" calcext:value-type="string">
            <text:p>-</text:p>
          </table:table-cell>
          <table:table-cell table:style-name="ce93" office:value-type="string" calcext:value-type="string">
            <text:p>常に表示する</text:p>
          </table:table-cell>
          <table:table-cell table:style-name="ce21" office:value-type="string" calcext:value-type="string">
            <text:p>MCDで設定を反映する</text:p>
          </table:table-cell>
          <table:table-cell table:style-name="ce119" office:value-type="string" calcext:value-type="string">
            <text:p>lockpref("browser.newtabpage.activity-stream.prerender", false);</text:p>
            <text:p>lockPref("browser.newtabpage.activity-stream.feeds.section.highlights", true);</text:p>
          </table:table-cell>
          <table:table-cell table:style-name="ce119"/>
          <table:table-cell table:style-name="ce147" table:formula="of:=IF([.K314]=&quot;&quot;;&quot;?&quot;;IF([.N314]=&quot;&quot;;&quot;新規&quot;;IF([.K314]=[.N314];&quot;&quot;;&quot;変更あり&quot;)))" office:value-type="string" office:string-value="新規" calcext:value-type="string">
            <text:p>新規</text:p>
          </table:table-cell>
          <table:table-cell table:style-name="ce119"/>
          <table:table-cell table:style-name="ce147" table:formula="of:=IF([.N314]=&quot;&quot;;&quot;?&quot;;IF([.P314]=&quot;&quot;;&quot;新規&quot;;IF([.N314]=[.P314];&quot;&quot;;&quot;変更あり&quot;)))" office:value-type="string" office:string-value="?" calcext:value-type="string">
            <text:p>?</text:p>
          </table:table-cell>
          <table:table-cell table:style-name="ce161" office:value-type="string" calcext:value-type="string">
            <text:p>lockPref("browser.newtab.preload", false);</text:p>
          </table:table-cell>
          <table:table-cell table:style-name="ce119" table:formula="of:=IF([.P314]=&quot;&quot;;&quot;?&quot;;IF([.R314]=&quot;&quot;;&quot;新規&quot;;IF([.P314]=[.R314];&quot;&quot;;&quot;○&quot;)))" office:value-type="string" office:string-value="新規" calcext:value-type="string">
            <text:p>新規</text:p>
          </table:table-cell>
          <table:table-cell table:style-name="ce161" table:number-columns-repeated="3"/>
          <table:table-cell table:style-name="ce176"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5]&lt;&gt;&quot;&quot;;NOT(ISNUMBER(FIND(&quot;廃止&quot;;[.$D315])));NOT(ISNUMBER(FIND(&quot;廃止&quot;;[.$E315]))));MAX([.$B$1:.$B305])+1;&quot;&quot;)" office:value-type="float" office:value="247" calcext:value-type="float">
            <text:p>247</text:p>
          </table:table-cell>
          <table:table-cell table:style-name="ce5" table:formula="of:=CONCATENATE([.$D315];&quot;-&quot;;[.$E315])" office:value-type="string" office:string-value="Tab-12-3" calcext:value-type="string">
            <text:p>Tab-12-3</text:p>
          </table:table-cell>
          <table:table-cell table:style-name="ce22" office:value-type="string" calcext:value-type="string">
            <text:p>Tab-12</text:p>
          </table:table-cell>
          <table:table-cell table:style-name="ce22" office:value-type="float" office:value="3" calcext:value-type="float">
            <text:p>3</text:p>
          </table:table-cell>
          <table:covered-table-cell table:style-name="ce51" office:value-type="string" calcext:value-type="string">
            <text:p>about:newtabsの表示制御</text:p>
          </table:covered-table-cell>
          <table:covered-table-cell table:style-name="ce51" office:value-type="string" calcext:value-type="string">
            <text:p>「ハイライト」欄の表示</text:p>
          </table:covered-table-cell>
          <table:table-cell table:style-name="ce84" office:value-type="string" calcext:value-type="string">
            <text:p>-</text:p>
          </table:table-cell>
          <table:table-cell table:style-name="ce94" office:value-type="string" calcext:value-type="string">
            <text:p>常に非表示にする</text:p>
          </table:table-cell>
          <table:table-cell table:style-name="ce22" office:value-type="string" calcext:value-type="string">
            <text:p>MCDで設定を反映する</text:p>
          </table:table-cell>
          <table:table-cell table:style-name="ce120" office:value-type="string" calcext:value-type="string">
            <text:p>lockpref("browser.newtabpage.activity-stream.prerender", false);</text:p>
            <text:p>lockPref("browser.newtabpage.activity-stream.feeds.section.highlights", false);</text:p>
          </table:table-cell>
          <table:table-cell table:style-name="ce120"/>
          <table:table-cell table:style-name="ce148" table:formula="of:=IF([.K315]=&quot;&quot;;&quot;?&quot;;IF([.N315]=&quot;&quot;;&quot;新規&quot;;IF([.K315]=[.N315];&quot;&quot;;&quot;変更あり&quot;)))" office:value-type="string" office:string-value="新規" calcext:value-type="string">
            <text:p>新規</text:p>
          </table:table-cell>
          <table:table-cell table:style-name="ce120"/>
          <table:table-cell table:style-name="ce148" table:formula="of:=IF([.N315]=&quot;&quot;;&quot;?&quot;;IF([.P315]=&quot;&quot;;&quot;新規&quot;;IF([.N315]=[.P315];&quot;&quot;;&quot;変更あり&quot;)))" office:value-type="string" office:string-value="?" calcext:value-type="string">
            <text:p>?</text:p>
          </table:table-cell>
          <table:table-cell table:style-name="ce162" office:value-type="string" calcext:value-type="string">
            <text:p>-</text:p>
          </table:table-cell>
          <table:table-cell table:style-name="ce120" table:formula="of:=IF([.P315]=&quot;&quot;;&quot;?&quot;;IF([.R315]=&quot;&quot;;&quot;新規&quot;;IF([.P315]=[.R315];&quot;&quot;;&quot;○&quot;)))" office:value-type="string" office:string-value="新規" calcext:value-type="string">
            <text:p>新規</text:p>
          </table:table-cell>
          <table:table-cell table:style-name="ce162" table:number-columns-repeated="3"/>
          <table:table-cell table:style-name="ce177"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52" calcext:value-type="float">
            <text:p>252</text:p>
          </table:table-cell>
          <table:table-cell table:style-name="ce5" table:formula="of:=CONCATENATE([.$D316];&quot;-&quot;;[.$E316])" office:value-type="string" office:string-value="Tab-13-1" calcext:value-type="string">
            <text:p>Tab-13-1</text:p>
          </table:table-cell>
          <table:table-cell table:style-name="ce22" office:value-type="string" calcext:value-type="string">
            <text:p>Tab-13</text:p>
          </table:table-cell>
          <table:table-cell table:style-name="ce22" office:value-type="float" office:value="1" calcext:value-type="float">
            <text:p>1</text:p>
          </table:table-cell>
          <table:table-cell table:style-name="ce52" office:value-type="string" calcext:value-type="string" table:number-columns-spanned="1" table:number-rows-spanned="3">
            <text:p>about:newtabsの表示制御</text:p>
          </table:table-cell>
          <table:table-cell table:style-name="ce52" office:value-type="string" calcext:value-type="string" table:number-columns-spanned="1" table:number-rows-spanned="3">
            <text:p>スニペットの表示</text:p>
          </table:table-cell>
          <table:table-cell table:style-name="ce84" office:value-type="string" calcext:value-type="string">
            <text:p>-</text:p>
          </table:table-cell>
          <table:table-cell table:style-name="ce94" office:value-type="string" calcext:value-type="string">
            <text:p>表示する（既定）</text:p>
          </table:table-cell>
          <table:table-cell table:style-name="ce22" office:value-type="string" calcext:value-type="string">
            <text:p>-</text:p>
          </table:table-cell>
          <table:table-cell table:style-name="ce120" office:value-type="string" calcext:value-type="string">
            <text:p>-</text:p>
          </table:table-cell>
          <table:table-cell table:style-name="ce120"/>
          <table:table-cell table:style-name="ce148" table:formula="of:=IF([.K316]=&quot;&quot;;&quot;?&quot;;IF([.N316]=&quot;&quot;;&quot;新規&quot;;IF([.K316]=[.N316];&quot;&quot;;&quot;変更あり&quot;)))" office:value-type="string" office:string-value="新規" calcext:value-type="string">
            <text:p>新規</text:p>
          </table:table-cell>
          <table:table-cell table:style-name="ce120"/>
          <table:table-cell table:style-name="ce148" table:formula="of:=IF([.N316]=&quot;&quot;;&quot;?&quot;;IF([.P316]=&quot;&quot;;&quot;新規&quot;;IF([.N316]=[.P316];&quot;&quot;;&quot;変更あり&quot;)))" office:value-type="string" office:string-value="?" calcext:value-type="string">
            <text:p>?</text:p>
          </table:table-cell>
          <table:table-cell table:style-name="ce162" office:value-type="string" calcext:value-type="string">
            <text:p>lockPref("browser.newtab.preload", false);</text:p>
          </table:table-cell>
          <table:table-cell table:style-name="ce120" table:formula="of:=IF([.P316]=&quot;&quot;;&quot;?&quot;;IF([.R316]=&quot;&quot;;&quot;新規&quot;;IF([.P316]=[.R316];&quot;&quot;;&quot;○&quot;)))" office:value-type="string" office:string-value="新規" calcext:value-type="string">
            <text:p>新規</text:p>
          </table:table-cell>
          <table:table-cell table:style-name="ce162" table:number-columns-repeated="3"/>
          <table:table-cell table:style-name="ce177"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7]&lt;&gt;&quot;&quot;;NOT(ISNUMBER(FIND(&quot;廃止&quot;;[.$D317])));NOT(ISNUMBER(FIND(&quot;廃止&quot;;[.$E317]))));MAX([.$B$1:.$B305])+1;&quot;&quot;)" office:value-type="float" office:value="247" calcext:value-type="float">
            <text:p>247</text:p>
          </table:table-cell>
          <table:table-cell table:style-name="ce5" table:formula="of:=CONCATENATE([.$D317];&quot;-&quot;;[.$E317])" office:value-type="string" office:string-value="Tab-13-2" calcext:value-type="string">
            <text:p>Tab-13-2</text:p>
          </table:table-cell>
          <table:table-cell table:style-name="ce23" office:value-type="string" calcext:value-type="string">
            <text:p>Tab-13</text:p>
          </table:table-cell>
          <table:table-cell table:style-name="ce23" office:value-type="float" office:value="2" calcext:value-type="float">
            <text:p>2</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表示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true);</text:p>
          </table:table-cell>
          <table:table-cell table:style-name="ce121"/>
          <table:table-cell table:style-name="ce149" table:formula="of:=IF([.K317]=&quot;&quot;;&quot;?&quot;;IF([.N317]=&quot;&quot;;&quot;新規&quot;;IF([.K317]=[.N317];&quot;&quot;;&quot;変更あり&quot;)))" office:value-type="string" office:string-value="新規" calcext:value-type="string">
            <text:p>新規</text:p>
          </table:table-cell>
          <table:table-cell table:style-name="ce121"/>
          <table:table-cell table:style-name="ce149" table:formula="of:=IF([.N317]=&quot;&quot;;&quot;?&quot;;IF([.P317]=&quot;&quot;;&quot;新規&quot;;IF([.N317]=[.P317];&quot;&quot;;&quot;変更あり&quot;)))" office:value-type="string" office:string-value="?" calcext:value-type="string">
            <text:p>?</text:p>
          </table:table-cell>
          <table:table-cell table:style-name="ce163" office:value-type="string" calcext:value-type="string">
            <text:p>-</text:p>
          </table:table-cell>
          <table:table-cell table:style-name="ce121" table:formula="of:=IF([.P317]=&quot;&quot;;&quot;?&quot;;IF([.R317]=&quot;&quot;;&quot;新規&quot;;IF([.P317]=[.R317];&quot;&quot;;&quot;○&quot;)))" office:value-type="string" office:string-value="新規" calcext:value-type="string">
            <text:p>新規</text:p>
          </table:table-cell>
          <table:table-cell table:style-name="ce163" table:number-columns-repeated="3"/>
          <table:table-cell table:style-name="ce178"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53" calcext:value-type="float">
            <text:p>253</text:p>
          </table:table-cell>
          <table:table-cell table:style-name="ce5" table:formula="of:=CONCATENATE([.$D318];&quot;-&quot;;[.$E318])" office:value-type="string" office:string-value="Tab-13-3" calcext:value-type="string">
            <text:p>Tab-13-3</text:p>
          </table:table-cell>
          <table:table-cell table:style-name="ce23" office:value-type="string" calcext:value-type="string">
            <text:p>Tab-13</text:p>
          </table:table-cell>
          <table:table-cell table:style-name="ce23" office:value-type="float" office:value="3" calcext:value-type="float">
            <text:p>3</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非表示に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false);</text:p>
          </table:table-cell>
          <table:table-cell table:style-name="ce121"/>
          <table:table-cell table:style-name="ce149" table:formula="of:=IF([.K318]=&quot;&quot;;&quot;?&quot;;IF([.N318]=&quot;&quot;;&quot;新規&quot;;IF([.K318]=[.N318];&quot;&quot;;&quot;変更あり&quot;)))" office:value-type="string" office:string-value="新規" calcext:value-type="string">
            <text:p>新規</text:p>
          </table:table-cell>
          <table:table-cell table:style-name="ce121"/>
          <table:table-cell table:style-name="ce149" table:formula="of:=IF([.N318]=&quot;&quot;;&quot;?&quot;;IF([.P318]=&quot;&quot;;&quot;新規&quot;;IF([.N318]=[.P318];&quot;&quot;;&quot;変更あり&quot;)))" office:value-type="string" office:string-value="?" calcext:value-type="string">
            <text:p>?</text:p>
          </table:table-cell>
          <table:table-cell table:style-name="ce163" office:value-type="string" calcext:value-type="string">
            <text:p>lockPref("browser.newtab.preload", false);</text:p>
          </table:table-cell>
          <table:table-cell table:style-name="ce121" table:formula="of:=IF([.P318]=&quot;&quot;;&quot;?&quot;;IF([.R318]=&quot;&quot;;&quot;新規&quot;;IF([.P318]=[.R318];&quot;&quot;;&quot;○&quot;)))" office:value-type="string" office:string-value="新規" calcext:value-type="string">
            <text:p>新規</text:p>
          </table:table-cell>
          <table:table-cell table:style-name="ce163" table:number-columns-repeated="3"/>
          <table:table-cell table:style-name="ce178"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19]&lt;&gt;&quot;&quot;;NOT(ISNUMBER(FIND(&quot;廃止&quot;;[.$D319])));NOT(ISNUMBER(FIND(&quot;廃止&quot;;[.$E319]))));MAX([.$B$1:.$B305])+1;&quot;&quot;)" office:value-type="float" office:value="247" calcext:value-type="float">
            <text:p>247</text:p>
          </table:table-cell>
          <table:table-cell table:style-name="ce5" table:formula="of:=CONCATENATE([.$D319];&quot;-&quot;;[.$E319])" office:value-type="string" office:string-value="Tab-14-1" calcext:value-type="string">
            <text:p>Tab-14-1</text:p>
          </table:table-cell>
          <table:table-cell table:style-name="ce24" office:value-type="string" calcext:value-type="string">
            <text:p>Tab-14</text:p>
          </table:table-cell>
          <table:table-cell table:style-name="ce24" office:value-type="float" office:value="1" calcext:value-type="float">
            <text:p>1</text:p>
          </table:table-cell>
          <table:table-cell table:style-name="ce54" office:value-type="string" calcext:value-type="string" table:number-columns-spanned="1" table:number-rows-spanned="2">
            <text:p>about:newtabsの表示制御</text:p>
          </table:table-cell>
          <table:table-cell table:style-name="ce54" office:value-type="string" calcext:value-type="string" table:number-columns-spanned="1" table:number-rows-spanned="2">
            <text:p>インポートボタンの表示</text:p>
          </table:table-cell>
          <table:table-cell table:style-name="ce86" office:value-type="string" calcext:value-type="string">
            <text:p>-</text:p>
          </table:table-cell>
          <table:table-cell table:style-name="ce96" office:value-type="string" calcext:value-type="string">
            <text:p>表示する（既定）</text:p>
          </table:table-cell>
          <table:table-cell table:style-name="ce24" office:value-type="string" calcext:value-type="string">
            <text:p>-</text:p>
          </table:table-cell>
          <table:table-cell table:style-name="ce122" office:value-type="string" calcext:value-type="string">
            <text:p>-</text:p>
          </table:table-cell>
          <table:table-cell table:style-name="ce122"/>
          <table:table-cell table:style-name="ce150" table:formula="of:=IF([.K319]=&quot;&quot;;&quot;?&quot;;IF([.N319]=&quot;&quot;;&quot;新規&quot;;IF([.K319]=[.N319];&quot;&quot;;&quot;変更あり&quot;)))" office:value-type="string" office:string-value="新規" calcext:value-type="string">
            <text:p>新規</text:p>
          </table:table-cell>
          <table:table-cell table:style-name="ce122"/>
          <table:table-cell table:style-name="ce150" table:formula="of:=IF([.N319]=&quot;&quot;;&quot;?&quot;;IF([.P319]=&quot;&quot;;&quot;新規&quot;;IF([.N319]=[.P319];&quot;&quot;;&quot;変更あり&quot;)))" office:value-type="string" office:string-value="?" calcext:value-type="string">
            <text:p>?</text:p>
          </table:table-cell>
          <table:table-cell table:style-name="ce164" office:value-type="string" calcext:value-type="string">
            <text:p>-</text:p>
          </table:table-cell>
          <table:table-cell table:style-name="ce122" table:formula="of:=IF([.P319]=&quot;&quot;;&quot;?&quot;;IF([.R319]=&quot;&quot;;&quot;新規&quot;;IF([.P319]=[.R319];&quot;&quot;;&quot;○&quot;)))" office:value-type="string" office:string-value="新規" calcext:value-type="string">
            <text:p>新規</text:p>
          </table:table-cell>
          <table:table-cell table:style-name="ce164" table:number-columns-repeated="3"/>
          <table:table-cell table:style-name="ce179"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54" calcext:value-type="float">
            <text:p>254</text:p>
          </table:table-cell>
          <table:table-cell table:style-name="ce5" table:formula="of:=CONCATENATE([.$D320];&quot;-&quot;;[.$E320])" office:value-type="string" office:string-value="Tab-14-2" calcext:value-type="string">
            <text:p>Tab-14-2</text:p>
          </table:table-cell>
          <table:table-cell table:style-name="ce24" office:value-type="string" calcext:value-type="string">
            <text:p>Tab-14</text:p>
          </table:table-cell>
          <table:table-cell table:style-name="ce24" office:value-type="float" office:value="2" calcext:value-type="float">
            <text:p>2</text:p>
          </table:table-cell>
          <table:covered-table-cell table:style-name="ce55" office:value-type="string" calcext:value-type="string">
            <text:p>about:newtabsの表示制御</text:p>
          </table:covered-table-cell>
          <table:covered-table-cell table:style-name="ce55" office:value-type="string" calcext:value-type="string">
            <text:p>「インポート」ボタンの表示</text:p>
          </table:covered-table-cell>
          <table:table-cell table:style-name="ce86" office:value-type="string" calcext:value-type="string">
            <text:p>-</text:p>
          </table:table-cell>
          <table:table-cell table:style-name="ce96" office:value-type="string" calcext:value-type="string">
            <text:p>表示しない</text:p>
          </table:table-cell>
          <table:table-cell table:style-name="ce24" office:value-type="string" calcext:value-type="string">
            <text:p>MCDで設定を反映する</text:p>
          </table:table-cell>
          <table:table-cell table:style-name="ce122" office:value-type="string" calcext:value-type="string">
            <text:p>lockpref("browser.newtabpage.activity-stream.prerender", false);</text:p>
            <text:p>lockPref("browser.newtabpage.activity-stream.migrationExpired", true);</text:p>
          </table:table-cell>
          <table:table-cell table:style-name="ce122"/>
          <table:table-cell table:style-name="ce150" table:formula="of:=IF([.K320]=&quot;&quot;;&quot;?&quot;;IF([.N320]=&quot;&quot;;&quot;新規&quot;;IF([.K320]=[.N320];&quot;&quot;;&quot;変更あり&quot;)))" office:value-type="string" office:string-value="新規" calcext:value-type="string">
            <text:p>新規</text:p>
          </table:table-cell>
          <table:table-cell table:style-name="ce122"/>
          <table:table-cell table:style-name="ce150" table:formula="of:=IF([.N320]=&quot;&quot;;&quot;?&quot;;IF([.P320]=&quot;&quot;;&quot;新規&quot;;IF([.N320]=[.P320];&quot;&quot;;&quot;変更あり&quot;)))" office:value-type="string" office:string-value="?" calcext:value-type="string">
            <text:p>?</text:p>
          </table:table-cell>
          <table:table-cell table:style-name="ce164" office:value-type="string" calcext:value-type="string">
            <text:p>lockPref("browser.newtab.preload", false);</text:p>
          </table:table-cell>
          <table:table-cell table:style-name="ce122" table:formula="of:=IF([.P320]=&quot;&quot;;&quot;?&quot;;IF([.R320]=&quot;&quot;;&quot;新規&quot;;IF([.P320]=[.R320];&quot;&quot;;&quot;○&quot;)))" office:value-type="string" office:string-value="新規" calcext:value-type="string">
            <text:p>新規</text:p>
          </table:table-cell>
          <table:table-cell table:style-name="ce164" table:number-columns-repeated="3"/>
          <table:table-cell table:style-name="ce179"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21]&lt;&gt;&quot;&quot;;NOT(ISNUMBER(FIND(&quot;廃止&quot;;[.$D321])));NOT(ISNUMBER(FIND(&quot;廃止&quot;;[.$E321]))));MAX([.$B$1:.$B305])+1;&quot;&quot;)" office:value-type="float" office:value="247" calcext:value-type="float">
            <text:p>247</text:p>
          </table:table-cell>
          <table:table-cell table:style-name="ce5" table:formula="of:=CONCATENATE([.$D321];&quot;-&quot;;[.$E321])" office:value-type="string" office:string-value="Tab-15-1" calcext:value-type="string">
            <text:p>Tab-15-1</text:p>
          </table:table-cell>
          <table:table-cell table:style-name="ce25" office:value-type="string" calcext:value-type="string">
            <text:p>Tab-15</text:p>
          </table:table-cell>
          <table:table-cell table:style-name="ce25" office:value-type="float" office:value="1" calcext:value-type="float">
            <text:p>1</text:p>
          </table:table-cell>
          <table:table-cell table:style-name="ce56"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新機能のツアーの表示</text:p>
          </table:table-cell>
          <table:table-cell table:style-name="ce87" office:value-type="string" calcext:value-type="string">
            <text:p>-</text:p>
          </table:table-cell>
          <table:table-cell table:style-name="ce97" office:value-type="string" calcext:value-type="string">
            <text:p>表示する（既定）</text:p>
          </table:table-cell>
          <table:table-cell table:style-name="ce25" office:value-type="string" calcext:value-type="string">
            <text:p>-</text:p>
          </table:table-cell>
          <table:table-cell table:style-name="ce123" office:value-type="string" calcext:value-type="string">
            <text:p>-</text:p>
          </table:table-cell>
          <table:table-cell table:style-name="ce123"/>
          <table:table-cell table:style-name="ce151" table:formula="of:=IF([.K321]=&quot;&quot;;&quot;?&quot;;IF([.N321]=&quot;&quot;;&quot;新規&quot;;IF([.K321]=[.N321];&quot;&quot;;&quot;変更あり&quot;)))" office:value-type="string" office:string-value="新規" calcext:value-type="string">
            <text:p>新規</text:p>
          </table:table-cell>
          <table:table-cell table:style-name="ce123"/>
          <table:table-cell table:style-name="ce151" table:formula="of:=IF([.N321]=&quot;&quot;;&quot;?&quot;;IF([.P321]=&quot;&quot;;&quot;新規&quot;;IF([.N321]=[.P321];&quot;&quot;;&quot;変更あり&quot;)))" office:value-type="string" office:string-value="?" calcext:value-type="string">
            <text:p>?</text:p>
          </table:table-cell>
          <table:table-cell table:style-name="ce165" office:value-type="string" calcext:value-type="string">
            <text:p>-</text:p>
          </table:table-cell>
          <table:table-cell table:style-name="ce123" table:formula="of:=IF([.P321]=&quot;&quot;;&quot;?&quot;;IF([.R321]=&quot;&quot;;&quot;新規&quot;;IF([.P321]=[.R321];&quot;&quot;;&quot;○&quot;)))" office:value-type="string" office:string-value="新規" calcext:value-type="string">
            <text:p>新規</text:p>
          </table:table-cell>
          <table:table-cell table:style-name="ce165" table:number-columns-repeated="3"/>
          <table:table-cell table:style-name="ce180"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55" calcext:value-type="float">
            <text:p>255</text:p>
          </table:table-cell>
          <table:table-cell table:style-name="ce5" table:formula="of:=CONCATENATE([.$D322];&quot;-&quot;;[.$E322])" office:value-type="string" office:string-value="Tab-15-2" calcext:value-type="string">
            <text:p>Tab-15-2</text:p>
          </table:table-cell>
          <table:table-cell table:style-name="ce25" office:value-type="string" calcext:value-type="string">
            <text:p>Tab-15</text:p>
          </table:table-cell>
          <table:table-cell table:style-name="ce25" office:value-type="float" office:value="2" calcext:value-type="float">
            <text:p>2</text:p>
          </table:table-cell>
          <table:covered-table-cell table:style-name="ce57" office:value-type="string" calcext:value-type="string">
            <text:p>about:newtabsの表示制御</text:p>
          </table:covered-table-cell>
          <table:covered-table-cell table:style-name="ce57" office:value-type="string" calcext:value-type="string">
            <text:p>新機能のツアーの表示</text:p>
          </table:covered-table-cell>
          <table:table-cell table:style-name="ce87" office:value-type="string" calcext:value-type="string">
            <text:p>-</text:p>
          </table:table-cell>
          <table:table-cell table:style-name="ce97" office:value-type="string" calcext:value-type="string">
            <text:p>表示しない</text:p>
          </table:table-cell>
          <table:table-cell table:style-name="ce25" office:value-type="string" calcext:value-type="string">
            <text:p>MCDで設定を反映する</text:p>
          </table:table-cell>
          <table:table-cell table:style-name="ce123" office:value-type="string" calcext:value-type="string">
            <text:p>lockPref("browser.onboarding.newtour", "");</text:p>
          </table:table-cell>
          <table:table-cell table:style-name="ce123"/>
          <table:table-cell table:style-name="ce151" table:formula="of:=IF([.K322]=&quot;&quot;;&quot;?&quot;;IF([.N322]=&quot;&quot;;&quot;新規&quot;;IF([.K322]=[.N322];&quot;&quot;;&quot;変更あり&quot;)))" office:value-type="string" office:string-value="新規" calcext:value-type="string">
            <text:p>新規</text:p>
          </table:table-cell>
          <table:table-cell table:style-name="ce123"/>
          <table:table-cell table:style-name="ce151" table:formula="of:=IF([.N322]=&quot;&quot;;&quot;?&quot;;IF([.P322]=&quot;&quot;;&quot;新規&quot;;IF([.N322]=[.P322];&quot;&quot;;&quot;変更あり&quot;)))" office:value-type="string" office:string-value="?" calcext:value-type="string">
            <text:p>?</text:p>
          </table:table-cell>
          <table:table-cell table:style-name="ce165" office:value-type="string" calcext:value-type="string">
            <text:p>lockPref("browser.newtab.preload", false);</text:p>
          </table:table-cell>
          <table:table-cell table:style-name="ce123" table:formula="of:=IF([.P322]=&quot;&quot;;&quot;?&quot;;IF([.R322]=&quot;&quot;;&quot;新規&quot;;IF([.P322]=[.R322];&quot;&quot;;&quot;○&quot;)))" office:value-type="string" office:string-value="新規" calcext:value-type="string">
            <text:p>新規</text:p>
          </table:table-cell>
          <table:table-cell table:style-name="ce165" table:number-columns-repeated="3"/>
          <table:table-cell table:style-name="ce180"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23]&lt;&gt;&quot;&quot;;NOT(ISNUMBER(FIND(&quot;廃止&quot;;[.$D323])));NOT(ISNUMBER(FIND(&quot;廃止&quot;;[.$E323]))));MAX([.$B$1:.$B305])+1;&quot;&quot;)" office:value-type="float" office:value="247" calcext:value-type="float">
            <text:p>247</text:p>
          </table:table-cell>
          <table:table-cell table:style-name="ce5" table:formula="of:=CONCATENATE([.$D323];&quot;-&quot;;[.$E323])"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Microsoft .NET Frameworkへの対応</text:p>
          </table:table-cell>
          <table:table-cell table:style-name="ce30"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23]=&quot;&quot;;&quot;?&quot;;IF([.N323]=&quot;&quot;;&quot;新規&quot;;IF([.K323]=[.N323];&quot;&quot;;&quot;変更あり&quot;)))">
            <text:p/>
          </table:table-cell>
          <table:table-cell table:style-name="ce9" office:value-type="string" calcext:value-type="string">
            <text:p>clearPref("general.useragent.extra.microsoftdotnet");</text:p>
          </table:table-cell>
          <table:table-cell table:style-name="ce10" table:formula="of:=IF([.N323]=&quot;&quot;;&quot;?&quot;;IF([.P323]=&quot;&quot;;&quot;新規&quot;;IF([.N323]=[.P323];&quot;&quot;;&quot;変更あり&quot;)))">
            <text:p/>
          </table:table-cell>
          <table:table-cell table:style-name="ce9" office:value-type="string" calcext:value-type="string">
            <text:p>clearPref("general.useragent.extra.microsoftdotnet");</text:p>
          </table:table-cell>
          <table:table-cell table:style-name="ce8" table:formula="of:=IF([.P323]=&quot;&quot;;&quot;?&quot;;IF([.R323]=&quot;&quot;;&quot;新規&quot;;IF([.P323]=[.R323];&quot;&quot;;&quot;○&quot;)))">
            <text:p/>
          </table:table-cell>
          <table:table-cell table:style-name="ce155" office:value-type="string" calcext:value-type="string">
            <text:p>clearPref("general.useragent.extra.microsoftdotnet");</text:p>
          </table:table-cell>
          <table:table-cell table:style-name="ce155" office:value-type="string" calcext:value-type="string">
            <text:p>変更無し</text:p>
          </table:table-cell>
          <table:table-cell table:style-name="ce155" office:value-type="string" calcext:value-type="string">
            <text:p>clearPref("general.useragent.extra.microsoftdotnet");</text:p>
          </table:table-cell>
          <table:table-cell table:style-name="ce17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24]&lt;&gt;&quot;&quot;;NOT(ISNUMBER(FIND(&quot;廃止&quot;;[.$D324])));NOT(ISNUMBER(FIND(&quot;廃止&quot;;[.$E324]))));MAX([.$B$1:.$B323])+1;&quot;&quot;)" office:value-type="float" office:value="256" calcext:value-type="float">
            <text:p>256</text:p>
          </table:table-cell>
          <table:table-cell table:style-name="ce5" table:formula="of:=CONCATENATE([.$D324];&quot;-&quot;;[.$E324])"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4]=&quot;&quot;;&quot;?&quot;;IF([.N324]=&quot;&quot;;&quot;新規&quot;;IF([.K324]=[.N324];&quot;&quot;;&quot;変更あり&quot;)))">
            <text:p/>
          </table:table-cell>
          <table:table-cell table:style-name="ce9" office:value-type="string" calcext:value-type="string">
            <text:p>-</text:p>
          </table:table-cell>
          <table:table-cell table:style-name="ce10" table:formula="of:=IF([.N324]=&quot;&quot;;&quot;?&quot;;IF([.P324]=&quot;&quot;;&quot;新規&quot;;IF([.N324]=[.P324];&quot;&quot;;&quot;変更あり&quot;)))">
            <text:p/>
          </table:table-cell>
          <table:table-cell table:style-name="ce9" office:value-type="string" calcext:value-type="string">
            <text:p>-</text:p>
          </table:table-cell>
          <table:table-cell table:style-name="ce8" table:formula="of:=IF([.P324]=&quot;&quot;;&quot;?&quot;;IF([.R324]=&quot;&quot;;&quot;新規&quot;;IF([.P324]=[.R324];&quot;&quot;;&quot;○&quot;)))">
            <text:p/>
          </table:table-cell>
          <table:table-cell table:style-name="ce155" office:value-type="string" calcext:value-type="string">
            <text:p>-</text:p>
          </table:table-cell>
          <table:table-cell table:style-name="ce155" table:number-columns-repeated="2"/>
          <table:table-cell table:style-name="ce17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5]&lt;&gt;&quot;&quot;;NOT(ISNUMBER(FIND(&quot;廃止&quot;;[.$D325])));NOT(ISNUMBER(FIND(&quot;廃止&quot;;[.$E325]))));MAX([.$B$1:.$B324])+1;&quot;&quot;)" office:value-type="float" office:value="257" calcext:value-type="float">
            <text:p>257</text:p>
          </table:table-cell>
          <table:table-cell table:style-name="ce5" table:formula="of:=CONCATENATE([.$D325];&quot;-&quot;;[.$E325])"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プロキシの利用</text:p>
          </table:table-cell>
          <table:table-cell table:style-name="ce37"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25]=&quot;&quot;;&quot;?&quot;;IF([.N325]=&quot;&quot;;&quot;新規&quot;;IF([.K325]=[.N325];&quot;&quot;;&quot;変更あり&quot;)))">
            <text:p/>
          </table:table-cell>
          <table:table-cell table:style-name="ce9" office:value-type="string" calcext:value-type="string">
            <text:p>lockPref("network.proxy.type", 0);</text:p>
          </table:table-cell>
          <table:table-cell table:style-name="ce10" table:formula="of:=IF([.N325]=&quot;&quot;;&quot;?&quot;;IF([.P325]=&quot;&quot;;&quot;新規&quot;;IF([.N325]=[.P325];&quot;&quot;;&quot;変更あり&quot;)))">
            <text:p/>
          </table:table-cell>
          <table:table-cell table:style-name="ce9" office:value-type="string" calcext:value-type="string">
            <text:p>lockPref("network.proxy.type", 0);</text:p>
          </table:table-cell>
          <table:table-cell table:style-name="ce8" table:formula="of:=IF([.P325]=&quot;&quot;;&quot;?&quot;;IF([.R325]=&quot;&quot;;&quot;新規&quot;;IF([.P325]=[.R325];&quot;&quot;;&quot;○&quot;)))">
            <text:p/>
          </table:table-cell>
          <table:table-cell table:style-name="ce155" office:value-type="string" calcext:value-type="string">
            <text:p>lockPref("network.proxy.type", 0);</text:p>
          </table:table-cell>
          <table:table-cell table:style-name="ce155" office:value-type="string" calcext:value-type="string">
            <text:p>変更無し</text:p>
          </table:table-cell>
          <table:table-cell table:style-name="ce155" office:value-type="string" calcext:value-type="string">
            <text:p>lockPref("network.proxy.type", 0);</text:p>
          </table:table-cell>
          <table:table-cell table:style-name="ce17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58" calcext:value-type="float">
            <text:p>258</text:p>
          </table:table-cell>
          <table:table-cell table:style-name="ce5" table:formula="of:=CONCATENATE([.$D326];&quot;-&quot;;[.$E326])"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26]=&quot;&quot;;&quot;?&quot;;IF([.N326]=&quot;&quot;;&quot;新規&quot;;IF([.K326]=[.N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26]=&quot;&quot;;&quot;?&quot;;IF([.P326]=&quot;&quot;;&quot;新規&quot;;IF([.N326]=[.P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26]=&quot;&quot;;&quot;?&quot;;IF([.R326]=&quot;&quot;;&quot;新規&quot;;IF([.P326]=[.R326];&quot;&quot;;&quot;○&quot;)))" office:value-type="string" office:string-value="○" calcext:value-type="string">
            <text:p>○</text:p>
          </table:table-cell>
          <table:table-cell table:style-name="ce155" office:value-type="string" calcext:value-type="string">
            <text:p>lockPref("network.proxy.type", 1);</text:p>
          </table:table-cell>
          <table:table-cell table:style-name="ce155" office:value-type="string" calcext:value-type="string">
            <text:p>変更無し</text:p>
          </table:table-cell>
          <table:table-cell table:style-name="ce155" office:value-type="string" calcext:value-type="string">
            <text:p>lockPref("network.proxy.type", 1);</text:p>
          </table:table-cell>
          <table:table-cell table:style-name="ce17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59" calcext:value-type="float">
            <text:p>259</text:p>
          </table:table-cell>
          <table:table-cell table:style-name="ce5" table:formula="of:=CONCATENATE([.$D327];&quot;-&quot;;[.$E327])"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27]=&quot;&quot;;&quot;?&quot;;IF([.P327]=&quot;&quot;;&quot;新規&quot;;IF([.N327]=[.P327];&quot;&quot;;&quot;変更あり&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27]=&quot;&quot;;&quot;?&quot;;IF([.R327]=&quot;&quot;;&quot;新規&quot;;IF([.P327]=[.R327];&quot;&quot;;&quot;○&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7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60" calcext:value-type="float">
            <text:p>260</text:p>
          </table:table-cell>
          <table:table-cell table:style-name="ce5" table:formula="of:=CONCATENATE([.$D328];&quot;-&quot;;[.$E328])"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0" table:formula="of:=IF([.K328]=&quot;&quot;;&quot;?&quot;;IF([.N328]=&quot;&quot;;&quot;新規&quot;;IF([.K328]=[.N328];&quot;&quot;;&quot;変更あり&quot;)))">
            <text:p/>
          </table:table-cell>
          <table:table-cell table:style-name="ce9" office:value-type="string" calcext:value-type="string">
            <text:p>lockPref("network.proxy.type", 4);</text:p>
          </table:table-cell>
          <table:table-cell table:style-name="ce10" table:formula="of:=IF([.N328]=&quot;&quot;;&quot;?&quot;;IF([.P328]=&quot;&quot;;&quot;新規&quot;;IF([.N328]=[.P328];&quot;&quot;;&quot;変更あり&quot;)))">
            <text:p/>
          </table:table-cell>
          <table:table-cell table:style-name="ce9" office:value-type="string" calcext:value-type="string">
            <text:p>lockPref("network.proxy.type", 4);</text:p>
          </table:table-cell>
          <table:table-cell table:style-name="ce8" table:formula="of:=IF([.P328]=&quot;&quot;;&quot;?&quot;;IF([.R328]=&quot;&quot;;&quot;新規&quot;;IF([.P328]=[.R328];&quot;&quot;;&quot;○&quot;)))">
            <text:p/>
          </table:table-cell>
          <table:table-cell table:style-name="ce155" office:value-type="string" calcext:value-type="string">
            <text:p>lockPref("network.proxy.type", 4);</text:p>
          </table:table-cell>
          <table:table-cell table:style-name="ce155" office:value-type="string" calcext:value-type="string">
            <text:p>変更無し</text:p>
          </table:table-cell>
          <table:table-cell table:style-name="ce155" office:value-type="string" calcext:value-type="string">
            <text:p>lockPref("network.proxy.type", 4);</text:p>
          </table:table-cell>
          <table:table-cell table:style-name="ce17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61" calcext:value-type="float">
            <text:p>261</text:p>
          </table:table-cell>
          <table:table-cell table:style-name="ce5" table:formula="of:=CONCATENATE([.$D329];&quot;-&quot;;[.$E329])"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29]=&quot;&quot;;&quot;?&quot;;IF([.N329]=&quot;&quot;;&quot;新規&quot;;IF([.K329]=[.N329];&quot;&quot;;&quot;変更あり&quot;)))">
            <text:p/>
          </table:table-cell>
          <table:table-cell table:style-name="ce9" office:value-type="string" calcext:value-type="string">
            <text:p>lockPref("network.proxy.type", 5);</text:p>
          </table:table-cell>
          <table:table-cell table:style-name="ce10" table:formula="of:=IF([.N329]=&quot;&quot;;&quot;?&quot;;IF([.P329]=&quot;&quot;;&quot;新規&quot;;IF([.N329]=[.P329];&quot;&quot;;&quot;変更あり&quot;)))">
            <text:p/>
          </table:table-cell>
          <table:table-cell table:style-name="ce9" office:value-type="string" calcext:value-type="string">
            <text:p>lockPref("network.proxy.type", 5);</text:p>
          </table:table-cell>
          <table:table-cell table:style-name="ce8" table:formula="of:=IF([.P329]=&quot;&quot;;&quot;?&quot;;IF([.R329]=&quot;&quot;;&quot;新規&quot;;IF([.P329]=[.R329];&quot;&quot;;&quot;○&quot;)))">
            <text:p/>
          </table:table-cell>
          <table:table-cell table:style-name="ce155" office:value-type="string" calcext:value-type="string">
            <text:p>lockPref("network.proxy.type", 5);</text:p>
          </table:table-cell>
          <table:table-cell table:style-name="ce155" office:value-type="string" calcext:value-type="string">
            <text:p>変更無し</text:p>
          </table:table-cell>
          <table:table-cell table:style-name="ce155" office:value-type="string" calcext:value-type="string">
            <text:p>lockPref("network.proxy.type", 5);</text:p>
          </table:table-cell>
          <table:table-cell table:style-name="ce17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SSL3.0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0]=&quot;&quot;;&quot;?&quot;;IF([.N330]=&quot;&quot;;&quot;新規&quot;;IF([.K330]=[.N330];&quot;&quot;;&quot;変更あり&quot;)))">
            <text:p/>
          </table:table-cell>
          <table:table-cell table:style-name="ce8" office:value-type="string" calcext:value-type="string">
            <text:p>Firefox 39時点で廃止</text:p>
          </table:table-cell>
          <table:table-cell table:style-name="ce10" table:formula="of:=IF([.N330]=&quot;&quot;;&quot;?&quot;;IF([.P330]=&quot;&quot;;&quot;新規&quot;;IF([.N330]=[.P330];&quot;&quot;;&quot;変更あり&quot;)))">
            <text:p/>
          </table:table-cell>
          <table:table-cell table:style-name="ce27" office:value-type="string" calcext:value-type="string">
            <text:p>Firefox 39時点で廃止</text:p>
          </table:table-cell>
          <table:table-cell table:style-name="ce8" table:formula="of:=IF([.P330]=&quot;&quot;;&quot;?&quot;;IF([.R330]=&quot;&quot;;&quot;新規&quot;;IF([.P330]=[.R330];&quot;&quot;;&quot;○&quot;)))" office:value-type="string" office:string-value="○" calcext:value-type="string">
            <text:p>○</text:p>
          </table:table-cell>
          <table:table-cell table:style-name="ce155" office:value-type="string" calcext:value-type="string">
            <text:p>defaultPref("security.tls.version.min", 0);</text:p>
          </table:table-cell>
          <table:table-cell table:style-name="ce155" table:number-columns-repeated="2"/>
          <table:table-cell table:style-name="ce17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1]&lt;&gt;&quot;&quot;;NOT(ISNUMBER(FIND(&quot;廃止&quot;;[.$D331])));NOT(ISNUMBER(FIND(&quot;廃止&quot;;[.$E331]))));MAX([.$B$1:.$B330])+1;&quot;&quot;)">
            <text:p/>
          </table:table-cell>
          <table:table-cell table:style-name="ce5" table:formula="of:=CONCATENATE([.$D331];&quot;-&quot;;[.$E331])"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1]=&quot;&quot;;&quot;?&quot;;IF([.N331]=&quot;&quot;;&quot;新規&quot;;IF([.K331]=[.N331];&quot;&quot;;&quot;変更あり&quot;)))">
            <text:p/>
          </table:table-cell>
          <table:table-cell table:style-name="ce8" office:value-type="string" calcext:value-type="string">
            <text:p>Firefox 39時点で廃止</text:p>
          </table:table-cell>
          <table:table-cell table:style-name="ce10" table:formula="of:=IF([.N331]=&quot;&quot;;&quot;?&quot;;IF([.P331]=&quot;&quot;;&quot;新規&quot;;IF([.N331]=[.P331];&quot;&quot;;&quot;変更あり&quot;)))">
            <text:p/>
          </table:table-cell>
          <table:table-cell table:style-name="ce27" office:value-type="string" calcext:value-type="string">
            <text:p>Firefox 39時点で廃止</text:p>
          </table:table-cell>
          <table:table-cell table:style-name="ce8" table:formula="of:=IF([.P331]=&quot;&quot;;&quot;?&quot;;IF([.R331]=&quot;&quot;;&quot;新規&quot;;IF([.P331]=[.R331];&quot;&quot;;&quot;○&quot;)))" office:value-type="string" office:string-value="○" calcext:value-type="string">
            <text:p>○</text:p>
          </table:table-cell>
          <table:table-cell table:style-name="ce155" office:value-type="string" calcext:value-type="string">
            <text:p>defaultPref("security.tls.version.min", 1);</text:p>
          </table:table-cell>
          <table:table-cell table:style-name="ce155" table:number-columns-repeated="2"/>
          <table:table-cell table:style-name="ce17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62" calcext:value-type="float">
            <text:p>262</text:p>
          </table:table-cell>
          <table:table-cell table:style-name="ce5" table:formula="of:=CONCATENATE([.$D332];&quot;-&quot;;[.$E332])"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39" office:value-type="string" calcext:value-type="string">
            <text:p>認証</text:p>
          </table:table-cell>
          <table:table-cell table:style-name="ce39" office:value-type="string" calcext:value-type="string">
            <text:p>NTLM認証によるシングルサインオンの許可</text:p>
          </table:table-cell>
          <table:table-cell table:style-name="ce39"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32]=&quot;&quot;;&quot;?&quot;;IF([.N332]=&quot;&quot;;&quot;新規&quot;;IF([.K332]=[.N332];&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32]=&quot;&quot;;&quot;?&quot;;IF([.P332]=&quot;&quot;;&quot;新規&quot;;IF([.N332]=[.P332];&quot;&quot;;&quot;変更あり&quot;)))">
            <text:p/>
          </table:table-cell>
          <table:table-cell table:style-name="ce166"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32]=&quot;&quot;;&quot;?&quot;;IF([.R332]=&quot;&quot;;&quot;新規&quot;;IF([.P332]=[.R332];&quot;&quot;;&quot;○&quot;)))" office:value-type="string" office:string-value="○" calcext:value-type="string">
            <text:p>○</text:p>
          </table:table-cell>
          <table:table-cell table:style-name="ce155" office:value-type="string" calcext:value-type="string">
            <text:p>lockPref("network.automatic-ntlm-auth.trusted-uris", "ドメイン名");</text:p>
          </table:table-cell>
          <table:table-cell table:style-name="ce155" table:number-columns-repeated="2"/>
          <table:table-cell table:style-name="ce17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63" calcext:value-type="float">
            <text:p>263</text:p>
          </table:table-cell>
          <table:table-cell table:style-name="ce5" table:formula="of:=CONCATENATE([.$D333];&quot;-&quot;;[.$E333])"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HTTPの同時接続数</text:p>
          </table:table-cell>
          <table:table-cell table:style-name="ce30"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33]=&quot;&quot;;&quot;?&quot;;IF([.N333]=&quot;&quot;;&quot;新規&quot;;IF([.K333]=[.N333];&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33]=&quot;&quot;;&quot;?&quot;;IF([.P333]=&quot;&quot;;&quot;新規&quot;;IF([.N333]=[.P333];&quot;&quot;;&quot;変更あり&quot;)))" office:value-type="string" office:string-value="変更あり" calcext:value-type="string">
            <text:p>変更あり</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33]=&quot;&quot;;&quot;?&quot;;IF([.R333]=&quot;&quot;;&quot;新規&quot;;IF([.P333]=[.R333];&quot;&quot;;&quot;○&quot;)))">
            <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55" table:number-columns-repeated="2"/>
          <table:table-cell table:style-name="ce17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64" calcext:value-type="float">
            <text:p>264</text:p>
          </table:table-cell>
          <table:table-cell table:style-name="ce5" table:formula="of:=CONCATENATE([.$D334];&quot;-&quot;;[.$E334])"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34]=&quot;&quot;;&quot;?&quot;;IF([.N334]=&quot;&quot;;&quot;新規&quot;;IF([.K334]=[.N334];&quot;&quot;;&quot;変更あり&quot;)))">
            <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34]=&quot;&quot;;&quot;?&quot;;IF([.P334]=&quot;&quot;;&quot;新規&quot;;IF([.N334]=[.P334];&quot;&quot;;&quot;変更あり&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34]=&quot;&quot;;&quot;?&quot;;IF([.R334]=&quot;&quot;;&quot;新規&quot;;IF([.P334]=[.R334];&quot;&quot;;&quot;○&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55" table:number-columns-repeated="2"/>
          <table:table-cell table:style-name="ce17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65" calcext:value-type="float">
            <text:p>265</text:p>
          </table:table-cell>
          <table:table-cell table:style-name="ce5" table:formula="of:=CONCATENATE([.$D335];&quot;-&quot;;[.$E335])"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SPDYプロトコル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35]=&quot;&quot;;&quot;?&quot;;IF([.N335]=&quot;&quot;;&quot;新規&quot;;IF([.K335]=[.N335];&quot;&quot;;&quot;変更あり&quot;)))">
            <text:p/>
          </table:table-cell>
          <table:table-cell table:style-name="ce9" office:value-type="string" calcext:value-type="string">
            <text:p>lockPref("network.http.spdy.enabled", true);</text:p>
          </table:table-cell>
          <table:table-cell table:style-name="ce10" table:formula="of:=IF([.N335]=&quot;&quot;;&quot;?&quot;;IF([.P335]=&quot;&quot;;&quot;新規&quot;;IF([.N335]=[.P335];&quot;&quot;;&quot;変更あり&quot;)))">
            <text:p/>
          </table:table-cell>
          <table:table-cell table:style-name="ce9" office:value-type="string" calcext:value-type="string">
            <text:p>lockPref("network.http.spdy.enabled", true);</text:p>
          </table:table-cell>
          <table:table-cell table:style-name="ce8" table:formula="of:=IF([.P335]=&quot;&quot;;&quot;?&quot;;IF([.R335]=&quot;&quot;;&quot;新規&quot;;IF([.P335]=[.R335];&quot;&quot;;&quot;○&quot;)))" office:value-type="string" office:string-value="新規" calcext:value-type="string">
            <text:p>新規</text:p>
          </table:table-cell>
          <table:table-cell table:style-name="ce155" table:number-columns-repeated="3"/>
          <table:table-cell table:style-name="ce17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66" calcext:value-type="float">
            <text:p>266</text:p>
          </table:table-cell>
          <table:table-cell table:style-name="ce5" table:formula="of:=CONCATENATE([.$D336];&quot;-&quot;;[.$E336])"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36]=&quot;&quot;;&quot;?&quot;;IF([.N336]=&quot;&quot;;&quot;新規&quot;;IF([.K336]=[.N336];&quot;&quot;;&quot;変更あり&quot;)))">
            <text:p/>
          </table:table-cell>
          <table:table-cell table:style-name="ce9" office:value-type="string" calcext:value-type="string">
            <text:p>lockPref("network.http.spdy.enabled", false);</text:p>
          </table:table-cell>
          <table:table-cell table:style-name="ce10" table:formula="of:=IF([.N336]=&quot;&quot;;&quot;?&quot;;IF([.P336]=&quot;&quot;;&quot;新規&quot;;IF([.N336]=[.P336];&quot;&quot;;&quot;変更あり&quot;)))">
            <text:p/>
          </table:table-cell>
          <table:table-cell table:style-name="ce9" office:value-type="string" calcext:value-type="string">
            <text:p>lockPref("network.http.spdy.enable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55" table:number-columns-repeated="3"/>
          <table:table-cell table:style-name="ce17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67" calcext:value-type="float">
            <text:p>267</text:p>
          </table:table-cell>
          <table:table-cell table:style-name="ce5" table:formula="of:=CONCATENATE([.$D337];&quot;-&quot;;[.$E337])"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TLS/SSLでの脆弱な暗号化アルゴリズム（RC4など）の使用の可否</text:p>
          </table:table-cell>
          <table:table-cell table:style-name="ce33"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37]=&quot;&quot;;&quot;?&quot;;IF([.N337]=&quot;&quot;;&quot;新規&quot;;IF([.K337]=[.N337];&quot;&quot;;&quot;変更あり&quot;)))">
            <text:p/>
          </table:table-cell>
          <table:table-cell table:style-name="ce9" office:value-type="string" calcext:value-type="string">
            <text:p>-</text:p>
          </table:table-cell>
          <table:table-cell table:style-name="ce10" table:formula="of:=IF([.N337]=&quot;&quot;;&quot;?&quot;;IF([.P337]=&quot;&quot;;&quot;新規&quot;;IF([.N337]=[.P337];&quot;&quot;;&quot;変更あり&quot;)))">
            <text:p/>
          </table:table-cell>
          <table:table-cell table:style-name="ce9"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55" table:number-columns-repeated="3"/>
          <table:table-cell table:style-name="ce17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68" calcext:value-type="float">
            <text:p>268</text:p>
          </table:table-cell>
          <table:table-cell table:style-name="ce5" table:formula="of:=CONCATENATE([.$D338];&quot;-&quot;;[.$E338])"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38]=&quot;&quot;;&quot;?&quot;;IF([.N338]=&quot;&quot;;&quot;新規&quot;;IF([.K338]=[.N338];&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38]=&quot;&quot;;&quot;?&quot;;IF([.P338]=&quot;&quot;;&quot;新規&quot;;IF([.N338]=[.P338];&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38]=&quot;&quot;;&quot;?&quot;;IF([.R338]=&quot;&quot;;&quot;新規&quot;;IF([.P338]=[.R338];&quot;&quot;;&quot;○&quot;)))" office:value-type="string" office:string-value="新規" calcext:value-type="string">
            <text:p>新規</text:p>
          </table:table-cell>
          <table:table-cell table:style-name="ce155" table:number-columns-repeated="3"/>
          <table:table-cell table:style-name="ce17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69" calcext:value-type="float">
            <text:p>269</text:p>
          </table:table-cell>
          <table:table-cell table:style-name="ce5" table:formula="of:=CONCATENATE([.$D339];&quot;-&quot;;[.$E339])"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IPv6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39]=&quot;&quot;;&quot;?&quot;;IF([.N339]=&quot;&quot;;&quot;新規&quot;;IF([.K339]=[.N339];&quot;&quot;;&quot;変更あり&quot;)))">
            <text:p/>
          </table:table-cell>
          <table:table-cell table:style-name="ce9" office:value-type="string" calcext:value-type="string">
            <text:p>-</text:p>
          </table:table-cell>
          <table:table-cell table:style-name="ce10" table:formula="of:=IF([.N339]=&quot;&quot;;&quot;?&quot;;IF([.P339]=&quot;&quot;;&quot;新規&quot;;IF([.N339]=[.P339];&quot;&quot;;&quot;変更あり&quot;)))">
            <text:p/>
          </table:table-cell>
          <table:table-cell table:style-name="ce9"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55" table:number-columns-repeated="3"/>
          <table:table-cell table:style-name="ce17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70" calcext:value-type="float">
            <text:p>270</text:p>
          </table:table-cell>
          <table:table-cell table:style-name="ce5" table:formula="of:=CONCATENATE([.$D340];&quot;-&quot;;[.$E340])"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40]=&quot;&quot;;&quot;?&quot;;IF([.N340]=&quot;&quot;;&quot;新規&quot;;IF([.K340]=[.N340];&quot;&quot;;&quot;変更あり&quot;)))">
            <text:p/>
          </table:table-cell>
          <table:table-cell table:style-name="ce9" office:value-type="string" calcext:value-type="string">
            <text:p>lockPref("network.dns.disableIPv6", true);</text:p>
          </table:table-cell>
          <table:table-cell table:style-name="ce10" table:formula="of:=IF([.N340]=&quot;&quot;;&quot;?&quot;;IF([.P340]=&quot;&quot;;&quot;新規&quot;;IF([.N340]=[.P340];&quot;&quot;;&quot;変更あり&quot;)))">
            <text:p/>
          </table:table-cell>
          <table:table-cell table:style-name="ce9" office:value-type="string" calcext:value-type="string">
            <text:p>lockPref("network.dns.disableIPv6", true);</text:p>
          </table:table-cell>
          <table:table-cell table:style-name="ce8" table:formula="of:=IF([.P340]=&quot;&quot;;&quot;?&quot;;IF([.R340]=&quot;&quot;;&quot;新規&quot;;IF([.P340]=[.R340];&quot;&quot;;&quot;○&quot;)))" office:value-type="string" office:string-value="新規" calcext:value-type="string">
            <text:p>新規</text:p>
          </table:table-cell>
          <table:table-cell table:style-name="ce155" table:number-columns-repeated="3"/>
          <table:table-cell table:style-name="ce17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41]&lt;&gt;&quot;&quot;;NOT(ISNUMBER(FIND(&quot;廃止&quot;;[.$D341])));NOT(ISNUMBER(FIND(&quot;廃止&quot;;[.$E341]))));MAX([.$B$1:.$B340])+1;&quot;&quot;)">
            <text:p/>
          </table:table-cell>
          <table:table-cell table:style-name="ce5" table:formula="of:=CONCATENATE([.$D341];&quot;-&quot;;[.$E341])"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HTTP Pipelining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41]=&quot;&quot;;&quot;?&quot;;IF([.N341]=&quot;&quot;;&quot;新規&quot;;IF([.K341]=[.N341];&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41]=&quot;&quot;;&quot;?&quot;;IF([.P341]=&quot;&quot;;&quot;新規&quot;;IF([.N341]=[.P341];&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41]=&quot;&quot;;&quot;?&quot;;IF([.R341]=&quot;&quot;;&quot;新規&quot;;IF([.P341]=[.R341];&quot;&quot;;&quot;○&quot;)))" office:value-type="string" office:string-value="新規" calcext:value-type="string">
            <text:p>新規</text:p>
          </table:table-cell>
          <table:table-cell table:style-name="ce155" table:number-columns-repeated="3"/>
          <table:table-cell table:style-name="ce17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9" office:value-type="string" calcext:value-type="string">
            <text:p>-</text:p>
          </table:table-cell>
          <table:table-cell table:style-name="ce100" office:value-type="string" calcext:value-type="string">
            <text:p>-</text:p>
          </table:table-cell>
          <table:table-cell table:style-name="ce100"/>
          <table:table-cell table:style-name="ce10" table:formula="of:=IF([.K342]=&quot;&quot;;&quot;?&quot;;IF([.N342]=&quot;&quot;;&quot;新規&quot;;IF([.K342]=[.N342];&quot;&quot;;&quot;変更あり&quot;)))">
            <text:p/>
          </table:table-cell>
          <table:table-cell table:style-name="ce100" office:value-type="string" calcext:value-type="string">
            <text:p>-</text:p>
          </table:table-cell>
          <table:table-cell table:style-name="ce10" table:formula="of:=IF([.N342]=&quot;&quot;;&quot;?&quot;;IF([.P342]=&quot;&quot;;&quot;新規&quot;;IF([.N342]=[.P342];&quot;&quot;;&quot;変更あり&quot;)))">
            <text:p/>
          </table:table-cell>
          <table:table-cell table:style-name="ce100" office:value-type="string" calcext:value-type="string">
            <text:p>-</text:p>
          </table:table-cell>
          <table:table-cell table:style-name="ce8" table:formula="of:=IF([.P342]=&quot;&quot;;&quot;?&quot;;IF([.R342]=&quot;&quot;;&quot;新規&quot;;IF([.P342]=[.R342];&quot;&quot;;&quot;○&quot;)))" office:value-type="string" office:string-value="新規" calcext:value-type="string">
            <text:p>新規</text:p>
          </table:table-cell>
          <table:table-cell table:style-name="ce155" table:number-columns-repeated="3"/>
          <table:table-cell table:style-name="ce17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71" calcext:value-type="float">
            <text:p>271</text:p>
          </table:table-cell>
          <table:table-cell table:style-name="ce5" table:formula="of:=CONCATENATE([.$D343];&quot;-&quot;;[.$E343])"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onionドメインの名前解決</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43]=&quot;&quot;;&quot;?&quot;;IF([.N343]=&quot;&quot;;&quot;新規&quot;;IF([.K343]=[.N343];&quot;&quot;;&quot;変更あり&quot;)))">
            <text:p/>
          </table:table-cell>
          <table:table-cell table:style-name="ce9" office:value-type="string" calcext:value-type="string">
            <text:p>-</text:p>
          </table:table-cell>
          <table:table-cell table:style-name="ce10" table:formula="of:=IF([.N343]=&quot;&quot;;&quot;?&quot;;IF([.P343]=&quot;&quot;;&quot;新規&quot;;IF([.N343]=[.P343];&quot;&quot;;&quot;変更あり&quot;)))">
            <text:p/>
          </table:table-cell>
          <table:table-cell table:style-name="ce9"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55" table:number-columns-repeated="3"/>
          <table:table-cell table:style-name="ce17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72" calcext:value-type="float">
            <text:p>272</text:p>
          </table:table-cell>
          <table:table-cell table:style-name="ce5" table:formula="of:=CONCATENATE([.$D344];&quot;-&quot;;[.$E344])"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44]=&quot;&quot;;&quot;?&quot;;IF([.N344]=&quot;&quot;;&quot;新規&quot;;IF([.K344]=[.N344];&quot;&quot;;&quot;変更あり&quot;)))">
            <text:p/>
          </table:table-cell>
          <table:table-cell table:style-name="ce9" office:value-type="string" calcext:value-type="string">
            <text:p>lockPref("network.dns.blockDotOnion", true);</text:p>
          </table:table-cell>
          <table:table-cell table:style-name="ce10" table:formula="of:=IF([.N344]=&quot;&quot;;&quot;?&quot;;IF([.P344]=&quot;&quot;;&quot;新規&quot;;IF([.N344]=[.P344];&quot;&quot;;&quot;変更あり&quot;)))">
            <text:p/>
          </table:table-cell>
          <table:table-cell table:style-name="ce9" office:value-type="string" calcext:value-type="string">
            <text:p>lockPref("network.dns.blockDotOnion", true);</text:p>
          </table:table-cell>
          <table:table-cell table:style-name="ce8" table:formula="of:=IF([.P344]=&quot;&quot;;&quot;?&quot;;IF([.R344]=&quot;&quot;;&quot;新規&quot;;IF([.P344]=[.R344];&quot;&quot;;&quot;○&quot;)))" office:value-type="string" office:string-value="新規" calcext:value-type="string">
            <text:p>新規</text:p>
          </table:table-cell>
          <table:table-cell table:style-name="ce155" table:number-columns-repeated="3"/>
          <table:table-cell table:style-name="ce17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273" calcext:value-type="float">
            <text:p>273</text:p>
          </table:table-cell>
          <table:table-cell table:style-name="ce5" table:formula="of:=CONCATENATE([.$D345];&quot;-&quot;;[.$E345])"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UA文字列の変更</text:p>
          </table:table-cell>
          <table:table-cell table:style-name="ce30"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text:p>
          </table:table-cell>
          <table:table-cell table:style-name="ce10" table:formula="of:=IF([.N345]=&quot;&quot;;&quot;?&quot;;IF([.P345]=&quot;&quot;;&quot;新規&quot;;IF([.N345]=[.P345];&quot;&quot;;&quot;変更あり&quot;)))">
            <text:p/>
          </table:table-cell>
          <table:table-cell table:style-name="ce9"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55" table:number-columns-repeated="3"/>
          <table:table-cell table:style-name="ce17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74" calcext:value-type="float">
            <text:p>274</text:p>
          </table:table-cell>
          <table:table-cell table:style-name="ce5" table:formula="of:=CONCATENATE([.$D346];&quot;-&quot;;[.$E346])"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46]=&quot;&quot;;&quot;?&quot;;IF([.N346]=&quot;&quot;;&quot;新規&quot;;IF([.K346]=[.N346];&quot;&quot;;&quot;変更あり&quot;)))">
            <text:p/>
          </table:table-cell>
          <table:table-cell table:style-name="ce9" office:value-type="string" calcext:value-type="string">
            <text:p>lockPref("general.useragent.override", "（任意の内容）");</text:p>
          </table:table-cell>
          <table:table-cell table:style-name="ce10" table:formula="of:=IF([.N346]=&quot;&quot;;&quot;?&quot;;IF([.P346]=&quot;&quot;;&quot;新規&quot;;IF([.N346]=[.P346];&quot;&quot;;&quot;変更あり&quot;)))">
            <text:p/>
          </table:table-cell>
          <table:table-cell table:style-name="ce9" office:value-type="string" calcext:value-type="string">
            <text:p>lockPref("general.useragent.override", "（任意の内容）");</text:p>
          </table:table-cell>
          <table:table-cell table:style-name="ce8" table:formula="of:=IF([.P346]=&quot;&quot;;&quot;?&quot;;IF([.R346]=&quot;&quot;;&quot;新規&quot;;IF([.P346]=[.R346];&quot;&quot;;&quot;○&quot;)))" office:value-type="string" office:string-value="新規" calcext:value-type="string">
            <text:p>新規</text:p>
          </table:table-cell>
          <table:table-cell table:style-name="ce155" table:number-columns-repeated="3"/>
          <table:table-cell table:style-name="ce17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75" calcext:value-type="float">
            <text:p>275</text:p>
          </table:table-cell>
          <table:table-cell table:style-name="ce5" table:formula="of:=CONCATENATE([.$D347];&quot;-&quot;;[.$E347])"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リモートファイルに対するjarプロトコル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47]=&quot;&quot;;&quot;?&quot;;IF([.N347]=&quot;&quot;;&quot;新規&quot;;IF([.K347]=[.N347];&quot;&quot;;&quot;変更あり&quot;)))">
            <text:p/>
          </table:table-cell>
          <table:table-cell table:style-name="ce9" office:value-type="string" calcext:value-type="string">
            <text:p>-</text:p>
          </table:table-cell>
          <table:table-cell table:style-name="ce10" table:formula="of:=IF([.N347]=&quot;&quot;;&quot;?&quot;;IF([.P347]=&quot;&quot;;&quot;新規&quot;;IF([.N347]=[.P347];&quot;&quot;;&quot;変更あり&quot;)))">
            <text:p/>
          </table:table-cell>
          <table:table-cell table:style-name="ce9" office:value-type="string" calcext:value-type="string">
            <text:p>-</text:p>
          </table:table-cell>
          <table:table-cell table:style-name="ce8" table:formula="of:=IF([.P347]=&quot;&quot;;&quot;?&quot;;IF([.R347]=&quot;&quot;;&quot;新規&quot;;IF([.P347]=[.R347];&quot;&quot;;&quot;○&quot;)))" office:value-type="string" office:string-value="新規" calcext:value-type="string">
            <text:p>新規</text:p>
          </table:table-cell>
          <table:table-cell table:style-name="ce155" table:number-columns-repeated="3"/>
          <table:table-cell table:style-name="ce17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76" calcext:value-type="float">
            <text:p>276</text:p>
          </table:table-cell>
          <table:table-cell table:style-name="ce5" table:formula="of:=CONCATENATE([.$D348];&quot;-&quot;;[.$E348])"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lockPref("network.jar.block-remote-files", true);</text:p>
          </table:table-cell>
          <table:table-cell table:style-name="ce10" table:formula="of:=IF([.N348]=&quot;&quot;;&quot;?&quot;;IF([.P348]=&quot;&quot;;&quot;新規&quot;;IF([.N348]=[.P348];&quot;&quot;;&quot;変更あり&quot;)))">
            <text:p/>
          </table:table-cell>
          <table:table-cell table:style-name="ce9" office:value-type="string" calcext:value-type="string">
            <text:p>lockPref("network.jar.block-remote-files", true);</text:p>
          </table:table-cell>
          <table:table-cell table:style-name="ce8" table:formula="of:=IF([.P348]=&quot;&quot;;&quot;?&quot;;IF([.R348]=&quot;&quot;;&quot;新規&quot;;IF([.P348]=[.R348];&quot;&quot;;&quot;○&quot;)))" office:value-type="string" office:string-value="新規" calcext:value-type="string">
            <text:p>新規</text:p>
          </table:table-cell>
          <table:table-cell table:style-name="ce155" table:number-columns-repeated="3"/>
          <table:table-cell table:style-name="ce17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77" calcext:value-type="float">
            <text:p>277</text:p>
          </table:table-cell>
          <table:table-cell table:style-name="ce5" table:formula="of:=CONCATENATE([.$D349];&quot;-&quot;;[.$E349])"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TLS 1.3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security.tls.version.max", 4);</text:p>
          </table:table-cell>
          <table:table-cell table:style-name="ce10" table:formula="of:=IF([.N349]=&quot;&quot;;&quot;?&quot;;IF([.P349]=&quot;&quot;;&quot;新規&quot;;IF([.N349]=[.P34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78" calcext:value-type="float">
            <text:p>278</text:p>
          </table:table-cell>
          <table:table-cell table:style-name="ce5" table:formula="of:=CONCATENATE([.$D350];&quot;-&quot;;[.$E350])"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text:p>
          </table:table-cell>
          <table:table-cell table:style-name="ce10" table:formula="of:=IF([.N350]=&quot;&quot;;&quot;?&quot;;IF([.P350]=&quot;&quot;;&quot;新規&quot;;IF([.N350]=[.P35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79" calcext:value-type="float">
            <text:p>279</text:p>
          </table:table-cell>
          <table:table-cell table:style-name="ce5" table:formula="of:=CONCATENATE([.$D351];&quot;-&quot;;[.$E351])"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75" office:value-type="string" calcext:value-type="string" table:number-columns-spanned="1" table:number-rows-spanned="5">
            <text:p>SSL/TLSでのSHA-1証明書の使用の可否</text:p>
          </table:table-cell>
          <table:table-cell table:style-name="ce75"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51]=&quot;&quot;;&quot;?&quot;;IF([.N351]=&quot;&quot;;&quot;新規&quot;;IF([.K351]=[.N351];&quot;&quot;;&quot;変更あり&quot;)))">
            <text:p/>
          </table:table-cell>
          <table:table-cell table:style-name="ce9" office:value-type="string" calcext:value-type="string">
            <text:p>lockPref("security.pki.sha1_enforcement_level", 0);</text:p>
          </table:table-cell>
          <table:table-cell table:style-name="ce10" table:formula="of:=IF([.N351]=&quot;&quot;;&quot;?&quot;;IF([.P351]=&quot;&quot;;&quot;新規&quot;;IF([.N351]=[.P351];&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80" calcext:value-type="float">
            <text:p>280</text:p>
          </table:table-cell>
          <table:table-cell table:style-name="ce5" table:formula="of:=CONCATENATE([.$D352];&quot;-&quot;;[.$E352])"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52]=&quot;&quot;;&quot;?&quot;;IF([.N352]=&quot;&quot;;&quot;新規&quot;;IF([.K352]=[.N352];&quot;&quot;;&quot;変更あり&quot;)))">
            <text:p/>
          </table:table-cell>
          <table:table-cell table:style-name="ce9" office:value-type="string" calcext:value-type="string">
            <text:p>lockPref("security.pki.sha1_enforcement_level", 1);</text:p>
          </table:table-cell>
          <table:table-cell table:style-name="ce10" table:formula="of:=IF([.N352]=&quot;&quot;;&quot;?&quot;;IF([.P352]=&quot;&quot;;&quot;新規&quot;;IF([.N352]=[.P352];&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81" calcext:value-type="float">
            <text:p>281</text:p>
          </table:table-cell>
          <table:table-cell table:style-name="ce5" table:formula="of:=CONCATENATE([.$D353];&quot;-&quot;;[.$E353])"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31"/>
          <table:covered-table-cell table:number-columns-repeated="2" table:style-name="ce34"/>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security.pki.sha1_enforcement_level", 2);</text:p>
          </table:table-cell>
          <table:table-cell table:style-name="ce10" table:formula="of:=IF([.N353]=&quot;&quot;;&quot;?&quot;;IF([.P353]=&quot;&quot;;&quot;新規&quot;;IF([.N353]=[.P353];&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82" calcext:value-type="float">
            <text:p>282</text:p>
          </table:table-cell>
          <table:table-cell table:style-name="ce5" table:formula="of:=CONCATENATE([.$D354];&quot;-&quot;;[.$E354])"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31"/>
          <table:covered-table-cell table:number-columns-repeated="2" table:style-name="ce34"/>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 lockPref("security.pki.sha1_enforcement_level", 3);</text:p>
          </table:table-cell>
          <table:table-cell table:style-name="ce10" table:formula="of:=IF([.N354]=&quot;&quot;;&quot;?&quot;;IF([.P354]=&quot;&quot;;&quot;新規&quot;;IF([.N354]=[.P35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83" calcext:value-type="float">
            <text:p>283</text:p>
          </table:table-cell>
          <table:table-cell table:style-name="ce5" table:formula="of:=CONCATENATE([.$D355];&quot;-&quot;;[.$E355])"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31"/>
          <table:covered-table-cell table:number-columns-repeated="2" table:style-name="ce34"/>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55]=&quot;&quot;;&quot;?&quot;;IF([.N355]=&quot;&quot;;&quot;新規&quot;;IF([.K355]=[.N355];&quot;&quot;;&quot;変更あり&quot;)))">
            <text:p/>
          </table:table-cell>
          <table:table-cell table:style-name="ce9" office:value-type="string" calcext:value-type="string">
            <text:p>lockPref("security.pki.sha1_enforcement_level", 4);</text:p>
          </table:table-cell>
          <table:table-cell table:style-name="ce10" table:formula="of:=IF([.N355]=&quot;&quot;;&quot;?&quot;;IF([.P355]=&quot;&quot;;&quot;新規&quot;;IF([.N355]=[.P355];&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ネットワーク接続</text:p>
          </table:table-cell>
          <table:table-cell table:style-name="ce76" office:value-type="string" calcext:value-type="string" table:number-columns-spanned="1" table:number-rows-spanned="2">
            <text:p>HTTP Pipeliningの最大同時リクエスト数</text:p>
          </table:table-cell>
          <table:table-cell table:style-name="ce33" office:value-type="string" calcext:value-type="string" table:number-columns-spanned="1" table:number-rows-spanned="2">
            <text:p>-</text:p>
          </table:table-cell>
          <table:table-cell table:style-name="ce98" office:value-type="string" calcext:value-type="string">
            <text:p>パフォーマンスを優先（既定）</text:p>
          </table:table-cell>
          <table:table-cell table:style-name="ce10" office:value-type="string" calcext:value-type="string">
            <text:p>-</text:p>
          </table:table-cell>
          <table:table-cell table:style-name="ce98" office:value-type="string" calcext:value-type="string">
            <text:p>lockPref("network.http.pipelining.maxrequests", 32);</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6]=&quot;&quot;;&quot;?&quot;;IF([.N356]=&quot;&quot;;&quot;新規&quot;;IF([.K356]=[.N356];&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56]=&quot;&quot;;&quot;?&quot;;IF([.P356]=&quot;&quot;;&quot;新規&quot;;IF([.N356]=[.P3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31"/>
          <table:covered-table-cell table:number-columns-repeated="2" table:style-name="ce34"/>
          <table:table-cell table:style-name="ce98" office:value-type="string" calcext:value-type="string">
            <text:p>トラフィックを抑える事を優先</text:p>
          </table:table-cell>
          <table:table-cell table:style-name="ce10" office:value-type="string" calcext:value-type="string">
            <text:p>MCDで設定を反映する</text:p>
          </table:table-cell>
          <table:table-cell table:style-name="ce98" office:value-type="string" calcext:value-type="string">
            <text:p>lockPref("network.http.pipelining.maxrequests", 8);</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7]=&quot;&quot;;&quot;?&quot;;IF([.N357]=&quot;&quot;;&quot;新規&quot;;IF([.K357]=[.N357];&quot;&quot;;&quot;変更あり&quot;)))">
            <text:p/>
          </table:table-cell>
          <table:table-cell table:style-name="ce98" office:value-type="string" calcext:value-type="string">
            <text:p>lockPref("network.http.pipelining.maxrequests", 8);</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284" calcext:value-type="float">
            <text:p>284</text:p>
          </table:table-cell>
          <table:table-cell table:style-name="ce5" table:formula="of:=CONCATENATE([.$D358];&quot;-&quot;;[.$E358])"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38" office:value-type="string" calcext:value-type="string" table:number-columns-spanned="1" table:number-rows-spanned="4">
            <text:p>自動更新</text:p>
          </table:table-cell>
          <table:table-cell table:style-name="ce38" office:value-type="string" calcext:value-type="string" table:number-columns-spanned="1" table:number-rows-spanned="4">
            <text:p>Firefoxの自動更新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58]=&quot;&quot;;&quot;?&quot;;IF([.N358]=&quot;&quot;;&quot;新規&quot;;IF([.K358]=[.N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58]=&quot;&quot;;&quot;?&quot;;IF([.P358]=&quot;&quot;;&quot;新規&quot;;IF([.N358]=[.P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58]=&quot;&quot;;&quot;?&quot;;IF([.R358]=&quot;&quot;;&quot;新規&quot;;IF([.P358]=[.R358];&quot;&quot;;&quot;○&quot;)))">
            <text:p/>
          </table:table-cell>
          <table:table-cell table:style-name="ce155" office:value-type="string" calcext:value-type="string">
            <text:p>lockPref("app.update.enabled", true);</text:p>
            <text:p>lockPref("app.update.auto", true);</text:p>
            <text:p>lockPref("app.update.mode", 1);</text:p>
          </table:table-cell>
          <table:table-cell table:style-name="ce155" office:value-type="string" calcext:value-type="string">
            <text:p>変更無し</text:p>
          </table:table-cell>
          <table:table-cell table:style-name="ce155" office:value-type="string" calcext:value-type="string">
            <text:p>lockPref("app.update.enabled", true);</text:p>
            <text:p>lockPref("app.update.auto", true);</text:p>
            <text:p>lockPref("app.update.mode", 1);</text:p>
          </table:table-cell>
          <table:table-cell table:style-name="ce17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number-columns-repeated="3" table:style-name="ce31"/>
          <table:table-cell table:style-name="ce99" office:value-type="string" calcext:value-type="string">
            <text:p>セキュリティアップデートのみ許可する</text:p>
          </table:table-cell>
          <table:table-cell table:style-name="ce99" office:value-type="string" calcext:value-type="string">
            <text:p>アドオン「Only Minor Update」互換のスクリプトを導入する</text:p>
          </table:table-cell>
          <table:table-cell table:style-name="ce124" office:value-type="string" calcext:value-type="string">
            <text:p>-</text:p>
          </table:table-cell>
          <table:table-cell table:style-name="ce124" office:value-type="string" calcext:value-type="string">
            <text:p>Only Minor UpdateはFirefox 60非対応</text:p>
            <text:p>互換スクリプトの移植はなされていないため対応不可</text:p>
          </table:table-cell>
          <table:table-cell table:style-name="ce10" table:formula="of:=IF([.K359]=&quot;&quot;;&quot;?&quot;;IF([.N359]=&quot;&quot;;&quot;新規&quot;;IF([.K359]=[.N359];&quot;&quot;;&quot;変更あり&quot;)))">
            <text:p/>
          </table:table-cell>
          <table:table-cell table:style-name="ce9" office:value-type="string" calcext:value-type="string">
            <text:p>-</text:p>
          </table:table-cell>
          <table:table-cell table:style-name="ce10"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text:p/>
          </table:table-cell>
          <table:table-cell table:style-name="ce155" office:value-type="string" calcext:value-type="string">
            <text:p>-</text:p>
          </table:table-cell>
          <table:table-cell table:style-name="ce155" table:number-columns-repeated="2"/>
          <table:table-cell table:style-name="ce17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285" calcext:value-type="float">
            <text:p>285</text:p>
          </table:table-cell>
          <table:table-cell table:style-name="ce5" table:formula="of:=CONCATENATE([.$D360];&quot;-&quot;;[.$E360])"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span text:style-name="T3">1. アドオン「globalChrome.css」互換のスクリプトを導入する</text:span></text:p>
            <text:p>2. MCDで設定を反映する</text:p>
          </table:table-cell>
          <table:table-cell table:style-name="ce10"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8"/>
          <table:table-cell table:style-name="ce10" table:formula="of:=IF([.K360]=&quot;&quot;;&quot;?&quot;;IF([.N360]=&quot;&quot;;&quot;新規&quot;;IF([.K360]=[.N360];&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60]=&quot;&quot;;&quot;?&quot;;IF([.P360]=&quot;&quot;;&quot;新規&quot;;IF([.N360]=[.P360];&quot;&quot;;&quot;変更あり&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60]=&quot;&quot;;&quot;?&quot;;IF([.R360]=&quot;&quot;;&quot;新規&quot;;IF([.P360]=[.R360];&quot;&quot;;&quot;○&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55" office:value-type="string" calcext:value-type="string">
            <text:p>変更無し</text:p>
          </table:table-cell>
          <table:table-cell table:style-name="ce155" office:value-type="string" calcext:value-type="string">
            <text:p>lockPref("app.update.enabled", false);</text:p>
            <text:p>lockPref("app.update.auto", false);</text:p>
            <text:p>lockPref("app.update.mode", 0);</text:p>
          </table:table-cell>
          <table:table-cell table:style-name="ce17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286" calcext:value-type="float">
            <text:p>286</text:p>
          </table:table-cell>
          <table:table-cell table:style-name="ce5" table:formula="of:=CONCATENATE([.$D361];&quot;-&quot;;[.$E361])"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61]=&quot;&quot;;&quot;?&quot;;IF([.N361]=&quot;&quot;;&quot;新規&quot;;IF([.K361]=[.N3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2]&lt;&gt;&quot;&quot;;NOT(ISNUMBER(FIND(&quot;廃止&quot;;[.$D362])));NOT(ISNUMBER(FIND(&quot;廃止&quot;;[.$E362]))));MAX([.$B$1:.$B360])+1;&quot;&quot;)" office:value-type="float" office:value="286" calcext:value-type="float">
            <text:p>286</text:p>
          </table:table-cell>
          <table:table-cell table:style-name="ce5" table:formula="of:=CONCATENATE([.$D362];&quot;-&quot;;[.$E362])"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アドオ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extensions.update.enabled", true);</text:p>
          </table:table-cell>
          <table:table-cell table:style-name="ce10" table:formula="of:=IF([.N362]=&quot;&quot;;&quot;?&quot;;IF([.P362]=&quot;&quot;;&quot;新規&quot;;IF([.N362]=[.P362];&quot;&quot;;&quot;変更あり&quot;)))">
            <text:p/>
          </table:table-cell>
          <table:table-cell table:style-name="ce9" office:value-type="string" calcext:value-type="string">
            <text:p>lockPref("extensions.update.enabled", true);</text:p>
          </table:table-cell>
          <table:table-cell table:style-name="ce8" table:formula="of:=IF([.P362]=&quot;&quot;;&quot;?&quot;;IF([.R362]=&quot;&quot;;&quot;新規&quot;;IF([.P362]=[.R362];&quot;&quot;;&quot;○&quot;)))">
            <text:p/>
          </table:table-cell>
          <table:table-cell table:style-name="ce155" office:value-type="string" calcext:value-type="string">
            <text:p>lockPref("extensions.update.enabled", true);</text:p>
          </table:table-cell>
          <table:table-cell table:style-name="ce155" office:value-type="string" calcext:value-type="string">
            <text:p>変更無し</text:p>
          </table:table-cell>
          <table:table-cell table:style-name="ce155" office:value-type="string" calcext:value-type="string">
            <text:p>lockPref("extensions.update.enabled", true);</text:p>
          </table:table-cell>
          <table:table-cell table:style-name="ce17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287" calcext:value-type="float">
            <text:p>287</text:p>
          </table:table-cell>
          <table:table-cell table:style-name="ce5" table:formula="of:=CONCATENATE([.$D363];&quot;-&quot;;[.$E363])"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63]=&quot;&quot;;&quot;?&quot;;IF([.N363]=&quot;&quot;;&quot;新規&quot;;IF([.K363]=[.N363];&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63]=&quot;&quot;;&quot;?&quot;;IF([.P363]=&quot;&quot;;&quot;新規&quot;;IF([.N363]=[.P363];&quot;&quot;;&quot;変更あり&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8" table:formula="of:=IF([.P363]=&quot;&quot;;&quot;?&quot;;IF([.R363]=&quot;&quot;;&quot;新規&quot;;IF([.P363]=[.R363];&quot;&quot;;&quot;○&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155" office:value-type="string" calcext:value-type="string">
            <text:p>変更無し</text:p>
          </table:table-cell>
          <table:table-cell table:style-name="ce155" office:value-type="string" calcext:value-type="string">
            <text:p>lockPref("extensions.update.enabled", false);</text:p>
          </table:table-cell>
          <table:table-cell table:style-name="ce17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288" calcext:value-type="float">
            <text:p>288</text:p>
          </table:table-cell>
          <table:table-cell table:style-name="ce5" table:formula="of:=CONCATENATE([.$D364];&quot;-&quot;;[.$E364])"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検索エンジ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browser.search.update", true);</text:p>
          </table:table-cell>
          <table:table-cell table:style-name="ce10" table:formula="of:=IF([.N364]=&quot;&quot;;&quot;?&quot;;IF([.P364]=&quot;&quot;;&quot;新規&quot;;IF([.N364]=[.P364];&quot;&quot;;&quot;変更あり&quot;)))">
            <text:p/>
          </table:table-cell>
          <table:table-cell table:style-name="ce9" office:value-type="string" calcext:value-type="string">
            <text:p>lockPref("browser.search.update", true);</text:p>
          </table:table-cell>
          <table:table-cell table:style-name="ce8" table:formula="of:=IF([.P364]=&quot;&quot;;&quot;?&quot;;IF([.R364]=&quot;&quot;;&quot;新規&quot;;IF([.P364]=[.R364];&quot;&quot;;&quot;○&quot;)))">
            <text:p/>
          </table:table-cell>
          <table:table-cell table:style-name="ce155" office:value-type="string" calcext:value-type="string">
            <text:p>lockPref("browser.search.update", true);</text:p>
          </table:table-cell>
          <table:table-cell table:style-name="ce155" office:value-type="string" calcext:value-type="string">
            <text:p>変更無し</text:p>
          </table:table-cell>
          <table:table-cell table:style-name="ce155" office:value-type="string" calcext:value-type="string">
            <text:p>lockPref("browser.search.update", true);</text:p>
          </table:table-cell>
          <table:table-cell table:style-name="ce17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289" calcext:value-type="float">
            <text:p>289</text:p>
          </table:table-cell>
          <table:table-cell table:style-name="ce5" table:formula="of:=CONCATENATE([.$D365];&quot;-&quot;;[.$E365])"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65]=&quot;&quot;;&quot;?&quot;;IF([.N365]=&quot;&quot;;&quot;新規&quot;;IF([.K365]=[.N365];&quot;&quot;;&quot;変更あり&quot;)))">
            <text:p/>
          </table:table-cell>
          <table:table-cell table:style-name="ce9" office:value-type="string" calcext:value-type="string">
            <text:p>lockPref("browser.search.update", false);</text:p>
          </table:table-cell>
          <table:table-cell table:style-name="ce10" table:formula="of:=IF([.N365]=&quot;&quot;;&quot;?&quot;;IF([.P365]=&quot;&quot;;&quot;新規&quot;;IF([.N365]=[.P365];&quot;&quot;;&quot;変更あり&quot;)))">
            <text:p/>
          </table:table-cell>
          <table:table-cell table:style-name="ce9" office:value-type="string" calcext:value-type="string">
            <text:p>lockPref("browser.search.update", false);</text:p>
          </table:table-cell>
          <table:table-cell table:style-name="ce8" table:formula="of:=IF([.P365]=&quot;&quot;;&quot;?&quot;;IF([.R365]=&quot;&quot;;&quot;新規&quot;;IF([.P365]=[.R365];&quot;&quot;;&quot;○&quot;)))">
            <text:p/>
          </table:table-cell>
          <table:table-cell table:style-name="ce155" office:value-type="string" calcext:value-type="string">
            <text:p>lockPref("browser.search.update", false);</text:p>
          </table:table-cell>
          <table:table-cell table:style-name="ce155" office:value-type="string" calcext:value-type="string">
            <text:p>変更無し</text:p>
          </table:table-cell>
          <table:table-cell table:style-name="ce155" office:value-type="string" calcext:value-type="string">
            <text:p>lockPref("browser.search.update", false);</text:p>
          </table:table-cell>
          <table:table-cell table:style-name="ce17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290" calcext:value-type="float">
            <text:p>290</text:p>
          </table:table-cell>
          <table:table-cell table:style-name="ce5" table:formula="of:=CONCATENATE([.$D366];&quot;-&quot;;[.$E366])"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30" office:value-type="string" calcext:value-type="string" table:number-columns-spanned="1" table:number-rows-spanned="2">
            <text:p>その他</text:p>
          </table:table-cell>
          <table:table-cell table:style-name="ce30" office:value-type="string" calcext:value-type="string" table:number-columns-spanned="1" table:number-rows-spanned="2">
            <text:p>「Mozilla Maintenance Service」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66]=&quot;&quot;;&quot;?&quot;;IF([.N366]=&quot;&quot;;&quot;新規&quot;;IF([.K366]=[.N366];&quot;&quot;;&quot;変更あり&quot;)))">
            <text:p/>
          </table:table-cell>
          <table:table-cell table:style-name="ce8" office:value-type="string" calcext:value-type="string">
            <text:p>-</text:p>
          </table:table-cell>
          <table:table-cell table:style-name="ce10" table:formula="of:=IF([.N366]=&quot;&quot;;&quot;?&quot;;IF([.P366]=&quot;&quot;;&quot;新規&quot;;IF([.N366]=[.P366];&quot;&quot;;&quot;変更あり&quot;)))">
            <text:p/>
          </table:table-cell>
          <table:table-cell table:style-name="ce155" office:value-type="string" calcext:value-type="string">
            <text:p>-</text:p>
          </table:table-cell>
          <table:table-cell table:style-name="ce8" table:formula="of:=IF([.P366]=&quot;&quot;;&quot;?&quot;;IF([.R366]=&quot;&quot;;&quot;新規&quot;;IF([.P366]=[.R366];&quot;&quot;;&quot;○&quot;)))">
            <text:p/>
          </table:table-cell>
          <table:table-cell table:style-name="ce155" office:value-type="string" calcext:value-type="string">
            <text:p>-</text:p>
          </table:table-cell>
          <table:table-cell table:style-name="ce155" table:number-columns-repeated="2"/>
          <table:table-cell table:style-name="ce17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291" calcext:value-type="float">
            <text:p>291</text:p>
          </table:table-cell>
          <table:table-cell table:style-name="ce5" table:formula="of:=CONCATENATE([.$D367];&quot;-&quot;;[.$E367])"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67]=&quot;&quot;;&quot;?&quot;;IF([.N367]=&quot;&quot;;&quot;新規&quot;;IF([.K367]=[.N367];&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67]=&quot;&quot;;&quot;?&quot;;IF([.P367]=&quot;&quot;;&quot;新規&quot;;IF([.N367]=[.P367];&quot;&quot;;&quot;変更あり&quot;)))">
            <text:p/>
          </table:table-cell>
          <table:table-cell table:style-name="ce155" office:value-type="string" calcext:value-type="string">
            <text:p>Firefox-setup.ini:</text:p>
            <text:p>MaintenanceService=false</text:p>
            <text:p/>
            <text:p>MCD:</text:p>
            <text:p><text:span text:style-name="T11">lockPref("app.update.service.enabled", false);</text:span></text:p>
          </table:table-cell>
          <table:table-cell table:style-name="ce8" table:formula="of:=IF([.P367]=&quot;&quot;;&quot;?&quot;;IF([.R367]=&quot;&quot;;&quot;新規&quot;;IF([.P367]=[.R367];&quot;&quot;;&quot;○&quot;)))" office:value-type="string" office:string-value="○" calcext:value-type="string">
            <text:p>○</text:p>
          </table:table-cell>
          <table:table-cell table:style-name="ce155" office:value-type="string" calcext:value-type="string">
            <text:p>MaintenanceService=false</text:p>
          </table:table-cell>
          <table:table-cell table:style-name="ce155" table:number-columns-repeated="2"/>
          <table:table-cell table:style-name="ce17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292" calcext:value-type="float">
            <text:p>292</text:p>
          </table:table-cell>
          <table:table-cell table:style-name="ce5" table:formula="of:=CONCATENATE([.$D368];&quot;-&quot;;[.$E368])"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軽量テーマ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68]=&quot;&quot;;&quot;?&quot;;IF([.N368]=&quot;&quot;;&quot;新規&quot;;IF([.K368]=[.N368];&quot;&quot;;&quot;変更あり&quot;)))">
            <text:p/>
          </table:table-cell>
          <table:table-cell table:style-name="ce8" office:value-type="string" calcext:value-type="string">
            <text:p>lockPref("lightweightThemes.update.enabled", true);</text:p>
          </table:table-cell>
          <table:table-cell table:style-name="ce10" table:formula="of:=IF([.N368]=&quot;&quot;;&quot;?&quot;;IF([.P368]=&quot;&quot;;&quot;新規&quot;;IF([.N368]=[.P368];&quot;&quot;;&quot;変更あり&quot;)))">
            <text:p/>
          </table:table-cell>
          <table:table-cell table:style-name="ce155" office:value-type="string" calcext:value-type="string">
            <text:p>lockPref("lightweightThemes.update.enabled", true);</text:p>
          </table:table-cell>
          <table:table-cell table:style-name="ce8" table:formula="of:=IF([.P368]=&quot;&quot;;&quot;?&quot;;IF([.R368]=&quot;&quot;;&quot;新規&quot;;IF([.P368]=[.R368];&quot;&quot;;&quot;○&quot;)))">
            <text:p/>
          </table:table-cell>
          <table:table-cell table:style-name="ce155" office:value-type="string" calcext:value-type="string">
            <text:p>lockPref("lightweightThemes.update.enabled", true);</text:p>
          </table:table-cell>
          <table:table-cell table:style-name="ce155" table:number-columns-repeated="2"/>
          <table:table-cell table:style-name="ce17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293" calcext:value-type="float">
            <text:p>293</text:p>
          </table:table-cell>
          <table:table-cell table:style-name="ce5" table:formula="of:=CONCATENATE([.$D369];&quot;-&quot;;[.$E369])"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69]=&quot;&quot;;&quot;?&quot;;IF([.N369]=&quot;&quot;;&quot;新規&quot;;IF([.K369]=[.N369];&quot;&quot;;&quot;変更あり&quot;)))">
            <text:p/>
          </table:table-cell>
          <table:table-cell table:style-name="ce8" office:value-type="string" calcext:value-type="string">
            <text:p>lockPref("lightweightThemes.update.enabled", false);</text:p>
          </table:table-cell>
          <table:table-cell table:style-name="ce10" table:formula="of:=IF([.N369]=&quot;&quot;;&quot;?&quot;;IF([.P369]=&quot;&quot;;&quot;新規&quot;;IF([.N369]=[.P369];&quot;&quot;;&quot;変更あり&quot;)))">
            <text:p/>
          </table:table-cell>
          <table:table-cell table:style-name="ce155" office:value-type="string" calcext:value-type="string">
            <text:p>lockPref("lightweightThemes.update.enabled", false);</text:p>
          </table:table-cell>
          <table:table-cell table:style-name="ce8" table:formula="of:=IF([.P369]=&quot;&quot;;&quot;?&quot;;IF([.R369]=&quot;&quot;;&quot;新規&quot;;IF([.P369]=[.R369];&quot;&quot;;&quot;○&quot;)))">
            <text:p/>
          </table:table-cell>
          <table:table-cell table:style-name="ce155" office:value-type="string" calcext:value-type="string">
            <text:p>lockPref("lightweightThemes.update.enabled", false);</text:p>
          </table:table-cell>
          <table:table-cell table:style-name="ce155" table:number-columns-repeated="2"/>
          <table:table-cell table:style-name="ce17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294" calcext:value-type="float">
            <text:p>294</text:p>
          </table:table-cell>
          <table:table-cell table:style-name="ce5" table:formula="of:=CONCATENATE([.$D370];&quot;-&quot;;[.$E370])"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30" office:value-type="string" calcext:value-type="string" table:number-columns-spanned="1" table:number-rows-spanned="2">
            <text:p>プログラム</text:p>
          </table:table-cell>
          <table:table-cell table:style-name="ce30" office:value-type="string" calcext:value-type="string" table:number-columns-spanned="1" table:number-rows-spanned="2">
            <text:p>Firefox組み込みのPDFビューアの使用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37"/>
          <table:table-cell table:style-name="ce10" table:formula="of:=IF([.K370]=&quot;&quot;;&quot;?&quot;;IF([.N370]=&quot;&quot;;&quot;新規&quot;;IF([.K370]=[.N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70]=&quot;&quot;;&quot;?&quot;;IF([.P370]=&quot;&quot;;&quot;新規&quot;;IF([.N370]=[.P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70]=&quot;&quot;;&quot;?&quot;;IF([.R370]=&quot;&quot;;&quot;新規&quot;;IF([.P370]=[.R370];&quot;&quot;;&quot;○&quot;)))" office:value-type="string" office:string-value="○" calcext:value-type="string">
            <text:p>○</text:p>
          </table:table-cell>
          <table:table-cell table:style-name="ce155" office:value-type="string" calcext:value-type="string">
            <text:p>lockPref("pdfjs.disabled", false);</text:p>
          </table:table-cell>
          <table:table-cell table:style-name="ce155" office:value-type="string" calcext:value-type="string">
            <text:p>変更無し</text:p>
          </table:table-cell>
          <table:table-cell table:style-name="ce155" office:value-type="string" calcext:value-type="string">
            <text:p>lockPref("pdfjs.disabled", false);</text:p>
          </table:table-cell>
          <table:table-cell table:style-name="ce17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295" calcext:value-type="float">
            <text:p>295</text:p>
          </table:table-cell>
          <table:table-cell table:style-name="ce5" table:formula="of:=CONCATENATE([.$D371];&quot;-&quot;;[.$E371])"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lockPref("pdfjs.disabled", true);</text:p>
          </table:table-cell>
          <table:table-cell table:style-name="ce10" table:formula="of:=IF([.N371]=&quot;&quot;;&quot;?&quot;;IF([.P371]=&quot;&quot;;&quot;新規&quot;;IF([.N371]=[.P371];&quot;&quot;;&quot;変更あり&quot;)))">
            <text:p/>
          </table:table-cell>
          <table:table-cell table:style-name="ce9" office:value-type="string" calcext:value-type="string">
            <text:p>lockPref("pdfjs.disabled", true);</text:p>
          </table:table-cell>
          <table:table-cell table:style-name="ce8" table:formula="of:=IF([.P371]=&quot;&quot;;&quot;?&quot;;IF([.R371]=&quot;&quot;;&quot;新規&quot;;IF([.P371]=[.R371];&quot;&quot;;&quot;○&quot;)))">
            <text:p/>
          </table:table-cell>
          <table:table-cell table:style-name="ce155" office:value-type="string" calcext:value-type="string">
            <text:p>lockPref("pdfjs.disabled", true);</text:p>
          </table:table-cell>
          <table:table-cell table:style-name="ce155" office:value-type="string" calcext:value-type="string">
            <text:p>変更無し</text:p>
          </table:table-cell>
          <table:table-cell table:style-name="ce155" office:value-type="string" calcext:value-type="string">
            <text:p>lockPref("pdfjs.disabled", true);</text:p>
          </table:table-cell>
          <table:table-cell table:style-name="ce17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296" calcext:value-type="float">
            <text:p>296</text:p>
          </table:table-cell>
          <table:table-cell table:style-name="ce5" table:formula="of:=CONCATENATE([.$D372];&quot;-&quot;;[.$E372])"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30" office:value-type="string" calcext:value-type="string" table:number-columns-spanned="1" table:number-rows-spanned="2">
            <text:p>キーボード操作</text:p>
          </table:table-cell>
          <table:table-cell table:style-name="ce30" office:value-type="string" calcext:value-type="string" table:number-columns-spanned="1" table:number-rows-spanned="2">
            <text:p>F7キーによるキャレットブラウズモードの開始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72]=&quot;&quot;;&quot;?&quot;;IF([.N372]=&quot;&quot;;&quot;新規&quot;;IF([.K372]=[.N372];&quot;&quot;;&quot;変更あり&quot;)))">
            <text:p/>
          </table:table-cell>
          <table:table-cell table:style-name="ce8" office:value-type="string" calcext:value-type="string">
            <text:p>lockPref("accessibility.browsewithcaret_shortcut.enabled", true);</text:p>
          </table:table-cell>
          <table:table-cell table:style-name="ce10" table:formula="of:=IF([.N372]=&quot;&quot;;&quot;?&quot;;IF([.P372]=&quot;&quot;;&quot;新規&quot;;IF([.N372]=[.P372];&quot;&quot;;&quot;変更あり&quot;)))">
            <text:p/>
          </table:table-cell>
          <table:table-cell table:style-name="ce155" office:value-type="string" calcext:value-type="string">
            <text:p>lockPref("accessibility.browsewithcaret_shortcut.enabled", true);</text:p>
          </table:table-cell>
          <table:table-cell table:style-name="ce8" table:formula="of:=IF([.P372]=&quot;&quot;;&quot;?&quot;;IF([.R372]=&quot;&quot;;&quot;新規&quot;;IF([.P372]=[.R372];&quot;&quot;;&quot;○&quot;)))">
            <text:p/>
          </table:table-cell>
          <table:table-cell table:style-name="ce155" office:value-type="string" calcext:value-type="string">
            <text:p>lockPref("accessibility.browsewithcaret_shortcut.enabled", true);</text:p>
          </table:table-cell>
          <table:table-cell table:style-name="ce155" table:number-columns-repeated="2"/>
          <table:table-cell table:style-name="ce17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297" calcext:value-type="float">
            <text:p>297</text:p>
          </table:table-cell>
          <table:table-cell table:style-name="ce5" table:formula="of:=CONCATENATE([.$D373];&quot;-&quot;;[.$E373])"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73]=&quot;&quot;;&quot;?&quot;;IF([.N373]=&quot;&quot;;&quot;新規&quot;;IF([.K373]=[.N373];&quot;&quot;;&quot;変更あり&quot;)))">
            <text:p/>
          </table:table-cell>
          <table:table-cell table:style-name="ce8" office:value-type="string" calcext:value-type="string">
            <text:p>lockPref("accessibility.browsewithcaret_shortcut.enabled", false);</text:p>
          </table:table-cell>
          <table:table-cell table:style-name="ce10" table:formula="of:=IF([.N373]=&quot;&quot;;&quot;?&quot;;IF([.P373]=&quot;&quot;;&quot;新規&quot;;IF([.N373]=[.P373];&quot;&quot;;&quot;変更あり&quot;)))">
            <text:p/>
          </table:table-cell>
          <table:table-cell table:style-name="ce155" office:value-type="string" calcext:value-type="string">
            <text:p>lockPref("accessibility.browsewithcaret_shortcut.enabled", false);</text:p>
          </table:table-cell>
          <table:table-cell table:style-name="ce8" table:formula="of:=IF([.P373]=&quot;&quot;;&quot;?&quot;;IF([.R373]=&quot;&quot;;&quot;新規&quot;;IF([.P373]=[.R373];&quot;&quot;;&quot;○&quot;)))">
            <text:p/>
          </table:table-cell>
          <table:table-cell table:style-name="ce155" office:value-type="string" calcext:value-type="string">
            <text:p>lockPref("accessibility.browsewithcaret_shortcut.enabled", false);</text:p>
          </table:table-cell>
          <table:table-cell table:style-name="ce155" table:number-columns-repeated="2"/>
          <table:table-cell table:style-name="ce17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298" calcext:value-type="float">
            <text:p>298</text:p>
          </table:table-cell>
          <table:table-cell table:style-name="ce5" table:formula="of:=CONCATENATE([.$D374];&quot;-&quot;;[.$E374])"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タブごとの音声インジケータの利用の許可</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text:p/>
          </table:table-cell>
          <table:table-cell table:style-name="ce9" office:value-type="string" calcext:value-type="string">
            <text:p>-</text:p>
          </table:table-cell>
          <table:table-cell table:style-name="ce8" table:formula="of:=IF([.P374]=&quot;&quot;;&quot;?&quot;;IF([.R374]=&quot;&quot;;&quot;新規&quot;;IF([.P374]=[.R374];&quot;&quot;;&quot;○&quot;)))" office:value-type="string" office:string-value="新規" calcext:value-type="string">
            <text:p>新規</text:p>
          </table:table-cell>
          <table:table-cell table:style-name="ce155" table:number-columns-repeated="3"/>
          <table:table-cell table:style-name="ce17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299" calcext:value-type="float">
            <text:p>299</text:p>
          </table:table-cell>
          <table:table-cell table:style-name="ce5" table:formula="of:=CONCATENATE([.$D375];&quot;-&quot;;[.$E375])"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75]=&quot;&quot;;&quot;?&quot;;IF([.P375]=&quot;&quot;;&quot;新規&quot;;IF([.N375]=[.P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75]=&quot;&quot;;&quot;?&quot;;IF([.R375]=&quot;&quot;;&quot;新規&quot;;IF([.P375]=[.R375];&quot;&quot;;&quot;○&quot;)))" office:value-type="string" office:string-value="新規" calcext:value-type="string">
            <text:p>新規</text:p>
          </table:table-cell>
          <table:table-cell table:style-name="ce155" table:number-columns-repeated="3"/>
          <table:table-cell table:style-name="ce17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同一プロキシへの同時アクセスによる認証ダイアログの多重表示の抑止</text:p>
          </table:table-cell>
          <table:table-cell table:style-name="ce33"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76]=&quot;&quot;;&quot;?&quot;;IF([.P376]=&quot;&quot;;&quot;新規&quot;;IF([.N376]=[.P376];&quot;&quot;;&quot;変更あり&quot;)))">
            <text:p/>
          </table:table-cell>
          <table:table-cell table:style-name="ce111"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76]=&quot;&quot;;&quot;?&quot;;IF([.R376]=&quot;&quot;;&quot;新規&quot;;IF([.P376]=[.R376];&quot;&quot;;&quot;○&quot;)))" office:value-type="string" office:string-value="新規" calcext:value-type="string">
            <text:p>新規</text:p>
          </table:table-cell>
          <table:table-cell table:style-name="ce155" table:number-columns-repeated="3"/>
          <table:table-cell table:style-name="ce17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00" calcext:value-type="float">
            <text:p>300</text:p>
          </table:table-cell>
          <table:table-cell table:style-name="ce5" table:formula="of:=CONCATENATE([.$D377];&quot;-&quot;;[.$E377])"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text:p>
          </table:table-cell>
          <table:table-cell table:style-name="ce10" table:formula="of:=IF([.N377]=&quot;&quot;;&quot;?&quot;;IF([.P377]=&quot;&quot;;&quot;新規&quot;;IF([.N377]=[.P377];&quot;&quot;;&quot;変更あり&quot;)))">
            <text:p/>
          </table:table-cell>
          <table:table-cell table:style-name="ce111" office:value-type="string" calcext:value-type="string">
            <text:p>-</text:p>
          </table:table-cell>
          <table:table-cell table:style-name="ce8" table:formula="of:=IF([.P377]=&quot;&quot;;&quot;?&quot;;IF([.R377]=&quot;&quot;;&quot;新規&quot;;IF([.P377]=[.R377];&quot;&quot;;&quot;○&quot;)))" office:value-type="string" office:string-value="新規" calcext:value-type="string">
            <text:p>新規</text:p>
          </table:table-cell>
          <table:table-cell table:style-name="ce155" table:number-columns-repeated="3"/>
          <table:table-cell table:style-name="ce17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01" calcext:value-type="float">
            <text:p>301</text:p>
          </table:table-cell>
          <table:table-cell table:style-name="ce5" table:formula="of:=CONCATENATE([.$D378];&quot;-&quot;;[.$E378])"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リーダービュー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text:p>
          </table:table-cell>
          <table:table-cell table:style-name="ce10" table:formula="of:=IF([.N378]=&quot;&quot;;&quot;?&quot;;IF([.P378]=&quot;&quot;;&quot;新規&quot;;IF([.N378]=[.P378];&quot;&quot;;&quot;変更あり&quot;)))">
            <text:p/>
          </table:table-cell>
          <table:table-cell table:style-name="ce9" office:value-type="string" calcext:value-type="string">
            <text:p>-</text:p>
          </table:table-cell>
          <table:table-cell table:style-name="ce8" table:formula="of:=IF([.P378]=&quot;&quot;;&quot;?&quot;;IF([.R378]=&quot;&quot;;&quot;新規&quot;;IF([.P378]=[.R378];&quot;&quot;;&quot;○&quot;)))" office:value-type="string" office:string-value="新規" calcext:value-type="string">
            <text:p>新規</text:p>
          </table:table-cell>
          <table:table-cell table:style-name="ce155" table:number-columns-repeated="3"/>
          <table:table-cell table:style-name="ce17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02" calcext:value-type="float">
            <text:p>302</text:p>
          </table:table-cell>
          <table:table-cell table:style-name="ce5" table:formula="of:=CONCATENATE([.$D379];&quot;-&quot;;[.$E379])"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reader.parse-on-load.enabled", false)</text:p>
          </table:table-cell>
          <table:table-cell table:style-name="ce10" table:formula="of:=IF([.N379]=&quot;&quot;;&quot;?&quot;;IF([.P379]=&quot;&quot;;&quot;新規&quot;;IF([.N379]=[.P379];&quot;&quot;;&quot;変更あり&quot;)))">
            <text:p/>
          </table:table-cell>
          <table:table-cell table:style-name="ce9" office:value-type="string" calcext:value-type="string">
            <text:p>lockPref("reader.parse-on-load.enabled", false)</text:p>
          </table:table-cell>
          <table:table-cell table:style-name="ce8" table:formula="of:=IF([.P379]=&quot;&quot;;&quot;?&quot;;IF([.R379]=&quot;&quot;;&quot;新規&quot;;IF([.P379]=[.R379];&quot;&quot;;&quot;○&quot;)))" office:value-type="string" office:string-value="新規" calcext:value-type="string">
            <text:p>新規</text:p>
          </table:table-cell>
          <table:table-cell table:style-name="ce155" table:number-columns-repeated="3"/>
          <table:table-cell table:style-name="ce17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03" calcext:value-type="float">
            <text:p>303</text:p>
          </table:table-cell>
          <table:table-cell table:style-name="ce5" table:formula="of:=CONCATENATE([.$D380];&quot;-&quot;;[.$E380])"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スペルチェック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text:p>
          </table:table-cell>
          <table:table-cell table:style-name="ce10" table:formula="of:=IF([.N380]=&quot;&quot;;&quot;?&quot;;IF([.P380]=&quot;&quot;;&quot;新規&quot;;IF([.N380]=[.P380];&quot;&quot;;&quot;変更あり&quot;)))">
            <text:p/>
          </table:table-cell>
          <table:table-cell table:style-name="ce9" office:value-type="string" calcext:value-type="string">
            <text:p>-</text:p>
          </table:table-cell>
          <table:table-cell table:style-name="ce8" table:formula="of:=IF([.P380]=&quot;&quot;;&quot;?&quot;;IF([.R380]=&quot;&quot;;&quot;新規&quot;;IF([.P380]=[.R380];&quot;&quot;;&quot;○&quot;)))" office:value-type="string" office:string-value="新規" calcext:value-type="string">
            <text:p>新規</text:p>
          </table:table-cell>
          <table:table-cell table:style-name="ce155" table:number-columns-repeated="3"/>
          <table:table-cell table:style-name="ce17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81]&lt;&gt;&quot;&quot;;NOT(ISNUMBER(FIND(&quot;廃止&quot;;[.$D381])));NOT(ISNUMBER(FIND(&quot;廃止&quot;;[.$E381]))));MAX([.$B$1:.$B380])+1;&quot;&quot;)" office:value-type="float" office:value="304" calcext:value-type="float">
            <text:p>304</text:p>
          </table:table-cell>
          <table:table-cell table:style-name="ce5" table:formula="of:=CONCATENATE([.$D381];&quot;-&quot;;[.$E381])"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layout.spellcheckDefault", 0);</text:p>
          </table:table-cell>
          <table:table-cell table:style-name="ce10" table:formula="of:=IF([.N381]=&quot;&quot;;&quot;?&quot;;IF([.P381]=&quot;&quot;;&quot;新規&quot;;IF([.N381]=[.P381];&quot;&quot;;&quot;変更あり&quot;)))">
            <text:p/>
          </table:table-cell>
          <table:table-cell table:style-name="ce9" office:value-type="string" calcext:value-type="string">
            <text:p>lockPref("layout.spellcheckDefault", 0);</text:p>
          </table:table-cell>
          <table:table-cell table:style-name="ce8" table:formula="of:=IF([.P381]=&quot;&quot;;&quot;?&quot;;IF([.R381]=&quot;&quot;;&quot;新規&quot;;IF([.P381]=[.R381];&quot;&quot;;&quot;○&quot;)))" office:value-type="string" office:string-value="新規" calcext:value-type="string">
            <text:p>新規</text:p>
          </table:table-cell>
          <table:table-cell table:style-name="ce155" table:number-columns-repeated="3"/>
          <table:table-cell table:style-name="ce17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2]&lt;&gt;&quot;&quot;;NOT(ISNUMBER(FIND(&quot;廃止&quot;;[.$D382])));NOT(ISNUMBER(FIND(&quot;廃止&quot;;[.$E382]))));MAX([.$B$1:.$B381])+1;&quot;&quot;)" office:value-type="float" office:value="305" calcext:value-type="float">
            <text:p>305</text:p>
          </table:table-cell>
          <table:table-cell table:style-name="ce5" table:formula="of:=CONCATENATE([.$D382];&quot;-&quot;;[.$E382])"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36" office:value-type="string" calcext:value-type="string" table:number-columns-spanned="1" table:number-rows-spanned="3">
            <text:p>UI</text:p>
          </table:table-cell>
          <table:table-cell table:style-name="ce36" office:value-type="string" calcext:value-type="string" table:number-columns-spanned="1" table:number-rows-spanned="3">
            <text:p>FirefoxScreenshots機能の使用</text:p>
          </table:table-cell>
          <table:table-cell table:style-name="ce36" office:value-type="string" calcext:value-type="string" table:number-columns-spanned="1" table:number-rows-spanned="3">
            <text:p>-</text:p>
          </table:table-cell>
          <table:table-cell table:style-name="ce9" office:value-type="string" calcext:value-type="string">
            <text:p>使用する（既定）</text:p>
          </table:table-cell>
          <table:table-cell table:style-name="ce10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82]=&quot;&quot;;&quot;?&quot;;IF([.N382]=&quot;&quot;;&quot;新規&quot;;IF([.K382]=[.N38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3]&lt;&gt;&quot;&quot;;NOT(ISNUMBER(FIND(&quot;廃止&quot;;[.$D383])));NOT(ISNUMBER(FIND(&quot;廃止&quot;;[.$E383]))));MAX([.$B$1:.$B382])+1;&quot;&quot;)" office:value-type="float" office:value="306" calcext:value-type="float">
            <text:p>306</text:p>
          </table:table-cell>
          <table:table-cell table:style-name="ce5" table:formula="of:=CONCATENATE([.$D383];&quot;-&quot;;[.$E383])"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34"/>
          <table:table-cell table:style-name="ce100"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100" office:value-type="string" calcext:value-type="string">
            <text:p>Firefox 60で追加</text:p>
          </table:table-cell>
          <table:table-cell table:style-name="ce10" table:formula="of:=IF([.K383]=&quot;&quot;;&quot;?&quot;;IF([.N383]=&quot;&quot;;&quot;新規&quot;;IF([.K383]=[.N38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84]&lt;&gt;&quot;&quot;;NOT(ISNUMBER(FIND(&quot;廃止&quot;;[.$D384])));NOT(ISNUMBER(FIND(&quot;廃止&quot;;[.$E384]))));MAX([.$B$1:.$B382])+1;&quot;&quot;)" office:value-type="float" office:value="306" calcext:value-type="float">
            <text:p>306</text:p>
          </table:table-cell>
          <table:table-cell table:style-name="ce5" table:formula="of:=CONCATENATE([.$D384];&quot;-&quot;;[.$E384])"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使用しない（ポリシーで設定）</text:p>
          </table:table-cell>
          <table:table-cell table:style-name="ce10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100" office:value-type="string" calcext:value-type="string">
            <text:p>Firefox 60で追加</text:p>
          </table:table-cell>
          <table:table-cell table:style-name="ce10" table:formula="of:=IF([.K384]=&quot;&quot;;&quot;?&quot;;IF([.N384]=&quot;&quot;;&quot;新規&quot;;IF([.K384]=[.N38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07" calcext:value-type="float">
            <text:p>307</text:p>
          </table:table-cell>
          <table:table-cell table:style-name="ce5" table:formula="of:=CONCATENATE([.$D385];&quot;-&quot;;[.$E385])" office:value-type="string" office:string-value="Ui-8-1" calcext:value-type="string">
            <text:p>Ui-8-1</text:p>
          </table:table-cell>
          <table:table-cell table:style-name="ce26" office:value-type="string" calcext:value-type="string">
            <text:p>Ui-8</text:p>
          </table:table-cell>
          <table:table-cell table:style-name="ce26" office:value-type="float" office:value="1" calcext:value-type="float">
            <text:p>1</text:p>
          </table:table-cell>
          <table:table-cell table:style-name="ce58" office:value-type="string" calcext:value-type="string" table:number-columns-spanned="1" table:number-rows-spanned="2">
            <text:p>UI</text:p>
          </table:table-cell>
          <table:table-cell table:style-name="ce58" office:value-type="string" calcext:value-type="string" table:number-columns-spanned="1" table:number-rows-spanned="2">
            <text:p>アドレスバーの拡大・縮小ボタンの表示</text:p>
          </table:table-cell>
          <table:table-cell table:style-name="ce58" office:value-type="string" calcext:value-type="string" table:number-columns-spanned="1" table:number-rows-spanned="2">
            <text:p>-</text:p>
          </table:table-cell>
          <table:table-cell table:style-name="ce26" office:value-type="string" calcext:value-type="string">
            <text:p>表示する（既定）</text:p>
          </table:table-cell>
          <table:table-cell table:style-name="ce108" office:value-type="string" calcext:value-type="string">
            <text:p>-</text:p>
          </table:table-cell>
          <table:table-cell table:style-name="ce26" office:value-type="string" calcext:value-type="string">
            <text:p>-</text:p>
          </table:table-cell>
          <table:table-cell table:style-name="ce26"/>
          <table:table-cell table:style-name="ce152" table:formula="of:=IF([.K385]=&quot;&quot;;&quot;?&quot;;IF([.N385]=&quot;&quot;;&quot;新規&quot;;IF([.K385]=[.N385];&quot;&quot;;&quot;変更あり&quot;)))">
            <text:p/>
          </table:table-cell>
          <table:table-cell table:style-name="ce26" office:value-type="string" calcext:value-type="string">
            <text:p>-</text:p>
          </table:table-cell>
          <table:table-cell table:style-name="ce152" table:formula="of:=IF([.N385]=&quot;&quot;;&quot;?&quot;;IF([.P385]=&quot;&quot;;&quot;新規&quot;;IF([.N385]=[.P385];&quot;&quot;;&quot;変更あり&quot;)))">
            <text:p/>
          </table:table-cell>
          <table:table-cell table:style-name="ce26" office:value-type="string" calcext:value-type="string">
            <text:p>-</text:p>
          </table:table-cell>
          <table:table-cell table:style-name="ce108" table:formula="of:=IF([.P385]=&quot;&quot;;&quot;?&quot;;IF([.R385]=&quot;&quot;;&quot;新規&quot;;IF([.P385]=[.R385];&quot;&quot;;&quot;○&quot;)))" office:value-type="string" office:string-value="新規" calcext:value-type="string">
            <text:p>新規</text:p>
          </table:table-cell>
          <table:table-cell table:style-name="ce168" table:number-columns-repeated="3"/>
          <table:table-cell table:style-name="ce1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08" calcext:value-type="float">
            <text:p>308</text:p>
          </table:table-cell>
          <table:table-cell table:style-name="ce5" table:formula="of:=CONCATENATE([.$D386];&quot;-&quot;;[.$E386])" office:value-type="string" office:string-value="Ui-8-2" calcext:value-type="string">
            <text:p>Ui-8-2</text:p>
          </table:table-cell>
          <table:table-cell table:style-name="ce26" office:value-type="string" calcext:value-type="string">
            <text:p>Ui-8</text:p>
          </table:table-cell>
          <table:table-cell table:style-name="ce26" office:value-type="float" office:value="2" calcext:value-type="float">
            <text:p>2</text:p>
          </table:table-cell>
          <table:covered-table-cell table:number-columns-repeated="3" table:style-name="ce59"/>
          <table:table-cell table:style-name="ce26" office:value-type="string" calcext:value-type="string">
            <text:p>表示しない</text:p>
          </table:table-cell>
          <table:table-cell table:style-name="ce10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26"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26"/>
          <table:table-cell table:style-name="ce152" table:formula="of:=IF([.K386]=&quot;&quot;;&quot;?&quot;;IF([.N386]=&quot;&quot;;&quot;新規&quot;;IF([.K386]=[.N386];&quot;&quot;;&quot;変更あり&quot;)))">
            <text:p/>
          </table:table-cell>
          <table:table-cell table:style-name="ce154"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52" table:formula="of:=IF([.N386]=&quot;&quot;;&quot;?&quot;;IF([.P386]=&quot;&quot;;&quot;新規&quot;;IF([.N386]=[.P386];&quot;&quot;;&quot;変更あり&quot;)))" office:value-type="string" office:string-value="変更あり" calcext:value-type="string">
            <text:p>変更あり</text:p>
          </table:table-cell>
          <table:table-cell table:style-name="ce26" office:value-type="string" calcext:value-type="string">
            <text:p>lockPref("layout.spellcheckDefault", 0);</text:p>
          </table:table-cell>
          <table:table-cell table:style-name="ce108" table:formula="of:=IF([.P386]=&quot;&quot;;&quot;?&quot;;IF([.R386]=&quot;&quot;;&quot;新規&quot;;IF([.P386]=[.R386];&quot;&quot;;&quot;○&quot;)))" office:value-type="string" office:string-value="新規" calcext:value-type="string">
            <text:p>新規</text:p>
          </table:table-cell>
          <table:table-cell table:style-name="ce168" table:number-columns-repeated="3"/>
          <table:table-cell table:style-name="ce1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87]&lt;&gt;&quot;&quot;;NOT(ISNUMBER(FIND(&quot;廃止&quot;;[.$D387])));NOT(ISNUMBER(FIND(&quot;廃止&quot;;[.$E387]))));MAX([.$B$1:.$B384])+1;&quot;&quot;)" office:value-type="float" office:value="307" calcext:value-type="float">
            <text:p>307</text:p>
          </table:table-cell>
          <table:table-cell table:style-name="ce5" table:formula="of:=CONCATENATE([.$D387];&quot;-&quot;;[.$E387])"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スクリプトによる頻繁なaler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dom.successive_dialog_time_limit", 0);</text:p>
          </table:table-cell>
          <table:table-cell table:style-name="ce10" table:formula="of:=IF([.N387]=&quot;&quot;;&quot;?&quot;;IF([.P387]=&quot;&quot;;&quot;新規&quot;;IF([.N387]=[.P387];&quot;&quot;;&quot;変更あり&quot;)))">
            <text:p/>
          </table:table-cell>
          <table:table-cell table:style-name="ce155" office:value-type="string" calcext:value-type="string">
            <text:p>lockPref("dom.successive_dialog_time_limit", 0);</text:p>
          </table:table-cell>
          <table:table-cell table:style-name="ce8" table:formula="of:=IF([.P387]=&quot;&quot;;&quot;?&quot;;IF([.R387]=&quot;&quot;;&quot;新規&quot;;IF([.P387]=[.R387];&quot;&quot;;&quot;○&quot;)))">
            <text:p/>
          </table:table-cell>
          <table:table-cell table:style-name="ce155" office:value-type="string" calcext:value-type="string">
            <text:p>lockPref("dom.successive_dialog_time_limit", 0);</text:p>
          </table:table-cell>
          <table:table-cell table:style-name="ce155" table:number-columns-repeated="2"/>
          <table:table-cell table:style-name="ce17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09" calcext:value-type="float">
            <text:p>309</text:p>
          </table:table-cell>
          <table:table-cell table:style-name="ce5" table:formula="of:=CONCATENATE([.$D388];&quot;-&quot;;[.$E388])"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38"/>
          <table:table-cell table:style-name="ce10" table:formula="of:=IF([.K388]=&quot;&quot;;&quot;?&quot;;IF([.N388]=&quot;&quot;;&quot;新規&quot;;IF([.K388]=[.N388];&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388]=&quot;&quot;;&quot;?&quot;;IF([.P388]=&quot;&quot;;&quot;新規&quot;;IF([.N388]=[.P388];&quot;&quot;;&quot;変更あり&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8" table:formula="of:=IF([.P388]=&quot;&quot;;&quot;?&quot;;IF([.R388]=&quot;&quot;;&quot;新規&quot;;IF([.P388]=[.R388];&quot;&quot;;&quot;○&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155" table:number-columns-repeated="2"/>
          <table:table-cell table:style-name="ce17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10" calcext:value-type="float">
            <text:p>310</text:p>
          </table:table-cell>
          <table:table-cell table:style-name="ce5" table:formula="of:=CONCATENATE([.$D389];&quot;-&quot;;[.$E389])"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38" office:value-type="string" calcext:value-type="string" table:number-columns-spanned="1" table:number-rows-spanned="4">
            <text:p>Webアプリの動作</text:p>
          </table:table-cell>
          <table:table-cell table:style-name="ce38" office:value-type="string" calcext:value-type="string" table:number-columns-spanned="1" table:number-rows-spanned="4">
            <text:p>プッシュ通知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389]=&quot;&quot;;&quot;?&quot;;IF([.N389]=&quot;&quot;;&quot;新規&quot;;IF([.K389]=[.N389];&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389]=&quot;&quot;;&quot;?&quot;;IF([.P389]=&quot;&quot;;&quot;新規&quot;;IF([.N389]=[.P389];&quot;&quot;;&quot;変更あり&quot;)))">
            <text:p/>
          </table:table-cell>
          <table:table-cell table:style-name="ce155" office:value-type="string" calcext:value-type="string">
            <text:p>lockPref("dom.push.enabled", true);</text:p>
            <text:p>lockPref("dom.serviceWorkers.enabled", true);</text:p>
          </table:table-cell>
          <table:table-cell table:style-name="ce8" table:formula="of:=IF([.P389]=&quot;&quot;;&quot;?&quot;;IF([.R389]=&quot;&quot;;&quot;新規&quot;;IF([.P389]=[.R389];&quot;&quot;;&quot;○&quot;)))" office:value-type="string" office:string-value="○" calcext:value-type="string">
            <text:p>○</text:p>
          </table:table-cell>
          <table:table-cell table:style-name="ce155" office:value-type="string" calcext:value-type="string">
            <text:p>lockPref("dom.push.enabled", true);</text:p>
          </table:table-cell>
          <table:table-cell table:style-name="ce155" table:number-columns-repeated="2"/>
          <table:table-cell table:style-name="ce17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11" calcext:value-type="float">
            <text:p>311</text:p>
          </table:table-cell>
          <table:table-cell table:style-name="ce5" table:formula="of:=CONCATENATE([.$D390];&quot;-&quot;;[.$E390])"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0" table:formula="of:=IF([.K390]=&quot;&quot;;&quot;?&quot;;IF([.N390]=&quot;&quot;;&quot;新規&quot;;IF([.K390]=[.N390];&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 table:formula="of:=IF([.N390]=&quot;&quot;;&quot;?&quot;;IF([.P390]=&quot;&quot;;&quot;新規&quot;;IF([.N390]=[.P390];&quot;&quot;;&quot;変更あり&quot;)))" office:value-type="string" office:string-value="変更あり" calcext:value-type="string">
            <text:p>変更あり</text:p>
          </table:table-cell>
          <table:table-cell table:style-name="ce155" office:value-type="string" calcext:value-type="string">
            <text:p>lockPref("extensions.autopermission.sites.(site)", "push=1");</text:p>
            <text:p><text:span text:style-name="T3">clearPref("extensions.autopermission.sites.(site).lastValue");</text:span></text:p>
          </table:table-cell>
          <table:table-cell table:style-name="ce8" table:formula="of:=IF([.P390]=&quot;&quot;;&quot;?&quot;;IF([.R390]=&quot;&quot;;&quot;新規&quot;;IF([.P390]=[.R390];&quot;&quot;;&quot;○&quot;)))" office:value-type="string" office:string-value="○" calcext:value-type="string">
            <text:p>○</text:p>
          </table:table-cell>
          <table:table-cell table:style-name="ce155" office:value-type="string" calcext:value-type="string">
            <text:p>lockPref("extensions.autopermission.sites.(site)", "push=1");</text:p>
          </table:table-cell>
          <table:table-cell table:style-name="ce155" table:number-columns-repeated="2"/>
          <table:table-cell table:style-name="ce17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12" calcext:value-type="float">
            <text:p>312</text:p>
          </table:table-cell>
          <table:table-cell table:style-name="ce5" table:formula="of:=CONCATENATE([.$D391];&quot;-&quot;;[.$E391])"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41"/>
          <table:table-cell table:style-name="ce10" table:formula="of:=IF([.K391]=&quot;&quot;;&quot;?&quot;;IF([.N391]=&quot;&quot;;&quot;新規&quot;;IF([.K391]=[.N391];&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0" table:formula="of:=IF([.N391]=&quot;&quot;;&quot;?&quot;;IF([.P391]=&quot;&quot;;&quot;新規&quot;;IF([.N391]=[.P391];&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91]=&quot;&quot;;&quot;?&quot;;IF([.R391]=&quot;&quot;;&quot;新規&quot;;IF([.P391]=[.R391];&quot;&quot;;&quot;○&quot;)))" office:value-type="string" office:string-value="新規" calcext:value-type="string">
            <text:p>新規</text:p>
          </table:table-cell>
          <table:table-cell table:style-name="ce155" table:number-columns-repeated="3"/>
          <table:table-cell table:style-name="ce17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13" calcext:value-type="float">
            <text:p>313</text:p>
          </table:table-cell>
          <table:table-cell table:style-name="ce5" table:formula="of:=CONCATENATE([.$D392];&quot;-&quot;;[.$E392])"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392]=&quot;&quot;;&quot;?&quot;;IF([.P392]=&quot;&quot;;&quot;新規&quot;;IF([.N392]=[.P392];&quot;&quot;;&quot;変更あり&quot;)))">
            <text:p/>
          </table:table-cell>
          <table:table-cell table:style-name="ce155"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392]=&quot;&quot;;&quot;?&quot;;IF([.R392]=&quot;&quot;;&quot;新規&quot;;IF([.P392]=[.R392];&quot;&quot;;&quot;○&quot;)))" office:value-type="string" office:string-value="○" calcext:value-type="string">
            <text:p>○</text:p>
          </table:table-cell>
          <table:table-cell table:style-name="ce155" office:value-type="string" calcext:value-type="string">
            <text:p>lockPref("dom.push.enabled", false);</text:p>
          </table:table-cell>
          <table:table-cell table:style-name="ce155" table:number-columns-repeated="2"/>
          <table:table-cell table:style-name="ce17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14" calcext:value-type="float">
            <text:p>314</text:p>
          </table:table-cell>
          <table:table-cell table:style-name="ce5" table:formula="of:=CONCATENATE([.$D393];&quot;-&quot;;[.$E393])"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ゲームパッド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0" table:formula="of:=IF([.K393]=&quot;&quot;;&quot;?&quot;;IF([.N393]=&quot;&quot;;&quot;新規&quot;;IF([.K393]=[.N393];&quot;&quot;;&quot;変更あり&quot;)))">
            <text:p/>
          </table:table-cell>
          <table:table-cell table:style-name="ce9" office:value-type="string" calcext:value-type="string">
            <text:p>lockPref("dom.gamepad.enabled",true);</text:p>
          </table:table-cell>
          <table:table-cell table:style-name="ce10" table:formula="of:=IF([.N393]=&quot;&quot;;&quot;?&quot;;IF([.P393]=&quot;&quot;;&quot;新規&quot;;IF([.N393]=[.P393];&quot;&quot;;&quot;変更あり&quot;)))">
            <text:p/>
          </table:table-cell>
          <table:table-cell table:style-name="ce9" office:value-type="string" calcext:value-type="string">
            <text:p>lockPref("dom.gamepad.enabled",true);</text:p>
          </table:table-cell>
          <table:table-cell table:style-name="ce8" table:formula="of:=IF([.P393]=&quot;&quot;;&quot;?&quot;;IF([.R393]=&quot;&quot;;&quot;新規&quot;;IF([.P393]=[.R393];&quot;&quot;;&quot;○&quot;)))">
            <text:p/>
          </table:table-cell>
          <table:table-cell table:number-columns-repeated="2" table:style-name="ce155" office:value-type="string" calcext:value-type="string">
            <text:p>lockPref("dom.gamepad.enabled",true);</text:p>
          </table:table-cell>
          <table:table-cell table:style-name="ce155" office:value-type="string" calcext:value-type="string">
            <text:p>-</text:p>
          </table:table-cell>
          <table:table-cell table:style-name="ce17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15" calcext:value-type="float">
            <text:p>315</text:p>
          </table:table-cell>
          <table:table-cell table:style-name="ce5" table:formula="of:=CONCATENATE([.$D394];&quot;-&quot;;[.$E394])"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394]=&quot;&quot;;&quot;?&quot;;IF([.N394]=&quot;&quot;;&quot;新規&quot;;IF([.K394]=[.N394];&quot;&quot;;&quot;変更あり&quot;)))">
            <text:p/>
          </table:table-cell>
          <table:table-cell table:style-name="ce9" office:value-type="string" calcext:value-type="string">
            <text:p>lockPref("dom.gamepad.enabled",false);</text:p>
          </table:table-cell>
          <table:table-cell table:style-name="ce10" table:formula="of:=IF([.N394]=&quot;&quot;;&quot;?&quot;;IF([.P394]=&quot;&quot;;&quot;新規&quot;;IF([.N394]=[.P394];&quot;&quot;;&quot;変更あり&quot;)))">
            <text:p/>
          </table:table-cell>
          <table:table-cell table:style-name="ce9" office:value-type="string" calcext:value-type="string">
            <text:p>lockPref("dom.gamepad.enabled",false);</text:p>
          </table:table-cell>
          <table:table-cell table:style-name="ce8" table:formula="of:=IF([.P394]=&quot;&quot;;&quot;?&quot;;IF([.R394]=&quot;&quot;;&quot;新規&quot;;IF([.P394]=[.R394];&quot;&quot;;&quot;○&quot;)))">
            <text:p/>
          </table:table-cell>
          <table:table-cell table:number-columns-repeated="2" table:style-name="ce155" office:value-type="string" calcext:value-type="string">
            <text:p>lockPref("dom.gamepad.enabled",false);</text:p>
          </table:table-cell>
          <table:table-cell table:style-name="ce155" office:value-type="string" calcext:value-type="string">
            <text:p>-</text:p>
          </table:table-cell>
          <table:table-cell table:style-name="ce17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16" calcext:value-type="float">
            <text:p>316</text:p>
          </table:table-cell>
          <table:table-cell table:style-name="ce5" table:formula="of:=CONCATENATE([.$D395];&quot;-&quot;;[.$E395])"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クリップボード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defaultPref("dom.event.clipboardevents.enabled", true);</text:p>
          </table:table-cell>
          <table:table-cell table:style-name="ce10" table:formula="of:=IF([.N395]=&quot;&quot;;&quot;?&quot;;IF([.P395]=&quot;&quot;;&quot;新規&quot;;IF([.N395]=[.P395];&quot;&quot;;&quot;変更あり&quot;)))">
            <text:p/>
          </table:table-cell>
          <table:table-cell table:style-name="ce9" office:value-type="string" calcext:value-type="string">
            <text:p>defaultPref("dom.event.clipboardevents.enabled", true);</text:p>
          </table:table-cell>
          <table:table-cell table:style-name="ce8" table:formula="of:=IF([.P395]=&quot;&quot;;&quot;?&quot;;IF([.R395]=&quot;&quot;;&quot;新規&quot;;IF([.P395]=[.R395];&quot;&quot;;&quot;○&quot;)))" office:value-type="string" office:string-value="新規" calcext:value-type="string">
            <text:p>新規</text:p>
          </table:table-cell>
          <table:table-cell table:style-name="ce155" table:number-columns-repeated="3"/>
          <table:table-cell table:style-name="ce17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17" calcext:value-type="float">
            <text:p>317</text:p>
          </table:table-cell>
          <table:table-cell table:style-name="ce5" table:formula="of:=CONCATENATE([.$D396];&quot;-&quot;;[.$E396])"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396]=&quot;&quot;;&quot;?&quot;;IF([.N396]=&quot;&quot;;&quot;新規&quot;;IF([.K396]=[.N396];&quot;&quot;;&quot;変更あり&quot;)))">
            <text:p/>
          </table:table-cell>
          <table:table-cell table:style-name="ce9" office:value-type="string" calcext:value-type="string">
            <text:p>lockPref("dom.event.clipboardevents.enabled", false);</text:p>
          </table:table-cell>
          <table:table-cell table:style-name="ce10" table:formula="of:=IF([.N396]=&quot;&quot;;&quot;?&quot;;IF([.P396]=&quot;&quot;;&quot;新規&quot;;IF([.N396]=[.P396];&quot;&quot;;&quot;変更あり&quot;)))">
            <text:p/>
          </table:table-cell>
          <table:table-cell table:style-name="ce9" office:value-type="string" calcext:value-type="string">
            <text:p>lockPref("dom.event.clipboardevents.enabled", false);</text:p>
          </table:table-cell>
          <table:table-cell table:style-name="ce8" table:formula="of:=IF([.P396]=&quot;&quot;;&quot;?&quot;;IF([.R396]=&quot;&quot;;&quot;新規&quot;;IF([.P396]=[.R396];&quot;&quot;;&quot;○&quot;)))" office:value-type="string" office:string-value="新規" calcext:value-type="string">
            <text:p>新規</text:p>
          </table:table-cell>
          <table:table-cell table:style-name="ce155" table:number-columns-repeated="3"/>
          <table:table-cell table:style-name="ce17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18" calcext:value-type="float">
            <text:p>318</text:p>
          </table:table-cell>
          <table:table-cell table:style-name="ce5" table:formula="of:=CONCATENATE([.$D397];&quot;-&quot;;[.$E397])"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コンテキストメニュー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97]=&quot;&quot;;&quot;?&quot;;IF([.N397]=&quot;&quot;;&quot;新規&quot;;IF([.K397]=[.N397];&quot;&quot;;&quot;変更あり&quot;)))">
            <text:p/>
          </table:table-cell>
          <table:table-cell table:style-name="ce9" office:value-type="string" calcext:value-type="string">
            <text:p>-</text:p>
          </table:table-cell>
          <table:table-cell table:style-name="ce10" table:formula="of:=IF([.N397]=&quot;&quot;;&quot;?&quot;;IF([.P397]=&quot;&quot;;&quot;新規&quot;;IF([.N397]=[.P397];&quot;&quot;;&quot;変更あり&quot;)))">
            <text:p/>
          </table:table-cell>
          <table:table-cell table:style-name="ce9" office:value-type="string" calcext:value-type="string">
            <text:p>-</text:p>
          </table:table-cell>
          <table:table-cell table:style-name="ce8" table:formula="of:=IF([.P397]=&quot;&quot;;&quot;?&quot;;IF([.R397]=&quot;&quot;;&quot;新規&quot;;IF([.P397]=[.R397];&quot;&quot;;&quot;○&quot;)))" office:value-type="string" office:string-value="新規" calcext:value-type="string">
            <text:p>新規</text:p>
          </table:table-cell>
          <table:table-cell table:style-name="ce155" table:number-columns-repeated="3"/>
          <table:table-cell table:style-name="ce17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19" calcext:value-type="float">
            <text:p>319</text:p>
          </table:table-cell>
          <table:table-cell table:style-name="ce5" table:formula="of:=CONCATENATE([.$D398];&quot;-&quot;;[.$E398])"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lockPref("dom.event.contextmenu.enabled", false);</text:p>
          </table:table-cell>
          <table:table-cell table:style-name="ce10" table:formula="of:=IF([.N398]=&quot;&quot;;&quot;?&quot;;IF([.P398]=&quot;&quot;;&quot;新規&quot;;IF([.N398]=[.P398];&quot;&quot;;&quot;変更あり&quot;)))">
            <text:p/>
          </table:table-cell>
          <table:table-cell table:style-name="ce9" office:value-type="string" calcext:value-type="string">
            <text:p>lockPref("dom.event.contextmenu.enabled", false);</text:p>
          </table:table-cell>
          <table:table-cell table:style-name="ce8" table:formula="of:=IF([.P398]=&quot;&quot;;&quot;?&quot;;IF([.R398]=&quot;&quot;;&quot;新規&quot;;IF([.P398]=[.R398];&quot;&quot;;&quot;○&quot;)))" office:value-type="string" office:string-value="新規" calcext:value-type="string">
            <text:p>新規</text:p>
          </table:table-cell>
          <table:table-cell table:style-name="ce155" table:number-columns-repeated="3"/>
          <table:table-cell table:style-name="ce17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42" office:value-type="string" calcext:value-type="string" table:number-columns-spanned="1" table:number-rows-spanned="2">
            <text:p>Webアプリの動作</text:p>
          </table:table-cell>
          <table:table-cell table:style-name="ce30" office:value-type="string" calcext:value-type="string" table:number-columns-spanned="1" table:number-rows-spanned="2">
            <text:p>左クリック以外のクリック操作によるイベントの発火</text:p>
          </table:table-cell>
          <table:table-cell table:style-name="ce30"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100" office:value-type="string" calcext:value-type="string">
            <text:p>Firefox 31までの間で廃止</text:p>
          </table:table-cell>
          <table:table-cell table:style-name="ce100"/>
          <table:table-cell table:style-name="ce10" table:formula="of:=IF([.K399]=&quot;&quot;;&quot;?&quot;;IF([.N399]=&quot;&quot;;&quot;新規&quot;;IF([.K399]=[.N399];&quot;&quot;;&quot;変更あり&quot;)))">
            <text:p/>
          </table:table-cell>
          <table:table-cell table:style-name="ce100" office:value-type="string" calcext:value-type="string">
            <text:p>Firefox 31までの間で廃止</text:p>
          </table:table-cell>
          <table:table-cell table:style-name="ce10" table:formula="of:=IF([.N399]=&quot;&quot;;&quot;?&quot;;IF([.P399]=&quot;&quot;;&quot;新規&quot;;IF([.N399]=[.P39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31"/>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00" office:value-type="string" calcext:value-type="string">
            <text:p>// Firefox 31までの間で廃止</text:p>
            <text:p>lockPref("nglayout.events.dispatchLeftClickOnly", true);</text:p>
          </table:table-cell>
          <table:table-cell table:style-name="ce100"/>
          <table:table-cell table:style-name="ce10" table:formula="of:=IF([.K400]=&quot;&quot;;&quot;?&quot;;IF([.N400]=&quot;&quot;;&quot;新規&quot;;IF([.K400]=[.N400];&quot;&quot;;&quot;変更あり&quot;)))">
            <text:p/>
          </table:table-cell>
          <table:table-cell table:style-name="ce100" office:value-type="string" calcext:value-type="string">
            <text:p>// Firefox 31までの間で廃止</text:p>
            <text:p>lockPref("nglayout.events.dispatchLeftClickOnly", true);</text:p>
          </table:table-cell>
          <table:table-cell table:style-name="ce10" table:formula="of:=IF([.N400]=&quot;&quot;;&quot;?&quot;;IF([.P400]=&quot;&quot;;&quot;新規&quot;;IF([.N400]=[.P40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25"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01]=&quot;&quot;;&quot;?&quot;;IF([.P401]=&quot;&quot;;&quot;新規&quot;;IF([.N401]=[.P401];&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01]=&quot;&quot;;&quot;?&quot;;IF([.R401]=&quot;&quot;;&quot;新規&quot;;IF([.P401]=[.R401];&quot;&quot;;&quot;○&quot;)))">
            <text:p/>
          </table:table-cell>
          <table:table-cell table:style-name="ce155" office:value-type="string" calcext:value-type="string">
            <text:p>lockPref("extensions.force-addon-status@clear-code.com.plugins.0.pattern", "^Java(\\(TM\\)| )");</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02]=&quot;&quot;;&quot;?&quot;;IF([.R402]=&quot;&quot;;&quot;新規&quot;;IF([.P402]=[.R402];&quot;&quot;;&quot;○&quot;)))">
            <text:p/>
          </table:table-cell>
          <table:table-cell table:style-name="ce155" office:value-type="string" calcext:value-type="string">
            <text:p>lockPref("extensions.force-addon-status@clear-code.com.plugins.0.pattern", "^Java(\\(TM\\)| )");</text:p>
            <text:p>lockPref("extensions.force-addon-status@clear-code.com.plugins.0.enabledState", 2);</text:p>
          </table:table-cell>
          <table:table-cell table:style-name="ce155" table:number-columns-repeated="2"/>
          <table:table-cell table:style-name="ce17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3]=&quot;&quot;;&quot;?&quot;;IF([.N403]=&quot;&quot;;&quot;新規&quot;;IF([.K403]=[.N403];&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03]=&quot;&quot;;&quot;?&quot;;IF([.R403]=&quot;&quot;;&quot;新規&quot;;IF([.P403]=[.R403];&quot;&quot;;&quot;○&quot;)))">
            <text:p/>
          </table:table-cell>
          <table:table-cell table:style-name="ce155" office:value-type="string" calcext:value-type="string">
            <text:p>lockPref("extensions.force-addon-status@clear-code.com.plugins.0.pattern", "^Java(\\(TM\\)| )");</text:p>
            <text:p>lockPref("extensions.force-addon-status@clear-code.com.plugins.0.enabledState", 1);</text:p>
          </table:table-cell>
          <table:table-cell table:style-name="ce155" table:number-columns-repeated="2"/>
          <table:table-cell table:style-name="ce17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20" calcext:value-type="float">
            <text:p>320</text:p>
          </table:table-cell>
          <table:table-cell table:style-name="ce5" table:formula="of:=CONCATENATE([.$D404];&quot;-&quot;;[.$E404])"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Flash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4]=&quot;&quot;;&quot;?&quot;;IF([.N404]=&quot;&quot;;&quot;新規&quot;;IF([.K404]=[.N404];&quot;&quot;;&quot;変更あり&quot;)))">
            <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4]=&quot;&quot;;&quot;?&quot;;IF([.P404]=&quot;&quot;;&quot;新規&quot;;IF([.N404]=[.P40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8" table:formula="of:=IF([.P404]=&quot;&quot;;&quot;?&quot;;IF([.R404]=&quot;&quot;;&quot;新規&quot;;IF([.P404]=[.R404];&quot;&quot;;&quot;○&quot;)))">
            <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155" table:number-columns-repeated="2"/>
          <table:table-cell table:style-name="ce17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21" calcext:value-type="float">
            <text:p>321</text:p>
          </table:table-cell>
          <table:table-cell table:style-name="ce5" table:formula="of:=CONCATENATE([.$D405];&quot;-&quot;;[.$E405])"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5]=&quot;&quot;;&quot;?&quot;;IF([.N405]=&quot;&quot;;&quot;新規&quot;;IF([.K405]=[.N405];&quot;&quot;;&quot;変更あり&quot;)))">
            <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8" table:formula="of:=IF([.P405]=&quot;&quot;;&quot;?&quot;;IF([.R405]=&quot;&quot;;&quot;新規&quot;;IF([.P405]=[.R405];&quot;&quot;;&quot;○&quot;)))">
            <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155" table:number-columns-repeated="2"/>
          <table:table-cell table:style-name="ce17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22" calcext:value-type="float">
            <text:p>322</text:p>
          </table:table-cell>
          <table:table-cell table:style-name="ce5" table:formula="of:=CONCATENATE([.$D406];&quot;-&quot;;[.$E406])"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6]=&quot;&quot;;&quot;?&quot;;IF([.N406]=&quot;&quot;;&quot;新規&quot;;IF([.K406]=[.N406];&quot;&quot;;&quot;変更あり&quot;)))">
            <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6]=&quot;&quot;;&quot;?&quot;;IF([.P406]=&quot;&quot;;&quot;新規&quot;;IF([.N406]=[.P40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8" table:formula="of:=IF([.P406]=&quot;&quot;;&quot;?&quot;;IF([.R406]=&quot;&quot;;&quot;新規&quot;;IF([.P406]=[.R406];&quot;&quot;;&quot;○&quot;)))">
            <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155" table:number-columns-repeated="2"/>
          <table:table-cell table:style-name="ce17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Acroba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7]=&quot;&quot;;&quot;?&quot;;IF([.N407]=&quot;&quot;;&quot;新規&quot;;IF([.K407]=[.N407];&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8" table:formula="of:=IF([.P407]=&quot;&quot;;&quot;?&quot;;IF([.R407]=&quot;&quot;;&quot;新規&quot;;IF([.P407]=[.R407];&quot;&quot;;&quot;○&quot;)))">
            <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155" table:number-columns-repeated="2"/>
          <table:table-cell table:style-name="ce17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8" table:formula="of:=IF([.P408]=&quot;&quot;;&quot;?&quot;;IF([.R408]=&quot;&quot;;&quot;新規&quot;;IF([.P408]=[.R408];&quot;&quot;;&quot;○&quot;)))">
            <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155" table:number-columns-repeated="2"/>
          <table:table-cell table:style-name="ce17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9]=&quot;&quot;;&quot;?&quot;;IF([.N409]=&quot;&quot;;&quot;新規&quot;;IF([.K409]=[.N409];&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8" table:formula="of:=IF([.P409]=&quot;&quot;;&quot;?&quot;;IF([.R409]=&quot;&quot;;&quot;新規&quot;;IF([.P409]=[.R409];&quot;&quot;;&quot;○&quot;)))">
            <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155" table:number-columns-repeated="2"/>
          <table:table-cell table:style-name="ce17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hockwave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10]=&quot;&quot;;&quot;?&quot;;IF([.R410]=&quot;&quot;;&quot;新規&quot;;IF([.P410]=[.R410];&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155" table:number-columns-repeated="2"/>
          <table:table-cell table:style-name="ce17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1]=&quot;&quot;;&quot;?&quot;;IF([.N411]=&quot;&quot;;&quot;新規&quot;;IF([.K411]=[.N411];&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11]=&quot;&quot;;&quot;?&quot;;IF([.R411]=&quot;&quot;;&quot;新規&quot;;IF([.P411]=[.R411];&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155" table:number-columns-repeated="2"/>
          <table:table-cell table:style-name="ce17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2]=&quot;&quot;;&quot;?&quot;;IF([.N412]=&quot;&quot;;&quot;新規&quot;;IF([.K412]=[.N412];&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12]=&quot;&quot;;&quot;?&quot;;IF([.R412]=&quot;&quot;;&quot;新規&quot;;IF([.P412]=[.R412];&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155" table:number-columns-repeated="2"/>
          <table:table-cell table:style-name="ce17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ilverligh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41"/>
          <table:table-cell table:style-name="ce10" table:formula="of:=IF([.K413]=&quot;&quot;;&quot;?&quot;;IF([.N413]=&quot;&quot;;&quot;新規&quot;;IF([.K413]=[.N413];&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13]=&quot;&quot;;&quot;?&quot;;IF([.R413]=&quot;&quot;;&quot;新規&quot;;IF([.P413]=[.R413];&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155" table:number-columns-repeated="2"/>
          <table:table-cell table:style-name="ce17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14]=&quot;&quot;;&quot;?&quot;;IF([.R414]=&quot;&quot;;&quot;新規&quot;;IF([.P414]=[.R414];&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155" table:number-columns-repeated="2"/>
          <table:table-cell table:style-name="ce17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5]=&quot;&quot;;&quot;?&quot;;IF([.N415]=&quot;&quot;;&quot;新規&quot;;IF([.K415]=[.N415];&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15]=&quot;&quot;;&quot;?&quot;;IF([.R415]=&quot;&quot;;&quot;新規&quot;;IF([.P415]=[.R415];&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155" table:number-columns-repeated="2"/>
          <table:table-cell table:style-name="ce17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Windows Media Player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16]=&quot;&quot;;&quot;?&quot;;IF([.R416]=&quot;&quot;;&quot;新規&quot;;IF([.P416]=[.R416];&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55" table:number-columns-repeated="2"/>
          <table:table-cell table:style-name="ce17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7]=&quot;&quot;;&quot;?&quot;;IF([.N417]=&quot;&quot;;&quot;新規&quot;;IF([.K417]=[.N417];&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17]=&quot;&quot;;&quot;?&quot;;IF([.R417]=&quot;&quot;;&quot;新規&quot;;IF([.P417]=[.R417];&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55" table:number-columns-repeated="2"/>
          <table:table-cell table:style-name="ce17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0" table:formula="of:=IF([.N418]=&quot;&quot;;&quot;?&quot;;IF([.P418]=&quot;&quot;;&quot;新規&quot;;IF([.N418]=[.P41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18]=&quot;&quot;;&quot;?&quot;;IF([.R418]=&quot;&quot;;&quot;新規&quot;;IF([.P418]=[.R418];&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55" table:number-columns-repeated="2"/>
          <table:table-cell table:style-name="ce17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Cisco WebEx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19]=&quot;&quot;;&quot;?&quot;;IF([.P419]=&quot;&quot;;&quot;新規&quot;;IF([.N419]=[.P41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19]=&quot;&quot;;&quot;?&quot;;IF([.R419]=&quot;&quot;;&quot;新規&quot;;IF([.P419]=[.R419];&quot;&quot;;&quot;○&quot;)))">
            <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55" table:number-columns-repeated="2"/>
          <table:table-cell table:style-name="ce17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0]=&quot;&quot;;&quot;?&quot;;IF([.N420]=&quot;&quot;;&quot;新規&quot;;IF([.K420]=[.N420];&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0" table:formula="of:=IF([.N420]=&quot;&quot;;&quot;?&quot;;IF([.P420]=&quot;&quot;;&quot;新規&quot;;IF([.N420]=[.P42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20]=&quot;&quot;;&quot;?&quot;;IF([.R420]=&quot;&quot;;&quot;新規&quot;;IF([.P420]=[.R420];&quot;&quot;;&quot;○&quot;)))">
            <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55" table:number-columns-repeated="2"/>
          <table:table-cell table:style-name="ce17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1]=&quot;&quot;;&quot;?&quot;;IF([.N421]=&quot;&quot;;&quot;新規&quot;;IF([.K421]=[.N421];&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0" table:formula="of:=IF([.N421]=&quot;&quot;;&quot;?&quot;;IF([.P421]=&quot;&quot;;&quot;新規&quot;;IF([.N421]=[.P42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21]=&quot;&quot;;&quot;?&quot;;IF([.R421]=&quot;&quot;;&quot;新規&quot;;IF([.P421]=[.R421];&quot;&quot;;&quot;○&quot;)))">
            <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55" table:number-columns-repeated="2"/>
          <table:table-cell table:style-name="ce17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23" calcext:value-type="float">
            <text:p>323</text:p>
          </table:table-cell>
          <table:table-cell table:style-name="ce5" table:formula="of:=CONCATENATE([.$D422];&quot;-&quot;;[.$E422])"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グイン</text:p>
          </table:table-cell>
          <table:table-cell table:style-name="ce30" office:value-type="string" calcext:value-type="string" table:number-columns-spanned="1" table:number-rows-spanned="2">
            <text:p>Gecko Media Plugin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22]=&quot;&quot;;&quot;?&quot;;IF([.N422]=&quot;&quot;;&quot;新規&quot;;IF([.K422]=[.N422];&quot;&quot;;&quot;変更あり&quot;)))">
            <text:p/>
          </table:table-cell>
          <table:table-cell table:style-name="ce9" office:value-type="string" calcext:value-type="string">
            <text:p>-</text:p>
          </table:table-cell>
          <table:table-cell table:style-name="ce10" table:formula="of:=IF([.N422]=&quot;&quot;;&quot;?&quot;;IF([.P422]=&quot;&quot;;&quot;新規&quot;;IF([.N422]=[.P422];&quot;&quot;;&quot;変更あり&quot;)))">
            <text:p/>
          </table:table-cell>
          <table:table-cell table:style-name="ce9" office:value-type="string" calcext:value-type="string">
            <text:p>-</text:p>
          </table:table-cell>
          <table:table-cell table:style-name="ce8" table:formula="of:=IF([.P422]=&quot;&quot;;&quot;?&quot;;IF([.R422]=&quot;&quot;;&quot;新規&quot;;IF([.P422]=[.R422];&quot;&quot;;&quot;○&quot;)))">
            <text:p/>
          </table:table-cell>
          <table:table-cell table:style-name="ce155" office:value-type="string" calcext:value-type="string">
            <text:p>-</text:p>
          </table:table-cell>
          <table:table-cell table:style-name="ce155" table:number-columns-repeated="2"/>
          <table:table-cell table:style-name="ce17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24" calcext:value-type="float">
            <text:p>324</text:p>
          </table:table-cell>
          <table:table-cell table:style-name="ce5" table:formula="of:=CONCATENATE([.$D423];&quot;-&quot;;[.$E423])"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8">lockPref("media.gmp-widevinecdm.enabled",false);</text:span></text:p>
            <text:p><text:span text:style-name="T18">lockPref("media.gmp-widevinecdm.autoupdate",false);</text:span></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23]=&quot;&quot;;&quot;?&quot;;IF([.P423]=&quot;&quot;;&quot;新規&quot;;IF([.N423]=[.P423];&quot;&quot;;&quot;変更あり&quot;)))">
            <text:p/>
          </table:table-cell>
          <table:table-cell table:style-name="ce15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23]=&quot;&quot;;&quot;?&quot;;IF([.R423]=&quot;&quot;;&quot;新規&quot;;IF([.P423]=[.R423];&quot;&quot;;&quot;○&quot;)))" office:value-type="string" office:string-value="○" calcext:value-type="string">
            <text:p>○</text:p>
          </table:table-cell>
          <table:table-cell table:style-name="ce15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55" table:number-columns-repeated="2"/>
          <table:table-cell table:style-name="ce17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IcedTe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41"/>
          <table:table-cell table:style-name="ce10" table:formula="of:=IF([.K424]=&quot;&quot;;&quot;?&quot;;IF([.N424]=&quot;&quot;;&quot;新規&quot;;IF([.K424]=[.N424];&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24]=&quot;&quot;;&quot;?&quot;;IF([.P424]=&quot;&quot;;&quot;新規&quot;;IF([.N424]=[.P42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24]=&quot;&quot;;&quot;?&quot;;IF([.R424]=&quot;&quot;;&quot;新規&quot;;IF([.P424]=[.R424];&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25]=&quot;&quot;;&quot;?&quot;;IF([.R425]=&quot;&quot;;&quot;新規&quot;;IF([.P425]=[.R425];&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2);</text:p>
          </table:table-cell>
          <table:table-cell table:style-name="ce155" table:number-columns-repeated="2"/>
          <table:table-cell table:style-name="ce17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26]=&quot;&quot;;&quot;?&quot;;IF([.R426]=&quot;&quot;;&quot;新規&quot;;IF([.P426]=[.R426];&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1);</text:p>
          </table:table-cell>
          <table:table-cell table:style-name="ce155" table:number-columns-repeated="2"/>
          <table:table-cell table:style-name="ce17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すべてのプラグインの初期状態</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27]=&quot;&quot;;&quot;?&quot;;IF([.P427]=&quot;&quot;;&quot;新規&quot;;IF([.N427]=[.P427];&quot;&quot;;&quot;変更あり&quot;)))">
            <text:p/>
          </table:table-cell>
          <table:table-cell table:style-name="ce9" office:value-type="string" calcext:value-type="string">
            <text:p>lockPref("plugin.default.state", 0);</text:p>
          </table:table-cell>
          <table:table-cell table:style-name="ce8" table:formula="of:=IF([.P427]=&quot;&quot;;&quot;?&quot;;IF([.R427]=&quot;&quot;;&quot;新規&quot;;IF([.P427]=[.R427];&quot;&quot;;&quot;○&quot;)))" office:value-type="string" office:string-value="新規" calcext:value-type="string">
            <text:p>新規</text:p>
          </table:table-cell>
          <table:table-cell table:style-name="ce155" table:number-columns-repeated="3"/>
          <table:table-cell table:style-name="ce171"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28]=&quot;&quot;;&quot;?&quot;;IF([.N428]=&quot;&quot;;&quot;新規&quot;;IF([.K428]=[.N428];&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28]=&quot;&quot;;&quot;?&quot;;IF([.P428]=&quot;&quot;;&quot;新規&quot;;IF([.N428]=[.P428];&quot;&quot;;&quot;変更あり&quot;)))">
            <text:p/>
          </table:table-cell>
          <table:table-cell table:style-name="ce9" office:value-type="string" calcext:value-type="string">
            <text:p>lockPref("plugin.default.state", 2);</text:p>
          </table:table-cell>
          <table:table-cell table:style-name="ce8" table:formula="of:=IF([.P428]=&quot;&quot;;&quot;?&quot;;IF([.R428]=&quot;&quot;;&quot;新規&quot;;IF([.P428]=[.R428];&quot;&quot;;&quot;○&quot;)))" office:value-type="string" office:string-value="新規" calcext:value-type="string">
            <text:p>新規</text:p>
          </table:table-cell>
          <table:table-cell table:style-name="ce155" table:number-columns-repeated="3"/>
          <table:table-cell table:style-name="ce171"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29]=&quot;&quot;;&quot;?&quot;;IF([.N429]=&quot;&quot;;&quot;新規&quot;;IF([.K429]=[.N429];&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29]=&quot;&quot;;&quot;?&quot;;IF([.P429]=&quot;&quot;;&quot;新規&quot;;IF([.N429]=[.P429];&quot;&quot;;&quot;変更あり&quot;)))">
            <text:p/>
          </table:table-cell>
          <table:table-cell table:style-name="ce9" office:value-type="string" calcext:value-type="string">
            <text:p>lockPref("plugin.default.state", 1);</text:p>
          </table:table-cell>
          <table:table-cell table:style-name="ce8" table:formula="of:=IF([.P429]=&quot;&quot;;&quot;?&quot;;IF([.R429]=&quot;&quot;;&quot;新規&quot;;IF([.P429]=[.R429];&quot;&quot;;&quot;○&quot;)))" office:value-type="string" office:string-value="新規" calcext:value-type="string">
            <text:p>新規</text:p>
          </table:table-cell>
          <table:table-cell table:style-name="ce155" table:number-columns-repeated="3"/>
          <table:table-cell table:style-name="ce171"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30]&lt;&gt;&quot;&quot;;NOT(ISNUMBER(FIND(&quot;廃止&quot;;[.$D430])));NOT(ISNUMBER(FIND(&quot;廃止&quot;;[.$E430]))));MAX([.$B$1:.$B429])+1;&quot;&quot;)" office:value-type="float" office:value="325" calcext:value-type="float">
            <text:p>325</text:p>
          </table:table-cell>
          <table:table-cell table:style-name="ce5" table:formula="of:=CONCATENATE([.$D430];&quot;-&quot;;[.$E430])"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30" office:value-type="string" calcext:value-type="string" table:number-columns-spanned="1" table:number-rows-spanned="2">
            <text:p>外部アプリケーションとの連携</text:p>
          </table:table-cell>
          <table:table-cell table:style-name="ce30" office:value-type="string" calcext:value-type="string" table:number-columns-spanned="1" table:number-rows-spanned="2">
            <text:p>ファイルをダウンロードして直接外部アプリケーションで開く時の挙動</text:p>
          </table:table-cell>
          <table:table-cell table:style-name="ce30"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30]=&quot;&quot;;&quot;?&quot;;IF([.N430]=&quot;&quot;;&quot;新規&quot;;IF([.K430]=[.N430];&quot;&quot;;&quot;変更あり&quot;)))">
            <text:p/>
          </table:table-cell>
          <table:table-cell table:style-name="ce9" office:value-type="string" calcext:value-type="string">
            <text:p>lockPref("browser.helperApps.deleteTempFileOnExit", true);</text:p>
          </table:table-cell>
          <table:table-cell table:style-name="ce10" table:formula="of:=IF([.N430]=&quot;&quot;;&quot;?&quot;;IF([.P430]=&quot;&quot;;&quot;新規&quot;;IF([.N430]=[.P430];&quot;&quot;;&quot;変更あり&quot;)))">
            <text:p/>
          </table:table-cell>
          <table:table-cell table:style-name="ce9" office:value-type="string" calcext:value-type="string">
            <text:p>lockPref("browser.helperApps.deleteTempFileOnExit", true);</text:p>
          </table:table-cell>
          <table:table-cell table:style-name="ce8" table:formula="of:=IF([.P430]=&quot;&quot;;&quot;?&quot;;IF([.R430]=&quot;&quot;;&quot;新規&quot;;IF([.P430]=[.R430];&quot;&quot;;&quot;○&quot;)))">
            <text:p/>
          </table:table-cell>
          <table:table-cell table:style-name="ce155" office:value-type="string" calcext:value-type="string">
            <text:p>lockPref("browser.helperApps.deleteTempFileOnExit", true);</text:p>
          </table:table-cell>
          <table:table-cell table:style-name="ce155" table:number-columns-repeated="2"/>
          <table:table-cell table:style-name="ce171"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26" calcext:value-type="float">
            <text:p>326</text:p>
          </table:table-cell>
          <table:table-cell table:style-name="ce5" table:formula="of:=CONCATENATE([.$D431];&quot;-&quot;;[.$E431])"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31]=&quot;&quot;;&quot;?&quot;;IF([.N431]=&quot;&quot;;&quot;新規&quot;;IF([.K431]=[.N431];&quot;&quot;;&quot;変更あり&quot;)))">
            <text:p/>
          </table:table-cell>
          <table:table-cell table:style-name="ce9" office:value-type="string" calcext:value-type="string">
            <text:p>lockPref("browser.helperApps.deleteTempFileOnExit", false);</text:p>
          </table:table-cell>
          <table:table-cell table:style-name="ce10" table:formula="of:=IF([.N431]=&quot;&quot;;&quot;?&quot;;IF([.P431]=&quot;&quot;;&quot;新規&quot;;IF([.N431]=[.P431];&quot;&quot;;&quot;変更あり&quot;)))">
            <text:p/>
          </table:table-cell>
          <table:table-cell table:style-name="ce9" office:value-type="string" calcext:value-type="string">
            <text:p>lockPref("browser.helperApps.deleteTempFileOnExit", false);</text:p>
          </table:table-cell>
          <table:table-cell table:style-name="ce8" table:formula="of:=IF([.P431]=&quot;&quot;;&quot;?&quot;;IF([.R431]=&quot;&quot;;&quot;新規&quot;;IF([.P431]=[.R431];&quot;&quot;;&quot;○&quot;)))">
            <text:p/>
          </table:table-cell>
          <table:table-cell table:style-name="ce169" office:value-type="string" calcext:value-type="string">
            <text:p>lockPref("browser.helperApps.deleteTempFileOnExit", false);</text:p>
          </table:table-cell>
          <table:table-cell table:style-name="ce155" table:number-columns-repeated="2"/>
          <table:table-cell table:style-name="ce171"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32]&lt;&gt;&quot;&quot;;NOT(ISNUMBER(FIND(&quot;廃止&quot;;[.$D432])));NOT(ISNUMBER(FIND(&quot;廃止&quot;;[.$E432]))));MAX([.$B$1:.$B431])+1;&quot;&quot;)" office:value-type="float" office:value="327" calcext:value-type="float">
            <text:p>327</text:p>
          </table:table-cell>
          <table:table-cell table:style-name="ce5" table:formula="of:=CONCATENATE([.$D432];&quot;-&quot;;[.$E432])"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30" office:value-type="string" calcext:value-type="string" table:number-columns-spanned="1" table:number-rows-spanned="2">
            <text:p>動作の安定性</text:p>
          </table:table-cell>
          <table:table-cell table:style-name="ce30" office:value-type="string" calcext:value-type="string" table:number-columns-spanned="1" table:number-rows-spanned="2">
            <text:p>ハードウェアアクセラレーションを有効化するかどうか</text:p>
          </table:table-cell>
          <table:table-cell table:style-name="ce30"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32]=&quot;&quot;;&quot;?&quot;;IF([.N432]=&quot;&quot;;&quot;新規&quot;;IF([.K432]=[.N432];&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32]=&quot;&quot;;&quot;?&quot;;IF([.P432]=&quot;&quot;;&quot;新規&quot;;IF([.N432]=[.P432];&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32]=&quot;&quot;;&quot;?&quot;;IF([.R432]=&quot;&quot;;&quot;新規&quot;;IF([.P432]=[.R432];&quot;&quot;;&quot;○&quot;)))" office:value-type="string" office:string-value="新規" calcext:value-type="string">
            <text:p>新規</text:p>
          </table:table-cell>
          <table:table-cell table:style-name="ce155" table:number-columns-repeated="3"/>
          <table:table-cell table:style-name="ce171"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33]&lt;&gt;&quot;&quot;;NOT(ISNUMBER(FIND(&quot;廃止&quot;;[.$D433])));NOT(ISNUMBER(FIND(&quot;廃止&quot;;[.$E433]))));MAX([.$B$1:.$B432])+1;&quot;&quot;)" office:value-type="float" office:value="328" calcext:value-type="float">
            <text:p>328</text:p>
          </table:table-cell>
          <table:table-cell table:style-name="ce5" table:formula="of:=CONCATENATE([.$D433];&quot;-&quot;;[.$E433])"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33]=&quot;&quot;;&quot;?&quot;;IF([.N433]=&quot;&quot;;&quot;新規&quot;;IF([.K433]=[.N433];&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33]=&quot;&quot;;&quot;?&quot;;IF([.P433]=&quot;&quot;;&quot;新規&quot;;IF([.N433]=[.P433];&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33]=&quot;&quot;;&quot;?&quot;;IF([.R433]=&quot;&quot;;&quot;新規&quot;;IF([.P433]=[.R433];&quot;&quot;;&quot;○&quot;)))" office:value-type="string" office:string-value="新規" calcext:value-type="string">
            <text:p>新規</text:p>
          </table:table-cell>
          <table:table-cell table:style-name="ce155" table:number-columns-repeated="3"/>
          <table:table-cell table:style-name="ce171"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34]&lt;&gt;&quot;&quot;;NOT(ISNUMBER(FIND(&quot;廃止&quot;;[.$D434])));NOT(ISNUMBER(FIND(&quot;廃止&quot;;[.$E434]))));MAX([.$B$1:.$B433])+1;&quot;&quot;)" office:value-type="float" office:value="329" calcext:value-type="float">
            <text:p>329</text:p>
          </table:table-cell>
          <table:table-cell table:style-name="ce5" table:formula="of:=CONCATENATE([.$D434];&quot;-&quot;;[.$E434])"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32" office:value-type="string" calcext:value-type="string" table:number-columns-spanned="1" table:number-rows-spanned="3">
            <text:p>動作の安定性</text:p>
          </table:table-cell>
          <table:table-cell table:style-name="ce32" office:value-type="string" calcext:value-type="string" table:number-columns-spanned="1" table:number-rows-spanned="3">
            <text:p>プロセス分離（e10s）を有効化するかどうか</text:p>
          </table:table-cell>
          <table:table-cell table:style-name="ce32"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34]=&quot;&quot;;&quot;?&quot;;IF([.N434]=&quot;&quot;;&quot;新規&quot;;IF([.K434]=[.N434];&quot;&quot;;&quot;変更あり&quot;)))">
            <text:p/>
          </table:table-cell>
          <table:table-cell table:style-name="ce8" office:value-type="string" calcext:value-type="string">
            <text:p>-</text:p>
          </table:table-cell>
          <table:table-cell table:style-name="ce10" table:formula="of:=IF([.N434]=&quot;&quot;;&quot;?&quot;;IF([.P434]=&quot;&quot;;&quot;新規&quot;;IF([.N434]=[.P434];&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435]&lt;&gt;&quot;&quot;;NOT(ISNUMBER(FIND(&quot;廃止&quot;;[.$D435])));NOT(ISNUMBER(FIND(&quot;廃止&quot;;[.$E435]))));MAX([.$B$1:.$B434])+1;&quot;&quot;)" office:value-type="float" office:value="330" calcext:value-type="float">
            <text:p>330</text:p>
          </table:table-cell>
          <table:table-cell table:style-name="ce5" table:formula="of:=CONCATENATE([.$D435];&quot;-&quot;;[.$E435])"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60"/>
          <table:covered-table-cell table:number-columns-repeated="2" table:style-name="ce31"/>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8">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35]=&quot;&quot;;&quot;?&quot;;IF([.P435]=&quot;&quot;;&quot;新規&quot;;IF([.N435]=[.P435];&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436]&lt;&gt;&quot;&quot;;NOT(ISNUMBER(FIND(&quot;廃止&quot;;[.$D436])));NOT(ISNUMBER(FIND(&quot;廃止&quot;;[.$E436]))));MAX([.$B$1:.$B435])+1;&quot;&quot;)" office:value-type="float" office:value="331" calcext:value-type="float">
            <text:p>331</text:p>
          </table:table-cell>
          <table:table-cell table:style-name="ce5" table:formula="of:=CONCATENATE([.$D436];&quot;-&quot;;[.$E436])"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18">lockPref("browser.tabs.remote.autostart", false);</text:span></text:p>
            <text:p><text:span text:style-name="T18">lockPref("browser.tabs.remote.desktopbehavior", false);</text:span></text:p>
            <text:p><text:span text:style-name="T18">// シングルコンテンツプロセスを強制(autostart.Nの代替)</text:span></text:p>
            <text:p><text:span text:style-name="T18">lockPref("dom.ipc.multiOptOut”, 1);</text:span></text:p>
            <text:p><text:span text:style-name="T1">lockPref("browser.tabs.remote.force-enable", false);</text:span></text:p>
          </table:table-cell>
          <table:table-cell table:style-name="ce125" office:value-type="string" calcext:value-type="string">
            <text:p>about:supportのマルチプロセスウィンドウを確認する。</text:p>
          </table:table-cell>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36]=&quot;&quot;;&quot;?&quot;;IF([.P436]=&quot;&quot;;&quot;新規&quot;;IF([.N436]=[.P436];&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437]&lt;&gt;&quot;&quot;;NOT(ISNUMBER(FIND(&quot;廃止&quot;;[.$D437])));NOT(ISNUMBER(FIND(&quot;廃止&quot;;[.$E437]))));MAX([.$B$1:.$B436])+1;&quot;&quot;)" office:value-type="float" office:value="332" calcext:value-type="float">
            <text:p>332</text:p>
          </table:table-cell>
          <table:table-cell table:style-name="ce5" table:formula="of:=CONCATENATE([.$D437];&quot;-&quot;;[.$E437])"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表示フォントの明示</text:p>
          </table:table-cell>
          <table:table-cell table:style-name="ce30"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37]=&quot;&quot;;&quot;?&quot;;IF([.N437]=&quot;&quot;;&quot;新規&quot;;IF([.K437]=[.N437];&quot;&quot;;&quot;変更あり&quot;)))">
            <text:p/>
          </table:table-cell>
          <table:table-cell table:style-name="ce8" office:value-type="string" calcext:value-type="string">
            <text:p>-</text:p>
          </table:table-cell>
          <table:table-cell table:style-name="ce10" table:formula="of:=IF([.N437]=&quot;&quot;;&quot;?&quot;;IF([.P437]=&quot;&quot;;&quot;新規&quot;;IF([.N437]=[.P437];&quot;&quot;;&quot;変更あり&quot;)))">
            <text:p/>
          </table:table-cell>
          <table:table-cell table:style-name="ce8" office:value-type="string" calcext:value-type="string">
            <text:p>-</text:p>
          </table:table-cell>
          <table:table-cell table:style-name="ce8" table:formula="of:=IF([.P437]=&quot;&quot;;&quot;?&quot;;IF([.R437]=&quot;&quot;;&quot;新規&quot;;IF([.P437]=[.R437];&quot;&quot;;&quot;○&quot;)))" office:value-type="string" office:string-value="新規" calcext:value-type="string">
            <text:p>新規</text:p>
          </table:table-cell>
          <table:table-cell table:style-name="ce155" table:number-columns-repeated="3"/>
          <table:table-cell table:style-name="ce171"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438]&lt;&gt;&quot;&quot;;NOT(ISNUMBER(FIND(&quot;廃止&quot;;[.$D438])));NOT(ISNUMBER(FIND(&quot;廃止&quot;;[.$E438]))));MAX([.$B$1:.$B437])+1;&quot;&quot;)" office:value-type="float" office:value="333" calcext:value-type="float">
            <text:p>333</text:p>
          </table:table-cell>
          <table:table-cell table:style-name="ce5" table:formula="of:=CONCATENATE([.$D438];&quot;-&quot;;[.$E438])"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38]=&quot;&quot;;&quot;?&quot;;IF([.P438]=&quot;&quot;;&quot;新規&quot;;IF([.N438]=[.P438];&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38]=&quot;&quot;;&quot;?&quot;;IF([.R438]=&quot;&quot;;&quot;新規&quot;;IF([.P438]=[.R438];&quot;&quot;;&quot;○&quot;)))" office:value-type="string" office:string-value="新規" calcext:value-type="string">
            <text:p>新規</text:p>
          </table:table-cell>
          <table:table-cell table:style-name="ce155" table:number-columns-repeated="3"/>
          <table:table-cell table:style-name="ce171"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439]&lt;&gt;&quot;&quot;;NOT(ISNUMBER(FIND(&quot;廃止&quot;;[.$D439])));NOT(ISNUMBER(FIND(&quot;廃止&quot;;[.$E439]))));MAX([.$B$1:.$B438])+1;&quot;&quot;)" office:value-type="float" office:value="334" calcext:value-type="float">
            <text:p>334</text:p>
          </table:table-cell>
          <table:table-cell table:style-name="ce5" table:formula="of:=CONCATENATE([.$D439];&quot;-&quot;;[.$E439])"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ツールバー上の項目の初期設定</text:p>
          </table:table-cell>
          <table:table-cell table:style-name="ce30" office:value-type="string" calcext:value-type="string" table:number-columns-spanned="1" table:number-rows-spanned="2">
            <text:p>-</text:p>
          </table:table-cell>
          <table:table-cell table:style-name="ce101" office:value-type="string" calcext:value-type="string">
            <text:p>制御しない（既定）</text:p>
          </table:table-cell>
          <table:table-cell table:number-columns-repeated="2" table:style-name="ce101" office:value-type="string" calcext:value-type="string">
            <text:p>-</text:p>
          </table:table-cell>
          <table:table-cell table:style-name="ce101"/>
          <table:table-cell table:style-name="ce10" table:formula="of:=IF([.K439]=&quot;&quot;;&quot;?&quot;;IF([.N439]=&quot;&quot;;&quot;新規&quot;;IF([.K439]=[.N439];&quot;&quot;;&quot;変更あり&quot;)))">
            <text:p/>
          </table:table-cell>
          <table:table-cell table:style-name="ce101" office:value-type="string" calcext:value-type="string">
            <text:p>-</text:p>
          </table:table-cell>
          <table:table-cell table:style-name="ce10" table:formula="of:=IF([.N439]=&quot;&quot;;&quot;?&quot;;IF([.P439]=&quot;&quot;;&quot;新規&quot;;IF([.N439]=[.P439];&quot;&quot;;&quot;変更あり&quot;)))">
            <text:p/>
          </table:table-cell>
          <table:table-cell table:style-name="ce8" office:value-type="string" calcext:value-type="string">
            <text:p>-</text:p>
          </table:table-cell>
          <table:table-cell table:style-name="ce8" table:formula="of:=IF([.P439]=&quot;&quot;;&quot;?&quot;;IF([.R439]=&quot;&quot;;&quot;新規&quot;;IF([.P439]=[.R439];&quot;&quot;;&quot;○&quot;)))" office:value-type="string" office:string-value="新規" calcext:value-type="string">
            <text:p>新規</text:p>
          </table:table-cell>
          <table:table-cell table:style-name="ce155" table:number-columns-repeated="3"/>
          <table:table-cell table:style-name="ce171"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40]&lt;&gt;&quot;&quot;;NOT(ISNUMBER(FIND(&quot;廃止&quot;;[.$D440])));NOT(ISNUMBER(FIND(&quot;廃止&quot;;[.$E440]))));MAX([.$B$1:.$B439])+1;&quot;&quot;)" office:value-type="float" office:value="335" calcext:value-type="float">
            <text:p>335</text:p>
          </table:table-cell>
          <table:table-cell table:style-name="ce5" table:formula="of:=CONCATENATE([.$D440];&quot;-&quot;;[.$E440])"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42" office:value-type="string" calcext:value-type="string">
            <text:p><text:span text:style-name="T3">Firefox 57で削除:</text:span></text:p>
            <text:p/>
            <text:p>pref("browser.migrated-sync-button", true);</text:p>
            <text:p><text:span text:style-name="T3">pref("browser.toolbarbuttons.introduced.pocket-button", true);</text:span></text:p>
            <text:p/>
          </table:table-cell>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40]=&quot;&quot;;&quot;?&quot;;IF([.R440]=&quot;&quot;;&quot;新規&quot;;IF([.P440]=[.R440];&quot;&quot;;&quot;○&quot;)))" office:value-type="string" office:string-value="新規" calcext:value-type="string">
            <text:p>新規</text:p>
          </table:table-cell>
          <table:table-cell table:style-name="ce155" table:number-columns-repeated="3"/>
          <table:table-cell table:style-name="ce171"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1]&lt;&gt;&quot;&quot;;NOT(ISNUMBER(FIND(&quot;廃止&quot;;[.$D441])));NOT(ISNUMBER(FIND(&quot;廃止&quot;;[.$E441]))));MAX([.$B$1:.$B440])+1;&quot;&quot;)" office:value-type="float" office:value="336" calcext:value-type="float">
            <text:p>336</text:p>
          </table:table-cell>
          <table:table-cell table:style-name="ce5" table:formula="of:=CONCATENATE([.$D441];&quot;-&quot;;[.$E441])"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メモリキャッシュのサイズ</text:p>
          </table:table-cell>
          <table:table-cell table:style-name="ce30"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41]=&quot;&quot;;&quot;?&quot;;IF([.N441]=&quot;&quot;;&quot;新規&quot;;IF([.K441]=[.N441];&quot;&quot;;&quot;変更あり&quot;)))">
            <text:p/>
          </table:table-cell>
          <table:table-cell table:style-name="ce8" office:value-type="string" calcext:value-type="string">
            <text:p>-</text:p>
          </table:table-cell>
          <table:table-cell table:style-name="ce10" table:formula="of:=IF([.N441]=&quot;&quot;;&quot;?&quot;;IF([.P441]=&quot;&quot;;&quot;新規&quot;;IF([.N441]=[.P441];&quot;&quot;;&quot;変更あり&quot;)))">
            <text:p/>
          </table:table-cell>
          <table:table-cell table:style-name="ce8" office:value-type="string" calcext:value-type="string">
            <text:p>-</text:p>
          </table:table-cell>
          <table:table-cell table:style-name="ce8" table:formula="of:=IF([.P441]=&quot;&quot;;&quot;?&quot;;IF([.R441]=&quot;&quot;;&quot;新規&quot;;IF([.P441]=[.R441];&quot;&quot;;&quot;○&quot;)))" office:value-type="string" office:string-value="新規" calcext:value-type="string">
            <text:p>新規</text:p>
          </table:table-cell>
          <table:table-cell table:style-name="ce155" table:number-columns-repeated="3"/>
          <table:table-cell table:style-name="ce171"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2]&lt;&gt;&quot;&quot;;NOT(ISNUMBER(FIND(&quot;廃止&quot;;[.$D442])));NOT(ISNUMBER(FIND(&quot;廃止&quot;;[.$E442]))));MAX([.$B$1:.$B441])+1;&quot;&quot;)" office:value-type="float" office:value="337" calcext:value-type="float">
            <text:p>337</text:p>
          </table:table-cell>
          <table:table-cell table:style-name="ce5" table:formula="of:=CONCATENATE([.$D442];&quot;-&quot;;[.$E442])"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42]=&quot;&quot;;&quot;?&quot;;IF([.N442]=&quot;&quot;;&quot;新規&quot;;IF([.K442]=[.N442];&quot;&quot;;&quot;変更あり&quot;)))">
            <text:p/>
          </table:table-cell>
          <table:table-cell table:style-name="ce8" office:value-type="string" calcext:value-type="string">
            <text:p>lockPref("browser.cache.memory.capacity", （整数値、単位：キロバイト）); </text:p>
          </table:table-cell>
          <table:table-cell table:style-name="ce10" table:formula="of:=IF([.N442]=&quot;&quot;;&quot;?&quot;;IF([.P442]=&quot;&quot;;&quot;新規&quot;;IF([.N442]=[.P442];&quot;&quot;;&quot;変更あり&quot;)))">
            <text:p/>
          </table:table-cell>
          <table:table-cell table:style-name="ce8" office:value-type="string" calcext:value-type="string">
            <text:p>lockPref("browser.cache.memory.capacity", （整数値、単位：キロバイト）); </text:p>
          </table:table-cell>
          <table:table-cell table:style-name="ce8" table:formula="of:=IF([.P442]=&quot;&quot;;&quot;?&quot;;IF([.R442]=&quot;&quot;;&quot;新規&quot;;IF([.P442]=[.R442];&quot;&quot;;&quot;○&quot;)))" office:value-type="string" office:string-value="新規" calcext:value-type="string">
            <text:p>新規</text:p>
          </table:table-cell>
          <table:table-cell table:style-name="ce155" table:number-columns-repeated="3"/>
          <table:table-cell table:style-name="ce171"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43]&lt;&gt;&quot;&quot;;NOT(ISNUMBER(FIND(&quot;廃止&quot;;[.$D443])));NOT(ISNUMBER(FIND(&quot;廃止&quot;;[.$E443]))));MAX([.$B$1:.$B442])+1;&quot;&quot;)" office:value-type="float" office:value="338" calcext:value-type="float">
            <text:p>338</text:p>
          </table:table-cell>
          <table:table-cell table:style-name="ce5" table:formula="of:=CONCATENATE([.$D443];&quot;-&quot;;[.$E443])"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コンテンツの再描画間隔</text:p>
          </table:table-cell>
          <table:table-cell table:style-name="ce30"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43]=&quot;&quot;;&quot;?&quot;;IF([.N443]=&quot;&quot;;&quot;新規&quot;;IF([.K443]=[.N443];&quot;&quot;;&quot;変更あり&quot;)))">
            <text:p/>
          </table:table-cell>
          <table:table-cell table:style-name="ce8" office:value-type="string" calcext:value-type="string">
            <text:p>// defaultPref("content.notify.interval", 120000);</text:p>
          </table:table-cell>
          <table:table-cell table:style-name="ce10" table:formula="of:=IF([.N443]=&quot;&quot;;&quot;?&quot;;IF([.P443]=&quot;&quot;;&quot;新規&quot;;IF([.N443]=[.P443];&quot;&quot;;&quot;変更あり&quot;)))">
            <text:p/>
          </table:table-cell>
          <table:table-cell table:style-name="ce8" office:value-type="string" calcext:value-type="string">
            <text:p>// defaultPref("content.notify.interval", 120000);</text:p>
          </table:table-cell>
          <table:table-cell table:style-name="ce8" table:formula="of:=IF([.P443]=&quot;&quot;;&quot;?&quot;;IF([.R443]=&quot;&quot;;&quot;新規&quot;;IF([.P443]=[.R443];&quot;&quot;;&quot;○&quot;)))" office:value-type="string" office:string-value="新規" calcext:value-type="string">
            <text:p>新規</text:p>
          </table:table-cell>
          <table:table-cell table:style-name="ce155" table:number-columns-repeated="3"/>
          <table:table-cell table:style-name="ce171"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4]&lt;&gt;&quot;&quot;;NOT(ISNUMBER(FIND(&quot;廃止&quot;;[.$D444])));NOT(ISNUMBER(FIND(&quot;廃止&quot;;[.$E444]))));MAX([.$B$1:.$B443])+1;&quot;&quot;)" office:value-type="float" office:value="339" calcext:value-type="float">
            <text:p>339</text:p>
          </table:table-cell>
          <table:table-cell table:style-name="ce5" table:formula="of:=CONCATENATE([.$D444];&quot;-&quot;;[.$E444])"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44]=&quot;&quot;;&quot;?&quot;;IF([.N444]=&quot;&quot;;&quot;新規&quot;;IF([.K444]=[.N444];&quot;&quot;;&quot;変更あり&quot;)))">
            <text:p/>
          </table:table-cell>
          <table:table-cell table:style-name="ce8" office:value-type="string" calcext:value-type="string">
            <text:p>lockPref("content.notify.interval", （整数値、単位：マイクロ秒）);</text:p>
          </table:table-cell>
          <table:table-cell table:style-name="ce10" table:formula="of:=IF([.N444]=&quot;&quot;;&quot;?&quot;;IF([.P444]=&quot;&quot;;&quot;新規&quot;;IF([.N444]=[.P444];&quot;&quot;;&quot;変更あり&quot;)))">
            <text:p/>
          </table:table-cell>
          <table:table-cell table:style-name="ce8" office:value-type="string" calcext:value-type="string">
            <text:p>lockPref("content.notify.interval", （整数値、単位：マイクロ秒）);</text:p>
          </table:table-cell>
          <table:table-cell table:style-name="ce8" table:formula="of:=IF([.P444]=&quot;&quot;;&quot;?&quot;;IF([.R444]=&quot;&quot;;&quot;新規&quot;;IF([.P444]=[.R444];&quot;&quot;;&quot;○&quot;)))" office:value-type="string" office:string-value="新規" calcext:value-type="string">
            <text:p>新規</text:p>
          </table:table-cell>
          <table:table-cell table:style-name="ce155" table:number-columns-repeated="3"/>
          <table:table-cell table:style-name="ce171"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5]&lt;&gt;&quot;&quot;;NOT(ISNUMBER(FIND(&quot;廃止&quot;;[.$D445])));NOT(ISNUMBER(FIND(&quot;廃止&quot;;[.$E445]))));MAX([.$B$1:.$B444])+1;&quot;&quot;)" office:value-type="float" office:value="340" calcext:value-type="float">
            <text:p>340</text:p>
          </table:table-cell>
          <table:table-cell table:style-name="ce5" table:formula="of:=CONCATENATE([.$D445];&quot;-&quot;;[.$E445])"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32" office:value-type="string" calcext:value-type="string" table:number-columns-spanned="1" table:number-rows-spanned="3">
            <text:p>アドオン：IE View</text:p>
          </table:table-cell>
          <table:table-cell table:style-name="ce32" office:value-type="string" calcext:value-type="string" table:number-columns-spanned="1" table:number-rows-spanned="3">
            <text:p>IEの起動</text:p>
          </table:table-cell>
          <table:table-cell table:style-name="ce32"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45]=&quot;&quot;;&quot;?&quot;;IF([.N445]=&quot;&quot;;&quot;新規&quot;;IF([.K445]=[.N445];&quot;&quot;;&quot;変更あり&quot;)))">
            <text:p/>
          </table:table-cell>
          <table:table-cell table:style-name="ce8" office:value-type="string" calcext:value-type="string">
            <text:p>-</text:p>
          </table:table-cell>
          <table:table-cell table:style-name="ce10" table:formula="of:=IF([.N445]=&quot;&quot;;&quot;?&quot;;IF([.P445]=&quot;&quot;;&quot;新規&quot;;IF([.N445]=[.P445];&quot;&quot;;&quot;変更あり&quot;)))">
            <text:p/>
          </table:table-cell>
          <table:table-cell table:style-name="ce8" office:value-type="string" calcext:value-type="string">
            <text:p>-</text:p>
          </table:table-cell>
          <table:table-cell table:style-name="ce8" table:formula="of:=IF([.P445]=&quot;&quot;;&quot;?&quot;;IF([.R445]=&quot;&quot;;&quot;新規&quot;;IF([.P445]=[.R445];&quot;&quot;;&quot;○&quot;)))" office:value-type="string" office:string-value="新規" calcext:value-type="string">
            <text:p>新規</text:p>
          </table:table-cell>
          <table:table-cell table:style-name="ce155" table:number-columns-repeated="3"/>
          <table:table-cell table:style-name="ce171"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6]&lt;&gt;&quot;&quot;;NOT(ISNUMBER(FIND(&quot;廃止&quot;;[.$D446])));NOT(ISNUMBER(FIND(&quot;廃止&quot;;[.$E446]))));MAX([.$B$1:.$B445])+1;&quot;&quot;)" office:value-type="float" office:value="341" calcext:value-type="float">
            <text:p>341</text:p>
          </table:table-cell>
          <table:table-cell table:style-name="ce5" table:formula="of:=CONCATENATE([.$D446];&quot;-&quot;;[.$E446])"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46]=&quot;&quot;;&quot;?&quot;;IF([.N446]=&quot;&quot;;&quot;新規&quot;;IF([.K446]=[.N446];&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46]=&quot;&quot;;&quot;?&quot;;IF([.P446]=&quot;&quot;;&quot;新規&quot;;IF([.N446]=[.P446];&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46]=&quot;&quot;;&quot;?&quot;;IF([.R446]=&quot;&quot;;&quot;新規&quot;;IF([.P446]=[.R446];&quot;&quot;;&quot;○&quot;)))" office:value-type="string" office:string-value="新規" calcext:value-type="string">
            <text:p>新規</text:p>
          </table:table-cell>
          <table:table-cell table:style-name="ce155" table:number-columns-repeated="3"/>
          <table:table-cell table:style-name="ce171"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47]=&quot;&quot;;&quot;?&quot;;IF([.N447]=&quot;&quot;;&quot;新規&quot;;IF([.K447]=[.N447];&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47]=&quot;&quot;;&quot;?&quot;;IF([.P447]=&quot;&quot;;&quot;新規&quot;;IF([.N447]=[.P447];&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47]=&quot;&quot;;&quot;?&quot;;IF([.R447]=&quot;&quot;;&quot;新規&quot;;IF([.P447]=[.R447];&quot;&quot;;&quot;○&quot;)))" office:value-type="string" office:string-value="新規" calcext:value-type="string">
            <text:p>新規</text:p>
          </table:table-cell>
          <table:table-cell table:style-name="ce155" table:number-columns-repeated="3"/>
          <table:table-cell table:style-name="ce171"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448]&lt;&gt;&quot;&quot;;NOT(ISNUMBER(FIND(&quot;廃止&quot;;[.$D448])));NOT(ISNUMBER(FIND(&quot;廃止&quot;;[.$E448]))));MAX([.$B$1:.$B447])+1;&quot;&quot;)" office:value-type="float" office:value="342" calcext:value-type="float">
            <text:p>342</text:p>
          </table:table-cell>
          <table:table-cell table:style-name="ce5" table:formula="of:=CONCATENATE([.$D448];&quot;-&quot;;[.$E448])"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39" office:value-type="string" calcext:value-type="string">
            <text:p>アドオン：IE View</text:p>
          </table:table-cell>
          <table:table-cell table:style-name="ce39" office:value-type="string" calcext:value-type="string">
            <text:p>起動するIEの設定</text:p>
          </table:table-cell>
          <table:table-cell table:style-name="ce39"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48]=&quot;&quot;;&quot;?&quot;;IF([.P448]=&quot;&quot;;&quot;新規&quot;;IF([.N448]=[.P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48]=&quot;&quot;;&quot;?&quot;;IF([.R448]=&quot;&quot;;&quot;新規&quot;;IF([.P448]=[.R448];&quot;&quot;;&quot;○&quot;)))" office:value-type="string" office:string-value="新規" calcext:value-type="string">
            <text:p>新規</text:p>
          </table:table-cell>
          <table:table-cell table:style-name="ce155" table:number-columns-repeated="3"/>
          <table:table-cell table:style-name="ce171"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9]&lt;&gt;&quot;&quot;;NOT(ISNUMBER(FIND(&quot;廃止&quot;;[.$D449])));NOT(ISNUMBER(FIND(&quot;廃止&quot;;[.$E449]))));MAX([.$B$1:.$B448])+1;&quot;&quot;)" office:value-type="float" office:value="343" calcext:value-type="float">
            <text:p>343</text:p>
          </table:table-cell>
          <table:table-cell table:style-name="ce5" table:formula="of:=CONCATENATE([.$D449];&quot;-&quot;;[.$E449])" office:value-type="string" office:string-value="Addon-IEView-3-1" calcext:value-type="string">
            <text:p>Addon-IEView-3-1</text:p>
          </table:table-cell>
          <table:table-cell table:style-name="ce27" office:value-type="string" calcext:value-type="string">
            <text:p>Addon-IEView-3</text:p>
          </table:table-cell>
          <table:table-cell table:style-name="ce27" office:value-type="float" office:value="1" calcext:value-type="float">
            <text:p>1</text:p>
          </table:table-cell>
          <table:table-cell table:style-name="ce61" office:value-type="string" calcext:value-type="string" table:number-columns-spanned="1" table:number-rows-spanned="2">
            <text:p>アドオン：IE View</text:p>
          </table:table-cell>
          <table:table-cell table:style-name="ce61" office:value-type="string" calcext:value-type="string" table:number-columns-spanned="1" table:number-rows-spanned="2">
            <text:p>閲覧中のページへの広告の埋め込み（アドウェアとしての動作）</text:p>
          </table:table-cell>
          <table:table-cell table:style-name="ce61" office:value-type="string" calcext:value-type="string" table:number-columns-spanned="1" table:number-rows-spanned="2">
            <text:p>-</text:p>
          </table:table-cell>
          <table:table-cell table:style-name="ce27" office:value-type="string" calcext:value-type="string">
            <text:p>許可する（既定）</text:p>
          </table:table-cell>
          <table:table-cell table:style-name="ce27" office:value-type="string" calcext:value-type="string">
            <text:p>-</text:p>
          </table:table-cell>
          <table:table-cell table:style-name="ce27" office:value-type="string" calcext:value-type="string">
            <text:p>-</text:p>
            <text:p>※IE View 1.5.6.1とFirefox 52の組み合わせにおいてはこの機能は動作しない。</text:p>
          </table:table-cell>
          <table:table-cell table:style-name="ce27"/>
          <table:table-cell table:style-name="ce10" table:formula="of:=IF([.K449]=&quot;&quot;;&quot;?&quot;;IF([.N449]=&quot;&quot;;&quot;新規&quot;;IF([.K449]=[.N449];&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49]=&quot;&quot;;&quot;?&quot;;IF([.R449]=&quot;&quot;;&quot;新規&quot;;IF([.P449]=[.R449];&quot;&quot;;&quot;○&quot;)))" office:value-type="string" office:string-value="新規" calcext:value-type="string">
            <text:p>新規</text:p>
          </table:table-cell>
          <table:table-cell table:style-name="ce155" table:number-columns-repeated="3"/>
          <table:table-cell table:style-name="ce171"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50]&lt;&gt;&quot;&quot;;NOT(ISNUMBER(FIND(&quot;廃止&quot;;[.$D450])));NOT(ISNUMBER(FIND(&quot;廃止&quot;;[.$E450]))));MAX([.$B$1:.$B449])+1;&quot;&quot;)" office:value-type="float" office:value="344" calcext:value-type="float">
            <text:p>344</text:p>
          </table:table-cell>
          <table:table-cell table:style-name="ce5" table:formula="of:=CONCATENATE([.$D450];&quot;-&quot;;[.$E450])" office:value-type="string" office:string-value="Addon-IEView-3-2" calcext:value-type="string">
            <text:p>Addon-IEView-3-2</text:p>
          </table:table-cell>
          <table:table-cell table:style-name="ce27" office:value-type="string" calcext:value-type="string">
            <text:p>Addon-IEView-3</text:p>
          </table:table-cell>
          <table:table-cell table:style-name="ce27" office:value-type="float" office:value="2" calcext:value-type="float">
            <text:p>2</text:p>
          </table:table-cell>
          <table:covered-table-cell table:style-name="ce62"/>
          <table:covered-table-cell table:number-columns-repeated="2" table:style-name="ce77"/>
          <table:table-cell table:style-name="ce27" office:value-type="string" calcext:value-type="string">
            <text:p>禁止する</text:p>
          </table:table-cell>
          <table:table-cell table:style-name="ce27" office:value-type="string" calcext:value-type="string">
            <text:p>1. IE View WEをインストールする</text:p>
            <text:p>2. MCDで設定を反映する</text:p>
          </table:table-cell>
          <table:table-cell table:style-name="ce27" office:value-type="string" calcext:value-type="string">
            <text:p>lockPref("extensions.ieview.useWizeShoppy", false);</text:p>
            <text:p>IE View WEにはこの機能はない</text:p>
          </table:table-cell>
          <table:table-cell table:style-name="ce27"/>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50]=&quot;&quot;;&quot;?&quot;;IF([.P450]=&quot;&quot;;&quot;新規&quot;;IF([.N450]=[.P450];&quot;&quot;;&quot;変更あり&quot;)))">
            <text:p/>
          </table:table-cell>
          <table:table-cell table:style-name="ce8" office:value-type="string" calcext:value-type="string">
            <text:p>lockPref("extensions.ieview.useWizeShoppy", false);</text:p>
          </table:table-cell>
          <table:table-cell table:style-name="ce8" table:formula="of:=IF([.P450]=&quot;&quot;;&quot;?&quot;;IF([.R450]=&quot;&quot;;&quot;新規&quot;;IF([.P450]=[.R450];&quot;&quot;;&quot;○&quot;)))" office:value-type="string" office:string-value="新規" calcext:value-type="string">
            <text:p>新規</text:p>
          </table:table-cell>
          <table:table-cell table:style-name="ce155" table:number-columns-repeated="3"/>
          <table:table-cell table:style-name="ce171" table:formula="of:=IFERROR(VLOOKUP([.$C450];[$'verify-targets-to-chapters'.$A$1:.$B$999];2;0);IF([.$A45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63" office:value-type="string" calcext:value-type="string" table:number-columns-spanned="1" table:number-rows-spanned="9">
            <text:p>アドオン：FireIE</text:p>
          </table:table-cell>
          <table:table-cell table:style-name="ce63" office:value-type="string" calcext:value-type="string" table:number-columns-spanned="1" table:number-rows-spanned="9">
            <text:p>動作モード</text:p>
          </table:table-cell>
          <table:table-cell table:style-name="ce63"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51]=&quot;&quot;;&quot;?&quot;;IF([.N451]=&quot;&quot;;&quot;新規&quot;;IF([.K451]=[.N45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51]=&quot;&quot;;&quot;?&quot;;IF([.P451]=&quot;&quot;;&quot;新規&quot;;IF([.N451]=[.P451];&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51]=&quot;&quot;;&quot;?&quot;;IF([.R451]=&quot;&quot;;&quot;新規&quot;;IF([.P451]=[.R451];&quot;&quot;;&quot;○&quot;)))" office:value-type="string" office:string-value="新規" calcext:value-type="string">
            <text:p>新規</text:p>
          </table:table-cell>
          <table:table-cell table:style-name="ce155" table:number-columns-repeated="3"/>
          <table:table-cell table:style-name="ce171" table:formula="of:=IFERROR(VLOOKUP([.$C451];[$'verify-targets-to-chapters'.$A$1:.$B$999];2;0);IF([.$A4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52]=&quot;&quot;;&quot;?&quot;;IF([.N452]=&quot;&quot;;&quot;新規&quot;;IF([.K452]=[.N45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52]=&quot;&quot;;&quot;?&quot;;IF([.P452]=&quot;&quot;;&quot;新規&quot;;IF([.N452]=[.P452];&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52]=&quot;&quot;;&quot;?&quot;;IF([.R452]=&quot;&quot;;&quot;新規&quot;;IF([.P452]=[.R452];&quot;&quot;;&quot;○&quot;)))" office:value-type="string" office:string-value="新規" calcext:value-type="string">
            <text:p>新規</text:p>
          </table:table-cell>
          <table:table-cell table:style-name="ce155" table:number-columns-repeated="3"/>
          <table:table-cell table:style-name="ce171" table:formula="of:=IFERROR(VLOOKUP([.$C452];[$'verify-targets-to-chapters'.$A$1:.$B$999];2;0);IF([.$A4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53]=&quot;&quot;;&quot;?&quot;;IF([.N453]=&quot;&quot;;&quot;新規&quot;;IF([.K453]=[.N45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53]=&quot;&quot;;&quot;?&quot;;IF([.P453]=&quot;&quot;;&quot;新規&quot;;IF([.N453]=[.P453];&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53]=&quot;&quot;;&quot;?&quot;;IF([.R453]=&quot;&quot;;&quot;新規&quot;;IF([.P453]=[.R453];&quot;&quot;;&quot;○&quot;)))" office:value-type="string" office:string-value="新規" calcext:value-type="string">
            <text:p>新規</text:p>
          </table:table-cell>
          <table:table-cell table:style-name="ce155" table:number-columns-repeated="3"/>
          <table:table-cell table:style-name="ce171" table:formula="of:=IFERROR(VLOOKUP([.$C453];[$'verify-targets-to-chapters'.$A$1:.$B$999];2;0);IF([.$A45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54]=&quot;&quot;;&quot;?&quot;;IF([.N454]=&quot;&quot;;&quot;新規&quot;;IF([.K454]=[.N45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54]=&quot;&quot;;&quot;?&quot;;IF([.P454]=&quot;&quot;;&quot;新規&quot;;IF([.N454]=[.P454];&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54]=&quot;&quot;;&quot;?&quot;;IF([.R454]=&quot;&quot;;&quot;新規&quot;;IF([.P454]=[.R454];&quot;&quot;;&quot;○&quot;)))" office:value-type="string" office:string-value="新規" calcext:value-type="string">
            <text:p>新規</text:p>
          </table:table-cell>
          <table:table-cell table:style-name="ce155" table:number-columns-repeated="3"/>
          <table:table-cell table:style-name="ce171" table:formula="of:=IFERROR(VLOOKUP([.$C454];[$'verify-targets-to-chapters'.$A$1:.$B$999];2;0);IF([.$A45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55]=&quot;&quot;;&quot;?&quot;;IF([.N455]=&quot;&quot;;&quot;新規&quot;;IF([.K455]=[.N45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55]=&quot;&quot;;&quot;?&quot;;IF([.P455]=&quot;&quot;;&quot;新規&quot;;IF([.N455]=[.P455];&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55]=&quot;&quot;;&quot;?&quot;;IF([.R455]=&quot;&quot;;&quot;新規&quot;;IF([.P455]=[.R455];&quot;&quot;;&quot;○&quot;)))" office:value-type="string" office:string-value="新規" calcext:value-type="string">
            <text:p>新規</text:p>
          </table:table-cell>
          <table:table-cell table:style-name="ce155" table:number-columns-repeated="3"/>
          <table:table-cell table:style-name="ce171" table:formula="of:=IFERROR(VLOOKUP([.$C455];[$'verify-targets-to-chapters'.$A$1:.$B$999];2;0);IF([.$A45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56]=&quot;&quot;;&quot;?&quot;;IF([.P456]=&quot;&quot;;&quot;新規&quot;;IF([.N456]=[.P456];&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56]=&quot;&quot;;&quot;?&quot;;IF([.R456]=&quot;&quot;;&quot;新規&quot;;IF([.P456]=[.R456];&quot;&quot;;&quot;○&quot;)))" office:value-type="string" office:string-value="新規" calcext:value-type="string">
            <text:p>新規</text:p>
          </table:table-cell>
          <table:table-cell table:style-name="ce155" table:number-columns-repeated="3"/>
          <table:table-cell table:style-name="ce171" table:formula="of:=IFERROR(VLOOKUP([.$C456];[$'verify-targets-to-chapters'.$A$1:.$B$999];2;0);IF([.$A4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57]=&quot;&quot;;&quot;?&quot;;IF([.P457]=&quot;&quot;;&quot;新規&quot;;IF([.N457]=[.P457];&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57]=&quot;&quot;;&quot;?&quot;;IF([.R457]=&quot;&quot;;&quot;新規&quot;;IF([.P457]=[.R457];&quot;&quot;;&quot;○&quot;)))" office:value-type="string" office:string-value="新規" calcext:value-type="string">
            <text:p>新規</text:p>
          </table:table-cell>
          <table:table-cell table:style-name="ce155" table:number-columns-repeated="3"/>
          <table:table-cell table:style-name="ce171" table:formula="of:=IFERROR(VLOOKUP([.$C457];[$'verify-targets-to-chapters'.$A$1:.$B$999];2;0);IF([.$A45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31"/>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58]=&quot;&quot;;&quot;?&quot;;IF([.P458]=&quot;&quot;;&quot;新規&quot;;IF([.N458]=[.P458];&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58]=&quot;&quot;;&quot;?&quot;;IF([.R458]=&quot;&quot;;&quot;新規&quot;;IF([.P458]=[.R458];&quot;&quot;;&quot;○&quot;)))" office:value-type="string" office:string-value="新規" calcext:value-type="string">
            <text:p>新規</text:p>
          </table:table-cell>
          <table:table-cell table:style-name="ce155" table:number-columns-repeated="3"/>
          <table:table-cell table:style-name="ce171" table:formula="of:=IFERROR(VLOOKUP([.$C458];[$'verify-targets-to-chapters'.$A$1:.$B$999];2;0);IF([.$A45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31"/>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59]=&quot;&quot;;&quot;?&quot;;IF([.N459]=&quot;&quot;;&quot;新規&quot;;IF([.K459]=[.N45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59]=&quot;&quot;;&quot;?&quot;;IF([.P459]=&quot;&quot;;&quot;新規&quot;;IF([.N459]=[.P459];&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59]=&quot;&quot;;&quot;?&quot;;IF([.R459]=&quot;&quot;;&quot;新規&quot;;IF([.P459]=[.R459];&quot;&quot;;&quot;○&quot;)))" office:value-type="string" office:string-value="新規" calcext:value-type="string">
            <text:p>新規</text:p>
          </table:table-cell>
          <table:table-cell table:style-name="ce155" table:number-columns-repeated="3"/>
          <table:table-cell table:style-name="ce171" table:formula="of:=IFERROR(VLOOKUP([.$C459];[$'verify-targets-to-chapters'.$A$1:.$B$999];2;0);IF([.$A459]=&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モード表示</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0]=&quot;&quot;;&quot;?&quot;;IF([.N460]=&quot;&quot;;&quot;新規&quot;;IF([.K460]=[.N460];&quot;&quot;;&quot;変更あり&quot;)))">
            <text:p/>
          </table:table-cell>
          <table:table-cell table:style-name="ce8" office:value-type="string" calcext:value-type="string">
            <text:p>-</text:p>
          </table:table-cell>
          <table:table-cell table:style-name="ce10" table:formula="of:=IF([.N460]=&quot;&quot;;&quot;?&quot;;IF([.P460]=&quot;&quot;;&quot;新規&quot;;IF([.N460]=[.P460];&quot;&quot;;&quot;変更あり&quot;)))">
            <text:p/>
          </table:table-cell>
          <table:table-cell table:style-name="ce8" office:value-type="string" calcext:value-type="string">
            <text:p>-</text:p>
          </table:table-cell>
          <table:table-cell table:style-name="ce8" table:formula="of:=IF([.P460]=&quot;&quot;;&quot;?&quot;;IF([.R460]=&quot;&quot;;&quot;新規&quot;;IF([.P460]=[.R460];&quot;&quot;;&quot;○&quot;)))" office:value-type="string" office:string-value="新規" calcext:value-type="string">
            <text:p>新規</text:p>
          </table:table-cell>
          <table:table-cell table:style-name="ce155" table:number-columns-repeated="3"/>
          <table:table-cell table:style-name="ce171" table:formula="of:=IFERROR(VLOOKUP([.$C460];[$'verify-targets-to-chapters'.$A$1:.$B$999];2;0);IF([.$A46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61]=&quot;&quot;;&quot;?&quot;;IF([.P461]=&quot;&quot;;&quot;新規&quot;;IF([.N461]=[.P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61]=&quot;&quot;;&quot;?&quot;;IF([.R461]=&quot;&quot;;&quot;新規&quot;;IF([.P461]=[.R461];&quot;&quot;;&quot;○&quot;)))" office:value-type="string" office:string-value="新規" calcext:value-type="string">
            <text:p>新規</text:p>
          </table:table-cell>
          <table:table-cell table:style-name="ce155" table:number-columns-repeated="3"/>
          <table:table-cell table:style-name="ce171" table:formula="of:=IFERROR(VLOOKUP([.$C461];[$'verify-targets-to-chapters'.$A$1:.$B$999];2;0);IF([.$A461]=&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定義ファイルの自動更新</text:p>
          </table:table-cell>
          <table:table-cell table:style-name="ce30"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2]=&quot;&quot;;&quot;?&quot;;IF([.N462]=&quot;&quot;;&quot;新規&quot;;IF([.K462]=[.N462];&quot;&quot;;&quot;変更あり&quot;)))">
            <text:p/>
          </table:table-cell>
          <table:table-cell table:style-name="ce8" office:value-type="string" calcext:value-type="string">
            <text:p>-</text:p>
          </table:table-cell>
          <table:table-cell table:style-name="ce10" table:formula="of:=IF([.N462]=&quot;&quot;;&quot;?&quot;;IF([.P462]=&quot;&quot;;&quot;新規&quot;;IF([.N462]=[.P462];&quot;&quot;;&quot;変更あり&quot;)))">
            <text:p/>
          </table:table-cell>
          <table:table-cell table:style-name="ce8" office:value-type="string" calcext:value-type="string">
            <text:p>-</text:p>
          </table:table-cell>
          <table:table-cell table:style-name="ce8" table:formula="of:=IF([.P462]=&quot;&quot;;&quot;?&quot;;IF([.R462]=&quot;&quot;;&quot;新規&quot;;IF([.P462]=[.R462];&quot;&quot;;&quot;○&quot;)))" office:value-type="string" office:string-value="新規" calcext:value-type="string">
            <text:p>新規</text:p>
          </table:table-cell>
          <table:table-cell table:style-name="ce155" table:number-columns-repeated="3"/>
          <table:table-cell table:style-name="ce171" table:formula="of:=IFERROR(VLOOKUP([.$C462];[$'verify-targets-to-chapters'.$A$1:.$B$999];2;0);IF([.$A46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63]=&quot;&quot;;&quot;?&quot;;IF([.N463]=&quot;&quot;;&quot;新規&quot;;IF([.K463]=[.N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63]=&quot;&quot;;&quot;?&quot;;IF([.P463]=&quot;&quot;;&quot;新規&quot;;IF([.N463]=[.P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63]=&quot;&quot;;&quot;?&quot;;IF([.R463]=&quot;&quot;;&quot;新規&quot;;IF([.P463]=[.R463];&quot;&quot;;&quot;○&quot;)))" office:value-type="string" office:string-value="新規" calcext:value-type="string">
            <text:p>新規</text:p>
          </table:table-cell>
          <table:table-cell table:style-name="ce155" table:number-columns-repeated="3"/>
          <table:table-cell table:style-name="ce171" table:formula="of:=IFERROR(VLOOKUP([.$C463];[$'verify-targets-to-chapters'.$A$1:.$B$999];2;0);IF([.$A463]=&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64" office:value-type="string" calcext:value-type="string" table:number-columns-spanned="1" table:number-rows-spanned="3">
            <text:p>アドオン：FireIE</text:p>
          </table:table-cell>
          <table:table-cell table:style-name="ce32" office:value-type="string" calcext:value-type="string" table:number-columns-spanned="1" table:number-rows-spanned="3">
            <text:p>ルールに当てはまらないサイトの取り扱い</text:p>
          </table:table-cell>
          <table:table-cell table:style-name="ce32"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4]=&quot;&quot;;&quot;?&quot;;IF([.N464]=&quot;&quot;;&quot;新規&quot;;IF([.K464]=[.N464];&quot;&quot;;&quot;変更あり&quot;)))">
            <text:p/>
          </table:table-cell>
          <table:table-cell table:style-name="ce8" office:value-type="string" calcext:value-type="string">
            <text:p>-</text:p>
          </table:table-cell>
          <table:table-cell table:style-name="ce10" table:formula="of:=IF([.N464]=&quot;&quot;;&quot;?&quot;;IF([.P464]=&quot;&quot;;&quot;新規&quot;;IF([.N464]=[.P464];&quot;&quot;;&quot;変更あり&quot;)))">
            <text:p/>
          </table:table-cell>
          <table:table-cell table:style-name="ce8" office:value-type="string" calcext:value-type="string">
            <text:p>-</text:p>
          </table:table-cell>
          <table:table-cell table:style-name="ce8" table:formula="of:=IF([.P464]=&quot;&quot;;&quot;?&quot;;IF([.R464]=&quot;&quot;;&quot;新規&quot;;IF([.P464]=[.R464];&quot;&quot;;&quot;○&quot;)))" office:value-type="string" office:string-value="新規" calcext:value-type="string">
            <text:p>新規</text:p>
          </table:table-cell>
          <table:table-cell table:style-name="ce155" table:number-columns-repeated="3"/>
          <table:table-cell table:style-name="ce171" table:formula="of:=IFERROR(VLOOKUP([.$C464];[$'verify-targets-to-chapters'.$A$1:.$B$999];2;0);IF([.$A464]=&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lockPref("extensions.fireie.autoSwitchOnRuleMiss", "fx"); </text:p>
          </table:table-cell>
          <table:table-cell table:style-name="ce10" table:formula="of:=IF([.N465]=&quot;&quot;;&quot;?&quot;;IF([.P465]=&quot;&quot;;&quot;新規&quot;;IF([.N465]=[.P465];&quot;&quot;;&quot;変更あり&quot;)))">
            <text:p/>
          </table:table-cell>
          <table:table-cell table:style-name="ce8" office:value-type="string" calcext:value-type="string">
            <text:p>lockPref("extensions.fireie.autoSwitchOnRuleMiss", "fx"); </text:p>
          </table:table-cell>
          <table:table-cell table:style-name="ce8" table:formula="of:=IF([.P465]=&quot;&quot;;&quot;?&quot;;IF([.R465]=&quot;&quot;;&quot;新規&quot;;IF([.P465]=[.R465];&quot;&quot;;&quot;○&quot;)))" office:value-type="string" office:string-value="新規" calcext:value-type="string">
            <text:p>新規</text:p>
          </table:table-cell>
          <table:table-cell table:style-name="ce155" table:number-columns-repeated="3"/>
          <table:table-cell table:style-name="ce171" table:formula="of:=IFERROR(VLOOKUP([.$C465];[$'verify-targets-to-chapters'.$A$1:.$B$999];2;0);IF([.$A465]=&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extensions.fireie.autoSwitchOnRuleMiss", "ie"); </text:p>
          </table:table-cell>
          <table:table-cell table:style-name="ce10" table:formula="of:=IF([.N466]=&quot;&quot;;&quot;?&quot;;IF([.P466]=&quot;&quot;;&quot;新規&quot;;IF([.N466]=[.P466];&quot;&quot;;&quot;変更あり&quot;)))">
            <text:p/>
          </table:table-cell>
          <table:table-cell table:style-name="ce8" office:value-type="string" calcext:value-type="string">
            <text:p>lockPref("extensions.fireie.autoSwitchOnRuleMiss", "ie"); </text:p>
          </table:table-cell>
          <table:table-cell table:style-name="ce8" table:formula="of:=IF([.P466]=&quot;&quot;;&quot;?&quot;;IF([.R466]=&quot;&quot;;&quot;新規&quot;;IF([.P466]=[.R466];&quot;&quot;;&quot;○&quot;)))" office:value-type="string" office:string-value="新規" calcext:value-type="string">
            <text:p>新規</text:p>
          </table:table-cell>
          <table:table-cell table:style-name="ce155" table:number-columns-repeated="3"/>
          <table:table-cell table:style-name="ce171" table:formula="of:=IFERROR(VLOOKUP([.$C466];[$'verify-targets-to-chapters'.$A$1:.$B$999];2;0);IF([.$A466]=&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その他のバックグラウンドでの通信</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text:p>
          </table:table-cell>
          <table:table-cell table:style-name="ce10" table:formula="of:=IF([.N467]=&quot;&quot;;&quot;?&quot;;IF([.P467]=&quot;&quot;;&quot;新規&quot;;IF([.N467]=[.P467];&quot;&quot;;&quot;変更あり&quot;)))">
            <text:p/>
          </table:table-cell>
          <table:table-cell table:style-name="ce8" office:value-type="string" calcext:value-type="string">
            <text:p>-</text:p>
          </table:table-cell>
          <table:table-cell table:style-name="ce8" table:formula="of:=IF([.P467]=&quot;&quot;;&quot;?&quot;;IF([.R467]=&quot;&quot;;&quot;新規&quot;;IF([.P467]=[.R467];&quot;&quot;;&quot;○&quot;)))" office:value-type="string" office:string-value="新規" calcext:value-type="string">
            <text:p>新規</text:p>
          </table:table-cell>
          <table:table-cell table:style-name="ce155" table:number-columns-repeated="3"/>
          <table:table-cell table:style-name="ce171" table:formula="of:=IFERROR(VLOOKUP([.$C467];[$'verify-targets-to-chapters'.$A$1:.$B$999];2;0);IF([.$A467]=&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68]=&quot;&quot;;&quot;?&quot;;IF([.P468]=&quot;&quot;;&quot;新規&quot;;IF([.N468]=[.P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68]=&quot;&quot;;&quot;?&quot;;IF([.R468]=&quot;&quot;;&quot;新規&quot;;IF([.P468]=[.R468];&quot;&quot;;&quot;○&quot;)))" office:value-type="string" office:string-value="新規" calcext:value-type="string">
            <text:p>新規</text:p>
          </table:table-cell>
          <table:table-cell table:style-name="ce155" table:number-columns-repeated="3"/>
          <table:table-cell table:style-name="ce171" table:formula="of:=IFERROR(VLOOKUP([.$C468];[$'verify-targets-to-chapters'.$A$1:.$B$999];2;0);IF([.$A468]=&quot;&quot;;&quot;&quot;;&quot;省略&quot;))" office:value-type="string" office:string-value="省略" calcext:value-type="string">
            <text:p>省略</text:p>
          </table:table-cell>
          <table:table-cell table:number-columns-repeated="1003"/>
        </table:table-row>
        <table:table-row table:style-name="ro121">
          <table:table-cell/>
          <table:table-cell table:style-name="ce6" table:formula="of:=IF([.$A469]&lt;&gt;&quot;&quot;;MAX([.$B$1:.$B468])+1;&quot;&quot;)">
            <text:p/>
          </table:table-cell>
          <table:table-cell table:style-name="ce6" table:formula="of:=IF([.$A469]&lt;&gt;&quot;&quot;;CONCATENATE([.$D469];&quot;-&quot;;[.$E46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0]&lt;&gt;&quot;&quot;;MAX([.$B$1:.$B469])+1;&quot;&quot;)">
            <text:p/>
          </table:table-cell>
          <table:table-cell table:style-name="ce6" table:formula="of:=IF([.$A470]&lt;&gt;&quot;&quot;;CONCATENATE([.$D470];&quot;-&quot;;[.$E47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1]&lt;&gt;&quot;&quot;;MAX([.$B$1:.$B470])+1;&quot;&quot;)">
            <text:p/>
          </table:table-cell>
          <table:table-cell table:style-name="ce6" table:formula="of:=IF([.$A471]&lt;&gt;&quot;&quot;;CONCATENATE([.$D471];&quot;-&quot;;[.$E47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2]&lt;&gt;&quot;&quot;;MAX([.$B$1:.$B471])+1;&quot;&quot;)">
            <text:p/>
          </table:table-cell>
          <table:table-cell table:style-name="ce6" table:formula="of:=IF([.$A472]&lt;&gt;&quot;&quot;;CONCATENATE([.$D472];&quot;-&quot;;[.$E47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3]&lt;&gt;&quot;&quot;;MAX([.$B$1:.$B472])+1;&quot;&quot;)">
            <text:p/>
          </table:table-cell>
          <table:table-cell table:style-name="ce6" table:formula="of:=IF([.$A473]&lt;&gt;&quot;&quot;;CONCATENATE([.$D473];&quot;-&quot;;[.$E47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4]&lt;&gt;&quot;&quot;;MAX([.$B$1:.$B473])+1;&quot;&quot;)">
            <text:p/>
          </table:table-cell>
          <table:table-cell table:style-name="ce6" table:formula="of:=IF([.$A474]&lt;&gt;&quot;&quot;;CONCATENATE([.$D474];&quot;-&quot;;[.$E47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5]&lt;&gt;&quot;&quot;;MAX([.$B$1:.$B474])+1;&quot;&quot;)">
            <text:p/>
          </table:table-cell>
          <table:table-cell table:style-name="ce6" table:formula="of:=IF([.$A475]&lt;&gt;&quot;&quot;;CONCATENATE([.$D475];&quot;-&quot;;[.$E47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6]&lt;&gt;&quot;&quot;;MAX([.$B$1:.$B475])+1;&quot;&quot;)">
            <text:p/>
          </table:table-cell>
          <table:table-cell table:style-name="ce6" table:formula="of:=IF([.$A476]&lt;&gt;&quot;&quot;;CONCATENATE([.$D476];&quot;-&quot;;[.$E47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7]&lt;&gt;&quot;&quot;;MAX([.$B$1:.$B476])+1;&quot;&quot;)">
            <text:p/>
          </table:table-cell>
          <table:table-cell table:style-name="ce6" table:formula="of:=IF([.$A477]&lt;&gt;&quot;&quot;;CONCATENATE([.$D477];&quot;-&quot;;[.$E47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8]&lt;&gt;&quot;&quot;;MAX([.$B$1:.$B477])+1;&quot;&quot;)">
            <text:p/>
          </table:table-cell>
          <table:table-cell table:style-name="ce6" table:formula="of:=IF([.$A478]&lt;&gt;&quot;&quot;;CONCATENATE([.$D478];&quot;-&quot;;[.$E47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79]&lt;&gt;&quot;&quot;;MAX([.$B$1:.$B478])+1;&quot;&quot;)">
            <text:p/>
          </table:table-cell>
          <table:table-cell table:style-name="ce6" table:formula="of:=IF([.$A479]&lt;&gt;&quot;&quot;;CONCATENATE([.$D479];&quot;-&quot;;[.$E47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0]&lt;&gt;&quot;&quot;;MAX([.$B$1:.$B479])+1;&quot;&quot;)">
            <text:p/>
          </table:table-cell>
          <table:table-cell table:style-name="ce6" table:formula="of:=IF([.$A480]&lt;&gt;&quot;&quot;;CONCATENATE([.$D480];&quot;-&quot;;[.$E48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1]&lt;&gt;&quot;&quot;;MAX([.$B$1:.$B480])+1;&quot;&quot;)">
            <text:p/>
          </table:table-cell>
          <table:table-cell table:style-name="ce6" table:formula="of:=IF([.$A481]&lt;&gt;&quot;&quot;;CONCATENATE([.$D481];&quot;-&quot;;[.$E48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2]&lt;&gt;&quot;&quot;;MAX([.$B$1:.$B481])+1;&quot;&quot;)">
            <text:p/>
          </table:table-cell>
          <table:table-cell table:style-name="ce6" table:formula="of:=IF([.$A482]&lt;&gt;&quot;&quot;;CONCATENATE([.$D482];&quot;-&quot;;[.$E48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3]&lt;&gt;&quot;&quot;;MAX([.$B$1:.$B482])+1;&quot;&quot;)">
            <text:p/>
          </table:table-cell>
          <table:table-cell table:style-name="ce6" table:formula="of:=IF([.$A483]&lt;&gt;&quot;&quot;;CONCATENATE([.$D483];&quot;-&quot;;[.$E48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4]&lt;&gt;&quot;&quot;;MAX([.$B$1:.$B483])+1;&quot;&quot;)">
            <text:p/>
          </table:table-cell>
          <table:table-cell table:style-name="ce6" table:formula="of:=IF([.$A484]&lt;&gt;&quot;&quot;;CONCATENATE([.$D484];&quot;-&quot;;[.$E48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5]&lt;&gt;&quot;&quot;;MAX([.$B$1:.$B484])+1;&quot;&quot;)">
            <text:p/>
          </table:table-cell>
          <table:table-cell table:style-name="ce6" table:formula="of:=IF([.$A485]&lt;&gt;&quot;&quot;;CONCATENATE([.$D485];&quot;-&quot;;[.$E48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6]&lt;&gt;&quot;&quot;;MAX([.$B$1:.$B485])+1;&quot;&quot;)">
            <text:p/>
          </table:table-cell>
          <table:table-cell table:style-name="ce6" table:formula="of:=IF([.$A486]&lt;&gt;&quot;&quot;;CONCATENATE([.$D486];&quot;-&quot;;[.$E48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7]&lt;&gt;&quot;&quot;;MAX([.$B$1:.$B486])+1;&quot;&quot;)">
            <text:p/>
          </table:table-cell>
          <table:table-cell table:style-name="ce6" table:formula="of:=IF([.$A487]&lt;&gt;&quot;&quot;;CONCATENATE([.$D487];&quot;-&quot;;[.$E48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8]&lt;&gt;&quot;&quot;;MAX([.$B$1:.$B487])+1;&quot;&quot;)">
            <text:p/>
          </table:table-cell>
          <table:table-cell table:style-name="ce6" table:formula="of:=IF([.$A488]&lt;&gt;&quot;&quot;;CONCATENATE([.$D488];&quot;-&quot;;[.$E48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89]&lt;&gt;&quot;&quot;;MAX([.$B$1:.$B488])+1;&quot;&quot;)">
            <text:p/>
          </table:table-cell>
          <table:table-cell table:style-name="ce6" table:formula="of:=IF([.$A489]&lt;&gt;&quot;&quot;;CONCATENATE([.$D489];&quot;-&quot;;[.$E48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0]&lt;&gt;&quot;&quot;;MAX([.$B$1:.$B489])+1;&quot;&quot;)">
            <text:p/>
          </table:table-cell>
          <table:table-cell table:style-name="ce6" table:formula="of:=IF([.$A490]&lt;&gt;&quot;&quot;;CONCATENATE([.$D490];&quot;-&quot;;[.$E49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1]&lt;&gt;&quot;&quot;;MAX([.$B$1:.$B490])+1;&quot;&quot;)">
            <text:p/>
          </table:table-cell>
          <table:table-cell table:style-name="ce6" table:formula="of:=IF([.$A491]&lt;&gt;&quot;&quot;;CONCATENATE([.$D491];&quot;-&quot;;[.$E49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2]&lt;&gt;&quot;&quot;;MAX([.$B$1:.$B491])+1;&quot;&quot;)">
            <text:p/>
          </table:table-cell>
          <table:table-cell table:style-name="ce6" table:formula="of:=IF([.$A492]&lt;&gt;&quot;&quot;;CONCATENATE([.$D492];&quot;-&quot;;[.$E49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3]&lt;&gt;&quot;&quot;;MAX([.$B$1:.$B492])+1;&quot;&quot;)">
            <text:p/>
          </table:table-cell>
          <table:table-cell table:style-name="ce6" table:formula="of:=IF([.$A493]&lt;&gt;&quot;&quot;;CONCATENATE([.$D493];&quot;-&quot;;[.$E49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4]&lt;&gt;&quot;&quot;;MAX([.$B$1:.$B493])+1;&quot;&quot;)">
            <text:p/>
          </table:table-cell>
          <table:table-cell table:style-name="ce6" table:formula="of:=IF([.$A494]&lt;&gt;&quot;&quot;;CONCATENATE([.$D494];&quot;-&quot;;[.$E49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5]&lt;&gt;&quot;&quot;;MAX([.$B$1:.$B494])+1;&quot;&quot;)">
            <text:p/>
          </table:table-cell>
          <table:table-cell table:style-name="ce6" table:formula="of:=IF([.$A495]&lt;&gt;&quot;&quot;;CONCATENATE([.$D495];&quot;-&quot;;[.$E49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6]&lt;&gt;&quot;&quot;;MAX([.$B$1:.$B495])+1;&quot;&quot;)">
            <text:p/>
          </table:table-cell>
          <table:table-cell table:style-name="ce6" table:formula="of:=IF([.$A496]&lt;&gt;&quot;&quot;;CONCATENATE([.$D496];&quot;-&quot;;[.$E49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7]&lt;&gt;&quot;&quot;;MAX([.$B$1:.$B496])+1;&quot;&quot;)">
            <text:p/>
          </table:table-cell>
          <table:table-cell table:style-name="ce6" table:formula="of:=IF([.$A497]&lt;&gt;&quot;&quot;;CONCATENATE([.$D497];&quot;-&quot;;[.$E49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8]&lt;&gt;&quot;&quot;;MAX([.$B$1:.$B497])+1;&quot;&quot;)">
            <text:p/>
          </table:table-cell>
          <table:table-cell table:style-name="ce6" table:formula="of:=IF([.$A498]&lt;&gt;&quot;&quot;;CONCATENATE([.$D498];&quot;-&quot;;[.$E49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499]&lt;&gt;&quot;&quot;;MAX([.$B$1:.$B498])+1;&quot;&quot;)">
            <text:p/>
          </table:table-cell>
          <table:table-cell table:style-name="ce6" table:formula="of:=IF([.$A499]&lt;&gt;&quot;&quot;;CONCATENATE([.$D499];&quot;-&quot;;[.$E49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0]&lt;&gt;&quot;&quot;;MAX([.$B$1:.$B499])+1;&quot;&quot;)">
            <text:p/>
          </table:table-cell>
          <table:table-cell table:style-name="ce6" table:formula="of:=IF([.$A500]&lt;&gt;&quot;&quot;;CONCATENATE([.$D500];&quot;-&quot;;[.$E50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1]&lt;&gt;&quot;&quot;;MAX([.$B$1:.$B500])+1;&quot;&quot;)">
            <text:p/>
          </table:table-cell>
          <table:table-cell table:style-name="ce6" table:formula="of:=IF([.$A501]&lt;&gt;&quot;&quot;;CONCATENATE([.$D501];&quot;-&quot;;[.$E50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2]&lt;&gt;&quot;&quot;;MAX([.$B$1:.$B501])+1;&quot;&quot;)">
            <text:p/>
          </table:table-cell>
          <table:table-cell table:style-name="ce6" table:formula="of:=IF([.$A502]&lt;&gt;&quot;&quot;;CONCATENATE([.$D502];&quot;-&quot;;[.$E50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3]&lt;&gt;&quot;&quot;;MAX([.$B$1:.$B502])+1;&quot;&quot;)">
            <text:p/>
          </table:table-cell>
          <table:table-cell table:style-name="ce6" table:formula="of:=IF([.$A503]&lt;&gt;&quot;&quot;;CONCATENATE([.$D503];&quot;-&quot;;[.$E50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4]&lt;&gt;&quot;&quot;;MAX([.$B$1:.$B503])+1;&quot;&quot;)">
            <text:p/>
          </table:table-cell>
          <table:table-cell table:style-name="ce6" table:formula="of:=IF([.$A504]&lt;&gt;&quot;&quot;;CONCATENATE([.$D504];&quot;-&quot;;[.$E50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5]&lt;&gt;&quot;&quot;;MAX([.$B$1:.$B504])+1;&quot;&quot;)">
            <text:p/>
          </table:table-cell>
          <table:table-cell table:style-name="ce6" table:formula="of:=IF([.$A505]&lt;&gt;&quot;&quot;;CONCATENATE([.$D505];&quot;-&quot;;[.$E50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6]&lt;&gt;&quot;&quot;;MAX([.$B$1:.$B505])+1;&quot;&quot;)">
            <text:p/>
          </table:table-cell>
          <table:table-cell table:style-name="ce6" table:formula="of:=IF([.$A506]&lt;&gt;&quot;&quot;;CONCATENATE([.$D506];&quot;-&quot;;[.$E50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7]&lt;&gt;&quot;&quot;;MAX([.$B$1:.$B506])+1;&quot;&quot;)">
            <text:p/>
          </table:table-cell>
          <table:table-cell table:style-name="ce6" table:formula="of:=IF([.$A507]&lt;&gt;&quot;&quot;;CONCATENATE([.$D507];&quot;-&quot;;[.$E50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8]&lt;&gt;&quot;&quot;;MAX([.$B$1:.$B507])+1;&quot;&quot;)">
            <text:p/>
          </table:table-cell>
          <table:table-cell table:style-name="ce6" table:formula="of:=IF([.$A508]&lt;&gt;&quot;&quot;;CONCATENATE([.$D508];&quot;-&quot;;[.$E50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09]&lt;&gt;&quot;&quot;;MAX([.$B$1:.$B508])+1;&quot;&quot;)">
            <text:p/>
          </table:table-cell>
          <table:table-cell table:style-name="ce6" table:formula="of:=IF([.$A509]&lt;&gt;&quot;&quot;;CONCATENATE([.$D509];&quot;-&quot;;[.$E50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0]&lt;&gt;&quot;&quot;;MAX([.$B$1:.$B509])+1;&quot;&quot;)">
            <text:p/>
          </table:table-cell>
          <table:table-cell table:style-name="ce6" table:formula="of:=IF([.$A510]&lt;&gt;&quot;&quot;;CONCATENATE([.$D510];&quot;-&quot;;[.$E51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1]&lt;&gt;&quot;&quot;;MAX([.$B$1:.$B510])+1;&quot;&quot;)">
            <text:p/>
          </table:table-cell>
          <table:table-cell table:style-name="ce6" table:formula="of:=IF([.$A511]&lt;&gt;&quot;&quot;;CONCATENATE([.$D511];&quot;-&quot;;[.$E51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2]&lt;&gt;&quot;&quot;;MAX([.$B$1:.$B511])+1;&quot;&quot;)">
            <text:p/>
          </table:table-cell>
          <table:table-cell table:style-name="ce6" table:formula="of:=IF([.$A512]&lt;&gt;&quot;&quot;;CONCATENATE([.$D512];&quot;-&quot;;[.$E51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3]&lt;&gt;&quot;&quot;;MAX([.$B$1:.$B512])+1;&quot;&quot;)">
            <text:p/>
          </table:table-cell>
          <table:table-cell table:style-name="ce6" table:formula="of:=IF([.$A513]&lt;&gt;&quot;&quot;;CONCATENATE([.$D513];&quot;-&quot;;[.$E51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4]&lt;&gt;&quot;&quot;;MAX([.$B$1:.$B513])+1;&quot;&quot;)">
            <text:p/>
          </table:table-cell>
          <table:table-cell table:style-name="ce6" table:formula="of:=IF([.$A514]&lt;&gt;&quot;&quot;;CONCATENATE([.$D514];&quot;-&quot;;[.$E51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5]&lt;&gt;&quot;&quot;;MAX([.$B$1:.$B514])+1;&quot;&quot;)">
            <text:p/>
          </table:table-cell>
          <table:table-cell table:style-name="ce6" table:formula="of:=IF([.$A515]&lt;&gt;&quot;&quot;;CONCATENATE([.$D515];&quot;-&quot;;[.$E51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6]&lt;&gt;&quot;&quot;;MAX([.$B$1:.$B515])+1;&quot;&quot;)">
            <text:p/>
          </table:table-cell>
          <table:table-cell table:style-name="ce6" table:formula="of:=IF([.$A516]&lt;&gt;&quot;&quot;;CONCATENATE([.$D516];&quot;-&quot;;[.$E51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7]&lt;&gt;&quot;&quot;;MAX([.$B$1:.$B516])+1;&quot;&quot;)">
            <text:p/>
          </table:table-cell>
          <table:table-cell table:style-name="ce6" table:formula="of:=IF([.$A517]&lt;&gt;&quot;&quot;;CONCATENATE([.$D517];&quot;-&quot;;[.$E51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8]&lt;&gt;&quot;&quot;;MAX([.$B$1:.$B517])+1;&quot;&quot;)">
            <text:p/>
          </table:table-cell>
          <table:table-cell table:style-name="ce6" table:formula="of:=IF([.$A518]&lt;&gt;&quot;&quot;;CONCATENATE([.$D518];&quot;-&quot;;[.$E51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19]&lt;&gt;&quot;&quot;;MAX([.$B$1:.$B518])+1;&quot;&quot;)">
            <text:p/>
          </table:table-cell>
          <table:table-cell table:style-name="ce6" table:formula="of:=IF([.$A519]&lt;&gt;&quot;&quot;;CONCATENATE([.$D519];&quot;-&quot;;[.$E51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0]&lt;&gt;&quot;&quot;;MAX([.$B$1:.$B519])+1;&quot;&quot;)">
            <text:p/>
          </table:table-cell>
          <table:table-cell table:style-name="ce6" table:formula="of:=IF([.$A520]&lt;&gt;&quot;&quot;;CONCATENATE([.$D520];&quot;-&quot;;[.$E52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1]&lt;&gt;&quot;&quot;;MAX([.$B$1:.$B520])+1;&quot;&quot;)">
            <text:p/>
          </table:table-cell>
          <table:table-cell table:style-name="ce6" table:formula="of:=IF([.$A521]&lt;&gt;&quot;&quot;;CONCATENATE([.$D521];&quot;-&quot;;[.$E52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2]&lt;&gt;&quot;&quot;;MAX([.$B$1:.$B521])+1;&quot;&quot;)">
            <text:p/>
          </table:table-cell>
          <table:table-cell table:style-name="ce6" table:formula="of:=IF([.$A522]&lt;&gt;&quot;&quot;;CONCATENATE([.$D522];&quot;-&quot;;[.$E52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3]&lt;&gt;&quot;&quot;;MAX([.$B$1:.$B522])+1;&quot;&quot;)">
            <text:p/>
          </table:table-cell>
          <table:table-cell table:style-name="ce6" table:formula="of:=IF([.$A523]&lt;&gt;&quot;&quot;;CONCATENATE([.$D523];&quot;-&quot;;[.$E52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4]&lt;&gt;&quot;&quot;;MAX([.$B$1:.$B523])+1;&quot;&quot;)">
            <text:p/>
          </table:table-cell>
          <table:table-cell table:style-name="ce6" table:formula="of:=IF([.$A524]&lt;&gt;&quot;&quot;;CONCATENATE([.$D524];&quot;-&quot;;[.$E52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5]&lt;&gt;&quot;&quot;;MAX([.$B$1:.$B524])+1;&quot;&quot;)">
            <text:p/>
          </table:table-cell>
          <table:table-cell table:style-name="ce6" table:formula="of:=IF([.$A525]&lt;&gt;&quot;&quot;;CONCATENATE([.$D525];&quot;-&quot;;[.$E52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6]&lt;&gt;&quot;&quot;;MAX([.$B$1:.$B525])+1;&quot;&quot;)">
            <text:p/>
          </table:table-cell>
          <table:table-cell table:style-name="ce6" table:formula="of:=IF([.$A526]&lt;&gt;&quot;&quot;;CONCATENATE([.$D526];&quot;-&quot;;[.$E52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7]&lt;&gt;&quot;&quot;;MAX([.$B$1:.$B526])+1;&quot;&quot;)">
            <text:p/>
          </table:table-cell>
          <table:table-cell table:style-name="ce6" table:formula="of:=IF([.$A527]&lt;&gt;&quot;&quot;;CONCATENATE([.$D527];&quot;-&quot;;[.$E52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8]&lt;&gt;&quot;&quot;;MAX([.$B$1:.$B527])+1;&quot;&quot;)">
            <text:p/>
          </table:table-cell>
          <table:table-cell table:style-name="ce6" table:formula="of:=IF([.$A528]&lt;&gt;&quot;&quot;;CONCATENATE([.$D528];&quot;-&quot;;[.$E52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29]&lt;&gt;&quot;&quot;;MAX([.$B$1:.$B528])+1;&quot;&quot;)">
            <text:p/>
          </table:table-cell>
          <table:table-cell table:style-name="ce6" table:formula="of:=IF([.$A529]&lt;&gt;&quot;&quot;;CONCATENATE([.$D529];&quot;-&quot;;[.$E52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0]&lt;&gt;&quot;&quot;;MAX([.$B$1:.$B529])+1;&quot;&quot;)">
            <text:p/>
          </table:table-cell>
          <table:table-cell table:style-name="ce6" table:formula="of:=IF([.$A530]&lt;&gt;&quot;&quot;;CONCATENATE([.$D530];&quot;-&quot;;[.$E53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1]&lt;&gt;&quot;&quot;;MAX([.$B$1:.$B530])+1;&quot;&quot;)">
            <text:p/>
          </table:table-cell>
          <table:table-cell table:style-name="ce6" table:formula="of:=IF([.$A531]&lt;&gt;&quot;&quot;;CONCATENATE([.$D531];&quot;-&quot;;[.$E53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2]&lt;&gt;&quot;&quot;;MAX([.$B$1:.$B531])+1;&quot;&quot;)">
            <text:p/>
          </table:table-cell>
          <table:table-cell table:style-name="ce6" table:formula="of:=IF([.$A532]&lt;&gt;&quot;&quot;;CONCATENATE([.$D532];&quot;-&quot;;[.$E53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3]&lt;&gt;&quot;&quot;;MAX([.$B$1:.$B532])+1;&quot;&quot;)">
            <text:p/>
          </table:table-cell>
          <table:table-cell table:style-name="ce6" table:formula="of:=IF([.$A533]&lt;&gt;&quot;&quot;;CONCATENATE([.$D533];&quot;-&quot;;[.$E53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4]&lt;&gt;&quot;&quot;;MAX([.$B$1:.$B533])+1;&quot;&quot;)">
            <text:p/>
          </table:table-cell>
          <table:table-cell table:style-name="ce6" table:formula="of:=IF([.$A534]&lt;&gt;&quot;&quot;;CONCATENATE([.$D534];&quot;-&quot;;[.$E53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5]&lt;&gt;&quot;&quot;;MAX([.$B$1:.$B534])+1;&quot;&quot;)">
            <text:p/>
          </table:table-cell>
          <table:table-cell table:style-name="ce6" table:formula="of:=IF([.$A535]&lt;&gt;&quot;&quot;;CONCATENATE([.$D535];&quot;-&quot;;[.$E53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6]&lt;&gt;&quot;&quot;;MAX([.$B$1:.$B535])+1;&quot;&quot;)">
            <text:p/>
          </table:table-cell>
          <table:table-cell table:style-name="ce6" table:formula="of:=IF([.$A536]&lt;&gt;&quot;&quot;;CONCATENATE([.$D536];&quot;-&quot;;[.$E53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7]&lt;&gt;&quot;&quot;;MAX([.$B$1:.$B536])+1;&quot;&quot;)">
            <text:p/>
          </table:table-cell>
          <table:table-cell table:style-name="ce6" table:formula="of:=IF([.$A537]&lt;&gt;&quot;&quot;;CONCATENATE([.$D537];&quot;-&quot;;[.$E53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8]&lt;&gt;&quot;&quot;;MAX([.$B$1:.$B537])+1;&quot;&quot;)">
            <text:p/>
          </table:table-cell>
          <table:table-cell table:style-name="ce6" table:formula="of:=IF([.$A538]&lt;&gt;&quot;&quot;;CONCATENATE([.$D538];&quot;-&quot;;[.$E53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39]&lt;&gt;&quot;&quot;;MAX([.$B$1:.$B538])+1;&quot;&quot;)">
            <text:p/>
          </table:table-cell>
          <table:table-cell table:style-name="ce6" table:formula="of:=IF([.$A539]&lt;&gt;&quot;&quot;;CONCATENATE([.$D539];&quot;-&quot;;[.$E53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0]&lt;&gt;&quot;&quot;;MAX([.$B$1:.$B539])+1;&quot;&quot;)">
            <text:p/>
          </table:table-cell>
          <table:table-cell table:style-name="ce6" table:formula="of:=IF([.$A540]&lt;&gt;&quot;&quot;;CONCATENATE([.$D540];&quot;-&quot;;[.$E54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1]&lt;&gt;&quot;&quot;;MAX([.$B$1:.$B540])+1;&quot;&quot;)">
            <text:p/>
          </table:table-cell>
          <table:table-cell table:style-name="ce6" table:formula="of:=IF([.$A541]&lt;&gt;&quot;&quot;;CONCATENATE([.$D541];&quot;-&quot;;[.$E54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2]&lt;&gt;&quot;&quot;;MAX([.$B$1:.$B541])+1;&quot;&quot;)">
            <text:p/>
          </table:table-cell>
          <table:table-cell table:style-name="ce6" table:formula="of:=IF([.$A542]&lt;&gt;&quot;&quot;;CONCATENATE([.$D542];&quot;-&quot;;[.$E54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3]&lt;&gt;&quot;&quot;;MAX([.$B$1:.$B542])+1;&quot;&quot;)">
            <text:p/>
          </table:table-cell>
          <table:table-cell table:style-name="ce6" table:formula="of:=IF([.$A543]&lt;&gt;&quot;&quot;;CONCATENATE([.$D543];&quot;-&quot;;[.$E54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4]&lt;&gt;&quot;&quot;;MAX([.$B$1:.$B543])+1;&quot;&quot;)">
            <text:p/>
          </table:table-cell>
          <table:table-cell table:style-name="ce6" table:formula="of:=IF([.$A544]&lt;&gt;&quot;&quot;;CONCATENATE([.$D544];&quot;-&quot;;[.$E54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5]&lt;&gt;&quot;&quot;;MAX([.$B$1:.$B544])+1;&quot;&quot;)">
            <text:p/>
          </table:table-cell>
          <table:table-cell table:style-name="ce6" table:formula="of:=IF([.$A545]&lt;&gt;&quot;&quot;;CONCATENATE([.$D545];&quot;-&quot;;[.$E54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6]&lt;&gt;&quot;&quot;;MAX([.$B$1:.$B545])+1;&quot;&quot;)">
            <text:p/>
          </table:table-cell>
          <table:table-cell table:style-name="ce6" table:formula="of:=IF([.$A546]&lt;&gt;&quot;&quot;;CONCATENATE([.$D546];&quot;-&quot;;[.$E54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7]&lt;&gt;&quot;&quot;;MAX([.$B$1:.$B546])+1;&quot;&quot;)">
            <text:p/>
          </table:table-cell>
          <table:table-cell table:style-name="ce6" table:formula="of:=IF([.$A547]&lt;&gt;&quot;&quot;;CONCATENATE([.$D547];&quot;-&quot;;[.$E54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8]&lt;&gt;&quot;&quot;;MAX([.$B$1:.$B547])+1;&quot;&quot;)">
            <text:p/>
          </table:table-cell>
          <table:table-cell table:style-name="ce6" table:formula="of:=IF([.$A548]&lt;&gt;&quot;&quot;;CONCATENATE([.$D548];&quot;-&quot;;[.$E54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49]&lt;&gt;&quot;&quot;;MAX([.$B$1:.$B548])+1;&quot;&quot;)">
            <text:p/>
          </table:table-cell>
          <table:table-cell table:style-name="ce6" table:formula="of:=IF([.$A549]&lt;&gt;&quot;&quot;;CONCATENATE([.$D549];&quot;-&quot;;[.$E54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0]&lt;&gt;&quot;&quot;;MAX([.$B$1:.$B549])+1;&quot;&quot;)">
            <text:p/>
          </table:table-cell>
          <table:table-cell table:style-name="ce6" table:formula="of:=IF([.$A550]&lt;&gt;&quot;&quot;;CONCATENATE([.$D550];&quot;-&quot;;[.$E55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1]&lt;&gt;&quot;&quot;;MAX([.$B$1:.$B550])+1;&quot;&quot;)">
            <text:p/>
          </table:table-cell>
          <table:table-cell table:style-name="ce6" table:formula="of:=IF([.$A551]&lt;&gt;&quot;&quot;;CONCATENATE([.$D551];&quot;-&quot;;[.$E55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2]&lt;&gt;&quot;&quot;;MAX([.$B$1:.$B551])+1;&quot;&quot;)">
            <text:p/>
          </table:table-cell>
          <table:table-cell table:style-name="ce6" table:formula="of:=IF([.$A552]&lt;&gt;&quot;&quot;;CONCATENATE([.$D552];&quot;-&quot;;[.$E55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3]&lt;&gt;&quot;&quot;;MAX([.$B$1:.$B552])+1;&quot;&quot;)">
            <text:p/>
          </table:table-cell>
          <table:table-cell table:style-name="ce6" table:formula="of:=IF([.$A553]&lt;&gt;&quot;&quot;;CONCATENATE([.$D553];&quot;-&quot;;[.$E55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4]&lt;&gt;&quot;&quot;;MAX([.$B$1:.$B553])+1;&quot;&quot;)">
            <text:p/>
          </table:table-cell>
          <table:table-cell table:style-name="ce6" table:formula="of:=IF([.$A554]&lt;&gt;&quot;&quot;;CONCATENATE([.$D554];&quot;-&quot;;[.$E55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table-cell/>
          <table:table-cell table:style-name="ce6" table:formula="of:=IF([.$A555]&lt;&gt;&quot;&quot;;MAX([.$B$1:.$B554])+1;&quot;&quot;)">
            <text:p/>
          </table:table-cell>
          <table:table-cell table:style-name="ce6" table:formula="of:=IF([.$A555]&lt;&gt;&quot;&quot;;CONCATENATE([.$D555];&quot;-&quot;;[.$E55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number-rows-repeated="472">
          <table:table-cell table:number-columns-repeated="3"/>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1" table:number-rows-repeated="1047548">
          <table:table-cell table:number-columns-repeated="1024"/>
        </table:table-row>
        <table:table-row table:style-name="ro121">
          <table:table-cell table:number-columns-repeated="1024"/>
        </table:table-row>
        <calcext:conditional-formats>
          <calcext:conditional-format calcext:target-range-address="'customization-items'.F387:'customization-items'.H1027 'customization-items'.F323:'customization-items'.H384 'customization-items'.F2:'customization-items'.H305">
            <calcext:condition calcext:apply-style-name="廃止された選択肢" calcext:value="formula-is(ISNUMBER(FIND(&quot;廃止&quot;;[.$D2])))" calcext:base-cell-address="'customization-items'.F2"/>
            <calcext:condition calcext:apply-style-name="新規作成され、選択された選択肢" calcext:value="formula-is(AND(COUNTIFS([.$A$2:.$A$1027];&quot;&quot;;[.$D$2:.$D$1027];[.$D2])&lt;&gt;COUNTIF([.$D$2:.$D$1027];[.$D2]);[.$M2]=&quot;新規&quot;))" calcext:base-cell-address="'customization-items'.F2"/>
            <calcext:condition calcext:apply-style-name="選択された選択肢" calcext:value="formula-is(COUNTIFS([.$A$2:.$A$1027];&quot;&quot;;[.$D$2:.$D$1027];[.$D2])&lt;&gt;COUNTIF([.$D$2:.$D$1027];[.$D2]))" calcext:base-cell-address="'customization-items'.F2"/>
          </calcext:conditional-format>
          <calcext:conditional-format calcext:target-range-address="'customization-items'.U387:'customization-items'.U1027 'customization-items'.U323:'customization-items'.U384 'customization-items'.U2:'customization-items'.U305">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387:'customization-items'.E1027 'customization-items'.I387:'customization-items'.T1027 'customization-items'.D323:'customization-items'.E384 'customization-items'.I323:'customization-items'.T384 'customization-items'.E2:'customization-items'.E305 'customization-items'.I2:'customization-items'.T305 'customization-items'.D2:'customization-items'.D297 'customization-items'.D302:'customization-items'.D305">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385:'customization-items'.H386">
            <calcext:condition calcext:apply-style-name="廃止された選択肢" calcext:value="formula-is(ISNUMBER(FIND(&quot;廃止&quot;;[.$D385])))" calcext:base-cell-address="'customization-items'.F385"/>
            <calcext:condition calcext:apply-style-name="新規作成され、選択された選択肢" calcext:value="formula-is(AND(COUNTIFS([.$A$2:.$A$1027];&quot;&quot;;[.$D$2:.$D$1027];[.$D385])&lt;&gt;COUNTIF([.$D$2:.$D$1027];[.$D385]);[.$M385]=&quot;新規&quot;))" calcext:base-cell-address="'customization-items'.F385"/>
            <calcext:condition calcext:apply-style-name="選択された選択肢" calcext:value="formula-is(COUNTIFS([.$A$2:.$A$1027];&quot;&quot;;[.$D$2:.$D$1027];[.$D385])&lt;&gt;COUNTIF([.$D$2:.$D$1027];[.$D385]))" calcext:base-cell-address="'customization-items'.F385"/>
          </calcext:conditional-format>
          <calcext:conditional-format calcext:target-range-address="'customization-items'.U385:'customization-items'.U386">
            <calcext:condition calcext:apply-style-name="廃止された選択肢" calcext:value="formula-is([.U385]=&quot;省略&quot;)" calcext:base-cell-address="'customization-items'.U385"/>
            <calcext:condition calcext:apply-style-name="新規作成され、選択された選択肢" calcext:value="formula-is(AND([.U385]&lt;&gt;&quot;&quot;; [.M385]=&quot;新規&quot;))" calcext:base-cell-address="'customization-items'.U385"/>
            <calcext:condition calcext:apply-style-name="選択された選択肢" calcext:value="formula-is([.U385]&lt;&gt;&quot;&quot;)" calcext:base-cell-address="'customization-items'.U385"/>
          </calcext:conditional-format>
          <calcext:conditional-format calcext:target-range-address="'customization-items'.D385:'customization-items'.E386 'customization-items'.I385:'customization-items'.T385 'customization-items'.I386:'customization-items'.M386 'customization-items'.O386:'customization-items'.T386">
            <calcext:condition calcext:apply-style-name="廃止された選択肢" calcext:value="formula-is(OR(ISNUMBER(FIND(&quot;廃止&quot;;[.$D385]));ISNUMBER(FIND(&quot;廃止&quot;;[.$E385]))))" calcext:base-cell-address="'customization-items'.D385"/>
            <calcext:condition calcext:apply-style-name="未確定の選択肢" calcext:value="formula-is([.$A385]=&quot;?&quot;)" calcext:base-cell-address="'customization-items'.D385"/>
            <calcext:condition calcext:apply-style-name="新規作成され、選択された選択肢" calcext:value="formula-is(AND([.$A385]&lt;&gt;&quot;&quot;;[.$M385]=&quot;新規&quot;))" calcext:base-cell-address="'customization-items'.D385"/>
            <calcext:condition calcext:apply-style-name="選択された選択肢" calcext:value="formula-is([.$A385]&lt;&gt;&quot;&quot;)" calcext:base-cell-address="'customization-items'.D385"/>
          </calcext:conditional-format>
          <calcext:conditional-format calcext:target-range-address="'customization-items'.N386:'customization-items'.N386">
            <calcext:condition calcext:apply-style-name="廃止された選択肢" calcext:value="formula-is(OR(ISNUMBER(FIND(&quot;廃止&quot;;[.$D386]));ISNUMBER(FIND(&quot;廃止&quot;;[.$E386]))))" calcext:base-cell-address="'customization-items'.N386"/>
            <calcext:condition calcext:apply-style-name="未確定の選択肢" calcext:value="formula-is([.$A386]=&quot;?&quot;)" calcext:base-cell-address="'customization-items'.N386"/>
            <calcext:condition calcext:apply-style-name="新規作成され、選択された選択肢" calcext:value="formula-is(AND([.$A386]&lt;&gt;&quot;&quot;;[.$M386]=&quot;新規&quot;))" calcext:base-cell-address="'customization-items'.N386"/>
            <calcext:condition calcext:apply-style-name="選択された選択肢" calcext:value="formula-is([.$A386]&lt;&gt;&quot;&quot;)" calcext:base-cell-address="'customization-items'.N386"/>
          </calcext:conditional-format>
          <calcext:conditional-format calcext:target-range-address="'customization-items'.U321:'customization-items'.U322">
            <calcext:condition calcext:apply-style-name="廃止された選択肢" calcext:value="formula-is([.U321]=&quot;省略&quot;)" calcext:base-cell-address="'customization-items'.U321"/>
            <calcext:condition calcext:apply-style-name="新規作成され、選択された選択肢" calcext:value="formula-is(AND([.U321]&lt;&gt;&quot;&quot;; [.M321]=&quot;新規&quot;))" calcext:base-cell-address="'customization-items'.U321"/>
            <calcext:condition calcext:apply-style-name="選択された選択肢" calcext:value="formula-is([.U321]&lt;&gt;&quot;&quot;)" calcext:base-cell-address="'customization-items'.U321"/>
          </calcext:conditional-format>
          <calcext:conditional-format calcext:target-range-address="'customization-items'.K321:'customization-items'.T322">
            <calcext:condition calcext:apply-style-name="廃止された選択肢" calcext:value="formula-is(OR(ISNUMBER(FIND(&quot;廃止&quot;;[.$D321]));ISNUMBER(FIND(&quot;廃止&quot;;[.$E321]))))" calcext:base-cell-address="'customization-items'.K321"/>
            <calcext:condition calcext:apply-style-name="未確定の選択肢" calcext:value="formula-is([.$A321]=&quot;?&quot;)" calcext:base-cell-address="'customization-items'.K321"/>
            <calcext:condition calcext:apply-style-name="新規作成され、選択された選択肢" calcext:value="formula-is(AND([.$A321]&lt;&gt;&quot;&quot;;[.$M321]=&quot;新規&quot;))" calcext:base-cell-address="'customization-items'.K321"/>
            <calcext:condition calcext:apply-style-name="選択された選択肢" calcext:value="formula-is([.$A321]&lt;&gt;&quot;&quot;)" calcext:base-cell-address="'customization-items'.K321"/>
          </calcext:conditional-format>
          <calcext:conditional-format calcext:target-range-address="'customization-items'.U319:'customization-items'.U320">
            <calcext:condition calcext:apply-style-name="廃止された選択肢" calcext:value="formula-is([.U319]=&quot;省略&quot;)" calcext:base-cell-address="'customization-items'.U319"/>
            <calcext:condition calcext:apply-style-name="新規作成され、選択された選択肢" calcext:value="formula-is(AND([.U319]&lt;&gt;&quot;&quot;; [.M319]=&quot;新規&quot;))" calcext:base-cell-address="'customization-items'.U319"/>
            <calcext:condition calcext:apply-style-name="選択された選択肢" calcext:value="formula-is([.U319]&lt;&gt;&quot;&quot;)" calcext:base-cell-address="'customization-items'.U319"/>
          </calcext:conditional-format>
          <calcext:conditional-format calcext:target-range-address="'customization-items'.K319:'customization-items'.T320">
            <calcext:condition calcext:apply-style-name="廃止された選択肢" calcext:value="formula-is(OR(ISNUMBER(FIND(&quot;廃止&quot;;[.$D319]));ISNUMBER(FIND(&quot;廃止&quot;;[.$E319]))))" calcext:base-cell-address="'customization-items'.K319"/>
            <calcext:condition calcext:apply-style-name="未確定の選択肢" calcext:value="formula-is([.$A319]=&quot;?&quot;)" calcext:base-cell-address="'customization-items'.K319"/>
            <calcext:condition calcext:apply-style-name="新規作成され、選択された選択肢" calcext:value="formula-is(AND([.$A319]&lt;&gt;&quot;&quot;;[.$M319]=&quot;新規&quot;))" calcext:base-cell-address="'customization-items'.K319"/>
            <calcext:condition calcext:apply-style-name="選択された選択肢" calcext:value="formula-is([.$A319]&lt;&gt;&quot;&quot;)" calcext:base-cell-address="'customization-items'.K319"/>
          </calcext:conditional-format>
          <calcext:conditional-format calcext:target-range-address="'customization-items'.U317:'customization-items'.U318">
            <calcext:condition calcext:apply-style-name="廃止された選択肢" calcext:value="formula-is([.U317]=&quot;省略&quot;)" calcext:base-cell-address="'customization-items'.U317"/>
            <calcext:condition calcext:apply-style-name="新規作成され、選択された選択肢" calcext:value="formula-is(AND([.U317]&lt;&gt;&quot;&quot;; [.M317]=&quot;新規&quot;))" calcext:base-cell-address="'customization-items'.U317"/>
            <calcext:condition calcext:apply-style-name="選択された選択肢" calcext:value="formula-is([.U317]&lt;&gt;&quot;&quot;)" calcext:base-cell-address="'customization-items'.U317"/>
          </calcext:conditional-format>
          <calcext:conditional-format calcext:target-range-address="'customization-items'.K317:'customization-items'.T318">
            <calcext:condition calcext:apply-style-name="廃止された選択肢" calcext:value="formula-is(OR(ISNUMBER(FIND(&quot;廃止&quot;;[.$D317]));ISNUMBER(FIND(&quot;廃止&quot;;[.$E317]))))" calcext:base-cell-address="'customization-items'.K317"/>
            <calcext:condition calcext:apply-style-name="未確定の選択肢" calcext:value="formula-is([.$A317]=&quot;?&quot;)" calcext:base-cell-address="'customization-items'.K317"/>
            <calcext:condition calcext:apply-style-name="新規作成され、選択された選択肢" calcext:value="formula-is(AND([.$A317]&lt;&gt;&quot;&quot;;[.$M317]=&quot;新規&quot;))" calcext:base-cell-address="'customization-items'.K317"/>
            <calcext:condition calcext:apply-style-name="選択された選択肢" calcext:value="formula-is([.$A317]&lt;&gt;&quot;&quot;)" calcext:base-cell-address="'customization-items'.K317"/>
          </calcext:conditional-format>
          <calcext:conditional-format calcext:target-range-address="'customization-items'.U315:'customization-items'.U316">
            <calcext:condition calcext:apply-style-name="廃止された選択肢" calcext:value="formula-is([.U315]=&quot;省略&quot;)" calcext:base-cell-address="'customization-items'.U315"/>
            <calcext:condition calcext:apply-style-name="新規作成され、選択された選択肢" calcext:value="formula-is(AND([.U315]&lt;&gt;&quot;&quot;; [.M315]=&quot;新規&quot;))" calcext:base-cell-address="'customization-items'.U315"/>
            <calcext:condition calcext:apply-style-name="選択された選択肢" calcext:value="formula-is([.U315]&lt;&gt;&quot;&quot;)" calcext:base-cell-address="'customization-items'.U315"/>
          </calcext:conditional-format>
          <calcext:conditional-format calcext:target-range-address="'customization-items'.K315:'customization-items'.T316">
            <calcext:condition calcext:apply-style-name="廃止された選択肢" calcext:value="formula-is(OR(ISNUMBER(FIND(&quot;廃止&quot;;[.$D315]));ISNUMBER(FIND(&quot;廃止&quot;;[.$E315]))))" calcext:base-cell-address="'customization-items'.K315"/>
            <calcext:condition calcext:apply-style-name="未確定の選択肢" calcext:value="formula-is([.$A315]=&quot;?&quot;)" calcext:base-cell-address="'customization-items'.K315"/>
            <calcext:condition calcext:apply-style-name="新規作成され、選択された選択肢" calcext:value="formula-is(AND([.$A315]&lt;&gt;&quot;&quot;;[.$M315]=&quot;新規&quot;))" calcext:base-cell-address="'customization-items'.K315"/>
            <calcext:condition calcext:apply-style-name="選択された選択肢" calcext:value="formula-is([.$A315]&lt;&gt;&quot;&quot;)" calcext:base-cell-address="'customization-items'.K315"/>
          </calcext:conditional-format>
          <calcext:conditional-format calcext:target-range-address="'customization-items'.U313:'customization-items'.U314">
            <calcext:condition calcext:apply-style-name="廃止された選択肢" calcext:value="formula-is([.U313]=&quot;省略&quot;)" calcext:base-cell-address="'customization-items'.U313"/>
            <calcext:condition calcext:apply-style-name="新規作成され、選択された選択肢" calcext:value="formula-is(AND([.U313]&lt;&gt;&quot;&quot;; [.M313]=&quot;新規&quot;))" calcext:base-cell-address="'customization-items'.U313"/>
            <calcext:condition calcext:apply-style-name="選択された選択肢" calcext:value="formula-is([.U313]&lt;&gt;&quot;&quot;)" calcext:base-cell-address="'customization-items'.U313"/>
          </calcext:conditional-format>
          <calcext:conditional-format calcext:target-range-address="'customization-items'.K313:'customization-items'.T314">
            <calcext:condition calcext:apply-style-name="廃止された選択肢" calcext:value="formula-is(OR(ISNUMBER(FIND(&quot;廃止&quot;;[.$D313]));ISNUMBER(FIND(&quot;廃止&quot;;[.$E313]))))" calcext:base-cell-address="'customization-items'.K313"/>
            <calcext:condition calcext:apply-style-name="未確定の選択肢" calcext:value="formula-is([.$A313]=&quot;?&quot;)" calcext:base-cell-address="'customization-items'.K313"/>
            <calcext:condition calcext:apply-style-name="新規作成され、選択された選択肢" calcext:value="formula-is(AND([.$A313]&lt;&gt;&quot;&quot;;[.$M313]=&quot;新規&quot;))" calcext:base-cell-address="'customization-items'.K313"/>
            <calcext:condition calcext:apply-style-name="選択された選択肢" calcext:value="formula-is([.$A313]&lt;&gt;&quot;&quot;)" calcext:base-cell-address="'customization-items'.K313"/>
          </calcext:conditional-format>
          <calcext:conditional-format calcext:target-range-address="'customization-items'.U311:'customization-items'.U312">
            <calcext:condition calcext:apply-style-name="廃止された選択肢" calcext:value="formula-is([.U311]=&quot;省略&quot;)" calcext:base-cell-address="'customization-items'.U311"/>
            <calcext:condition calcext:apply-style-name="新規作成され、選択された選択肢" calcext:value="formula-is(AND([.U311]&lt;&gt;&quot;&quot;; [.M311]=&quot;新規&quot;))" calcext:base-cell-address="'customization-items'.U311"/>
            <calcext:condition calcext:apply-style-name="選択された選択肢" calcext:value="formula-is([.U311]&lt;&gt;&quot;&quot;)" calcext:base-cell-address="'customization-items'.U311"/>
          </calcext:conditional-format>
          <calcext:conditional-format calcext:target-range-address="'customization-items'.K311:'customization-items'.T312">
            <calcext:condition calcext:apply-style-name="廃止された選択肢" calcext:value="formula-is(OR(ISNUMBER(FIND(&quot;廃止&quot;;[.$D311]));ISNUMBER(FIND(&quot;廃止&quot;;[.$E311]))))" calcext:base-cell-address="'customization-items'.K311"/>
            <calcext:condition calcext:apply-style-name="未確定の選択肢" calcext:value="formula-is([.$A311]=&quot;?&quot;)" calcext:base-cell-address="'customization-items'.K311"/>
            <calcext:condition calcext:apply-style-name="新規作成され、選択された選択肢" calcext:value="formula-is(AND([.$A311]&lt;&gt;&quot;&quot;;[.$M311]=&quot;新規&quot;))" calcext:base-cell-address="'customization-items'.K311"/>
            <calcext:condition calcext:apply-style-name="選択された選択肢" calcext:value="formula-is([.$A311]&lt;&gt;&quot;&quot;)" calcext:base-cell-address="'customization-items'.K311"/>
          </calcext:conditional-format>
          <calcext:conditional-format calcext:target-range-address="'customization-items'.U309:'customization-items'.U310">
            <calcext:condition calcext:apply-style-name="廃止された選択肢" calcext:value="formula-is([.U309]=&quot;省略&quot;)" calcext:base-cell-address="'customization-items'.U309"/>
            <calcext:condition calcext:apply-style-name="新規作成され、選択された選択肢" calcext:value="formula-is(AND([.U309]&lt;&gt;&quot;&quot;; [.M309]=&quot;新規&quot;))" calcext:base-cell-address="'customization-items'.U309"/>
            <calcext:condition calcext:apply-style-name="選択された選択肢" calcext:value="formula-is([.U309]&lt;&gt;&quot;&quot;)" calcext:base-cell-address="'customization-items'.U309"/>
          </calcext:conditional-format>
          <calcext:conditional-format calcext:target-range-address="'customization-items'.K309:'customization-items'.T310">
            <calcext:condition calcext:apply-style-name="廃止された選択肢" calcext:value="formula-is(OR(ISNUMBER(FIND(&quot;廃止&quot;;[.$D309]));ISNUMBER(FIND(&quot;廃止&quot;;[.$E309]))))" calcext:base-cell-address="'customization-items'.K309"/>
            <calcext:condition calcext:apply-style-name="未確定の選択肢" calcext:value="formula-is([.$A309]=&quot;?&quot;)" calcext:base-cell-address="'customization-items'.K309"/>
            <calcext:condition calcext:apply-style-name="新規作成され、選択された選択肢" calcext:value="formula-is(AND([.$A309]&lt;&gt;&quot;&quot;;[.$M309]=&quot;新規&quot;))" calcext:base-cell-address="'customization-items'.K309"/>
            <calcext:condition calcext:apply-style-name="選択された選択肢" calcext:value="formula-is([.$A309]&lt;&gt;&quot;&quot;)" calcext:base-cell-address="'customization-items'.K309"/>
          </calcext:conditional-format>
          <calcext:conditional-format calcext:target-range-address="'customization-items'.U307:'customization-items'.U308">
            <calcext:condition calcext:apply-style-name="廃止された選択肢" calcext:value="formula-is([.U307]=&quot;省略&quot;)" calcext:base-cell-address="'customization-items'.U307"/>
            <calcext:condition calcext:apply-style-name="新規作成され、選択された選択肢" calcext:value="formula-is(AND([.U307]&lt;&gt;&quot;&quot;; [.M307]=&quot;新規&quot;))" calcext:base-cell-address="'customization-items'.U307"/>
            <calcext:condition calcext:apply-style-name="選択された選択肢" calcext:value="formula-is([.U307]&lt;&gt;&quot;&quot;)" calcext:base-cell-address="'customization-items'.U307"/>
          </calcext:conditional-format>
          <calcext:conditional-format calcext:target-range-address="'customization-items'.K307:'customization-items'.T308">
            <calcext:condition calcext:apply-style-name="廃止された選択肢" calcext:value="formula-is(OR(ISNUMBER(FIND(&quot;廃止&quot;;[.$D307]));ISNUMBER(FIND(&quot;廃止&quot;;[.$E307]))))" calcext:base-cell-address="'customization-items'.K307"/>
            <calcext:condition calcext:apply-style-name="未確定の選択肢" calcext:value="formula-is([.$A307]=&quot;?&quot;)" calcext:base-cell-address="'customization-items'.K307"/>
            <calcext:condition calcext:apply-style-name="新規作成され、選択された選択肢" calcext:value="formula-is(AND([.$A307]&lt;&gt;&quot;&quot;;[.$M307]=&quot;新規&quot;))" calcext:base-cell-address="'customization-items'.K307"/>
            <calcext:condition calcext:apply-style-name="選択された選択肢" calcext:value="formula-is([.$A307]&lt;&gt;&quot;&quot;)" calcext:base-cell-address="'customization-items'.K307"/>
          </calcext:conditional-format>
          <calcext:conditional-format calcext:target-range-address="'customization-items'.U306:'customization-items'.U306">
            <calcext:condition calcext:apply-style-name="廃止された選択肢" calcext:value="formula-is([.U306]=&quot;省略&quot;)" calcext:base-cell-address="'customization-items'.U306"/>
            <calcext:condition calcext:apply-style-name="新規作成され、選択された選択肢" calcext:value="formula-is(AND([.U306]&lt;&gt;&quot;&quot;; [.M306]=&quot;新規&quot;))" calcext:base-cell-address="'customization-items'.U306"/>
            <calcext:condition calcext:apply-style-name="選択された選択肢" calcext:value="formula-is([.U306]&lt;&gt;&quot;&quot;)" calcext:base-cell-address="'customization-items'.U306"/>
          </calcext:conditional-format>
          <calcext:conditional-format calcext:target-range-address="'customization-items'.K306:'customization-items'.T306">
            <calcext:condition calcext:apply-style-name="廃止された選択肢" calcext:value="formula-is(OR(ISNUMBER(FIND(&quot;廃止&quot;;[.$D306]));ISNUMBER(FIND(&quot;廃止&quot;;[.$E306]))))" calcext:base-cell-address="'customization-items'.K306"/>
            <calcext:condition calcext:apply-style-name="未確定の選択肢" calcext:value="formula-is([.$A306]=&quot;?&quot;)" calcext:base-cell-address="'customization-items'.K306"/>
            <calcext:condition calcext:apply-style-name="新規作成され、選択された選択肢" calcext:value="formula-is(AND([.$A306]&lt;&gt;&quot;&quot;;[.$M306]=&quot;新規&quot;))" calcext:base-cell-address="'customization-items'.K306"/>
            <calcext:condition calcext:apply-style-name="選択された選択肢" calcext:value="formula-is([.$A306]&lt;&gt;&quot;&quot;)" calcext:base-cell-address="'customization-items'.K306"/>
          </calcext:conditional-format>
          <calcext:conditional-format calcext:target-range-address="'customization-items'.F321:'customization-items'.H322">
            <calcext:condition calcext:apply-style-name="廃止された選択肢" calcext:value="formula-is(ISNUMBER(FIND(&quot;廃止&quot;;[.$D321])))" calcext:base-cell-address="'customization-items'.F321"/>
            <calcext:condition calcext:apply-style-name="新規作成され、選択された選択肢" calcext:value="formula-is(AND(COUNTIFS([.$A$2:.$A$1025];&quot;&quot;;[.$D$2:.$D$1025];[.$D321])&lt;&gt;COUNTIF([.$D$2:.$D$1025];[.$D321]);[.$M321]=&quot;新規&quot;))" calcext:base-cell-address="'customization-items'.F321"/>
            <calcext:condition calcext:apply-style-name="選択された選択肢" calcext:value="formula-is(COUNTIFS([.$A$2:.$A$1025];&quot;&quot;;[.$D$2:.$D$1025];[.$D321])&lt;&gt;COUNTIF([.$D$2:.$D$1025];[.$D321]))" calcext:base-cell-address="'customization-items'.F321"/>
          </calcext:conditional-format>
          <calcext:conditional-format calcext:target-range-address="'customization-items'.D321:'customization-items'.E322 'customization-items'.I321:'customization-items'.J322">
            <calcext:condition calcext:apply-style-name="廃止された選択肢" calcext:value="formula-is(OR(ISNUMBER(FIND(&quot;廃止&quot;;[.$D321]));ISNUMBER(FIND(&quot;廃止&quot;;[.$E321]))))" calcext:base-cell-address="'customization-items'.D321"/>
            <calcext:condition calcext:apply-style-name="未確定の選択肢" calcext:value="formula-is([.$A321]=&quot;?&quot;)" calcext:base-cell-address="'customization-items'.D321"/>
            <calcext:condition calcext:apply-style-name="新規作成され、選択された選択肢" calcext:value="formula-is(AND([.$A321]&lt;&gt;&quot;&quot;;[.$M321]=&quot;新規&quot;))" calcext:base-cell-address="'customization-items'.D321"/>
            <calcext:condition calcext:apply-style-name="選択された選択肢" calcext:value="formula-is([.$A321]&lt;&gt;&quot;&quot;)" calcext:base-cell-address="'customization-items'.D321"/>
          </calcext:conditional-format>
          <calcext:conditional-format calcext:target-range-address="'customization-items'.F319:'customization-items'.H320">
            <calcext:condition calcext:apply-style-name="廃止された選択肢" calcext:value="formula-is(ISNUMBER(FIND(&quot;廃止&quot;;[.$D319])))" calcext:base-cell-address="'customization-items'.F319"/>
            <calcext:condition calcext:apply-style-name="新規作成され、選択された選択肢" calcext:value="formula-is(AND(COUNTIFS([.$A$2:.$A$1023];&quot;&quot;;[.$D$2:.$D$1023];[.$D319])&lt;&gt;COUNTIF([.$D$2:.$D$1023];[.$D319]);[.$M319]=&quot;新規&quot;))" calcext:base-cell-address="'customization-items'.F319"/>
            <calcext:condition calcext:apply-style-name="選択された選択肢" calcext:value="formula-is(COUNTIFS([.$A$2:.$A$1023];&quot;&quot;;[.$D$2:.$D$1023];[.$D319])&lt;&gt;COUNTIF([.$D$2:.$D$1023];[.$D319]))" calcext:base-cell-address="'customization-items'.F319"/>
          </calcext:conditional-format>
          <calcext:conditional-format calcext:target-range-address="'customization-items'.D319:'customization-items'.E320 'customization-items'.I319:'customization-items'.J320">
            <calcext:condition calcext:apply-style-name="廃止された選択肢" calcext:value="formula-is(OR(ISNUMBER(FIND(&quot;廃止&quot;;[.$D319]));ISNUMBER(FIND(&quot;廃止&quot;;[.$E319]))))" calcext:base-cell-address="'customization-items'.D319"/>
            <calcext:condition calcext:apply-style-name="未確定の選択肢" calcext:value="formula-is([.$A319]=&quot;?&quot;)" calcext:base-cell-address="'customization-items'.D319"/>
            <calcext:condition calcext:apply-style-name="新規作成され、選択された選択肢" calcext:value="formula-is(AND([.$A319]&lt;&gt;&quot;&quot;;[.$M319]=&quot;新規&quot;))" calcext:base-cell-address="'customization-items'.D319"/>
            <calcext:condition calcext:apply-style-name="選択された選択肢" calcext:value="formula-is([.$A319]&lt;&gt;&quot;&quot;)" calcext:base-cell-address="'customization-items'.D319"/>
          </calcext:conditional-format>
          <calcext:conditional-format calcext:target-range-address="'customization-items'.F317:'customization-items'.H318">
            <calcext:condition calcext:apply-style-name="廃止された選択肢" calcext:value="formula-is(ISNUMBER(FIND(&quot;廃止&quot;;[.$D317])))" calcext:base-cell-address="'customization-items'.F317"/>
            <calcext:condition calcext:apply-style-name="新規作成され、選択された選択肢" calcext:value="formula-is(AND(COUNTIFS([.$A$2:.$A$1021];&quot;&quot;;[.$D$2:.$D$1021];[.$D317])&lt;&gt;COUNTIF([.$D$2:.$D$1021];[.$D317]);[.$M317]=&quot;新規&quot;))" calcext:base-cell-address="'customization-items'.F317"/>
            <calcext:condition calcext:apply-style-name="選択された選択肢" calcext:value="formula-is(COUNTIFS([.$A$2:.$A$1021];&quot;&quot;;[.$D$2:.$D$1021];[.$D317])&lt;&gt;COUNTIF([.$D$2:.$D$1021];[.$D317]))" calcext:base-cell-address="'customization-items'.F317"/>
          </calcext:conditional-format>
          <calcext:conditional-format calcext:target-range-address="'customization-items'.D317:'customization-items'.E318 'customization-items'.I317:'customization-items'.J318">
            <calcext:condition calcext:apply-style-name="廃止された選択肢" calcext:value="formula-is(OR(ISNUMBER(FIND(&quot;廃止&quot;;[.$D317]));ISNUMBER(FIND(&quot;廃止&quot;;[.$E317]))))" calcext:base-cell-address="'customization-items'.D317"/>
            <calcext:condition calcext:apply-style-name="未確定の選択肢" calcext:value="formula-is([.$A317]=&quot;?&quot;)" calcext:base-cell-address="'customization-items'.D317"/>
            <calcext:condition calcext:apply-style-name="新規作成され、選択された選択肢" calcext:value="formula-is(AND([.$A317]&lt;&gt;&quot;&quot;;[.$M317]=&quot;新規&quot;))" calcext:base-cell-address="'customization-items'.D317"/>
            <calcext:condition calcext:apply-style-name="選択された選択肢" calcext:value="formula-is([.$A317]&lt;&gt;&quot;&quot;)" calcext:base-cell-address="'customization-items'.D317"/>
          </calcext:conditional-format>
          <calcext:conditional-format calcext:target-range-address="'customization-items'.F315:'customization-items'.H316">
            <calcext:condition calcext:apply-style-name="廃止された選択肢" calcext:value="formula-is(ISNUMBER(FIND(&quot;廃止&quot;;[.$D315])))" calcext:base-cell-address="'customization-items'.F315"/>
            <calcext:condition calcext:apply-style-name="新規作成され、選択された選択肢" calcext:value="formula-is(AND(COUNTIFS([.$A$2:.$A$1019];&quot;&quot;;[.$D$2:.$D$1019];[.$D315])&lt;&gt;COUNTIF([.$D$2:.$D$1019];[.$D315]);[.$M315]=&quot;新規&quot;))" calcext:base-cell-address="'customization-items'.F315"/>
            <calcext:condition calcext:apply-style-name="選択された選択肢" calcext:value="formula-is(COUNTIFS([.$A$2:.$A$1019];&quot;&quot;;[.$D$2:.$D$1019];[.$D315])&lt;&gt;COUNTIF([.$D$2:.$D$1019];[.$D315]))" calcext:base-cell-address="'customization-items'.F315"/>
          </calcext:conditional-format>
          <calcext:conditional-format calcext:target-range-address="'customization-items'.D315:'customization-items'.E316 'customization-items'.I315:'customization-items'.J316">
            <calcext:condition calcext:apply-style-name="廃止された選択肢" calcext:value="formula-is(OR(ISNUMBER(FIND(&quot;廃止&quot;;[.$D315]));ISNUMBER(FIND(&quot;廃止&quot;;[.$E315]))))" calcext:base-cell-address="'customization-items'.D315"/>
            <calcext:condition calcext:apply-style-name="未確定の選択肢" calcext:value="formula-is([.$A315]=&quot;?&quot;)" calcext:base-cell-address="'customization-items'.D315"/>
            <calcext:condition calcext:apply-style-name="新規作成され、選択された選択肢" calcext:value="formula-is(AND([.$A315]&lt;&gt;&quot;&quot;;[.$M315]=&quot;新規&quot;))" calcext:base-cell-address="'customization-items'.D315"/>
            <calcext:condition calcext:apply-style-name="選択された選択肢" calcext:value="formula-is([.$A315]&lt;&gt;&quot;&quot;)" calcext:base-cell-address="'customization-items'.D315"/>
          </calcext:conditional-format>
          <calcext:conditional-format calcext:target-range-address="'customization-items'.F313:'customization-items'.H314">
            <calcext:condition calcext:apply-style-name="廃止された選択肢" calcext:value="formula-is(ISNUMBER(FIND(&quot;廃止&quot;;[.$D313])))" calcext:base-cell-address="'customization-items'.F313"/>
            <calcext:condition calcext:apply-style-name="新規作成され、選択された選択肢" calcext:value="formula-is(AND(COUNTIFS([.$A$2:.$A$1017];&quot;&quot;;[.$D$2:.$D$1017];[.$D313])&lt;&gt;COUNTIF([.$D$2:.$D$1017];[.$D313]);[.$M313]=&quot;新規&quot;))" calcext:base-cell-address="'customization-items'.F313"/>
            <calcext:condition calcext:apply-style-name="選択された選択肢" calcext:value="formula-is(COUNTIFS([.$A$2:.$A$1017];&quot;&quot;;[.$D$2:.$D$1017];[.$D313])&lt;&gt;COUNTIF([.$D$2:.$D$1017];[.$D313]))" calcext:base-cell-address="'customization-items'.F313"/>
          </calcext:conditional-format>
          <calcext:conditional-format calcext:target-range-address="'customization-items'.D313:'customization-items'.E314 'customization-items'.I313:'customization-items'.J314">
            <calcext:condition calcext:apply-style-name="廃止された選択肢" calcext:value="formula-is(OR(ISNUMBER(FIND(&quot;廃止&quot;;[.$D313]));ISNUMBER(FIND(&quot;廃止&quot;;[.$E313]))))" calcext:base-cell-address="'customization-items'.D313"/>
            <calcext:condition calcext:apply-style-name="未確定の選択肢" calcext:value="formula-is([.$A313]=&quot;?&quot;)" calcext:base-cell-address="'customization-items'.D313"/>
            <calcext:condition calcext:apply-style-name="新規作成され、選択された選択肢" calcext:value="formula-is(AND([.$A313]&lt;&gt;&quot;&quot;;[.$M313]=&quot;新規&quot;))" calcext:base-cell-address="'customization-items'.D313"/>
            <calcext:condition calcext:apply-style-name="選択された選択肢" calcext:value="formula-is([.$A313]&lt;&gt;&quot;&quot;)" calcext:base-cell-address="'customization-items'.D313"/>
          </calcext:conditional-format>
          <calcext:conditional-format calcext:target-range-address="'customization-items'.F312:'customization-items'.H312 'customization-items'.G311:'customization-items'.H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D311:'customization-items'.E312 'customization-items'.I311:'customization-items'.J312">
            <calcext:condition calcext:apply-style-name="廃止された選択肢" calcext:value="formula-is(OR(ISNUMBER(FIND(&quot;廃止&quot;;[.$D311]));ISNUMBER(FIND(&quot;廃止&quot;;[.$E311]))))" calcext:base-cell-address="'customization-items'.D311"/>
            <calcext:condition calcext:apply-style-name="未確定の選択肢" calcext:value="formula-is([.$A311]=&quot;?&quot;)" calcext:base-cell-address="'customization-items'.D311"/>
            <calcext:condition calcext:apply-style-name="新規作成され、選択された選択肢" calcext:value="formula-is(AND([.$A311]&lt;&gt;&quot;&quot;;[.$M311]=&quot;新規&quot;))" calcext:base-cell-address="'customization-items'.D311"/>
            <calcext:condition calcext:apply-style-name="選択された選択肢" calcext:value="formula-is([.$A311]&lt;&gt;&quot;&quot;)" calcext:base-cell-address="'customization-items'.D311"/>
          </calcext:conditional-format>
          <calcext:conditional-format calcext:target-range-address="'customization-items'.G309:'customization-items'.H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D309:'customization-items'.E310 'customization-items'.I309:'customization-items'.J310">
            <calcext:condition calcext:apply-style-name="廃止された選択肢" calcext:value="formula-is(OR(ISNUMBER(FIND(&quot;廃止&quot;;[.$D309]));ISNUMBER(FIND(&quot;廃止&quot;;[.$E309]))))" calcext:base-cell-address="'customization-items'.D309"/>
            <calcext:condition calcext:apply-style-name="未確定の選択肢" calcext:value="formula-is([.$A309]=&quot;?&quot;)" calcext:base-cell-address="'customization-items'.D309"/>
            <calcext:condition calcext:apply-style-name="新規作成され、選択された選択肢" calcext:value="formula-is(AND([.$A309]&lt;&gt;&quot;&quot;;[.$M309]=&quot;新規&quot;))" calcext:base-cell-address="'customization-items'.D309"/>
            <calcext:condition calcext:apply-style-name="選択された選択肢" calcext:value="formula-is([.$A309]&lt;&gt;&quot;&quot;)" calcext:base-cell-address="'customization-items'.D309"/>
          </calcext:conditional-format>
          <calcext:conditional-format calcext:target-range-address="'customization-items'.G307:'customization-items'.H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D307:'customization-items'.E308 'customization-items'.I307:'customization-items'.J308">
            <calcext:condition calcext:apply-style-name="廃止された選択肢" calcext:value="formula-is(OR(ISNUMBER(FIND(&quot;廃止&quot;;[.$D307]));ISNUMBER(FIND(&quot;廃止&quot;;[.$E307]))))" calcext:base-cell-address="'customization-items'.D307"/>
            <calcext:condition calcext:apply-style-name="未確定の選択肢" calcext:value="formula-is([.$A307]=&quot;?&quot;)" calcext:base-cell-address="'customization-items'.D307"/>
            <calcext:condition calcext:apply-style-name="新規作成され、選択された選択肢" calcext:value="formula-is(AND([.$A307]&lt;&gt;&quot;&quot;;[.$M307]=&quot;新規&quot;))" calcext:base-cell-address="'customization-items'.D307"/>
            <calcext:condition calcext:apply-style-name="選択された選択肢" calcext:value="formula-is([.$A307]&lt;&gt;&quot;&quot;)" calcext:base-cell-address="'customization-items'.D307"/>
          </calcext:conditional-format>
          <calcext:conditional-format calcext:target-range-address="'customization-items'.G306:'customization-items'.H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306:'customization-items'.E306 'customization-items'.I306:'customization-items'.J306">
            <calcext:condition calcext:apply-style-name="廃止された選択肢" calcext:value="formula-is(OR(ISNUMBER(FIND(&quot;廃止&quot;;[.$D306]));ISNUMBER(FIND(&quot;廃止&quot;;[.$E306]))))" calcext:base-cell-address="'customization-items'.D306"/>
            <calcext:condition calcext:apply-style-name="未確定の選択肢" calcext:value="formula-is([.$A306]=&quot;?&quot;)" calcext:base-cell-address="'customization-items'.D306"/>
            <calcext:condition calcext:apply-style-name="新規作成され、選択された選択肢" calcext:value="formula-is(AND([.$A306]&lt;&gt;&quot;&quot;;[.$M306]=&quot;新規&quot;))" calcext:base-cell-address="'customization-items'.D306"/>
            <calcext:condition calcext:apply-style-name="選択された選択肢" calcext:value="formula-is([.$A306]&lt;&gt;&quot;&quot;)" calcext:base-cell-address="'customization-items'.D306"/>
          </calcext:conditional-format>
          <calcext:conditional-format calcext:target-range-address="'customization-items'.F311:'customization-items'.F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F309:'customization-items'.F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F307:'customization-items'.F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F306:'customization-items'.F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298:'customization-items'.D298">
            <calcext:condition calcext:apply-style-name="廃止された選択肢" calcext:value="formula-is(OR(ISNUMBER(FIND(&quot;廃止&quot;;[.$D298]));ISNUMBER(FIND(&quot;廃止&quot;;[.$E298]))))" calcext:base-cell-address="'customization-items'.D298"/>
            <calcext:condition calcext:apply-style-name="未確定の選択肢" calcext:value="formula-is([.$A298]=&quot;?&quot;)" calcext:base-cell-address="'customization-items'.D298"/>
            <calcext:condition calcext:apply-style-name="新規作成され、選択された選択肢" calcext:value="formula-is(AND([.$A298]&lt;&gt;&quot;&quot;;[.$M298]=&quot;新規&quot;))" calcext:base-cell-address="'customization-items'.D298"/>
            <calcext:condition calcext:apply-style-name="選択された選択肢" calcext:value="formula-is([.$A298]&lt;&gt;&quot;&quot;)" calcext:base-cell-address="'customization-items'.D298"/>
          </calcext:conditional-format>
          <calcext:conditional-format calcext:target-range-address="'customization-items'.D299:'customization-items'.D299">
            <calcext:condition calcext:apply-style-name="廃止された選択肢" calcext:value="formula-is(OR(ISNUMBER(FIND(&quot;廃止&quot;;[.$D299]));ISNUMBER(FIND(&quot;廃止&quot;;[.$E299]))))" calcext:base-cell-address="'customization-items'.D299"/>
            <calcext:condition calcext:apply-style-name="未確定の選択肢" calcext:value="formula-is([.$A299]=&quot;?&quot;)" calcext:base-cell-address="'customization-items'.D299"/>
            <calcext:condition calcext:apply-style-name="新規作成され、選択された選択肢" calcext:value="formula-is(AND([.$A299]&lt;&gt;&quot;&quot;;[.$M299]=&quot;新規&quot;))" calcext:base-cell-address="'customization-items'.D299"/>
            <calcext:condition calcext:apply-style-name="選択された選択肢" calcext:value="formula-is([.$A299]&lt;&gt;&quot;&quot;)" calcext:base-cell-address="'customization-items'.D299"/>
          </calcext:conditional-format>
          <calcext:conditional-format calcext:target-range-address="'customization-items'.D300:'customization-items'.D300">
            <calcext:condition calcext:apply-style-name="廃止された選択肢" calcext:value="formula-is(OR(ISNUMBER(FIND(&quot;廃止&quot;;[.$D300]));ISNUMBER(FIND(&quot;廃止&quot;;[.$E300]))))" calcext:base-cell-address="'customization-items'.D300"/>
            <calcext:condition calcext:apply-style-name="未確定の選択肢" calcext:value="formula-is([.$A300]=&quot;?&quot;)" calcext:base-cell-address="'customization-items'.D300"/>
            <calcext:condition calcext:apply-style-name="新規作成され、選択された選択肢" calcext:value="formula-is(AND([.$A300]&lt;&gt;&quot;&quot;;[.$M300]=&quot;新規&quot;))" calcext:base-cell-address="'customization-items'.D300"/>
            <calcext:condition calcext:apply-style-name="選択された選択肢" calcext:value="formula-is([.$A300]&lt;&gt;&quot;&quot;)" calcext:base-cell-address="'customization-items'.D300"/>
          </calcext:conditional-format>
          <calcext:conditional-format calcext:target-range-address="'customization-items'.D301:'customization-items'.D301">
            <calcext:condition calcext:apply-style-name="廃止された選択肢" calcext:value="formula-is(OR(ISNUMBER(FIND(&quot;廃止&quot;;[.$D301]));ISNUMBER(FIND(&quot;廃止&quot;;[.$E301]))))" calcext:base-cell-address="'customization-items'.D301"/>
            <calcext:condition calcext:apply-style-name="未確定の選択肢" calcext:value="formula-is([.$A301]=&quot;?&quot;)" calcext:base-cell-address="'customization-items'.D301"/>
            <calcext:condition calcext:apply-style-name="新規作成され、選択された選択肢" calcext:value="formula-is(AND([.$A301]&lt;&gt;&quot;&quot;;[.$M301]=&quot;新規&quot;))" calcext:base-cell-address="'customization-items'.D301"/>
            <calcext:condition calcext:apply-style-name="選択された選択肢" calcext:value="formula-is([.$A301]&lt;&gt;&quot;&quot;)" calcext:base-cell-address="'customization-items'.D301"/>
          </calcext:conditional-format>
        </calcext:conditional-formats>
      </table:table>
      <table:table table:name="menuitem-shortcut-disable-items" table:style-name="ta1">
        <table:table-column table:style-name="co20" table:default-cell-style-name="ce29"/>
        <table:table-column table:style-name="co21" table:number-columns-repeated="2" table:default-cell-style-name="ce29"/>
        <table:table-column table:style-name="co22" table:default-cell-style-name="ce29"/>
        <table:table-column table:style-name="co23" table:default-cell-style-name="ce29"/>
        <table:table-column table:style-name="co24" table:default-cell-style-name="ce29"/>
        <table:table-column table:style-name="co25" table:default-cell-style-name="ce29"/>
        <table:table-column table:style-name="co26" table:default-cell-style-name="ce29"/>
        <table:table-column table:style-name="co27" table:number-columns-repeated="2" table:default-cell-style-name="ce29"/>
        <table:table-column table:style-name="co28" table:default-cell-style-name="ce29"/>
        <table:table-column table:style-name="co21" table:default-cell-style-name="ce29"/>
        <table:table-column table:style-name="co24" table:default-cell-style-name="ce29"/>
        <table:table-column table:style-name="co25" table:default-cell-style-name="ce29"/>
        <table:table-column table:style-name="co27" table:number-columns-repeated="2" table:default-cell-style-name="ce29"/>
        <table:table-column table:style-name="co28" table:default-cell-style-name="ce29"/>
        <table:table-column table:style-name="co21" table:visibility="collapse" table:default-cell-style-name="ce29"/>
        <table:table-column table:style-name="co24" table:visibility="collapse" table:default-cell-style-name="ce29"/>
        <table:table-column table:style-name="co25" table:visibility="collapse" table:default-cell-style-name="ce29"/>
        <table:table-column table:style-name="co27" table:visibility="collapse" table:default-cell-style-name="ce29"/>
        <table:table-column table:style-name="co29" table:visibility="collapse" table:default-cell-style-name="ce29"/>
        <table:table-column table:style-name="co30" table:visibility="collapse" table:default-cell-style-name="ce29"/>
        <table:table-column table:style-name="co31" table:visibility="collapse" table:default-cell-style-name="ce29"/>
        <table:table-column table:style-name="co32" table:visibility="collapse" table:default-cell-style-name="ce29"/>
        <table:table-column table:style-name="co25" table:visibility="collapse" table:default-cell-style-name="ce29"/>
        <table:table-column table:style-name="co27" table:visibility="collapse" table:default-cell-style-name="ce29"/>
        <table:table-column table:style-name="co31" table:visibility="collapse" table:default-cell-style-name="ce29"/>
        <table:table-column table:style-name="co33" table:visibility="collapse" table:default-cell-style-name="ce29"/>
        <table:table-column table:style-name="co25" table:visibility="collapse" table:default-cell-style-name="ce29"/>
        <table:table-column table:style-name="co27" table:visibility="collapse" table:default-cell-style-name="ce29"/>
        <table:table-column table:style-name="co31" table:visibility="collapse" table:default-cell-style-name="ce29"/>
        <table:table-column table:style-name="co34" table:visibility="collapse" table:default-cell-style-name="ce29"/>
        <table:table-column table:style-name="co25" table:visibility="collapse" table:default-cell-style-name="ce29"/>
        <table:table-column table:style-name="co27" table:visibility="collapse" table:default-cell-style-name="ce29"/>
        <table:table-column table:style-name="co18" table:number-columns-repeated="989" table:default-cell-style-name="ce29"/>
        <table:table-row table:style-name="ro151">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1">
          <table:table-cell table:style-name="ce7" table:number-columns-repeated="36"/>
          <table:table-cell table:number-columns-repeated="988"/>
        </table:table-row>
        <table:table-row table:style-name="ro24">
          <table:table-cell table:style-name="ce109" office:value-type="string" calcext:value-type="string" table:number-columns-spanned="1" table:number-rows-spanned="2">
            <text:p>選択</text:p>
          </table:table-cell>
          <table:table-cell table:style-name="ce10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2">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109"/>
          <table:table-cell table:number-columns-repeated="988"/>
        </table:table-row>
        <table:table-row table:style-name="ro153">
          <table:table-cell table:style-name="ce7"/>
          <table:table-cell table:style-name="ce7" table:formula="of:=IF(AND([.$A5]&lt;&gt;&quot;&quot;;NOT(ISNUMBER(FIND(&quot;廃止&quot;;[.$C5]))));MAX([.$B$1:.$B4])+1;&quot;&quot;)">
            <text:p/>
          </table:table-cell>
          <table:table-cell table:style-name="ce183" office:value-type="string" calcext:value-type="string">
            <text:p>MenuShortcut-1</text:p>
          </table:table-cell>
          <table:table-cell table:style-name="ce183" office:value-type="string" calcext:value-type="string">
            <text:p>閉じたタブを開き直す</text:p>
          </table:table-cell>
          <table:table-cell table:style-name="ce183" office:value-type="string" calcext:value-type="string">
            <text:p>undoCloseTab</text:p>
          </table:table-cell>
          <table:table-cell table:style-name="ce183" office:value-type="string" calcext:value-type="string">
            <text:p>Ctrl-Shift-T</text:p>
          </table:table-cell>
          <table:table-cell table:style-name="ce183" office:value-type="string" calcext:value-type="string">
            <text:p>#key_undoCloseTab,</text:p>
            <text:p>#History\:UndoCloseTab,</text:p>
            <text:p>#historyUndoMenu,</text:p>
            <text:p>#toolbar-context-undoCloseTab,</text:p>
            <text:p>#context_undoCloseTab</text:p>
          </table:table-cell>
          <table:table-cell table:style-name="ce183" office:value-type="string" calcext:value-type="string">
            <text:p><text:span text:style-name="T18">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92" office:value-type="string" calcext:value-type="string">
            <text:p>false</text:p>
          </table:table-cell>
          <table:table-cell table:style-name="ce402" table:formula="of:=IFERROR(VLOOKUP([.$O2];[$'verify-targets-to-chapters'.$A$1:.$B$999];2;0);IF([.$A2]=&quot;&quot;;&quot;&quot;;&quot;省略&quot;))">
            <text:p/>
          </table:table-cell>
          <table:table-cell table:number-columns-repeated="988"/>
        </table:table-row>
        <table:table-row table:style-name="ro153">
          <table:table-cell table:style-name="ce7"/>
          <table:table-cell table:style-name="ce7" table:formula="of:=IF(AND([.$A6]&lt;&gt;&quot;&quot;;NOT(ISNUMBER(FIND(&quot;廃止&quot;;[.$C6]))));MAX([.$B$1:.$B5])+1;&quot;&quot;)">
            <text:p/>
          </table:table-cell>
          <table:table-cell table:style-name="ce183" office:value-type="string" calcext:value-type="string">
            <text:p>MenuShortcut-2</text:p>
          </table:table-cell>
          <table:table-cell table:style-name="ce183" office:value-type="string" calcext:value-type="string">
            <text:p>閉じたウィンドウを開き直す</text:p>
          </table:table-cell>
          <table:table-cell table:style-name="ce183" office:value-type="string" calcext:value-type="string">
            <text:p>undoCloseWindow</text:p>
          </table:table-cell>
          <table:table-cell table:style-name="ce183" office:value-type="string" calcext:value-type="string">
            <text:p>Ctrl-Shift-N</text:p>
          </table:table-cell>
          <table:table-cell table:style-name="ce183" office:value-type="string" calcext:value-type="string">
            <text:p>#key_undoCloseWindow,</text:p>
            <text:p>#History\:UndoCloseWindow,</text:p>
            <text:p>#historyUndoWindowMenu</text:p>
            <text:p/>
            <text:p/>
          </table:table-cell>
          <table:table-cell table:style-name="ce183" office:value-type="string" calcext:value-type="string">
            <text:p><text:span text:style-name="T18">アプリケーションメニューから「履歴」が削除されたので履歴にタブを元に戻す設定(#PanelUI-recentlyClosedWindows-separator,</text:span></text:p>
            <text:p><text:span text:style-name="T18">#PanelUI-recentlyClosedWindows)が不要になった。</text:span></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92" office:value-type="string" calcext:value-type="string">
            <text:p>false</text:p>
          </table:table-cell>
          <table:table-cell table:style-name="ce402" table:formula="of:=IFERROR(VLOOKUP([.$O6];[$'verify-targets-to-chapters'.$A$1:.$B$999];2;0);IF([.$A6]=&quot;&quot;;&quot;&quot;;&quot;省略&quot;))">
            <text:p/>
          </table:table-cell>
          <table:table-cell table:number-columns-repeated="988"/>
        </table:table-row>
        <table:table-row table:style-name="ro135">
          <table:table-cell table:style-name="ce7"/>
          <table:table-cell table:style-name="ce7" table:formula="of:=IF(AND([.$A7]&lt;&gt;&quot;&quot;;NOT(ISNUMBER(FIND(&quot;廃止&quot;;[.$C7]))));MAX([.$B$1:.$B6])+1;&quot;&quot;)">
            <text:p/>
          </table:table-cell>
          <table:table-cell table:style-name="ce183" office:value-type="string" calcext:value-type="string">
            <text:p>MenuShortcut-3</text:p>
          </table:table-cell>
          <table:table-cell table:style-name="ce183" office:value-type="string" calcext:value-type="string">
            <text:p>ファイル＞新しいプライベートウィンドウを開く</text:p>
          </table:table-cell>
          <table:table-cell table:style-name="ce183" office:value-type="string" calcext:value-type="string">
            <text:p>newPrivateWindow</text:p>
          </table:table-cell>
          <table:table-cell table:style-name="ce183" office:value-type="string" calcext:value-type="string">
            <text:p>Ctrl-Shift-P</text:p>
          </table:table-cell>
          <table:table-cell table:style-name="ce18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92" office:value-type="string" calcext:value-type="string">
            <text:p>false</text:p>
          </table:table-cell>
          <table:table-cell table:style-name="ce402" table:formula="of:=IFERROR(VLOOKUP([.$O7];[$'verify-targets-to-chapters'.$A$1:.$B$999];2;0);IF([.$A7]=&quot;&quot;;&quot;&quot;;&quot;省略&quot;))">
            <text:p/>
          </table:table-cell>
          <table:table-cell table:number-columns-repeated="988"/>
        </table:table-row>
        <table:table-row table:style-name="ro154">
          <table:table-cell table:style-name="ce7"/>
          <table:table-cell table:style-name="ce7" table:formula="of:=IF(AND([.$A8]&lt;&gt;&quot;&quot;;NOT(ISNUMBER(FIND(&quot;廃止&quot;;[.$C8]))));MAX([.$B$1:.$B7])+1;&quot;&quot;)">
            <text:p/>
          </table:table-cell>
          <table:table-cell table:style-name="ce183" office:value-type="string" calcext:value-type="string">
            <text:p>MenuShortcut-4</text:p>
          </table:table-cell>
          <table:table-cell table:style-name="ce183" office:value-type="string" calcext:value-type="string">
            <text:p>ファイル＞ページのURLをメールで送信（ページのURLをメールで送信ボタン）</text:p>
          </table:table-cell>
          <table:table-cell table:style-name="ce183" office:value-type="string" calcext:value-type="string">
            <text:p>browser_sendLink</text:p>
          </table:table-cell>
          <table:table-cell table:style-name="ce183" office:value-type="string" calcext:value-type="string">
            <text:p>-</text:p>
          </table:table-cell>
          <table:table-cell table:style-name="ce183" office:value-type="string" calcext:value-type="string">
            <text:p>#Browser\:SendLink,</text:p>
            <text:p>#menu_sendLink,</text:p>
            <text:p>#context-sendpagetodevice,</text:p>
            <text:p>#email-link-button,</text:p>
            <text:p>#wrapper-email-link-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92" office:value-type="string" calcext:value-type="string">
            <text:p>false</text:p>
          </table:table-cell>
          <table:table-cell table:style-name="ce402"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183" office:value-type="string" calcext:value-type="string">
            <text:p>MenuShortcut-5</text:p>
          </table:table-cell>
          <table:table-cell table:style-name="ce183" office:value-type="string" calcext:value-type="string">
            <text:p>ファイル＞オフライン作業</text:p>
          </table:table-cell>
          <table:table-cell table:style-name="ce183" office:value-type="string" calcext:value-type="string">
            <text:p>goOfflineMenuitem</text:p>
          </table:table-cell>
          <table:table-cell table:style-name="ce183" office:value-type="string" calcext:value-type="string">
            <text:p>-</text:p>
          </table:table-cell>
          <table:table-cell table:style-name="ce183" office:value-type="string" calcext:value-type="string">
            <text:p>#goOfflineMenuitem,</text:p>
            <text:p>[oncommand="BrowserOffline.toggleOfflineStatu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402" table:formula="of:=IFERROR(VLOOKUP([.$O9];[$'verify-targets-to-chapters'.$A$1:.$B$999];2;0);IF([.$A9]=&quot;&quot;;&quot;&quot;;&quot;省略&quot;))">
            <text:p/>
          </table:table-cell>
          <table:table-cell table:number-columns-repeated="988"/>
        </table:table-row>
        <table:table-row table:style-name="ro155">
          <table:table-cell table:style-name="ce7"/>
          <table:table-cell table:style-name="ce7" table:formula="of:=IF(AND([.$A10]&lt;&gt;&quot;&quot;;NOT(ISNUMBER(FIND(&quot;廃止&quot;;[.$C10]))));MAX([.$B$1:.$B9])+1;&quot;&quot;)">
            <text:p/>
          </table:table-cell>
          <table:table-cell table:style-name="ce183" office:value-type="string" calcext:value-type="string">
            <text:p>MenuShortcut-6（廃止）</text:p>
          </table:table-cell>
          <table:table-cell table:style-name="ce183" office:value-type="string" calcext:value-type="string">
            <text:p>ツール＞プライベートブラウジングの開始</text:p>
          </table:table-cell>
          <table:table-cell table:style-name="ce183" office:value-type="string" calcext:value-type="string">
            <text:p>privatebrowsing</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92" office:value-type="string" calcext:value-type="string">
            <text:p>false</text:p>
          </table:table-cell>
          <table:table-cell table:style-name="ce402" table:formula="of:=IFERROR(VLOOKUP([.$O10];[$'verify-targets-to-chapters'.$A$1:.$B$999];2;0);IF([.$A10]=&quot;&quot;;&quot;&quot;;&quot;省略&quot;))">
            <text:p/>
          </table:table-cell>
          <table:table-cell table:number-columns-repeated="988"/>
        </table:table-row>
        <table:table-row table:style-name="ro109">
          <table:table-cell table:style-name="ce7"/>
          <table:table-cell table:style-name="ce7" table:formula="of:=IF(AND([.$A11]&lt;&gt;&quot;&quot;;NOT(ISNUMBER(FIND(&quot;廃止&quot;;[.$C11]))));MAX([.$B$1:.$B10])+1;&quot;&quot;)">
            <text:p/>
          </table:table-cell>
          <table:table-cell table:style-name="ce183" office:value-type="string" calcext:value-type="string">
            <text:p>MenuShortcut-7</text:p>
          </table:table-cell>
          <table:table-cell table:style-name="ce183" office:value-type="string" calcext:value-type="string">
            <text:p>ツール＞ダウンロード</text:p>
            <text:p>（旧バージョンでは「ダウンロードマネージャ」）</text:p>
          </table:table-cell>
          <table:table-cell table:style-name="ce183" office:value-type="string" calcext:value-type="string">
            <text:p>openDownloads</text:p>
          </table:table-cell>
          <table:table-cell table:style-name="ce183" office:value-type="string" calcext:value-type="string">
            <text:p>Ctrl-Shift-Y</text:p>
            <text:p>(旧バージョンではCtrl+J)</text:p>
          </table:table-cell>
          <table:table-cell table:style-name="ce183" office:value-type="string" calcext:value-type="string">
            <text:p>#key_openDownloads,</text:p>
            <text:p>#Tools\:Downloads,</text:p>
            <text:p>#menu_openDownloads,</text:p>
            <text:p>#downloads-button,</text:p>
            <text:p>#wrapper-downloads-button,</text:p>
            <text:p>#appMenu-library-downloads-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402" table:formula="of:=IFERROR(VLOOKUP([.$O11];[$'verify-targets-to-chapters'.$A$1:.$B$999];2;0);IF([.$A11]=&quot;&quot;;&quot;&quot;;&quot;省略&quot;))">
            <text:p/>
          </table:table-cell>
          <table:table-cell table:number-columns-repeated="988"/>
        </table:table-row>
        <table:table-row table:style-name="ro155">
          <table:table-cell table:style-name="ce7"/>
          <table:table-cell table:style-name="ce7" table:formula="of:=IF(AND([.$A12]&lt;&gt;&quot;&quot;;NOT(ISNUMBER(FIND(&quot;廃止&quot;;[.$C12]))));MAX([.$B$1:.$B11])+1;&quot;&quot;)">
            <text:p/>
          </table:table-cell>
          <table:table-cell table:style-name="ce183" office:value-type="string" calcext:value-type="string">
            <text:p>MenuShortcut-8（廃止）</text:p>
          </table:table-cell>
          <table:table-cell table:style-name="ce183" office:value-type="string" calcext:value-type="string">
            <text:p>ツール＞ページの調査</text:p>
          </table:table-cell>
          <table:table-cell table:style-name="ce183" office:value-type="string" calcext:value-type="string">
            <text:p>inspectP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402"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183" office:value-type="string" calcext:value-type="string">
            <text:p>MenuShortcut-9（廃止）</text:p>
          </table:table-cell>
          <table:table-cell table:style-name="ce183" office:value-type="string" calcext:value-type="string">
            <text:p>ツール＞アプリ</text:p>
          </table:table-cell>
          <table:table-cell table:style-name="ce183" office:value-type="string" calcext:value-type="string">
            <text:p>openApps</text:p>
          </table:table-cell>
          <table:table-cell table:style-name="ce183" office:value-type="string" calcext:value-type="string">
            <text:p>Firefox 45で廃止</text:p>
          </table:table-cell>
          <table:table-cell table:style-name="ce183" table:number-columns-repeated="2"/>
          <table:table-cell table:style-name="ce192"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92" office:value-type="string" calcext:value-type="string">
            <text:p>false</text:p>
          </table:table-cell>
          <table:table-cell table:style-name="ce7" office:value-type="string" calcext:value-type="string">
            <text:p>yes</text:p>
          </table:table-cell>
          <table:table-cell table:style-name="ce7" table:number-columns-repeated="7"/>
          <table:table-cell table:style-name="ce402" table:formula="of:=IFERROR(VLOOKUP([.$O13];[$'verify-targets-to-chapters'.$A$1:.$B$999];2;0);IF([.$A13]=&quot;&quot;;&quot;&quot;;&quot;省略&quot;))">
            <text:p/>
          </table:table-cell>
          <table:table-cell table:number-columns-repeated="988"/>
        </table:table-row>
        <table:table-row table:style-name="ro156">
          <table:table-cell table:style-name="ce7"/>
          <table:table-cell table:style-name="ce7" table:formula="of:=IF(AND([.$A14]&lt;&gt;&quot;&quot;;NOT(ISNUMBER(FIND(&quot;廃止&quot;;[.$C14]))));MAX([.$B$1:.$B13])+1;&quot;&quot;)">
            <text:p/>
          </table:table-cell>
          <table:table-cell table:style-name="ce183" office:value-type="string" calcext:value-type="string">
            <text:p>MenuShortcut-10</text:p>
          </table:table-cell>
          <table:table-cell table:style-name="ce183" office:value-type="string" calcext:value-type="string">
            <text:p>ツール＞ウェブ開発（開発ツールボタン）</text:p>
          </table:table-cell>
          <table:table-cell table:style-name="ce183" office:value-type="string" calcext:value-type="string">
            <text:p>webDeveloper</text:p>
          </table:table-cell>
          <table:table-cell table:style-name="ce183" office:value-type="string" calcext:value-type="string">
            <text:p>-</text:p>
          </table:table-cell>
          <table:table-cell table:style-name="ce183" office:value-type="string" calcext:value-type="string">
            <text:p>#webDeveloperMenu,</text:p>
            <text:p>#developer-button,</text:p>
            <text:p>#wrapper-developer-button,</text:p>
            <text:p>#devToolsSeparator,</text:p>
            <text:p>#PanelUI-developer,</text:p>
            <text:p>#appMenu-developer-button</text:p>
            <text:p/>
            <text:p/>
          </table:table-cell>
          <table:table-cell table:style-name="ce189"/>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92" office:value-type="string" calcext:value-type="string">
            <text:p>false</text:p>
          </table:table-cell>
          <table:table-cell table:style-name="ce402" table:formula="of:=IFERROR(VLOOKUP([.$O14];[$'verify-targets-to-chapters'.$A$1:.$B$999];2;0);IF([.$A14]=&quot;&quot;;&quot;&quot;;&quot;省略&quot;))">
            <text:p/>
          </table:table-cell>
          <table:table-cell table:number-columns-repeated="988"/>
        </table:table-row>
        <table:table-row table:style-name="ro157">
          <table:table-cell table:style-name="ce7"/>
          <table:table-cell table:style-name="ce7" table:formula="of:=IF(AND([.$A15]&lt;&gt;&quot;&quot;;NOT(ISNUMBER(FIND(&quot;廃止&quot;;[.$C15]))));MAX([.$B$1:.$B14])+1;&quot;&quot;)">
            <text:p/>
          </table:table-cell>
          <table:table-cell table:style-name="ce183" office:value-type="string" calcext:value-type="string">
            <text:p>MenuShortcut-11</text:p>
          </table:table-cell>
          <table:table-cell table:style-name="ce183" office:value-type="string" calcext:value-type="string">
            <text:p>ツール＞ウェブ開発＞開発ツールを表示</text:p>
          </table:table-cell>
          <table:table-cell table:style-name="ce183" office:value-type="string" calcext:value-type="string">
            <text:p>devToolbox</text:p>
          </table:table-cell>
          <table:table-cell table:style-name="ce183" office:value-type="string" calcext:value-type="string">
            <text:p>Ctrl-Shift-I,</text:p>
            <text:p>F12</text:p>
          </table:table-cell>
          <table:table-cell table:style-name="ce183" office:value-type="string" calcext:value-type="string">
            <text:p>#menu_devToolbox,</text:p>
            <text:p>#key_toggleToolbox,</text:p>
            <text:p>#key_toggleToolboxF12</text:p>
          </table:table-cell>
          <table:table-cell table:style-name="ce183"/>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15];[$'verify-targets-to-chapters'.$A$1:.$B$999];2;0);IF([.$A15]=&quot;&quot;;&quot;&quot;;&quot;省略&quot;))">
            <text:p/>
          </table:table-cell>
          <table:table-cell table:number-columns-repeated="988"/>
        </table:table-row>
        <table:table-row table:style-name="ro158">
          <table:table-cell table:style-name="ce7"/>
          <table:table-cell table:style-name="ce7" table:formula="of:=IF(AND([.$A16]&lt;&gt;&quot;&quot;;NOT(ISNUMBER(FIND(&quot;廃止&quot;;[.$C16]))));MAX([.$B$1:.$B15])+1;&quot;&quot;)">
            <text:p/>
          </table:table-cell>
          <table:table-cell table:style-name="ce183" office:value-type="string" calcext:value-type="string">
            <text:p>MenuShortcut-12</text:p>
          </table:table-cell>
          <table:table-cell table:style-name="ce183" office:value-type="string" calcext:value-type="string">
            <text:p>ツール＞ウェブ開発＞インスペクタ</text:p>
          </table:table-cell>
          <table:table-cell table:style-name="ce183" office:value-type="string" calcext:value-type="string">
            <text:p>inspector</text:p>
          </table:table-cell>
          <table:table-cell table:style-name="ce183" office:value-type="string" calcext:value-type="string">
            <text:p>Ctrl-Shift-C</text:p>
          </table:table-cell>
          <table:table-cell table:style-name="ce183" office:value-type="string" calcext:value-type="string">
            <text:p>#key_inspector,</text:p>
            <text:p>#menuitem_inspector,</text:p>
            <text:p><text:span text:style-name="T3">[key='key_inspector']</text:span></text:p>
            <text:p/>
          </table:table-cell>
          <table:table-cell table:style-name="ce190"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92" office:value-type="string" calcext:value-type="string">
            <text:p>true</text:p>
          </table:table-cell>
          <table:table-cell table:style-name="ce402" table:formula="of:=IFERROR(VLOOKUP([.$O16];[$'verify-targets-to-chapters'.$A$1:.$B$999];2;0);IF([.$A16]=&quot;&quot;;&quot;&quot;;&quot;省略&quot;))">
            <text:p/>
          </table:table-cell>
          <table:table-cell table:number-columns-repeated="988"/>
        </table:table-row>
        <table:table-row table:style-name="ro158">
          <table:table-cell table:style-name="ce7"/>
          <table:table-cell table:style-name="ce7" table:formula="of:=IF(AND([.$A17]&lt;&gt;&quot;&quot;;NOT(ISNUMBER(FIND(&quot;廃止&quot;;[.$C17]))));MAX([.$B$1:.$B16])+1;&quot;&quot;)">
            <text:p/>
          </table:table-cell>
          <table:table-cell table:style-name="ce183" office:value-type="string" calcext:value-type="string">
            <text:p>MenuShortcut-13</text:p>
          </table:table-cell>
          <table:table-cell table:style-name="ce183" office:value-type="string" calcext:value-type="string">
            <text:p>ツール＞ウェブ開発＞Webコンソール</text:p>
          </table:table-cell>
          <table:table-cell table:style-name="ce183" office:value-type="string" calcext:value-type="string">
            <text:p>webconsole</text:p>
          </table:table-cell>
          <table:table-cell table:style-name="ce183" office:value-type="string" calcext:value-type="string">
            <text:p>Ctrl-Shift-K</text:p>
          </table:table-cell>
          <table:table-cell table:style-name="ce183" office:value-type="string" calcext:value-type="string">
            <text:p>#key_webconsole,</text:p>
            <text:p><text:span text:style-name="T3">#menuitem_webconsole,</text:span></text:p>
            <text:p><text:span text:style-name="T3">[key='key_webconsole']</text:span></text:p>
            <text:p/>
            <text:p/>
          </table:table-cell>
          <table:table-cell table:style-name="ce183"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92" office:value-type="string" calcext:value-type="string">
            <text:p>true</text:p>
          </table:table-cell>
          <table:table-cell table:style-name="ce402" table:formula="of:=IFERROR(VLOOKUP([.$O17];[$'verify-targets-to-chapters'.$A$1:.$B$999];2;0);IF([.$A17]=&quot;&quot;;&quot;&quot;;&quot;省略&quot;))">
            <text:p/>
          </table:table-cell>
          <table:table-cell table:number-columns-repeated="988"/>
        </table:table-row>
        <table:table-row table:style-name="ro135">
          <table:table-cell table:style-name="ce7"/>
          <table:table-cell table:style-name="ce7" table:formula="of:=IF(AND([.$A18]&lt;&gt;&quot;&quot;;NOT(ISNUMBER(FIND(&quot;廃止&quot;;[.$C18]))));MAX([.$B$1:.$B17])+1;&quot;&quot;)">
            <text:p/>
          </table:table-cell>
          <table:table-cell table:style-name="ce183" office:value-type="string" calcext:value-type="string">
            <text:p>MenuShortcut-14</text:p>
          </table:table-cell>
          <table:table-cell table:style-name="ce183" office:value-type="string" calcext:value-type="string">
            <text:p>ツール＞ウェブ開発＞デバッガ</text:p>
          </table:table-cell>
          <table:table-cell table:style-name="ce183" office:value-type="string" calcext:value-type="string">
            <text:p>jsdebugger</text:p>
          </table:table-cell>
          <table:table-cell table:style-name="ce183" office:value-type="string" calcext:value-type="string">
            <text:p>Ctrl-Shift-S</text:p>
          </table:table-cell>
          <table:table-cell table:style-name="ce183" office:value-type="string" calcext:value-type="string">
            <text:p>#key_jsdebugger,</text:p>
            <text:p><text:span text:style-name="T3">#menuitem_jsdebugger,</text:span></text:p>
            <text:p><text:span text:style-name="T3">[key='key_jsdebugger']</text:span></text:p>
            <text:p/>
          </table:table-cell>
          <table:table-cell table:style-name="ce183"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18];[$'verify-targets-to-chapters'.$A$1:.$B$999];2;0);IF([.$A18]=&quot;&quot;;&quot;&quot;;&quot;省略&quot;))">
            <text:p/>
          </table:table-cell>
          <table:table-cell table:number-columns-repeated="988"/>
        </table:table-row>
        <table:table-row table:style-name="ro159">
          <table:table-cell table:style-name="ce7"/>
          <table:table-cell table:style-name="ce7" table:formula="of:=IF(AND([.$A19]&lt;&gt;&quot;&quot;;NOT(ISNUMBER(FIND(&quot;廃止&quot;;[.$C19]))));MAX([.$B$1:.$B18])+1;&quot;&quot;)">
            <text:p/>
          </table:table-cell>
          <table:table-cell table:style-name="ce183" office:value-type="string" calcext:value-type="string">
            <text:p>MenuShortcut-15</text:p>
          </table:table-cell>
          <table:table-cell table:style-name="ce183" office:value-type="string" calcext:value-type="string">
            <text:p>ツール＞ウェブ開発＞スタイルエディタ</text:p>
          </table:table-cell>
          <table:table-cell table:style-name="ce183" office:value-type="string" calcext:value-type="string">
            <text:p>styleeditor</text:p>
          </table:table-cell>
          <table:table-cell table:style-name="ce183" office:value-type="string" calcext:value-type="string">
            <text:p>Shift-F7</text:p>
          </table:table-cell>
          <table:table-cell table:style-name="ce183" office:value-type="string" calcext:value-type="string">
            <text:p>#key_styleeditor,</text:p>
            <text:p><text:span text:style-name="T3">#menuitem_styleeditor,</text:span></text:p>
            <text:p><text:span text:style-name="T3">[key='key_styleeditor']</text:span></text:p>
          </table:table-cell>
          <table:table-cell table:style-name="ce183" office:value-type="string" calcext:value-type="string">
            <text:p><text:span text:style-name="T18">#toolbox-tab-styleeditor,#toolbox-panel-styleeditorは範囲外。</text:span></text:p>
            <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92" office:value-type="string" calcext:value-type="string">
            <text:p>true</text:p>
          </table:table-cell>
          <table:table-cell table:style-name="ce402" table:formula="of:=IFERROR(VLOOKUP([.$O19];[$'verify-targets-to-chapters'.$A$1:.$B$999];2;0);IF([.$A19]=&quot;&quot;;&quot;&quot;;&quot;省略&quot;))">
            <text:p/>
          </table:table-cell>
          <table:table-cell table:number-columns-repeated="988"/>
        </table:table-row>
        <table:table-row table:style-name="ro159">
          <table:table-cell table:style-name="ce7"/>
          <table:table-cell table:style-name="ce7" table:formula="of:=IF(AND([.$A20]&lt;&gt;&quot;&quot;;NOT(ISNUMBER(FIND(&quot;廃止&quot;;[.$C20]))));MAX([.$B$1:.$B19])+1;&quot;&quot;)">
            <text:p/>
          </table:table-cell>
          <table:table-cell table:style-name="ce183" office:value-type="string" calcext:value-type="string">
            <text:p>MenuShortcut-16</text:p>
          </table:table-cell>
          <table:table-cell table:style-name="ce183" office:value-type="string" calcext:value-type="string">
            <text:p>ツール＞ウェブ開発＞パフォーマンス</text:p>
            <text:p>（旧バージョンでは「プロファイラ」）</text:p>
          </table:table-cell>
          <table:table-cell table:style-name="ce183" office:value-type="string" calcext:value-type="string">
            <text:p>jsprofiler</text:p>
          </table:table-cell>
          <table:table-cell table:style-name="ce183" office:value-type="string" calcext:value-type="string">
            <text:p>Shift-F5</text:p>
          </table:table-cell>
          <table:table-cell table:style-name="ce183" office:value-type="string" calcext:value-type="string">
            <text:p>#key_performance,</text:p>
            <text:p><text:span text:style-name="T3">#menuitem_performance,</text:span></text:p>
            <text:p><text:span text:style-name="T3">[key='key_performance']</text:span></text:p>
          </table:table-cell>
          <table:table-cell table:style-name="ce190"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0];[$'verify-targets-to-chapters'.$A$1:.$B$999];2;0);IF([.$A20]=&quot;&quot;;&quot;&quot;;&quot;省略&quot;))">
            <text:p/>
          </table:table-cell>
          <table:table-cell table:number-columns-repeated="988"/>
        </table:table-row>
        <table:table-row table:style-name="ro135">
          <table:table-cell table:style-name="ce7"/>
          <table:table-cell table:style-name="ce7" table:formula="of:=IF(AND([.$A21]&lt;&gt;&quot;&quot;;NOT(ISNUMBER(FIND(&quot;廃止&quot;;[.$C21]))));MAX([.$B$1:.$B20])+1;&quot;&quot;)">
            <text:p/>
          </table:table-cell>
          <table:table-cell table:style-name="ce183" office:value-type="string" calcext:value-type="string">
            <text:p>MenuShortcut-17</text:p>
          </table:table-cell>
          <table:table-cell table:style-name="ce183" office:value-type="string" calcext:value-type="string">
            <text:p>ツール＞ウェブ開発＞ネットワーク</text:p>
          </table:table-cell>
          <table:table-cell table:style-name="ce183" office:value-type="string" calcext:value-type="string">
            <text:p>netmonitor</text:p>
          </table:table-cell>
          <table:table-cell table:style-name="ce183" office:value-type="string" calcext:value-type="string">
            <text:p>Ctrl-Shift-E</text:p>
          </table:table-cell>
          <table:table-cell table:style-name="ce183" office:value-type="string" calcext:value-type="string">
            <text:p>#key_netmonitor,</text:p>
            <text:p><text:span text:style-name="T3">#menuitem_netmonitor,</text:span></text:p>
            <text:p><text:span text:style-name="T3">[key='key_netmonitor']</text:span></text:p>
          </table:table-cell>
          <table:table-cell table:style-name="ce190"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1];[$'verify-targets-to-chapters'.$A$1:.$B$999];2;0);IF([.$A21]=&quot;&quot;;&quot;&quot;;&quot;省略&quot;))">
            <text:p/>
          </table:table-cell>
          <table:table-cell table:number-columns-repeated="988"/>
        </table:table-row>
        <table:table-row table:style-name="ro159">
          <table:table-cell table:style-name="ce7"/>
          <table:table-cell table:style-name="ce7" table:formula="of:=IF(AND([.$A22]&lt;&gt;&quot;&quot;;NOT(ISNUMBER(FIND(&quot;廃止&quot;;[.$C22]))));MAX([.$B$1:.$B21])+1;&quot;&quot;)">
            <text:p/>
          </table:table-cell>
          <table:table-cell table:style-name="ce183" office:value-type="string" calcext:value-type="string">
            <text:p>MenuShortcut-18</text:p>
          </table:table-cell>
          <table:table-cell table:style-name="ce183" office:value-type="string" calcext:value-type="string">
            <text:p>ツール＞ウェブ開発＞開発ツールバー</text:p>
          </table:table-cell>
          <table:table-cell table:style-name="ce183" office:value-type="string" calcext:value-type="string">
            <text:p>devToolbar</text:p>
          </table:table-cell>
          <table:table-cell table:style-name="ce183" office:value-type="string" calcext:value-type="string">
            <text:p>Shift-F2</text:p>
          </table:table-cell>
          <table:table-cell table:style-name="ce183" office:value-type="string" calcext:value-type="string">
            <text:p>#key_toggleToolbar,</text:p>
            <text:p><text:span text:style-name="T3">#menu_devToolbar,</text:span></text:p>
            <text:p><text:span text:style-name="T3">[key='key_toggleToolbar']</text:span></text:p>
            <text:p/>
          </table:table-cell>
          <table:table-cell table:style-name="ce189" office:value-type="string" calcext:value-type="string">
            <text:p>#developer-toolba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2];[$'verify-targets-to-chapters'.$A$1:.$B$999];2;0);IF([.$A22]=&quot;&quot;;&quot;&quot;;&quot;省略&quot;))">
            <text:p/>
          </table:table-cell>
          <table:table-cell table:number-columns-repeated="988"/>
        </table:table-row>
        <table:table-row table:style-name="ro155">
          <table:table-cell table:style-name="ce7"/>
          <table:table-cell table:style-name="ce7" table:formula="of:=IF(AND([.$A23]&lt;&gt;&quot;&quot;;NOT(ISNUMBER(FIND(&quot;廃止&quot;;[.$C23]))));MAX([.$B$1:.$B22])+1;&quot;&quot;)">
            <text:p/>
          </table:table-cell>
          <table:table-cell table:style-name="ce183" office:value-type="string" calcext:value-type="string">
            <text:p>MenuShortcut-19（廃止）</text:p>
          </table:table-cell>
          <table:table-cell table:style-name="ce183" office:value-type="string" calcext:value-type="string">
            <text:p>ツール＞ウェブ開発＞アプリマネージャ</text:p>
          </table:table-cell>
          <table:table-cell table:style-name="ce183" office:value-type="string" calcext:value-type="string">
            <text:p>devAppMgr</text:p>
          </table:table-cell>
          <table:table-cell table:style-name="ce183" office:value-type="string" calcext:value-type="string">
            <text:p>Firefox 3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3];[$'verify-targets-to-chapters'.$A$1:.$B$999];2;0);IF([.$A23]=&quot;&quot;;&quot;&quot;;&quot;省略&quot;))">
            <text:p/>
          </table:table-cell>
          <table:table-cell table:number-columns-repeated="988"/>
        </table:table-row>
        <table:table-row table:style-name="ro77">
          <table:table-cell table:style-name="ce7"/>
          <table:table-cell table:style-name="ce7" table:formula="of:=IF(AND([.$A24]&lt;&gt;&quot;&quot;;NOT(ISNUMBER(FIND(&quot;廃止&quot;;[.$C24]))));MAX([.$B$1:.$B23])+1;&quot;&quot;)">
            <text:p/>
          </table:table-cell>
          <table:table-cell table:style-name="ce183" office:value-type="string" calcext:value-type="string">
            <text:p>MenuShortcut-20</text:p>
          </table:table-cell>
          <table:table-cell table:style-name="ce183" office:value-type="string" calcext:value-type="string">
            <text:p>ツール＞ウェブ開発＞WebIDE</text:p>
          </table:table-cell>
          <table:table-cell table:style-name="ce183" office:value-type="string" calcext:value-type="string">
            <text:p>webide</text:p>
          </table:table-cell>
          <table:table-cell table:style-name="ce183" office:value-type="string" calcext:value-type="string">
            <text:p>Shift-F8</text:p>
          </table:table-cell>
          <table:table-cell table:style-name="ce183" office:value-type="string" calcext:value-type="string">
            <text:p>#key_webide,</text:p>
            <text:p><text:span text:style-name="T3">#menu_webide,</text:span></text:p>
            <text:p><text:span text:style-name="T3">[key='key_webi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183" office:value-type="string" calcext:value-type="string">
            <text:p>MenuShortcut-21</text:p>
          </table:table-cell>
          <table:table-cell table:style-name="ce183" office:value-type="string" calcext:value-type="string">
            <text:p>ツール＞ウェブ開発＞ブラウザツールボックス</text:p>
          </table:table-cell>
          <table:table-cell table:style-name="ce183" office:value-type="string" calcext:value-type="string">
            <text:p>browserToolbox</text:p>
          </table:table-cell>
          <table:table-cell table:style-name="ce183" office:value-type="string" calcext:value-type="string">
            <text:p>Ctrl-Shift-Alt-I</text:p>
          </table:table-cell>
          <table:table-cell table:style-name="ce183" office:value-type="string" calcext:value-type="string">
            <text:p>#key_browserToolbox,</text:p>
            <text:p><text:span text:style-name="T3">#menu_browserToolbox,</text:span></text:p>
            <text:p><text:span text:style-name="T3">[key='key_browserToolbox']</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5];[$'verify-targets-to-chapters'.$A$1:.$B$999];2;0);IF([.$A25]=&quot;&quot;;&quot;&quot;;&quot;省略&quot;))">
            <text:p/>
          </table:table-cell>
          <table:table-cell table:number-columns-repeated="988"/>
        </table:table-row>
        <table:table-row table:style-name="ro135">
          <table:table-cell table:style-name="ce7"/>
          <table:table-cell table:style-name="ce7" table:formula="of:=IF(AND([.$A26]&lt;&gt;&quot;&quot;;NOT(ISNUMBER(FIND(&quot;廃止&quot;;[.$C26]))));MAX([.$B$1:.$B25])+1;&quot;&quot;)">
            <text:p/>
          </table:table-cell>
          <table:table-cell table:style-name="ce183" office:value-type="string" calcext:value-type="string">
            <text:p>MenuShortcut-22</text:p>
          </table:table-cell>
          <table:table-cell table:style-name="ce183" office:value-type="string" calcext:value-type="string">
            <text:p>ツール＞ウェブ開発＞ブラウザコンソール</text:p>
          </table:table-cell>
          <table:table-cell table:style-name="ce183" office:value-type="string" calcext:value-type="string">
            <text:p>browserConsole</text:p>
          </table:table-cell>
          <table:table-cell table:style-name="ce183" office:value-type="string" calcext:value-type="string">
            <text:p>Ctrl-Shift-J</text:p>
          </table:table-cell>
          <table:table-cell table:style-name="ce18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10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92" office:value-type="string" calcext:value-type="string">
            <text:p>false</text:p>
          </table:table-cell>
          <table:table-cell table:style-name="ce402" table:formula="of:=IFERROR(VLOOKUP([.$O26];[$'verify-targets-to-chapters'.$A$1:.$B$999];2;0);IF([.$A26]=&quot;&quot;;&quot;&quot;;&quot;省略&quot;))">
            <text:p/>
          </table:table-cell>
          <table:table-cell table:number-columns-repeated="988"/>
        </table:table-row>
        <table:table-row table:style-name="ro135">
          <table:table-cell table:style-name="ce7"/>
          <table:table-cell table:style-name="ce7" table:formula="of:=IF(AND([.$A27]&lt;&gt;&quot;&quot;;NOT(ISNUMBER(FIND(&quot;廃止&quot;;[.$C27]))));MAX([.$B$1:.$B26])+1;&quot;&quot;)">
            <text:p/>
          </table:table-cell>
          <table:table-cell table:style-name="ce183" office:value-type="string" calcext:value-type="string">
            <text:p>MenuShortcut-23</text:p>
          </table:table-cell>
          <table:table-cell table:style-name="ce183" office:value-type="string" calcext:value-type="string">
            <text:p>ツール＞ウェブ開発＞レスポンシブデザインビュー</text:p>
          </table:table-cell>
          <table:table-cell table:style-name="ce183" office:value-type="string" calcext:value-type="string">
            <text:p>resposiveUI</text:p>
          </table:table-cell>
          <table:table-cell table:style-name="ce183" office:value-type="string" calcext:value-type="string">
            <text:p>Ctrl-Shift-M</text:p>
          </table:table-cell>
          <table:table-cell table:style-name="ce183"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7];[$'verify-targets-to-chapters'.$A$1:.$B$999];2;0);IF([.$A27]=&quot;&quot;;&quot;&quot;;&quot;省略&quot;))">
            <text:p/>
          </table:table-cell>
          <table:table-cell table:number-columns-repeated="988"/>
        </table:table-row>
        <table:table-row table:style-name="ro160">
          <table:table-cell table:style-name="ce7"/>
          <table:table-cell table:style-name="ce7" table:formula="of:=IF(AND([.$A28]&lt;&gt;&quot;&quot;;NOT(ISNUMBER(FIND(&quot;廃止&quot;;[.$C28]))));MAX([.$B$1:.$B27])+1;&quot;&quot;)">
            <text:p/>
          </table:table-cell>
          <table:table-cell table:style-name="ce183" office:value-type="string" calcext:value-type="string">
            <text:p>MenuShortcut-24</text:p>
          </table:table-cell>
          <table:table-cell table:style-name="ce183" office:value-type="string" calcext:value-type="string">
            <text:p>ツール＞ウェブ開発＞スポイト</text:p>
          </table:table-cell>
          <table:table-cell table:style-name="ce183" office:value-type="string" calcext:value-type="string">
            <text:p>eyedropper</text:p>
          </table:table-cell>
          <table:table-cell table:style-name="ce183" office:value-type="string" calcext:value-type="string">
            <text:p>-</text:p>
          </table:table-cell>
          <table:table-cell table:style-name="ce183"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8];[$'verify-targets-to-chapters'.$A$1:.$B$999];2;0);IF([.$A28]=&quot;&quot;;&quot;&quot;;&quot;省略&quot;))">
            <text:p/>
          </table:table-cell>
          <table:table-cell table:number-columns-repeated="988"/>
        </table:table-row>
        <table:table-row table:style-name="ro77">
          <table:table-cell table:style-name="ce7"/>
          <table:table-cell table:style-name="ce7" table:formula="of:=IF(AND([.$A29]&lt;&gt;&quot;&quot;;NOT(ISNUMBER(FIND(&quot;廃止&quot;;[.$C29]))));MAX([.$B$1:.$B28])+1;&quot;&quot;)">
            <text:p/>
          </table:table-cell>
          <table:table-cell table:style-name="ce183" office:value-type="string" calcext:value-type="string">
            <text:p>MenuShortcut-25</text:p>
          </table:table-cell>
          <table:table-cell table:style-name="ce183" office:value-type="string" calcext:value-type="string">
            <text:p>ツール＞ウェブ開発＞スクラッチパッド</text:p>
          </table:table-cell>
          <table:table-cell table:style-name="ce183" office:value-type="string" calcext:value-type="string">
            <text:p>scratchpad</text:p>
          </table:table-cell>
          <table:table-cell table:style-name="ce183" office:value-type="string" calcext:value-type="string">
            <text:p>Shift-F4</text:p>
          </table:table-cell>
          <table:table-cell table:style-name="ce187" office:value-type="string" calcext:value-type="string">
            <text:p><text:span text:style-name="T1">#key_scratchpad,</text:span></text:p>
            <text:p><text:span text:style-name="T1">#menu_scratchpad,</text:span></text:p>
            <text:p><text:span text:style-name="T1">[key='key_scratchpad']</text:span></text:p>
          </table:table-cell>
          <table:table-cell table:style-name="ce187"/>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10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402" table:formula="of:=IFERROR(VLOOKUP([.$O29];[$'verify-targets-to-chapters'.$A$1:.$B$999];2;0);IF([.$A29]=&quot;&quot;;&quot;&quot;;&quot;省略&quot;))">
            <text:p/>
          </table:table-cell>
          <table:table-cell table:number-columns-repeated="988"/>
        </table:table-row>
        <table:table-row table:style-name="ro102">
          <table:table-cell table:style-name="ce7"/>
          <table:table-cell table:style-name="ce7" table:formula="of:=IF(AND([.$A30]&lt;&gt;&quot;&quot;;NOT(ISNUMBER(FIND(&quot;廃止&quot;;[.$C30]))));MAX([.$B$1:.$B29])+1;&quot;&quot;)">
            <text:p/>
          </table:table-cell>
          <table:table-cell table:style-name="ce183" office:value-type="string" calcext:value-type="string">
            <text:p>MenuShortcut-26</text:p>
          </table:table-cell>
          <table:table-cell table:style-name="ce183" office:value-type="string" calcext:value-type="string">
            <text:p>ツール＞ウェブ開発＞ページのソース</text:p>
          </table:table-cell>
          <table:table-cell table:style-name="ce183" office:value-type="string" calcext:value-type="string">
            <text:p>viewSource</text:p>
          </table:table-cell>
          <table:table-cell table:style-name="ce183" office:value-type="string" calcext:value-type="string">
            <text:p>Ctrl-U</text:p>
          </table:table-cell>
          <table:table-cell table:style-name="ce183"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92" office:value-type="string" calcext:value-type="string">
            <text:p>false</text:p>
          </table:table-cell>
          <table:table-cell table:style-name="ce402"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183" office:value-type="string" calcext:value-type="string">
            <text:p>MenuShortcut-27（廃止）</text:p>
          </table:table-cell>
          <table:table-cell table:style-name="ce183" office:value-type="string" calcext:value-type="string">
            <text:p>ツール＞ウェブ開発＞エラーコンソール</text:p>
          </table:table-cell>
          <table:table-cell table:style-name="ce183" office:value-type="string" calcext:value-type="string">
            <text:p>errorConsole</text:p>
          </table:table-cell>
          <table:table-cell table:style-name="ce183" office:value-type="string" calcext:value-type="string">
            <text:p>Firefox 4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92" office:value-type="string" calcext:value-type="string">
            <text:p>false</text:p>
          </table:table-cell>
          <table:table-cell table:style-name="ce402" table:formula="of:=IFERROR(VLOOKUP([.$O31];[$'verify-targets-to-chapters'.$A$1:.$B$999];2;0);IF([.$A31]=&quot;&quot;;&quot;&quot;;&quot;省略&quot;))">
            <text:p/>
          </table:table-cell>
          <table:table-cell table:number-columns-repeated="988"/>
        </table:table-row>
        <table:table-row table:style-name="ro160">
          <table:table-cell table:style-name="ce7"/>
          <table:table-cell table:style-name="ce7" table:formula="of:=IF(AND([.$A32]&lt;&gt;&quot;&quot;;NOT(ISNUMBER(FIND(&quot;廃止&quot;;[.$C32]))));MAX([.$B$1:.$B31])+1;&quot;&quot;)">
            <text:p/>
          </table:table-cell>
          <table:table-cell table:style-name="ce183" office:value-type="string" calcext:value-type="string">
            <text:p>MenuShortcut-28</text:p>
          </table:table-cell>
          <table:table-cell table:style-name="ce183" office:value-type="string" calcext:value-type="string">
            <text:p>ツール＞ウェブ開発＞接続...</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3" office:value-type="string" calcext:value-type="string">
            <text:p>#menu_devtools_connect,</text:p>
            <text:p><text:span text:style-name="T3">.subviewbutton[label='接続...'],</text:span></text:p>
            <text:p><text:span text:style-name="T3">.subviewbutton[label='Connect…']</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32];[$'verify-targets-to-chapters'.$A$1:.$B$999];2;0);IF([.$A32]=&quot;&quot;;&quot;&quot;;&quot;省略&quot;))">
            <text:p/>
          </table:table-cell>
          <table:table-cell table:number-columns-repeated="988"/>
        </table:table-row>
        <table:table-row table:style-name="ro160">
          <table:table-cell table:style-name="ce7"/>
          <table:table-cell table:style-name="ce7" table:formula="of:=IF(AND([.$A33]&lt;&gt;&quot;&quot;;NOT(ISNUMBER(FIND(&quot;廃止&quot;;[.$C33]))));MAX([.$B$1:.$B32])+1;&quot;&quot;)">
            <text:p/>
          </table:table-cell>
          <table:table-cell table:style-name="ce183" office:value-type="string" calcext:value-type="string">
            <text:p>MenuShortcut-29</text:p>
          </table:table-cell>
          <table:table-cell table:style-name="ce183" office:value-type="string" calcext:value-type="string">
            <text:p>ツール＞ウェブ開発＞その他のツールを入手</text:p>
          </table:table-cell>
          <table:table-cell table:style-name="ce183" office:value-type="string" calcext:value-type="string">
            <text:p>getMoreDevtools</text:p>
          </table:table-cell>
          <table:table-cell table:style-name="ce183" office:value-type="string" calcext:value-type="string">
            <text:p>-</text:p>
          </table:table-cell>
          <table:table-cell table:style-name="ce183"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33];[$'verify-targets-to-chapters'.$A$1:.$B$999];2;0);IF([.$A33]=&quot;&quot;;&quot;&quot;;&quot;省略&quot;))">
            <text:p/>
          </table:table-cell>
          <table:table-cell table:number-columns-repeated="988"/>
        </table:table-row>
        <table:table-row table:style-name="ro23">
          <table:table-cell table:style-name="ce7"/>
          <table:table-cell table:style-name="ce7" table:formula="of:=IF(AND([.$A34]&lt;&gt;&quot;&quot;;NOT(ISNUMBER(FIND(&quot;廃止&quot;;[.$C34]))));MAX([.$B$1:.$B33])+1;&quot;&quot;)">
            <text:p/>
          </table:table-cell>
          <table:table-cell table:style-name="ce183" office:value-type="string" calcext:value-type="string">
            <text:p>MenuShortcut-30</text:p>
          </table:table-cell>
          <table:table-cell table:style-name="ce183" office:value-type="string" calcext:value-type="string">
            <text:p>ヘルプ＞Firefoxヘルプ</text:p>
            <text:p>（旧バージョンでは「ヘルプ」）</text:p>
          </table:table-cell>
          <table:table-cell table:style-name="ce183" office:value-type="string" calcext:value-type="string">
            <text:p>openHelp</text:p>
          </table:table-cell>
          <table:table-cell table:style-name="ce183" office:value-type="string" calcext:value-type="string">
            <text:p>-</text:p>
          </table:table-cell>
          <table:table-cell table:style-name="ce183" office:value-type="string" calcext:value-type="string">
            <text:p>#menu_openHelp,</text:p>
            <text:p>#key_openHelpMac,</text:p>
            <text:p>.subviewbutton[oncommand^='openHelp'][oncommand*='firefox-help']</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92" office:value-type="string" calcext:value-type="string">
            <text:p>false</text:p>
          </table:table-cell>
          <table:table-cell table:style-name="ce402"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183" office:value-type="string" calcext:value-type="string">
            <text:p>MenuShortcut-31</text:p>
          </table:table-cell>
          <table:table-cell table:style-name="ce183" office:value-type="string" calcext:value-type="string">
            <text:p>ヘルプ＞Firefoxツアー</text:p>
          </table:table-cell>
          <table:table-cell table:style-name="ce183" office:value-type="string" calcext:value-type="string">
            <text:p>tour</text:p>
          </table:table-cell>
          <table:table-cell table:style-name="ce183" office:value-type="string" calcext:value-type="string">
            <text:p>-</text:p>
          </table:table-cell>
          <table:table-cell table:style-name="ce183" office:value-type="string" calcext:value-type="string">
            <text:p>#menu_openTour,</text:p>
            <text:p>.subviewbutton[oncommand^='openTour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402"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183" office:value-type="string" calcext:value-type="string">
            <text:p>MenuShortcut-32</text:p>
          </table:table-cell>
          <table:table-cell table:style-name="ce183" office:value-type="string" calcext:value-type="string">
            <text:p>ヘルプ＞キーボードショートカット</text:p>
          </table:table-cell>
          <table:table-cell table:style-name="ce183" office:value-type="string" calcext:value-type="string">
            <text:p>keyboardShortcuts</text:p>
          </table:table-cell>
          <table:table-cell table:style-name="ce183" office:value-type="string" calcext:value-type="string">
            <text:p>-</text:p>
          </table:table-cell>
          <table:table-cell table:style-name="ce183" office:value-type="string" calcext:value-type="string">
            <text:p>#menu_keyboardShortcuts,</text:p>
            <text:p><text:span text:style-name="T11">.subviewbutton[oncommand^='openHelp'][oncommand*='keyboard-shortcuts']</text:span></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92" office:value-type="string" calcext:value-type="string">
            <text:p>true</text:p>
          </table:table-cell>
          <table:table-cell table:style-name="ce7" office:value-type="string" calcext:value-type="string">
            <text:p>no</text:p>
          </table:table-cell>
          <table:table-cell table:style-name="ce7" table:number-columns-repeated="7"/>
          <table:table-cell table:style-name="ce402" table:formula="of:=IFERROR(VLOOKUP([.$O36];[$'verify-targets-to-chapters'.$A$1:.$B$999];2;0);IF([.$A36]=&quot;&quot;;&quot;&quot;;&quot;省略&quot;))">
            <text:p/>
          </table:table-cell>
          <table:table-cell table:number-columns-repeated="988"/>
        </table:table-row>
        <table:table-row table:style-name="ro161">
          <table:table-cell table:style-name="ce7"/>
          <table:table-cell table:style-name="ce7"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4" office:value-type="string" calcext:value-type="string">
            <text:p>Firefox 59で廃止</text:p>
          </table:table-cell>
          <table:table-cell table:style-name="ce184" office:value-type="string" calcext:value-type="string">
            <text:p>#healthReport,</text:p>
            <text:p>.subviewbutton[oncommand^='openHealthReport']</text:p>
            <text:p/>
          </table:table-cell>
          <table:table-cell table:style-name="ce191" office:value-type="string" calcext:value-type="string">
            <text:p>代替はabout:telemetry</text:p>
          </table:table-cell>
          <table:table-cell table:style-name="ce193"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92" office:value-type="string" calcext:value-type="string">
            <text:p>false</text:p>
          </table:table-cell>
          <table:table-cell table:style-name="ce402" table:formula="of:=IFERROR(VLOOKUP([.$O37];[$'verify-targets-to-chapters'.$A$1:.$B$999];2;0);IF([.$A37]=&quot;&quot;;&quot;&quot;;&quot;省略&quot;))">
            <text:p/>
          </table:table-cell>
          <table:table-cell table:number-columns-repeated="988"/>
        </table:table-row>
        <table:table-row table:style-name="ro155">
          <table:table-cell table:style-name="ce7"/>
          <table:table-cell table:style-name="ce7" table:formula="of:=IF(AND([.$A38]&lt;&gt;&quot;&quot;;NOT(ISNUMBER(FIND(&quot;廃止&quot;;[.$C38]))));MAX([.$B$1:.$B37])+1;&quot;&quot;)">
            <text:p/>
          </table:table-cell>
          <table:table-cell table:style-name="ce183" office:value-type="string" calcext:value-type="string">
            <text:p>MenuShortcut-34（廃止）</text:p>
          </table:table-cell>
          <table:table-cell table:style-name="ce183" office:value-type="string" calcext:value-type="string">
            <text:p>ヘルプ＞使いこなそう</text:p>
          </table:table-cell>
          <table:table-cell table:style-name="ce183" office:value-type="string" calcext:value-type="string">
            <text:p>gettingStarted</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92" office:value-type="string" calcext:value-type="string">
            <text:p>false</text:p>
          </table:table-cell>
          <table:table-cell table:style-name="ce402" table:formula="of:=IFERROR(VLOOKUP([.$O38];[$'verify-targets-to-chapters'.$A$1:.$B$999];2;0);IF([.$A38]=&quot;&quot;;&quot;&quot;;&quot;省略&quot;))">
            <text:p/>
          </table:table-cell>
          <table:table-cell table:number-columns-repeated="988"/>
        </table:table-row>
        <table:table-row table:style-name="ro23">
          <table:table-cell table:style-name="ce7"/>
          <table:table-cell table:style-name="ce7" table:formula="of:=IF(AND([.$A39]&lt;&gt;&quot;&quot;;NOT(ISNUMBER(FIND(&quot;廃止&quot;;[.$C39]))));MAX([.$B$1:.$B38])+1;&quot;&quot;)">
            <text:p/>
          </table:table-cell>
          <table:table-cell table:style-name="ce183" office:value-type="string" calcext:value-type="string">
            <text:p>MenuShortcut-35</text:p>
          </table:table-cell>
          <table:table-cell table:style-name="ce183" office:value-type="string" calcext:value-type="string">
            <text:p>ヘルプ＞トラブルシューティング情報</text:p>
          </table:table-cell>
          <table:table-cell table:style-name="ce183" office:value-type="string" calcext:value-type="string">
            <text:p>troubleshootingInfo</text:p>
          </table:table-cell>
          <table:table-cell table:style-name="ce183" office:value-type="string" calcext:value-type="string">
            <text:p>-</text:p>
          </table:table-cell>
          <table:table-cell table:style-name="ce183" office:value-type="string" calcext:value-type="string">
            <text:p>#troubleShooting,</text:p>
            <text:p>.subviewbutton[oncommand^='openTroubleshooting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92" office:value-type="string" calcext:value-type="string">
            <text:p>false</text:p>
          </table:table-cell>
          <table:table-cell table:style-name="ce402"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183" office:value-type="string" calcext:value-type="string">
            <text:p>MenuShortcut-36</text:p>
          </table:table-cell>
          <table:table-cell table:style-name="ce183" office:value-type="string" calcext:value-type="string">
            <text:p>ヘルプ＞フィードバックを送信</text:p>
          </table:table-cell>
          <table:table-cell table:style-name="ce183" office:value-type="string" calcext:value-type="string">
            <text:p>feedbackPage</text:p>
          </table:table-cell>
          <table:table-cell table:style-name="ce183" office:value-type="string" calcext:value-type="string">
            <text:p>-</text:p>
          </table:table-cell>
          <table:table-cell table:style-name="ce183" office:value-type="string" calcext:value-type="string">
            <text:p>#feedbackPage,</text:p>
            <text:p>.subviewbutton[oncommand^='openFeedback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92" office:value-type="string" calcext:value-type="string">
            <text:p>false</text:p>
          </table:table-cell>
          <table:table-cell table:style-name="ce402"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183" office:value-type="string" calcext:value-type="string">
            <text:p>MenuShortcut-37</text:p>
          </table:table-cell>
          <table:table-cell table:style-name="ce183" office:value-type="string" calcext:value-type="string">
            <text:p>ヘルプ＞アドオンを無効にして再起動</text:p>
          </table:table-cell>
          <table:table-cell table:style-name="ce183" office:value-type="string" calcext:value-type="string">
            <text:p>helpSafeMode</text:p>
          </table:table-cell>
          <table:table-cell table:style-name="ce183" office:value-type="string" calcext:value-type="string">
            <text:p>-</text:p>
          </table:table-cell>
          <table:table-cell table:style-name="ce183" office:value-type="string" calcext:value-type="string">
            <text:p>#helpSafeMode,</text:p>
            <text:p>.subviewbutton[oncommand^='safeModeRestart']</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92" office:value-type="string" calcext:value-type="string">
            <text:p>false</text:p>
          </table:table-cell>
          <table:table-cell table:style-name="ce402"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183" office:value-type="string" calcext:value-type="string">
            <text:p>MenuShortcut-38</text:p>
          </table:table-cell>
          <table:table-cell table:style-name="ce183" office:value-type="string" calcext:value-type="string">
            <text:p>ヘルプ＞詐欺サイトを報告</text:p>
          </table:table-cell>
          <table:table-cell table:style-name="ce183" office:value-type="string" calcext:value-type="string">
            <text:p>reportPhishingtoolmenu</text:p>
          </table:table-cell>
          <table:table-cell table:style-name="ce183" office:value-type="string" calcext:value-type="string">
            <text:p>-</text:p>
          </table:table-cell>
          <table:table-cell table:style-name="ce183" office:value-type="string" calcext:value-type="string">
            <text:p>#menu_HelpPopup_reportPhishingtoolmenu,</text:p>
            <text:p>.subviewbutton[oncommand*='getReportURL'][oncommand*='Phish']</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92" office:value-type="string" calcext:value-type="string">
            <text:p>false</text:p>
          </table:table-cell>
          <table:table-cell table:style-name="ce402"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183" office:value-type="string" calcext:value-type="string">
            <text:p>MenuShortcut-39</text:p>
          </table:table-cell>
          <table:table-cell table:style-name="ce183" office:value-type="string" calcext:value-type="string">
            <text:p>ヘルプ＞誤警告を報告</text:p>
          </table:table-cell>
          <table:table-cell table:style-name="ce183" office:value-type="string" calcext:value-type="string">
            <text:p>reportPhishingErrortoolmenu</text:p>
          </table:table-cell>
          <table:table-cell table:style-name="ce183" office:value-type="string" calcext:value-type="string">
            <text:p>-</text:p>
          </table:table-cell>
          <table:table-cell table:style-name="ce183" office:value-type="string" calcext:value-type="string">
            <text:p>#menu_HelpPopup_reportPhishingErrortoolmenu</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92" office:value-type="string" calcext:value-type="string">
            <text:p>false</text:p>
          </table:table-cell>
          <table:table-cell table:style-name="ce402"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183" office:value-type="string" calcext:value-type="string">
            <text:p>MenuShortcut-40</text:p>
          </table:table-cell>
          <table:table-cell table:style-name="ce183" office:value-type="string" calcext:value-type="string">
            <text:p>ヘルプ＞Firefoxについて のセパレータ</text:p>
          </table:table-cell>
          <table:table-cell table:style-name="ce183" office:value-type="string" calcext:value-type="string">
            <text:p>aboutSeparator</text:p>
          </table:table-cell>
          <table:table-cell table:style-name="ce183" office:value-type="string" calcext:value-type="string">
            <text:p>-</text:p>
          </table:table-cell>
          <table:table-cell table:style-name="ce183" office:value-type="string" calcext:value-type="string">
            <text:p>#abou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402" table:formula="of:=IFERROR(VLOOKUP([.$O44];[$'verify-targets-to-chapters'.$A$1:.$B$999];2;0);IF([.$A44]=&quot;&quot;;&quot;&quot;;&quot;省略&quot;))">
            <text:p/>
          </table:table-cell>
          <table:table-cell table:number-columns-repeated="988"/>
        </table:table-row>
        <table:table-row table:style-name="ro117">
          <table:table-cell table:style-name="ce7"/>
          <table:table-cell table:style-name="ce7" table:formula="of:=IF(AND([.$A45]&lt;&gt;&quot;&quot;;NOT(ISNUMBER(FIND(&quot;廃止&quot;;[.$C45]))));MAX([.$B$1:.$B44])+1;&quot;&quot;)">
            <text:p/>
          </table:table-cell>
          <table:table-cell table:style-name="ce183" office:value-type="string" calcext:value-type="string">
            <text:p>MenuShortcut-41</text:p>
          </table:table-cell>
          <table:table-cell table:style-name="ce183" office:value-type="string" calcext:value-type="string">
            <text:p>編集＞テキストの記述方向を切り替える</text:p>
          </table:table-cell>
          <table:table-cell table:style-name="ce183" office:value-type="string" calcext:value-type="string">
            <text:p>textfieldDirection</text:p>
          </table:table-cell>
          <table:table-cell table:style-name="ce183" office:value-type="string" calcext:value-type="string">
            <text:p>Ctrl-Shift-X</text:p>
          </table:table-cell>
          <table:table-cell table:style-name="ce183" office:value-type="string" calcext:value-type="string">
            <text:p>#textfieldDirection-separator,</text:p>
            <text:p>#textfieldDirection-swap,</text:p>
            <text:p>#key_switchTextDirection,</text:p>
            <text:p>#context-bidi-text-direction-toggle,</text:p>
            <text:p>#context-sep-bidi</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402" table:formula="of:=IFERROR(VLOOKUP([.$O45];[$'verify-targets-to-chapters'.$A$1:.$B$999];2;0);IF([.$A45]=&quot;&quot;;&quot;&quot;;&quot;省略&quot;))">
            <text:p/>
          </table:table-cell>
          <table:table-cell table:number-columns-repeated="988"/>
        </table:table-row>
        <table:table-row table:style-name="ro23">
          <table:table-cell table:style-name="ce7"/>
          <table:table-cell table:style-name="ce7" table:formula="of:=IF(AND([.$A46]&lt;&gt;&quot;&quot;;NOT(ISNUMBER(FIND(&quot;廃止&quot;;[.$C46]))));MAX([.$B$1:.$B45])+1;&quot;&quot;)">
            <text:p/>
          </table:table-cell>
          <table:table-cell table:style-name="ce183" office:value-type="string" calcext:value-type="string">
            <text:p>MenuShortcut-42</text:p>
          </table:table-cell>
          <table:table-cell table:style-name="ce183" office:value-type="string" calcext:value-type="string">
            <text:p>表示＞ページの記述方向を切り替える</text:p>
          </table:table-cell>
          <table:table-cell table:style-name="ce183" office:value-type="string" calcext:value-type="string">
            <text:p>documentDirection</text:p>
          </table:table-cell>
          <table:table-cell table:style-name="ce183" office:value-type="string" calcext:value-type="string">
            <text:p>-</text:p>
          </table:table-cell>
          <table:table-cell table:style-name="ce183"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402"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183" office:value-type="string" calcext:value-type="string">
            <text:p>MenuShortcut-43</text:p>
          </table:table-cell>
          <table:table-cell table:style-name="ce183" office:value-type="string" calcext:value-type="string">
            <text:p>履歴＞（メニュー内のセパレータ）</text:p>
          </table:table-cell>
          <table:table-cell table:style-name="ce183" office:value-type="string" calcext:value-type="string">
            <text:p>historySeparator</text:p>
          </table:table-cell>
          <table:table-cell table:style-name="ce183" office:value-type="string" calcext:value-type="string">
            <text:p>-</text:p>
          </table:table-cell>
          <table:table-cell table:style-name="ce183" office:value-type="string" calcext:value-type="string">
            <text:p>#startHistory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92" office:value-type="string" calcext:value-type="string">
            <text:p>false</text:p>
          </table:table-cell>
          <table:table-cell table:style-name="ce402" table:formula="of:=IFERROR(VLOOKUP([.$O47];[$'verify-targets-to-chapters'.$A$1:.$B$999];2;0);IF([.$A47]=&quot;&quot;;&quot;&quot;;&quot;省略&quot;))">
            <text:p/>
          </table:table-cell>
          <table:table-cell table:number-columns-repeated="988"/>
        </table:table-row>
        <table:table-row table:style-name="ro77">
          <table:table-cell table:style-name="ce7"/>
          <table:table-cell table:style-name="ce7" table:formula="of:=IF(AND([.$A48]&lt;&gt;&quot;&quot;;NOT(ISNUMBER(FIND(&quot;廃止&quot;;[.$C48]))));MAX([.$B$1:.$B47])+1;&quot;&quot;)">
            <text:p/>
          </table:table-cell>
          <table:table-cell table:style-name="ce183" office:value-type="string" calcext:value-type="string">
            <text:p>MenuShortcut-44</text:p>
          </table:table-cell>
          <table:table-cell table:style-name="ce183" office:value-type="string" calcext:value-type="string">
            <text:p>ブックマーク＞ブックマークツールバー</text:p>
            <text:p>（およびそれに付随する各項目）</text:p>
          </table:table-cell>
          <table:table-cell table:style-name="ce183" office:value-type="string" calcext:value-type="string">
            <text:p>bookmarksToolbarFolder</text:p>
          </table:table-cell>
          <table:table-cell table:style-name="ce183" office:value-type="string" calcext:value-type="string">
            <text:p>-</text:p>
          </table:table-cell>
          <table:table-cell table:style-name="ce183" office:value-type="string" calcext:value-type="string">
            <text:p>#organizeBookmarksSeparator,</text:p>
            <text:p>#bookmarksToolbarSeparator,</text:p>
            <text:p>#bookmarksToolbarFolderMenu,</text:p>
            <text:p>#panelMenu_viewBookmarksToolbar,</text:p>
            <text:p>#BMB_bookmarksToolbar</text:p>
          </table:table-cell>
          <table:table-cell table:style-name="ce183"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92" office:value-type="string" calcext:value-type="string">
            <text:p>false</text:p>
          </table:table-cell>
          <table:table-cell table:style-name="ce402"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183" office:value-type="string" calcext:value-type="string">
            <text:p>MenuShortcut-45（廃止）</text:p>
          </table:table-cell>
          <table:table-cell table:style-name="ce183" office:value-type="string" calcext:value-type="string">
            <text:p>コンテンツ領域のコンテキストメニュー＞リンクを保存する...</text:p>
          </table:table-cell>
          <table:table-cell table:style-name="ce183" office:value-type="string" calcext:value-type="string">
            <text:p>context-marklink</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92" office:value-type="string" calcext:value-type="string">
            <text:p>false</text:p>
          </table:table-cell>
          <table:table-cell table:style-name="ce402"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4" office:value-type="string" calcext:value-type="string">
            <text:p>Firefox 57で廃止</text:p>
          </table:table-cell>
          <table:table-cell table:style-name="ce184" office:value-type="string" calcext:value-type="string">
            <text:p>#context-sharelink</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402"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183" office:value-type="string" calcext:value-type="string">
            <text:p>MenuShortcut-47</text:p>
          </table:table-cell>
          <table:table-cell table:style-name="ce183" office:value-type="string" calcext:value-type="string">
            <text:p>コンテンツ領域のコンテキストメニュー＞画像のURLをメールで送信</text:p>
          </table:table-cell>
          <table:table-cell table:style-name="ce183" office:value-type="string" calcext:value-type="string">
            <text:p>context-sendimage</text:p>
          </table:table-cell>
          <table:table-cell table:style-name="ce183" office:value-type="string" calcext:value-type="string">
            <text:p>-</text:p>
          </table:table-cell>
          <table:table-cell table:style-name="ce183" office:value-type="string" calcext:value-type="string">
            <text:p>#context-sendimag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402"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4" office:value-type="string" calcext:value-type="string">
            <text:p>Firefox 57で廃止</text:p>
          </table:table-cell>
          <table:table-cell table:style-name="ce184" office:value-type="string" calcext:value-type="string">
            <text:p>#context-shareim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402"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183" office:value-type="string" calcext:value-type="string">
            <text:p>MenuShortcut-49</text:p>
          </table:table-cell>
          <table:table-cell table:style-name="ce183" office:value-type="string" calcext:value-type="string">
            <text:p>コンテンツ領域のコンテキストメニュー＞動画のURLをメールで送信</text:p>
          </table:table-cell>
          <table:table-cell table:style-name="ce183" office:value-type="string" calcext:value-type="string">
            <text:p>context-sendvideo</text:p>
          </table:table-cell>
          <table:table-cell table:style-name="ce183" office:value-type="string" calcext:value-type="string">
            <text:p>-</text:p>
          </table:table-cell>
          <table:table-cell table:style-name="ce183" office:value-type="string" calcext:value-type="string">
            <text:p>#context-sendvide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402"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4" office:value-type="string" calcext:value-type="string">
            <text:p>Firefox 57で廃止</text:p>
          </table:table-cell>
          <table:table-cell table:style-name="ce184" office:value-type="string" calcext:value-type="string">
            <text:p>#context-sharevideo</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402"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183" office:value-type="string" calcext:value-type="string">
            <text:p>MenuShortcut-51</text:p>
          </table:table-cell>
          <table:table-cell table:style-name="ce183" office:value-type="string" calcext:value-type="string">
            <text:p>コンテンツ領域のコンテキストメニュー＞オーディオのURLをメールで送信</text:p>
          </table:table-cell>
          <table:table-cell table:style-name="ce183" office:value-type="string" calcext:value-type="string">
            <text:p>context-sendaudio</text:p>
          </table:table-cell>
          <table:table-cell table:style-name="ce183" office:value-type="string" calcext:value-type="string">
            <text:p>-</text:p>
          </table:table-cell>
          <table:table-cell table:style-name="ce183" office:value-type="string" calcext:value-type="string">
            <text:p>#context-sendaudi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402"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4" office:value-type="string" calcext:value-type="string">
            <text:p>Firefox 57で廃止</text:p>
          </table:table-cell>
          <table:table-cell table:style-name="ce184" office:value-type="string" calcext:value-type="string">
            <text:p>#context-sharep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92" office:value-type="string" calcext:value-type="string">
            <text:p>false</text:p>
          </table:table-cell>
          <table:table-cell table:style-name="ce402"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183" office:value-type="string" calcext:value-type="string">
            <text:p>MenuShortcut-53（廃止）</text:p>
          </table:table-cell>
          <table:table-cell table:style-name="ce183" office:value-type="string" calcext:value-type="string">
            <text:p>コンテンツ領域のコンテキストメニュー＞ページを保存する...</text:p>
          </table:table-cell>
          <table:table-cell table:style-name="ce183" office:value-type="string" calcext:value-type="string">
            <text:p>context-markpageMenu</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4" office:value-type="string" calcext:value-type="string">
            <text:p>Firefox 57で廃止</text:p>
          </table:table-cell>
          <table:table-cell table:style-name="ce184" office:value-type="string" calcext:value-type="string">
            <text:p>#context-shareselect</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402"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183" office:value-type="string" calcext:value-type="string">
            <text:p>MenuShortcut-55</text:p>
          </table:table-cell>
          <table:table-cell table:style-name="ce183" office:value-type="string" calcext:value-type="string">
            <text:p>コンテンツ領域のコンテキストメニュー＞デスクトップの背景に設定</text:p>
          </table:table-cell>
          <table:table-cell table:style-name="ce183" office:value-type="string" calcext:value-type="string">
            <text:p>context-setDesktopBackground</text:p>
          </table:table-cell>
          <table:table-cell table:style-name="ce183" office:value-type="string" calcext:value-type="string">
            <text:p>-</text:p>
          </table:table-cell>
          <table:table-cell table:style-name="ce183" office:value-type="string" calcext:value-type="string">
            <text:p>#context-setDesktopBackground</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402" table:formula="of:=IFERROR(VLOOKUP([.$O59];[$'verify-targets-to-chapters'.$A$1:.$B$999];2;0);IF([.$A59]=&quot;&quot;;&quot;&quot;;&quot;省略&quot;))">
            <text:p/>
          </table:table-cell>
          <table:table-cell table:number-columns-repeated="988"/>
        </table:table-row>
        <table:table-row table:style-name="ro155">
          <table:table-cell table:style-name="ce7"/>
          <table:table-cell table:style-name="ce7" table:formula="of:=IF(AND([.$A60]&lt;&gt;&quot;&quot;;NOT(ISNUMBER(FIND(&quot;廃止&quot;;[.$C60]))));MAX([.$B$1:.$B59])+1;&quot;&quot;)">
            <text:p/>
          </table:table-cell>
          <table:table-cell table:style-name="ce183" office:value-type="string" calcext:value-type="string">
            <text:p>MenuShortcut-56（廃止）</text:p>
          </table:table-cell>
          <table:table-cell table:style-name="ce183" office:value-type="string" calcext:value-type="string">
            <text:p>コンテンツ領域のコンテキストメニュー＞画像をブロック</text:p>
          </table:table-cell>
          <table:table-cell table:style-name="ce183" office:value-type="string" calcext:value-type="string">
            <text:p>context-blockim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92" office:value-type="string" calcext:value-type="string">
            <text:p>false</text:p>
          </table:table-cell>
          <table:table-cell table:style-name="ce402"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183" office:value-type="string" calcext:value-type="string">
            <text:p>MenuShortcut-57</text:p>
          </table:table-cell>
          <table:table-cell table:style-name="ce183" office:value-type="string" calcext:value-type="string">
            <text:p>コンテンツ領域のコンテキストメニュー＞要素を調査</text:p>
          </table:table-cell>
          <table:table-cell table:style-name="ce183" office:value-type="string" calcext:value-type="string">
            <text:p>context-inspect</text:p>
          </table:table-cell>
          <table:table-cell table:style-name="ce183" office:value-type="string" calcext:value-type="string">
            <text:p>-</text:p>
          </table:table-cell>
          <table:table-cell table:style-name="ce183" office:value-type="string" calcext:value-type="string">
            <text:p>#context-inspect,</text:p>
            <text:p>#inspec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402"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183" office:value-type="string" calcext:value-type="string">
            <text:p>MenuShortcut-58</text:p>
          </table:table-cell>
          <table:table-cell table:style-name="ce183" office:value-type="string" calcext:value-type="string">
            <text:p>ポップアップブロック＞このサイトによるポップアップを許可する</text:p>
          </table:table-cell>
          <table:table-cell table:style-name="ce183" office:value-type="string" calcext:value-type="string">
            <text:p>blockedPopupAllowSite</text:p>
          </table:table-cell>
          <table:table-cell table:style-name="ce183" office:value-type="string" calcext:value-type="string">
            <text:p>-</text:p>
          </table:table-cell>
          <table:table-cell table:style-name="ce183" office:value-type="string" calcext:value-type="string">
            <text:p>#blockedPopupOptions menuitem[observes='blockedPopupAllowSi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402"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183" office:value-type="string" calcext:value-type="string">
            <text:p>MenuShortcut-59</text:p>
          </table:table-cell>
          <table:table-cell table:style-name="ce183" office:value-type="string" calcext:value-type="string">
            <text:p>ポップアップブロック＞ポップアップブロック設定を変更</text:p>
          </table:table-cell>
          <table:table-cell table:style-name="ce183" office:value-type="string" calcext:value-type="string">
            <text:p>blockedPopupEditSettings</text:p>
          </table:table-cell>
          <table:table-cell table:style-name="ce183" office:value-type="string" calcext:value-type="string">
            <text:p>-</text:p>
          </table:table-cell>
          <table:table-cell table:style-name="ce183" office:value-type="string" calcext:value-type="string">
            <text:p>#blockedPopupOptions menuitem[observes='blockedPopupEditSetting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402" table:formula="of:=IFERROR(VLOOKUP([.$O63];[$'verify-targets-to-chapters'.$A$1:.$B$999];2;0);IF([.$A63]=&quot;&quot;;&quot;&quot;;&quot;省略&quot;))">
            <text:p/>
          </table:table-cell>
          <table:table-cell table:number-columns-repeated="988"/>
        </table:table-row>
        <table:table-row table:style-name="ro162">
          <table:table-cell table:style-name="ce7"/>
          <table:table-cell table:style-name="ce7" table:formula="of:=IF(AND([.$A64]&lt;&gt;&quot;&quot;;NOT(ISNUMBER(FIND(&quot;廃止&quot;;[.$C64]))));MAX([.$B$1:.$B63])+1;&quot;&quot;)">
            <text:p/>
          </table:table-cell>
          <table:table-cell table:style-name="ce183" office:value-type="string" calcext:value-type="string">
            <text:p>MenuShortcut-60（廃止）</text:p>
          </table:table-cell>
          <table:table-cell table:style-name="ce183" office:value-type="string" calcext:value-type="string">
            <text:p>ポップアップブロック、アドオンのインストール警告、オフラインデータの許可の編集（Cookie以外の権限に関するサイトごとの権限設定）</text:p>
          </table:table-cell>
          <table:table-cell table:style-name="ce183" office:value-type="string" calcext:value-type="string">
            <text:p>permissions</text:p>
          </table:table-cell>
          <table:table-cell table:style-name="ce183" office:value-type="string" calcext:value-type="string">
            <text:p>-</text:p>
          </table:table-cell>
          <table:table-cell table:style-name="ce183" office:value-type="string" calcext:value-type="string">
            <text:p>Hide-4に移動</text:p>
          </table:table-cell>
          <table:table-cell table:style-name="ce183"/>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92" office:value-type="string" calcext:value-type="string">
            <text:p>true</text:p>
          </table:table-cell>
          <table:table-cell table:style-name="ce402"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183" office:value-type="string" calcext:value-type="string">
            <text:p>MenuShortcut-61（廃止）</text:p>
          </table:table-cell>
          <table:table-cell table:style-name="ce183" office:value-type="string" calcext:value-type="string">
            <text:p>キャレットブラウズモード</text:p>
          </table:table-cell>
          <table:table-cell table:style-name="ce183" office:value-type="string" calcext:value-type="string">
            <text:p>caretbrowse</text:p>
          </table:table-cell>
          <table:table-cell table:style-name="ce183" office:value-type="string" calcext:value-type="string">
            <text:p>-</text:p>
          </table:table-cell>
          <table:table-cell table:style-name="ce183" office:value-type="string" calcext:value-type="string">
            <text:p>Ui-2を参照</text:p>
          </table:table-cell>
          <table:table-cell table:style-name="ce183"/>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402"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185" office:value-type="string" calcext:value-type="string">
            <text:p>MenuShortcut-62</text:p>
          </table:table-cell>
          <table:table-cell table:style-name="ce185" office:value-type="string" calcext:value-type="string">
            <text:p>ファイル＞新しいタブ</text:p>
          </table:table-cell>
          <table:table-cell table:style-name="ce183"/>
          <table:table-cell table:style-name="ce183" office:value-type="string" calcext:value-type="string">
            <text:p>Ctrl-T</text:p>
          </table:table-cell>
          <table:table-cell table:style-name="ce183" office:value-type="string" calcext:value-type="string">
            <text:p>#menu_newNavigatorTab,#key_newNavigator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402"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185" office:value-type="string" calcext:value-type="string">
            <text:p>MenuShortcut-63</text:p>
          </table:table-cell>
          <table:table-cell table:style-name="ce185" office:value-type="string" calcext:value-type="string">
            <text:p>コンテンツ領域のコンテキストメニュー＞新しいタブで開く</text:p>
          </table:table-cell>
          <table:table-cell table:style-name="ce183"/>
          <table:table-cell table:style-name="ce183" office:value-type="string" calcext:value-type="string">
            <text:p>-</text:p>
          </table:table-cell>
          <table:table-cell table:style-name="ce183" office:value-type="string" calcext:value-type="string">
            <text:p>#context-openlinkin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402" table:formula="of:=IFERROR(VLOOKUP([.$O67];[$'verify-targets-to-chapters'.$A$1:.$B$999];2;0);IF([.$A67]=&quot;&quot;;&quot;&quot;;&quot;省略&quot;))">
            <text:p/>
          </table:table-cell>
          <table:table-cell table:number-columns-repeated="988"/>
        </table:table-row>
        <table:table-row table:style-name="ro46">
          <table:table-cell table:style-name="ce7"/>
          <table:table-cell table:style-name="ce7" table:formula="of:=IF(AND([.$A68]&lt;&gt;&quot;&quot;;NOT(ISNUMBER(FIND(&quot;廃止&quot;;[.$C68]))));MAX([.$B$1:.$B67])+1;&quot;&quot;)">
            <text:p/>
          </table:table-cell>
          <table:table-cell table:style-name="ce183" office:value-type="string" calcext:value-type="string">
            <text:p>MenuShortcut-64</text:p>
          </table:table-cell>
          <table:table-cell table:style-name="ce183" office:value-type="string" calcext:value-type="string">
            <text:p>ツール＞ウェブ開発＞Service Worker</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183"/>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3">#menu_devtools_serviceworkers,</text:span></text:p>
            <text:p><text:span text:style-name="T33">.subviewbutton[label='Service Worker'],</text:span></text:p>
            <text:p><text:span text:style-name="T33">.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402" table:formula="of:=IFERROR(VLOOKUP([.$O68];[$'verify-targets-to-chapters'.$A$1:.$B$999];2;0);IF([.$A68]=&quot;&quot;;&quot;&quot;;&quot;省略&quot;))">
            <text:p/>
          </table:table-cell>
          <table:table-cell table:number-columns-repeated="988"/>
        </table:table-row>
        <table:table-row table:style-name="ro163">
          <table:table-cell table:style-name="ce7"/>
          <table:table-cell table:style-name="ce7" table:formula="of:=IF(AND([.$A69]&lt;&gt;&quot;&quot;;NOT(ISNUMBER(FIND(&quot;廃止&quot;;[.$C69]))));MAX([.$B$1:.$B68])+1;&quot;&quot;)">
            <text:p/>
          </table:table-cell>
          <table:table-cell table:style-name="ce183" office:value-type="string" calcext:value-type="string">
            <text:p>MenuShortcut-65</text:p>
          </table:table-cell>
          <table:table-cell table:style-name="ce183" office:value-type="string" calcext:value-type="string">
            <text:p>ツール＞ウェブ開発＞ブラウザーコンテンツツールボックス</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1">#menu_browserContentToolbox,</text:span></text:p>
            <text:p><text:span text:style-name="T31">.subviewbutton[label='ブラウザーコンテンツツールボックス'],</text:span></text:p>
            <text:p><text:span text:style-name="T31">.subviewbutton[label='Browser Content Toolbox']</text:span></text:p>
            <text:p/>
            <text:p><text:span text:style-name="T32">IDは正しいが殺せない</text:span></text:p>
          </table:table-cell>
          <table:table-cell table:style-name="ce188"/>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194" office:value-type="string" calcext:value-type="string">
            <text:p><text:span text:style-name="T31">#menu_browserContentToolbox,</text:span></text:p>
            <text:p><text:span text:style-name="T31">.subviewbutton[label='ブラウザーコンテンツツールボックス'],</text:span></text:p>
            <text:p><text:span text:style-name="T31">.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402" table:formula="of:=IFERROR(VLOOKUP([.$O69];[$'verify-targets-to-chapters'.$A$1:.$B$999];2;0);IF([.$A69]=&quot;&quot;;&quot;&quot;;&quot;省略&quot;))">
            <text:p/>
          </table:table-cell>
          <table:table-cell table:number-columns-repeated="988"/>
        </table:table-row>
        <table:table-row table:style-name="ro121">
          <table:table-cell/>
          <table:table-cell table:formula="of:=IF([.$A70]&lt;&gt;&quot;&quot;;MAX([.$B$1:.$B69])+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1]&lt;&gt;&quot;&quot;;MAX([.$B$1:.$B70])+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2]&lt;&gt;&quot;&quot;;MAX([.$B$1:.$B71])+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3]&lt;&gt;&quot;&quot;;MAX([.$B$1:.$B72])+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4]&lt;&gt;&quot;&quot;;MAX([.$B$1:.$B73])+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5]&lt;&gt;&quot;&quot;;MAX([.$B$1:.$B74])+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6]&lt;&gt;&quot;&quot;;MAX([.$B$1:.$B75])+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7]&lt;&gt;&quot;&quot;;MAX([.$B$1:.$B76])+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8]&lt;&gt;&quot;&quot;;MAX([.$B$1:.$B77])+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79]&lt;&gt;&quot;&quot;;MAX([.$B$1:.$B78])+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0]&lt;&gt;&quot;&quot;;MAX([.$B$1:.$B79])+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1]&lt;&gt;&quot;&quot;;MAX([.$B$1:.$B80])+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2]&lt;&gt;&quot;&quot;;MAX([.$B$1:.$B81])+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3]&lt;&gt;&quot;&quot;;MAX([.$B$1:.$B82])+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4]&lt;&gt;&quot;&quot;;MAX([.$B$1:.$B83])+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5]&lt;&gt;&quot;&quot;;MAX([.$B$1:.$B84])+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6]&lt;&gt;&quot;&quot;;MAX([.$B$1:.$B85])+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7]&lt;&gt;&quot;&quot;;MAX([.$B$1:.$B86])+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8]&lt;&gt;&quot;&quot;;MAX([.$B$1:.$B87])+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89]&lt;&gt;&quot;&quot;;MAX([.$B$1:.$B88])+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0]&lt;&gt;&quot;&quot;;MAX([.$B$1:.$B89])+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1]&lt;&gt;&quot;&quot;;MAX([.$B$1:.$B90])+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2]&lt;&gt;&quot;&quot;;MAX([.$B$1:.$B91])+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3]&lt;&gt;&quot;&quot;;MAX([.$B$1:.$B92])+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4]&lt;&gt;&quot;&quot;;MAX([.$B$1:.$B93])+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5]&lt;&gt;&quot;&quot;;MAX([.$B$1:.$B94])+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6]&lt;&gt;&quot;&quot;;MAX([.$B$1:.$B95])+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7]&lt;&gt;&quot;&quot;;MAX([.$B$1:.$B96])+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8]&lt;&gt;&quot;&quot;;MAX([.$B$1:.$B97])+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99]&lt;&gt;&quot;&quot;;MAX([.$B$1:.$B98])+1;&quot;&quot;)">
            <text:p/>
          </table:table-cell>
          <table:table-cell table:style-name="ce186" table:number-columns-repeated="6"/>
          <table:table-cell table:number-columns-repeated="27"/>
          <table:table-cell table:style-name="ce403"/>
          <table:table-cell table:number-columns-repeated="988"/>
        </table:table-row>
        <table:table-row table:style-name="ro121">
          <table:table-cell/>
          <table:table-cell table:formula="of:=IF([.$A100]&lt;&gt;&quot;&quot;;MAX([.$B$1:.$B99])+1;&quot;&quot;)">
            <text:p/>
          </table:table-cell>
          <table:table-cell table:style-name="ce186" table:number-columns-repeated="6"/>
          <table:table-cell table:number-columns-repeated="27"/>
          <table:table-cell table:style-name="ce403"/>
          <table:table-cell table:number-columns-repeated="988"/>
        </table:table-row>
        <table:table-row table:style-name="ro121" table:number-rows-repeated="899">
          <table:table-cell table:number-columns-repeated="2"/>
          <table:table-cell table:style-name="ce186" table:number-columns-repeated="6"/>
          <table:table-cell table:number-columns-repeated="27"/>
          <table:table-cell table:style-name="ce403"/>
          <table:table-cell table:number-columns-repeated="988"/>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99"/>
        <table:table-column table:style-name="co18" table:number-columns-repeated="2" table:default-cell-style-name="ce199"/>
        <table:table-column table:style-name="co36" table:default-cell-style-name="ce199"/>
        <table:table-column table:style-name="co37" table:default-cell-style-name="ce199"/>
        <table:table-column table:style-name="co38" table:default-cell-style-name="ce208"/>
        <table:table-column table:style-name="co39" table:default-cell-style-name="ce199"/>
        <table:table-column table:style-name="co38" table:default-cell-style-name="ce208"/>
        <table:table-column table:style-name="co39" table:visibility="collapse" table:default-cell-style-name="ce199"/>
        <table:table-column table:style-name="co38" table:visibility="collapse" table:default-cell-style-name="ce208"/>
        <table:table-column table:style-name="co39" table:visibility="collapse" table:default-cell-style-name="ce199"/>
        <table:table-column table:style-name="co40" table:visibility="collapse" table:default-cell-style-name="ce208"/>
        <table:table-column table:style-name="co41" table:visibility="collapse" table:number-columns-repeated="2" table:default-cell-style-name="ce199"/>
        <table:table-column table:style-name="co18" table:number-columns-repeated="1010" table:default-cell-style-name="ce199"/>
        <table:table-row table:style-name="ro164">
          <table:table-cell table:style-name="ce197" office:value-type="string" calcext:value-type="string">
            <text:p>選択</text:p>
          </table:table-cell>
          <table:table-cell table:style-name="ce200" office:value-type="string" calcext:value-type="string">
            <text:p>検証対象インデックス</text:p>
          </table:table-cell>
          <table:table-cell table:style-name="ce197" office:value-type="string" calcext:value-type="string">
            <text:p>設定項目番号</text:p>
          </table:table-cell>
          <table:table-cell table:style-name="ce197" office:value-type="string" calcext:value-type="string">
            <text:p>非表示にする対象</text:p>
          </table:table-cell>
          <table:table-cell table:style-name="ce197" office:value-type="string" calcext:value-type="string">
            <text:p>設定方法</text:p>
          </table:table-cell>
          <table:table-cell table:style-name="ce197" office:value-type="string" calcext:value-type="string">
            <text:p>設定内容（Firefox 60）</text:p>
          </table:table-cell>
          <table:table-cell table:style-name="ce197" office:value-type="string" calcext:value-type="string">
            <text:p>Firefox 52→60での変更</text:p>
          </table:table-cell>
          <table:table-cell table:style-name="ce197" office:value-type="string" calcext:value-type="string">
            <text:p>設定内容（Firefox 52）</text:p>
          </table:table-cell>
          <table:table-cell table:style-name="ce197" office:value-type="string" calcext:value-type="string">
            <text:p>Firefox 45→52での変更</text:p>
          </table:table-cell>
          <table:table-cell table:style-name="ce197" office:value-type="string" calcext:value-type="string">
            <text:p>設定内容（Firefox 45）</text:p>
          </table:table-cell>
          <table:table-cell table:style-name="ce197" office:value-type="string" calcext:value-type="string">
            <text:p>Firefox 38→45での変更</text:p>
          </table:table-cell>
          <table:table-cell table:style-name="ce197" office:value-type="string" calcext:value-type="string">
            <text:p>設定内容（Firefox 38）</text:p>
          </table:table-cell>
          <table:table-cell table:style-name="ce197" office:value-type="string" calcext:value-type="string">
            <text:p>設定内容（Firefox 31）</text:p>
          </table:table-cell>
          <table:table-cell table:style-name="ce197" office:value-type="string" calcext:value-type="string">
            <text:p>設定内容（Firefox 24）</text:p>
          </table:table-cell>
          <table:table-cell table:style-name="ce197" office:value-type="string" calcext:value-type="string">
            <text:p>検証手順書対応番号</text:p>
          </table:table-cell>
          <table:table-cell table:style-name="ce201" table:number-columns-repeated="1009"/>
        </table:table-row>
        <table:table-row table:style-name="ro59">
          <table:table-cell table:style-name="ce197" table:number-columns-repeated="2"/>
          <table:table-cell table:style-name="ce202" office:value-type="string" calcext:value-type="string">
            <text:p>Hide-1</text:p>
          </table:table-cell>
          <table:table-cell table:style-name="ce202" office:value-type="string" calcext:value-type="string">
            <text:p>設定画面の「セキュリティ」パネル</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text:span text:style-name="T18">「globalChrome.css」互換スクリプト:</text:span></text:p>
            <text:p><text:span text:style-name="T18">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97" table:formula="of:=IF([.F2]=&quot;&quot;;&quot;?&quot;;IF([.F2]=[.H2];&quot;&quot;;IF([.H2]=&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H2]=&quot;&quot;;&quot;?&quot;;IF([.H2]=[.J2];&quot;&quot;;IF([.J2]=&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J2]=&quot;&quot;;&quot;?&quot;;IF([.J2]=[.L2];&quot;&quot;;&quot;○&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lockPref("extensions.hideoptionpane@clear-code.com.browser.paneSecurity.enabled", false);</text:p>
          </table:table-cell>
          <table:table-cell table:style-name="ce211" table:formula="of:=IFERROR(VLOOKUP([.$J2];[$'verify-targets-to-chapters'.$A$1:.$B$999];2;0);IF([.$A2]=&quot;&quot;;&quot;&quot;;&quot;省略&quot;))">
            <text:p/>
          </table:table-cell>
          <table:table-cell table:style-name="ce201" table:number-columns-repeated="1009"/>
        </table:table-row>
        <table:table-row table:style-name="ro165">
          <table:table-cell table:style-name="ce197"/>
          <table:table-cell table:style-name="ce197" table:formula="of:=IF(AND([.$A3]&lt;&gt;&quot;&quot;;NOT(ISNUMBER(FIND(&quot;廃止&quot;;[.$C3]))));MAX([.$B$1:.$B2])+1;&quot;&quot;)">
            <text:p/>
          </table:table-cell>
          <table:table-cell table:style-name="ce202" office:value-type="string" calcext:value-type="string">
            <text:p>Hide-2</text:p>
          </table:table-cell>
          <table:table-cell table:style-name="ce202" office:value-type="string" calcext:value-type="string">
            <text:p>設定画面の「Sync」パネル、サイドバーの「同期タブ」</text:p>
          </table:table-cell>
          <table:table-cell table:style-name="ce202"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205"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97" table:formula="of:=IF([.F3]=&quot;&quot;;&quot;?&quot;;IF([.F3]=[.H3];&quot;&quot;;IF([.H3]=&quot;&quot;;&quot;新規&quot;;&quot;変更あり&quot;)))" office:value-type="string" office:string-value="変更あり" calcext:value-type="string">
            <text:p>変更あり</text:p>
          </table:table-cell>
          <table:table-cell table:style-name="ce197" office:value-type="string" calcext:value-type="string">
            <text:p>-</text:p>
          </table:table-cell>
          <table:table-cell table:style-name="ce197" table:formula="of:=IF([.H3]=&quot;&quot;;&quot;?&quot;;IF([.H3]=[.J3];&quot;&quot;;IF([.J3]=&quot;&quot;;&quot;新規&quot;;&quot;変更あり&quot;)))">
            <text:p/>
          </table:table-cell>
          <table:table-cell table:style-name="ce197" office:value-type="string" calcext:value-type="string">
            <text:p>-</text:p>
          </table:table-cell>
          <table:table-cell table:style-name="ce197" table:formula="of:=IF([.J3]=&quot;&quot;;&quot;?&quot;;IF([.J3]=[.L3];&quot;&quot;;&quot;○&quot;))">
            <text:p/>
          </table:table-cell>
          <table:table-cell table:style-name="ce197" office:value-type="string" calcext:value-type="string">
            <text:p>-</text:p>
          </table:table-cell>
          <table:table-cell table:style-name="ce197" office:value-type="string" calcext:value-type="string">
            <text:p>変更無し</text:p>
          </table:table-cell>
          <table:table-cell table:style-name="ce197" office:value-type="string" calcext:value-type="string">
            <text:p>-</text:p>
          </table:table-cell>
          <table:table-cell table:style-name="ce211" table:formula="of:=IFERROR(VLOOKUP([.$J3];[$'verify-targets-to-chapters'.$A$1:.$B$999];2;0);IF([.$A3]=&quot;&quot;;&quot;&quot;;&quot;省略&quot;))">
            <text:p/>
          </table:table-cell>
          <table:table-cell table:style-name="ce201" table:number-columns-repeated="1009"/>
        </table:table-row>
        <table:table-row table:style-name="ro166">
          <table:table-cell table:style-name="ce197"/>
          <table:table-cell table:style-name="ce197" table:formula="of:=IF(AND([.$A4]&lt;&gt;&quot;&quot;;NOT(ISNUMBER(FIND(&quot;廃止&quot;;[.$C4]))));MAX([.$B$1:.$B3])+1;&quot;&quot;)">
            <text:p/>
          </table:table-cell>
          <table:table-cell table:style-name="ce202" office:value-type="string" calcext:value-type="string">
            <text:p>Hide-3</text:p>
          </table:table-cell>
          <table:table-cell table:style-name="ce202" office:value-type="string" calcext:value-type="string">
            <text:p>設定画面の「ヘルプ」ボタン</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F4]=&quot;&quot;;&quot;?&quot;;IF([.F4]=[.H4];&quot;&quot;;IF([.H4]=&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H4]=&quot;&quot;;&quot;?&quot;;IF([.H4]=[.J4];&quot;&quot;;IF([.J4]=&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J4]=&quot;&quot;;&quot;?&quot;;IF([.J4]=[.L4];&quot;&quot;;&quot;○&quot;))" office:value-type="string" office:string-value="○" calcext:value-type="string">
            <text:p>○</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11" table:formula="of:=IFERROR(VLOOKUP([.$J4];[$'verify-targets-to-chapters'.$A$1:.$B$999];2;0);IF([.$A4]=&quot;&quot;;&quot;&quot;;&quot;省略&quot;))">
            <text:p/>
          </table:table-cell>
          <table:table-cell table:style-name="ce201" table:number-columns-repeated="1009"/>
        </table:table-row>
        <table:table-row table:style-name="ro167">
          <table:table-cell table:style-name="ce197"/>
          <table:table-cell table:style-name="ce197" table:formula="of:=IF(AND([.$A5]&lt;&gt;&quot;&quot;;NOT(ISNUMBER(FIND(&quot;廃止&quot;;[.$C5]))));MAX([.$B$1:.$B4])+1;&quot;&quot;)">
            <text:p/>
          </table:table-cell>
          <table:table-cell table:style-name="ce202" office:value-type="string" calcext:value-type="string">
            <text:p>Hide-4</text:p>
          </table:table-cell>
          <table:table-cell table:style-name="ce202" office:value-type="string" calcext:value-type="string">
            <text:p>ポップアップブロック、アドオンのインストール警告、オフラインデータの許可の編集（Cookie以外の権限に関するサイトごとの権限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97" table:formula="of:=IF([.F5]=&quot;&quot;;&quot;?&quot;;IF([.F5]=[.H5];&quot;&quot;;IF([.H5]=&quot;&quot;;&quot;新規&quot;;&quot;変更あり&quot;)))" office:value-type="string" office:string-value="変更あり" calcext:value-type="string">
            <text:p>変更あり</text:p>
          </table:table-cell>
          <table:table-cell table:style-name="ce19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H5]=&quot;&quot;;&quot;?&quot;;IF([.H5]=[.J5];&quot;&quot;;IF([.J5]=&quot;&quot;;&quot;新規&quot;;&quot;変更あり&quot;)))" office:value-type="string" office:string-value="変更あり" calcext:value-type="string">
            <text:p>変更あり</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J5]=&quot;&quot;;&quot;?&quot;;IF([.J5]=[.L5];&quot;&quot;;&quot;○&quot;))">
            <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11" table:formula="of:=IFERROR(VLOOKUP([.$J5];[$'verify-targets-to-chapters'.$A$1:.$B$999];2;0);IF([.$A5]=&quot;&quot;;&quot;&quot;;&quot;省略&quot;))">
            <text:p/>
          </table:table-cell>
          <table:table-cell table:style-name="ce201" table:number-columns-repeated="1009"/>
        </table:table-row>
        <table:table-row table:style-name="ro168">
          <table:table-cell table:style-name="ce197"/>
          <table:table-cell table:style-name="ce197" table:formula="of:=IF(AND([.$A6]&lt;&gt;&quot;&quot;;NOT(ISNUMBER(FIND(&quot;廃止&quot;;[.$C6]))));MAX([.$B$1:.$B5])+1;&quot;&quot;)">
            <text:p/>
          </table:table-cell>
          <table:table-cell table:style-name="ce202" office:value-type="string" calcext:value-type="string">
            <text:p>Hide-5（廃止）</text:p>
          </table:table-cell>
          <table:table-cell table:style-name="ce202" office:value-type="string" calcext:value-type="string">
            <text:p>サイト別設定マネージャにおける、Cookie以外の権限に関する設定項目</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Firefox 45で廃止</text:p>
          </table:table-cell>
          <table:table-cell table:style-name="ce197" table:formula="of:=IF([.F6]=&quot;&quot;;&quot;?&quot;;IF([.F6]=[.H6];&quot;&quot;;IF([.H6]=&quot;&quot;;&quot;新規&quot;;&quot;変更あり&quot;)))">
            <text:p/>
          </table:table-cell>
          <table:table-cell table:style-name="ce197" office:value-type="string" calcext:value-type="string">
            <text:p>Firefox 45で廃止</text:p>
          </table:table-cell>
          <table:table-cell table:style-name="ce197" table:formula="of:=IF([.H6]=&quot;&quot;;&quot;?&quot;;IF([.H6]=[.J6];&quot;&quot;;IF([.J6]=&quot;&quot;;&quot;新規&quot;;&quot;変更あり&quot;)))" office:value-type="string" office:string-value="変更あり" calcext:value-type="string">
            <text:p>変更あり</text:p>
          </table:table-cell>
          <table:table-cell table:style-name="ce197" office:value-type="string" calcext:value-type="string">
            <text:p>Firefox 45では機能が削除されたため不要</text:p>
          </table:table-cell>
          <table:table-cell table:style-name="ce197" table:formula="of:=IF([.J6]=&quot;&quot;;&quot;?&quot;;IF([.J6]=[.L6];&quot;&quot;;&quot;○&quot;))" office:value-type="string" office:string-value="○" calcext:value-type="string">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text:p>
          </table:table-cell>
          <table:table-cell table:style-name="ce211" table:formula="of:=IFERROR(VLOOKUP([.$J6];[$'verify-targets-to-chapters'.$A$1:.$B$999];2;0);IF([.$A6]=&quot;&quot;;&quot;&quot;;&quot;省略&quot;))">
            <text:p/>
          </table:table-cell>
          <table:table-cell table:style-name="ce201" table:number-columns-repeated="1009"/>
        </table:table-row>
        <table:table-row table:style-name="ro169">
          <table:table-cell table:style-name="ce197"/>
          <table:table-cell table:style-name="ce197" table:formula="of:=IF(AND([.$A7]&lt;&gt;&quot;&quot;;NOT(ISNUMBER(FIND(&quot;廃止&quot;;[.$C7]))));MAX([.$B$1:.$B6])+1;&quot;&quot;)">
            <text:p/>
          </table:table-cell>
          <table:table-cell table:style-name="ce202" office:value-type="string" calcext:value-type="string">
            <text:p>Hide-6</text:p>
          </table:table-cell>
          <table:table-cell table:style-name="ce202" office:value-type="string" calcext:value-type="string">
            <text:p>新しいタブを開くボタン</text:p>
          </table:table-cell>
          <table:table-cell table:style-name="ce202" office:value-type="string" calcext:value-type="string">
            <text:p>1. アドオン「globalChrome.css」互換スクリプトを導入する</text:p>
            <text:p>2. globalChrome.cssで設定を反映する</text:p>
            <text:p/>
            <text:p><text:span text:style-name="T18">・.tabs-new-tab-buttonがタブ右に配置される「＋」ボタンが非表示になってればOK</text:span></text:p>
            <text:p><text:span text:style-name="T18">・#new-tab-buttonはタブを大量に開いて横スクロールするような状態にしないと現れない「＋」ボタンが非表示になっていればOK</text:span></text:p>
            <text:p/>
          </table:table-cell>
          <table:table-cell table:style-name="ce2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F7]=&quot;&quot;;&quot;?&quot;;IF([.F7]=[.H7];&quot;&quot;;IF([.H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H7]=&quot;&quot;;&quot;?&quot;;IF([.H7]=[.J7];&quot;&quot;;IF([.J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J7]=&quot;&quot;;&quot;?&quot;;IF([.J7]=[.L7];&quot;&quot;;&quot;○&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number-columns-repeated="2"/>
          <table:table-cell table:style-name="ce211" table:formula="of:=IFERROR(VLOOKUP([.$J7];[$'verify-targets-to-chapters'.$A$1:.$B$999];2;0);IF([.$A7]=&quot;&quot;;&quot;&quot;;&quot;省略&quot;))">
            <text:p/>
          </table:table-cell>
          <table:table-cell table:style-name="ce201" table:number-columns-repeated="1009"/>
        </table:table-row>
        <table:table-row table:style-name="ro170">
          <table:table-cell table:style-name="ce197"/>
          <table:table-cell table:style-name="ce197" table:formula="of:=IF(AND([.$A8]&lt;&gt;&quot;&quot;;NOT(ISNUMBER(FIND(&quot;廃止&quot;;[.$C8]))));MAX([.$B$1:.$B7])+1;&quot;&quot;)">
            <text:p/>
          </table:table-cell>
          <table:table-cell table:style-name="ce202" office:value-type="string" calcext:value-type="string">
            <text:p>Hide-7</text:p>
          </table:table-cell>
          <table:table-cell table:style-name="ce202" office:value-type="string" calcext:value-type="string">
            <text:p>設定画面内の「タブグループ」グループにおける「新しいウィンドウではなく新しいタブで開く」</text:p>
          </table:table-cell>
          <table:table-cell table:style-name="ce202" office:value-type="string" calcext:value-type="string">
            <text:p>1. アドオン「globalChrome.css」互換スクリプトを導入する</text:p>
            <text:p>2. globalChrome.cssで設定を反映する</text:p>
            <text:p/>
            <text:p><text:span text:style-name="T18">・「設定」-「一般」-「タブグループ」の「新しいウィンドウではなく新しいタブで開く」チェックボックス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F8]=&quot;&quot;;&quot;?&quot;;IF([.F8]=[.H8];&quot;&quot;;IF([.H8]=&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H8]=&quot;&quot;;&quot;?&quot;;IF([.H8]=[.J8];&quot;&quot;;IF([.J8]=&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J8]=&quot;&quot;;&quot;?&quot;;IF([.J8]=[.L8];&quot;&quot;;&quot;○&quot;))">
            <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number-columns-repeated="2"/>
          <table:table-cell table:style-name="ce211" table:formula="of:=IFERROR(VLOOKUP([.$J8];[$'verify-targets-to-chapters'.$A$1:.$B$999];2;0);IF([.$A8]=&quot;&quot;;&quot;&quot;;&quot;省略&quot;))">
            <text:p/>
          </table:table-cell>
          <table:table-cell table:style-name="ce201" table:number-columns-repeated="1009"/>
        </table:table-row>
        <table:table-row table:style-name="ro113">
          <table:table-cell table:style-name="ce197" table:number-columns-repeated="2"/>
          <table:table-cell table:style-name="ce202" office:value-type="string" calcext:value-type="string">
            <text:p>Hide-8（廃止）</text:p>
          </table:table-cell>
          <table:table-cell table:style-name="ce202" office:value-type="string" calcext:value-type="string">
            <text:p>コンテンツ領域のコンテキストメニューおける「デスクトップの背景に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MenuShortcut-55に統合</text:p>
          </table:table-cell>
          <table:table-cell table:style-name="ce197" table:formula="of:=IF([.F9]=&quot;&quot;;&quot;?&quot;;IF([.F9]=[.H9];&quot;&quot;;IF([.H9]=&quot;&quot;;&quot;新規&quot;;&quot;変更あり&quot;)))">
            <text:p/>
          </table:table-cell>
          <table:table-cell table:style-name="ce197" office:value-type="string" calcext:value-type="string">
            <text:p>MenuShortcut-55に統合</text:p>
          </table:table-cell>
          <table:table-cell table:style-name="ce197" table:formula="of:=IF([.H9]=&quot;&quot;;&quot;?&quot;;IF([.H9]=[.J9];&quot;&quot;;IF([.J9]=&quot;&quot;;&quot;新規&quot;;&quot;変更あり&quot;)))">
            <text:p/>
          </table:table-cell>
          <table:table-cell table:style-name="ce197" office:value-type="string" calcext:value-type="string">
            <text:p>MenuShortcut-55に統合</text:p>
          </table:table-cell>
          <table:table-cell table:style-name="ce197" table:formula="of:=IF([.J9]=&quot;&quot;;&quot;?&quot;;IF([.J9]=[.L9];&quot;&quot;;&quot;○&quot;))" office:value-type="string" office:string-value="○" calcext:value-type="string">
            <text:p>○</text:p>
          </table:table-cell>
          <table:table-cell table:style-name="ce19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97" table:number-columns-repeated="2"/>
          <table:table-cell table:style-name="ce211" table:formula="of:=IFERROR(VLOOKUP([.$J9];[$'verify-targets-to-chapters'.$A$1:.$B$999];2;0);IF([.$A9]=&quot;&quot;;&quot;&quot;;&quot;省略&quot;))">
            <text:p/>
          </table:table-cell>
          <table:table-cell table:style-name="ce201" table:number-columns-repeated="1009"/>
        </table:table-row>
        <table:table-row table:style-name="ro171">
          <table:table-cell table:style-name="ce198"/>
          <table:table-cell table:style-name="ce197" table:formula="of:=IF(AND([.$A10]&lt;&gt;&quot;&quot;;NOT(ISNUMBER(FIND(&quot;廃止&quot;;[.$C10]))));MAX([.$B$1:.$B9])+1;&quot;&quot;)">
            <text:p/>
          </table:table-cell>
          <table:table-cell table:style-name="ce202" office:value-type="string" calcext:value-type="string">
            <text:p>Hide-9</text:p>
          </table:table-cell>
          <table:table-cell table:style-name="ce411" office:value-type="string" calcext:value-type="string">
            <text:p>設定画面の「ダウンロード」グループ</text:p>
          </table:table-cell>
          <table:table-cell table:style-name="ce411" office:value-type="string" calcext:value-type="string">
            <text:p>1. アドオン「globalChrome.css」互換スクリプトを導入する</text:p>
            <text:p>2. globalChrome.cssで設定を反映する</text:p>
            <text:p/>
            <text:p><text:span text:style-name="T18">・「設定」-「一般」-「ファイルとプログラム」のダウンロード設定項目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F10]=&quot;&quot;;&quot;?&quot;;IF([.F10]=[.H10];&quot;&quot;;IF([.H10]=&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H10]=&quot;&quot;;&quot;?&quot;;IF([.H10]=[.J10];&quot;&quot;;IF([.J10]=&quot;&quot;;&quot;新規&quot;;&quot;変更あり&quot;)))" office:value-type="string" office:string-value="変更あり" calcext:value-type="string">
            <text:p>変更あり</text:p>
          </table:table-cell>
          <table:table-cell table:style-name="ce19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J10]=&quot;&quot;;&quot;?&quot;;IF([.J10]=[.L10];&quot;&quot;;&quot;○&quot;))">
            <text:p/>
          </table:table-cell>
          <table:table-cell table:style-name="ce21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8" table:number-columns-repeated="2"/>
          <table:table-cell table:style-name="ce211" table:formula="of:=IFERROR(VLOOKUP([.$J10];[$'verify-targets-to-chapters'.$A$1:.$B$999];2;0);IF([.$A10]=&quot;&quot;;&quot;&quot;;&quot;省略&quot;))">
            <text:p/>
          </table:table-cell>
          <table:table-cell table:number-columns-repeated="1009"/>
        </table:table-row>
        <table:table-row table:style-name="ro172">
          <table:table-cell table:style-name="ce198"/>
          <table:table-cell table:style-name="ce197" table:formula="of:=IF(AND([.$A11]&lt;&gt;&quot;&quot;;NOT(ISNUMBER(FIND(&quot;廃止&quot;;[.$C11]))));MAX([.$B$1:.$B10])+1;&quot;&quot;)">
            <text:p/>
          </table:table-cell>
          <table:table-cell table:style-name="ce202" office:value-type="string" calcext:value-type="string">
            <text:p>Hide-10</text:p>
          </table:table-cell>
          <table:table-cell table:style-name="ce202" office:value-type="string" calcext:value-type="string">
            <text:p>ロケーションバーのズーム率表示</text:p>
          </table:table-cell>
          <table:table-cell table:style-name="ce411" office:value-type="string" calcext:value-type="string">
            <text:p>1. アドオン「globalChrome.css」互換スクリプトを導入する</text:p>
            <text:p>2. globalChrome.cssで設定を反映する</text:p>
            <text:p/>
            <text:p><text:span text:style-name="T34">・Ctrl+「-」やCtrl+Shift+「+」で表示されるズーム表示が非表示になっていればOK</text:span></text:p>
            <text:p/>
            <text:p/>
          </table:table-cell>
          <table:table-cell table:style-name="ce206"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F11]=&quot;&quot;;&quot;?&quot;;IF([.F11]=[.H11];&quot;&quot;;IF([.H11]=&quot;&quot;;&quot;新規&quot;;&quot;変更あり&quot;)))">
            <text:p/>
          </table:table-cell>
          <table:table-cell table:style-name="ce209"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H11]=&quot;&quot;;&quot;?&quot;;IF([.H11]=[.J11];&quot;&quot;;IF([.J11]=&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1];[$'verify-targets-to-chapters'.$A$1:.$B$999];2;0);IF([.$A11]=&quot;&quot;;&quot;&quot;;&quot;省略&quot;))">
            <text:p/>
          </table:table-cell>
          <table:table-cell table:number-columns-repeated="1009"/>
        </table:table-row>
        <table:table-row table:style-name="ro173">
          <table:table-cell table:style-name="ce198"/>
          <table:table-cell table:style-name="ce197" table:formula="of:=IF(AND([.$A12]&lt;&gt;&quot;&quot;;NOT(ISNUMBER(FIND(&quot;廃止&quot;;[.$C12]))));MAX([.$B$1:.$B11])+1;&quot;&quot;)">
            <text:p/>
          </table:table-cell>
          <table:table-cell table:style-name="ce202" office:value-type="string" calcext:value-type="string">
            <text:p>Hide-11</text:p>
          </table:table-cell>
          <table:table-cell table:style-name="ce202" office:value-type="string" calcext:value-type="string">
            <text:p>プラグインの実行許可確認における「常に実行を許可する」ボタン</text:p>
          </table:table-cell>
          <table:table-cell table:style-name="ce4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206"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2]=&quot;&quot;;&quot;?&quot;;IF([.F12]=[.H12];&quot;&quot;;IF([.H12]=&quot;&quot;;&quot;新規&quot;;&quot;変更あり&quot;)))" office:value-type="string" office:string-value="変更あり" calcext:value-type="string">
            <text:p>変更あり</text:p>
          </table:table-cell>
          <table:table-cell table:style-name="ce209"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2]=&quot;&quot;;&quot;?&quot;;IF([.H12]=[.J12];&quot;&quot;;IF([.J12]=&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2];[$'verify-targets-to-chapters'.$A$1:.$B$999];2;0);IF([.$A12]=&quot;&quot;;&quot;&quot;;&quot;省略&quot;))">
            <text:p/>
          </table:table-cell>
          <table:table-cell table:number-columns-repeated="1009"/>
        </table:table-row>
        <table:table-row table:style-name="ro174">
          <table:table-cell table:style-name="ce198"/>
          <table:table-cell table:style-name="ce197" table:formula="of:=IF(AND([.$A13]&lt;&gt;&quot;&quot;;NOT(ISNUMBER(FIND(&quot;廃止&quot;;[.$C13]))));MAX([.$B$1:.$B12])+1;&quot;&quot;)">
            <text:p/>
          </table:table-cell>
          <table:table-cell table:style-name="ce202" office:value-type="string" calcext:value-type="string">
            <text:p>Hide-12</text:p>
          </table:table-cell>
          <table:table-cell table:style-name="ce202" office:value-type="string" calcext:value-type="string">
            <text:p>設定画面の「一般」の「Ctrl+Tabで最近使用した順にタブを切り替える」</text:p>
          </table:table-cell>
          <table:table-cell table:style-name="ce411" office:value-type="string" calcext:value-type="string">
            <text:p>1. アドオン「globalChrome.css」互換スクリプトを導入する</text:p>
            <text:p>2. globalChrome.cssで設定を反映する</text:p>
            <text:p/>
            <text:p><text:span text:style-name="T18">・「設定」-「一般」-「タブグループ」の「Ctrl+Tabで最近使用した順にタブを切り替える」チェックボックスが非表示になっていればOK</text:span></text:p>
            <text:p/>
          </table:table-cell>
          <table:table-cell table:style-name="ce206"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3]=&quot;&quot;;&quot;?&quot;;IF([.F13]=[.H13];&quot;&quot;;IF([.H13]=&quot;&quot;;&quot;新規&quot;;&quot;変更あり&quot;)))">
            <text:p/>
          </table:table-cell>
          <table:table-cell table:style-name="ce20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3]=&quot;&quot;;&quot;?&quot;;IF([.H13]=[.J13];&quot;&quot;;IF([.J13]=&quot;&quot;;&quot;新規&quot;;&quot;変更あり&quot;)))" office:value-type="string" office:string-value="新規" calcext:value-type="string">
            <text:p>新規</text:p>
          </table:table-cell>
          <table:table-cell table:number-columns-repeated="5"/>
          <table:table-cell table:style-name="ce211" table:formula="of:=IFERROR(VLOOKUP([.$J13];[$'verify-targets-to-chapters'.$A$1:.$B$999];2;0);IF([.$A13]=&quot;&quot;;&quot;&quot;;&quot;省略&quot;))">
            <text:p/>
          </table:table-cell>
          <table:table-cell table:number-columns-repeated="1009"/>
        </table:table-row>
        <table:table-row table:style-name="ro176">
          <table:table-cell table:style-name="ce198"/>
          <table:table-cell table:style-name="ce201" table:formula="of:=IF([.$A14]&lt;&gt;&quot;&quot;;MAX([.$B$1:.$B13])+1;&quot;&quot;)">
            <text:p/>
          </table:table-cell>
          <table:table-cell table:style-name="ce202" office:value-type="string" calcext:value-type="string">
            <text:p>Hide-13</text:p>
          </table:table-cell>
          <table:table-cell table:style-name="ce202" office:value-type="string" calcext:value-type="string">
            <text:p>タブモーダルダイアログが開かれている間の背景の暗転の禁止</text:p>
          </table:table-cell>
          <table:table-cell table:style-name="ce411"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06"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F14]=&quot;&quot;;&quot;?&quot;;IF([.F14]=[.H14];&quot;&quot;;IF([.H14]=&quot;&quot;;&quot;新規&quot;;&quot;変更あり&quot;)))">
            <text:p/>
          </table:table-cell>
          <table:table-cell table:style-name="ce209"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H14]=&quot;&quot;;&quot;?&quot;;IF([.H14]=[.J14];&quot;&quot;;IF([.J14]=&quot;&quot;;&quot;新規&quot;;&quot;変更あり&quot;)))" office:value-type="string" office:string-value="新規" calcext:value-type="string">
            <text:p>新規</text:p>
          </table:table-cell>
          <table:table-cell table:number-columns-repeated="5"/>
          <table:table-cell table:style-name="ce211" table:formula="of:=IFERROR(VLOOKUP([.$J14];[$'verify-targets-to-chapters'.$A$1:.$B$999];2;0);IF([.$A14]=&quot;&quot;;&quot;&quot;;&quot;省略&quot;))">
            <text:p/>
          </table:table-cell>
          <table:table-cell table:number-columns-repeated="1009"/>
        </table:table-row>
        <table:table-row table:style-name="ro121">
          <table:table-cell/>
          <table:table-cell table:style-name="ce201" table:formula="of:=IF([.$A15]&lt;&gt;&quot;&quot;;MAX([.$B$1:.$B1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16]&lt;&gt;&quot;&quot;;MAX([.$B$1:.$B1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17]&lt;&gt;&quot;&quot;;MAX([.$B$1:.$B1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18]&lt;&gt;&quot;&quot;;MAX([.$B$1:.$B1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19]&lt;&gt;&quot;&quot;;MAX([.$B$1:.$B1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0]&lt;&gt;&quot;&quot;;MAX([.$B$1:.$B1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1]&lt;&gt;&quot;&quot;;MAX([.$B$1:.$B2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2]&lt;&gt;&quot;&quot;;MAX([.$B$1:.$B2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3]&lt;&gt;&quot;&quot;;MAX([.$B$1:.$B2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4]&lt;&gt;&quot;&quot;;MAX([.$B$1:.$B2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5]&lt;&gt;&quot;&quot;;MAX([.$B$1:.$B2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6]&lt;&gt;&quot;&quot;;MAX([.$B$1:.$B2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7]&lt;&gt;&quot;&quot;;MAX([.$B$1:.$B2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8]&lt;&gt;&quot;&quot;;MAX([.$B$1:.$B2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29]&lt;&gt;&quot;&quot;;MAX([.$B$1:.$B2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0]&lt;&gt;&quot;&quot;;MAX([.$B$1:.$B2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1]&lt;&gt;&quot;&quot;;MAX([.$B$1:.$B3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2]&lt;&gt;&quot;&quot;;MAX([.$B$1:.$B3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3]&lt;&gt;&quot;&quot;;MAX([.$B$1:.$B3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4]&lt;&gt;&quot;&quot;;MAX([.$B$1:.$B3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5]&lt;&gt;&quot;&quot;;MAX([.$B$1:.$B3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6]&lt;&gt;&quot;&quot;;MAX([.$B$1:.$B3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7]&lt;&gt;&quot;&quot;;MAX([.$B$1:.$B3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8]&lt;&gt;&quot;&quot;;MAX([.$B$1:.$B3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39]&lt;&gt;&quot;&quot;;MAX([.$B$1:.$B3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0]&lt;&gt;&quot;&quot;;MAX([.$B$1:.$B3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1]&lt;&gt;&quot;&quot;;MAX([.$B$1:.$B4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2]&lt;&gt;&quot;&quot;;MAX([.$B$1:.$B4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3]&lt;&gt;&quot;&quot;;MAX([.$B$1:.$B4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4]&lt;&gt;&quot;&quot;;MAX([.$B$1:.$B4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5]&lt;&gt;&quot;&quot;;MAX([.$B$1:.$B4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6]&lt;&gt;&quot;&quot;;MAX([.$B$1:.$B4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7]&lt;&gt;&quot;&quot;;MAX([.$B$1:.$B4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8]&lt;&gt;&quot;&quot;;MAX([.$B$1:.$B4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49]&lt;&gt;&quot;&quot;;MAX([.$B$1:.$B4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0]&lt;&gt;&quot;&quot;;MAX([.$B$1:.$B4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1]&lt;&gt;&quot;&quot;;MAX([.$B$1:.$B5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2]&lt;&gt;&quot;&quot;;MAX([.$B$1:.$B5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3]&lt;&gt;&quot;&quot;;MAX([.$B$1:.$B5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4]&lt;&gt;&quot;&quot;;MAX([.$B$1:.$B5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5]&lt;&gt;&quot;&quot;;MAX([.$B$1:.$B5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6]&lt;&gt;&quot;&quot;;MAX([.$B$1:.$B5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7]&lt;&gt;&quot;&quot;;MAX([.$B$1:.$B5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8]&lt;&gt;&quot;&quot;;MAX([.$B$1:.$B5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59]&lt;&gt;&quot;&quot;;MAX([.$B$1:.$B5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0]&lt;&gt;&quot;&quot;;MAX([.$B$1:.$B5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1]&lt;&gt;&quot;&quot;;MAX([.$B$1:.$B6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2]&lt;&gt;&quot;&quot;;MAX([.$B$1:.$B6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3]&lt;&gt;&quot;&quot;;MAX([.$B$1:.$B6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4]&lt;&gt;&quot;&quot;;MAX([.$B$1:.$B6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5]&lt;&gt;&quot;&quot;;MAX([.$B$1:.$B6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6]&lt;&gt;&quot;&quot;;MAX([.$B$1:.$B6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7]&lt;&gt;&quot;&quot;;MAX([.$B$1:.$B6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8]&lt;&gt;&quot;&quot;;MAX([.$B$1:.$B6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69]&lt;&gt;&quot;&quot;;MAX([.$B$1:.$B6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0]&lt;&gt;&quot;&quot;;MAX([.$B$1:.$B6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1]&lt;&gt;&quot;&quot;;MAX([.$B$1:.$B7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2]&lt;&gt;&quot;&quot;;MAX([.$B$1:.$B7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3]&lt;&gt;&quot;&quot;;MAX([.$B$1:.$B7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4]&lt;&gt;&quot;&quot;;MAX([.$B$1:.$B7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5]&lt;&gt;&quot;&quot;;MAX([.$B$1:.$B7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6]&lt;&gt;&quot;&quot;;MAX([.$B$1:.$B7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7]&lt;&gt;&quot;&quot;;MAX([.$B$1:.$B7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8]&lt;&gt;&quot;&quot;;MAX([.$B$1:.$B7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79]&lt;&gt;&quot;&quot;;MAX([.$B$1:.$B7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0]&lt;&gt;&quot;&quot;;MAX([.$B$1:.$B7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1]&lt;&gt;&quot;&quot;;MAX([.$B$1:.$B8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2]&lt;&gt;&quot;&quot;;MAX([.$B$1:.$B8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3]&lt;&gt;&quot;&quot;;MAX([.$B$1:.$B8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4]&lt;&gt;&quot;&quot;;MAX([.$B$1:.$B8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5]&lt;&gt;&quot;&quot;;MAX([.$B$1:.$B8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6]&lt;&gt;&quot;&quot;;MAX([.$B$1:.$B8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7]&lt;&gt;&quot;&quot;;MAX([.$B$1:.$B8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8]&lt;&gt;&quot;&quot;;MAX([.$B$1:.$B8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89]&lt;&gt;&quot;&quot;;MAX([.$B$1:.$B8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0]&lt;&gt;&quot;&quot;;MAX([.$B$1:.$B8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1]&lt;&gt;&quot;&quot;;MAX([.$B$1:.$B9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2]&lt;&gt;&quot;&quot;;MAX([.$B$1:.$B9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3]&lt;&gt;&quot;&quot;;MAX([.$B$1:.$B9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4]&lt;&gt;&quot;&quot;;MAX([.$B$1:.$B9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5]&lt;&gt;&quot;&quot;;MAX([.$B$1:.$B9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6]&lt;&gt;&quot;&quot;;MAX([.$B$1:.$B9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7]&lt;&gt;&quot;&quot;;MAX([.$B$1:.$B9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8]&lt;&gt;&quot;&quot;;MAX([.$B$1:.$B9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table-cell/>
          <table:table-cell table:style-name="ce201" table:formula="of:=IF([.$A99]&lt;&gt;&quot;&quot;;MAX([.$B$1:.$B9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1" table:number-rows-repeated="900">
          <table:table-cell table:number-columns-repeated="2"/>
          <table:table-cell table:style-name="ce203" table:number-columns-repeated="3"/>
          <table:table-cell table:style-name="ce207"/>
          <table:table-cell table:number-columns-repeated="8"/>
          <table:table-cell table:style-name="ce212"/>
          <table:table-cell table:number-columns-repeated="1009"/>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21">
          <table:table-cell table:formula="of:=IFERROR(VLOOKUP(ROW();['customization-items'.$B$1:'customization-items'.$C$1055];COLUMN(['customization-items'.$C$1])-COLUMN(['customization-items'.$B$1])+1;0);&quot;&quot;)" office:value-type="string" office:string-value="Install-1-1" calcext:value-type="string">
            <text:p>Install-1-1</text:p>
          </table:table-cell>
        </table:table-row>
        <table:table-row table:style-name="ro121">
          <table:table-cell table:formula="of:=IFERROR(VLOOKUP(ROW();['customization-items'.$B$1:'customization-items'.$C$1055];COLUMN(['customization-items'.$C$1])-COLUMN(['customization-items'.$B$1])+1;0);&quot;&quot;)" office:value-type="string" office:string-value="Install-1-2" calcext:value-type="string">
            <text:p>Install-1-2</text:p>
          </table:table-cell>
        </table:table-row>
        <table:table-row table:style-name="ro121">
          <table:table-cell table:formula="of:=IFERROR(VLOOKUP(ROW();['customization-items'.$B$1:'customization-items'.$C$1055];COLUMN(['customization-items'.$C$1])-COLUMN(['customization-items'.$B$1])+1;0);&quot;&quot;)" office:value-type="string" office:string-value="Install-2-1" calcext:value-type="string">
            <text:p>Install-2-1</text:p>
          </table:table-cell>
        </table:table-row>
        <table:table-row table:style-name="ro121">
          <table:table-cell table:formula="of:=IFERROR(VLOOKUP(ROW();['customization-items'.$B$1:'customization-items'.$C$1055];COLUMN(['customization-items'.$C$1])-COLUMN(['customization-items'.$B$1])+1;0);&quot;&quot;)" office:value-type="string" office:string-value="Install-2-2" calcext:value-type="string">
            <text:p>Install-2-2</text:p>
          </table:table-cell>
        </table:table-row>
        <table:table-row table:style-name="ro121">
          <table:table-cell table:formula="of:=IFERROR(VLOOKUP(ROW();['customization-items'.$B$1:'customization-items'.$C$1055];COLUMN(['customization-items'.$C$1])-COLUMN(['customization-items'.$B$1])+1;0);&quot;&quot;)" office:value-type="string" office:string-value="Install-3-1" calcext:value-type="string">
            <text:p>Install-3-1</text:p>
          </table:table-cell>
        </table:table-row>
        <table:table-row table:style-name="ro121">
          <table:table-cell table:formula="of:=IFERROR(VLOOKUP(ROW();['customization-items'.$B$1:'customization-items'.$C$1055];COLUMN(['customization-items'.$C$1])-COLUMN(['customization-items'.$B$1])+1;0);&quot;&quot;)" office:value-type="string" office:string-value="Install-3-2" calcext:value-type="string">
            <text:p>Install-3-2</text:p>
          </table:table-cell>
        </table:table-row>
        <table:table-row table:style-name="ro121">
          <table:table-cell table:formula="of:=IFERROR(VLOOKUP(ROW();['customization-items'.$B$1:'customization-items'.$C$1055];COLUMN(['customization-items'.$C$1])-COLUMN(['customization-items'.$B$1])+1;0);&quot;&quot;)" office:value-type="string" office:string-value="Install-3-3" calcext:value-type="string">
            <text:p>Install-3-3</text:p>
          </table:table-cell>
        </table:table-row>
        <table:table-row table:style-name="ro121">
          <table:table-cell table:formula="of:=IFERROR(VLOOKUP(ROW();['customization-items'.$B$1:'customization-items'.$C$1055];COLUMN(['customization-items'.$C$1])-COLUMN(['customization-items'.$B$1])+1;0);&quot;&quot;)" office:value-type="string" office:string-value="Install-4-1" calcext:value-type="string">
            <text:p>Install-4-1</text:p>
          </table:table-cell>
        </table:table-row>
        <table:table-row table:style-name="ro121">
          <table:table-cell table:formula="of:=IFERROR(VLOOKUP(ROW();['customization-items'.$B$1:'customization-items'.$C$1055];COLUMN(['customization-items'.$C$1])-COLUMN(['customization-items'.$B$1])+1;0);&quot;&quot;)" office:value-type="string" office:string-value="Install-4-2" calcext:value-type="string">
            <text:p>Install-4-2</text:p>
          </table:table-cell>
        </table:table-row>
        <table:table-row table:style-name="ro121">
          <table:table-cell table:formula="of:=IFERROR(VLOOKUP(ROW();['customization-items'.$B$1:'customization-items'.$C$1055];COLUMN(['customization-items'.$C$1])-COLUMN(['customization-items'.$B$1])+1;0);&quot;&quot;)" office:value-type="string" office:string-value="Install-5-1" calcext:value-type="string">
            <text:p>Install-5-1</text:p>
          </table:table-cell>
        </table:table-row>
        <table:table-row table:style-name="ro121">
          <table:table-cell table:formula="of:=IFERROR(VLOOKUP(ROW();['customization-items'.$B$1:'customization-items'.$C$1055];COLUMN(['customization-items'.$C$1])-COLUMN(['customization-items'.$B$1])+1;0);&quot;&quot;)" office:value-type="string" office:string-value="Install-5-2" calcext:value-type="string">
            <text:p>Install-5-2</text:p>
          </table:table-cell>
        </table:table-row>
        <table:table-row table:style-name="ro121">
          <table:table-cell table:formula="of:=IFERROR(VLOOKUP(ROW();['customization-items'.$B$1:'customization-items'.$C$1055];COLUMN(['customization-items'.$C$1])-COLUMN(['customization-items'.$B$1])+1;0);&quot;&quot;)" office:value-type="string" office:string-value="Install-6-1" calcext:value-type="string">
            <text:p>Install-6-1</text:p>
          </table:table-cell>
        </table:table-row>
        <table:table-row table:style-name="ro121">
          <table:table-cell table:formula="of:=IFERROR(VLOOKUP(ROW();['customization-items'.$B$1:'customization-items'.$C$1055];COLUMN(['customization-items'.$C$1])-COLUMN(['customization-items'.$B$1])+1;0);&quot;&quot;)" office:value-type="string" office:string-value="Install-6-2" calcext:value-type="string">
            <text:p>Install-6-2</text:p>
          </table:table-cell>
        </table:table-row>
        <table:table-row table:style-name="ro121">
          <table:table-cell table:formula="of:=IFERROR(VLOOKUP(ROW();['customization-items'.$B$1:'customization-items'.$C$1055];COLUMN(['customization-items'.$C$1])-COLUMN(['customization-items'.$B$1])+1;0);&quot;&quot;)" office:value-type="string" office:string-value="Install-7-1" calcext:value-type="string">
            <text:p>Install-7-1</text:p>
          </table:table-cell>
        </table:table-row>
        <table:table-row table:style-name="ro121">
          <table:table-cell table:formula="of:=IFERROR(VLOOKUP(ROW();['customization-items'.$B$1:'customization-items'.$C$1055];COLUMN(['customization-items'.$C$1])-COLUMN(['customization-items'.$B$1])+1;0);&quot;&quot;)" office:value-type="string" office:string-value="Install-7-2" calcext:value-type="string">
            <text:p>Install-7-2</text:p>
          </table:table-cell>
        </table:table-row>
        <table:table-row table:style-name="ro121">
          <table:table-cell table:formula="of:=IFERROR(VLOOKUP(ROW();['customization-items'.$B$1:'customization-items'.$C$1055];COLUMN(['customization-items'.$C$1])-COLUMN(['customization-items'.$B$1])+1;0);&quot;&quot;)" office:value-type="string" office:string-value="Install-8-1" calcext:value-type="string">
            <text:p>Install-8-1</text:p>
          </table:table-cell>
        </table:table-row>
        <table:table-row table:style-name="ro121">
          <table:table-cell table:formula="of:=IFERROR(VLOOKUP(ROW();['customization-items'.$B$1:'customization-items'.$C$1055];COLUMN(['customization-items'.$C$1])-COLUMN(['customization-items'.$B$1])+1;0);&quot;&quot;)" office:value-type="string" office:string-value="Install-8-2" calcext:value-type="string">
            <text:p>Install-8-2</text:p>
          </table:table-cell>
        </table:table-row>
        <table:table-row table:style-name="ro121">
          <table:table-cell table:formula="of:=IFERROR(VLOOKUP(ROW();['customization-items'.$B$1:'customization-items'.$C$1055];COLUMN(['customization-items'.$C$1])-COLUMN(['customization-items'.$B$1])+1;0);&quot;&quot;)" office:value-type="string" office:string-value="Install-9-1" calcext:value-type="string">
            <text:p>Install-9-1</text:p>
          </table:table-cell>
        </table:table-row>
        <table:table-row table:style-name="ro121">
          <table:table-cell table:formula="of:=IFERROR(VLOOKUP(ROW();['customization-items'.$B$1:'customization-items'.$C$1055];COLUMN(['customization-items'.$C$1])-COLUMN(['customization-items'.$B$1])+1;0);&quot;&quot;)" office:value-type="string" office:string-value="Install-9-2" calcext:value-type="string">
            <text:p>Install-9-2</text:p>
          </table:table-cell>
        </table:table-row>
        <table:table-row table:style-name="ro121">
          <table:table-cell table:formula="of:=IFERROR(VLOOKUP(ROW();['customization-items'.$B$1:'customization-items'.$C$1055];COLUMN(['customization-items'.$C$1])-COLUMN(['customization-items'.$B$1])+1;0);&quot;&quot;)" office:value-type="string" office:string-value="Install-10-1" calcext:value-type="string">
            <text:p>Install-10-1</text:p>
          </table:table-cell>
        </table:table-row>
        <table:table-row table:style-name="ro121">
          <table:table-cell table:formula="of:=IFERROR(VLOOKUP(ROW();['customization-items'.$B$1:'customization-items'.$C$1055];COLUMN(['customization-items'.$C$1])-COLUMN(['customization-items'.$B$1])+1;0);&quot;&quot;)" office:value-type="string" office:string-value="Install-10-2" calcext:value-type="string">
            <text:p>Install-10-2</text:p>
          </table:table-cell>
        </table:table-row>
        <table:table-row table:style-name="ro121">
          <table:table-cell table:formula="of:=IFERROR(VLOOKUP(ROW();['customization-items'.$B$1:'customization-items'.$C$1055];COLUMN(['customization-items'.$C$1])-COLUMN(['customization-items'.$B$1])+1;0);&quot;&quot;)" office:value-type="string" office:string-value="Install-10-3" calcext:value-type="string">
            <text:p>Install-10-3</text:p>
          </table:table-cell>
        </table:table-row>
        <table:table-row table:style-name="ro121">
          <table:table-cell table:formula="of:=IFERROR(VLOOKUP(ROW();['customization-items'.$B$1:'customization-items'.$C$1055];COLUMN(['customization-items'.$C$1])-COLUMN(['customization-items'.$B$1])+1;0);&quot;&quot;)" office:value-type="string" office:string-value="Install-11-1" calcext:value-type="string">
            <text:p>Install-11-1</text:p>
          </table:table-cell>
        </table:table-row>
        <table:table-row table:style-name="ro121">
          <table:table-cell table:formula="of:=IFERROR(VLOOKUP(ROW();['customization-items'.$B$1:'customization-items'.$C$1055];COLUMN(['customization-items'.$C$1])-COLUMN(['customization-items'.$B$1])+1;0);&quot;&quot;)" office:value-type="string" office:string-value="Install-11-2" calcext:value-type="string">
            <text:p>Install-11-2</text:p>
          </table:table-cell>
        </table:table-row>
        <table:table-row table:style-name="ro121">
          <table:table-cell table:formula="of:=IFERROR(VLOOKUP(ROW();['customization-items'.$B$1:'customization-items'.$C$1055];COLUMN(['customization-items'.$C$1])-COLUMN(['customization-items'.$B$1])+1;0);&quot;&quot;)" office:value-type="string" office:string-value="Application-1-1" calcext:value-type="string">
            <text:p>Application-1-1</text:p>
          </table:table-cell>
        </table:table-row>
        <table:table-row table:style-name="ro121">
          <table:table-cell table:formula="of:=IFERROR(VLOOKUP(ROW();['customization-items'.$B$1:'customization-items'.$C$1055];COLUMN(['customization-items'.$C$1])-COLUMN(['customization-items'.$B$1])+1;0);&quot;&quot;)" office:value-type="string" office:string-value="Application-1-2" calcext:value-type="string">
            <text:p>Application-1-2</text:p>
          </table:table-cell>
        </table:table-row>
        <table:table-row table:style-name="ro121">
          <table:table-cell table:formula="of:=IFERROR(VLOOKUP(ROW();['customization-items'.$B$1:'customization-items'.$C$1055];COLUMN(['customization-items'.$C$1])-COLUMN(['customization-items'.$B$1])+1;0);&quot;&quot;)" office:value-type="string" office:string-value="Application-1-3" calcext:value-type="string">
            <text:p>Application-1-3</text:p>
          </table:table-cell>
        </table:table-row>
        <table:table-row table:style-name="ro121">
          <table:table-cell table:formula="of:=IFERROR(VLOOKUP(ROW();['customization-items'.$B$1:'customization-items'.$C$1055];COLUMN(['customization-items'.$C$1])-COLUMN(['customization-items'.$B$1])+1;0);&quot;&quot;)" office:value-type="string" office:string-value="Application-2-1" calcext:value-type="string">
            <text:p>Application-2-1</text:p>
          </table:table-cell>
        </table:table-row>
        <table:table-row table:style-name="ro121">
          <table:table-cell table:formula="of:=IFERROR(VLOOKUP(ROW();['customization-items'.$B$1:'customization-items'.$C$1055];COLUMN(['customization-items'.$C$1])-COLUMN(['customization-items'.$B$1])+1;0);&quot;&quot;)" office:value-type="string" office:string-value="Application-2-2" calcext:value-type="string">
            <text:p>Application-2-2</text:p>
          </table:table-cell>
        </table:table-row>
        <table:table-row table:style-name="ro121">
          <table:table-cell table:formula="of:=IFERROR(VLOOKUP(ROW();['customization-items'.$B$1:'customization-items'.$C$1055];COLUMN(['customization-items'.$C$1])-COLUMN(['customization-items'.$B$1])+1;0);&quot;&quot;)" office:value-type="string" office:string-value="Application-2-3" calcext:value-type="string">
            <text:p>Application-2-3</text:p>
          </table:table-cell>
        </table:table-row>
        <table:table-row table:style-name="ro121">
          <table:table-cell table:formula="of:=IFERROR(VLOOKUP(ROW();['customization-items'.$B$1:'customization-items'.$C$1055];COLUMN(['customization-items'.$C$1])-COLUMN(['customization-items'.$B$1])+1;0);&quot;&quot;)" office:value-type="string" office:string-value="Application-3-1" calcext:value-type="string">
            <text:p>Application-3-1</text:p>
          </table:table-cell>
        </table:table-row>
        <table:table-row table:style-name="ro121">
          <table:table-cell table:formula="of:=IFERROR(VLOOKUP(ROW();['customization-items'.$B$1:'customization-items'.$C$1055];COLUMN(['customization-items'.$C$1])-COLUMN(['customization-items'.$B$1])+1;0);&quot;&quot;)" office:value-type="string" office:string-value="Application-3-2" calcext:value-type="string">
            <text:p>Application-3-2</text:p>
          </table:table-cell>
        </table:table-row>
        <table:table-row table:style-name="ro121">
          <table:table-cell table:formula="of:=IFERROR(VLOOKUP(ROW();['customization-items'.$B$1:'customization-items'.$C$1055];COLUMN(['customization-items'.$C$1])-COLUMN(['customization-items'.$B$1])+1;0);&quot;&quot;)" office:value-type="string" office:string-value="Application-4-1" calcext:value-type="string">
            <text:p>Application-4-1</text:p>
          </table:table-cell>
        </table:table-row>
        <table:table-row table:style-name="ro121">
          <table:table-cell table:formula="of:=IFERROR(VLOOKUP(ROW();['customization-items'.$B$1:'customization-items'.$C$1055];COLUMN(['customization-items'.$C$1])-COLUMN(['customization-items'.$B$1])+1;0);&quot;&quot;)" office:value-type="string" office:string-value="Application-4-2" calcext:value-type="string">
            <text:p>Application-4-2</text:p>
          </table:table-cell>
        </table:table-row>
        <table:table-row table:style-name="ro121">
          <table:table-cell table:formula="of:=IFERROR(VLOOKUP(ROW();['customization-items'.$B$1:'customization-items'.$C$1055];COLUMN(['customization-items'.$C$1])-COLUMN(['customization-items'.$B$1])+1;0);&quot;&quot;)" office:value-type="string" office:string-value="Application-5-1" calcext:value-type="string">
            <text:p>Application-5-1</text:p>
          </table:table-cell>
        </table:table-row>
        <table:table-row table:style-name="ro121">
          <table:table-cell table:formula="of:=IFERROR(VLOOKUP(ROW();['customization-items'.$B$1:'customization-items'.$C$1055];COLUMN(['customization-items'.$C$1])-COLUMN(['customization-items'.$B$1])+1;0);&quot;&quot;)" office:value-type="string" office:string-value="Application-5-2" calcext:value-type="string">
            <text:p>Application-5-2</text:p>
          </table:table-cell>
        </table:table-row>
        <table:table-row table:style-name="ro121">
          <table:table-cell table:formula="of:=IFERROR(VLOOKUP(ROW();['customization-items'.$B$1:'customization-items'.$C$1055];COLUMN(['customization-items'.$C$1])-COLUMN(['customization-items'.$B$1])+1;0);&quot;&quot;)" office:value-type="string" office:string-value="Application-6-1" calcext:value-type="string">
            <text:p>Application-6-1</text:p>
          </table:table-cell>
        </table:table-row>
        <table:table-row table:style-name="ro121">
          <table:table-cell table:formula="of:=IFERROR(VLOOKUP(ROW();['customization-items'.$B$1:'customization-items'.$C$1055];COLUMN(['customization-items'.$C$1])-COLUMN(['customization-items'.$B$1])+1;0);&quot;&quot;)" office:value-type="string" office:string-value="Application-6-2" calcext:value-type="string">
            <text:p>Application-6-2</text:p>
          </table:table-cell>
        </table:table-row>
        <table:table-row table:style-name="ro121">
          <table:table-cell table:formula="of:=IFERROR(VLOOKUP(ROW();['customization-items'.$B$1:'customization-items'.$C$1055];COLUMN(['customization-items'.$C$1])-COLUMN(['customization-items'.$B$1])+1;0);&quot;&quot;)" office:value-type="string" office:string-value="Application-7-1" calcext:value-type="string">
            <text:p>Application-7-1</text:p>
          </table:table-cell>
        </table:table-row>
        <table:table-row table:style-name="ro121">
          <table:table-cell table:formula="of:=IFERROR(VLOOKUP(ROW();['customization-items'.$B$1:'customization-items'.$C$1055];COLUMN(['customization-items'.$C$1])-COLUMN(['customization-items'.$B$1])+1;0);&quot;&quot;)" office:value-type="string" office:string-value="Application-7-2" calcext:value-type="string">
            <text:p>Application-7-2</text:p>
          </table:table-cell>
        </table:table-row>
        <table:table-row table:style-name="ro121">
          <table:table-cell table:formula="of:=IFERROR(VLOOKUP(ROW();['customization-items'.$B$1:'customization-items'.$C$1055];COLUMN(['customization-items'.$C$1])-COLUMN(['customization-items'.$B$1])+1;0);&quot;&quot;)" office:value-type="string" office:string-value="Application-7-3" calcext:value-type="string">
            <text:p>Application-7-3</text:p>
          </table:table-cell>
        </table:table-row>
        <table:table-row table:style-name="ro121">
          <table:table-cell table:formula="of:=IFERROR(VLOOKUP(ROW();['customization-items'.$B$1:'customization-items'.$C$1055];COLUMN(['customization-items'.$C$1])-COLUMN(['customization-items'.$B$1])+1;0);&quot;&quot;)" office:value-type="string" office:string-value="Admin-1-1" calcext:value-type="string">
            <text:p>Admin-1-1</text:p>
          </table:table-cell>
        </table:table-row>
        <table:table-row table:style-name="ro121">
          <table:table-cell table:formula="of:=IFERROR(VLOOKUP(ROW();['customization-items'.$B$1:'customization-items'.$C$1055];COLUMN(['customization-items'.$C$1])-COLUMN(['customization-items'.$B$1])+1;0);&quot;&quot;)" office:value-type="string" office:string-value="Admin-1-2" calcext:value-type="string">
            <text:p>Admin-1-2</text:p>
          </table:table-cell>
        </table:table-row>
        <table:table-row table:style-name="ro121">
          <table:table-cell table:formula="of:=IFERROR(VLOOKUP(ROW();['customization-items'.$B$1:'customization-items'.$C$1055];COLUMN(['customization-items'.$C$1])-COLUMN(['customization-items'.$B$1])+1;0);&quot;&quot;)" office:value-type="string" office:string-value="Admin-1-3" calcext:value-type="string">
            <text:p>Admin-1-3</text:p>
          </table:table-cell>
        </table:table-row>
        <table:table-row table:style-name="ro121">
          <table:table-cell table:formula="of:=IFERROR(VLOOKUP(ROW();['customization-items'.$B$1:'customization-items'.$C$1055];COLUMN(['customization-items'.$C$1])-COLUMN(['customization-items'.$B$1])+1;0);&quot;&quot;)" office:value-type="string" office:string-value="Admin-2-1" calcext:value-type="string">
            <text:p>Admin-2-1</text:p>
          </table:table-cell>
        </table:table-row>
        <table:table-row table:style-name="ro121">
          <table:table-cell table:formula="of:=IFERROR(VLOOKUP(ROW();['customization-items'.$B$1:'customization-items'.$C$1055];COLUMN(['customization-items'.$C$1])-COLUMN(['customization-items'.$B$1])+1;0);&quot;&quot;)" office:value-type="string" office:string-value="Admin-2-2" calcext:value-type="string">
            <text:p>Admin-2-2</text:p>
          </table:table-cell>
        </table:table-row>
        <table:table-row table:style-name="ro121">
          <table:table-cell table:formula="of:=IFERROR(VLOOKUP(ROW();['customization-items'.$B$1:'customization-items'.$C$1055];COLUMN(['customization-items'.$C$1])-COLUMN(['customization-items'.$B$1])+1;0);&quot;&quot;)" office:value-type="string" office:string-value="Admin-5-1" calcext:value-type="string">
            <text:p>Admin-5-1</text:p>
          </table:table-cell>
        </table:table-row>
        <table:table-row table:style-name="ro121">
          <table:table-cell table:formula="of:=IFERROR(VLOOKUP(ROW();['customization-items'.$B$1:'customization-items'.$C$1055];COLUMN(['customization-items'.$C$1])-COLUMN(['customization-items'.$B$1])+1;0);&quot;&quot;)" office:value-type="string" office:string-value="Admin-5-2" calcext:value-type="string">
            <text:p>Admin-5-2</text:p>
          </table:table-cell>
        </table:table-row>
        <table:table-row table:style-name="ro121">
          <table:table-cell table:formula="of:=IFERROR(VLOOKUP(ROW();['customization-items'.$B$1:'customization-items'.$C$1055];COLUMN(['customization-items'.$C$1])-COLUMN(['customization-items'.$B$1])+1;0);&quot;&quot;)" office:value-type="string" office:string-value="Security-1-2" calcext:value-type="string">
            <text:p>Security-1-2</text:p>
          </table:table-cell>
        </table:table-row>
        <table:table-row table:style-name="ro121">
          <table:table-cell table:formula="of:=IFERROR(VLOOKUP(ROW();['customization-items'.$B$1:'customization-items'.$C$1055];COLUMN(['customization-items'.$C$1])-COLUMN(['customization-items'.$B$1])+1;0);&quot;&quot;)" office:value-type="string" office:string-value="Security-1-3" calcext:value-type="string">
            <text:p>Security-1-3</text:p>
          </table:table-cell>
        </table:table-row>
        <table:table-row table:style-name="ro121">
          <table:table-cell table:formula="of:=IFERROR(VLOOKUP(ROW();['customization-items'.$B$1:'customization-items'.$C$1055];COLUMN(['customization-items'.$C$1])-COLUMN(['customization-items'.$B$1])+1;0);&quot;&quot;)" office:value-type="string" office:string-value="Security-3-1" calcext:value-type="string">
            <text:p>Security-3-1</text:p>
          </table:table-cell>
        </table:table-row>
        <table:table-row table:style-name="ro121">
          <table:table-cell table:formula="of:=IFERROR(VLOOKUP(ROW();['customization-items'.$B$1:'customization-items'.$C$1055];COLUMN(['customization-items'.$C$1])-COLUMN(['customization-items'.$B$1])+1;0);&quot;&quot;)" office:value-type="string" office:string-value="Security-3-2" calcext:value-type="string">
            <text:p>Security-3-2</text:p>
          </table:table-cell>
        </table:table-row>
        <table:table-row table:style-name="ro121">
          <table:table-cell table:formula="of:=IFERROR(VLOOKUP(ROW();['customization-items'.$B$1:'customization-items'.$C$1055];COLUMN(['customization-items'.$C$1])-COLUMN(['customization-items'.$B$1])+1;0);&quot;&quot;)" office:value-type="string" office:string-value="Security-3-6" calcext:value-type="string">
            <text:p>Security-3-6</text:p>
          </table:table-cell>
        </table:table-row>
        <table:table-row table:style-name="ro121">
          <table:table-cell table:formula="of:=IFERROR(VLOOKUP(ROW();['customization-items'.$B$1:'customization-items'.$C$1055];COLUMN(['customization-items'.$C$1])-COLUMN(['customization-items'.$B$1])+1;0);&quot;&quot;)" office:value-type="string" office:string-value="Security-3-3" calcext:value-type="string">
            <text:p>Security-3-3</text:p>
          </table:table-cell>
        </table:table-row>
        <table:table-row table:style-name="ro121">
          <table:table-cell table:formula="of:=IFERROR(VLOOKUP(ROW();['customization-items'.$B$1:'customization-items'.$C$1055];COLUMN(['customization-items'.$C$1])-COLUMN(['customization-items'.$B$1])+1;0);&quot;&quot;)" office:value-type="string" office:string-value="Security-3-4" calcext:value-type="string">
            <text:p>Security-3-4</text:p>
          </table:table-cell>
        </table:table-row>
        <table:table-row table:style-name="ro121">
          <table:table-cell table:formula="of:=IFERROR(VLOOKUP(ROW();['customization-items'.$B$1:'customization-items'.$C$1055];COLUMN(['customization-items'.$C$1])-COLUMN(['customization-items'.$B$1])+1;0);&quot;&quot;)" office:value-type="string" office:string-value="Security-4-1" calcext:value-type="string">
            <text:p>Security-4-1</text:p>
          </table:table-cell>
        </table:table-row>
        <table:table-row table:style-name="ro121">
          <table:table-cell table:formula="of:=IFERROR(VLOOKUP(ROW();['customization-items'.$B$1:'customization-items'.$C$1055];COLUMN(['customization-items'.$C$1])-COLUMN(['customization-items'.$B$1])+1;0);&quot;&quot;)" office:value-type="string" office:string-value="Security-4-2" calcext:value-type="string">
            <text:p>Security-4-2</text:p>
          </table:table-cell>
        </table:table-row>
        <table:table-row table:style-name="ro121">
          <table:table-cell table:formula="of:=IFERROR(VLOOKUP(ROW();['customization-items'.$B$1:'customization-items'.$C$1055];COLUMN(['customization-items'.$C$1])-COLUMN(['customization-items'.$B$1])+1;0);&quot;&quot;)" office:value-type="string" office:string-value="Security-4-6" calcext:value-type="string">
            <text:p>Security-4-6</text:p>
          </table:table-cell>
        </table:table-row>
        <table:table-row table:style-name="ro121">
          <table:table-cell table:formula="of:=IFERROR(VLOOKUP(ROW();['customization-items'.$B$1:'customization-items'.$C$1055];COLUMN(['customization-items'.$C$1])-COLUMN(['customization-items'.$B$1])+1;0);&quot;&quot;)" office:value-type="string" office:string-value="Security-4-3" calcext:value-type="string">
            <text:p>Security-4-3</text:p>
          </table:table-cell>
        </table:table-row>
        <table:table-row table:style-name="ro121">
          <table:table-cell table:formula="of:=IFERROR(VLOOKUP(ROW();['customization-items'.$B$1:'customization-items'.$C$1055];COLUMN(['customization-items'.$C$1])-COLUMN(['customization-items'.$B$1])+1;0);&quot;&quot;)" office:value-type="string" office:string-value="Security-4-4" calcext:value-type="string">
            <text:p>Security-4-4</text:p>
          </table:table-cell>
        </table:table-row>
        <table:table-row table:style-name="ro121">
          <table:table-cell table:formula="of:=IFERROR(VLOOKUP(ROW();['customization-items'.$B$1:'customization-items'.$C$1055];COLUMN(['customization-items'.$C$1])-COLUMN(['customization-items'.$B$1])+1;0);&quot;&quot;)" office:value-type="string" office:string-value="Security-5-1" calcext:value-type="string">
            <text:p>Security-5-1</text:p>
          </table:table-cell>
        </table:table-row>
        <table:table-row table:style-name="ro121">
          <table:table-cell table:formula="of:=IFERROR(VLOOKUP(ROW();['customization-items'.$B$1:'customization-items'.$C$1055];COLUMN(['customization-items'.$C$1])-COLUMN(['customization-items'.$B$1])+1;0);&quot;&quot;)" office:value-type="string" office:string-value="Security-5-2" calcext:value-type="string">
            <text:p>Security-5-2</text:p>
          </table:table-cell>
        </table:table-row>
        <table:table-row table:style-name="ro121">
          <table:table-cell table:formula="of:=IFERROR(VLOOKUP(ROW();['customization-items'.$B$1:'customization-items'.$C$1055];COLUMN(['customization-items'.$C$1])-COLUMN(['customization-items'.$B$1])+1;0);&quot;&quot;)" office:value-type="string" office:string-value="Security-6-1" calcext:value-type="string">
            <text:p>Security-6-1</text:p>
          </table:table-cell>
        </table:table-row>
        <table:table-row table:style-name="ro121">
          <table:table-cell table:formula="of:=IFERROR(VLOOKUP(ROW();['customization-items'.$B$1:'customization-items'.$C$1055];COLUMN(['customization-items'.$C$1])-COLUMN(['customization-items'.$B$1])+1;0);&quot;&quot;)" office:value-type="string" office:string-value="Security-6-2" calcext:value-type="string">
            <text:p>Security-6-2</text:p>
          </table:table-cell>
        </table:table-row>
        <table:table-row table:style-name="ro121">
          <table:table-cell table:formula="of:=IFERROR(VLOOKUP(ROW();['customization-items'.$B$1:'customization-items'.$C$1055];COLUMN(['customization-items'.$C$1])-COLUMN(['customization-items'.$B$1])+1;0);&quot;&quot;)" office:value-type="string" office:string-value="Security-8-1" calcext:value-type="string">
            <text:p>Security-8-1</text:p>
          </table:table-cell>
        </table:table-row>
        <table:table-row table:style-name="ro121">
          <table:table-cell table:formula="of:=IFERROR(VLOOKUP(ROW();['customization-items'.$B$1:'customization-items'.$C$1055];COLUMN(['customization-items'.$C$1])-COLUMN(['customization-items'.$B$1])+1;0);&quot;&quot;)" office:value-type="string" office:string-value="Security-8-2" calcext:value-type="string">
            <text:p>Security-8-2</text:p>
          </table:table-cell>
        </table:table-row>
        <table:table-row table:style-name="ro121">
          <table:table-cell table:formula="of:=IFERROR(VLOOKUP(ROW();['customization-items'.$B$1:'customization-items'.$C$1055];COLUMN(['customization-items'.$C$1])-COLUMN(['customization-items'.$B$1])+1;0);&quot;&quot;)" office:value-type="string" office:string-value="Security-9-1" calcext:value-type="string">
            <text:p>Security-9-1</text:p>
          </table:table-cell>
        </table:table-row>
        <table:table-row table:style-name="ro121">
          <table:table-cell table:formula="of:=IFERROR(VLOOKUP(ROW();['customization-items'.$B$1:'customization-items'.$C$1055];COLUMN(['customization-items'.$C$1])-COLUMN(['customization-items'.$B$1])+1;0);&quot;&quot;)" office:value-type="string" office:string-value="Security-9-2" calcext:value-type="string">
            <text:p>Security-9-2</text:p>
          </table:table-cell>
        </table:table-row>
        <table:table-row table:style-name="ro121">
          <table:table-cell table:formula="of:=IFERROR(VLOOKUP(ROW();['customization-items'.$B$1:'customization-items'.$C$1055];COLUMN(['customization-items'.$C$1])-COLUMN(['customization-items'.$B$1])+1;0);&quot;&quot;)" office:value-type="string" office:string-value="Security-9-3" calcext:value-type="string">
            <text:p>Security-9-3</text:p>
          </table:table-cell>
        </table:table-row>
        <table:table-row table:style-name="ro121">
          <table:table-cell table:formula="of:=IFERROR(VLOOKUP(ROW();['customization-items'.$B$1:'customization-items'.$C$1055];COLUMN(['customization-items'.$C$1])-COLUMN(['customization-items'.$B$1])+1;0);&quot;&quot;)" office:value-type="string" office:string-value="Security-12-1" calcext:value-type="string">
            <text:p>Security-12-1</text:p>
          </table:table-cell>
        </table:table-row>
        <table:table-row table:style-name="ro121">
          <table:table-cell table:formula="of:=IFERROR(VLOOKUP(ROW();['customization-items'.$B$1:'customization-items'.$C$1055];COLUMN(['customization-items'.$C$1])-COLUMN(['customization-items'.$B$1])+1;0);&quot;&quot;)" office:value-type="string" office:string-value="Security-12-3" calcext:value-type="string">
            <text:p>Security-12-3</text:p>
          </table:table-cell>
        </table:table-row>
        <table:table-row table:style-name="ro121">
          <table:table-cell table:formula="of:=IFERROR(VLOOKUP(ROW();['customization-items'.$B$1:'customization-items'.$C$1055];COLUMN(['customization-items'.$C$1])-COLUMN(['customization-items'.$B$1])+1;0);&quot;&quot;)" office:value-type="string" office:string-value="Security-13-1" calcext:value-type="string">
            <text:p>Security-13-1</text:p>
          </table:table-cell>
        </table:table-row>
        <table:table-row table:style-name="ro121">
          <table:table-cell table:formula="of:=IFERROR(VLOOKUP(ROW();['customization-items'.$B$1:'customization-items'.$C$1055];COLUMN(['customization-items'.$C$1])-COLUMN(['customization-items'.$B$1])+1;0);&quot;&quot;)" office:value-type="string" office:string-value="Security-13-2" calcext:value-type="string">
            <text:p>Security-13-2</text:p>
          </table:table-cell>
        </table:table-row>
        <table:table-row table:style-name="ro121">
          <table:table-cell table:formula="of:=IFERROR(VLOOKUP(ROW();['customization-items'.$B$1:'customization-items'.$C$1055];COLUMN(['customization-items'.$C$1])-COLUMN(['customization-items'.$B$1])+1;0);&quot;&quot;)" office:value-type="string" office:string-value="Security-14-1" calcext:value-type="string">
            <text:p>Security-14-1</text:p>
          </table:table-cell>
        </table:table-row>
        <table:table-row table:style-name="ro121">
          <table:table-cell table:formula="of:=IFERROR(VLOOKUP(ROW();['customization-items'.$B$1:'customization-items'.$C$1055];COLUMN(['customization-items'.$C$1])-COLUMN(['customization-items'.$B$1])+1;0);&quot;&quot;)" office:value-type="string" office:string-value="Security-14-2" calcext:value-type="string">
            <text:p>Security-14-2</text:p>
          </table:table-cell>
        </table:table-row>
        <table:table-row table:style-name="ro121">
          <table:table-cell table:formula="of:=IFERROR(VLOOKUP(ROW();['customization-items'.$B$1:'customization-items'.$C$1055];COLUMN(['customization-items'.$C$1])-COLUMN(['customization-items'.$B$1])+1;0);&quot;&quot;)" office:value-type="string" office:string-value="Security-15-1" calcext:value-type="string">
            <text:p>Security-15-1</text:p>
          </table:table-cell>
        </table:table-row>
        <table:table-row table:style-name="ro121">
          <table:table-cell table:formula="of:=IFERROR(VLOOKUP(ROW();['customization-items'.$B$1:'customization-items'.$C$1055];COLUMN(['customization-items'.$C$1])-COLUMN(['customization-items'.$B$1])+1;0);&quot;&quot;)" office:value-type="string" office:string-value="Security-15-2" calcext:value-type="string">
            <text:p>Security-15-2</text:p>
          </table:table-cell>
        </table:table-row>
        <table:table-row table:style-name="ro121">
          <table:table-cell table:formula="of:=IFERROR(VLOOKUP(ROW();['customization-items'.$B$1:'customization-items'.$C$1055];COLUMN(['customization-items'.$C$1])-COLUMN(['customization-items'.$B$1])+1;0);&quot;&quot;)" office:value-type="string" office:string-value="Security-16-1" calcext:value-type="string">
            <text:p>Security-16-1</text:p>
          </table:table-cell>
        </table:table-row>
        <table:table-row table:style-name="ro121">
          <table:table-cell table:formula="of:=IFERROR(VLOOKUP(ROW();['customization-items'.$B$1:'customization-items'.$C$1055];COLUMN(['customization-items'.$C$1])-COLUMN(['customization-items'.$B$1])+1;0);&quot;&quot;)" office:value-type="string" office:string-value="Security-16-2" calcext:value-type="string">
            <text:p>Security-16-2</text:p>
          </table:table-cell>
        </table:table-row>
        <table:table-row table:style-name="ro121">
          <table:table-cell table:formula="of:=IFERROR(VLOOKUP(ROW();['customization-items'.$B$1:'customization-items'.$C$1055];COLUMN(['customization-items'.$C$1])-COLUMN(['customization-items'.$B$1])+1;0);&quot;&quot;)" office:value-type="string" office:string-value="Security-16-3" calcext:value-type="string">
            <text:p>Security-16-3</text:p>
          </table:table-cell>
        </table:table-row>
        <table:table-row table:style-name="ro121">
          <table:table-cell table:formula="of:=IFERROR(VLOOKUP(ROW();['customization-items'.$B$1:'customization-items'.$C$1055];COLUMN(['customization-items'.$C$1])-COLUMN(['customization-items'.$B$1])+1;0);&quot;&quot;)" office:value-type="string" office:string-value="Security-18-1" calcext:value-type="string">
            <text:p>Security-18-1</text:p>
          </table:table-cell>
        </table:table-row>
        <table:table-row table:style-name="ro121">
          <table:table-cell table:formula="of:=IFERROR(VLOOKUP(ROW();['customization-items'.$B$1:'customization-items'.$C$1055];COLUMN(['customization-items'.$C$1])-COLUMN(['customization-items'.$B$1])+1;0);&quot;&quot;)" office:value-type="string" office:string-value="Security-18-2" calcext:value-type="string">
            <text:p>Security-18-2</text:p>
          </table:table-cell>
        </table:table-row>
        <table:table-row table:style-name="ro121">
          <table:table-cell table:formula="of:=IFERROR(VLOOKUP(ROW();['customization-items'.$B$1:'customization-items'.$C$1055];COLUMN(['customization-items'.$C$1])-COLUMN(['customization-items'.$B$1])+1;0);&quot;&quot;)" office:value-type="string" office:string-value="Security-19-1" calcext:value-type="string">
            <text:p>Security-19-1</text:p>
          </table:table-cell>
        </table:table-row>
        <table:table-row table:style-name="ro121">
          <table:table-cell table:formula="of:=IFERROR(VLOOKUP(ROW();['customization-items'.$B$1:'customization-items'.$C$1055];COLUMN(['customization-items'.$C$1])-COLUMN(['customization-items'.$B$1])+1;0);&quot;&quot;)" office:value-type="string" office:string-value="Security-19-2" calcext:value-type="string">
            <text:p>Security-19-2</text:p>
          </table:table-cell>
        </table:table-row>
        <table:table-row table:style-name="ro121">
          <table:table-cell table:formula="of:=IFERROR(VLOOKUP(ROW();['customization-items'.$B$1:'customization-items'.$C$1055];COLUMN(['customization-items'.$C$1])-COLUMN(['customization-items'.$B$1])+1;0);&quot;&quot;)" office:value-type="string" office:string-value="Security-20-1" calcext:value-type="string">
            <text:p>Security-20-1</text:p>
          </table:table-cell>
        </table:table-row>
        <table:table-row table:style-name="ro121">
          <table:table-cell table:formula="of:=IFERROR(VLOOKUP(ROW();['customization-items'.$B$1:'customization-items'.$C$1055];COLUMN(['customization-items'.$C$1])-COLUMN(['customization-items'.$B$1])+1;0);&quot;&quot;)" office:value-type="string" office:string-value="Security-20-2" calcext:value-type="string">
            <text:p>Security-20-2</text:p>
          </table:table-cell>
        </table:table-row>
        <table:table-row table:style-name="ro121">
          <table:table-cell table:formula="of:=IFERROR(VLOOKUP(ROW();['customization-items'.$B$1:'customization-items'.$C$1055];COLUMN(['customization-items'.$C$1])-COLUMN(['customization-items'.$B$1])+1;0);&quot;&quot;)" office:value-type="string" office:string-value="Security-21-1" calcext:value-type="string">
            <text:p>Security-21-1</text:p>
          </table:table-cell>
        </table:table-row>
        <table:table-row table:style-name="ro121">
          <table:table-cell table:formula="of:=IFERROR(VLOOKUP(ROW();['customization-items'.$B$1:'customization-items'.$C$1055];COLUMN(['customization-items'.$C$1])-COLUMN(['customization-items'.$B$1])+1;0);&quot;&quot;)" office:value-type="string" office:string-value="Security-21-2" calcext:value-type="string">
            <text:p>Security-21-2</text:p>
          </table:table-cell>
        </table:table-row>
        <table:table-row table:style-name="ro121">
          <table:table-cell table:formula="of:=IFERROR(VLOOKUP(ROW();['customization-items'.$B$1:'customization-items'.$C$1055];COLUMN(['customization-items'.$C$1])-COLUMN(['customization-items'.$B$1])+1;0);&quot;&quot;)" office:value-type="string" office:string-value="Security-23-1" calcext:value-type="string">
            <text:p>Security-23-1</text:p>
          </table:table-cell>
        </table:table-row>
        <table:table-row table:style-name="ro121">
          <table:table-cell table:formula="of:=IFERROR(VLOOKUP(ROW();['customization-items'.$B$1:'customization-items'.$C$1055];COLUMN(['customization-items'.$C$1])-COLUMN(['customization-items'.$B$1])+1;0);&quot;&quot;)" office:value-type="string" office:string-value="Security-23-2" calcext:value-type="string">
            <text:p>Security-23-2</text:p>
          </table:table-cell>
        </table:table-row>
        <table:table-row table:style-name="ro121">
          <table:table-cell table:formula="of:=IFERROR(VLOOKUP(ROW();['customization-items'.$B$1:'customization-items'.$C$1055];COLUMN(['customization-items'.$C$1])-COLUMN(['customization-items'.$B$1])+1;0);&quot;&quot;)" office:value-type="string" office:string-value="Security-23-3" calcext:value-type="string">
            <text:p>Security-23-3</text:p>
          </table:table-cell>
        </table:table-row>
        <table:table-row table:style-name="ro121">
          <table:table-cell table:formula="of:=IFERROR(VLOOKUP(ROW();['customization-items'.$B$1:'customization-items'.$C$1055];COLUMN(['customization-items'.$C$1])-COLUMN(['customization-items'.$B$1])+1;0);&quot;&quot;)" office:value-type="string" office:string-value="Security-24-1" calcext:value-type="string">
            <text:p>Security-24-1</text:p>
          </table:table-cell>
        </table:table-row>
        <table:table-row table:style-name="ro121">
          <table:table-cell table:formula="of:=IFERROR(VLOOKUP(ROW();['customization-items'.$B$1:'customization-items'.$C$1055];COLUMN(['customization-items'.$C$1])-COLUMN(['customization-items'.$B$1])+1;0);&quot;&quot;)" office:value-type="string" office:string-value="Security-24-2" calcext:value-type="string">
            <text:p>Security-24-2</text:p>
          </table:table-cell>
        </table:table-row>
        <table:table-row table:style-name="ro121">
          <table:table-cell table:formula="of:=IFERROR(VLOOKUP(ROW();['customization-items'.$B$1:'customization-items'.$C$1055];COLUMN(['customization-items'.$C$1])-COLUMN(['customization-items'.$B$1])+1;0);&quot;&quot;)" office:value-type="string" office:string-value="Security-25-1" calcext:value-type="string">
            <text:p>Security-25-1</text:p>
          </table:table-cell>
        </table:table-row>
        <table:table-row table:style-name="ro121">
          <table:table-cell table:formula="of:=IFERROR(VLOOKUP(ROW();['customization-items'.$B$1:'customization-items'.$C$1055];COLUMN(['customization-items'.$C$1])-COLUMN(['customization-items'.$B$1])+1;0);&quot;&quot;)" office:value-type="string" office:string-value="Security-25-2" calcext:value-type="string">
            <text:p>Security-25-2</text:p>
          </table:table-cell>
        </table:table-row>
        <table:table-row table:style-name="ro121">
          <table:table-cell table:formula="of:=IFERROR(VLOOKUP(ROW();['customization-items'.$B$1:'customization-items'.$C$1055];COLUMN(['customization-items'.$C$1])-COLUMN(['customization-items'.$B$1])+1;0);&quot;&quot;)" office:value-type="string" office:string-value="Security-26-1" calcext:value-type="string">
            <text:p>Security-26-1</text:p>
          </table:table-cell>
        </table:table-row>
        <table:table-row table:style-name="ro121">
          <table:table-cell table:formula="of:=IFERROR(VLOOKUP(ROW();['customization-items'.$B$1:'customization-items'.$C$1055];COLUMN(['customization-items'.$C$1])-COLUMN(['customization-items'.$B$1])+1;0);&quot;&quot;)" office:value-type="string" office:string-value="Security-26-2" calcext:value-type="string">
            <text:p>Security-26-2</text:p>
          </table:table-cell>
        </table:table-row>
        <table:table-row table:style-name="ro121">
          <table:table-cell table:formula="of:=IFERROR(VLOOKUP(ROW();['customization-items'.$B$1:'customization-items'.$C$1055];COLUMN(['customization-items'.$C$1])-COLUMN(['customization-items'.$B$1])+1;0);&quot;&quot;)" office:value-type="string" office:string-value="Security-27-1" calcext:value-type="string">
            <text:p>Security-27-1</text:p>
          </table:table-cell>
        </table:table-row>
        <table:table-row table:style-name="ro121">
          <table:table-cell table:formula="of:=IFERROR(VLOOKUP(ROW();['customization-items'.$B$1:'customization-items'.$C$1055];COLUMN(['customization-items'.$C$1])-COLUMN(['customization-items'.$B$1])+1;0);&quot;&quot;)" office:value-type="string" office:string-value="Security-27-2" calcext:value-type="string">
            <text:p>Security-27-2</text:p>
          </table:table-cell>
        </table:table-row>
        <table:table-row table:style-name="ro121">
          <table:table-cell table:formula="of:=IFERROR(VLOOKUP(ROW();['customization-items'.$B$1:'customization-items'.$C$1055];COLUMN(['customization-items'.$C$1])-COLUMN(['customization-items'.$B$1])+1;0);&quot;&quot;)" office:value-type="string" office:string-value="Security-28-1" calcext:value-type="string">
            <text:p>Security-28-1</text:p>
          </table:table-cell>
        </table:table-row>
        <table:table-row table:style-name="ro121">
          <table:table-cell table:formula="of:=IFERROR(VLOOKUP(ROW();['customization-items'.$B$1:'customization-items'.$C$1055];COLUMN(['customization-items'.$C$1])-COLUMN(['customization-items'.$B$1])+1;0);&quot;&quot;)" office:value-type="string" office:string-value="Security-28-2" calcext:value-type="string">
            <text:p>Security-28-2</text:p>
          </table:table-cell>
        </table:table-row>
        <table:table-row table:style-name="ro121">
          <table:table-cell table:formula="of:=IFERROR(VLOOKUP(ROW();['customization-items'.$B$1:'customization-items'.$C$1055];COLUMN(['customization-items'.$C$1])-COLUMN(['customization-items'.$B$1])+1;0);&quot;&quot;)" office:value-type="string" office:string-value="Security-29-1" calcext:value-type="string">
            <text:p>Security-29-1</text:p>
          </table:table-cell>
        </table:table-row>
        <table:table-row table:style-name="ro121">
          <table:table-cell table:formula="of:=IFERROR(VLOOKUP(ROW();['customization-items'.$B$1:'customization-items'.$C$1055];COLUMN(['customization-items'.$C$1])-COLUMN(['customization-items'.$B$1])+1;0);&quot;&quot;)" office:value-type="string" office:string-value="Security-29-2" calcext:value-type="string">
            <text:p>Security-29-2</text:p>
          </table:table-cell>
        </table:table-row>
        <table:table-row table:style-name="ro121">
          <table:table-cell table:formula="of:=IFERROR(VLOOKUP(ROW();['customization-items'.$B$1:'customization-items'.$C$1055];COLUMN(['customization-items'.$C$1])-COLUMN(['customization-items'.$B$1])+1;0);&quot;&quot;)" office:value-type="string" office:string-value="Security-30-1" calcext:value-type="string">
            <text:p>Security-30-1</text:p>
          </table:table-cell>
        </table:table-row>
        <table:table-row table:style-name="ro121">
          <table:table-cell table:formula="of:=IFERROR(VLOOKUP(ROW();['customization-items'.$B$1:'customization-items'.$C$1055];COLUMN(['customization-items'.$C$1])-COLUMN(['customization-items'.$B$1])+1;0);&quot;&quot;)" office:value-type="string" office:string-value="Security-30-2" calcext:value-type="string">
            <text:p>Security-30-2</text:p>
          </table:table-cell>
        </table:table-row>
        <table:table-row table:style-name="ro121">
          <table:table-cell table:formula="of:=IFERROR(VLOOKUP(ROW();['customization-items'.$B$1:'customization-items'.$C$1055];COLUMN(['customization-items'.$C$1])-COLUMN(['customization-items'.$B$1])+1;0);&quot;&quot;)" office:value-type="string" office:string-value="Security-31-1" calcext:value-type="string">
            <text:p>Security-31-1</text:p>
          </table:table-cell>
        </table:table-row>
        <table:table-row table:style-name="ro121">
          <table:table-cell table:formula="of:=IFERROR(VLOOKUP(ROW();['customization-items'.$B$1:'customization-items'.$C$1055];COLUMN(['customization-items'.$C$1])-COLUMN(['customization-items'.$B$1])+1;0);&quot;&quot;)" office:value-type="string" office:string-value="Security-31-2" calcext:value-type="string">
            <text:p>Security-31-2</text:p>
          </table:table-cell>
        </table:table-row>
        <table:table-row table:style-name="ro121">
          <table:table-cell table:formula="of:=IFERROR(VLOOKUP(ROW();['customization-items'.$B$1:'customization-items'.$C$1055];COLUMN(['customization-items'.$C$1])-COLUMN(['customization-items'.$B$1])+1;0);&quot;&quot;)" office:value-type="string" office:string-value="Security-32-1" calcext:value-type="string">
            <text:p>Security-32-1</text:p>
          </table:table-cell>
        </table:table-row>
        <table:table-row table:style-name="ro121">
          <table:table-cell table:formula="of:=IFERROR(VLOOKUP(ROW();['customization-items'.$B$1:'customization-items'.$C$1055];COLUMN(['customization-items'.$C$1])-COLUMN(['customization-items'.$B$1])+1;0);&quot;&quot;)" office:value-type="string" office:string-value="Security-32-2" calcext:value-type="string">
            <text:p>Security-32-2</text:p>
          </table:table-cell>
        </table:table-row>
        <table:table-row table:style-name="ro121">
          <table:table-cell table:formula="of:=IFERROR(VLOOKUP(ROW();['customization-items'.$B$1:'customization-items'.$C$1055];COLUMN(['customization-items'.$C$1])-COLUMN(['customization-items'.$B$1])+1;0);&quot;&quot;)" office:value-type="string" office:string-value="Security-33-1" calcext:value-type="string">
            <text:p>Security-33-1</text:p>
          </table:table-cell>
        </table:table-row>
        <table:table-row table:style-name="ro121">
          <table:table-cell table:formula="of:=IFERROR(VLOOKUP(ROW();['customization-items'.$B$1:'customization-items'.$C$1055];COLUMN(['customization-items'.$C$1])-COLUMN(['customization-items'.$B$1])+1;0);&quot;&quot;)" office:value-type="string" office:string-value="Security-33-2" calcext:value-type="string">
            <text:p>Security-33-2</text:p>
          </table:table-cell>
        </table:table-row>
        <table:table-row table:style-name="ro121">
          <table:table-cell table:formula="of:=IFERROR(VLOOKUP(ROW();['customization-items'.$B$1:'customization-items'.$C$1055];COLUMN(['customization-items'.$C$1])-COLUMN(['customization-items'.$B$1])+1;0);&quot;&quot;)" office:value-type="string" office:string-value="Privacy-1-1" calcext:value-type="string">
            <text:p>Privacy-1-1</text:p>
          </table:table-cell>
        </table:table-row>
        <table:table-row table:style-name="ro121">
          <table:table-cell table:formula="of:=IFERROR(VLOOKUP(ROW();['customization-items'.$B$1:'customization-items'.$C$1055];COLUMN(['customization-items'.$C$1])-COLUMN(['customization-items'.$B$1])+1;0);&quot;&quot;)" office:value-type="string" office:string-value="Privacy-1-5" calcext:value-type="string">
            <text:p>Privacy-1-5</text:p>
          </table:table-cell>
        </table:table-row>
        <table:table-row table:style-name="ro121">
          <table:table-cell table:formula="of:=IFERROR(VLOOKUP(ROW();['customization-items'.$B$1:'customization-items'.$C$1055];COLUMN(['customization-items'.$C$1])-COLUMN(['customization-items'.$B$1])+1;0);&quot;&quot;)" office:value-type="string" office:string-value="Privacy-1-2" calcext:value-type="string">
            <text:p>Privacy-1-2</text:p>
          </table:table-cell>
        </table:table-row>
        <table:table-row table:style-name="ro121">
          <table:table-cell table:formula="of:=IFERROR(VLOOKUP(ROW();['customization-items'.$B$1:'customization-items'.$C$1055];COLUMN(['customization-items'.$C$1])-COLUMN(['customization-items'.$B$1])+1;0);&quot;&quot;)" office:value-type="string" office:string-value="Privacy-1-3" calcext:value-type="string">
            <text:p>Privacy-1-3</text:p>
          </table:table-cell>
        </table:table-row>
        <table:table-row table:style-name="ro121">
          <table:table-cell table:formula="of:=IFERROR(VLOOKUP(ROW();['customization-items'.$B$1:'customization-items'.$C$1055];COLUMN(['customization-items'.$C$1])-COLUMN(['customization-items'.$B$1])+1;0);&quot;&quot;)" office:value-type="string" office:string-value="Privacy-1-4" calcext:value-type="string">
            <text:p>Privacy-1-4</text:p>
          </table:table-cell>
        </table:table-row>
        <table:table-row table:style-name="ro121">
          <table:table-cell table:formula="of:=IFERROR(VLOOKUP(ROW();['customization-items'.$B$1:'customization-items'.$C$1055];COLUMN(['customization-items'.$C$1])-COLUMN(['customization-items'.$B$1])+1;0);&quot;&quot;)" office:value-type="string" office:string-value="Privacy-2-1" calcext:value-type="string">
            <text:p>Privacy-2-1</text:p>
          </table:table-cell>
        </table:table-row>
        <table:table-row table:style-name="ro121">
          <table:table-cell table:formula="of:=IFERROR(VLOOKUP(ROW();['customization-items'.$B$1:'customization-items'.$C$1055];COLUMN(['customization-items'.$C$1])-COLUMN(['customization-items'.$B$1])+1;0);&quot;&quot;)" office:value-type="string" office:string-value="Privacy-2-2" calcext:value-type="string">
            <text:p>Privacy-2-2</text:p>
          </table:table-cell>
        </table:table-row>
        <table:table-row table:style-name="ro121">
          <table:table-cell table:formula="of:=IFERROR(VLOOKUP(ROW();['customization-items'.$B$1:'customization-items'.$C$1055];COLUMN(['customization-items'.$C$1])-COLUMN(['customization-items'.$B$1])+1;0);&quot;&quot;)" office:value-type="string" office:string-value="Privacy-2-3" calcext:value-type="string">
            <text:p>Privacy-2-3</text:p>
          </table:table-cell>
        </table:table-row>
        <table:table-row table:style-name="ro121">
          <table:table-cell table:formula="of:=IFERROR(VLOOKUP(ROW();['customization-items'.$B$1:'customization-items'.$C$1055];COLUMN(['customization-items'.$C$1])-COLUMN(['customization-items'.$B$1])+1;0);&quot;&quot;)" office:value-type="string" office:string-value="Privacy-3-2" calcext:value-type="string">
            <text:p>Privacy-3-2</text:p>
          </table:table-cell>
        </table:table-row>
        <table:table-row table:style-name="ro121">
          <table:table-cell table:formula="of:=IFERROR(VLOOKUP(ROW();['customization-items'.$B$1:'customization-items'.$C$1055];COLUMN(['customization-items'.$C$1])-COLUMN(['customization-items'.$B$1])+1;0);&quot;&quot;)" office:value-type="string" office:string-value="Privacy-4-1" calcext:value-type="string">
            <text:p>Privacy-4-1</text:p>
          </table:table-cell>
        </table:table-row>
        <table:table-row table:style-name="ro121">
          <table:table-cell table:formula="of:=IFERROR(VLOOKUP(ROW();['customization-items'.$B$1:'customization-items'.$C$1055];COLUMN(['customization-items'.$C$1])-COLUMN(['customization-items'.$B$1])+1;0);&quot;&quot;)" office:value-type="string" office:string-value="Privacy-4-2" calcext:value-type="string">
            <text:p>Privacy-4-2</text:p>
          </table:table-cell>
        </table:table-row>
        <table:table-row table:style-name="ro121">
          <table:table-cell table:formula="of:=IFERROR(VLOOKUP(ROW();['customization-items'.$B$1:'customization-items'.$C$1055];COLUMN(['customization-items'.$C$1])-COLUMN(['customization-items'.$B$1])+1;0);&quot;&quot;)" office:value-type="string" office:string-value="Privacy-5-1" calcext:value-type="string">
            <text:p>Privacy-5-1</text:p>
          </table:table-cell>
        </table:table-row>
        <table:table-row table:style-name="ro121">
          <table:table-cell table:formula="of:=IFERROR(VLOOKUP(ROW();['customization-items'.$B$1:'customization-items'.$C$1055];COLUMN(['customization-items'.$C$1])-COLUMN(['customization-items'.$B$1])+1;0);&quot;&quot;)" office:value-type="string" office:string-value="Privacy-5-2" calcext:value-type="string">
            <text:p>Privacy-5-2</text:p>
          </table:table-cell>
        </table:table-row>
        <table:table-row table:style-name="ro121">
          <table:table-cell table:formula="of:=IFERROR(VLOOKUP(ROW();['customization-items'.$B$1:'customization-items'.$C$1055];COLUMN(['customization-items'.$C$1])-COLUMN(['customization-items'.$B$1])+1;0);&quot;&quot;)" office:value-type="string" office:string-value="Privacy-6-1" calcext:value-type="string">
            <text:p>Privacy-6-1</text:p>
          </table:table-cell>
        </table:table-row>
        <table:table-row table:style-name="ro121">
          <table:table-cell table:formula="of:=IFERROR(VLOOKUP(ROW();['customization-items'.$B$1:'customization-items'.$C$1055];COLUMN(['customization-items'.$C$1])-COLUMN(['customization-items'.$B$1])+1;0);&quot;&quot;)" office:value-type="string" office:string-value="Privacy-6-2" calcext:value-type="string">
            <text:p>Privacy-6-2</text:p>
          </table:table-cell>
        </table:table-row>
        <table:table-row table:style-name="ro121">
          <table:table-cell table:formula="of:=IFERROR(VLOOKUP(ROW();['customization-items'.$B$1:'customization-items'.$C$1055];COLUMN(['customization-items'.$C$1])-COLUMN(['customization-items'.$B$1])+1;0);&quot;&quot;)" office:value-type="string" office:string-value="Privacy-6-4" calcext:value-type="string">
            <text:p>Privacy-6-4</text:p>
          </table:table-cell>
        </table:table-row>
        <table:table-row table:style-name="ro121">
          <table:table-cell table:formula="of:=IFERROR(VLOOKUP(ROW();['customization-items'.$B$1:'customization-items'.$C$1055];COLUMN(['customization-items'.$C$1])-COLUMN(['customization-items'.$B$1])+1;0);&quot;&quot;)" office:value-type="string" office:string-value="Privacy-6-3" calcext:value-type="string">
            <text:p>Privacy-6-3</text:p>
          </table:table-cell>
        </table:table-row>
        <table:table-row table:style-name="ro121">
          <table:table-cell table:formula="of:=IFERROR(VLOOKUP(ROW();['customization-items'.$B$1:'customization-items'.$C$1055];COLUMN(['customization-items'.$C$1])-COLUMN(['customization-items'.$B$1])+1;0);&quot;&quot;)" office:value-type="string" office:string-value="Privacy-7-1" calcext:value-type="string">
            <text:p>Privacy-7-1</text:p>
          </table:table-cell>
        </table:table-row>
        <table:table-row table:style-name="ro121">
          <table:table-cell table:formula="of:=IFERROR(VLOOKUP(ROW();['customization-items'.$B$1:'customization-items'.$C$1055];COLUMN(['customization-items'.$C$1])-COLUMN(['customization-items'.$B$1])+1;0);&quot;&quot;)" office:value-type="string" office:string-value="Privacy-7-2" calcext:value-type="string">
            <text:p>Privacy-7-2</text:p>
          </table:table-cell>
        </table:table-row>
        <table:table-row table:style-name="ro121">
          <table:table-cell table:formula="of:=IFERROR(VLOOKUP(ROW();['customization-items'.$B$1:'customization-items'.$C$1055];COLUMN(['customization-items'.$C$1])-COLUMN(['customization-items'.$B$1])+1;0);&quot;&quot;)" office:value-type="string" office:string-value="Privacy-8-1" calcext:value-type="string">
            <text:p>Privacy-8-1</text:p>
          </table:table-cell>
        </table:table-row>
        <table:table-row table:style-name="ro121">
          <table:table-cell table:formula="of:=IFERROR(VLOOKUP(ROW();['customization-items'.$B$1:'customization-items'.$C$1055];COLUMN(['customization-items'.$C$1])-COLUMN(['customization-items'.$B$1])+1;0);&quot;&quot;)" office:value-type="string" office:string-value="Privacy-8-2" calcext:value-type="string">
            <text:p>Privacy-8-2</text:p>
          </table:table-cell>
        </table:table-row>
        <table:table-row table:style-name="ro121">
          <table:table-cell table:formula="of:=IFERROR(VLOOKUP(ROW();['customization-items'.$B$1:'customization-items'.$C$1055];COLUMN(['customization-items'.$C$1])-COLUMN(['customization-items'.$B$1])+1;0);&quot;&quot;)" office:value-type="string" office:string-value="Privacy-9-1" calcext:value-type="string">
            <text:p>Privacy-9-1</text:p>
          </table:table-cell>
        </table:table-row>
        <table:table-row table:style-name="ro121">
          <table:table-cell table:formula="of:=IFERROR(VLOOKUP(ROW();['customization-items'.$B$1:'customization-items'.$C$1055];COLUMN(['customization-items'.$C$1])-COLUMN(['customization-items'.$B$1])+1;0);&quot;&quot;)" office:value-type="string" office:string-value="Privacy-10-1" calcext:value-type="string">
            <text:p>Privacy-10-1</text:p>
          </table:table-cell>
        </table:table-row>
        <table:table-row table:style-name="ro121">
          <table:table-cell table:formula="of:=IFERROR(VLOOKUP(ROW();['customization-items'.$B$1:'customization-items'.$C$1055];COLUMN(['customization-items'.$C$1])-COLUMN(['customization-items'.$B$1])+1;0);&quot;&quot;)" office:value-type="string" office:string-value="Privacy-10-2" calcext:value-type="string">
            <text:p>Privacy-10-2</text:p>
          </table:table-cell>
        </table:table-row>
        <table:table-row table:style-name="ro121">
          <table:table-cell table:formula="of:=IFERROR(VLOOKUP(ROW();['customization-items'.$B$1:'customization-items'.$C$1055];COLUMN(['customization-items'.$C$1])-COLUMN(['customization-items'.$B$1])+1;0);&quot;&quot;)" office:value-type="string" office:string-value="Privacy-11-1" calcext:value-type="string">
            <text:p>Privacy-11-1</text:p>
          </table:table-cell>
        </table:table-row>
        <table:table-row table:style-name="ro121">
          <table:table-cell table:formula="of:=IFERROR(VLOOKUP(ROW();['customization-items'.$B$1:'customization-items'.$C$1055];COLUMN(['customization-items'.$C$1])-COLUMN(['customization-items'.$B$1])+1;0);&quot;&quot;)" office:value-type="string" office:string-value="Privacy-11-2" calcext:value-type="string">
            <text:p>Privacy-11-2</text:p>
          </table:table-cell>
        </table:table-row>
        <table:table-row table:style-name="ro121">
          <table:table-cell table:formula="of:=IFERROR(VLOOKUP(ROW();['customization-items'.$B$1:'customization-items'.$C$1055];COLUMN(['customization-items'.$C$1])-COLUMN(['customization-items'.$B$1])+1;0);&quot;&quot;)" office:value-type="string" office:string-value="Privacy-11-6" calcext:value-type="string">
            <text:p>Privacy-11-6</text:p>
          </table:table-cell>
        </table:table-row>
        <table:table-row table:style-name="ro121">
          <table:table-cell table:formula="of:=IFERROR(VLOOKUP(ROW();['customization-items'.$B$1:'customization-items'.$C$1055];COLUMN(['customization-items'.$C$1])-COLUMN(['customization-items'.$B$1])+1;0);&quot;&quot;)" office:value-type="string" office:string-value="Privacy-11-3" calcext:value-type="string">
            <text:p>Privacy-11-3</text:p>
          </table:table-cell>
        </table:table-row>
        <table:table-row table:style-name="ro121">
          <table:table-cell table:formula="of:=IFERROR(VLOOKUP(ROW();['customization-items'.$B$1:'customization-items'.$C$1055];COLUMN(['customization-items'.$C$1])-COLUMN(['customization-items'.$B$1])+1;0);&quot;&quot;)" office:value-type="string" office:string-value="Privacy-11-4" calcext:value-type="string">
            <text:p>Privacy-11-4</text:p>
          </table:table-cell>
        </table:table-row>
        <table:table-row table:style-name="ro121">
          <table:table-cell table:formula="of:=IFERROR(VLOOKUP(ROW();['customization-items'.$B$1:'customization-items'.$C$1055];COLUMN(['customization-items'.$C$1])-COLUMN(['customization-items'.$B$1])+1;0);&quot;&quot;)" office:value-type="string" office:string-value="Privacy-11-7" calcext:value-type="string">
            <text:p>Privacy-11-7</text:p>
          </table:table-cell>
        </table:table-row>
        <table:table-row table:style-name="ro121">
          <table:table-cell table:formula="of:=IFERROR(VLOOKUP(ROW();['customization-items'.$B$1:'customization-items'.$C$1055];COLUMN(['customization-items'.$C$1])-COLUMN(['customization-items'.$B$1])+1;0);&quot;&quot;)" office:value-type="string" office:string-value="Privacy-12-2" calcext:value-type="string">
            <text:p>Privacy-12-2</text:p>
          </table:table-cell>
        </table:table-row>
        <table:table-row table:style-name="ro121">
          <table:table-cell table:formula="of:=IFERROR(VLOOKUP(ROW();['customization-items'.$B$1:'customization-items'.$C$1055];COLUMN(['customization-items'.$C$1])-COLUMN(['customization-items'.$B$1])+1;0);&quot;&quot;)" office:value-type="string" office:string-value="Privacy-13-1" calcext:value-type="string">
            <text:p>Privacy-13-1</text:p>
          </table:table-cell>
        </table:table-row>
        <table:table-row table:style-name="ro121">
          <table:table-cell table:formula="of:=IFERROR(VLOOKUP(ROW();['customization-items'.$B$1:'customization-items'.$C$1055];COLUMN(['customization-items'.$C$1])-COLUMN(['customization-items'.$B$1])+1;0);&quot;&quot;)" office:value-type="string" office:string-value="Privacy-13-3" calcext:value-type="string">
            <text:p>Privacy-13-3</text:p>
          </table:table-cell>
        </table:table-row>
        <table:table-row table:style-name="ro121">
          <table:table-cell table:formula="of:=IFERROR(VLOOKUP(ROW();['customization-items'.$B$1:'customization-items'.$C$1055];COLUMN(['customization-items'.$C$1])-COLUMN(['customization-items'.$B$1])+1;0);&quot;&quot;)" office:value-type="string" office:string-value="Privacy-14-1" calcext:value-type="string">
            <text:p>Privacy-14-1</text:p>
          </table:table-cell>
        </table:table-row>
        <table:table-row table:style-name="ro121">
          <table:table-cell table:formula="of:=IFERROR(VLOOKUP(ROW();['customization-items'.$B$1:'customization-items'.$C$1055];COLUMN(['customization-items'.$C$1])-COLUMN(['customization-items'.$B$1])+1;0);&quot;&quot;)" office:value-type="string" office:string-value="Privacy-14-2" calcext:value-type="string">
            <text:p>Privacy-14-2</text:p>
          </table:table-cell>
        </table:table-row>
        <table:table-row table:style-name="ro121">
          <table:table-cell table:formula="of:=IFERROR(VLOOKUP(ROW();['customization-items'.$B$1:'customization-items'.$C$1055];COLUMN(['customization-items'.$C$1])-COLUMN(['customization-items'.$B$1])+1;0);&quot;&quot;)" office:value-type="string" office:string-value="Privacy-14-4" calcext:value-type="string">
            <text:p>Privacy-14-4</text:p>
          </table:table-cell>
        </table:table-row>
        <table:table-row table:style-name="ro121">
          <table:table-cell table:formula="of:=IFERROR(VLOOKUP(ROW();['customization-items'.$B$1:'customization-items'.$C$1055];COLUMN(['customization-items'.$C$1])-COLUMN(['customization-items'.$B$1])+1;0);&quot;&quot;)" office:value-type="string" office:string-value="Privacy-14-3" calcext:value-type="string">
            <text:p>Privacy-14-3</text:p>
          </table:table-cell>
        </table:table-row>
        <table:table-row table:style-name="ro121">
          <table:table-cell table:formula="of:=IFERROR(VLOOKUP(ROW();['customization-items'.$B$1:'customization-items'.$C$1055];COLUMN(['customization-items'.$C$1])-COLUMN(['customization-items'.$B$1])+1;0);&quot;&quot;)" office:value-type="string" office:string-value="Privacy-15-1" calcext:value-type="string">
            <text:p>Privacy-15-1</text:p>
          </table:table-cell>
        </table:table-row>
        <table:table-row table:style-name="ro121">
          <table:table-cell table:formula="of:=IFERROR(VLOOKUP(ROW();['customization-items'.$B$1:'customization-items'.$C$1055];COLUMN(['customization-items'.$C$1])-COLUMN(['customization-items'.$B$1])+1;0);&quot;&quot;)" office:value-type="string" office:string-value="Privacy-15-2" calcext:value-type="string">
            <text:p>Privacy-15-2</text:p>
          </table:table-cell>
        </table:table-row>
        <table:table-row table:style-name="ro121">
          <table:table-cell table:formula="of:=IFERROR(VLOOKUP(ROW();['customization-items'.$B$1:'customization-items'.$C$1055];COLUMN(['customization-items'.$C$1])-COLUMN(['customization-items'.$B$1])+1;0);&quot;&quot;)" office:value-type="string" office:string-value="Privacy-16-1" calcext:value-type="string">
            <text:p>Privacy-16-1</text:p>
          </table:table-cell>
        </table:table-row>
        <table:table-row table:style-name="ro121">
          <table:table-cell table:formula="of:=IFERROR(VLOOKUP(ROW();['customization-items'.$B$1:'customization-items'.$C$1055];COLUMN(['customization-items'.$C$1])-COLUMN(['customization-items'.$B$1])+1;0);&quot;&quot;)" office:value-type="string" office:string-value="Privacy-16-2" calcext:value-type="string">
            <text:p>Privacy-16-2</text:p>
          </table:table-cell>
        </table:table-row>
        <table:table-row table:style-name="ro121">
          <table:table-cell table:formula="of:=IFERROR(VLOOKUP(ROW();['customization-items'.$B$1:'customization-items'.$C$1055];COLUMN(['customization-items'.$C$1])-COLUMN(['customization-items'.$B$1])+1;0);&quot;&quot;)" office:value-type="string" office:string-value="Privacy-17-1" calcext:value-type="string">
            <text:p>Privacy-17-1</text:p>
          </table:table-cell>
        </table:table-row>
        <table:table-row table:style-name="ro121">
          <table:table-cell table:formula="of:=IFERROR(VLOOKUP(ROW();['customization-items'.$B$1:'customization-items'.$C$1055];COLUMN(['customization-items'.$C$1])-COLUMN(['customization-items'.$B$1])+1;0);&quot;&quot;)" office:value-type="string" office:string-value="Privacy-17-2" calcext:value-type="string">
            <text:p>Privacy-17-2</text:p>
          </table:table-cell>
        </table:table-row>
        <table:table-row table:style-name="ro121">
          <table:table-cell table:formula="of:=IFERROR(VLOOKUP(ROW();['customization-items'.$B$1:'customization-items'.$C$1055];COLUMN(['customization-items'.$C$1])-COLUMN(['customization-items'.$B$1])+1;0);&quot;&quot;)" office:value-type="string" office:string-value="Privacy-18-1" calcext:value-type="string">
            <text:p>Privacy-18-1</text:p>
          </table:table-cell>
        </table:table-row>
        <table:table-row table:style-name="ro121">
          <table:table-cell table:formula="of:=IFERROR(VLOOKUP(ROW();['customization-items'.$B$1:'customization-items'.$C$1055];COLUMN(['customization-items'.$C$1])-COLUMN(['customization-items'.$B$1])+1;0);&quot;&quot;)" office:value-type="string" office:string-value="Privacy-18-2" calcext:value-type="string">
            <text:p>Privacy-18-2</text:p>
          </table:table-cell>
        </table:table-row>
        <table:table-row table:style-name="ro121">
          <table:table-cell table:formula="of:=IFERROR(VLOOKUP(ROW();['customization-items'.$B$1:'customization-items'.$C$1055];COLUMN(['customization-items'.$C$1])-COLUMN(['customization-items'.$B$1])+1;0);&quot;&quot;)" office:value-type="string" office:string-value="Privacy-19-1" calcext:value-type="string">
            <text:p>Privacy-19-1</text:p>
          </table:table-cell>
        </table:table-row>
        <table:table-row table:style-name="ro121">
          <table:table-cell table:formula="of:=IFERROR(VLOOKUP(ROW();['customization-items'.$B$1:'customization-items'.$C$1055];COLUMN(['customization-items'.$C$1])-COLUMN(['customization-items'.$B$1])+1;0);&quot;&quot;)" office:value-type="string" office:string-value="Privacy-19-2" calcext:value-type="string">
            <text:p>Privacy-19-2</text:p>
          </table:table-cell>
        </table:table-row>
        <table:table-row table:style-name="ro121">
          <table:table-cell table:formula="of:=IFERROR(VLOOKUP(ROW();['customization-items'.$B$1:'customization-items'.$C$1055];COLUMN(['customization-items'.$C$1])-COLUMN(['customization-items'.$B$1])+1;0);&quot;&quot;)" office:value-type="string" office:string-value="Privacy-21-1" calcext:value-type="string">
            <text:p>Privacy-21-1</text:p>
          </table:table-cell>
        </table:table-row>
        <table:table-row table:style-name="ro121">
          <table:table-cell table:formula="of:=IFERROR(VLOOKUP(ROW();['customization-items'.$B$1:'customization-items'.$C$1055];COLUMN(['customization-items'.$C$1])-COLUMN(['customization-items'.$B$1])+1;0);&quot;&quot;)" office:value-type="string" office:string-value="Privacy-21-2" calcext:value-type="string">
            <text:p>Privacy-21-2</text:p>
          </table:table-cell>
        </table:table-row>
        <table:table-row table:style-name="ro121">
          <table:table-cell table:formula="of:=IFERROR(VLOOKUP(ROW();['customization-items'.$B$1:'customization-items'.$C$1055];COLUMN(['customization-items'.$C$1])-COLUMN(['customization-items'.$B$1])+1;0);&quot;&quot;)" office:value-type="string" office:string-value="Privacy-22-1" calcext:value-type="string">
            <text:p>Privacy-22-1</text:p>
          </table:table-cell>
        </table:table-row>
        <table:table-row table:style-name="ro121">
          <table:table-cell table:formula="of:=IFERROR(VLOOKUP(ROW();['customization-items'.$B$1:'customization-items'.$C$1055];COLUMN(['customization-items'.$C$1])-COLUMN(['customization-items'.$B$1])+1;0);&quot;&quot;)" office:value-type="string" office:string-value="Privacy-22-2" calcext:value-type="string">
            <text:p>Privacy-22-2</text:p>
          </table:table-cell>
        </table:table-row>
        <table:table-row table:style-name="ro121">
          <table:table-cell table:formula="of:=IFERROR(VLOOKUP(ROW();['customization-items'.$B$1:'customization-items'.$C$1055];COLUMN(['customization-items'.$C$1])-COLUMN(['customization-items'.$B$1])+1;0);&quot;&quot;)" office:value-type="string" office:string-value="Privacy-22-3" calcext:value-type="string">
            <text:p>Privacy-22-3</text:p>
          </table:table-cell>
        </table:table-row>
        <table:table-row table:style-name="ro121">
          <table:table-cell table:formula="of:=IFERROR(VLOOKUP(ROW();['customization-items'.$B$1:'customization-items'.$C$1055];COLUMN(['customization-items'.$C$1])-COLUMN(['customization-items'.$B$1])+1;0);&quot;&quot;)" office:value-type="string" office:string-value="Privacy-24-1" calcext:value-type="string">
            <text:p>Privacy-24-1</text:p>
          </table:table-cell>
        </table:table-row>
        <table:table-row table:style-name="ro121">
          <table:table-cell table:formula="of:=IFERROR(VLOOKUP(ROW();['customization-items'.$B$1:'customization-items'.$C$1055];COLUMN(['customization-items'.$C$1])-COLUMN(['customization-items'.$B$1])+1;0);&quot;&quot;)" office:value-type="string" office:string-value="Privacy-24-2" calcext:value-type="string">
            <text:p>Privacy-24-2</text:p>
          </table:table-cell>
        </table:table-row>
        <table:table-row table:style-name="ro121">
          <table:table-cell table:formula="of:=IFERROR(VLOOKUP(ROW();['customization-items'.$B$1:'customization-items'.$C$1055];COLUMN(['customization-items'.$C$1])-COLUMN(['customization-items'.$B$1])+1;0);&quot;&quot;)" office:value-type="string" office:string-value="Privacy-26-1" calcext:value-type="string">
            <text:p>Privacy-26-1</text:p>
          </table:table-cell>
        </table:table-row>
        <table:table-row table:style-name="ro121">
          <table:table-cell table:formula="of:=IFERROR(VLOOKUP(ROW();['customization-items'.$B$1:'customization-items'.$C$1055];COLUMN(['customization-items'.$C$1])-COLUMN(['customization-items'.$B$1])+1;0);&quot;&quot;)" office:value-type="string" office:string-value="Privacy-26-2" calcext:value-type="string">
            <text:p>Privacy-26-2</text:p>
          </table:table-cell>
        </table:table-row>
        <table:table-row table:style-name="ro121">
          <table:table-cell table:formula="of:=IFERROR(VLOOKUP(ROW();['customization-items'.$B$1:'customization-items'.$C$1055];COLUMN(['customization-items'.$C$1])-COLUMN(['customization-items'.$B$1])+1;0);&quot;&quot;)" office:value-type="string" office:string-value="Privacy-27-1" calcext:value-type="string">
            <text:p>Privacy-27-1</text:p>
          </table:table-cell>
        </table:table-row>
        <table:table-row table:style-name="ro121">
          <table:table-cell table:formula="of:=IFERROR(VLOOKUP(ROW();['customization-items'.$B$1:'customization-items'.$C$1055];COLUMN(['customization-items'.$C$1])-COLUMN(['customization-items'.$B$1])+1;0);&quot;&quot;)" office:value-type="string" office:string-value="Privacy-27-2" calcext:value-type="string">
            <text:p>Privacy-27-2</text:p>
          </table:table-cell>
        </table:table-row>
        <table:table-row table:style-name="ro121">
          <table:table-cell table:formula="of:=IFERROR(VLOOKUP(ROW();['customization-items'.$B$1:'customization-items'.$C$1055];COLUMN(['customization-items'.$C$1])-COLUMN(['customization-items'.$B$1])+1;0);&quot;&quot;)" office:value-type="string" office:string-value="Privacy-29-1" calcext:value-type="string">
            <text:p>Privacy-29-1</text:p>
          </table:table-cell>
        </table:table-row>
        <table:table-row table:style-name="ro121">
          <table:table-cell table:formula="of:=IFERROR(VLOOKUP(ROW();['customization-items'.$B$1:'customization-items'.$C$1055];COLUMN(['customization-items'.$C$1])-COLUMN(['customization-items'.$B$1])+1;0);&quot;&quot;)" office:value-type="string" office:string-value="Privacy-29-2" calcext:value-type="string">
            <text:p>Privacy-29-2</text:p>
          </table:table-cell>
        </table:table-row>
        <table:table-row table:style-name="ro121">
          <table:table-cell table:formula="of:=IFERROR(VLOOKUP(ROW();['customization-items'.$B$1:'customization-items'.$C$1055];COLUMN(['customization-items'.$C$1])-COLUMN(['customization-items'.$B$1])+1;0);&quot;&quot;)" office:value-type="string" office:string-value="Privacy-30-1" calcext:value-type="string">
            <text:p>Privacy-30-1</text:p>
          </table:table-cell>
        </table:table-row>
        <table:table-row table:style-name="ro121">
          <table:table-cell table:formula="of:=IFERROR(VLOOKUP(ROW();['customization-items'.$B$1:'customization-items'.$C$1055];COLUMN(['customization-items'.$C$1])-COLUMN(['customization-items'.$B$1])+1;0);&quot;&quot;)" office:value-type="string" office:string-value="Privacy-30-2" calcext:value-type="string">
            <text:p>Privacy-30-2</text:p>
          </table:table-cell>
        </table:table-row>
        <table:table-row table:style-name="ro121">
          <table:table-cell table:formula="of:=IFERROR(VLOOKUP(ROW();['customization-items'.$B$1:'customization-items'.$C$1055];COLUMN(['customization-items'.$C$1])-COLUMN(['customization-items'.$B$1])+1;0);&quot;&quot;)" office:value-type="string" office:string-value="Privacy-30-3" calcext:value-type="string">
            <text:p>Privacy-30-3</text:p>
          </table:table-cell>
        </table:table-row>
        <table:table-row table:style-name="ro121">
          <table:table-cell table:formula="of:=IFERROR(VLOOKUP(ROW();['customization-items'.$B$1:'customization-items'.$C$1055];COLUMN(['customization-items'.$C$1])-COLUMN(['customization-items'.$B$1])+1;0);&quot;&quot;)" office:value-type="string" office:string-value="Privacy-32-1" calcext:value-type="string">
            <text:p>Privacy-32-1</text:p>
          </table:table-cell>
        </table:table-row>
        <table:table-row table:style-name="ro121">
          <table:table-cell table:formula="of:=IFERROR(VLOOKUP(ROW();['customization-items'.$B$1:'customization-items'.$C$1055];COLUMN(['customization-items'.$C$1])-COLUMN(['customization-items'.$B$1])+1;0);&quot;&quot;)" office:value-type="string" office:string-value="Privacy-32-2" calcext:value-type="string">
            <text:p>Privacy-32-2</text:p>
          </table:table-cell>
        </table:table-row>
        <table:table-row table:style-name="ro121">
          <table:table-cell table:formula="of:=IFERROR(VLOOKUP(ROW();['customization-items'.$B$1:'customization-items'.$C$1055];COLUMN(['customization-items'.$C$1])-COLUMN(['customization-items'.$B$1])+1;0);&quot;&quot;)" office:value-type="string" office:string-value="Privacy-33-1" calcext:value-type="string">
            <text:p>Privacy-33-1</text:p>
          </table:table-cell>
        </table:table-row>
        <table:table-row table:style-name="ro121">
          <table:table-cell table:formula="of:=IFERROR(VLOOKUP(ROW();['customization-items'.$B$1:'customization-items'.$C$1055];COLUMN(['customization-items'.$C$1])-COLUMN(['customization-items'.$B$1])+1;0);&quot;&quot;)" office:value-type="string" office:string-value="Privacy-33-2" calcext:value-type="string">
            <text:p>Privacy-33-2</text:p>
          </table:table-cell>
        </table:table-row>
        <table:table-row table:style-name="ro121">
          <table:table-cell table:formula="of:=IFERROR(VLOOKUP(ROW();['customization-items'.$B$1:'customization-items'.$C$1055];COLUMN(['customization-items'.$C$1])-COLUMN(['customization-items'.$B$1])+1;0);&quot;&quot;)" office:value-type="string" office:string-value="Privacy-33-3" calcext:value-type="string">
            <text:p>Privacy-33-3</text:p>
          </table:table-cell>
        </table:table-row>
        <table:table-row table:style-name="ro121">
          <table:table-cell table:formula="of:=IFERROR(VLOOKUP(ROW();['customization-items'.$B$1:'customization-items'.$C$1055];COLUMN(['customization-items'.$C$1])-COLUMN(['customization-items'.$B$1])+1;0);&quot;&quot;)" office:value-type="string" office:string-value="Privacy-34-1" calcext:value-type="string">
            <text:p>Privacy-34-1</text:p>
          </table:table-cell>
        </table:table-row>
        <table:table-row table:style-name="ro121">
          <table:table-cell table:formula="of:=IFERROR(VLOOKUP(ROW();['customization-items'.$B$1:'customization-items'.$C$1055];COLUMN(['customization-items'.$C$1])-COLUMN(['customization-items'.$B$1])+1;0);&quot;&quot;)" office:value-type="string" office:string-value="Privacy-34-2" calcext:value-type="string">
            <text:p>Privacy-34-2</text:p>
          </table:table-cell>
        </table:table-row>
        <table:table-row table:style-name="ro121">
          <table:table-cell table:formula="of:=IFERROR(VLOOKUP(ROW();['customization-items'.$B$1:'customization-items'.$C$1055];COLUMN(['customization-items'.$C$1])-COLUMN(['customization-items'.$B$1])+1;0);&quot;&quot;)" office:value-type="string" office:string-value="Privacy-35-1" calcext:value-type="string">
            <text:p>Privacy-35-1</text:p>
          </table:table-cell>
        </table:table-row>
        <table:table-row table:style-name="ro121">
          <table:table-cell table:formula="of:=IFERROR(VLOOKUP(ROW();['customization-items'.$B$1:'customization-items'.$C$1055];COLUMN(['customization-items'.$C$1])-COLUMN(['customization-items'.$B$1])+1;0);&quot;&quot;)" office:value-type="string" office:string-value="Privacy-35-2" calcext:value-type="string">
            <text:p>Privacy-35-2</text:p>
          </table:table-cell>
        </table:table-row>
        <table:table-row table:style-name="ro121">
          <table:table-cell table:formula="of:=IFERROR(VLOOKUP(ROW();['customization-items'.$B$1:'customization-items'.$C$1055];COLUMN(['customization-items'.$C$1])-COLUMN(['customization-items'.$B$1])+1;0);&quot;&quot;)" office:value-type="string" office:string-value="Privacy-35-3" calcext:value-type="string">
            <text:p>Privacy-35-3</text:p>
          </table:table-cell>
        </table:table-row>
        <table:table-row table:style-name="ro121">
          <table:table-cell table:formula="of:=IFERROR(VLOOKUP(ROW();['customization-items'.$B$1:'customization-items'.$C$1055];COLUMN(['customization-items'.$C$1])-COLUMN(['customization-items'.$B$1])+1;0);&quot;&quot;)" office:value-type="string" office:string-value="Privacy-35-4" calcext:value-type="string">
            <text:p>Privacy-35-4</text:p>
          </table:table-cell>
        </table:table-row>
        <table:table-row table:style-name="ro121">
          <table:table-cell table:formula="of:=IFERROR(VLOOKUP(ROW();['customization-items'.$B$1:'customization-items'.$C$1055];COLUMN(['customization-items'.$C$1])-COLUMN(['customization-items'.$B$1])+1;0);&quot;&quot;)" office:value-type="string" office:string-value="Privacy-36-1" calcext:value-type="string">
            <text:p>Privacy-36-1</text:p>
          </table:table-cell>
        </table:table-row>
        <table:table-row table:style-name="ro121">
          <table:table-cell table:formula="of:=IFERROR(VLOOKUP(ROW();['customization-items'.$B$1:'customization-items'.$C$1055];COLUMN(['customization-items'.$C$1])-COLUMN(['customization-items'.$B$1])+1;0);&quot;&quot;)" office:value-type="string" office:string-value="Privacy-36-2" calcext:value-type="string">
            <text:p>Privacy-36-2</text:p>
          </table:table-cell>
        </table:table-row>
        <table:table-row table:style-name="ro121">
          <table:table-cell table:formula="of:=IFERROR(VLOOKUP(ROW();['customization-items'.$B$1:'customization-items'.$C$1055];COLUMN(['customization-items'.$C$1])-COLUMN(['customization-items'.$B$1])+1;0);&quot;&quot;)" office:value-type="string" office:string-value="Privacy-37-1" calcext:value-type="string">
            <text:p>Privacy-37-1</text:p>
          </table:table-cell>
        </table:table-row>
        <table:table-row table:style-name="ro121">
          <table:table-cell table:formula="of:=IFERROR(VLOOKUP(ROW();['customization-items'.$B$1:'customization-items'.$C$1055];COLUMN(['customization-items'.$C$1])-COLUMN(['customization-items'.$B$1])+1;0);&quot;&quot;)" office:value-type="string" office:string-value="Privacy-37-2" calcext:value-type="string">
            <text:p>Privacy-37-2</text:p>
          </table:table-cell>
        </table:table-row>
        <table:table-row table:style-name="ro121">
          <table:table-cell table:formula="of:=IFERROR(VLOOKUP(ROW();['customization-items'.$B$1:'customization-items'.$C$1055];COLUMN(['customization-items'.$C$1])-COLUMN(['customization-items'.$B$1])+1;0);&quot;&quot;)" office:value-type="string" office:string-value="Privacy-38-1" calcext:value-type="string">
            <text:p>Privacy-38-1</text:p>
          </table:table-cell>
        </table:table-row>
        <table:table-row table:style-name="ro121">
          <table:table-cell table:formula="of:=IFERROR(VLOOKUP(ROW();['customization-items'.$B$1:'customization-items'.$C$1055];COLUMN(['customization-items'.$C$1])-COLUMN(['customization-items'.$B$1])+1;0);&quot;&quot;)" office:value-type="string" office:string-value="Privacy-38-2" calcext:value-type="string">
            <text:p>Privacy-38-2</text:p>
          </table:table-cell>
        </table:table-row>
        <table:table-row table:style-name="ro121">
          <table:table-cell table:formula="of:=IFERROR(VLOOKUP(ROW();['customization-items'.$B$1:'customization-items'.$C$1055];COLUMN(['customization-items'.$C$1])-COLUMN(['customization-items'.$B$1])+1;0);&quot;&quot;)" office:value-type="string" office:string-value="Privacy-39-1" calcext:value-type="string">
            <text:p>Privacy-39-1</text:p>
          </table:table-cell>
        </table:table-row>
        <table:table-row table:style-name="ro121">
          <table:table-cell table:formula="of:=IFERROR(VLOOKUP(ROW();['customization-items'.$B$1:'customization-items'.$C$1055];COLUMN(['customization-items'.$C$1])-COLUMN(['customization-items'.$B$1])+1;0);&quot;&quot;)" office:value-type="string" office:string-value="Privacy-39-2" calcext:value-type="string">
            <text:p>Privacy-39-2</text:p>
          </table:table-cell>
        </table:table-row>
        <table:table-row table:style-name="ro121">
          <table:table-cell table:formula="of:=IFERROR(VLOOKUP(ROW();['customization-items'.$B$1:'customization-items'.$C$1055];COLUMN(['customization-items'.$C$1])-COLUMN(['customization-items'.$B$1])+1;0);&quot;&quot;)" office:value-type="string" office:string-value="Privacy-40-1" calcext:value-type="string">
            <text:p>Privacy-40-1</text:p>
          </table:table-cell>
        </table:table-row>
        <table:table-row table:style-name="ro121">
          <table:table-cell table:formula="of:=IFERROR(VLOOKUP(ROW();['customization-items'.$B$1:'customization-items'.$C$1055];COLUMN(['customization-items'.$C$1])-COLUMN(['customization-items'.$B$1])+1;0);&quot;&quot;)" office:value-type="string" office:string-value="Privacy-40-2" calcext:value-type="string">
            <text:p>Privacy-40-2</text:p>
          </table:table-cell>
        </table:table-row>
        <table:table-row table:style-name="ro121">
          <table:table-cell table:formula="of:=IFERROR(VLOOKUP(ROW();['customization-items'.$B$1:'customization-items'.$C$1055];COLUMN(['customization-items'.$C$1])-COLUMN(['customization-items'.$B$1])+1;0);&quot;&quot;)" office:value-type="string" office:string-value="Privacy-41-1" calcext:value-type="string">
            <text:p>Privacy-41-1</text:p>
          </table:table-cell>
        </table:table-row>
        <table:table-row table:style-name="ro121">
          <table:table-cell table:formula="of:=IFERROR(VLOOKUP(ROW();['customization-items'.$B$1:'customization-items'.$C$1055];COLUMN(['customization-items'.$C$1])-COLUMN(['customization-items'.$B$1])+1;0);&quot;&quot;)" office:value-type="string" office:string-value="Privacy-41-2" calcext:value-type="string">
            <text:p>Privacy-41-2</text:p>
          </table:table-cell>
        </table:table-row>
        <table:table-row table:style-name="ro121">
          <table:table-cell table:formula="of:=IFERROR(VLOOKUP(ROW();['customization-items'.$B$1:'customization-items'.$C$1055];COLUMN(['customization-items'.$C$1])-COLUMN(['customization-items'.$B$1])+1;0);&quot;&quot;)" office:value-type="string" office:string-value="Privacy-42-1" calcext:value-type="string">
            <text:p>Privacy-42-1</text:p>
          </table:table-cell>
        </table:table-row>
        <table:table-row table:style-name="ro121">
          <table:table-cell table:formula="of:=IFERROR(VLOOKUP(ROW();['customization-items'.$B$1:'customization-items'.$C$1055];COLUMN(['customization-items'.$C$1])-COLUMN(['customization-items'.$B$1])+1;0);&quot;&quot;)" office:value-type="string" office:string-value="Privacy-42-2" calcext:value-type="string">
            <text:p>Privacy-42-2</text:p>
          </table:table-cell>
        </table:table-row>
        <table:table-row table:style-name="ro121">
          <table:table-cell table:formula="of:=IFERROR(VLOOKUP(ROW();['customization-items'.$B$1:'customization-items'.$C$1055];COLUMN(['customization-items'.$C$1])-COLUMN(['customization-items'.$B$1])+1;0);&quot;&quot;)" office:value-type="string" office:string-value="Privacy-43-1" calcext:value-type="string">
            <text:p>Privacy-43-1</text:p>
          </table:table-cell>
        </table:table-row>
        <table:table-row table:style-name="ro121">
          <table:table-cell table:formula="of:=IFERROR(VLOOKUP(ROW();['customization-items'.$B$1:'customization-items'.$C$1055];COLUMN(['customization-items'.$C$1])-COLUMN(['customization-items'.$B$1])+1;0);&quot;&quot;)" office:value-type="string" office:string-value="Privacy-43-2" calcext:value-type="string">
            <text:p>Privacy-43-2</text:p>
          </table:table-cell>
        </table:table-row>
        <table:table-row table:style-name="ro121">
          <table:table-cell table:formula="of:=IFERROR(VLOOKUP(ROW();['customization-items'.$B$1:'customization-items'.$C$1055];COLUMN(['customization-items'.$C$1])-COLUMN(['customization-items'.$B$1])+1;0);&quot;&quot;)" office:value-type="string" office:string-value="Privacy-43-3" calcext:value-type="string">
            <text:p>Privacy-43-3</text:p>
          </table:table-cell>
        </table:table-row>
        <table:table-row table:style-name="ro121">
          <table:table-cell table:formula="of:=IFERROR(VLOOKUP(ROW();['customization-items'.$B$1:'customization-items'.$C$1055];COLUMN(['customization-items'.$C$1])-COLUMN(['customization-items'.$B$1])+1;0);&quot;&quot;)" office:value-type="string" office:string-value="Privacy-43-4" calcext:value-type="string">
            <text:p>Privacy-43-4</text:p>
          </table:table-cell>
        </table:table-row>
        <table:table-row table:style-name="ro121">
          <table:table-cell table:formula="of:=IFERROR(VLOOKUP(ROW();['customization-items'.$B$1:'customization-items'.$C$1055];COLUMN(['customization-items'.$C$1])-COLUMN(['customization-items'.$B$1])+1;0);&quot;&quot;)" office:value-type="string" office:string-value="Startup-1-2" calcext:value-type="string">
            <text:p>Startup-1-2</text:p>
          </table:table-cell>
        </table:table-row>
        <table:table-row table:style-name="ro121">
          <table:table-cell table:formula="of:=IFERROR(VLOOKUP(ROW();['customization-items'.$B$1:'customization-items'.$C$1055];COLUMN(['customization-items'.$C$1])-COLUMN(['customization-items'.$B$1])+1;0);&quot;&quot;)" office:value-type="string" office:string-value="Startup-2-1" calcext:value-type="string">
            <text:p>Startup-2-1</text:p>
          </table:table-cell>
        </table:table-row>
        <table:table-row table:style-name="ro121">
          <table:table-cell table:formula="of:=IFERROR(VLOOKUP(ROW();['customization-items'.$B$1:'customization-items'.$C$1055];COLUMN(['customization-items'.$C$1])-COLUMN(['customization-items'.$B$1])+1;0);&quot;&quot;)" office:value-type="string" office:string-value="Startup-2-2" calcext:value-type="string">
            <text:p>Startup-2-2</text:p>
          </table:table-cell>
        </table:table-row>
        <table:table-row table:style-name="ro121">
          <table:table-cell table:formula="of:=IFERROR(VLOOKUP(ROW();['customization-items'.$B$1:'customization-items'.$C$1055];COLUMN(['customization-items'.$C$1])-COLUMN(['customization-items'.$B$1])+1;0);&quot;&quot;)" office:value-type="string" office:string-value="Startup-2-3" calcext:value-type="string">
            <text:p>Startup-2-3</text:p>
          </table:table-cell>
        </table:table-row>
        <table:table-row table:style-name="ro121">
          <table:table-cell table:formula="of:=IFERROR(VLOOKUP(ROW();['customization-items'.$B$1:'customization-items'.$C$1055];COLUMN(['customization-items'.$C$1])-COLUMN(['customization-items'.$B$1])+1;0);&quot;&quot;)" office:value-type="string" office:string-value="Startup-3-1" calcext:value-type="string">
            <text:p>Startup-3-1</text:p>
          </table:table-cell>
        </table:table-row>
        <table:table-row table:style-name="ro121">
          <table:table-cell table:formula="of:=IFERROR(VLOOKUP(ROW();['customization-items'.$B$1:'customization-items'.$C$1055];COLUMN(['customization-items'.$C$1])-COLUMN(['customization-items'.$B$1])+1;0);&quot;&quot;)" office:value-type="string" office:string-value="Startup-3-2" calcext:value-type="string">
            <text:p>Startup-3-2</text:p>
          </table:table-cell>
        </table:table-row>
        <table:table-row table:style-name="ro121">
          <table:table-cell table:formula="of:=IFERROR(VLOOKUP(ROW();['customization-items'.$B$1:'customization-items'.$C$1055];COLUMN(['customization-items'.$C$1])-COLUMN(['customization-items'.$B$1])+1;0);&quot;&quot;)" office:value-type="string" office:string-value="Startup-3-3" calcext:value-type="string">
            <text:p>Startup-3-3</text:p>
          </table:table-cell>
        </table:table-row>
        <table:table-row table:style-name="ro121">
          <table:table-cell table:formula="of:=IFERROR(VLOOKUP(ROW();['customization-items'.$B$1:'customization-items'.$C$1055];COLUMN(['customization-items'.$C$1])-COLUMN(['customization-items'.$B$1])+1;0);&quot;&quot;)" office:value-type="string" office:string-value="Startup-4-2" calcext:value-type="string">
            <text:p>Startup-4-2</text:p>
          </table:table-cell>
        </table:table-row>
        <table:table-row table:style-name="ro121">
          <table:table-cell table:formula="of:=IFERROR(VLOOKUP(ROW();['customization-items'.$B$1:'customization-items'.$C$1055];COLUMN(['customization-items'.$C$1])-COLUMN(['customization-items'.$B$1])+1;0);&quot;&quot;)" office:value-type="string" office:string-value="Startup-5-1" calcext:value-type="string">
            <text:p>Startup-5-1</text:p>
          </table:table-cell>
        </table:table-row>
        <table:table-row table:style-name="ro121">
          <table:table-cell table:formula="of:=IFERROR(VLOOKUP(ROW();['customization-items'.$B$1:'customization-items'.$C$1055];COLUMN(['customization-items'.$C$1])-COLUMN(['customization-items'.$B$1])+1;0);&quot;&quot;)" office:value-type="string" office:string-value="Startup-5-2" calcext:value-type="string">
            <text:p>Startup-5-2</text:p>
          </table:table-cell>
        </table:table-row>
        <table:table-row table:style-name="ro121">
          <table:table-cell table:formula="of:=IFERROR(VLOOKUP(ROW();['customization-items'.$B$1:'customization-items'.$C$1055];COLUMN(['customization-items'.$C$1])-COLUMN(['customization-items'.$B$1])+1;0);&quot;&quot;)" office:value-type="string" office:string-value="Startup-7-1" calcext:value-type="string">
            <text:p>Startup-7-1</text:p>
          </table:table-cell>
        </table:table-row>
        <table:table-row table:style-name="ro121">
          <table:table-cell table:formula="of:=IFERROR(VLOOKUP(ROW();['customization-items'.$B$1:'customization-items'.$C$1055];COLUMN(['customization-items'.$C$1])-COLUMN(['customization-items'.$B$1])+1;0);&quot;&quot;)" office:value-type="string" office:string-value="Startup-7-2" calcext:value-type="string">
            <text:p>Startup-7-2</text:p>
          </table:table-cell>
        </table:table-row>
        <table:table-row table:style-name="ro121">
          <table:table-cell table:formula="of:=IFERROR(VLOOKUP(ROW();['customization-items'.$B$1:'customization-items'.$C$1055];COLUMN(['customization-items'.$C$1])-COLUMN(['customization-items'.$B$1])+1;0);&quot;&quot;)" office:value-type="string" office:string-value="Startup-10-1" calcext:value-type="string">
            <text:p>Startup-10-1</text:p>
          </table:table-cell>
        </table:table-row>
        <table:table-row table:style-name="ro121">
          <table:table-cell table:formula="of:=IFERROR(VLOOKUP(ROW();['customization-items'.$B$1:'customization-items'.$C$1055];COLUMN(['customization-items'.$C$1])-COLUMN(['customization-items'.$B$1])+1;0);&quot;&quot;)" office:value-type="string" office:string-value="Startup-10-2" calcext:value-type="string">
            <text:p>Startup-10-2</text:p>
          </table:table-cell>
        </table:table-row>
        <table:table-row table:style-name="ro121">
          <table:table-cell table:formula="of:=IFERROR(VLOOKUP(ROW();['customization-items'.$B$1:'customization-items'.$C$1055];COLUMN(['customization-items'.$C$1])-COLUMN(['customization-items'.$B$1])+1;0);&quot;&quot;)" office:value-type="string" office:string-value="Websearch-1-2" calcext:value-type="string">
            <text:p>Websearch-1-2</text:p>
          </table:table-cell>
        </table:table-row>
        <table:table-row table:style-name="ro121">
          <table:table-cell table:formula="of:=IFERROR(VLOOKUP(ROW();['customization-items'.$B$1:'customization-items'.$C$1055];COLUMN(['customization-items'.$C$1])-COLUMN(['customization-items'.$B$1])+1;0);&quot;&quot;)" office:value-type="string" office:string-value="Websearch-2-1" calcext:value-type="string">
            <text:p>Websearch-2-1</text:p>
          </table:table-cell>
        </table:table-row>
        <table:table-row table:style-name="ro121">
          <table:table-cell table:formula="of:=IFERROR(VLOOKUP(ROW();['customization-items'.$B$1:'customization-items'.$C$1055];COLUMN(['customization-items'.$C$1])-COLUMN(['customization-items'.$B$1])+1;0);&quot;&quot;)" office:value-type="string" office:string-value="Websearch-2-2" calcext:value-type="string">
            <text:p>Websearch-2-2</text:p>
          </table:table-cell>
        </table:table-row>
        <table:table-row table:style-name="ro121">
          <table:table-cell table:formula="of:=IFERROR(VLOOKUP(ROW();['customization-items'.$B$1:'customization-items'.$C$1055];COLUMN(['customization-items'.$C$1])-COLUMN(['customization-items'.$B$1])+1;0);&quot;&quot;)" office:value-type="string" office:string-value="Location-1-1" calcext:value-type="string">
            <text:p>Location-1-1</text:p>
          </table:table-cell>
        </table:table-row>
        <table:table-row table:style-name="ro121">
          <table:table-cell table:formula="of:=IFERROR(VLOOKUP(ROW();['customization-items'.$B$1:'customization-items'.$C$1055];COLUMN(['customization-items'.$C$1])-COLUMN(['customization-items'.$B$1])+1;0);&quot;&quot;)" office:value-type="string" office:string-value="Location-1-2" calcext:value-type="string">
            <text:p>Location-1-2</text:p>
          </table:table-cell>
        </table:table-row>
        <table:table-row table:style-name="ro121">
          <table:table-cell table:formula="of:=IFERROR(VLOOKUP(ROW();['customization-items'.$B$1:'customization-items'.$C$1055];COLUMN(['customization-items'.$C$1])-COLUMN(['customization-items'.$B$1])+1;0);&quot;&quot;)" office:value-type="string" office:string-value="Download-1-1" calcext:value-type="string">
            <text:p>Download-1-1</text:p>
          </table:table-cell>
        </table:table-row>
        <table:table-row table:style-name="ro121">
          <table:table-cell table:formula="of:=IFERROR(VLOOKUP(ROW();['customization-items'.$B$1:'customization-items'.$C$1055];COLUMN(['customization-items'.$C$1])-COLUMN(['customization-items'.$B$1])+1;0);&quot;&quot;)" office:value-type="string" office:string-value="Download-1-2" calcext:value-type="string">
            <text:p>Download-1-2</text:p>
          </table:table-cell>
        </table:table-row>
        <table:table-row table:style-name="ro121">
          <table:table-cell table:formula="of:=IFERROR(VLOOKUP(ROW();['customization-items'.$B$1:'customization-items'.$C$1055];COLUMN(['customization-items'.$C$1])-COLUMN(['customization-items'.$B$1])+1;0);&quot;&quot;)" office:value-type="string" office:string-value="Download-2-1" calcext:value-type="string">
            <text:p>Download-2-1</text:p>
          </table:table-cell>
        </table:table-row>
        <table:table-row table:style-name="ro121">
          <table:table-cell table:formula="of:=IFERROR(VLOOKUP(ROW();['customization-items'.$B$1:'customization-items'.$C$1055];COLUMN(['customization-items'.$C$1])-COLUMN(['customization-items'.$B$1])+1;0);&quot;&quot;)" office:value-type="string" office:string-value="Download-2-2" calcext:value-type="string">
            <text:p>Download-2-2</text:p>
          </table:table-cell>
        </table:table-row>
        <table:table-row table:style-name="ro121">
          <table:table-cell table:formula="of:=IFERROR(VLOOKUP(ROW();['customization-items'.$B$1:'customization-items'.$C$1055];COLUMN(['customization-items'.$C$1])-COLUMN(['customization-items'.$B$1])+1;0);&quot;&quot;)" office:value-type="string" office:string-value="Download-2-3" calcext:value-type="string">
            <text:p>Download-2-3</text:p>
          </table:table-cell>
        </table:table-row>
        <table:table-row table:style-name="ro121">
          <table:table-cell table:formula="of:=IFERROR(VLOOKUP(ROW();['customization-items'.$B$1:'customization-items'.$C$1055];COLUMN(['customization-items'.$C$1])-COLUMN(['customization-items'.$B$1])+1;0);&quot;&quot;)" office:value-type="string" office:string-value="Download-3-1" calcext:value-type="string">
            <text:p>Download-3-1</text:p>
          </table:table-cell>
        </table:table-row>
        <table:table-row table:style-name="ro121">
          <table:table-cell table:formula="of:=IFERROR(VLOOKUP(ROW();['customization-items'.$B$1:'customization-items'.$C$1055];COLUMN(['customization-items'.$C$1])-COLUMN(['customization-items'.$B$1])+1;0);&quot;&quot;)" office:value-type="string" office:string-value="Download-3-2" calcext:value-type="string">
            <text:p>Download-3-2</text:p>
          </table:table-cell>
        </table:table-row>
        <table:table-row table:style-name="ro121">
          <table:table-cell table:formula="of:=IFERROR(VLOOKUP(ROW();['customization-items'.$B$1:'customization-items'.$C$1055];COLUMN(['customization-items'.$C$1])-COLUMN(['customization-items'.$B$1])+1;0);&quot;&quot;)" office:value-type="string" office:string-value="Download-3-3" calcext:value-type="string">
            <text:p>Download-3-3</text:p>
          </table:table-cell>
        </table:table-row>
        <table:table-row table:style-name="ro121">
          <table:table-cell table:formula="of:=IFERROR(VLOOKUP(ROW();['customization-items'.$B$1:'customization-items'.$C$1055];COLUMN(['customization-items'.$C$1])-COLUMN(['customization-items'.$B$1])+1;0);&quot;&quot;)" office:value-type="string" office:string-value="Tab-1-1" calcext:value-type="string">
            <text:p>Tab-1-1</text:p>
          </table:table-cell>
        </table:table-row>
        <table:table-row table:style-name="ro121">
          <table:table-cell table:formula="of:=IFERROR(VLOOKUP(ROW();['customization-items'.$B$1:'customization-items'.$C$1055];COLUMN(['customization-items'.$C$1])-COLUMN(['customization-items'.$B$1])+1;0);&quot;&quot;)" office:value-type="string" office:string-value="Tab-1-2" calcext:value-type="string">
            <text:p>Tab-1-2</text:p>
          </table:table-cell>
        </table:table-row>
        <table:table-row table:style-name="ro121">
          <table:table-cell table:formula="of:=IFERROR(VLOOKUP(ROW();['customization-items'.$B$1:'customization-items'.$C$1055];COLUMN(['customization-items'.$C$1])-COLUMN(['customization-items'.$B$1])+1;0);&quot;&quot;)" office:value-type="string" office:string-value="Tab-1-3" calcext:value-type="string">
            <text:p>Tab-1-3</text:p>
          </table:table-cell>
        </table:table-row>
        <table:table-row table:style-name="ro121">
          <table:table-cell table:formula="of:=IFERROR(VLOOKUP(ROW();['customization-items'.$B$1:'customization-items'.$C$1055];COLUMN(['customization-items'.$C$1])-COLUMN(['customization-items'.$B$1])+1;0);&quot;&quot;)" office:value-type="string" office:string-value="Tab-2-1" calcext:value-type="string">
            <text:p>Tab-2-1</text:p>
          </table:table-cell>
        </table:table-row>
        <table:table-row table:style-name="ro121">
          <table:table-cell table:formula="of:=IFERROR(VLOOKUP(ROW();['customization-items'.$B$1:'customization-items'.$C$1055];COLUMN(['customization-items'.$C$1])-COLUMN(['customization-items'.$B$1])+1;0);&quot;&quot;)" office:value-type="string" office:string-value="Tab-2-2" calcext:value-type="string">
            <text:p>Tab-2-2</text:p>
          </table:table-cell>
        </table:table-row>
        <table:table-row table:style-name="ro121">
          <table:table-cell table:formula="of:=IFERROR(VLOOKUP(ROW();['customization-items'.$B$1:'customization-items'.$C$1055];COLUMN(['customization-items'.$C$1])-COLUMN(['customization-items'.$B$1])+1;0);&quot;&quot;)" office:value-type="string" office:string-value="Tab-2-3" calcext:value-type="string">
            <text:p>Tab-2-3</text:p>
          </table:table-cell>
        </table:table-row>
        <table:table-row table:style-name="ro121">
          <table:table-cell table:formula="of:=IFERROR(VLOOKUP(ROW();['customization-items'.$B$1:'customization-items'.$C$1055];COLUMN(['customization-items'.$C$1])-COLUMN(['customization-items'.$B$1])+1;0);&quot;&quot;)" office:value-type="string" office:string-value="Tab-3-1" calcext:value-type="string">
            <text:p>Tab-3-1</text:p>
          </table:table-cell>
        </table:table-row>
        <table:table-row table:style-name="ro121">
          <table:table-cell table:formula="of:=IFERROR(VLOOKUP(ROW();['customization-items'.$B$1:'customization-items'.$C$1055];COLUMN(['customization-items'.$C$1])-COLUMN(['customization-items'.$B$1])+1;0);&quot;&quot;)" office:value-type="string" office:string-value="Tab-3-2" calcext:value-type="string">
            <text:p>Tab-3-2</text:p>
          </table:table-cell>
        </table:table-row>
        <table:table-row table:style-name="ro121">
          <table:table-cell table:formula="of:=IFERROR(VLOOKUP(ROW();['customization-items'.$B$1:'customization-items'.$C$1055];COLUMN(['customization-items'.$C$1])-COLUMN(['customization-items'.$B$1])+1;0);&quot;&quot;)" office:value-type="string" office:string-value="Tab-3-3" calcext:value-type="string">
            <text:p>Tab-3-3</text:p>
          </table:table-cell>
        </table:table-row>
        <table:table-row table:style-name="ro121">
          <table:table-cell table:formula="of:=IFERROR(VLOOKUP(ROW();['customization-items'.$B$1:'customization-items'.$C$1055];COLUMN(['customization-items'.$C$1])-COLUMN(['customization-items'.$B$1])+1;0);&quot;&quot;)" office:value-type="string" office:string-value="Tab-5-1" calcext:value-type="string">
            <text:p>Tab-5-1</text:p>
          </table:table-cell>
        </table:table-row>
        <table:table-row table:style-name="ro121">
          <table:table-cell table:formula="of:=IFERROR(VLOOKUP(ROW();['customization-items'.$B$1:'customization-items'.$C$1055];COLUMN(['customization-items'.$C$1])-COLUMN(['customization-items'.$B$1])+1;0);&quot;&quot;)" office:value-type="string" office:string-value="Tab-5-2" calcext:value-type="string">
            <text:p>Tab-5-2</text:p>
          </table:table-cell>
        </table:table-row>
        <table:table-row table:style-name="ro121">
          <table:table-cell table:formula="of:=IFERROR(VLOOKUP(ROW();['customization-items'.$B$1:'customization-items'.$C$1055];COLUMN(['customization-items'.$C$1])-COLUMN(['customization-items'.$B$1])+1;0);&quot;&quot;)" office:value-type="string" office:string-value="Tab-5-3" calcext:value-type="string">
            <text:p>Tab-5-3</text:p>
          </table:table-cell>
        </table:table-row>
        <table:table-row table:style-name="ro121">
          <table:table-cell table:formula="of:=IFERROR(VLOOKUP(ROW();['customization-items'.$B$1:'customization-items'.$C$1055];COLUMN(['customization-items'.$C$1])-COLUMN(['customization-items'.$B$1])+1;0);&quot;&quot;)" office:value-type="string" office:string-value="Tab-6-1" calcext:value-type="string">
            <text:p>Tab-6-1</text:p>
          </table:table-cell>
        </table:table-row>
        <table:table-row table:style-name="ro121">
          <table:table-cell table:formula="of:=IFERROR(VLOOKUP(ROW();['customization-items'.$B$1:'customization-items'.$C$1055];COLUMN(['customization-items'.$C$1])-COLUMN(['customization-items'.$B$1])+1;0);&quot;&quot;)" office:value-type="string" office:string-value="Tab-6-2" calcext:value-type="string">
            <text:p>Tab-6-2</text:p>
          </table:table-cell>
        </table:table-row>
        <table:table-row table:style-name="ro121">
          <table:table-cell table:formula="of:=IFERROR(VLOOKUP(ROW();['customization-items'.$B$1:'customization-items'.$C$1055];COLUMN(['customization-items'.$C$1])-COLUMN(['customization-items'.$B$1])+1;0);&quot;&quot;)" office:value-type="string" office:string-value="Tab-9-1" calcext:value-type="string">
            <text:p>Tab-9-1</text:p>
          </table:table-cell>
        </table:table-row>
        <table:table-row table:style-name="ro121">
          <table:table-cell table:formula="of:=IFERROR(VLOOKUP(ROW();['customization-items'.$B$1:'customization-items'.$C$1055];COLUMN(['customization-items'.$C$1])-COLUMN(['customization-items'.$B$1])+1;0);&quot;&quot;)" office:value-type="string" office:string-value="Tab-9-2" calcext:value-type="string">
            <text:p>Tab-9-2</text:p>
          </table:table-cell>
        </table:table-row>
        <table:table-row table:style-name="ro121">
          <table:table-cell table:formula="of:=IFERROR(VLOOKUP(ROW();['customization-items'.$B$1:'customization-items'.$C$1055];COLUMN(['customization-items'.$C$1])-COLUMN(['customization-items'.$B$1])+1;0);&quot;&quot;)" office:value-type="string" office:string-value="Tab-10-1" calcext:value-type="string">
            <text:p>Tab-10-1</text:p>
          </table:table-cell>
        </table:table-row>
        <table:table-row table:style-name="ro121">
          <table:table-cell table:formula="of:=IFERROR(VLOOKUP(ROW();['customization-items'.$B$1:'customization-items'.$C$1055];COLUMN(['customization-items'.$C$1])-COLUMN(['customization-items'.$B$1])+1;0);&quot;&quot;)" office:value-type="string" office:string-value="Tab-10-3" calcext:value-type="string">
            <text:p>Tab-10-3</text:p>
          </table:table-cell>
        </table:table-row>
        <table:table-row table:style-name="ro121">
          <table:table-cell table:formula="of:=IFERROR(VLOOKUP(ROW();['customization-items'.$B$1:'customization-items'.$C$1055];COLUMN(['customization-items'.$C$1])-COLUMN(['customization-items'.$B$1])+1;0);&quot;&quot;)" office:value-type="string" office:string-value="Tab-11-2" calcext:value-type="string">
            <text:p>Tab-11-2</text:p>
          </table:table-cell>
        </table:table-row>
        <table:table-row table:style-name="ro121">
          <table:table-cell table:formula="of:=IFERROR(VLOOKUP(ROW();['customization-items'.$B$1:'customization-items'.$C$1055];COLUMN(['customization-items'.$C$1])-COLUMN(['customization-items'.$B$1])+1;0);&quot;&quot;)" office:value-type="string" office:string-value="Tab-11-4" calcext:value-type="string">
            <text:p>Tab-11-4</text:p>
          </table:table-cell>
        </table:table-row>
        <table:table-row table:style-name="ro121">
          <table:table-cell table:formula="of:=IFERROR(VLOOKUP(ROW();['customization-items'.$B$1:'customization-items'.$C$1055];COLUMN(['customization-items'.$C$1])-COLUMN(['customization-items'.$B$1])+1;0);&quot;&quot;)" office:value-type="string" office:string-value="Tab-12-2" calcext:value-type="string">
            <text:p>Tab-12-2</text:p>
          </table:table-cell>
        </table:table-row>
        <table:table-row table:style-name="ro121">
          <table:table-cell table:formula="of:=IFERROR(VLOOKUP(ROW();['customization-items'.$B$1:'customization-items'.$C$1055];COLUMN(['customization-items'.$C$1])-COLUMN(['customization-items'.$B$1])+1;0);&quot;&quot;)" office:value-type="string" office:string-value="Tab-13-1" calcext:value-type="string">
            <text:p>Tab-13-1</text:p>
          </table:table-cell>
        </table:table-row>
        <table:table-row table:style-name="ro121">
          <table:table-cell table:formula="of:=IFERROR(VLOOKUP(ROW();['customization-items'.$B$1:'customization-items'.$C$1055];COLUMN(['customization-items'.$C$1])-COLUMN(['customization-items'.$B$1])+1;0);&quot;&quot;)" office:value-type="string" office:string-value="Tab-13-3" calcext:value-type="string">
            <text:p>Tab-13-3</text:p>
          </table:table-cell>
        </table:table-row>
        <table:table-row table:style-name="ro121">
          <table:table-cell table:formula="of:=IFERROR(VLOOKUP(ROW();['customization-items'.$B$1:'customization-items'.$C$1055];COLUMN(['customization-items'.$C$1])-COLUMN(['customization-items'.$B$1])+1;0);&quot;&quot;)" office:value-type="string" office:string-value="Tab-14-2" calcext:value-type="string">
            <text:p>Tab-14-2</text:p>
          </table:table-cell>
        </table:table-row>
        <table:table-row table:style-name="ro121">
          <table:table-cell table:formula="of:=IFERROR(VLOOKUP(ROW();['customization-items'.$B$1:'customization-items'.$C$1055];COLUMN(['customization-items'.$C$1])-COLUMN(['customization-items'.$B$1])+1;0);&quot;&quot;)" office:value-type="string" office:string-value="Tab-15-2" calcext:value-type="string">
            <text:p>Tab-15-2</text:p>
          </table:table-cell>
        </table:table-row>
        <table:table-row table:style-name="ro121">
          <table:table-cell table:formula="of:=IFERROR(VLOOKUP(ROW();['customization-items'.$B$1:'customization-items'.$C$1055];COLUMN(['customization-items'.$C$1])-COLUMN(['customization-items'.$B$1])+1;0);&quot;&quot;)" office:value-type="string" office:string-value="Network-1-2" calcext:value-type="string">
            <text:p>Network-1-2</text:p>
          </table:table-cell>
        </table:table-row>
        <table:table-row table:style-name="ro121">
          <table:table-cell table:formula="of:=IFERROR(VLOOKUP(ROW();['customization-items'.$B$1:'customization-items'.$C$1055];COLUMN(['customization-items'.$C$1])-COLUMN(['customization-items'.$B$1])+1;0);&quot;&quot;)" office:value-type="string" office:string-value="Network-2-1" calcext:value-type="string">
            <text:p>Network-2-1</text:p>
          </table:table-cell>
        </table:table-row>
        <table:table-row table:style-name="ro121">
          <table:table-cell table:formula="of:=IFERROR(VLOOKUP(ROW();['customization-items'.$B$1:'customization-items'.$C$1055];COLUMN(['customization-items'.$C$1])-COLUMN(['customization-items'.$B$1])+1;0);&quot;&quot;)" office:value-type="string" office:string-value="Network-2-2" calcext:value-type="string">
            <text:p>Network-2-2</text:p>
          </table:table-cell>
        </table:table-row>
        <table:table-row table:style-name="ro121">
          <table:table-cell table:formula="of:=IFERROR(VLOOKUP(ROW();['customization-items'.$B$1:'customization-items'.$C$1055];COLUMN(['customization-items'.$C$1])-COLUMN(['customization-items'.$B$1])+1;0);&quot;&quot;)" office:value-type="string" office:string-value="Network-2-3" calcext:value-type="string">
            <text:p>Network-2-3</text:p>
          </table:table-cell>
        </table:table-row>
        <table:table-row table:style-name="ro121">
          <table:table-cell table:formula="of:=IFERROR(VLOOKUP(ROW();['customization-items'.$B$1:'customization-items'.$C$1055];COLUMN(['customization-items'.$C$1])-COLUMN(['customization-items'.$B$1])+1;0);&quot;&quot;)" office:value-type="string" office:string-value="Network-2-4" calcext:value-type="string">
            <text:p>Network-2-4</text:p>
          </table:table-cell>
        </table:table-row>
        <table:table-row table:style-name="ro121">
          <table:table-cell table:formula="of:=IFERROR(VLOOKUP(ROW();['customization-items'.$B$1:'customization-items'.$C$1055];COLUMN(['customization-items'.$C$1])-COLUMN(['customization-items'.$B$1])+1;0);&quot;&quot;)" office:value-type="string" office:string-value="Network-2-5" calcext:value-type="string">
            <text:p>Network-2-5</text:p>
          </table:table-cell>
        </table:table-row>
        <table:table-row table:style-name="ro121">
          <table:table-cell table:formula="of:=IFERROR(VLOOKUP(ROW();['customization-items'.$B$1:'customization-items'.$C$1055];COLUMN(['customization-items'.$C$1])-COLUMN(['customization-items'.$B$1])+1;0);&quot;&quot;)" office:value-type="string" office:string-value="Network-4-1" calcext:value-type="string">
            <text:p>Network-4-1</text:p>
          </table:table-cell>
        </table:table-row>
        <table:table-row table:style-name="ro121">
          <table:table-cell table:formula="of:=IFERROR(VLOOKUP(ROW();['customization-items'.$B$1:'customization-items'.$C$1055];COLUMN(['customization-items'.$C$1])-COLUMN(['customization-items'.$B$1])+1;0);&quot;&quot;)" office:value-type="string" office:string-value="Network-5-1" calcext:value-type="string">
            <text:p>Network-5-1</text:p>
          </table:table-cell>
        </table:table-row>
        <table:table-row table:style-name="ro121">
          <table:table-cell table:formula="of:=IFERROR(VLOOKUP(ROW();['customization-items'.$B$1:'customization-items'.$C$1055];COLUMN(['customization-items'.$C$1])-COLUMN(['customization-items'.$B$1])+1;0);&quot;&quot;)" office:value-type="string" office:string-value="Network-5-2" calcext:value-type="string">
            <text:p>Network-5-2</text:p>
          </table:table-cell>
        </table:table-row>
        <table:table-row table:style-name="ro121">
          <table:table-cell table:formula="of:=IFERROR(VLOOKUP(ROW();['customization-items'.$B$1:'customization-items'.$C$1055];COLUMN(['customization-items'.$C$1])-COLUMN(['customization-items'.$B$1])+1;0);&quot;&quot;)" office:value-type="string" office:string-value="Network-6-1" calcext:value-type="string">
            <text:p>Network-6-1</text:p>
          </table:table-cell>
        </table:table-row>
        <table:table-row table:style-name="ro121">
          <table:table-cell table:formula="of:=IFERROR(VLOOKUP(ROW();['customization-items'.$B$1:'customization-items'.$C$1055];COLUMN(['customization-items'.$C$1])-COLUMN(['customization-items'.$B$1])+1;0);&quot;&quot;)" office:value-type="string" office:string-value="Network-6-2" calcext:value-type="string">
            <text:p>Network-6-2</text:p>
          </table:table-cell>
        </table:table-row>
        <table:table-row table:style-name="ro121">
          <table:table-cell table:formula="of:=IFERROR(VLOOKUP(ROW();['customization-items'.$B$1:'customization-items'.$C$1055];COLUMN(['customization-items'.$C$1])-COLUMN(['customization-items'.$B$1])+1;0);&quot;&quot;)" office:value-type="string" office:string-value="Network-7-1" calcext:value-type="string">
            <text:p>Network-7-1</text:p>
          </table:table-cell>
        </table:table-row>
        <table:table-row table:style-name="ro121">
          <table:table-cell table:formula="of:=IFERROR(VLOOKUP(ROW();['customization-items'.$B$1:'customization-items'.$C$1055];COLUMN(['customization-items'.$C$1])-COLUMN(['customization-items'.$B$1])+1;0);&quot;&quot;)" office:value-type="string" office:string-value="Network-7-2" calcext:value-type="string">
            <text:p>Network-7-2</text:p>
          </table:table-cell>
        </table:table-row>
        <table:table-row table:style-name="ro121">
          <table:table-cell table:formula="of:=IFERROR(VLOOKUP(ROW();['customization-items'.$B$1:'customization-items'.$C$1055];COLUMN(['customization-items'.$C$1])-COLUMN(['customization-items'.$B$1])+1;0);&quot;&quot;)" office:value-type="string" office:string-value="Network-8-1" calcext:value-type="string">
            <text:p>Network-8-1</text:p>
          </table:table-cell>
        </table:table-row>
        <table:table-row table:style-name="ro121">
          <table:table-cell table:formula="of:=IFERROR(VLOOKUP(ROW();['customization-items'.$B$1:'customization-items'.$C$1055];COLUMN(['customization-items'.$C$1])-COLUMN(['customization-items'.$B$1])+1;0);&quot;&quot;)" office:value-type="string" office:string-value="Network-8-2" calcext:value-type="string">
            <text:p>Network-8-2</text:p>
          </table:table-cell>
        </table:table-row>
        <table:table-row table:style-name="ro121">
          <table:table-cell table:formula="of:=IFERROR(VLOOKUP(ROW();['customization-items'.$B$1:'customization-items'.$C$1055];COLUMN(['customization-items'.$C$1])-COLUMN(['customization-items'.$B$1])+1;0);&quot;&quot;)" office:value-type="string" office:string-value="Network-10-1" calcext:value-type="string">
            <text:p>Network-10-1</text:p>
          </table:table-cell>
        </table:table-row>
        <table:table-row table:style-name="ro121">
          <table:table-cell table:formula="of:=IFERROR(VLOOKUP(ROW();['customization-items'.$B$1:'customization-items'.$C$1055];COLUMN(['customization-items'.$C$1])-COLUMN(['customization-items'.$B$1])+1;0);&quot;&quot;)" office:value-type="string" office:string-value="Network-10-2" calcext:value-type="string">
            <text:p>Network-10-2</text:p>
          </table:table-cell>
        </table:table-row>
        <table:table-row table:style-name="ro121">
          <table:table-cell table:formula="of:=IFERROR(VLOOKUP(ROW();['customization-items'.$B$1:'customization-items'.$C$1055];COLUMN(['customization-items'.$C$1])-COLUMN(['customization-items'.$B$1])+1;0);&quot;&quot;)" office:value-type="string" office:string-value="Network-11-1" calcext:value-type="string">
            <text:p>Network-11-1</text:p>
          </table:table-cell>
        </table:table-row>
        <table:table-row table:style-name="ro121">
          <table:table-cell table:formula="of:=IFERROR(VLOOKUP(ROW();['customization-items'.$B$1:'customization-items'.$C$1055];COLUMN(['customization-items'.$C$1])-COLUMN(['customization-items'.$B$1])+1;0);&quot;&quot;)" office:value-type="string" office:string-value="Network-11-2" calcext:value-type="string">
            <text:p>Network-11-2</text:p>
          </table:table-cell>
        </table:table-row>
        <table:table-row table:style-name="ro121">
          <table:table-cell table:formula="of:=IFERROR(VLOOKUP(ROW();['customization-items'.$B$1:'customization-items'.$C$1055];COLUMN(['customization-items'.$C$1])-COLUMN(['customization-items'.$B$1])+1;0);&quot;&quot;)" office:value-type="string" office:string-value="Network-12-1" calcext:value-type="string">
            <text:p>Network-12-1</text:p>
          </table:table-cell>
        </table:table-row>
        <table:table-row table:style-name="ro121">
          <table:table-cell table:formula="of:=IFERROR(VLOOKUP(ROW();['customization-items'.$B$1:'customization-items'.$C$1055];COLUMN(['customization-items'.$C$1])-COLUMN(['customization-items'.$B$1])+1;0);&quot;&quot;)" office:value-type="string" office:string-value="Network-12-2" calcext:value-type="string">
            <text:p>Network-12-2</text:p>
          </table:table-cell>
        </table:table-row>
        <table:table-row table:style-name="ro121">
          <table:table-cell table:formula="of:=IFERROR(VLOOKUP(ROW();['customization-items'.$B$1:'customization-items'.$C$1055];COLUMN(['customization-items'.$C$1])-COLUMN(['customization-items'.$B$1])+1;0);&quot;&quot;)" office:value-type="string" office:string-value="Network-13-1" calcext:value-type="string">
            <text:p>Network-13-1</text:p>
          </table:table-cell>
        </table:table-row>
        <table:table-row table:style-name="ro121">
          <table:table-cell table:formula="of:=IFERROR(VLOOKUP(ROW();['customization-items'.$B$1:'customization-items'.$C$1055];COLUMN(['customization-items'.$C$1])-COLUMN(['customization-items'.$B$1])+1;0);&quot;&quot;)" office:value-type="string" office:string-value="Network-13-2" calcext:value-type="string">
            <text:p>Network-13-2</text:p>
          </table:table-cell>
        </table:table-row>
        <table:table-row table:style-name="ro121">
          <table:table-cell table:formula="of:=IFERROR(VLOOKUP(ROW();['customization-items'.$B$1:'customization-items'.$C$1055];COLUMN(['customization-items'.$C$1])-COLUMN(['customization-items'.$B$1])+1;0);&quot;&quot;)" office:value-type="string" office:string-value="Network-14-1" calcext:value-type="string">
            <text:p>Network-14-1</text:p>
          </table:table-cell>
        </table:table-row>
        <table:table-row table:style-name="ro121">
          <table:table-cell table:formula="of:=IFERROR(VLOOKUP(ROW();['customization-items'.$B$1:'customization-items'.$C$1055];COLUMN(['customization-items'.$C$1])-COLUMN(['customization-items'.$B$1])+1;0);&quot;&quot;)" office:value-type="string" office:string-value="Network-14-2" calcext:value-type="string">
            <text:p>Network-14-2</text:p>
          </table:table-cell>
        </table:table-row>
        <table:table-row table:style-name="ro121">
          <table:table-cell table:formula="of:=IFERROR(VLOOKUP(ROW();['customization-items'.$B$1:'customization-items'.$C$1055];COLUMN(['customization-items'.$C$1])-COLUMN(['customization-items'.$B$1])+1;0);&quot;&quot;)" office:value-type="string" office:string-value="Network-14-3" calcext:value-type="string">
            <text:p>Network-14-3</text:p>
          </table:table-cell>
        </table:table-row>
        <table:table-row table:style-name="ro121">
          <table:table-cell table:formula="of:=IFERROR(VLOOKUP(ROW();['customization-items'.$B$1:'customization-items'.$C$1055];COLUMN(['customization-items'.$C$1])-COLUMN(['customization-items'.$B$1])+1;0);&quot;&quot;)" office:value-type="string" office:string-value="Network-14-4" calcext:value-type="string">
            <text:p>Network-14-4</text:p>
          </table:table-cell>
        </table:table-row>
        <table:table-row table:style-name="ro121">
          <table:table-cell table:formula="of:=IFERROR(VLOOKUP(ROW();['customization-items'.$B$1:'customization-items'.$C$1055];COLUMN(['customization-items'.$C$1])-COLUMN(['customization-items'.$B$1])+1;0);&quot;&quot;)" office:value-type="string" office:string-value="Network-14-5" calcext:value-type="string">
            <text:p>Network-14-5</text:p>
          </table:table-cell>
        </table:table-row>
        <table:table-row table:style-name="ro121">
          <table:table-cell table:formula="of:=IFERROR(VLOOKUP(ROW();['customization-items'.$B$1:'customization-items'.$C$1055];COLUMN(['customization-items'.$C$1])-COLUMN(['customization-items'.$B$1])+1;0);&quot;&quot;)" office:value-type="string" office:string-value="Update-1-1" calcext:value-type="string">
            <text:p>Update-1-1</text:p>
          </table:table-cell>
        </table:table-row>
        <table:table-row table:style-name="ro121">
          <table:table-cell table:formula="of:=IFERROR(VLOOKUP(ROW();['customization-items'.$B$1:'customization-items'.$C$1055];COLUMN(['customization-items'.$C$1])-COLUMN(['customization-items'.$B$1])+1;0);&quot;&quot;)" office:value-type="string" office:string-value="Update-1-3" calcext:value-type="string">
            <text:p>Update-1-3</text:p>
          </table:table-cell>
        </table:table-row>
        <table:table-row table:style-name="ro121">
          <table:table-cell table:formula="of:=IFERROR(VLOOKUP(ROW();['customization-items'.$B$1:'customization-items'.$C$1055];COLUMN(['customization-items'.$C$1])-COLUMN(['customization-items'.$B$1])+1;0);&quot;&quot;)" office:value-type="string" office:string-value="Update-1-4" calcext:value-type="string">
            <text:p>Update-1-4</text:p>
          </table:table-cell>
        </table:table-row>
        <table:table-row table:style-name="ro121">
          <table:table-cell table:formula="of:=IFERROR(VLOOKUP(ROW();['customization-items'.$B$1:'customization-items'.$C$1055];COLUMN(['customization-items'.$C$1])-COLUMN(['customization-items'.$B$1])+1;0);&quot;&quot;)" office:value-type="string" office:string-value="Update-2-2" calcext:value-type="string">
            <text:p>Update-2-2</text:p>
          </table:table-cell>
        </table:table-row>
        <table:table-row table:style-name="ro121">
          <table:table-cell table:formula="of:=IFERROR(VLOOKUP(ROW();['customization-items'.$B$1:'customization-items'.$C$1055];COLUMN(['customization-items'.$C$1])-COLUMN(['customization-items'.$B$1])+1;0);&quot;&quot;)" office:value-type="string" office:string-value="Update-3-1" calcext:value-type="string">
            <text:p>Update-3-1</text:p>
          </table:table-cell>
        </table:table-row>
        <table:table-row table:style-name="ro121">
          <table:table-cell table:formula="of:=IFERROR(VLOOKUP(ROW();['customization-items'.$B$1:'customization-items'.$C$1055];COLUMN(['customization-items'.$C$1])-COLUMN(['customization-items'.$B$1])+1;0);&quot;&quot;)" office:value-type="string" office:string-value="Update-3-2" calcext:value-type="string">
            <text:p>Update-3-2</text:p>
          </table:table-cell>
        </table:table-row>
        <table:table-row table:style-name="ro121">
          <table:table-cell table:formula="of:=IFERROR(VLOOKUP(ROW();['customization-items'.$B$1:'customization-items'.$C$1055];COLUMN(['customization-items'.$C$1])-COLUMN(['customization-items'.$B$1])+1;0);&quot;&quot;)" office:value-type="string" office:string-value="Update-4-1" calcext:value-type="string">
            <text:p>Update-4-1</text:p>
          </table:table-cell>
        </table:table-row>
        <table:table-row table:style-name="ro121">
          <table:table-cell table:formula="of:=IFERROR(VLOOKUP(ROW();['customization-items'.$B$1:'customization-items'.$C$1055];COLUMN(['customization-items'.$C$1])-COLUMN(['customization-items'.$B$1])+1;0);&quot;&quot;)" office:value-type="string" office:string-value="Update-4-2" calcext:value-type="string">
            <text:p>Update-4-2</text:p>
          </table:table-cell>
        </table:table-row>
        <table:table-row table:style-name="ro121">
          <table:table-cell table:formula="of:=IFERROR(VLOOKUP(ROW();['customization-items'.$B$1:'customization-items'.$C$1055];COLUMN(['customization-items'.$C$1])-COLUMN(['customization-items'.$B$1])+1;0);&quot;&quot;)" office:value-type="string" office:string-value="Update-5-1" calcext:value-type="string">
            <text:p>Update-5-1</text:p>
          </table:table-cell>
        </table:table-row>
        <table:table-row table:style-name="ro121">
          <table:table-cell table:formula="of:=IFERROR(VLOOKUP(ROW();['customization-items'.$B$1:'customization-items'.$C$1055];COLUMN(['customization-items'.$C$1])-COLUMN(['customization-items'.$B$1])+1;0);&quot;&quot;)" office:value-type="string" office:string-value="Update-5-2" calcext:value-type="string">
            <text:p>Update-5-2</text:p>
          </table:table-cell>
        </table:table-row>
        <table:table-row table:style-name="ro121">
          <table:table-cell table:formula="of:=IFERROR(VLOOKUP(ROW();['customization-items'.$B$1:'customization-items'.$C$1055];COLUMN(['customization-items'.$C$1])-COLUMN(['customization-items'.$B$1])+1;0);&quot;&quot;)" office:value-type="string" office:string-value="Ui-1-1" calcext:value-type="string">
            <text:p>Ui-1-1</text:p>
          </table:table-cell>
        </table:table-row>
        <table:table-row table:style-name="ro121">
          <table:table-cell table:formula="of:=IFERROR(VLOOKUP(ROW();['customization-items'.$B$1:'customization-items'.$C$1055];COLUMN(['customization-items'.$C$1])-COLUMN(['customization-items'.$B$1])+1;0);&quot;&quot;)" office:value-type="string" office:string-value="Ui-1-2" calcext:value-type="string">
            <text:p>Ui-1-2</text:p>
          </table:table-cell>
        </table:table-row>
        <table:table-row table:style-name="ro121">
          <table:table-cell table:formula="of:=IFERROR(VLOOKUP(ROW();['customization-items'.$B$1:'customization-items'.$C$1055];COLUMN(['customization-items'.$C$1])-COLUMN(['customization-items'.$B$1])+1;0);&quot;&quot;)" office:value-type="string" office:string-value="Ui-2-1" calcext:value-type="string">
            <text:p>Ui-2-1</text:p>
          </table:table-cell>
        </table:table-row>
        <table:table-row table:style-name="ro121">
          <table:table-cell table:formula="of:=IFERROR(VLOOKUP(ROW();['customization-items'.$B$1:'customization-items'.$C$1055];COLUMN(['customization-items'.$C$1])-COLUMN(['customization-items'.$B$1])+1;0);&quot;&quot;)" office:value-type="string" office:string-value="Ui-2-2" calcext:value-type="string">
            <text:p>Ui-2-2</text:p>
          </table:table-cell>
        </table:table-row>
        <table:table-row table:style-name="ro121">
          <table:table-cell table:formula="of:=IFERROR(VLOOKUP(ROW();['customization-items'.$B$1:'customization-items'.$C$1055];COLUMN(['customization-items'.$C$1])-COLUMN(['customization-items'.$B$1])+1;0);&quot;&quot;)" office:value-type="string" office:string-value="Ui-3-1" calcext:value-type="string">
            <text:p>Ui-3-1</text:p>
          </table:table-cell>
        </table:table-row>
        <table:table-row table:style-name="ro121">
          <table:table-cell table:formula="of:=IFERROR(VLOOKUP(ROW();['customization-items'.$B$1:'customization-items'.$C$1055];COLUMN(['customization-items'.$C$1])-COLUMN(['customization-items'.$B$1])+1;0);&quot;&quot;)" office:value-type="string" office:string-value="Ui-3-2" calcext:value-type="string">
            <text:p>Ui-3-2</text:p>
          </table:table-cell>
        </table:table-row>
        <table:table-row table:style-name="ro121">
          <table:table-cell table:formula="of:=IFERROR(VLOOKUP(ROW();['customization-items'.$B$1:'customization-items'.$C$1055];COLUMN(['customization-items'.$C$1])-COLUMN(['customization-items'.$B$1])+1;0);&quot;&quot;)" office:value-type="string" office:string-value="Ui-4-2" calcext:value-type="string">
            <text:p>Ui-4-2</text:p>
          </table:table-cell>
        </table:table-row>
        <table:table-row table:style-name="ro121">
          <table:table-cell table:formula="of:=IFERROR(VLOOKUP(ROW();['customization-items'.$B$1:'customization-items'.$C$1055];COLUMN(['customization-items'.$C$1])-COLUMN(['customization-items'.$B$1])+1;0);&quot;&quot;)" office:value-type="string" office:string-value="Ui-5-1" calcext:value-type="string">
            <text:p>Ui-5-1</text:p>
          </table:table-cell>
        </table:table-row>
        <table:table-row table:style-name="ro121">
          <table:table-cell table:formula="of:=IFERROR(VLOOKUP(ROW();['customization-items'.$B$1:'customization-items'.$C$1055];COLUMN(['customization-items'.$C$1])-COLUMN(['customization-items'.$B$1])+1;0);&quot;&quot;)" office:value-type="string" office:string-value="Ui-5-2" calcext:value-type="string">
            <text:p>Ui-5-2</text:p>
          </table:table-cell>
        </table:table-row>
        <table:table-row table:style-name="ro121">
          <table:table-cell table:formula="of:=IFERROR(VLOOKUP(ROW();['customization-items'.$B$1:'customization-items'.$C$1055];COLUMN(['customization-items'.$C$1])-COLUMN(['customization-items'.$B$1])+1;0);&quot;&quot;)" office:value-type="string" office:string-value="Ui-6-1" calcext:value-type="string">
            <text:p>Ui-6-1</text:p>
          </table:table-cell>
        </table:table-row>
        <table:table-row table:style-name="ro121">
          <table:table-cell table:formula="of:=IFERROR(VLOOKUP(ROW();['customization-items'.$B$1:'customization-items'.$C$1055];COLUMN(['customization-items'.$C$1])-COLUMN(['customization-items'.$B$1])+1;0);&quot;&quot;)" office:value-type="string" office:string-value="Ui-6-2" calcext:value-type="string">
            <text:p>Ui-6-2</text:p>
          </table:table-cell>
        </table:table-row>
        <table:table-row table:style-name="ro121">
          <table:table-cell table:formula="of:=IFERROR(VLOOKUP(ROW();['customization-items'.$B$1:'customization-items'.$C$1055];COLUMN(['customization-items'.$C$1])-COLUMN(['customization-items'.$B$1])+1;0);&quot;&quot;)" office:value-type="string" office:string-value="Ui-7-1" calcext:value-type="string">
            <text:p>Ui-7-1</text:p>
          </table:table-cell>
        </table:table-row>
        <table:table-row table:style-name="ro121">
          <table:table-cell table:formula="of:=IFERROR(VLOOKUP(ROW();['customization-items'.$B$1:'customization-items'.$C$1055];COLUMN(['customization-items'.$C$1])-COLUMN(['customization-items'.$B$1])+1;0);&quot;&quot;)" office:value-type="string" office:string-value="Ui-7-2" calcext:value-type="string">
            <text:p>Ui-7-2</text:p>
          </table:table-cell>
        </table:table-row>
        <table:table-row table:style-name="ro121">
          <table:table-cell table:formula="of:=IFERROR(VLOOKUP(ROW();['customization-items'.$B$1:'customization-items'.$C$1055];COLUMN(['customization-items'.$C$1])-COLUMN(['customization-items'.$B$1])+1;0);&quot;&quot;)" office:value-type="string" office:string-value="Ui-8-1" calcext:value-type="string">
            <text:p>Ui-8-1</text:p>
          </table:table-cell>
        </table:table-row>
        <table:table-row table:style-name="ro121">
          <table:table-cell table:formula="of:=IFERROR(VLOOKUP(ROW();['customization-items'.$B$1:'customization-items'.$C$1055];COLUMN(['customization-items'.$C$1])-COLUMN(['customization-items'.$B$1])+1;0);&quot;&quot;)" office:value-type="string" office:string-value="Ui-8-2" calcext:value-type="string">
            <text:p>Ui-8-2</text:p>
          </table:table-cell>
        </table:table-row>
        <table:table-row table:style-name="ro121">
          <table:table-cell table:formula="of:=IFERROR(VLOOKUP(ROW();['customization-items'.$B$1:'customization-items'.$C$1055];COLUMN(['customization-items'.$C$1])-COLUMN(['customization-items'.$B$1])+1;0);&quot;&quot;)" office:value-type="string" office:string-value="Script-1-2" calcext:value-type="string">
            <text:p>Script-1-2</text:p>
          </table:table-cell>
        </table:table-row>
        <table:table-row table:style-name="ro121">
          <table:table-cell table:formula="of:=IFERROR(VLOOKUP(ROW();['customization-items'.$B$1:'customization-items'.$C$1055];COLUMN(['customization-items'.$C$1])-COLUMN(['customization-items'.$B$1])+1;0);&quot;&quot;)" office:value-type="string" office:string-value="Script-2-1" calcext:value-type="string">
            <text:p>Script-2-1</text:p>
          </table:table-cell>
        </table:table-row>
        <table:table-row table:style-name="ro121">
          <table:table-cell table:formula="of:=IFERROR(VLOOKUP(ROW();['customization-items'.$B$1:'customization-items'.$C$1055];COLUMN(['customization-items'.$C$1])-COLUMN(['customization-items'.$B$1])+1;0);&quot;&quot;)" office:value-type="string" office:string-value="Script-2-2" calcext:value-type="string">
            <text:p>Script-2-2</text:p>
          </table:table-cell>
        </table:table-row>
        <table:table-row table:style-name="ro121">
          <table:table-cell table:formula="of:=IFERROR(VLOOKUP(ROW();['customization-items'.$B$1:'customization-items'.$C$1055];COLUMN(['customization-items'.$C$1])-COLUMN(['customization-items'.$B$1])+1;0);&quot;&quot;)" office:value-type="string" office:string-value="Script-2-4" calcext:value-type="string">
            <text:p>Script-2-4</text:p>
          </table:table-cell>
        </table:table-row>
        <table:table-row table:style-name="ro121">
          <table:table-cell table:formula="of:=IFERROR(VLOOKUP(ROW();['customization-items'.$B$1:'customization-items'.$C$1055];COLUMN(['customization-items'.$C$1])-COLUMN(['customization-items'.$B$1])+1;0);&quot;&quot;)" office:value-type="string" office:string-value="Script-2-3" calcext:value-type="string">
            <text:p>Script-2-3</text:p>
          </table:table-cell>
        </table:table-row>
        <table:table-row table:style-name="ro121">
          <table:table-cell table:formula="of:=IFERROR(VLOOKUP(ROW();['customization-items'.$B$1:'customization-items'.$C$1055];COLUMN(['customization-items'.$C$1])-COLUMN(['customization-items'.$B$1])+1;0);&quot;&quot;)" office:value-type="string" office:string-value="Script-3-1" calcext:value-type="string">
            <text:p>Script-3-1</text:p>
          </table:table-cell>
        </table:table-row>
        <table:table-row table:style-name="ro121">
          <table:table-cell table:formula="of:=IFERROR(VLOOKUP(ROW();['customization-items'.$B$1:'customization-items'.$C$1055];COLUMN(['customization-items'.$C$1])-COLUMN(['customization-items'.$B$1])+1;0);&quot;&quot;)" office:value-type="string" office:string-value="Script-3-2" calcext:value-type="string">
            <text:p>Script-3-2</text:p>
          </table:table-cell>
        </table:table-row>
        <table:table-row table:style-name="ro121">
          <table:table-cell table:formula="of:=IFERROR(VLOOKUP(ROW();['customization-items'.$B$1:'customization-items'.$C$1055];COLUMN(['customization-items'.$C$1])-COLUMN(['customization-items'.$B$1])+1;0);&quot;&quot;)" office:value-type="string" office:string-value="Script-4-1" calcext:value-type="string">
            <text:p>Script-4-1</text:p>
          </table:table-cell>
        </table:table-row>
        <table:table-row table:style-name="ro121">
          <table:table-cell table:formula="of:=IFERROR(VLOOKUP(ROW();['customization-items'.$B$1:'customization-items'.$C$1055];COLUMN(['customization-items'.$C$1])-COLUMN(['customization-items'.$B$1])+1;0);&quot;&quot;)" office:value-type="string" office:string-value="Script-4-2" calcext:value-type="string">
            <text:p>Script-4-2</text:p>
          </table:table-cell>
        </table:table-row>
        <table:table-row table:style-name="ro121">
          <table:table-cell table:formula="of:=IFERROR(VLOOKUP(ROW();['customization-items'.$B$1:'customization-items'.$C$1055];COLUMN(['customization-items'.$C$1])-COLUMN(['customization-items'.$B$1])+1;0);&quot;&quot;)" office:value-type="string" office:string-value="Script-5-1" calcext:value-type="string">
            <text:p>Script-5-1</text:p>
          </table:table-cell>
        </table:table-row>
        <table:table-row table:style-name="ro121">
          <table:table-cell table:formula="of:=IFERROR(VLOOKUP(ROW();['customization-items'.$B$1:'customization-items'.$C$1055];COLUMN(['customization-items'.$C$1])-COLUMN(['customization-items'.$B$1])+1;0);&quot;&quot;)" office:value-type="string" office:string-value="Script-5-2" calcext:value-type="string">
            <text:p>Script-5-2</text:p>
          </table:table-cell>
        </table:table-row>
        <table:table-row table:style-name="ro121">
          <table:table-cell table:formula="of:=IFERROR(VLOOKUP(ROW();['customization-items'.$B$1:'customization-items'.$C$1055];COLUMN(['customization-items'.$C$1])-COLUMN(['customization-items'.$B$1])+1;0);&quot;&quot;)" office:value-type="string" office:string-value="Plugin-2-1" calcext:value-type="string">
            <text:p>Plugin-2-1</text:p>
          </table:table-cell>
        </table:table-row>
        <table:table-row table:style-name="ro121">
          <table:table-cell table:formula="of:=IFERROR(VLOOKUP(ROW();['customization-items'.$B$1:'customization-items'.$C$1055];COLUMN(['customization-items'.$C$1])-COLUMN(['customization-items'.$B$1])+1;0);&quot;&quot;)" office:value-type="string" office:string-value="Plugin-2-2" calcext:value-type="string">
            <text:p>Plugin-2-2</text:p>
          </table:table-cell>
        </table:table-row>
        <table:table-row table:style-name="ro121">
          <table:table-cell table:formula="of:=IFERROR(VLOOKUP(ROW();['customization-items'.$B$1:'customization-items'.$C$1055];COLUMN(['customization-items'.$C$1])-COLUMN(['customization-items'.$B$1])+1;0);&quot;&quot;)" office:value-type="string" office:string-value="Plugin-2-3" calcext:value-type="string">
            <text:p>Plugin-2-3</text:p>
          </table:table-cell>
        </table:table-row>
        <table:table-row table:style-name="ro121">
          <table:table-cell table:formula="of:=IFERROR(VLOOKUP(ROW();['customization-items'.$B$1:'customization-items'.$C$1055];COLUMN(['customization-items'.$C$1])-COLUMN(['customization-items'.$B$1])+1;0);&quot;&quot;)" office:value-type="string" office:string-value="Plugin-8-1" calcext:value-type="string">
            <text:p>Plugin-8-1</text:p>
          </table:table-cell>
        </table:table-row>
        <table:table-row table:style-name="ro121">
          <table:table-cell table:formula="of:=IFERROR(VLOOKUP(ROW();['customization-items'.$B$1:'customization-items'.$C$1055];COLUMN(['customization-items'.$C$1])-COLUMN(['customization-items'.$B$1])+1;0);&quot;&quot;)" office:value-type="string" office:string-value="Plugin-8-2" calcext:value-type="string">
            <text:p>Plugin-8-2</text:p>
          </table:table-cell>
        </table:table-row>
        <table:table-row table:style-name="ro121">
          <table:table-cell table:formula="of:=IFERROR(VLOOKUP(ROW();['customization-items'.$B$1:'customization-items'.$C$1055];COLUMN(['customization-items'.$C$1])-COLUMN(['customization-items'.$B$1])+1;0);&quot;&quot;)" office:value-type="string" office:string-value="External-1-1" calcext:value-type="string">
            <text:p>External-1-1</text:p>
          </table:table-cell>
        </table:table-row>
        <table:table-row table:style-name="ro121">
          <table:table-cell table:formula="of:=IFERROR(VLOOKUP(ROW();['customization-items'.$B$1:'customization-items'.$C$1055];COLUMN(['customization-items'.$C$1])-COLUMN(['customization-items'.$B$1])+1;0);&quot;&quot;)" office:value-type="string" office:string-value="External-1-2" calcext:value-type="string">
            <text:p>External-1-2</text:p>
          </table:table-cell>
        </table:table-row>
        <table:table-row table:style-name="ro121">
          <table:table-cell table:formula="of:=IFERROR(VLOOKUP(ROW();['customization-items'.$B$1:'customization-items'.$C$1055];COLUMN(['customization-items'.$C$1])-COLUMN(['customization-items'.$B$1])+1;0);&quot;&quot;)" office:value-type="string" office:string-value="Stability-1-1" calcext:value-type="string">
            <text:p>Stability-1-1</text:p>
          </table:table-cell>
        </table:table-row>
        <table:table-row table:style-name="ro121">
          <table:table-cell table:formula="of:=IFERROR(VLOOKUP(ROW();['customization-items'.$B$1:'customization-items'.$C$1055];COLUMN(['customization-items'.$C$1])-COLUMN(['customization-items'.$B$1])+1;0);&quot;&quot;)" office:value-type="string" office:string-value="Stability-1-2" calcext:value-type="string">
            <text:p>Stability-1-2</text:p>
          </table:table-cell>
        </table:table-row>
        <table:table-row table:style-name="ro121">
          <table:table-cell table:formula="of:=IFERROR(VLOOKUP(ROW();['customization-items'.$B$1:'customization-items'.$C$1055];COLUMN(['customization-items'.$C$1])-COLUMN(['customization-items'.$B$1])+1;0);&quot;&quot;)" office:value-type="string" office:string-value="Stability-2-1" calcext:value-type="string">
            <text:p>Stability-2-1</text:p>
          </table:table-cell>
        </table:table-row>
        <table:table-row table:style-name="ro121">
          <table:table-cell table:formula="of:=IFERROR(VLOOKUP(ROW();['customization-items'.$B$1:'customization-items'.$C$1055];COLUMN(['customization-items'.$C$1])-COLUMN(['customization-items'.$B$1])+1;0);&quot;&quot;)" office:value-type="string" office:string-value="Stability-2-2" calcext:value-type="string">
            <text:p>Stability-2-2</text:p>
          </table:table-cell>
        </table:table-row>
        <table:table-row table:style-name="ro121">
          <table:table-cell table:formula="of:=IFERROR(VLOOKUP(ROW();['customization-items'.$B$1:'customization-items'.$C$1055];COLUMN(['customization-items'.$C$1])-COLUMN(['customization-items'.$B$1])+1;0);&quot;&quot;)" office:value-type="string" office:string-value="Stability-2-3" calcext:value-type="string">
            <text:p>Stability-2-3</text:p>
          </table:table-cell>
        </table:table-row>
        <table:table-row table:style-name="ro121">
          <table:table-cell table:formula="of:=IFERROR(VLOOKUP(ROW();['customization-items'.$B$1:'customization-items'.$C$1055];COLUMN(['customization-items'.$C$1])-COLUMN(['customization-items'.$B$1])+1;0);&quot;&quot;)" office:value-type="string" office:string-value="Appearance-1-1" calcext:value-type="string">
            <text:p>Appearance-1-1</text:p>
          </table:table-cell>
        </table:table-row>
        <table:table-row table:style-name="ro121">
          <table:table-cell table:formula="of:=IFERROR(VLOOKUP(ROW();['customization-items'.$B$1:'customization-items'.$C$1055];COLUMN(['customization-items'.$C$1])-COLUMN(['customization-items'.$B$1])+1;0);&quot;&quot;)" office:value-type="string" office:string-value="Appearance-1-2" calcext:value-type="string">
            <text:p>Appearance-1-2</text:p>
          </table:table-cell>
        </table:table-row>
        <table:table-row table:style-name="ro121">
          <table:table-cell table:formula="of:=IFERROR(VLOOKUP(ROW();['customization-items'.$B$1:'customization-items'.$C$1055];COLUMN(['customization-items'.$C$1])-COLUMN(['customization-items'.$B$1])+1;0);&quot;&quot;)" office:value-type="string" office:string-value="Appearance-2-1" calcext:value-type="string">
            <text:p>Appearance-2-1</text:p>
          </table:table-cell>
        </table:table-row>
        <table:table-row table:style-name="ro121">
          <table:table-cell table:formula="of:=IFERROR(VLOOKUP(ROW();['customization-items'.$B$1:'customization-items'.$C$1055];COLUMN(['customization-items'.$C$1])-COLUMN(['customization-items'.$B$1])+1;0);&quot;&quot;)" office:value-type="string" office:string-value="Appearance-2-2" calcext:value-type="string">
            <text:p>Appearance-2-2</text:p>
          </table:table-cell>
        </table:table-row>
        <table:table-row table:style-name="ro121">
          <table:table-cell table:formula="of:=IFERROR(VLOOKUP(ROW();['customization-items'.$B$1:'customization-items'.$C$1055];COLUMN(['customization-items'.$C$1])-COLUMN(['customization-items'.$B$1])+1;0);&quot;&quot;)" office:value-type="string" office:string-value="Performance-1-1" calcext:value-type="string">
            <text:p>Performance-1-1</text:p>
          </table:table-cell>
        </table:table-row>
        <table:table-row table:style-name="ro121">
          <table:table-cell table:formula="of:=IFERROR(VLOOKUP(ROW();['customization-items'.$B$1:'customization-items'.$C$1055];COLUMN(['customization-items'.$C$1])-COLUMN(['customization-items'.$B$1])+1;0);&quot;&quot;)" office:value-type="string" office:string-value="Performance-1-2" calcext:value-type="string">
            <text:p>Performance-1-2</text:p>
          </table:table-cell>
        </table:table-row>
        <table:table-row table:style-name="ro121">
          <table:table-cell table:formula="of:=IFERROR(VLOOKUP(ROW();['customization-items'.$B$1:'customization-items'.$C$1055];COLUMN(['customization-items'.$C$1])-COLUMN(['customization-items'.$B$1])+1;0);&quot;&quot;)" office:value-type="string" office:string-value="Performance-2-1" calcext:value-type="string">
            <text:p>Performance-2-1</text:p>
          </table:table-cell>
        </table:table-row>
        <table:table-row table:style-name="ro121">
          <table:table-cell table:formula="of:=IFERROR(VLOOKUP(ROW();['customization-items'.$B$1:'customization-items'.$C$1055];COLUMN(['customization-items'.$C$1])-COLUMN(['customization-items'.$B$1])+1;0);&quot;&quot;)" office:value-type="string" office:string-value="Performance-2-2" calcext:value-type="string">
            <text:p>Performance-2-2</text:p>
          </table:table-cell>
        </table:table-row>
        <table:table-row table:style-name="ro121">
          <table:table-cell table:formula="of:=IFERROR(VLOOKUP(ROW();['customization-items'.$B$1:'customization-items'.$C$1055];COLUMN(['customization-items'.$C$1])-COLUMN(['customization-items'.$B$1])+1;0);&quot;&quot;)" office:value-type="string" office:string-value="Addon-IEView-1-1" calcext:value-type="string">
            <text:p>Addon-IEView-1-1</text:p>
          </table:table-cell>
        </table:table-row>
        <table:table-row table:style-name="ro121">
          <table:table-cell table:formula="of:=IFERROR(VLOOKUP(ROW();['customization-items'.$B$1:'customization-items'.$C$1055];COLUMN(['customization-items'.$C$1])-COLUMN(['customization-items'.$B$1])+1;0);&quot;&quot;)" office:value-type="string" office:string-value="Addon-IEView-1-2" calcext:value-type="string">
            <text:p>Addon-IEView-1-2</text:p>
          </table:table-cell>
        </table:table-row>
        <table:table-row table:style-name="ro121">
          <table:table-cell table:formula="of:=IFERROR(VLOOKUP(ROW();['customization-items'.$B$1:'customization-items'.$C$1055];COLUMN(['customization-items'.$C$1])-COLUMN(['customization-items'.$B$1])+1;0);&quot;&quot;)" office:value-type="string" office:string-value="Addon-IEView-2-1" calcext:value-type="string">
            <text:p>Addon-IEView-2-1</text:p>
          </table:table-cell>
        </table:table-row>
        <table:table-row table:style-name="ro121">
          <table:table-cell table:formula="of:=IFERROR(VLOOKUP(ROW();['customization-items'.$B$1:'customization-items'.$C$1055];COLUMN(['customization-items'.$C$1])-COLUMN(['customization-items'.$B$1])+1;0);&quot;&quot;)" office:value-type="string" office:string-value="Addon-IEView-3-1" calcext:value-type="string">
            <text:p>Addon-IEView-3-1</text:p>
          </table:table-cell>
        </table:table-row>
        <table:table-row table:style-name="ro121">
          <table:table-cell table:formula="of:=IFERROR(VLOOKUP(ROW();['customization-items'.$B$1:'customization-items'.$C$1055];COLUMN(['customization-items'.$C$1])-COLUMN(['customization-items'.$B$1])+1;0);&quot;&quot;)" office:value-type="string" office:string-value="Addon-IEView-3-2" calcext:value-type="string">
            <text:p>Addon-IEView-3-2</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customization-items'.$B$1:'customization-items'.$C$1055];COLUMN(['customization-items'.$C$1])-COLUMN(['customization-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number-rows-repeated="1047976">
          <table:table-cell/>
        </table:table-row>
        <table:table-row table:style-name="ro121">
          <table:table-cell/>
        </table:table-row>
      </table:table>
      <table:table table:name="verify-targets-to-chapters" table:style-name="ta1">
        <table:table-column table:style-name="co18" table:default-cell-style-name="Default"/>
        <table:table-row table:style-name="ro17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6">0000/00/00</text:date>, <text:time style:data-style-name="N2" text:time-value="11:38:53.163767157">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8-03-16T11:42:00.059830748</dc:date>
    <meta:editing-duration>P10DT12H17M3S</meta:editing-duration>
    <meta:editing-cycles>1017</meta:editing-cycles>
    <meta:document-statistic meta:table-count="5" meta:cell-count="10630" meta:object-count="0"/>
  </office:meta>
</office:document-meta>
</file>